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e_score_result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801297008991241" calcext:value-type="float">
            <text:p>0.801297008991241</text:p>
          </table:table-cell>
          <table:table-cell office:value-type="float" office:value="0.805333316326141" calcext:value-type="float">
            <text:p>0.805333316326141</text:p>
          </table:table-cell>
          <table:table-cell office:value-type="float" office:value="0.806206703186035" calcext:value-type="float">
            <text:p>0.806206703186035</text:p>
          </table:table-cell>
          <table:table-cell office:value-type="float" office:value="0.808553278446198" calcext:value-type="float">
            <text:p>0.808553278446198</text:p>
          </table:table-cell>
          <table:table-cell office:value-type="float" office:value="0.809894442558289" calcext:value-type="float">
            <text:p>0.809894442558289</text:p>
          </table:table-cell>
          <table:table-cell office:value-type="float" office:value="0.816732525825501" calcext:value-type="float">
            <text:p>0.816732525825501</text:p>
          </table:table-cell>
          <table:table-cell office:value-type="float" office:value="0.818576276302338" calcext:value-type="float">
            <text:p>0.818576276302338</text:p>
          </table:table-cell>
          <table:table-cell office:value-type="float" office:value="0.817429780960083" calcext:value-type="float">
            <text:p>0.817429780960083</text:p>
          </table:table-cell>
          <table:table-cell office:value-type="float" office:value="0.822793364524841" calcext:value-type="float">
            <text:p>0.822793364524841</text:p>
          </table:table-cell>
          <table:table-cell office:value-type="float" office:value="0.82571280002594" calcext:value-type="float">
            <text:p>0.82571280002594</text:p>
          </table:table-cell>
          <table:table-cell office:value-type="float" office:value="0.822695732116699" calcext:value-type="float">
            <text:p>0.822695732116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87847852706909" calcext:value-type="float">
            <text:p>0.687847852706909</text:p>
          </table:table-cell>
          <table:table-cell office:value-type="float" office:value="0.700809061527252" calcext:value-type="float">
            <text:p>0.700809061527252</text:p>
          </table:table-cell>
          <table:table-cell office:value-type="float" office:value="0.719932317733765" calcext:value-type="float">
            <text:p>0.719932317733765</text:p>
          </table:table-cell>
          <table:table-cell office:value-type="float" office:value="0.728705406188965" calcext:value-type="float">
            <text:p>0.728705406188965</text:p>
          </table:table-cell>
          <table:table-cell office:value-type="float" office:value="0.734843075275421" calcext:value-type="float">
            <text:p>0.734843075275421</text:p>
          </table:table-cell>
          <table:table-cell office:value-type="float" office:value="0.740977346897125" calcext:value-type="float">
            <text:p>0.740977346897125</text:p>
          </table:table-cell>
          <table:table-cell office:value-type="float" office:value="0.744257509708404" calcext:value-type="float">
            <text:p>0.744257509708404</text:p>
          </table:table-cell>
          <table:table-cell office:value-type="float" office:value="0.742834091186523" calcext:value-type="float">
            <text:p>0.742834091186523</text:p>
          </table:table-cell>
          <table:table-cell office:value-type="float" office:value="0.744813084602356" calcext:value-type="float">
            <text:p>0.744813084602356</text:p>
          </table:table-cell>
          <table:table-cell office:value-type="float" office:value="0.742666244506836" calcext:value-type="float">
            <text:p>0.742666244506836</text:p>
          </table:table-cell>
          <table:table-cell office:value-type="float" office:value="0.7356116771698" calcext:value-type="float">
            <text:p>0.7356116771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383385181427" calcext:value-type="float">
            <text:p>0.9383385181427</text:p>
          </table:table-cell>
          <table:table-cell office:value-type="float" office:value="0.938803553581238" calcext:value-type="float">
            <text:p>0.938803553581238</text:p>
          </table:table-cell>
          <table:table-cell office:value-type="float" office:value="0.940689265727997" calcext:value-type="float">
            <text:p>0.940689265727997</text:p>
          </table:table-cell>
          <table:table-cell office:value-type="float" office:value="0.940544009208679" calcext:value-type="float">
            <text:p>0.940544009208679</text:p>
          </table:table-cell>
          <table:table-cell office:value-type="float" office:value="0.945076286792755" calcext:value-type="float">
            <text:p>0.945076286792755</text:p>
          </table:table-cell>
          <table:table-cell office:value-type="float" office:value="0.946875989437103" calcext:value-type="float">
            <text:p>0.946875989437103</text:p>
          </table:table-cell>
          <table:table-cell office:value-type="float" office:value="0.945128977298737" calcext:value-type="float">
            <text:p>0.945128977298737</text:p>
          </table:table-cell>
          <table:table-cell office:value-type="float" office:value="0.945874750614166" calcext:value-type="float">
            <text:p>0.945874750614166</text:p>
          </table:table-cell>
          <table:table-cell office:value-type="float" office:value="0.946005940437317" calcext:value-type="float">
            <text:p>0.946005940437317</text:p>
          </table:table-cell>
          <table:table-cell office:value-type="float" office:value="0.948857069015503" calcext:value-type="float">
            <text:p>0.948857069015503</text:p>
          </table:table-cell>
          <table:table-cell office:value-type="float" office:value="0.949704527854919" calcext:value-type="float">
            <text:p>0.949704527854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25988495349884" calcext:value-type="float">
            <text:p>0.925988495349884</text:p>
          </table:table-cell>
          <table:table-cell office:value-type="float" office:value="0.929227948188782" calcext:value-type="float">
            <text:p>0.929227948188782</text:p>
          </table:table-cell>
          <table:table-cell office:value-type="float" office:value="0.930621922016144" calcext:value-type="float">
            <text:p>0.930621922016144</text:p>
          </table:table-cell>
          <table:table-cell office:value-type="float" office:value="0.930897414684296" calcext:value-type="float">
            <text:p>0.930897414684296</text:p>
          </table:table-cell>
          <table:table-cell office:value-type="float" office:value="0.931282520294189" calcext:value-type="float">
            <text:p>0.931282520294189</text:p>
          </table:table-cell>
          <table:table-cell office:value-type="float" office:value="0.931741654872894" calcext:value-type="float">
            <text:p>0.931741654872894</text:p>
          </table:table-cell>
          <table:table-cell office:value-type="float" office:value="0.930796921253204" calcext:value-type="float">
            <text:p>0.930796921253204</text:p>
          </table:table-cell>
          <table:table-cell office:value-type="float" office:value="0.931519389152527" calcext:value-type="float">
            <text:p>0.931519389152527</text:p>
          </table:table-cell>
          <table:table-cell office:value-type="float" office:value="0.931800842285156" calcext:value-type="float">
            <text:p>0.931800842285156</text:p>
          </table:table-cell>
          <table:table-cell office:value-type="float" office:value="0.932422637939453" calcext:value-type="float">
            <text:p>0.932422637939453</text:p>
          </table:table-cell>
          <table:table-cell office:value-type="float" office:value="0.93284523487091" calcext:value-type="float">
            <text:p>0.93284523487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913265287876129" calcext:value-type="float">
            <text:p>0.913265287876129</text:p>
          </table:table-cell>
          <table:table-cell office:value-type="float" office:value="0.912787139415741" calcext:value-type="float">
            <text:p>0.912787139415741</text:p>
          </table:table-cell>
          <table:table-cell office:value-type="float" office:value="0.912683010101318" calcext:value-type="float">
            <text:p>0.912683010101318</text:p>
          </table:table-cell>
          <table:table-cell office:value-type="float" office:value="0.915429890155792" calcext:value-type="float">
            <text:p>0.915429890155792</text:p>
          </table:table-cell>
          <table:table-cell office:value-type="float" office:value="0.916564404964447" calcext:value-type="float">
            <text:p>0.916564404964447</text:p>
          </table:table-cell>
          <table:table-cell office:value-type="float" office:value="0.91747784614563" calcext:value-type="float">
            <text:p>0.91747784614563</text:p>
          </table:table-cell>
          <table:table-cell office:value-type="float" office:value="0.918378114700317" calcext:value-type="float">
            <text:p>0.918378114700317</text:p>
          </table:table-cell>
          <table:table-cell office:value-type="float" office:value="0.919405579566956" calcext:value-type="float">
            <text:p>0.919405579566956</text:p>
          </table:table-cell>
          <table:table-cell office:value-type="float" office:value="0.919079720973968" calcext:value-type="float">
            <text:p>0.919079720973968</text:p>
          </table:table-cell>
          <table:table-cell office:value-type="float" office:value="0.920013964176178" calcext:value-type="float">
            <text:p>0.920013964176178</text:p>
          </table:table-cell>
          <table:table-cell office:value-type="float" office:value="0.91875821352005" calcext:value-type="float">
            <text:p>0.91875821352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77027630805969" calcext:value-type="float">
            <text:p>0.877027630805969</text:p>
          </table:table-cell>
          <table:table-cell office:value-type="float" office:value="0.879457831382751" calcext:value-type="float">
            <text:p>0.879457831382751</text:p>
          </table:table-cell>
          <table:table-cell office:value-type="float" office:value="0.884847104549408" calcext:value-type="float">
            <text:p>0.884847104549408</text:p>
          </table:table-cell>
          <table:table-cell office:value-type="float" office:value="0.888294339179993" calcext:value-type="float">
            <text:p>0.888294339179993</text:p>
          </table:table-cell>
          <table:table-cell office:value-type="float" office:value="0.884389162063599" calcext:value-type="float">
            <text:p>0.884389162063599</text:p>
          </table:table-cell>
          <table:table-cell office:value-type="float" office:value="0.886565148830414" calcext:value-type="float">
            <text:p>0.886565148830414</text:p>
          </table:table-cell>
          <table:table-cell office:value-type="float" office:value="0.886202991008758" calcext:value-type="float">
            <text:p>0.886202991008758</text:p>
          </table:table-cell>
          <table:table-cell office:value-type="float" office:value="0.888481795787811" calcext:value-type="float">
            <text:p>0.888481795787811</text:p>
          </table:table-cell>
          <table:table-cell office:value-type="float" office:value="0.889373421669006" calcext:value-type="float">
            <text:p>0.889373421669006</text:p>
          </table:table-cell>
          <table:table-cell office:value-type="float" office:value="0.892634510993958" calcext:value-type="float">
            <text:p>0.892634510993958</text:p>
          </table:table-cell>
          <table:table-cell office:value-type="float" office:value="0.893390417098999" calcext:value-type="float">
            <text:p>0.893390417098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82744789123535" calcext:value-type="float">
            <text:p>0.882744789123535</text:p>
          </table:table-cell>
          <table:table-cell office:value-type="float" office:value="0.885372221469879" calcext:value-type="float">
            <text:p>0.885372221469879</text:p>
          </table:table-cell>
          <table:table-cell office:value-type="float" office:value="0.885293364524841" calcext:value-type="float">
            <text:p>0.885293364524841</text:p>
          </table:table-cell>
          <table:table-cell office:value-type="float" office:value="0.886217474937439" calcext:value-type="float">
            <text:p>0.886217474937439</text:p>
          </table:table-cell>
          <table:table-cell office:value-type="float" office:value="0.885470151901245" calcext:value-type="float">
            <text:p>0.885470151901245</text:p>
          </table:table-cell>
          <table:table-cell office:value-type="float" office:value="0.885375797748566" calcext:value-type="float">
            <text:p>0.885375797748566</text:p>
          </table:table-cell>
          <table:table-cell office:value-type="float" office:value="0.886876046657562" calcext:value-type="float">
            <text:p>0.886876046657562</text:p>
          </table:table-cell>
          <table:table-cell office:value-type="float" office:value="0.888039648532867" calcext:value-type="float">
            <text:p>0.888039648532867</text:p>
          </table:table-cell>
          <table:table-cell office:value-type="float" office:value="0.888705849647522" calcext:value-type="float">
            <text:p>0.888705849647522</text:p>
          </table:table-cell>
          <table:table-cell office:value-type="float" office:value="0.889264345169067" calcext:value-type="float">
            <text:p>0.889264345169067</text:p>
          </table:table-cell>
          <table:table-cell office:value-type="float" office:value="0.889981150627136" calcext:value-type="float">
            <text:p>0.889981150627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68525147438049" calcext:value-type="float">
            <text:p>0.868525147438049</text:p>
          </table:table-cell>
          <table:table-cell office:value-type="float" office:value="0.874727368354797" calcext:value-type="float">
            <text:p>0.874727368354797</text:p>
          </table:table-cell>
          <table:table-cell office:value-type="float" office:value="0.878770530223846" calcext:value-type="float">
            <text:p>0.878770530223846</text:p>
          </table:table-cell>
          <table:table-cell office:value-type="float" office:value="0.876845419406891" calcext:value-type="float">
            <text:p>0.876845419406891</text:p>
          </table:table-cell>
          <table:table-cell office:value-type="float" office:value="0.880918502807617" calcext:value-type="float">
            <text:p>0.880918502807617</text:p>
          </table:table-cell>
          <table:table-cell office:value-type="float" office:value="0.881665229797363" calcext:value-type="float">
            <text:p>0.881665229797363</text:p>
          </table:table-cell>
          <table:table-cell office:value-type="float" office:value="0.882005333900452" calcext:value-type="float">
            <text:p>0.882005333900452</text:p>
          </table:table-cell>
          <table:table-cell office:value-type="float" office:value="0.884497880935669" calcext:value-type="float">
            <text:p>0.884497880935669</text:p>
          </table:table-cell>
          <table:table-cell office:value-type="float" office:value="0.886444091796875" calcext:value-type="float">
            <text:p>0.886444091796875</text:p>
          </table:table-cell>
          <table:table-cell office:value-type="float" office:value="0.889717817306519" calcext:value-type="float">
            <text:p>0.889717817306519</text:p>
          </table:table-cell>
          <table:table-cell office:value-type="float" office:value="0.890165686607361" calcext:value-type="float">
            <text:p>0.890165686607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3550536632538" calcext:value-type="float">
            <text:p>0.933550536632538</text:p>
          </table:table-cell>
          <table:table-cell office:value-type="float" office:value="0.935854732990265" calcext:value-type="float">
            <text:p>0.935854732990265</text:p>
          </table:table-cell>
          <table:table-cell office:value-type="float" office:value="0.936942934989929" calcext:value-type="float">
            <text:p>0.936942934989929</text:p>
          </table:table-cell>
          <table:table-cell office:value-type="float" office:value="0.937481760978699" calcext:value-type="float">
            <text:p>0.937481760978699</text:p>
          </table:table-cell>
          <table:table-cell office:value-type="float" office:value="0.9375781416893" calcext:value-type="float">
            <text:p>0.9375781416893</text:p>
          </table:table-cell>
          <table:table-cell office:value-type="float" office:value="0.937609314918518" calcext:value-type="float">
            <text:p>0.937609314918518</text:p>
          </table:table-cell>
          <table:table-cell office:value-type="float" office:value="0.937351703643799" calcext:value-type="float">
            <text:p>0.937351703643799</text:p>
          </table:table-cell>
          <table:table-cell office:value-type="float" office:value="0.936628818511963" calcext:value-type="float">
            <text:p>0.936628818511963</text:p>
          </table:table-cell>
          <table:table-cell office:value-type="float" office:value="0.936795234680176" calcext:value-type="float">
            <text:p>0.936795234680176</text:p>
          </table:table-cell>
          <table:table-cell office:value-type="float" office:value="0.935722589492798" calcext:value-type="float">
            <text:p>0.935722589492798</text:p>
          </table:table-cell>
          <table:table-cell office:value-type="float" office:value="0.936230421066284" calcext:value-type="float">
            <text:p>0.936230421066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1951086521149" calcext:value-type="float">
            <text:p>0.951951086521149</text:p>
          </table:table-cell>
          <table:table-cell office:value-type="float" office:value="0.956624925136566" calcext:value-type="float">
            <text:p>0.956624925136566</text:p>
          </table:table-cell>
          <table:table-cell office:value-type="float" office:value="0.955522119998932" calcext:value-type="float">
            <text:p>0.955522119998932</text:p>
          </table:table-cell>
          <table:table-cell office:value-type="float" office:value="0.955992698669434" calcext:value-type="float">
            <text:p>0.955992698669434</text:p>
          </table:table-cell>
          <table:table-cell office:value-type="float" office:value="0.955439507961273" calcext:value-type="float">
            <text:p>0.955439507961273</text:p>
          </table:table-cell>
          <table:table-cell office:value-type="float" office:value="0.956171810626983" calcext:value-type="float">
            <text:p>0.956171810626983</text:p>
          </table:table-cell>
          <table:table-cell office:value-type="float" office:value="0.955963909626007" calcext:value-type="float">
            <text:p>0.955963909626007</text:p>
          </table:table-cell>
          <table:table-cell office:value-type="float" office:value="0.9568652510643" calcext:value-type="float">
            <text:p>0.9568652510643</text:p>
          </table:table-cell>
          <table:table-cell office:value-type="float" office:value="0.956744015216827" calcext:value-type="float">
            <text:p>0.956744015216827</text:p>
          </table:table-cell>
          <table:table-cell office:value-type="float" office:value="0.957902669906616" calcext:value-type="float">
            <text:p>0.957902669906616</text:p>
          </table:table-cell>
          <table:table-cell office:value-type="float" office:value="0.957489490509033" calcext:value-type="float">
            <text:p>0.957489490509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7884271144867" calcext:value-type="float">
            <text:p>0.937884271144867</text:p>
          </table:table-cell>
          <table:table-cell office:value-type="float" office:value="0.937533140182495" calcext:value-type="float">
            <text:p>0.937533140182495</text:p>
          </table:table-cell>
          <table:table-cell office:value-type="float" office:value="0.937877655029297" calcext:value-type="float">
            <text:p>0.937877655029297</text:p>
          </table:table-cell>
          <table:table-cell office:value-type="float" office:value="0.940028607845306" calcext:value-type="float">
            <text:p>0.940028607845306</text:p>
          </table:table-cell>
          <table:table-cell office:value-type="float" office:value="0.939276814460754" calcext:value-type="float">
            <text:p>0.939276814460754</text:p>
          </table:table-cell>
          <table:table-cell office:value-type="float" office:value="0.938766896724701" calcext:value-type="float">
            <text:p>0.938766896724701</text:p>
          </table:table-cell>
          <table:table-cell office:value-type="float" office:value="0.938952744007111" calcext:value-type="float">
            <text:p>0.938952744007111</text:p>
          </table:table-cell>
          <table:table-cell office:value-type="float" office:value="0.939655601978302" calcext:value-type="float">
            <text:p>0.939655601978302</text:p>
          </table:table-cell>
          <table:table-cell office:value-type="float" office:value="0.939605832099915" calcext:value-type="float">
            <text:p>0.939605832099915</text:p>
          </table:table-cell>
          <table:table-cell office:value-type="float" office:value="0.93932968378067" calcext:value-type="float">
            <text:p>0.93932968378067</text:p>
          </table:table-cell>
          <table:table-cell office:value-type="float" office:value="0.939352095127106" calcext:value-type="float">
            <text:p>0.939352095127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19601619243622" calcext:value-type="float">
            <text:p>0.919601619243622</text:p>
          </table:table-cell>
          <table:table-cell office:value-type="float" office:value="0.927415251731873" calcext:value-type="float">
            <text:p>0.927415251731873</text:p>
          </table:table-cell>
          <table:table-cell office:value-type="float" office:value="0.924834251403809" calcext:value-type="float">
            <text:p>0.924834251403809</text:p>
          </table:table-cell>
          <table:table-cell office:value-type="float" office:value="0.925978779792785" calcext:value-type="float">
            <text:p>0.925978779792785</text:p>
          </table:table-cell>
          <table:table-cell office:value-type="float" office:value="0.923013925552368" calcext:value-type="float">
            <text:p>0.923013925552368</text:p>
          </table:table-cell>
          <table:table-cell office:value-type="float" office:value="0.924130856990814" calcext:value-type="float">
            <text:p>0.924130856990814</text:p>
          </table:table-cell>
          <table:table-cell office:value-type="float" office:value="0.924398958683014" calcext:value-type="float">
            <text:p>0.924398958683014</text:p>
          </table:table-cell>
          <table:table-cell office:value-type="float" office:value="0.923754870891571" calcext:value-type="float">
            <text:p>0.923754870891571</text:p>
          </table:table-cell>
          <table:table-cell office:value-type="float" office:value="0.923361420631409" calcext:value-type="float">
            <text:p>0.923361420631409</text:p>
          </table:table-cell>
          <table:table-cell office:value-type="float" office:value="0.924355924129486" calcext:value-type="float">
            <text:p>0.924355924129486</text:p>
          </table:table-cell>
          <table:table-cell office:value-type="float" office:value="0.928119242191315" calcext:value-type="float">
            <text:p>0.928119242191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26123297214508" calcext:value-type="float">
            <text:p>0.826123297214508</text:p>
          </table:table-cell>
          <table:table-cell office:value-type="float" office:value="0.833752632141113" calcext:value-type="float">
            <text:p>0.833752632141113</text:p>
          </table:table-cell>
          <table:table-cell office:value-type="float" office:value="0.832171499729157" calcext:value-type="float">
            <text:p>0.832171499729157</text:p>
          </table:table-cell>
          <table:table-cell office:value-type="float" office:value="0.834760785102844" calcext:value-type="float">
            <text:p>0.834760785102844</text:p>
          </table:table-cell>
          <table:table-cell office:value-type="float" office:value="0.835718035697937" calcext:value-type="float">
            <text:p>0.835718035697937</text:p>
          </table:table-cell>
          <table:table-cell office:value-type="float" office:value="0.83563494682312" calcext:value-type="float">
            <text:p>0.83563494682312</text:p>
          </table:table-cell>
          <table:table-cell office:value-type="float" office:value="0.836641848087311" calcext:value-type="float">
            <text:p>0.836641848087311</text:p>
          </table:table-cell>
          <table:table-cell office:value-type="float" office:value="0.836741030216217" calcext:value-type="float">
            <text:p>0.836741030216217</text:p>
          </table:table-cell>
          <table:table-cell office:value-type="float" office:value="0.83878356218338" calcext:value-type="float">
            <text:p>0.83878356218338</text:p>
          </table:table-cell>
          <table:table-cell office:value-type="float" office:value="0.839306116104126" calcext:value-type="float">
            <text:p>0.839306116104126</text:p>
          </table:table-cell>
          <table:table-cell office:value-type="float" office:value="0.839434862136841" calcext:value-type="float">
            <text:p>0.839434862136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5397025346756" calcext:value-type="float">
            <text:p>0.95397025346756</text:p>
          </table:table-cell>
          <table:table-cell office:value-type="float" office:value="0.95597106218338" calcext:value-type="float">
            <text:p>0.95597106218338</text:p>
          </table:table-cell>
          <table:table-cell office:value-type="float" office:value="0.956127524375916" calcext:value-type="float">
            <text:p>0.956127524375916</text:p>
          </table:table-cell>
          <table:table-cell office:value-type="float" office:value="0.952751159667969" calcext:value-type="float">
            <text:p>0.952751159667969</text:p>
          </table:table-cell>
          <table:table-cell office:value-type="float" office:value="0.95370602607727" calcext:value-type="float">
            <text:p>0.95370602607727</text:p>
          </table:table-cell>
          <table:table-cell office:value-type="float" office:value="0.954227328300476" calcext:value-type="float">
            <text:p>0.954227328300476</text:p>
          </table:table-cell>
          <table:table-cell office:value-type="float" office:value="0.953185021877289" calcext:value-type="float">
            <text:p>0.953185021877289</text:p>
          </table:table-cell>
          <table:table-cell office:value-type="float" office:value="0.952574610710144" calcext:value-type="float">
            <text:p>0.952574610710144</text:p>
          </table:table-cell>
          <table:table-cell office:value-type="float" office:value="0.953266263008118" calcext:value-type="float">
            <text:p>0.953266263008118</text:p>
          </table:table-cell>
          <table:table-cell office:value-type="float" office:value="0.954098522663116" calcext:value-type="float">
            <text:p>0.954098522663116</text:p>
          </table:table-cell>
          <table:table-cell office:value-type="float" office:value="0.948496997356415" calcext:value-type="float">
            <text:p>0.948496997356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79717886447907" calcext:value-type="float">
            <text:p>0.879717886447907</text:p>
          </table:table-cell>
          <table:table-cell office:value-type="float" office:value="0.882591068744659" calcext:value-type="float">
            <text:p>0.882591068744659</text:p>
          </table:table-cell>
          <table:table-cell office:value-type="float" office:value="0.881809771060944" calcext:value-type="float">
            <text:p>0.881809771060944</text:p>
          </table:table-cell>
          <table:table-cell office:value-type="float" office:value="0.882990121841431" calcext:value-type="float">
            <text:p>0.882990121841431</text:p>
          </table:table-cell>
          <table:table-cell office:value-type="float" office:value="0.88600081205368" calcext:value-type="float">
            <text:p>0.88600081205368</text:p>
          </table:table-cell>
          <table:table-cell office:value-type="float" office:value="0.88625830411911" calcext:value-type="float">
            <text:p>0.88625830411911</text:p>
          </table:table-cell>
          <table:table-cell office:value-type="float" office:value="0.887554287910461" calcext:value-type="float">
            <text:p>0.887554287910461</text:p>
          </table:table-cell>
          <table:table-cell office:value-type="float" office:value="0.88840651512146" calcext:value-type="float">
            <text:p>0.88840651512146</text:p>
          </table:table-cell>
          <table:table-cell office:value-type="float" office:value="0.888252973556519" calcext:value-type="float">
            <text:p>0.888252973556519</text:p>
          </table:table-cell>
          <table:table-cell office:value-type="float" office:value="0.889472186565399" calcext:value-type="float">
            <text:p>0.889472186565399</text:p>
          </table:table-cell>
          <table:table-cell office:value-type="float" office:value="0.88919460773468" calcext:value-type="float">
            <text:p>0.88919460773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0997439622879" calcext:value-type="float">
            <text:p>0.90997439622879</text:p>
          </table:table-cell>
          <table:table-cell office:value-type="float" office:value="0.922403931617737" calcext:value-type="float">
            <text:p>0.922403931617737</text:p>
          </table:table-cell>
          <table:table-cell office:value-type="float" office:value="0.921273469924927" calcext:value-type="float">
            <text:p>0.921273469924927</text:p>
          </table:table-cell>
          <table:table-cell office:value-type="float" office:value="0.922899007797241" calcext:value-type="float">
            <text:p>0.922899007797241</text:p>
          </table:table-cell>
          <table:table-cell office:value-type="float" office:value="0.925128221511841" calcext:value-type="float">
            <text:p>0.925128221511841</text:p>
          </table:table-cell>
          <table:table-cell office:value-type="float" office:value="0.929733872413635" calcext:value-type="float">
            <text:p>0.929733872413635</text:p>
          </table:table-cell>
          <table:table-cell office:value-type="float" office:value="0.928800523281097" calcext:value-type="float">
            <text:p>0.928800523281097</text:p>
          </table:table-cell>
          <table:table-cell office:value-type="float" office:value="0.927718579769134" calcext:value-type="float">
            <text:p>0.927718579769134</text:p>
          </table:table-cell>
          <table:table-cell office:value-type="float" office:value="0.927823126316071" calcext:value-type="float">
            <text:p>0.927823126316071</text:p>
          </table:table-cell>
          <table:table-cell office:value-type="float" office:value="0.927804589271545" calcext:value-type="float">
            <text:p>0.927804589271545</text:p>
          </table:table-cell>
          <table:table-cell office:value-type="float" office:value="0.928053379058838" calcext:value-type="float">
            <text:p>0.928053379058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717497706413269" calcext:value-type="float">
            <text:p>0.717497706413269</text:p>
          </table:table-cell>
          <table:table-cell office:value-type="float" office:value="0.730607450008392" calcext:value-type="float">
            <text:p>0.730607450008392</text:p>
          </table:table-cell>
          <table:table-cell office:value-type="float" office:value="0.742519855499268" calcext:value-type="float">
            <text:p>0.742519855499268</text:p>
          </table:table-cell>
          <table:table-cell office:value-type="float" office:value="0.742950320243835" calcext:value-type="float">
            <text:p>0.742950320243835</text:p>
          </table:table-cell>
          <table:table-cell office:value-type="float" office:value="0.742628633975983" calcext:value-type="float">
            <text:p>0.742628633975983</text:p>
          </table:table-cell>
          <table:table-cell office:value-type="float" office:value="0.744024991989136" calcext:value-type="float">
            <text:p>0.744024991989136</text:p>
          </table:table-cell>
          <table:table-cell office:value-type="float" office:value="0.742054283618927" calcext:value-type="float">
            <text:p>0.742054283618927</text:p>
          </table:table-cell>
          <table:table-cell office:value-type="float" office:value="0.743001520633698" calcext:value-type="float">
            <text:p>0.743001520633698</text:p>
          </table:table-cell>
          <table:table-cell office:value-type="float" office:value="0.745138168334961" calcext:value-type="float">
            <text:p>0.745138168334961</text:p>
          </table:table-cell>
          <table:table-cell office:value-type="float" office:value="0.744230628013611" calcext:value-type="float">
            <text:p>0.744230628013611</text:p>
          </table:table-cell>
          <table:table-cell office:value-type="float" office:value="0.743217349052429" calcext:value-type="float">
            <text:p>0.743217349052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1931563615799" calcext:value-type="float">
            <text:p>0.91931563615799</text:p>
          </table:table-cell>
          <table:table-cell office:value-type="float" office:value="0.918059945106506" calcext:value-type="float">
            <text:p>0.918059945106506</text:p>
          </table:table-cell>
          <table:table-cell office:value-type="float" office:value="0.918708860874176" calcext:value-type="float">
            <text:p>0.918708860874176</text:p>
          </table:table-cell>
          <table:table-cell office:value-type="float" office:value="0.918935716152191" calcext:value-type="float">
            <text:p>0.918935716152191</text:p>
          </table:table-cell>
          <table:table-cell office:value-type="float" office:value="0.920746505260468" calcext:value-type="float">
            <text:p>0.920746505260468</text:p>
          </table:table-cell>
          <table:table-cell office:value-type="float" office:value="0.921869337558746" calcext:value-type="float">
            <text:p>0.921869337558746</text:p>
          </table:table-cell>
          <table:table-cell office:value-type="float" office:value="0.922345161437988" calcext:value-type="float">
            <text:p>0.922345161437988</text:p>
          </table:table-cell>
          <table:table-cell office:value-type="float" office:value="0.921604156494141" calcext:value-type="float">
            <text:p>0.921604156494141</text:p>
          </table:table-cell>
          <table:table-cell office:value-type="float" office:value="0.922512292861938" calcext:value-type="float">
            <text:p>0.922512292861938</text:p>
          </table:table-cell>
          <table:table-cell office:value-type="float" office:value="0.922535240650177" calcext:value-type="float">
            <text:p>0.922535240650177</text:p>
          </table:table-cell>
          <table:table-cell office:value-type="float" office:value="0.923626184463501" calcext:value-type="float">
            <text:p>0.923626184463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27520489692688" calcext:value-type="float">
            <text:p>0.827520489692688</text:p>
          </table:table-cell>
          <table:table-cell office:value-type="float" office:value="0.837993741035461" calcext:value-type="float">
            <text:p>0.837993741035461</text:p>
          </table:table-cell>
          <table:table-cell office:value-type="float" office:value="0.83562707901001" calcext:value-type="float">
            <text:p>0.83562707901001</text:p>
          </table:table-cell>
          <table:table-cell office:value-type="float" office:value="0.841187536716461" calcext:value-type="float">
            <text:p>0.841187536716461</text:p>
          </table:table-cell>
          <table:table-cell office:value-type="float" office:value="0.845304787158966" calcext:value-type="float">
            <text:p>0.845304787158966</text:p>
          </table:table-cell>
          <table:table-cell office:value-type="float" office:value="0.844490706920624" calcext:value-type="float">
            <text:p>0.844490706920624</text:p>
          </table:table-cell>
          <table:table-cell office:value-type="float" office:value="0.844508588314056" calcext:value-type="float">
            <text:p>0.844508588314056</text:p>
          </table:table-cell>
          <table:table-cell office:value-type="float" office:value="0.844015717506409" calcext:value-type="float">
            <text:p>0.844015717506409</text:p>
          </table:table-cell>
          <table:table-cell office:value-type="float" office:value="0.844287633895874" calcext:value-type="float">
            <text:p>0.844287633895874</text:p>
          </table:table-cell>
          <table:table-cell office:value-type="float" office:value="0.84455943107605" calcext:value-type="float">
            <text:p>0.84455943107605</text:p>
          </table:table-cell>
          <table:table-cell office:value-type="float" office:value="0.843058049678803" calcext:value-type="float">
            <text:p>0.843058049678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51942145824432" calcext:value-type="float">
            <text:p>0.951942145824432</text:p>
          </table:table-cell>
          <table:table-cell office:value-type="float" office:value="0.95329761505127" calcext:value-type="float">
            <text:p>0.95329761505127</text:p>
          </table:table-cell>
          <table:table-cell office:value-type="float" office:value="0.953657686710358" calcext:value-type="float">
            <text:p>0.953657686710358</text:p>
          </table:table-cell>
          <table:table-cell office:value-type="float" office:value="0.954110205173492" calcext:value-type="float">
            <text:p>0.954110205173492</text:p>
          </table:table-cell>
          <table:table-cell office:value-type="float" office:value="0.95570433139801" calcext:value-type="float">
            <text:p>0.95570433139801</text:p>
          </table:table-cell>
          <table:table-cell office:value-type="float" office:value="0.95632392168045" calcext:value-type="float">
            <text:p>0.95632392168045</text:p>
          </table:table-cell>
          <table:table-cell office:value-type="float" office:value="0.956156551837921" calcext:value-type="float">
            <text:p>0.956156551837921</text:p>
          </table:table-cell>
          <table:table-cell office:value-type="float" office:value="0.956800878047943" calcext:value-type="float">
            <text:p>0.956800878047943</text:p>
          </table:table-cell>
          <table:table-cell office:value-type="float" office:value="0.957275927066803" calcext:value-type="float">
            <text:p>0.957275927066803</text:p>
          </table:table-cell>
          <table:table-cell office:value-type="float" office:value="0.957271814346314" calcext:value-type="float">
            <text:p>0.957271814346314</text:p>
          </table:table-cell>
          <table:table-cell office:value-type="float" office:value="0.957354366779327" calcext:value-type="float">
            <text:p>0.957354366779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06454026699066" calcext:value-type="float">
            <text:p>0.906454026699066</text:p>
          </table:table-cell>
          <table:table-cell office:value-type="float" office:value="0.914609134197235" calcext:value-type="float">
            <text:p>0.914609134197235</text:p>
          </table:table-cell>
          <table:table-cell office:value-type="float" office:value="0.914878785610199" calcext:value-type="float">
            <text:p>0.914878785610199</text:p>
          </table:table-cell>
          <table:table-cell office:value-type="float" office:value="0.915538132190704" calcext:value-type="float">
            <text:p>0.915538132190704</text:p>
          </table:table-cell>
          <table:table-cell office:value-type="float" office:value="0.915395140647888" calcext:value-type="float">
            <text:p>0.915395140647888</text:p>
          </table:table-cell>
          <table:table-cell office:value-type="float" office:value="0.916215002536774" calcext:value-type="float">
            <text:p>0.916215002536774</text:p>
          </table:table-cell>
          <table:table-cell office:value-type="float" office:value="0.917131960391998" calcext:value-type="float">
            <text:p>0.917131960391998</text:p>
          </table:table-cell>
          <table:table-cell office:value-type="float" office:value="0.918030738830566" calcext:value-type="float">
            <text:p>0.918030738830566</text:p>
          </table:table-cell>
          <table:table-cell office:value-type="float" office:value="0.917507290840149" calcext:value-type="float">
            <text:p>0.917507290840149</text:p>
          </table:table-cell>
          <table:table-cell office:value-type="float" office:value="0.918687701225281" calcext:value-type="float">
            <text:p>0.918687701225281</text:p>
          </table:table-cell>
          <table:table-cell office:value-type="float" office:value="0.919235527515411" calcext:value-type="float">
            <text:p>0.919235527515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3602466583252" calcext:value-type="float">
            <text:p>0.93602466583252</text:p>
          </table:table-cell>
          <table:table-cell office:value-type="float" office:value="0.937925457954407" calcext:value-type="float">
            <text:p>0.937925457954407</text:p>
          </table:table-cell>
          <table:table-cell office:value-type="float" office:value="0.93748950958252" calcext:value-type="float">
            <text:p>0.93748950958252</text:p>
          </table:table-cell>
          <table:table-cell office:value-type="float" office:value="0.936869263648987" calcext:value-type="float">
            <text:p>0.936869263648987</text:p>
          </table:table-cell>
          <table:table-cell office:value-type="float" office:value="0.937841713428497" calcext:value-type="float">
            <text:p>0.937841713428497</text:p>
          </table:table-cell>
          <table:table-cell office:value-type="float" office:value="0.937682867050171" calcext:value-type="float">
            <text:p>0.937682867050171</text:p>
          </table:table-cell>
          <table:table-cell office:value-type="float" office:value="0.939788997173309" calcext:value-type="float">
            <text:p>0.939788997173309</text:p>
          </table:table-cell>
          <table:table-cell office:value-type="float" office:value="0.941117167472839" calcext:value-type="float">
            <text:p>0.941117167472839</text:p>
          </table:table-cell>
          <table:table-cell office:value-type="float" office:value="0.940951347351074" calcext:value-type="float">
            <text:p>0.940951347351074</text:p>
          </table:table-cell>
          <table:table-cell office:value-type="float" office:value="0.940248429775238" calcext:value-type="float">
            <text:p>0.940248429775238</text:p>
          </table:table-cell>
          <table:table-cell office:value-type="float" office:value="0.941192328929901" calcext:value-type="float">
            <text:p>0.941192328929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35498654842377" calcext:value-type="float">
            <text:p>0.935498654842377</text:p>
          </table:table-cell>
          <table:table-cell office:value-type="float" office:value="0.93760335445404" calcext:value-type="float">
            <text:p>0.93760335445404</text:p>
          </table:table-cell>
          <table:table-cell office:value-type="float" office:value="0.93804532289505" calcext:value-type="float">
            <text:p>0.93804532289505</text:p>
          </table:table-cell>
          <table:table-cell office:value-type="float" office:value="0.937831878662109" calcext:value-type="float">
            <text:p>0.937831878662109</text:p>
          </table:table-cell>
          <table:table-cell office:value-type="float" office:value="0.938472211360931" calcext:value-type="float">
            <text:p>0.938472211360931</text:p>
          </table:table-cell>
          <table:table-cell office:value-type="float" office:value="0.939587771892548" calcext:value-type="float">
            <text:p>0.939587771892548</text:p>
          </table:table-cell>
          <table:table-cell office:value-type="float" office:value="0.941068828105926" calcext:value-type="float">
            <text:p>0.941068828105926</text:p>
          </table:table-cell>
          <table:table-cell office:value-type="float" office:value="0.940701246261597" calcext:value-type="float">
            <text:p>0.940701246261597</text:p>
          </table:table-cell>
          <table:table-cell office:value-type="float" office:value="0.942754089832306" calcext:value-type="float">
            <text:p>0.942754089832306</text:p>
          </table:table-cell>
          <table:table-cell office:value-type="float" office:value="0.943336308002472" calcext:value-type="float">
            <text:p>0.943336308002472</text:p>
          </table:table-cell>
          <table:table-cell office:value-type="float" office:value="0.943689584732056" calcext:value-type="float">
            <text:p>0.943689584732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65651726722717" calcext:value-type="float">
            <text:p>0.865651726722717</text:p>
          </table:table-cell>
          <table:table-cell office:value-type="float" office:value="0.865853190422058" calcext:value-type="float">
            <text:p>0.865853190422058</text:p>
          </table:table-cell>
          <table:table-cell office:value-type="float" office:value="0.866671919822693" calcext:value-type="float">
            <text:p>0.866671919822693</text:p>
          </table:table-cell>
          <table:table-cell office:value-type="float" office:value="0.86660647392273" calcext:value-type="float">
            <text:p>0.86660647392273</text:p>
          </table:table-cell>
          <table:table-cell office:value-type="float" office:value="0.867071986198425" calcext:value-type="float">
            <text:p>0.867071986198425</text:p>
          </table:table-cell>
          <table:table-cell office:value-type="float" office:value="0.867782533168793" calcext:value-type="float">
            <text:p>0.867782533168793</text:p>
          </table:table-cell>
          <table:table-cell office:value-type="float" office:value="0.868515908718109" calcext:value-type="float">
            <text:p>0.868515908718109</text:p>
          </table:table-cell>
          <table:table-cell office:value-type="float" office:value="0.868836402893066" calcext:value-type="float">
            <text:p>0.868836402893066</text:p>
          </table:table-cell>
          <table:table-cell office:value-type="float" office:value="0.868935286998749" calcext:value-type="float">
            <text:p>0.868935286998749</text:p>
          </table:table-cell>
          <table:table-cell office:value-type="float" office:value="0.868768334388733" calcext:value-type="float">
            <text:p>0.868768334388733</text:p>
          </table:table-cell>
          <table:table-cell office:value-type="float" office:value="0.868880689144135" calcext:value-type="float">
            <text:p>0.868880689144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32233846187592" calcext:value-type="float">
            <text:p>0.832233846187592</text:p>
          </table:table-cell>
          <table:table-cell office:value-type="float" office:value="0.847124814987183" calcext:value-type="float">
            <text:p>0.847124814987183</text:p>
          </table:table-cell>
          <table:table-cell office:value-type="float" office:value="0.842078149318695" calcext:value-type="float">
            <text:p>0.842078149318695</text:p>
          </table:table-cell>
          <table:table-cell office:value-type="float" office:value="0.841900825500488" calcext:value-type="float">
            <text:p>0.841900825500488</text:p>
          </table:table-cell>
          <table:table-cell office:value-type="float" office:value="0.842796444892883" calcext:value-type="float">
            <text:p>0.842796444892883</text:p>
          </table:table-cell>
          <table:table-cell office:value-type="float" office:value="0.838082909584045" calcext:value-type="float">
            <text:p>0.838082909584045</text:p>
          </table:table-cell>
          <table:table-cell office:value-type="float" office:value="0.835910081863403" calcext:value-type="float">
            <text:p>0.835910081863403</text:p>
          </table:table-cell>
          <table:table-cell office:value-type="float" office:value="0.834703207015991" calcext:value-type="float">
            <text:p>0.834703207015991</text:p>
          </table:table-cell>
          <table:table-cell office:value-type="float" office:value="0.84241795539856" calcext:value-type="float">
            <text:p>0.84241795539856</text:p>
          </table:table-cell>
          <table:table-cell office:value-type="float" office:value="0.844370007514954" calcext:value-type="float">
            <text:p>0.844370007514954</text:p>
          </table:table-cell>
          <table:table-cell office:value-type="float" office:value="0.847013473510742" calcext:value-type="float">
            <text:p>0.847013473510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9627230167389" calcext:value-type="float">
            <text:p>0.939627230167389</text:p>
          </table:table-cell>
          <table:table-cell office:value-type="float" office:value="0.939851343631744" calcext:value-type="float">
            <text:p>0.939851343631744</text:p>
          </table:table-cell>
          <table:table-cell office:value-type="float" office:value="0.940386950969696" calcext:value-type="float">
            <text:p>0.940386950969696</text:p>
          </table:table-cell>
          <table:table-cell office:value-type="float" office:value="0.940864264965057" calcext:value-type="float">
            <text:p>0.940864264965057</text:p>
          </table:table-cell>
          <table:table-cell office:value-type="float" office:value="0.940729320049286" calcext:value-type="float">
            <text:p>0.940729320049286</text:p>
          </table:table-cell>
          <table:table-cell office:value-type="float" office:value="0.940798759460449" calcext:value-type="float">
            <text:p>0.940798759460449</text:p>
          </table:table-cell>
          <table:table-cell office:value-type="float" office:value="0.940647959709168" calcext:value-type="float">
            <text:p>0.940647959709168</text:p>
          </table:table-cell>
          <table:table-cell office:value-type="float" office:value="0.94082510471344" calcext:value-type="float">
            <text:p>0.94082510471344</text:p>
          </table:table-cell>
          <table:table-cell office:value-type="float" office:value="0.94116872549057" calcext:value-type="float">
            <text:p>0.94116872549057</text:p>
          </table:table-cell>
          <table:table-cell office:value-type="float" office:value="0.941412031650543" calcext:value-type="float">
            <text:p>0.941412031650543</text:p>
          </table:table-cell>
          <table:table-cell office:value-type="float" office:value="0.941608965396881" calcext:value-type="float">
            <text:p>0.941608965396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49230015277862" calcext:value-type="float">
            <text:p>0.949230015277862</text:p>
          </table:table-cell>
          <table:table-cell office:value-type="float" office:value="0.949531853199005" calcext:value-type="float">
            <text:p>0.949531853199005</text:p>
          </table:table-cell>
          <table:table-cell office:value-type="float" office:value="0.948807954788208" calcext:value-type="float">
            <text:p>0.948807954788208</text:p>
          </table:table-cell>
          <table:table-cell office:value-type="float" office:value="0.948908448219299" calcext:value-type="float">
            <text:p>0.948908448219299</text:p>
          </table:table-cell>
          <table:table-cell office:value-type="float" office:value="0.949749231338501" calcext:value-type="float">
            <text:p>0.949749231338501</text:p>
          </table:table-cell>
          <table:table-cell office:value-type="float" office:value="0.951954305171967" calcext:value-type="float">
            <text:p>0.951954305171967</text:p>
          </table:table-cell>
          <table:table-cell office:value-type="float" office:value="0.953488349914551" calcext:value-type="float">
            <text:p>0.953488349914551</text:p>
          </table:table-cell>
          <table:table-cell office:value-type="float" office:value="0.952955722808838" calcext:value-type="float">
            <text:p>0.952955722808838</text:p>
          </table:table-cell>
          <table:table-cell office:value-type="float" office:value="0.953698217868805" calcext:value-type="float">
            <text:p>0.953698217868805</text:p>
          </table:table-cell>
          <table:table-cell office:value-type="float" office:value="0.954349637031555" calcext:value-type="float">
            <text:p>0.954349637031555</text:p>
          </table:table-cell>
          <table:table-cell office:value-type="float" office:value="0.954687237739563" calcext:value-type="float">
            <text:p>0.954687237739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3540256023407" calcext:value-type="float">
            <text:p>0.963540256023407</text:p>
          </table:table-cell>
          <table:table-cell office:value-type="float" office:value="0.964171826839447" calcext:value-type="float">
            <text:p>0.964171826839447</text:p>
          </table:table-cell>
          <table:table-cell office:value-type="float" office:value="0.965437352657318" calcext:value-type="float">
            <text:p>0.965437352657318</text:p>
          </table:table-cell>
          <table:table-cell office:value-type="float" office:value="0.965326905250549" calcext:value-type="float">
            <text:p>0.965326905250549</text:p>
          </table:table-cell>
          <table:table-cell office:value-type="float" office:value="0.965471446514129" calcext:value-type="float">
            <text:p>0.965471446514129</text:p>
          </table:table-cell>
          <table:table-cell office:value-type="float" office:value="0.967172086238861" calcext:value-type="float">
            <text:p>0.967172086238861</text:p>
          </table:table-cell>
          <table:table-cell office:value-type="float" office:value="0.967156767845154" calcext:value-type="float">
            <text:p>0.967156767845154</text:p>
          </table:table-cell>
          <table:table-cell office:value-type="float" office:value="0.967096507549286" calcext:value-type="float">
            <text:p>0.967096507549286</text:p>
          </table:table-cell>
          <table:table-cell office:value-type="float" office:value="0.96804803609848" calcext:value-type="float">
            <text:p>0.96804803609848</text:p>
          </table:table-cell>
          <table:table-cell office:value-type="float" office:value="0.967811107635498" calcext:value-type="float">
            <text:p>0.967811107635498</text:p>
          </table:table-cell>
          <table:table-cell office:value-type="float" office:value="0.967881321907043" calcext:value-type="float">
            <text:p>0.967881321907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833818376064301" calcext:value-type="float">
            <text:p>0.833818376064301</text:p>
          </table:table-cell>
          <table:table-cell office:value-type="float" office:value="0.833013713359833" calcext:value-type="float">
            <text:p>0.833013713359833</text:p>
          </table:table-cell>
          <table:table-cell office:value-type="float" office:value="0.83650016784668" calcext:value-type="float">
            <text:p>0.83650016784668</text:p>
          </table:table-cell>
          <table:table-cell office:value-type="float" office:value="0.838516473770142" calcext:value-type="float">
            <text:p>0.838516473770142</text:p>
          </table:table-cell>
          <table:table-cell office:value-type="float" office:value="0.839313089847565" calcext:value-type="float">
            <text:p>0.839313089847565</text:p>
          </table:table-cell>
          <table:table-cell office:value-type="float" office:value="0.839745044708252" calcext:value-type="float">
            <text:p>0.839745044708252</text:p>
          </table:table-cell>
          <table:table-cell office:value-type="float" office:value="0.839398145675659" calcext:value-type="float">
            <text:p>0.839398145675659</text:p>
          </table:table-cell>
          <table:table-cell office:value-type="float" office:value="0.83834183216095" calcext:value-type="float">
            <text:p>0.83834183216095</text:p>
          </table:table-cell>
          <table:table-cell office:value-type="float" office:value="0.837306499481201" calcext:value-type="float">
            <text:p>0.837306499481201</text:p>
          </table:table-cell>
          <table:table-cell office:value-type="float" office:value="0.834900140762329" calcext:value-type="float">
            <text:p>0.83490014076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910527646541595" calcext:value-type="float">
            <text:p>0.910527646541595</text:p>
          </table:table-cell>
          <table:table-cell office:value-type="float" office:value="0.910749793052673" calcext:value-type="float">
            <text:p>0.910749793052673</text:p>
          </table:table-cell>
          <table:table-cell office:value-type="float" office:value="0.912277162075043" calcext:value-type="float">
            <text:p>0.912277162075043</text:p>
          </table:table-cell>
          <table:table-cell office:value-type="float" office:value="0.913421034812927" calcext:value-type="float">
            <text:p>0.913421034812927</text:p>
          </table:table-cell>
          <table:table-cell office:value-type="float" office:value="0.915393590927124" calcext:value-type="float">
            <text:p>0.915393590927124</text:p>
          </table:table-cell>
          <table:table-cell office:value-type="float" office:value="0.913451850414276" calcext:value-type="float">
            <text:p>0.913451850414276</text:p>
          </table:table-cell>
          <table:table-cell office:value-type="float" office:value="0.914034485816956" calcext:value-type="float">
            <text:p>0.914034485816956</text:p>
          </table:table-cell>
          <table:table-cell office:value-type="float" office:value="0.918233871459961" calcext:value-type="float">
            <text:p>0.918233871459961</text:p>
          </table:table-cell>
          <table:table-cell office:value-type="float" office:value="0.917864084243774" calcext:value-type="float">
            <text:p>0.917864084243774</text:p>
          </table:table-cell>
          <table:table-cell office:value-type="float" office:value="0.917006134986877" calcext:value-type="float">
            <text:p>0.917006134986877</text:p>
          </table:table-cell>
          <table:table-cell office:value-type="float" office:value="0.918520748615265" calcext:value-type="float">
            <text:p>0.918520748615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46364462375641" calcext:value-type="float">
            <text:p>0.946364462375641</text:p>
          </table:table-cell>
          <table:table-cell office:value-type="float" office:value="0.950117766857147" calcext:value-type="float">
            <text:p>0.950117766857147</text:p>
          </table:table-cell>
          <table:table-cell office:value-type="float" office:value="0.949828326702118" calcext:value-type="float">
            <text:p>0.949828326702118</text:p>
          </table:table-cell>
          <table:table-cell office:value-type="float" office:value="0.950608432292938" calcext:value-type="float">
            <text:p>0.950608432292938</text:p>
          </table:table-cell>
          <table:table-cell office:value-type="float" office:value="0.950186491012573" calcext:value-type="float">
            <text:p>0.950186491012573</text:p>
          </table:table-cell>
          <table:table-cell office:value-type="float" office:value="0.950189232826233" calcext:value-type="float">
            <text:p>0.950189232826233</text:p>
          </table:table-cell>
          <table:table-cell office:value-type="float" office:value="0.949661672115326" calcext:value-type="float">
            <text:p>0.949661672115326</text:p>
          </table:table-cell>
          <table:table-cell office:value-type="float" office:value="0.951382875442505" calcext:value-type="float">
            <text:p>0.951382875442505</text:p>
          </table:table-cell>
          <table:table-cell office:value-type="float" office:value="0.951104760169983" calcext:value-type="float">
            <text:p>0.951104760169983</text:p>
          </table:table-cell>
          <table:table-cell office:value-type="float" office:value="0.950591385364532" calcext:value-type="float">
            <text:p>0.950591385364532</text:p>
          </table:table-cell>
          <table:table-cell office:value-type="float" office:value="0.950782775878906" calcext:value-type="float">
            <text:p>0.95078277587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55755829811096" calcext:value-type="float">
            <text:p>0.955755829811096</text:p>
          </table:table-cell>
          <table:table-cell office:value-type="float" office:value="0.959563672542572" calcext:value-type="float">
            <text:p>0.959563672542572</text:p>
          </table:table-cell>
          <table:table-cell office:value-type="float" office:value="0.961036801338196" calcext:value-type="float">
            <text:p>0.961036801338196</text:p>
          </table:table-cell>
          <table:table-cell office:value-type="float" office:value="0.961166262626648" calcext:value-type="float">
            <text:p>0.961166262626648</text:p>
          </table:table-cell>
          <table:table-cell office:value-type="float" office:value="0.961809396743774" calcext:value-type="float">
            <text:p>0.961809396743774</text:p>
          </table:table-cell>
          <table:table-cell office:value-type="float" office:value="0.961028218269348" calcext:value-type="float">
            <text:p>0.961028218269348</text:p>
          </table:table-cell>
          <table:table-cell office:value-type="float" office:value="0.959950387477875" calcext:value-type="float">
            <text:p>0.959950387477875</text:p>
          </table:table-cell>
          <table:table-cell office:value-type="float" office:value="0.961505055427551" calcext:value-type="float">
            <text:p>0.961505055427551</text:p>
          </table:table-cell>
          <table:table-cell office:value-type="float" office:value="0.962087094783783" calcext:value-type="float">
            <text:p>0.962087094783783</text:p>
          </table:table-cell>
          <table:table-cell office:value-type="float" office:value="0.96219390630722" calcext:value-type="float">
            <text:p>0.96219390630722</text:p>
          </table:table-cell>
          <table:table-cell office:value-type="float" office:value="0.962228298187256" calcext:value-type="float">
            <text:p>0.962228298187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69577443599701" calcext:value-type="float">
            <text:p>0.769577443599701</text:p>
          </table:table-cell>
          <table:table-cell office:value-type="float" office:value="0.783401548862457" calcext:value-type="float">
            <text:p>0.783401548862457</text:p>
          </table:table-cell>
          <table:table-cell office:value-type="float" office:value="0.779918491840362" calcext:value-type="float">
            <text:p>0.779918491840362</text:p>
          </table:table-cell>
          <table:table-cell office:value-type="float" office:value="0.77580738067627" calcext:value-type="float">
            <text:p>0.77580738067627</text:p>
          </table:table-cell>
          <table:table-cell office:value-type="float" office:value="0.778533637523651" calcext:value-type="float">
            <text:p>0.778533637523651</text:p>
          </table:table-cell>
          <table:table-cell office:value-type="float" office:value="0.787057936191559" calcext:value-type="float">
            <text:p>0.787057936191559</text:p>
          </table:table-cell>
          <table:table-cell office:value-type="float" office:value="0.786144554615021" calcext:value-type="float">
            <text:p>0.786144554615021</text:p>
          </table:table-cell>
          <table:table-cell office:value-type="float" office:value="0.785157680511475" calcext:value-type="float">
            <text:p>0.785157680511475</text:p>
          </table:table-cell>
          <table:table-cell office:value-type="float" office:value="0.787091970443726" calcext:value-type="float">
            <text:p>0.787091970443726</text:p>
          </table:table-cell>
          <table:table-cell office:value-type="float" office:value="0.784739077091217" calcext:value-type="float">
            <text:p>0.784739077091217</text:p>
          </table:table-cell>
          <table:table-cell office:value-type="float" office:value="0.787031888961792" calcext:value-type="float">
            <text:p>0.787031888961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0434622764587" calcext:value-type="float">
            <text:p>0.890434622764587</text:p>
          </table:table-cell>
          <table:table-cell office:value-type="float" office:value="0.901954710483551" calcext:value-type="float">
            <text:p>0.901954710483551</text:p>
          </table:table-cell>
          <table:table-cell office:value-type="float" office:value="0.903215765953064" calcext:value-type="float">
            <text:p>0.903215765953064</text:p>
          </table:table-cell>
          <table:table-cell office:value-type="float" office:value="0.899561524391174" calcext:value-type="float">
            <text:p>0.899561524391174</text:p>
          </table:table-cell>
          <table:table-cell office:value-type="float" office:value="0.902101516723633" calcext:value-type="float">
            <text:p>0.902101516723633</text:p>
          </table:table-cell>
          <table:table-cell office:value-type="float" office:value="0.903620719909668" calcext:value-type="float">
            <text:p>0.903620719909668</text:p>
          </table:table-cell>
          <table:table-cell office:value-type="float" office:value="0.899473130702972" calcext:value-type="float">
            <text:p>0.899473130702972</text:p>
          </table:table-cell>
          <table:table-cell office:value-type="float" office:value="0.900437891483307" calcext:value-type="float">
            <text:p>0.900437891483307</text:p>
          </table:table-cell>
          <table:table-cell office:value-type="float" office:value="0.897792637348175" calcext:value-type="float">
            <text:p>0.897792637348175</text:p>
          </table:table-cell>
          <table:table-cell office:value-type="float" office:value="0.89839905500412" calcext:value-type="float">
            <text:p>0.89839905500412</text:p>
          </table:table-cell>
          <table:table-cell office:value-type="float" office:value="0.897357940673828" calcext:value-type="float">
            <text:p>0.897357940673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23219680786133" calcext:value-type="float">
            <text:p>0.923219680786133</text:p>
          </table:table-cell>
          <table:table-cell office:value-type="float" office:value="0.927146971225738" calcext:value-type="float">
            <text:p>0.927146971225738</text:p>
          </table:table-cell>
          <table:table-cell office:value-type="float" office:value="0.926417350769043" calcext:value-type="float">
            <text:p>0.926417350769043</text:p>
          </table:table-cell>
          <table:table-cell office:value-type="float" office:value="0.927443027496338" calcext:value-type="float">
            <text:p>0.927443027496338</text:p>
          </table:table-cell>
          <table:table-cell office:value-type="float" office:value="0.927524566650391" calcext:value-type="float">
            <text:p>0.927524566650391</text:p>
          </table:table-cell>
          <table:table-cell office:value-type="float" office:value="0.929698824882507" calcext:value-type="float">
            <text:p>0.929698824882507</text:p>
          </table:table-cell>
          <table:table-cell office:value-type="float" office:value="0.930155634880066" calcext:value-type="float">
            <text:p>0.930155634880066</text:p>
          </table:table-cell>
          <table:table-cell office:value-type="float" office:value="0.92997133731842" calcext:value-type="float">
            <text:p>0.92997133731842</text:p>
          </table:table-cell>
          <table:table-cell office:value-type="float" office:value="0.930583119392395" calcext:value-type="float">
            <text:p>0.930583119392395</text:p>
          </table:table-cell>
          <table:table-cell office:value-type="float" office:value="0.93089348077774" calcext:value-type="float">
            <text:p>0.93089348077774</text:p>
          </table:table-cell>
          <table:table-cell office:value-type="float" office:value="0.931179642677307" calcext:value-type="float">
            <text:p>0.931179642677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6608225107193" calcext:value-type="float">
            <text:p>0.86608225107193</text:p>
          </table:table-cell>
          <table:table-cell office:value-type="float" office:value="0.8715540766716" calcext:value-type="float">
            <text:p>0.8715540766716</text:p>
          </table:table-cell>
          <table:table-cell office:value-type="float" office:value="0.879758298397064" calcext:value-type="float">
            <text:p>0.879758298397064</text:p>
          </table:table-cell>
          <table:table-cell office:value-type="float" office:value="0.876979291439056" calcext:value-type="float">
            <text:p>0.876979291439056</text:p>
          </table:table-cell>
          <table:table-cell office:value-type="float" office:value="0.880085349082947" calcext:value-type="float">
            <text:p>0.880085349082947</text:p>
          </table:table-cell>
          <table:table-cell office:value-type="float" office:value="0.87948876619339" calcext:value-type="float">
            <text:p>0.87948876619339</text:p>
          </table:table-cell>
          <table:table-cell office:value-type="float" office:value="0.88095235824585" calcext:value-type="float">
            <text:p>0.88095235824585</text:p>
          </table:table-cell>
          <table:table-cell office:value-type="float" office:value="0.882524132728577" calcext:value-type="float">
            <text:p>0.882524132728577</text:p>
          </table:table-cell>
          <table:table-cell office:value-type="float" office:value="0.880879640579224" calcext:value-type="float">
            <text:p>0.880879640579224</text:p>
          </table:table-cell>
          <table:table-cell office:value-type="float" office:value="0.883009612560272" calcext:value-type="float">
            <text:p>0.883009612560272</text:p>
          </table:table-cell>
          <table:table-cell office:value-type="float" office:value="0.882830440998077" calcext:value-type="float">
            <text:p>0.882830440998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79561185836792" calcext:value-type="float">
            <text:p>0.879561185836792</text:p>
          </table:table-cell>
          <table:table-cell office:value-type="float" office:value="0.884350001811981" calcext:value-type="float">
            <text:p>0.884350001811981</text:p>
          </table:table-cell>
          <table:table-cell office:value-type="float" office:value="0.885312378406525" calcext:value-type="float">
            <text:p>0.885312378406525</text:p>
          </table:table-cell>
          <table:table-cell office:value-type="float" office:value="0.887319266796112" calcext:value-type="float">
            <text:p>0.887319266796112</text:p>
          </table:table-cell>
          <table:table-cell office:value-type="float" office:value="0.887028813362122" calcext:value-type="float">
            <text:p>0.887028813362122</text:p>
          </table:table-cell>
          <table:table-cell office:value-type="float" office:value="0.887579441070556" calcext:value-type="float">
            <text:p>0.887579441070556</text:p>
          </table:table-cell>
          <table:table-cell office:value-type="float" office:value="0.888757109642029" calcext:value-type="float">
            <text:p>0.888757109642029</text:p>
          </table:table-cell>
          <table:table-cell office:value-type="float" office:value="0.889950394630432" calcext:value-type="float">
            <text:p>0.889950394630432</text:p>
          </table:table-cell>
          <table:table-cell office:value-type="float" office:value="0.891799986362457" calcext:value-type="float">
            <text:p>0.891799986362457</text:p>
          </table:table-cell>
          <table:table-cell office:value-type="float" office:value="0.892749011516571" calcext:value-type="float">
            <text:p>0.892749011516571</text:p>
          </table:table-cell>
          <table:table-cell office:value-type="float" office:value="0.892135560512543" calcext:value-type="float">
            <text:p>0.892135560512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09677922725678" calcext:value-type="float">
            <text:p>0.909677922725678</text:p>
          </table:table-cell>
          <table:table-cell office:value-type="float" office:value="0.911080718040466" calcext:value-type="float">
            <text:p>0.911080718040466</text:p>
          </table:table-cell>
          <table:table-cell office:value-type="float" office:value="0.914028584957123" calcext:value-type="float">
            <text:p>0.914028584957123</text:p>
          </table:table-cell>
          <table:table-cell office:value-type="float" office:value="0.916399240493774" calcext:value-type="float">
            <text:p>0.916399240493774</text:p>
          </table:table-cell>
          <table:table-cell office:value-type="float" office:value="0.918011724948883" calcext:value-type="float">
            <text:p>0.918011724948883</text:p>
          </table:table-cell>
          <table:table-cell office:value-type="float" office:value="0.911437630653381" calcext:value-type="float">
            <text:p>0.911437630653381</text:p>
          </table:table-cell>
          <table:table-cell office:value-type="float" office:value="0.907679736614227" calcext:value-type="float">
            <text:p>0.907679736614227</text:p>
          </table:table-cell>
          <table:table-cell office:value-type="float" office:value="0.90873372554779" calcext:value-type="float">
            <text:p>0.90873372554779</text:p>
          </table:table-cell>
          <table:table-cell office:value-type="float" office:value="0.91202986240387" calcext:value-type="float">
            <text:p>0.91202986240387</text:p>
          </table:table-cell>
          <table:table-cell office:value-type="float" office:value="0.909298360347748" calcext:value-type="float">
            <text:p>0.909298360347748</text:p>
          </table:table-cell>
          <table:table-cell office:value-type="float" office:value="0.909343123435974" calcext:value-type="float">
            <text:p>0.909343123435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60386347770691" calcext:value-type="float">
            <text:p>0.760386347770691</text:p>
          </table:table-cell>
          <table:table-cell office:value-type="float" office:value="0.766390204429626" calcext:value-type="float">
            <text:p>0.766390204429626</text:p>
          </table:table-cell>
          <table:table-cell office:value-type="float" office:value="0.7784783244133" calcext:value-type="float">
            <text:p>0.7784783244133</text:p>
          </table:table-cell>
          <table:table-cell office:value-type="float" office:value="0.775572717189789" calcext:value-type="float">
            <text:p>0.775572717189789</text:p>
          </table:table-cell>
          <table:table-cell office:value-type="float" office:value="0.78618848323822" calcext:value-type="float">
            <text:p>0.78618848323822</text:p>
          </table:table-cell>
          <table:table-cell office:value-type="float" office:value="0.783203601837158" calcext:value-type="float">
            <text:p>0.783203601837158</text:p>
          </table:table-cell>
          <table:table-cell office:value-type="float" office:value="0.787184953689575" calcext:value-type="float">
            <text:p>0.787184953689575</text:p>
          </table:table-cell>
          <table:table-cell office:value-type="float" office:value="0.784511864185333" calcext:value-type="float">
            <text:p>0.784511864185333</text:p>
          </table:table-cell>
          <table:table-cell office:value-type="float" office:value="0.780081450939178" calcext:value-type="float">
            <text:p>0.780081450939178</text:p>
          </table:table-cell>
          <table:table-cell office:value-type="float" office:value="0.781293928623199" calcext:value-type="float">
            <text:p>0.781293928623199</text:p>
          </table:table-cell>
          <table:table-cell office:value-type="float" office:value="0.781149744987488" calcext:value-type="float">
            <text:p>0.781149744987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8298916816711" calcext:value-type="float">
            <text:p>0.838298916816711</text:p>
          </table:table-cell>
          <table:table-cell office:value-type="float" office:value="0.842877626419067" calcext:value-type="float">
            <text:p>0.842877626419067</text:p>
          </table:table-cell>
          <table:table-cell office:value-type="float" office:value="0.846055865287781" calcext:value-type="float">
            <text:p>0.846055865287781</text:p>
          </table:table-cell>
          <table:table-cell office:value-type="float" office:value="0.846181392669678" calcext:value-type="float">
            <text:p>0.846181392669678</text:p>
          </table:table-cell>
          <table:table-cell office:value-type="float" office:value="0.845835328102112" calcext:value-type="float">
            <text:p>0.845835328102112</text:p>
          </table:table-cell>
          <table:table-cell office:value-type="float" office:value="0.844494104385376" calcext:value-type="float">
            <text:p>0.844494104385376</text:p>
          </table:table-cell>
          <table:table-cell office:value-type="float" office:value="0.8442263007164" calcext:value-type="float">
            <text:p>0.8442263007164</text:p>
          </table:table-cell>
          <table:table-cell office:value-type="float" office:value="0.844540178775787" calcext:value-type="float">
            <text:p>0.844540178775787</text:p>
          </table:table-cell>
          <table:table-cell office:value-type="float" office:value="0.842075824737549" calcext:value-type="float">
            <text:p>0.842075824737549</text:p>
          </table:table-cell>
          <table:table-cell office:value-type="float" office:value="0.842298805713654" calcext:value-type="float">
            <text:p>0.842298805713654</text:p>
          </table:table-cell>
          <table:table-cell office:value-type="float" office:value="0.842206239700317" calcext:value-type="float">
            <text:p>0.842206239700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9193069934845" calcext:value-type="float">
            <text:p>0.939193069934845</text:p>
          </table:table-cell>
          <table:table-cell office:value-type="float" office:value="0.940253019332886" calcext:value-type="float">
            <text:p>0.940253019332886</text:p>
          </table:table-cell>
          <table:table-cell office:value-type="float" office:value="0.940709710121155" calcext:value-type="float">
            <text:p>0.940709710121155</text:p>
          </table:table-cell>
          <table:table-cell office:value-type="float" office:value="0.940864443778992" calcext:value-type="float">
            <text:p>0.940864443778992</text:p>
          </table:table-cell>
          <table:table-cell office:value-type="float" office:value="0.942021369934082" calcext:value-type="float">
            <text:p>0.942021369934082</text:p>
          </table:table-cell>
          <table:table-cell office:value-type="float" office:value="0.942145526409149" calcext:value-type="float">
            <text:p>0.942145526409149</text:p>
          </table:table-cell>
          <table:table-cell office:value-type="float" office:value="0.942186772823334" calcext:value-type="float">
            <text:p>0.942186772823334</text:p>
          </table:table-cell>
          <table:table-cell office:value-type="float" office:value="0.942223012447357" calcext:value-type="float">
            <text:p>0.942223012447357</text:p>
          </table:table-cell>
          <table:table-cell office:value-type="float" office:value="0.942343950271606" calcext:value-type="float">
            <text:p>0.942343950271606</text:p>
          </table:table-cell>
          <table:table-cell office:value-type="float" office:value="0.942300498485565" calcext:value-type="float">
            <text:p>0.942300498485565</text:p>
          </table:table-cell>
          <table:table-cell office:value-type="float" office:value="0.943108677864075" calcext:value-type="float">
            <text:p>0.943108677864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7692136764526" calcext:value-type="float">
            <text:p>0.967692136764526</text:p>
          </table:table-cell>
          <table:table-cell office:value-type="float" office:value="0.967116236686706" calcext:value-type="float">
            <text:p>0.967116236686706</text:p>
          </table:table-cell>
          <table:table-cell office:value-type="float" office:value="0.967543125152588" calcext:value-type="float">
            <text:p>0.967543125152588</text:p>
          </table:table-cell>
          <table:table-cell office:value-type="float" office:value="0.967655003070831" calcext:value-type="float">
            <text:p>0.967655003070831</text:p>
          </table:table-cell>
          <table:table-cell office:value-type="float" office:value="0.968247830867767" calcext:value-type="float">
            <text:p>0.968247830867767</text:p>
          </table:table-cell>
          <table:table-cell office:value-type="float" office:value="0.968185603618622" calcext:value-type="float">
            <text:p>0.968185603618622</text:p>
          </table:table-cell>
          <table:table-cell office:value-type="float" office:value="0.968435943126678" calcext:value-type="float">
            <text:p>0.968435943126678</text:p>
          </table:table-cell>
          <table:table-cell office:value-type="float" office:value="0.968561112880707" calcext:value-type="float">
            <text:p>0.968561112880707</text:p>
          </table:table-cell>
          <table:table-cell office:value-type="float" office:value="0.968525946140289" calcext:value-type="float">
            <text:p>0.968525946140289</text:p>
          </table:table-cell>
          <table:table-cell office:value-type="float" office:value="0.968286573886871" calcext:value-type="float">
            <text:p>0.968286573886871</text:p>
          </table:table-cell>
          <table:table-cell office:value-type="float" office:value="0.968263626098633" calcext:value-type="float">
            <text:p>0.968263626098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49164724349976" calcext:value-type="float">
            <text:p>0.849164724349976</text:p>
          </table:table-cell>
          <table:table-cell office:value-type="float" office:value="0.845667243003845" calcext:value-type="float">
            <text:p>0.845667243003845</text:p>
          </table:table-cell>
          <table:table-cell office:value-type="float" office:value="0.844620525836945" calcext:value-type="float">
            <text:p>0.844620525836945</text:p>
          </table:table-cell>
          <table:table-cell office:value-type="float" office:value="0.845138490200043" calcext:value-type="float">
            <text:p>0.845138490200043</text:p>
          </table:table-cell>
          <table:table-cell office:value-type="float" office:value="0.848903954029083" calcext:value-type="float">
            <text:p>0.848903954029083</text:p>
          </table:table-cell>
          <table:table-cell office:value-type="float" office:value="0.841422319412231" calcext:value-type="float">
            <text:p>0.841422319412231</text:p>
          </table:table-cell>
          <table:table-cell office:value-type="float" office:value="0.840741217136383" calcext:value-type="float">
            <text:p>0.840741217136383</text:p>
          </table:table-cell>
          <table:table-cell office:value-type="float" office:value="0.844500005245209" calcext:value-type="float">
            <text:p>0.844500005245209</text:p>
          </table:table-cell>
          <table:table-cell office:value-type="float" office:value="0.846498906612396" calcext:value-type="float">
            <text:p>0.846498906612396</text:p>
          </table:table-cell>
          <table:table-cell office:value-type="float" office:value="0.846211373806" calcext:value-type="float">
            <text:p>0.846211373806</text:p>
          </table:table-cell>
          <table:table-cell office:value-type="float" office:value="0.846182584762573" calcext:value-type="float">
            <text:p>0.846182584762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54656720161438" calcext:value-type="float">
            <text:p>0.954656720161438</text:p>
          </table:table-cell>
          <table:table-cell office:value-type="float" office:value="0.95830911397934" calcext:value-type="float">
            <text:p>0.95830911397934</text:p>
          </table:table-cell>
          <table:table-cell office:value-type="float" office:value="0.960204780101776" calcext:value-type="float">
            <text:p>0.960204780101776</text:p>
          </table:table-cell>
          <table:table-cell office:value-type="float" office:value="0.962937116622925" calcext:value-type="float">
            <text:p>0.962937116622925</text:p>
          </table:table-cell>
          <table:table-cell office:value-type="float" office:value="0.964626491069794" calcext:value-type="float">
            <text:p>0.964626491069794</text:p>
          </table:table-cell>
          <table:table-cell office:value-type="float" office:value="0.966922879219055" calcext:value-type="float">
            <text:p>0.966922879219055</text:p>
          </table:table-cell>
          <table:table-cell office:value-type="float" office:value="0.965686857700348" calcext:value-type="float">
            <text:p>0.965686857700348</text:p>
          </table:table-cell>
          <table:table-cell office:value-type="float" office:value="0.966506063938141" calcext:value-type="float">
            <text:p>0.966506063938141</text:p>
          </table:table-cell>
          <table:table-cell office:value-type="float" office:value="0.965955972671509" calcext:value-type="float">
            <text:p>0.965955972671509</text:p>
          </table:table-cell>
          <table:table-cell office:value-type="float" office:value="0.963111817836762" calcext:value-type="float">
            <text:p>0.963111817836762</text:p>
          </table:table-cell>
          <table:table-cell office:value-type="float" office:value="0.961688995361328" calcext:value-type="float">
            <text:p>0.961688995361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9727792739868" calcext:value-type="float">
            <text:p>0.929727792739868</text:p>
          </table:table-cell>
          <table:table-cell office:value-type="float" office:value="0.932269513607025" calcext:value-type="float">
            <text:p>0.932269513607025</text:p>
          </table:table-cell>
          <table:table-cell office:value-type="float" office:value="0.932598233222961" calcext:value-type="float">
            <text:p>0.932598233222961</text:p>
          </table:table-cell>
          <table:table-cell office:value-type="float" office:value="0.934894442558289" calcext:value-type="float">
            <text:p>0.934894442558289</text:p>
          </table:table-cell>
          <table:table-cell office:value-type="float" office:value="0.931175529956818" calcext:value-type="float">
            <text:p>0.931175529956818</text:p>
          </table:table-cell>
          <table:table-cell office:value-type="float" office:value="0.930249094963074" calcext:value-type="float">
            <text:p>0.930249094963074</text:p>
          </table:table-cell>
          <table:table-cell office:value-type="float" office:value="0.929958999156952" calcext:value-type="float">
            <text:p>0.929958999156952</text:p>
          </table:table-cell>
          <table:table-cell office:value-type="float" office:value="0.930456519126892" calcext:value-type="float">
            <text:p>0.930456519126892</text:p>
          </table:table-cell>
          <table:table-cell office:value-type="float" office:value="0.931814134120941" calcext:value-type="float">
            <text:p>0.931814134120941</text:p>
          </table:table-cell>
          <table:table-cell office:value-type="float" office:value="0.93007493019104" calcext:value-type="float">
            <text:p>0.93007493019104</text:p>
          </table:table-cell>
          <table:table-cell office:value-type="float" office:value="0.932504415512085" calcext:value-type="float">
            <text:p>0.93250441551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1125869750977" calcext:value-type="float">
            <text:p>0.941125869750977</text:p>
          </table:table-cell>
          <table:table-cell office:value-type="float" office:value="0.942683279514313" calcext:value-type="float">
            <text:p>0.942683279514313</text:p>
          </table:table-cell>
          <table:table-cell office:value-type="float" office:value="0.943022131919861" calcext:value-type="float">
            <text:p>0.943022131919861</text:p>
          </table:table-cell>
          <table:table-cell office:value-type="float" office:value="0.944225311279297" calcext:value-type="float">
            <text:p>0.944225311279297</text:p>
          </table:table-cell>
          <table:table-cell office:value-type="float" office:value="0.944713354110718" calcext:value-type="float">
            <text:p>0.944713354110718</text:p>
          </table:table-cell>
          <table:table-cell office:value-type="float" office:value="0.944517016410827" calcext:value-type="float">
            <text:p>0.944517016410827</text:p>
          </table:table-cell>
          <table:table-cell office:value-type="float" office:value="0.945825278759003" calcext:value-type="float">
            <text:p>0.945825278759003</text:p>
          </table:table-cell>
          <table:table-cell office:value-type="float" office:value="0.946604430675507" calcext:value-type="float">
            <text:p>0.946604430675507</text:p>
          </table:table-cell>
          <table:table-cell office:value-type="float" office:value="0.947218239307404" calcext:value-type="float">
            <text:p>0.947218239307404</text:p>
          </table:table-cell>
          <table:table-cell office:value-type="float" office:value="0.94716227054596" calcext:value-type="float">
            <text:p>0.94716227054596</text:p>
          </table:table-cell>
          <table:table-cell office:value-type="float" office:value="0.947269678115845" calcext:value-type="float">
            <text:p>0.94726967811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25539374351501" calcext:value-type="float">
            <text:p>0.925539374351501</text:p>
          </table:table-cell>
          <table:table-cell office:value-type="float" office:value="0.929583013057709" calcext:value-type="float">
            <text:p>0.929583013057709</text:p>
          </table:table-cell>
          <table:table-cell office:value-type="float" office:value="0.930516481399536" calcext:value-type="float">
            <text:p>0.930516481399536</text:p>
          </table:table-cell>
          <table:table-cell office:value-type="float" office:value="0.931076228618622" calcext:value-type="float">
            <text:p>0.931076228618622</text:p>
          </table:table-cell>
          <table:table-cell office:value-type="float" office:value="0.932108342647552" calcext:value-type="float">
            <text:p>0.932108342647552</text:p>
          </table:table-cell>
          <table:table-cell office:value-type="float" office:value="0.933164358139038" calcext:value-type="float">
            <text:p>0.933164358139038</text:p>
          </table:table-cell>
          <table:table-cell office:value-type="float" office:value="0.932912588119507" calcext:value-type="float">
            <text:p>0.932912588119507</text:p>
          </table:table-cell>
          <table:table-cell office:value-type="float" office:value="0.934769749641418" calcext:value-type="float">
            <text:p>0.934769749641418</text:p>
          </table:table-cell>
          <table:table-cell office:value-type="float" office:value="0.934739232063293" calcext:value-type="float">
            <text:p>0.934739232063293</text:p>
          </table:table-cell>
          <table:table-cell office:value-type="float" office:value="0.935397744178772" calcext:value-type="float">
            <text:p>0.935397744178772</text:p>
          </table:table-cell>
          <table:table-cell office:value-type="float" office:value="0.935043036937714" calcext:value-type="float">
            <text:p>0.935043036937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5573310852051" calcext:value-type="float">
            <text:p>0.965573310852051</text:p>
          </table:table-cell>
          <table:table-cell office:value-type="float" office:value="0.965590417385101" calcext:value-type="float">
            <text:p>0.965590417385101</text:p>
          </table:table-cell>
          <table:table-cell office:value-type="float" office:value="0.966408789157867" calcext:value-type="float">
            <text:p>0.966408789157867</text:p>
          </table:table-cell>
          <table:table-cell office:value-type="float" office:value="0.966656029224396" calcext:value-type="float">
            <text:p>0.966656029224396</text:p>
          </table:table-cell>
          <table:table-cell office:value-type="float" office:value="0.96738862991333" calcext:value-type="float">
            <text:p>0.96738862991333</text:p>
          </table:table-cell>
          <table:table-cell office:value-type="float" office:value="0.968284249305725" calcext:value-type="float">
            <text:p>0.968284249305725</text:p>
          </table:table-cell>
          <table:table-cell office:value-type="float" office:value="0.969082355499268" calcext:value-type="float">
            <text:p>0.969082355499268</text:p>
          </table:table-cell>
          <table:table-cell office:value-type="float" office:value="0.969334721565247" calcext:value-type="float">
            <text:p>0.969334721565247</text:p>
          </table:table-cell>
          <table:table-cell office:value-type="float" office:value="0.968804240226746" calcext:value-type="float">
            <text:p>0.968804240226746</text:p>
          </table:table-cell>
          <table:table-cell office:value-type="float" office:value="0.968610525131226" calcext:value-type="float">
            <text:p>0.968610525131226</text:p>
          </table:table-cell>
          <table:table-cell office:value-type="float" office:value="0.968524038791656" calcext:value-type="float">
            <text:p>0.968524038791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60942900180817" calcext:value-type="float">
            <text:p>0.860942900180817</text:p>
          </table:table-cell>
          <table:table-cell office:value-type="float" office:value="0.860966086387634" calcext:value-type="float">
            <text:p>0.860966086387634</text:p>
          </table:table-cell>
          <table:table-cell office:value-type="float" office:value="0.861702740192413" calcext:value-type="float">
            <text:p>0.861702740192413</text:p>
          </table:table-cell>
          <table:table-cell office:value-type="float" office:value="0.862321615219116" calcext:value-type="float">
            <text:p>0.862321615219116</text:p>
          </table:table-cell>
          <table:table-cell office:value-type="float" office:value="0.862971007823944" calcext:value-type="float">
            <text:p>0.862971007823944</text:p>
          </table:table-cell>
          <table:table-cell office:value-type="float" office:value="0.863010466098785" calcext:value-type="float">
            <text:p>0.86301046609878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0.863118529319763" calcext:value-type="float">
            <text:p>0.863118529319763</text:p>
          </table:table-cell>
          <table:table-cell office:value-type="float" office:value="0.863053560256958" calcext:value-type="float">
            <text:p>0.863053560256958</text:p>
          </table:table-cell>
          <table:table-cell office:value-type="float" office:value="0.862427771091461" calcext:value-type="float">
            <text:p>0.862427771091461</text:p>
          </table:table-cell>
          <table:table-cell office:value-type="float" office:value="0.861800193786621" calcext:value-type="float">
            <text:p>0.861800193786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16764116287231" calcext:value-type="float">
            <text:p>0.816764116287231</text:p>
          </table:table-cell>
          <table:table-cell office:value-type="float" office:value="0.818688213825226" calcext:value-type="float">
            <text:p>0.818688213825226</text:p>
          </table:table-cell>
          <table:table-cell office:value-type="float" office:value="0.821938872337341" calcext:value-type="float">
            <text:p>0.821938872337341</text:p>
          </table:table-cell>
          <table:table-cell office:value-type="float" office:value="0.821662068367004" calcext:value-type="float">
            <text:p>0.821662068367004</text:p>
          </table:table-cell>
          <table:table-cell office:value-type="float" office:value="0.822019994258881" calcext:value-type="float">
            <text:p>0.822019994258881</text:p>
          </table:table-cell>
          <table:table-cell office:value-type="float" office:value="0.822204947471619" calcext:value-type="float">
            <text:p>0.822204947471619</text:p>
          </table:table-cell>
          <table:table-cell office:value-type="float" office:value="0.821150541305542" calcext:value-type="float">
            <text:p>0.821150541305542</text:p>
          </table:table-cell>
          <table:table-cell office:value-type="float" office:value="0.817367076873779" calcext:value-type="float">
            <text:p>0.817367076873779</text:p>
          </table:table-cell>
          <table:table-cell office:value-type="float" office:value="0.81583845615387" calcext:value-type="float">
            <text:p>0.81583845615387</text:p>
          </table:table-cell>
          <table:table-cell office:value-type="float" office:value="0.819427013397217" calcext:value-type="float">
            <text:p>0.819427013397217</text:p>
          </table:table-cell>
          <table:table-cell office:value-type="float" office:value="0.815834760665894" calcext:value-type="float">
            <text:p>0.815834760665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17770981788635" calcext:value-type="float">
            <text:p>0.917770981788635</text:p>
          </table:table-cell>
          <table:table-cell office:value-type="float" office:value="0.918579995632172" calcext:value-type="float">
            <text:p>0.918579995632172</text:p>
          </table:table-cell>
          <table:table-cell office:value-type="float" office:value="0.917358160018921" calcext:value-type="float">
            <text:p>0.917358160018921</text:p>
          </table:table-cell>
          <table:table-cell office:value-type="float" office:value="0.917658984661102" calcext:value-type="float">
            <text:p>0.917658984661102</text:p>
          </table:table-cell>
          <table:table-cell office:value-type="float" office:value="0.921188533306122" calcext:value-type="float">
            <text:p>0.921188533306122</text:p>
          </table:table-cell>
          <table:table-cell office:value-type="float" office:value="0.921733260154724" calcext:value-type="float">
            <text:p>0.921733260154724</text:p>
          </table:table-cell>
          <table:table-cell office:value-type="float" office:value="0.921537041664124" calcext:value-type="float">
            <text:p>0.921537041664124</text:p>
          </table:table-cell>
          <table:table-cell office:value-type="float" office:value="0.922410845756531" calcext:value-type="float">
            <text:p>0.922410845756531</text:p>
          </table:table-cell>
          <table:table-cell office:value-type="float" office:value="0.923639476299286" calcext:value-type="float">
            <text:p>0.923639476299286</text:p>
          </table:table-cell>
          <table:table-cell office:value-type="float" office:value="0.924333989620209" calcext:value-type="float">
            <text:p>0.924333989620209</text:p>
          </table:table-cell>
          <table:table-cell office:value-type="float" office:value="0.927004158496857" calcext:value-type="float">
            <text:p>0.927004158496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45787727832794" calcext:value-type="float">
            <text:p>0.945787727832794</text:p>
          </table:table-cell>
          <table:table-cell office:value-type="float" office:value="0.94694435596466" calcext:value-type="float">
            <text:p>0.94694435596466</text:p>
          </table:table-cell>
          <table:table-cell office:value-type="float" office:value="0.949895858764648" calcext:value-type="float">
            <text:p>0.949895858764648</text:p>
          </table:table-cell>
          <table:table-cell office:value-type="float" office:value="0.94996964931488" calcext:value-type="float">
            <text:p>0.94996964931488</text:p>
          </table:table-cell>
          <table:table-cell office:value-type="float" office:value="0.949698626995087" calcext:value-type="float">
            <text:p>0.949698626995087</text:p>
          </table:table-cell>
          <table:table-cell office:value-type="float" office:value="0.949715614318848" calcext:value-type="float">
            <text:p>0.949715614318848</text:p>
          </table:table-cell>
          <table:table-cell office:value-type="float" office:value="0.949662148952484" calcext:value-type="float">
            <text:p>0.949662148952484</text:p>
          </table:table-cell>
          <table:table-cell office:value-type="float" office:value="0.95003604888916" calcext:value-type="float">
            <text:p>0.95003604888916</text:p>
          </table:table-cell>
          <table:table-cell office:value-type="float" office:value="0.950468719005585" calcext:value-type="float">
            <text:p>0.950468719005585</text:p>
          </table:table-cell>
          <table:table-cell office:value-type="float" office:value="0.950691401958466" calcext:value-type="float">
            <text:p>0.950691401958466</text:p>
          </table:table-cell>
          <table:table-cell office:value-type="float" office:value="0.950651526451111" calcext:value-type="float">
            <text:p>0.95065152645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249302148819" calcext:value-type="float">
            <text:p>0.94249302148819</text:p>
          </table:table-cell>
          <table:table-cell office:value-type="float" office:value="0.943646907806396" calcext:value-type="float">
            <text:p>0.943646907806396</text:p>
          </table:table-cell>
          <table:table-cell office:value-type="float" office:value="0.942733407020569" calcext:value-type="float">
            <text:p>0.942733407020569</text:p>
          </table:table-cell>
          <table:table-cell office:value-type="float" office:value="0.944407284259796" calcext:value-type="float">
            <text:p>0.944407284259796</text:p>
          </table:table-cell>
          <table:table-cell office:value-type="float" office:value="0.945877194404602" calcext:value-type="float">
            <text:p>0.945877194404602</text:p>
          </table:table-cell>
          <table:table-cell office:value-type="float" office:value="0.945162832736969" calcext:value-type="float">
            <text:p>0.945162832736969</text:p>
          </table:table-cell>
          <table:table-cell office:value-type="float" office:value="0.945099174976349" calcext:value-type="float">
            <text:p>0.945099174976349</text:p>
          </table:table-cell>
          <table:table-cell office:value-type="float" office:value="0.945689797401428" calcext:value-type="float">
            <text:p>0.945689797401428</text:p>
          </table:table-cell>
          <table:table-cell office:value-type="float" office:value="0.946160852909088" calcext:value-type="float">
            <text:p>0.946160852909088</text:p>
          </table:table-cell>
          <table:table-cell office:value-type="float" office:value="0.946660220623016" calcext:value-type="float">
            <text:p>0.946660220623016</text:p>
          </table:table-cell>
          <table:table-cell office:value-type="float" office:value="0.946952998638153" calcext:value-type="float">
            <text:p>0.946952998638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51949572563171" calcext:value-type="float">
            <text:p>0.851949572563171</text:p>
          </table:table-cell>
          <table:table-cell office:value-type="float" office:value="0.869411766529083" calcext:value-type="float">
            <text:p>0.869411766529083</text:p>
          </table:table-cell>
          <table:table-cell office:value-type="float" office:value="0.882072687149048" calcext:value-type="float">
            <text:p>0.882072687149048</text:p>
          </table:table-cell>
          <table:table-cell office:value-type="float" office:value="0.892391622066498" calcext:value-type="float">
            <text:p>0.892391622066498</text:p>
          </table:table-cell>
          <table:table-cell office:value-type="float" office:value="0.890497744083404" calcext:value-type="float">
            <text:p>0.890497744083404</text:p>
          </table:table-cell>
          <table:table-cell office:value-type="float" office:value="0.893180429935455" calcext:value-type="float">
            <text:p>0.893180429935455</text:p>
          </table:table-cell>
          <table:table-cell office:value-type="float" office:value="0.891369938850403" calcext:value-type="float">
            <text:p>0.891369938850403</text:p>
          </table:table-cell>
          <table:table-cell office:value-type="float" office:value="0.889766156673431" calcext:value-type="float">
            <text:p>0.889766156673431</text:p>
          </table:table-cell>
          <table:table-cell office:value-type="float" office:value="0.891179144382477" calcext:value-type="float">
            <text:p>0.891179144382477</text:p>
          </table:table-cell>
          <table:table-cell office:value-type="float" office:value="0.887887001037598" calcext:value-type="float">
            <text:p>0.887887001037598</text:p>
          </table:table-cell>
          <table:table-cell office:value-type="float" office:value="0.879952311515808" calcext:value-type="float">
            <text:p>0.879952311515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8540422916412" calcext:value-type="float">
            <text:p>0.788540422916412</text:p>
          </table:table-cell>
          <table:table-cell office:value-type="float" office:value="0.790817737579346" calcext:value-type="float">
            <text:p>0.790817737579346</text:p>
          </table:table-cell>
          <table:table-cell office:value-type="float" office:value="0.79020619392395" calcext:value-type="float">
            <text:p>0.79020619392395</text:p>
          </table:table-cell>
          <table:table-cell office:value-type="float" office:value="0.791239261627197" calcext:value-type="float">
            <text:p>0.791239261627197</text:p>
          </table:table-cell>
          <table:table-cell office:value-type="float" office:value="0.793893158435822" calcext:value-type="float">
            <text:p>0.793893158435822</text:p>
          </table:table-cell>
          <table:table-cell office:value-type="float" office:value="0.799794256687164" calcext:value-type="float">
            <text:p>0.799794256687164</text:p>
          </table:table-cell>
          <table:table-cell office:value-type="float" office:value="0.80654114484787" calcext:value-type="float">
            <text:p>0.80654114484787</text:p>
          </table:table-cell>
          <table:table-cell office:value-type="float" office:value="0.806949377059937" calcext:value-type="float">
            <text:p>0.806949377059937</text:p>
          </table:table-cell>
          <table:table-cell office:value-type="float" office:value="0.81299763917923" calcext:value-type="float">
            <text:p>0.81299763917923</text:p>
          </table:table-cell>
          <table:table-cell office:value-type="float" office:value="0.814386010169983" calcext:value-type="float">
            <text:p>0.814386010169983</text:p>
          </table:table-cell>
          <table:table-cell office:value-type="float" office:value="0.804195404052734" calcext:value-type="float">
            <text:p>0.80419540405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76335203647614" calcext:value-type="float">
            <text:p>0.876335203647614</text:p>
          </table:table-cell>
          <table:table-cell office:value-type="float" office:value="0.877778291702271" calcext:value-type="float">
            <text:p>0.877778291702271</text:p>
          </table:table-cell>
          <table:table-cell office:value-type="float" office:value="0.879556357860565" calcext:value-type="float">
            <text:p>0.879556357860565</text:p>
          </table:table-cell>
          <table:table-cell office:value-type="float" office:value="0.880641102790833" calcext:value-type="float">
            <text:p>0.880641102790833</text:p>
          </table:table-cell>
          <table:table-cell office:value-type="float" office:value="0.880973696708679" calcext:value-type="float">
            <text:p>0.880973696708679</text:p>
          </table:table-cell>
          <table:table-cell office:value-type="float" office:value="0.880572974681854" calcext:value-type="float">
            <text:p>0.880572974681854</text:p>
          </table:table-cell>
          <table:table-cell office:value-type="float" office:value="0.880383193492889" calcext:value-type="float">
            <text:p>0.880383193492889</text:p>
          </table:table-cell>
          <table:table-cell office:value-type="float" office:value="0.87992125749588" calcext:value-type="float">
            <text:p>0.87992125749588</text:p>
          </table:table-cell>
          <table:table-cell office:value-type="float" office:value="0.880150318145752" calcext:value-type="float">
            <text:p>0.880150318145752</text:p>
          </table:table-cell>
          <table:table-cell office:value-type="float" office:value="0.880379378795624" calcext:value-type="float">
            <text:p>0.880379378795624</text:p>
          </table:table-cell>
          <table:table-cell office:value-type="float" office:value="0.88053297996521" calcext:value-type="float">
            <text:p>0.88053297996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53160560131073" calcext:value-type="float">
            <text:p>0.853160560131073</text:p>
          </table:table-cell>
          <table:table-cell office:value-type="float" office:value="0.858686029911041" calcext:value-type="float">
            <text:p>0.858686029911041</text:p>
          </table:table-cell>
          <table:table-cell office:value-type="float" office:value="0.854990601539612" calcext:value-type="float">
            <text:p>0.854990601539612</text:p>
          </table:table-cell>
          <table:table-cell office:value-type="float" office:value="0.858413219451904" calcext:value-type="float">
            <text:p>0.858413219451904</text:p>
          </table:table-cell>
          <table:table-cell office:value-type="float" office:value="0.8568035364151" calcext:value-type="float">
            <text:p>0.8568035364151</text:p>
          </table:table-cell>
          <table:table-cell office:value-type="float" office:value="0.856832981109619" calcext:value-type="float">
            <text:p>0.856832981109619</text:p>
          </table:table-cell>
          <table:table-cell office:value-type="float" office:value="0.861322522163391" calcext:value-type="float">
            <text:p>0.861322522163391</text:p>
          </table:table-cell>
          <table:table-cell office:value-type="float" office:value="0.858815371990204" calcext:value-type="float">
            <text:p>0.858815371990204</text:p>
          </table:table-cell>
          <table:table-cell office:value-type="float" office:value="0.85808515548706" calcext:value-type="float">
            <text:p>0.85808515548706</text:p>
          </table:table-cell>
          <table:table-cell office:value-type="float" office:value="0.860472083091736" calcext:value-type="float">
            <text:p>0.860472083091736</text:p>
          </table:table-cell>
          <table:table-cell office:value-type="float" office:value="0.860731720924377" calcext:value-type="float">
            <text:p>0.860731720924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899014472961426" calcext:value-type="float">
            <text:p>0.899014472961426</text:p>
          </table:table-cell>
          <table:table-cell office:value-type="float" office:value="0.897897899150848" calcext:value-type="float">
            <text:p>0.897897899150848</text:p>
          </table:table-cell>
          <table:table-cell office:value-type="float" office:value="0.898440182209015" calcext:value-type="float">
            <text:p>0.898440182209015</text:p>
          </table:table-cell>
          <table:table-cell office:value-type="float" office:value="0.898542821407318" calcext:value-type="float">
            <text:p>0.898542821407318</text:p>
          </table:table-cell>
          <table:table-cell office:value-type="float" office:value="0.897334218025208" calcext:value-type="float">
            <text:p>0.897334218025208</text:p>
          </table:table-cell>
          <table:table-cell office:value-type="float" office:value="0.899597823619843" calcext:value-type="float">
            <text:p>0.899597823619843</text:p>
          </table:table-cell>
          <table:table-cell office:value-type="float" office:value="0.901339173316956" calcext:value-type="float">
            <text:p>0.901339173316956</text:p>
          </table:table-cell>
          <table:table-cell office:value-type="float" office:value="0.901416182518005" calcext:value-type="float">
            <text:p>0.901416182518005</text:p>
          </table:table-cell>
          <table:table-cell office:value-type="float" office:value="0.902328789234161" calcext:value-type="float">
            <text:p>0.902328789234161</text:p>
          </table:table-cell>
          <table:table-cell office:value-type="float" office:value="0.903774857521057" calcext:value-type="float">
            <text:p>0.903774857521057</text:p>
          </table:table-cell>
          <table:table-cell office:value-type="float" office:value="0.901928603649139" calcext:value-type="float">
            <text:p>0.901928603649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7307505607605" calcext:value-type="float">
            <text:p>0.907307505607605</text:p>
          </table:table-cell>
          <table:table-cell office:value-type="float" office:value="0.909561336040497" calcext:value-type="float">
            <text:p>0.909561336040497</text:p>
          </table:table-cell>
          <table:table-cell office:value-type="float" office:value="0.910083115100861" calcext:value-type="float">
            <text:p>0.910083115100861</text:p>
          </table:table-cell>
          <table:table-cell office:value-type="float" office:value="0.915635824203491" calcext:value-type="float">
            <text:p>0.915635824203491</text:p>
          </table:table-cell>
          <table:table-cell office:value-type="float" office:value="0.91260689496994" calcext:value-type="float">
            <text:p>0.91260689496994</text:p>
          </table:table-cell>
          <table:table-cell office:value-type="float" office:value="0.912582635879517" calcext:value-type="float">
            <text:p>0.912582635879517</text:p>
          </table:table-cell>
          <table:table-cell office:value-type="float" office:value="0.913567960262299" calcext:value-type="float">
            <text:p>0.913567960262299</text:p>
          </table:table-cell>
          <table:table-cell office:value-type="float" office:value="0.913971781730652" calcext:value-type="float">
            <text:p>0.913971781730652</text:p>
          </table:table-cell>
          <table:table-cell office:value-type="float" office:value="0.915512263774872" calcext:value-type="float">
            <text:p>0.915512263774872</text:p>
          </table:table-cell>
          <table:table-cell office:value-type="float" office:value="0.914542734622955" calcext:value-type="float">
            <text:p>0.914542734622955</text:p>
          </table:table-cell>
          <table:table-cell office:value-type="float" office:value="0.915207624435425" calcext:value-type="float">
            <text:p>0.91520762443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29377019405365" calcext:value-type="float">
            <text:p>0.929377019405365</text:p>
          </table:table-cell>
          <table:table-cell office:value-type="float" office:value="0.931670367717743" calcext:value-type="float">
            <text:p>0.931670367717743</text:p>
          </table:table-cell>
          <table:table-cell office:value-type="float" office:value="0.93842887878418" calcext:value-type="float">
            <text:p>0.93842887878418</text:p>
          </table:table-cell>
          <table:table-cell office:value-type="float" office:value="0.938301146030426" calcext:value-type="float">
            <text:p>0.938301146030426</text:p>
          </table:table-cell>
          <table:table-cell office:value-type="float" office:value="0.933922469615936" calcext:value-type="float">
            <text:p>0.933922469615936</text:p>
          </table:table-cell>
          <table:table-cell office:value-type="float" office:value="0.936698734760284" calcext:value-type="float">
            <text:p>0.936698734760284</text:p>
          </table:table-cell>
          <table:table-cell office:value-type="float" office:value="0.936414659023285" calcext:value-type="float">
            <text:p>0.936414659023285</text:p>
          </table:table-cell>
          <table:table-cell office:value-type="float" office:value="0.938707530498504" calcext:value-type="float">
            <text:p>0.938707530498504</text:p>
          </table:table-cell>
          <table:table-cell office:value-type="float" office:value="0.937570929527283" calcext:value-type="float">
            <text:p>0.937570929527283</text:p>
          </table:table-cell>
          <table:table-cell office:value-type="float" office:value="0.936580121517181" calcext:value-type="float">
            <text:p>0.936580121517181</text:p>
          </table:table-cell>
          <table:table-cell office:value-type="float" office:value="0.938780963420868" calcext:value-type="float">
            <text:p>0.938780963420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5857653617859" calcext:value-type="float">
            <text:p>0.935857653617859</text:p>
          </table:table-cell>
          <table:table-cell office:value-type="float" office:value="0.938149452209473" calcext:value-type="float">
            <text:p>0.938149452209473</text:p>
          </table:table-cell>
          <table:table-cell office:value-type="float" office:value="0.938078284263611" calcext:value-type="float">
            <text:p>0.938078284263611</text:p>
          </table:table-cell>
          <table:table-cell office:value-type="float" office:value="0.938240826129913" calcext:value-type="float">
            <text:p>0.938240826129913</text:p>
          </table:table-cell>
          <table:table-cell office:value-type="float" office:value="0.938178479671478" calcext:value-type="float">
            <text:p>0.938178479671478</text:p>
          </table:table-cell>
          <table:table-cell office:value-type="float" office:value="0.937212526798248" calcext:value-type="float">
            <text:p>0.937212526798248</text:p>
          </table:table-cell>
          <table:table-cell office:value-type="float" office:value="0.938409924507141" calcext:value-type="float">
            <text:p>0.938409924507141</text:p>
          </table:table-cell>
          <table:table-cell office:value-type="float" office:value="0.938407242298126" calcext:value-type="float">
            <text:p>0.938407242298126</text:p>
          </table:table-cell>
          <table:table-cell office:value-type="float" office:value="0.94018429517746" calcext:value-type="float">
            <text:p>0.94018429517746</text:p>
          </table:table-cell>
          <table:table-cell office:value-type="float" office:value="0.940020620822906" calcext:value-type="float">
            <text:p>0.940020620822906</text:p>
          </table:table-cell>
          <table:table-cell office:value-type="float" office:value="0.940292656421661" calcext:value-type="float">
            <text:p>0.940292656421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86781930923462" calcext:value-type="float">
            <text:p>0.886781930923462</text:p>
          </table:table-cell>
          <table:table-cell office:value-type="float" office:value="0.88830828666687" calcext:value-type="float">
            <text:p>0.88830828666687</text:p>
          </table:table-cell>
          <table:table-cell office:value-type="float" office:value="0.88816773891449" calcext:value-type="float">
            <text:p>0.88816773891449</text:p>
          </table:table-cell>
          <table:table-cell office:value-type="float" office:value="0.888008713722229" calcext:value-type="float">
            <text:p>0.888008713722229</text:p>
          </table:table-cell>
          <table:table-cell office:value-type="float" office:value="0.888155400753021" calcext:value-type="float">
            <text:p>0.888155400753021</text:p>
          </table:table-cell>
          <table:table-cell office:value-type="float" office:value="0.888606548309326" calcext:value-type="float">
            <text:p>0.888606548309326</text:p>
          </table:table-cell>
          <table:table-cell office:value-type="float" office:value="0.888962328433991" calcext:value-type="float">
            <text:p>0.888962328433991</text:p>
          </table:table-cell>
          <table:table-cell office:value-type="float" office:value="0.889775574207306" calcext:value-type="float">
            <text:p>0.889775574207306</text:p>
          </table:table-cell>
          <table:table-cell office:value-type="float" office:value="0.889515936374664" calcext:value-type="float">
            <text:p>0.889515936374664</text:p>
          </table:table-cell>
          <table:table-cell office:value-type="float" office:value="0.889346539974213" calcext:value-type="float">
            <text:p>0.889346539974213</text:p>
          </table:table-cell>
          <table:table-cell office:value-type="float" office:value="0.889255940914154" calcext:value-type="float">
            <text:p>0.889255940914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7128195762634" calcext:value-type="float">
            <text:p>0.927128195762634</text:p>
          </table:table-cell>
          <table:table-cell office:value-type="float" office:value="0.928322732448578" calcext:value-type="float">
            <text:p>0.928322732448578</text:p>
          </table:table-cell>
          <table:table-cell office:value-type="float" office:value="0.929852247238159" calcext:value-type="float">
            <text:p>0.929852247238159</text:p>
          </table:table-cell>
          <table:table-cell office:value-type="float" office:value="0.930251896381378" calcext:value-type="float">
            <text:p>0.930251896381378</text:p>
          </table:table-cell>
          <table:table-cell office:value-type="float" office:value="0.930215835571289" calcext:value-type="float">
            <text:p>0.930215835571289</text:p>
          </table:table-cell>
          <table:table-cell office:value-type="float" office:value="0.931351363658905" calcext:value-type="float">
            <text:p>0.931351363658905</text:p>
          </table:table-cell>
          <table:table-cell office:value-type="float" office:value="0.931657791137695" calcext:value-type="float">
            <text:p>0.931657791137695</text:p>
          </table:table-cell>
          <table:table-cell office:value-type="float" office:value="0.931968450546265" calcext:value-type="float">
            <text:p>0.931968450546265</text:p>
          </table:table-cell>
          <table:table-cell office:value-type="float" office:value="0.93215274810791" calcext:value-type="float">
            <text:p>0.93215274810791</text:p>
          </table:table-cell>
          <table:table-cell office:value-type="float" office:value="0.932705342769623" calcext:value-type="float">
            <text:p>0.932705342769623</text:p>
          </table:table-cell>
          <table:table-cell office:value-type="float" office:value="0.932690978050232" calcext:value-type="float">
            <text:p>0.932690978050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2711991071701" calcext:value-type="float">
            <text:p>0.92711991071701</text:p>
          </table:table-cell>
          <table:table-cell office:value-type="float" office:value="0.928135454654694" calcext:value-type="float">
            <text:p>0.928135454654694</text:p>
          </table:table-cell>
          <table:table-cell office:value-type="float" office:value="0.928807139396668" calcext:value-type="float">
            <text:p>0.928807139396668</text:p>
          </table:table-cell>
          <table:table-cell office:value-type="float" office:value="0.928773581981659" calcext:value-type="float">
            <text:p>0.928773581981659</text:p>
          </table:table-cell>
          <table:table-cell office:value-type="float" office:value="0.927599310874939" calcext:value-type="float">
            <text:p>0.927599310874939</text:p>
          </table:table-cell>
          <table:table-cell office:value-type="float" office:value="0.927851378917694" calcext:value-type="float">
            <text:p>0.927851378917694</text:p>
          </table:table-cell>
          <table:table-cell office:value-type="float" office:value="0.92812317609787" calcext:value-type="float">
            <text:p>0.92812317609787</text:p>
          </table:table-cell>
          <table:table-cell office:value-type="float" office:value="0.928509414196014" calcext:value-type="float">
            <text:p>0.928509414196014</text:p>
          </table:table-cell>
          <table:table-cell office:value-type="float" office:value="0.928001284599304" calcext:value-type="float">
            <text:p>0.928001284599304</text:p>
          </table:table-cell>
          <table:table-cell office:value-type="float" office:value="0.928930222988129" calcext:value-type="float">
            <text:p>0.928930222988129</text:p>
          </table:table-cell>
          <table:table-cell office:value-type="float" office:value="0.929376840591431" calcext:value-type="float">
            <text:p>0.929376840591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521290063858" calcext:value-type="float">
            <text:p>0.94521290063858</text:p>
          </table:table-cell>
          <table:table-cell office:value-type="float" office:value="0.947641134262085" calcext:value-type="float">
            <text:p>0.947641134262085</text:p>
          </table:table-cell>
          <table:table-cell office:value-type="float" office:value="0.949523389339447" calcext:value-type="float">
            <text:p>0.949523389339447</text:p>
          </table:table-cell>
          <table:table-cell office:value-type="float" office:value="0.949163556098938" calcext:value-type="float">
            <text:p>0.949163556098938</text:p>
          </table:table-cell>
          <table:table-cell office:value-type="float" office:value="0.947859585285187" calcext:value-type="float">
            <text:p>0.947859585285187</text:p>
          </table:table-cell>
          <table:table-cell office:value-type="float" office:value="0.950111508369446" calcext:value-type="float">
            <text:p>0.950111508369446</text:p>
          </table:table-cell>
          <table:table-cell office:value-type="float" office:value="0.951539933681488" calcext:value-type="float">
            <text:p>0.951539933681488</text:p>
          </table:table-cell>
          <table:table-cell office:value-type="float" office:value="0.950922906398773" calcext:value-type="float">
            <text:p>0.950922906398773</text:p>
          </table:table-cell>
          <table:table-cell office:value-type="float" office:value="0.953244626522064" calcext:value-type="float">
            <text:p>0.953244626522064</text:p>
          </table:table-cell>
          <table:table-cell office:value-type="float" office:value="0.952355086803436" calcext:value-type="float">
            <text:p>0.952355086803436</text:p>
          </table:table-cell>
          <table:table-cell office:value-type="float" office:value="0.953053712844849" calcext:value-type="float">
            <text:p>0.953053712844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8918619155884" calcext:value-type="float">
            <text:p>0.908918619155884</text:p>
          </table:table-cell>
          <table:table-cell office:value-type="float" office:value="0.916686475276947" calcext:value-type="float">
            <text:p>0.916686475276947</text:p>
          </table:table-cell>
          <table:table-cell office:value-type="float" office:value="0.922517955303192" calcext:value-type="float">
            <text:p>0.922517955303192</text:p>
          </table:table-cell>
          <table:table-cell office:value-type="float" office:value="0.922595977783203" calcext:value-type="float">
            <text:p>0.922595977783203</text:p>
          </table:table-cell>
          <table:table-cell office:value-type="float" office:value="0.923083007335663" calcext:value-type="float">
            <text:p>0.923083007335663</text:p>
          </table:table-cell>
          <table:table-cell office:value-type="float" office:value="0.924631834030151" calcext:value-type="float">
            <text:p>0.924631834030151</text:p>
          </table:table-cell>
          <table:table-cell office:value-type="float" office:value="0.924365758895874" calcext:value-type="float">
            <text:p>0.924365758895874</text:p>
          </table:table-cell>
          <table:table-cell office:value-type="float" office:value="0.924567878246307" calcext:value-type="float">
            <text:p>0.924567878246307</text:p>
          </table:table-cell>
          <table:table-cell office:value-type="float" office:value="0.924780488014221" calcext:value-type="float">
            <text:p>0.924780488014221</text:p>
          </table:table-cell>
          <table:table-cell office:value-type="float" office:value="0.925025701522827" calcext:value-type="float">
            <text:p>0.925025701522827</text:p>
          </table:table-cell>
          <table:table-cell office:value-type="float" office:value="0.925664186477661" calcext:value-type="float">
            <text:p>0.925664186477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280921459198" calcext:value-type="float">
            <text:p>0.95280921459198</text:p>
          </table:table-cell>
          <table:table-cell office:value-type="float" office:value="0.954699456691742" calcext:value-type="float">
            <text:p>0.954699456691742</text:p>
          </table:table-cell>
          <table:table-cell office:value-type="float" office:value="0.956287324428558" calcext:value-type="float">
            <text:p>0.956287324428558</text:p>
          </table:table-cell>
          <table:table-cell office:value-type="float" office:value="0.95636260509491" calcext:value-type="float">
            <text:p>0.95636260509491</text:p>
          </table:table-cell>
          <table:table-cell office:value-type="float" office:value="0.957111895084381" calcext:value-type="float">
            <text:p>0.957111895084381</text:p>
          </table:table-cell>
          <table:table-cell office:value-type="float" office:value="0.957507371902466" calcext:value-type="float">
            <text:p>0.957507371902466</text:p>
          </table:table-cell>
          <table:table-cell office:value-type="float" office:value="0.958339393138886" calcext:value-type="float">
            <text:p>0.958339393138886</text:p>
          </table:table-cell>
          <table:table-cell office:value-type="float" office:value="0.958134174346924" calcext:value-type="float">
            <text:p>0.958134174346924</text:p>
          </table:table-cell>
          <table:table-cell office:value-type="float" office:value="0.958599328994751" calcext:value-type="float">
            <text:p>0.958599328994751</text:p>
          </table:table-cell>
          <table:table-cell office:value-type="float" office:value="0.959543704986572" calcext:value-type="float">
            <text:p>0.959543704986572</text:p>
          </table:table-cell>
          <table:table-cell office:value-type="float" office:value="0.959370017051697" calcext:value-type="float">
            <text:p>0.959370017051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4228854179382" calcext:value-type="float">
            <text:p>0.854228854179382</text:p>
          </table:table-cell>
          <table:table-cell office:value-type="float" office:value="0.857471406459808" calcext:value-type="float">
            <text:p>0.857471406459808</text:p>
          </table:table-cell>
          <table:table-cell office:value-type="float" office:value="0.85852724313736" calcext:value-type="float">
            <text:p>0.85852724313736</text:p>
          </table:table-cell>
          <table:table-cell office:value-type="float" office:value="0.861405730247498" calcext:value-type="float">
            <text:p>0.861405730247498</text:p>
          </table:table-cell>
          <table:table-cell office:value-type="float" office:value="0.862282514572144" calcext:value-type="float">
            <text:p>0.862282514572144</text:p>
          </table:table-cell>
          <table:table-cell office:value-type="float" office:value="0.862941086292267" calcext:value-type="float">
            <text:p>0.862941086292267</text:p>
          </table:table-cell>
          <table:table-cell office:value-type="float" office:value="0.86288321018219" calcext:value-type="float">
            <text:p>0.86288321018219</text:p>
          </table:table-cell>
          <table:table-cell office:value-type="float" office:value="0.862986564636231" calcext:value-type="float">
            <text:p>0.862986564636231</text:p>
          </table:table-cell>
          <table:table-cell office:value-type="float" office:value="0.862233400344849" calcext:value-type="float">
            <text:p>0.862233400344849</text:p>
          </table:table-cell>
          <table:table-cell office:value-type="float" office:value="0.863072633743286" calcext:value-type="float">
            <text:p>0.863072633743286</text:p>
          </table:table-cell>
          <table:table-cell office:value-type="float" office:value="0.865175604820251" calcext:value-type="float">
            <text:p>0.865175604820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04780900478363" calcext:value-type="float">
            <text:p>0.804780900478363</text:p>
          </table:table-cell>
          <table:table-cell office:value-type="float" office:value="0.805799961090088" calcext:value-type="float">
            <text:p>0.805799961090088</text:p>
          </table:table-cell>
          <table:table-cell office:value-type="float" office:value="0.806708097457886" calcext:value-type="float">
            <text:p>0.806708097457886</text:p>
          </table:table-cell>
          <table:table-cell office:value-type="float" office:value="0.813890278339386" calcext:value-type="float">
            <text:p>0.813890278339386</text:p>
          </table:table-cell>
          <table:table-cell office:value-type="float" office:value="0.814154922962189" calcext:value-type="float">
            <text:p>0.814154922962189</text:p>
          </table:table-cell>
          <table:table-cell office:value-type="float" office:value="0.815682411193848" calcext:value-type="float">
            <text:p>0.815682411193848</text:p>
          </table:table-cell>
          <table:table-cell office:value-type="float" office:value="0.820096075534821" calcext:value-type="float">
            <text:p>0.820096075534821</text:p>
          </table:table-cell>
          <table:table-cell office:value-type="float" office:value="0.823947131633758" calcext:value-type="float">
            <text:p>0.823947131633758</text:p>
          </table:table-cell>
          <table:table-cell office:value-type="float" office:value="0.822819113731384" calcext:value-type="float">
            <text:p>0.822819113731384</text:p>
          </table:table-cell>
          <table:table-cell office:value-type="float" office:value="0.820220530033112" calcext:value-type="float">
            <text:p>0.820220530033112</text:p>
          </table:table-cell>
          <table:table-cell office:value-type="float" office:value="0.82017058134079" calcext:value-type="float">
            <text:p>0.82017058134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904133796691894" calcext:value-type="float">
            <text:p>0.904133796691894</text:p>
          </table:table-cell>
          <table:table-cell office:value-type="float" office:value="0.904597163200378" calcext:value-type="float">
            <text:p>0.904597163200378</text:p>
          </table:table-cell>
          <table:table-cell office:value-type="float" office:value="0.905011653900146" calcext:value-type="float">
            <text:p>0.905011653900146</text:p>
          </table:table-cell>
          <table:table-cell office:value-type="float" office:value="0.904351830482483" calcext:value-type="float">
            <text:p>0.904351830482483</text:p>
          </table:table-cell>
          <table:table-cell office:value-type="float" office:value="0.905600965023041" calcext:value-type="float">
            <text:p>0.905600965023041</text:p>
          </table:table-cell>
          <table:table-cell office:value-type="float" office:value="0.906467080116272" calcext:value-type="float">
            <text:p>0.906467080116272</text:p>
          </table:table-cell>
          <table:table-cell office:value-type="float" office:value="0.9084512591362" calcext:value-type="float">
            <text:p>0.9084512591362</text:p>
          </table:table-cell>
          <table:table-cell office:value-type="float" office:value="0.908164441585541" calcext:value-type="float">
            <text:p>0.908164441585541</text:p>
          </table:table-cell>
          <table:table-cell office:value-type="float" office:value="0.908819615840912" calcext:value-type="float">
            <text:p>0.908819615840912</text:p>
          </table:table-cell>
          <table:table-cell office:value-type="float" office:value="0.908416211605072" calcext:value-type="float">
            <text:p>0.908416211605072</text:p>
          </table:table-cell>
          <table:table-cell office:value-type="float" office:value="0.909993529319763" calcext:value-type="float">
            <text:p>0.909993529319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912292540073395" calcext:value-type="float">
            <text:p>0.912292540073395</text:p>
          </table:table-cell>
          <table:table-cell office:value-type="float" office:value="0.913263559341431" calcext:value-type="float">
            <text:p>0.913263559341431</text:p>
          </table:table-cell>
          <table:table-cell office:value-type="float" office:value="0.913287997245789" calcext:value-type="float">
            <text:p>0.913287997245789</text:p>
          </table:table-cell>
          <table:table-cell office:value-type="float" office:value="0.913229048252106" calcext:value-type="float">
            <text:p>0.913229048252106</text:p>
          </table:table-cell>
          <table:table-cell office:value-type="float" office:value="0.914549291133881" calcext:value-type="float">
            <text:p>0.914549291133881</text:p>
          </table:table-cell>
          <table:table-cell office:value-type="float" office:value="0.914223313331604" calcext:value-type="float">
            <text:p>0.914223313331604</text:p>
          </table:table-cell>
          <table:table-cell office:value-type="float" office:value="0.915049135684967" calcext:value-type="float">
            <text:p>0.915049135684967</text:p>
          </table:table-cell>
          <table:table-cell office:value-type="float" office:value="0.91588944196701" calcext:value-type="float">
            <text:p>0.91588944196701</text:p>
          </table:table-cell>
          <table:table-cell office:value-type="float" office:value="0.916962027549744" calcext:value-type="float">
            <text:p>0.916962027549744</text:p>
          </table:table-cell>
          <table:table-cell office:value-type="float" office:value="0.918124198913574" calcext:value-type="float">
            <text:p>0.918124198913574</text:p>
          </table:table-cell>
          <table:table-cell office:value-type="float" office:value="0.919028699398041" calcext:value-type="float">
            <text:p>0.9190286993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2015964984894" calcext:value-type="float">
            <text:p>0.922015964984894</text:p>
          </table:table-cell>
          <table:table-cell office:value-type="float" office:value="0.922750234603882" calcext:value-type="float">
            <text:p>0.922750234603882</text:p>
          </table:table-cell>
          <table:table-cell office:value-type="float" office:value="0.923793077468872" calcext:value-type="float">
            <text:p>0.923793077468872</text:p>
          </table:table-cell>
          <table:table-cell office:value-type="float" office:value="0.925338387489319" calcext:value-type="float">
            <text:p>0.925338387489319</text:p>
          </table:table-cell>
          <table:table-cell office:value-type="float" office:value="0.925309717655182" calcext:value-type="float">
            <text:p>0.925309717655182</text:p>
          </table:table-cell>
          <table:table-cell office:value-type="float" office:value="0.925282299518585" calcext:value-type="float">
            <text:p>0.925282299518585</text:p>
          </table:table-cell>
          <table:table-cell office:value-type="float" office:value="0.926267623901367" calcext:value-type="float">
            <text:p>0.926267623901367</text:p>
          </table:table-cell>
          <table:table-cell office:value-type="float" office:value="0.926997900009155" calcext:value-type="float">
            <text:p>0.926997900009155</text:p>
          </table:table-cell>
          <table:table-cell office:value-type="float" office:value="0.927090466022491" calcext:value-type="float">
            <text:p>0.927090466022491</text:p>
          </table:table-cell>
          <table:table-cell office:value-type="float" office:value="0.926935136318207" calcext:value-type="float">
            <text:p>0.926935136318207</text:p>
          </table:table-cell>
          <table:table-cell office:value-type="float" office:value="0.927755415439606" calcext:value-type="float">
            <text:p>0.927755415439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26696002483368" calcext:value-type="float">
            <text:p>0.926696002483368</text:p>
          </table:table-cell>
          <table:table-cell office:value-type="float" office:value="0.930499255657196" calcext:value-type="float">
            <text:p>0.930499255657196</text:p>
          </table:table-cell>
          <table:table-cell office:value-type="float" office:value="0.933072447776794" calcext:value-type="float">
            <text:p>0.933072447776794</text:p>
          </table:table-cell>
          <table:table-cell office:value-type="float" office:value="0.931464850902557" calcext:value-type="float">
            <text:p>0.931464850902557</text:p>
          </table:table-cell>
          <table:table-cell office:value-type="float" office:value="0.930071830749512" calcext:value-type="float">
            <text:p>0.930071830749512</text:p>
          </table:table-cell>
          <table:table-cell office:value-type="float" office:value="0.929977238178253" calcext:value-type="float">
            <text:p>0.929977238178253</text:p>
          </table:table-cell>
          <table:table-cell office:value-type="float" office:value="0.930104732513428" calcext:value-type="float">
            <text:p>0.930104732513428</text:p>
          </table:table-cell>
          <table:table-cell office:value-type="float" office:value="0.929755926132202" calcext:value-type="float">
            <text:p>0.929755926132202</text:p>
          </table:table-cell>
          <table:table-cell office:value-type="float" office:value="0.931793391704559" calcext:value-type="float">
            <text:p>0.931793391704559</text:p>
          </table:table-cell>
          <table:table-cell office:value-type="float" office:value="0.932662010192871" calcext:value-type="float">
            <text:p>0.932662010192871</text:p>
          </table:table-cell>
          <table:table-cell office:value-type="float" office:value="0.932883262634277" calcext:value-type="float">
            <text:p>0.932883262634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680644273757935" calcext:value-type="float">
            <text:p>0.680644273757935</text:p>
          </table:table-cell>
          <table:table-cell office:value-type="float" office:value="0.680528402328491" calcext:value-type="float">
            <text:p>0.680528402328491</text:p>
          </table:table-cell>
          <table:table-cell office:value-type="float" office:value="0.680412352085114" calcext:value-type="float">
            <text:p>0.680412352085114</text:p>
          </table:table-cell>
          <table:table-cell office:value-type="float" office:value="0.680788516998291" calcext:value-type="float">
            <text:p>0.680788516998291</text:p>
          </table:table-cell>
          <table:table-cell office:value-type="float" office:value="0.680750727653503" calcext:value-type="float">
            <text:p>0.680750727653503</text:p>
          </table:table-cell>
          <table:table-cell office:value-type="float" office:value="0.680911004543304" calcext:value-type="float">
            <text:p>0.680911004543304</text:p>
          </table:table-cell>
          <table:table-cell office:value-type="float" office:value="0.680830240249634" calcext:value-type="float">
            <text:p>0.680830240249634</text:p>
          </table:table-cell>
          <table:table-cell office:value-type="float" office:value="0.681151866912842" calcext:value-type="float">
            <text:p>0.681151866912842</text:p>
          </table:table-cell>
          <table:table-cell office:value-type="float" office:value="0.68070650100708" calcext:value-type="float">
            <text:p>0.68070650100708</text:p>
          </table:table-cell>
          <table:table-cell office:value-type="float" office:value="0.680672526359558" calcext:value-type="float">
            <text:p>0.680672526359558</text:p>
          </table:table-cell>
          <table:table-cell office:value-type="float" office:value="0.681218445301056" calcext:value-type="float">
            <text:p>0.681218445301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97347986698151" calcext:value-type="float">
            <text:p>0.897347986698151</text:p>
          </table:table-cell>
          <table:table-cell office:value-type="float" office:value="0.901086211204529" calcext:value-type="float">
            <text:p>0.901086211204529</text:p>
          </table:table-cell>
          <table:table-cell office:value-type="float" office:value="0.906215846538544" calcext:value-type="float">
            <text:p>0.906215846538544</text:p>
          </table:table-cell>
          <table:table-cell office:value-type="float" office:value="0.90873110294342" calcext:value-type="float">
            <text:p>0.90873110294342</text:p>
          </table:table-cell>
          <table:table-cell office:value-type="float" office:value="0.909432649612427" calcext:value-type="float">
            <text:p>0.909432649612427</text:p>
          </table:table-cell>
          <table:table-cell office:value-type="float" office:value="0.909501314163208" calcext:value-type="float">
            <text:p>0.909501314163208</text:p>
          </table:table-cell>
          <table:table-cell office:value-type="float" office:value="0.909582078456879" calcext:value-type="float">
            <text:p>0.909582078456879</text:p>
          </table:table-cell>
          <table:table-cell office:value-type="float" office:value="0.909010112285614" calcext:value-type="float">
            <text:p>0.909010112285614</text:p>
          </table:table-cell>
          <table:table-cell office:value-type="float" office:value="0.91028493642807" calcext:value-type="float">
            <text:p>0.91028493642807</text:p>
          </table:table-cell>
          <table:table-cell office:value-type="float" office:value="0.909551858901978" calcext:value-type="float">
            <text:p>0.909551858901978</text:p>
          </table:table-cell>
          <table:table-cell office:value-type="float" office:value="0.908903896808624" calcext:value-type="float">
            <text:p>0.90890389680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76878499984741" calcext:value-type="float">
            <text:p>0.876878499984741</text:p>
          </table:table-cell>
          <table:table-cell office:value-type="float" office:value="0.882974147796631" calcext:value-type="float">
            <text:p>0.882974147796631</text:p>
          </table:table-cell>
          <table:table-cell office:value-type="float" office:value="0.887317895889282" calcext:value-type="float">
            <text:p>0.887317895889282</text:p>
          </table:table-cell>
          <table:table-cell office:value-type="float" office:value="0.886648893356323" calcext:value-type="float">
            <text:p>0.886648893356323</text:p>
          </table:table-cell>
          <table:table-cell office:value-type="float" office:value="0.888845384120941" calcext:value-type="float">
            <text:p>0.888845384120941</text:p>
          </table:table-cell>
          <table:table-cell office:value-type="float" office:value="0.887828528881073" calcext:value-type="float">
            <text:p>0.887828528881073</text:p>
          </table:table-cell>
          <table:table-cell office:value-type="float" office:value="0.887593865394592" calcext:value-type="float">
            <text:p>0.887593865394592</text:p>
          </table:table-cell>
          <table:table-cell office:value-type="float" office:value="0.886436581611633" calcext:value-type="float">
            <text:p>0.886436581611633</text:p>
          </table:table-cell>
          <table:table-cell office:value-type="float" office:value="0.88606607913971" calcext:value-type="float">
            <text:p>0.88606607913971</text:p>
          </table:table-cell>
          <table:table-cell office:value-type="float" office:value="0.886485636234283" calcext:value-type="float">
            <text:p>0.886485636234283</text:p>
          </table:table-cell>
          <table:table-cell office:value-type="float" office:value="0.886681318283081" calcext:value-type="float">
            <text:p>0.886681318283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46998298168182" calcext:value-type="float">
            <text:p>0.946998298168182</text:p>
          </table:table-cell>
          <table:table-cell office:value-type="float" office:value="0.946759045124054" calcext:value-type="float">
            <text:p>0.946759045124054</text:p>
          </table:table-cell>
          <table:table-cell office:value-type="float" office:value="0.94792366027832" calcext:value-type="float">
            <text:p>0.94792366027832</text:p>
          </table:table-cell>
          <table:table-cell office:value-type="float" office:value="0.94718873500824" calcext:value-type="float">
            <text:p>0.94718873500824</text:p>
          </table:table-cell>
          <table:table-cell office:value-type="float" office:value="0.949454188346863" calcext:value-type="float">
            <text:p>0.949454188346863</text:p>
          </table:table-cell>
          <table:table-cell office:value-type="float" office:value="0.948703348636627" calcext:value-type="float">
            <text:p>0.948703348636627</text:p>
          </table:table-cell>
          <table:table-cell office:value-type="float" office:value="0.949178874492645" calcext:value-type="float">
            <text:p>0.949178874492645</text:p>
          </table:table-cell>
          <table:table-cell table:number-columns-repeated="2" office:value-type="float" office:value="0.949313998222351" calcext:value-type="float">
            <text:p>0.949313998222351</text:p>
          </table:table-cell>
          <table:table-cell office:value-type="float" office:value="0.950292825698852" calcext:value-type="float">
            <text:p>0.950292825698852</text:p>
          </table:table-cell>
          <table:table-cell office:value-type="float" office:value="0.950475573539734" calcext:value-type="float">
            <text:p>0.950475573539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49711835384369" calcext:value-type="float">
            <text:p>0.849711835384369</text:p>
          </table:table-cell>
          <table:table-cell office:value-type="float" office:value="0.853317201137543" calcext:value-type="float">
            <text:p>0.853317201137543</text:p>
          </table:table-cell>
          <table:table-cell office:value-type="float" office:value="0.853844404220581" calcext:value-type="float">
            <text:p>0.853844404220581</text:p>
          </table:table-cell>
          <table:table-cell office:value-type="float" office:value="0.853314876556397" calcext:value-type="float">
            <text:p>0.853314876556397</text:p>
          </table:table-cell>
          <table:table-cell office:value-type="float" office:value="0.854224383831024" calcext:value-type="float">
            <text:p>0.854224383831024</text:p>
          </table:table-cell>
          <table:table-cell office:value-type="float" office:value="0.855380713939667" calcext:value-type="float">
            <text:p>0.855380713939667</text:p>
          </table:table-cell>
          <table:table-cell office:value-type="float" office:value="0.853321015834808" calcext:value-type="float">
            <text:p>0.853321015834808</text:p>
          </table:table-cell>
          <table:table-cell office:value-type="float" office:value="0.855806946754456" calcext:value-type="float">
            <text:p>0.855806946754456</text:p>
          </table:table-cell>
          <table:table-cell office:value-type="float" office:value="0.856582581996918" calcext:value-type="float">
            <text:p>0.856582581996918</text:p>
          </table:table-cell>
          <table:table-cell office:value-type="float" office:value="0.856393098831177" calcext:value-type="float">
            <text:p>0.856393098831177</text:p>
          </table:table-cell>
          <table:table-cell office:value-type="float" office:value="0.855980396270752" calcext:value-type="float">
            <text:p>0.855980396270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6566572189331" calcext:value-type="float">
            <text:p>0.956566572189331</text:p>
          </table:table-cell>
          <table:table-cell office:value-type="float" office:value="0.956799507141113" calcext:value-type="float">
            <text:p>0.956799507141113</text:p>
          </table:table-cell>
          <table:table-cell office:value-type="float" office:value="0.956828594207764" calcext:value-type="float">
            <text:p>0.956828594207764</text:p>
          </table:table-cell>
          <table:table-cell office:value-type="float" office:value="0.956138789653778" calcext:value-type="float">
            <text:p>0.956138789653778</text:p>
          </table:table-cell>
          <table:table-cell office:value-type="float" office:value="0.957108616828918" calcext:value-type="float">
            <text:p>0.957108616828918</text:p>
          </table:table-cell>
          <table:table-cell office:value-type="float" office:value="0.957390904426575" calcext:value-type="float">
            <text:p>0.957390904426575</text:p>
          </table:table-cell>
          <table:table-cell office:value-type="float" office:value="0.95821624994278" calcext:value-type="float">
            <text:p>0.95821624994278</text:p>
          </table:table-cell>
          <table:table-cell office:value-type="float" office:value="0.957992732524872" calcext:value-type="float">
            <text:p>0.957992732524872</text:p>
          </table:table-cell>
          <table:table-cell office:value-type="float" office:value="0.958284974098206" calcext:value-type="float">
            <text:p>0.958284974098206</text:p>
          </table:table-cell>
          <table:table-cell office:value-type="float" office:value="0.958877921104431" calcext:value-type="float">
            <text:p>0.958877921104431</text:p>
          </table:table-cell>
          <table:table-cell office:value-type="float" office:value="0.959367632865906" calcext:value-type="float">
            <text:p>0.959367632865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72570490837097" calcext:value-type="float">
            <text:p>0.772570490837097</text:p>
          </table:table-cell>
          <table:table-cell office:value-type="float" office:value="0.805057108402252" calcext:value-type="float">
            <text:p>0.805057108402252</text:p>
          </table:table-cell>
          <table:table-cell office:value-type="float" office:value="0.812072455883026" calcext:value-type="float">
            <text:p>0.812072455883026</text:p>
          </table:table-cell>
          <table:table-cell office:value-type="float" office:value="0.808441579341888" calcext:value-type="float">
            <text:p>0.808441579341888</text:p>
          </table:table-cell>
          <table:table-cell office:value-type="float" office:value="0.805578351020813" calcext:value-type="float">
            <text:p>0.805578351020813</text:p>
          </table:table-cell>
          <table:table-cell office:value-type="float" office:value="0.805257856845856" calcext:value-type="float">
            <text:p>0.805257856845856</text:p>
          </table:table-cell>
          <table:table-cell office:value-type="float" office:value="0.807096242904663" calcext:value-type="float">
            <text:p>0.807096242904663</text:p>
          </table:table-cell>
          <table:table-cell office:value-type="float" office:value="0.808138370513916" calcext:value-type="float">
            <text:p>0.808138370513916</text:p>
          </table:table-cell>
          <table:table-cell office:value-type="float" office:value="0.809011578559876" calcext:value-type="float">
            <text:p>0.809011578559876</text:p>
          </table:table-cell>
          <table:table-cell office:value-type="float" office:value="0.80959153175354" calcext:value-type="float">
            <text:p>0.80959153175354</text:p>
          </table:table-cell>
          <table:table-cell office:value-type="float" office:value="0.811929404735565" calcext:value-type="float">
            <text:p>0.811929404735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74804377555847" calcext:value-type="float">
            <text:p>0.874804377555847</text:p>
          </table:table-cell>
          <table:table-cell office:value-type="float" office:value="0.881398618221283" calcext:value-type="float">
            <text:p>0.881398618221283</text:p>
          </table:table-cell>
          <table:table-cell office:value-type="float" office:value="0.890652298927307" calcext:value-type="float">
            <text:p>0.890652298927307</text:p>
          </table:table-cell>
          <table:table-cell office:value-type="float" office:value="0.892862856388092" calcext:value-type="float">
            <text:p>0.892862856388092</text:p>
          </table:table-cell>
          <table:table-cell office:value-type="float" office:value="0.896838068962097" calcext:value-type="float">
            <text:p>0.896838068962097</text:p>
          </table:table-cell>
          <table:table-cell office:value-type="float" office:value="0.903793811798096" calcext:value-type="float">
            <text:p>0.903793811798096</text:p>
          </table:table-cell>
          <table:table-cell office:value-type="float" office:value="0.904967248439789" calcext:value-type="float">
            <text:p>0.904967248439789</text:p>
          </table:table-cell>
          <table:table-cell office:value-type="float" office:value="0.906389772891998" calcext:value-type="float">
            <text:p>0.906389772891998</text:p>
          </table:table-cell>
          <table:table-cell office:value-type="float" office:value="0.907245934009552" calcext:value-type="float">
            <text:p>0.907245934009552</text:p>
          </table:table-cell>
          <table:table-cell office:value-type="float" office:value="0.910044491291046" calcext:value-type="float">
            <text:p>0.910044491291046</text:p>
          </table:table-cell>
          <table:table-cell office:value-type="float" office:value="0.908572316169739" calcext:value-type="float">
            <text:p>0.908572316169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50282490253449" calcext:value-type="float">
            <text:p>0.850282490253449</text:p>
          </table:table-cell>
          <table:table-cell office:value-type="float" office:value="0.851139664649963" calcext:value-type="float">
            <text:p>0.851139664649963</text:p>
          </table:table-cell>
          <table:table-cell office:value-type="float" office:value="0.85528177022934" calcext:value-type="float">
            <text:p>0.85528177022934</text:p>
          </table:table-cell>
          <table:table-cell office:value-type="float" office:value="0.856331646442413" calcext:value-type="float">
            <text:p>0.856331646442413</text:p>
          </table:table-cell>
          <table:table-cell office:value-type="float" office:value="0.851151883602142" calcext:value-type="float">
            <text:p>0.851151883602142</text:p>
          </table:table-cell>
          <table:table-cell office:value-type="float" office:value="0.850596308708191" calcext:value-type="float">
            <text:p>0.850596308708191</text:p>
          </table:table-cell>
          <table:table-cell office:value-type="float" office:value="0.854374408721924" calcext:value-type="float">
            <text:p>0.854374408721924</text:p>
          </table:table-cell>
          <table:table-cell office:value-type="float" office:value="0.85587877035141" calcext:value-type="float">
            <text:p>0.85587877035141</text:p>
          </table:table-cell>
          <table:table-cell office:value-type="float" office:value="0.853310823440552" calcext:value-type="float">
            <text:p>0.853310823440552</text:p>
          </table:table-cell>
          <table:table-cell office:value-type="float" office:value="0.853101015090942" calcext:value-type="float">
            <text:p>0.853101015090942</text:p>
          </table:table-cell>
          <table:table-cell office:value-type="float" office:value="0.853482961654663" calcext:value-type="float">
            <text:p>0.853482961654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50981318950653" calcext:value-type="float">
            <text:p>0.950981318950653</text:p>
          </table:table-cell>
          <table:table-cell office:value-type="float" office:value="0.952009737491608" calcext:value-type="float">
            <text:p>0.952009737491608</text:p>
          </table:table-cell>
          <table:table-cell office:value-type="float" office:value="0.952906012535095" calcext:value-type="float">
            <text:p>0.952906012535095</text:p>
          </table:table-cell>
          <table:table-cell office:value-type="float" office:value="0.953537046909332" calcext:value-type="float">
            <text:p>0.953537046909332</text:p>
          </table:table-cell>
          <table:table-cell office:value-type="float" office:value="0.954282939434052" calcext:value-type="float">
            <text:p>0.954282939434052</text:p>
          </table:table-cell>
          <table:table-cell office:value-type="float" office:value="0.95421952009201" calcext:value-type="float">
            <text:p>0.95421952009201</text:p>
          </table:table-cell>
          <table:table-cell office:value-type="float" office:value="0.956064999103546" calcext:value-type="float">
            <text:p>0.956064999103546</text:p>
          </table:table-cell>
          <table:table-cell office:value-type="float" office:value="0.95574814081192" calcext:value-type="float">
            <text:p>0.95574814081192</text:p>
          </table:table-cell>
          <table:table-cell office:value-type="float" office:value="0.956188917160034" calcext:value-type="float">
            <text:p>0.956188917160034</text:p>
          </table:table-cell>
          <table:table-cell office:value-type="float" office:value="0.95559549331665" calcext:value-type="float">
            <text:p>0.95559549331665</text:p>
          </table:table-cell>
          <table:table-cell office:value-type="float" office:value="0.95585960149765" calcext:value-type="float">
            <text:p>0.95585960149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55863928794861" calcext:value-type="float">
            <text:p>0.855863928794861</text:p>
          </table:table-cell>
          <table:table-cell office:value-type="float" office:value="0.858064234256744" calcext:value-type="float">
            <text:p>0.858064234256744</text:p>
          </table:table-cell>
          <table:table-cell office:value-type="float" office:value="0.856423854827881" calcext:value-type="float">
            <text:p>0.856423854827881</text:p>
          </table:table-cell>
          <table:table-cell office:value-type="float" office:value="0.855266094207764" calcext:value-type="float">
            <text:p>0.855266094207764</text:p>
          </table:table-cell>
          <table:table-cell office:value-type="float" office:value="0.856719255447388" calcext:value-type="float">
            <text:p>0.856719255447388</text:p>
          </table:table-cell>
          <table:table-cell office:value-type="float" office:value="0.855572581291199" calcext:value-type="float">
            <text:p>0.855572581291199</text:p>
          </table:table-cell>
          <table:table-cell office:value-type="float" office:value="0.854707777500153" calcext:value-type="float">
            <text:p>0.854707777500153</text:p>
          </table:table-cell>
          <table:table-cell office:value-type="float" office:value="0.853347778320313" calcext:value-type="float">
            <text:p>0.853347778320313</text:p>
          </table:table-cell>
          <table:table-cell office:value-type="float" office:value="0.8528892993927" calcext:value-type="float">
            <text:p>0.8528892993927</text:p>
          </table:table-cell>
          <table:table-cell office:value-type="float" office:value="0.852791905403137" calcext:value-type="float">
            <text:p>0.852791905403137</text:p>
          </table:table-cell>
          <table:table-cell office:value-type="float" office:value="0.850272715091705" calcext:value-type="float">
            <text:p>0.850272715091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225714802742" calcext:value-type="float">
            <text:p>0.9225714802742</text:p>
          </table:table-cell>
          <table:table-cell office:value-type="float" office:value="0.925256967544556" calcext:value-type="float">
            <text:p>0.925256967544556</text:p>
          </table:table-cell>
          <table:table-cell office:value-type="float" office:value="0.926430821418762" calcext:value-type="float">
            <text:p>0.926430821418762</text:p>
          </table:table-cell>
          <table:table-cell office:value-type="float" office:value="0.925859808921814" calcext:value-type="float">
            <text:p>0.925859808921814</text:p>
          </table:table-cell>
          <table:table-cell office:value-type="float" office:value="0.925496160984039" calcext:value-type="float">
            <text:p>0.925496160984039</text:p>
          </table:table-cell>
          <table:table-cell office:value-type="float" office:value="0.927338719367981" calcext:value-type="float">
            <text:p>0.927338719367981</text:p>
          </table:table-cell>
          <table:table-cell office:value-type="float" office:value="0.928180277347565" calcext:value-type="float">
            <text:p>0.928180277347565</text:p>
          </table:table-cell>
          <table:table-cell office:value-type="float" office:value="0.930329501628876" calcext:value-type="float">
            <text:p>0.930329501628876</text:p>
          </table:table-cell>
          <table:table-cell office:value-type="float" office:value="0.930148005485535" calcext:value-type="float">
            <text:p>0.930148005485535</text:p>
          </table:table-cell>
          <table:table-cell office:value-type="float" office:value="0.929937303066254" calcext:value-type="float">
            <text:p>0.929937303066254</text:p>
          </table:table-cell>
          <table:table-cell office:value-type="float" office:value="0.929794073104858" calcext:value-type="float">
            <text:p>0.929794073104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62478792667389" calcext:value-type="float">
            <text:p>0.862478792667389</text:p>
          </table:table-cell>
          <table:table-cell office:value-type="float" office:value="0.872909724712372" calcext:value-type="float">
            <text:p>0.872909724712372</text:p>
          </table:table-cell>
          <table:table-cell office:value-type="float" office:value="0.865224599838257" calcext:value-type="float">
            <text:p>0.865224599838257</text:p>
          </table:table-cell>
          <table:table-cell office:value-type="float" office:value="0.867148399353027" calcext:value-type="float">
            <text:p>0.867148399353027</text:p>
          </table:table-cell>
          <table:table-cell office:value-type="float" office:value="0.869565188884735" calcext:value-type="float">
            <text:p>0.869565188884735</text:p>
          </table:table-cell>
          <table:table-cell office:value-type="float" office:value="0.873949587345123" calcext:value-type="float">
            <text:p>0.873949587345123</text:p>
          </table:table-cell>
          <table:table-cell office:value-type="float" office:value="0.883747160434723" calcext:value-type="float">
            <text:p>0.883747160434723</text:p>
          </table:table-cell>
          <table:table-cell office:value-type="float" office:value="0.877939522266388" calcext:value-type="float">
            <text:p>0.877939522266388</text:p>
          </table:table-cell>
          <table:table-cell office:value-type="float" office:value="0.88067227602005" calcext:value-type="float">
            <text:p>0.88067227602005</text:p>
          </table:table-cell>
          <table:table-cell office:value-type="float" office:value="0.882650196552277" calcext:value-type="float">
            <text:p>0.882650196552277</text:p>
          </table:table-cell>
          <table:table-cell office:value-type="float" office:value="0.886655509471893" calcext:value-type="float">
            <text:p>0.88665550947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2140340805054" calcext:value-type="float">
            <text:p>0.942140340805054</text:p>
          </table:table-cell>
          <table:table-cell office:value-type="float" office:value="0.942136585712433" calcext:value-type="float">
            <text:p>0.942136585712433</text:p>
          </table:table-cell>
          <table:table-cell office:value-type="float" office:value="0.941754937171936" calcext:value-type="float">
            <text:p>0.941754937171936</text:p>
          </table:table-cell>
          <table:table-cell office:value-type="float" office:value="0.942055284976959" calcext:value-type="float">
            <text:p>0.942055284976959</text:p>
          </table:table-cell>
          <table:table-cell office:value-type="float" office:value="0.942442417144775" calcext:value-type="float">
            <text:p>0.942442417144775</text:p>
          </table:table-cell>
          <table:table-cell office:value-type="float" office:value="0.943192839622498" calcext:value-type="float">
            <text:p>0.943192839622498</text:p>
          </table:table-cell>
          <table:table-cell office:value-type="float" office:value="0.943696022033691" calcext:value-type="float">
            <text:p>0.943696022033691</text:p>
          </table:table-cell>
          <table:table-cell office:value-type="float" office:value="0.944297194480896" calcext:value-type="float">
            <text:p>0.944297194480896</text:p>
          </table:table-cell>
          <table:table-cell office:value-type="float" office:value="0.94402801990509" calcext:value-type="float">
            <text:p>0.94402801990509</text:p>
          </table:table-cell>
          <table:table-cell office:value-type="float" office:value="0.944418787956238" calcext:value-type="float">
            <text:p>0.944418787956238</text:p>
          </table:table-cell>
          <table:table-cell office:value-type="float" office:value="0.944499611854553" calcext:value-type="float">
            <text:p>0.944499611854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22187602519989" calcext:value-type="float">
            <text:p>0.822187602519989</text:p>
          </table:table-cell>
          <table:table-cell office:value-type="float" office:value="0.831444203853607" calcext:value-type="float">
            <text:p>0.831444203853607</text:p>
          </table:table-cell>
          <table:table-cell office:value-type="float" office:value="0.834285736083984" calcext:value-type="float">
            <text:p>0.834285736083984</text:p>
          </table:table-cell>
          <table:table-cell office:value-type="float" office:value="0.834842205047607" calcext:value-type="float">
            <text:p>0.834842205047607</text:p>
          </table:table-cell>
          <table:table-cell office:value-type="float" office:value="0.838135659694672" calcext:value-type="float">
            <text:p>0.838135659694672</text:p>
          </table:table-cell>
          <table:table-cell office:value-type="float" office:value="0.836015999317169" calcext:value-type="float">
            <text:p>0.836015999317169</text:p>
          </table:table-cell>
          <table:table-cell office:value-type="float" office:value="0.834127128124237" calcext:value-type="float">
            <text:p>0.834127128124237</text:p>
          </table:table-cell>
          <table:table-cell office:value-type="float" office:value="0.831477344036102" calcext:value-type="float">
            <text:p>0.831477344036102</text:p>
          </table:table-cell>
          <table:table-cell office:value-type="float" office:value="0.829252123832703" calcext:value-type="float">
            <text:p>0.829252123832703</text:p>
          </table:table-cell>
          <table:table-cell office:value-type="float" office:value="0.831451416015625" calcext:value-type="float">
            <text:p>0.831451416015625</text:p>
          </table:table-cell>
          <table:table-cell office:value-type="float" office:value="0.8307945728302" calcext:value-type="float">
            <text:p>0.8307945728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77937734127045" calcext:value-type="float">
            <text:p>0.877937734127045</text:p>
          </table:table-cell>
          <table:table-cell office:value-type="float" office:value="0.878015398979187" calcext:value-type="float">
            <text:p>0.878015398979187</text:p>
          </table:table-cell>
          <table:table-cell office:value-type="float" office:value="0.878935992717743" calcext:value-type="float">
            <text:p>0.878935992717743</text:p>
          </table:table-cell>
          <table:table-cell office:value-type="float" office:value="0.8840292096138" calcext:value-type="float">
            <text:p>0.8840292096138</text:p>
          </table:table-cell>
          <table:table-cell office:value-type="float" office:value="0.889765083789825" calcext:value-type="float">
            <text:p>0.889765083789825</text:p>
          </table:table-cell>
          <table:table-cell office:value-type="float" office:value="0.888926506042481" calcext:value-type="float">
            <text:p>0.888926506042481</text:p>
          </table:table-cell>
          <table:table-cell office:value-type="float" office:value="0.887407481670379" calcext:value-type="float">
            <text:p>0.887407481670379</text:p>
          </table:table-cell>
          <table:table-cell office:value-type="float" office:value="0.888338029384613" calcext:value-type="float">
            <text:p>0.888338029384613</text:p>
          </table:table-cell>
          <table:table-cell office:value-type="float" office:value="0.888926446437836" calcext:value-type="float">
            <text:p>0.888926446437836</text:p>
          </table:table-cell>
          <table:table-cell office:value-type="float" office:value="0.88787317276001" calcext:value-type="float">
            <text:p>0.88787317276001</text:p>
          </table:table-cell>
          <table:table-cell office:value-type="float" office:value="0.887256264686585" calcext:value-type="float">
            <text:p>0.887256264686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77091640233994" calcext:value-type="float">
            <text:p>0.477091640233994</text:p>
          </table:table-cell>
          <table:table-cell office:value-type="float" office:value="0.501668691635132" calcext:value-type="float">
            <text:p>0.501668691635132</text:p>
          </table:table-cell>
          <table:table-cell office:value-type="float" office:value="0.5019291639328" calcext:value-type="float">
            <text:p>0.5019291639328</text:p>
          </table:table-cell>
          <table:table-cell office:value-type="float" office:value="0.511428594589233" calcext:value-type="float">
            <text:p>0.511428594589233</text:p>
          </table:table-cell>
          <table:table-cell office:value-type="float" office:value="0.517744541168213" calcext:value-type="float">
            <text:p>0.517744541168213</text:p>
          </table:table-cell>
          <table:table-cell office:value-type="float" office:value="0.521517157554626" calcext:value-type="float">
            <text:p>0.521517157554626</text:p>
          </table:table-cell>
          <table:table-cell office:value-type="float" office:value="0.540795147418976" calcext:value-type="float">
            <text:p>0.540795147418976</text:p>
          </table:table-cell>
          <table:table-cell office:value-type="float" office:value="0.532171308994293" calcext:value-type="float">
            <text:p>0.532171308994293</text:p>
          </table:table-cell>
          <table:table-cell office:value-type="float" office:value="0.531974077224731" calcext:value-type="float">
            <text:p>0.531974077224731</text:p>
          </table:table-cell>
          <table:table-cell office:value-type="float" office:value="0.531163334846497" calcext:value-type="float">
            <text:p>0.531163334846497</text:p>
          </table:table-cell>
          <table:table-cell office:value-type="float" office:value="0.537224113941193" calcext:value-type="float">
            <text:p>0.537224113941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21189606189728" calcext:value-type="float">
            <text:p>0.921189606189728</text:p>
          </table:table-cell>
          <table:table-cell office:value-type="float" office:value="0.921731054782867" calcext:value-type="float">
            <text:p>0.921731054782867</text:p>
          </table:table-cell>
          <table:table-cell office:value-type="float" office:value="0.922376155853272" calcext:value-type="float">
            <text:p>0.922376155853272</text:p>
          </table:table-cell>
          <table:table-cell office:value-type="float" office:value="0.927884638309479" calcext:value-type="float">
            <text:p>0.927884638309479</text:p>
          </table:table-cell>
          <table:table-cell office:value-type="float" office:value="0.930241167545319" calcext:value-type="float">
            <text:p>0.930241167545319</text:p>
          </table:table-cell>
          <table:table-cell office:value-type="float" office:value="0.92649382352829" calcext:value-type="float">
            <text:p>0.92649382352829</text:p>
          </table:table-cell>
          <table:table-cell office:value-type="float" office:value="0.928366243839264" calcext:value-type="float">
            <text:p>0.928366243839264</text:p>
          </table:table-cell>
          <table:table-cell office:value-type="float" office:value="0.928253591060638" calcext:value-type="float">
            <text:p>0.928253591060638</text:p>
          </table:table-cell>
          <table:table-cell office:value-type="float" office:value="0.929240465164185" calcext:value-type="float">
            <text:p>0.929240465164185</text:p>
          </table:table-cell>
          <table:table-cell office:value-type="float" office:value="0.927695155143738" calcext:value-type="float">
            <text:p>0.927695155143738</text:p>
          </table:table-cell>
          <table:table-cell office:value-type="float" office:value="0.926870107650757" calcext:value-type="float">
            <text:p>0.926870107650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0624873638153" calcext:value-type="float">
            <text:p>0.960624873638153</text:p>
          </table:table-cell>
          <table:table-cell office:value-type="float" office:value="0.962130427360535" calcext:value-type="float">
            <text:p>0.962130427360535</text:p>
          </table:table-cell>
          <table:table-cell office:value-type="float" office:value="0.962882399559021" calcext:value-type="float">
            <text:p>0.962882399559021</text:p>
          </table:table-cell>
          <table:table-cell office:value-type="float" office:value="0.964014053344727" calcext:value-type="float">
            <text:p>0.964014053344727</text:p>
          </table:table-cell>
          <table:table-cell office:value-type="float" office:value="0.964201390743256" calcext:value-type="float">
            <text:p>0.964201390743256</text:p>
          </table:table-cell>
          <table:table-cell office:value-type="float" office:value="0.964064598083496" calcext:value-type="float">
            <text:p>0.964064598083496</text:p>
          </table:table-cell>
          <table:table-cell office:value-type="float" office:value="0.964518189430237" calcext:value-type="float">
            <text:p>0.964518189430237</text:p>
          </table:table-cell>
          <table:table-cell office:value-type="float" office:value="0.965644955635071" calcext:value-type="float">
            <text:p>0.965644955635071</text:p>
          </table:table-cell>
          <table:table-cell office:value-type="float" office:value="0.964644193649292" calcext:value-type="float">
            <text:p>0.964644193649292</text:p>
          </table:table-cell>
          <table:table-cell office:value-type="float" office:value="0.964292585849762" calcext:value-type="float">
            <text:p>0.964292585849762</text:p>
          </table:table-cell>
          <table:table-cell office:value-type="float" office:value="0.965796053409576" calcext:value-type="float">
            <text:p>0.965796053409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07442569732666" calcext:value-type="float">
            <text:p>0.907442569732666</text:p>
          </table:table-cell>
          <table:table-cell office:value-type="float" office:value="0.912214517593384" calcext:value-type="float">
            <text:p>0.912214517593384</text:p>
          </table:table-cell>
          <table:table-cell office:value-type="float" office:value="0.911402940750122" calcext:value-type="float">
            <text:p>0.911402940750122</text:p>
          </table:table-cell>
          <table:table-cell office:value-type="float" office:value="0.916011571884155" calcext:value-type="float">
            <text:p>0.916011571884155</text:p>
          </table:table-cell>
          <table:table-cell office:value-type="float" office:value="0.916944921016693" calcext:value-type="float">
            <text:p>0.916944921016693</text:p>
          </table:table-cell>
          <table:table-cell office:value-type="float" office:value="0.914333462715149" calcext:value-type="float">
            <text:p>0.914333462715149</text:p>
          </table:table-cell>
          <table:table-cell office:value-type="float" office:value="0.919850468635559" calcext:value-type="float">
            <text:p>0.919850468635559</text:p>
          </table:table-cell>
          <table:table-cell office:value-type="float" office:value="0.919665277004242" calcext:value-type="float">
            <text:p>0.919665277004242</text:p>
          </table:table-cell>
          <table:table-cell office:value-type="float" office:value="0.913025200366974" calcext:value-type="float">
            <text:p>0.913025200366974</text:p>
          </table:table-cell>
          <table:table-cell office:value-type="float" office:value="0.916561841964722" calcext:value-type="float">
            <text:p>0.916561841964722</text:p>
          </table:table-cell>
          <table:table-cell office:value-type="float" office:value="0.917067050933838" calcext:value-type="float">
            <text:p>0.917067050933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5499769449234" calcext:value-type="float">
            <text:p>0.85499769449234</text:p>
          </table:table-cell>
          <table:table-cell office:value-type="float" office:value="0.861309826374054" calcext:value-type="float">
            <text:p>0.861309826374054</text:p>
          </table:table-cell>
          <table:table-cell office:value-type="float" office:value="0.856496870517731" calcext:value-type="float">
            <text:p>0.856496870517731</text:p>
          </table:table-cell>
          <table:table-cell office:value-type="float" office:value="0.856879055500031" calcext:value-type="float">
            <text:p>0.856879055500031</text:p>
          </table:table-cell>
          <table:table-cell office:value-type="float" office:value="0.856510519981384" calcext:value-type="float">
            <text:p>0.856510519981384</text:p>
          </table:table-cell>
          <table:table-cell office:value-type="float" office:value="0.858660042285919" calcext:value-type="float">
            <text:p>0.858660042285919</text:p>
          </table:table-cell>
          <table:table-cell office:value-type="float" office:value="0.861044228076935" calcext:value-type="float">
            <text:p>0.861044228076935</text:p>
          </table:table-cell>
          <table:table-cell office:value-type="float" office:value="0.860869586467743" calcext:value-type="float">
            <text:p>0.860869586467743</text:p>
          </table:table-cell>
          <table:table-cell office:value-type="float" office:value="0.860894083976746" calcext:value-type="float">
            <text:p>0.860894083976746</text:p>
          </table:table-cell>
          <table:table-cell office:value-type="float" office:value="0.861542701721191" calcext:value-type="float">
            <text:p>0.861542701721191</text:p>
          </table:table-cell>
          <table:table-cell office:value-type="float" office:value="0.862768709659576" calcext:value-type="float">
            <text:p>0.862768709659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01229918003082" calcext:value-type="float">
            <text:p>0.901229918003082</text:p>
          </table:table-cell>
          <table:table-cell table:number-columns-repeated="2" office:value-type="float" office:value="0.907397627830505" calcext:value-type="float">
            <text:p>0.907397627830505</text:p>
          </table:table-cell>
          <table:table-cell office:value-type="float" office:value="0.908990621566772" calcext:value-type="float">
            <text:p>0.908990621566772</text:p>
          </table:table-cell>
          <table:table-cell office:value-type="float" office:value="0.907416224479675" calcext:value-type="float">
            <text:p>0.907416224479675</text:p>
          </table:table-cell>
          <table:table-cell office:value-type="float" office:value="0.907663762569428" calcext:value-type="float">
            <text:p>0.907663762569428</text:p>
          </table:table-cell>
          <table:table-cell office:value-type="float" office:value="0.908894658088684" calcext:value-type="float">
            <text:p>0.908894658088684</text:p>
          </table:table-cell>
          <table:table-cell office:value-type="float" office:value="0.907793939113617" calcext:value-type="float">
            <text:p>0.907793939113617</text:p>
          </table:table-cell>
          <table:table-cell office:value-type="float" office:value="0.908213794231415" calcext:value-type="float">
            <text:p>0.908213794231415</text:p>
          </table:table-cell>
          <table:table-cell office:value-type="float" office:value="0.908538401126862" calcext:value-type="float">
            <text:p>0.908538401126862</text:p>
          </table:table-cell>
          <table:table-cell office:value-type="float" office:value="0.909122884273529" calcext:value-type="float">
            <text:p>0.9091228842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5068955421448" calcext:value-type="float">
            <text:p>0.945068955421448</text:p>
          </table:table-cell>
          <table:table-cell office:value-type="float" office:value="0.946575939655304" calcext:value-type="float">
            <text:p>0.946575939655304</text:p>
          </table:table-cell>
          <table:table-cell office:value-type="float" office:value="0.947052419185638" calcext:value-type="float">
            <text:p>0.947052419185638</text:p>
          </table:table-cell>
          <table:table-cell office:value-type="float" office:value="0.9469855427742" calcext:value-type="float">
            <text:p>0.9469855427742</text:p>
          </table:table-cell>
          <table:table-cell office:value-type="float" office:value="0.947636604309082" calcext:value-type="float">
            <text:p>0.947636604309082</text:p>
          </table:table-cell>
          <table:table-cell office:value-type="float" office:value="0.948589622974396" calcext:value-type="float">
            <text:p>0.948589622974396</text:p>
          </table:table-cell>
          <table:table-cell office:value-type="float" office:value="0.949540853500366" calcext:value-type="float">
            <text:p>0.949540853500366</text:p>
          </table:table-cell>
          <table:table-cell office:value-type="float" office:value="0.949029564857483" calcext:value-type="float">
            <text:p>0.949029564857483</text:p>
          </table:table-cell>
          <table:table-cell office:value-type="float" office:value="0.949774980545044" calcext:value-type="float">
            <text:p>0.949774980545044</text:p>
          </table:table-cell>
          <table:table-cell office:value-type="float" office:value="0.949194073677063" calcext:value-type="float">
            <text:p>0.949194073677063</text:p>
          </table:table-cell>
          <table:table-cell office:value-type="float" office:value="0.949428021907806" calcext:value-type="float">
            <text:p>0.949428021907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08495163917542" calcext:value-type="float">
            <text:p>0.808495163917542</text:p>
          </table:table-cell>
          <table:table-cell office:value-type="float" office:value="0.817952930927277" calcext:value-type="float">
            <text:p>0.817952930927277</text:p>
          </table:table-cell>
          <table:table-cell office:value-type="float" office:value="0.832203388214111" calcext:value-type="float">
            <text:p>0.832203388214111</text:p>
          </table:table-cell>
          <table:table-cell office:value-type="float" office:value="0.832322180271149" calcext:value-type="float">
            <text:p>0.832322180271149</text:p>
          </table:table-cell>
          <table:table-cell office:value-type="float" office:value="0.839096069335938" calcext:value-type="float">
            <text:p>0.839096069335938</text:p>
          </table:table-cell>
          <table:table-cell office:value-type="float" office:value="0.84414529800415" calcext:value-type="float">
            <text:p>0.84414529800415</text:p>
          </table:table-cell>
          <table:table-cell office:value-type="float" office:value="0.842287719249725" calcext:value-type="float">
            <text:p>0.842287719249725</text:p>
          </table:table-cell>
          <table:table-cell office:value-type="float" office:value="0.846333742141724" calcext:value-type="float">
            <text:p>0.846333742141724</text:p>
          </table:table-cell>
          <table:table-cell office:value-type="float" office:value="0.848484873771668" calcext:value-type="float">
            <text:p>0.848484873771668</text:p>
          </table:table-cell>
          <table:table-cell office:value-type="float" office:value="0.848069667816162" calcext:value-type="float">
            <text:p>0.848069667816162</text:p>
          </table:table-cell>
          <table:table-cell office:value-type="float" office:value="0.847979128360748" calcext:value-type="float">
            <text:p>0.847979128360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39451217651367" calcext:value-type="float">
            <text:p>0.939451217651367</text:p>
          </table:table-cell>
          <table:table-cell office:value-type="float" office:value="0.941576838493347" calcext:value-type="float">
            <text:p>0.941576838493347</text:p>
          </table:table-cell>
          <table:table-cell office:value-type="float" office:value="0.942056357860565" calcext:value-type="float">
            <text:p>0.942056357860565</text:p>
          </table:table-cell>
          <table:table-cell office:value-type="float" office:value="0.942844212055206" calcext:value-type="float">
            <text:p>0.942844212055206</text:p>
          </table:table-cell>
          <table:table-cell office:value-type="float" office:value="0.944922268390656" calcext:value-type="float">
            <text:p>0.944922268390656</text:p>
          </table:table-cell>
          <table:table-cell office:value-type="float" office:value="0.9452024102211" calcext:value-type="float">
            <text:p>0.9452024102211</text:p>
          </table:table-cell>
          <table:table-cell office:value-type="float" office:value="0.945765674114227" calcext:value-type="float">
            <text:p>0.945765674114227</text:p>
          </table:table-cell>
          <table:table-cell office:value-type="float" office:value="0.946563720703125" calcext:value-type="float">
            <text:p>0.946563720703125</text:p>
          </table:table-cell>
          <table:table-cell office:value-type="float" office:value="0.946729063987732" calcext:value-type="float">
            <text:p>0.946729063987732</text:p>
          </table:table-cell>
          <table:table-cell office:value-type="float" office:value="0.946780383586884" calcext:value-type="float">
            <text:p>0.946780383586884</text:p>
          </table:table-cell>
          <table:table-cell office:value-type="float" office:value="0.946602284908295" calcext:value-type="float">
            <text:p>0.946602284908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078916311264" calcext:value-type="float">
            <text:p>0.94078916311264</text:p>
          </table:table-cell>
          <table:table-cell office:value-type="float" office:value="0.942731082439423" calcext:value-type="float">
            <text:p>0.942731082439423</text:p>
          </table:table-cell>
          <table:table-cell office:value-type="float" office:value="0.944650948047638" calcext:value-type="float">
            <text:p>0.944650948047638</text:p>
          </table:table-cell>
          <table:table-cell office:value-type="float" office:value="0.945176124572754" calcext:value-type="float">
            <text:p>0.945176124572754</text:p>
          </table:table-cell>
          <table:table-cell office:value-type="float" office:value="0.945125699043274" calcext:value-type="float">
            <text:p>0.945125699043274</text:p>
          </table:table-cell>
          <table:table-cell office:value-type="float" office:value="0.945858299732208" calcext:value-type="float">
            <text:p>0.945858299732208</text:p>
          </table:table-cell>
          <table:table-cell office:value-type="float" office:value="0.946322500705719" calcext:value-type="float">
            <text:p>0.946322500705719</text:p>
          </table:table-cell>
          <table:table-cell office:value-type="float" office:value="0.946032464504242" calcext:value-type="float">
            <text:p>0.946032464504242</text:p>
          </table:table-cell>
          <table:table-cell office:value-type="float" office:value="0.945920646190643" calcext:value-type="float">
            <text:p>0.945920646190643</text:p>
          </table:table-cell>
          <table:table-cell office:value-type="float" office:value="0.945548415184021" calcext:value-type="float">
            <text:p>0.945548415184021</text:p>
          </table:table-cell>
          <table:table-cell office:value-type="float" office:value="0.946241974830627" calcext:value-type="float">
            <text:p>0.946241974830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943779706955" calcext:value-type="float">
            <text:p>0.94943779706955</text:p>
          </table:table-cell>
          <table:table-cell office:value-type="float" office:value="0.950368344783783" calcext:value-type="float">
            <text:p>0.950368344783783</text:p>
          </table:table-cell>
          <table:table-cell office:value-type="float" office:value="0.950267195701599" calcext:value-type="float">
            <text:p>0.950267195701599</text:p>
          </table:table-cell>
          <table:table-cell office:value-type="float" office:value="0.950280368328094" calcext:value-type="float">
            <text:p>0.950280368328094</text:p>
          </table:table-cell>
          <table:table-cell office:value-type="float" office:value="0.951139807701111" calcext:value-type="float">
            <text:p>0.951139807701111</text:p>
          </table:table-cell>
          <table:table-cell office:value-type="float" office:value="0.95140951871872" calcext:value-type="float">
            <text:p>0.95140951871872</text:p>
          </table:table-cell>
          <table:table-cell office:value-type="float" office:value="0.951348960399628" calcext:value-type="float">
            <text:p>0.951348960399628</text:p>
          </table:table-cell>
          <table:table-cell office:value-type="float" office:value="0.950718581676483" calcext:value-type="float">
            <text:p>0.950718581676483</text:p>
          </table:table-cell>
          <table:table-cell office:value-type="float" office:value="0.951549351215362" calcext:value-type="float">
            <text:p>0.951549351215362</text:p>
          </table:table-cell>
          <table:table-cell office:value-type="float" office:value="0.951747715473175" calcext:value-type="float">
            <text:p>0.951747715473175</text:p>
          </table:table-cell>
          <table:table-cell office:value-type="float" office:value="0.951602697372436" calcext:value-type="float">
            <text:p>0.951602697372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906545221805572" calcext:value-type="float">
            <text:p>0.906545221805572</text:p>
          </table:table-cell>
          <table:table-cell office:value-type="float" office:value="0.910840928554535" calcext:value-type="float">
            <text:p>0.910840928554535</text:p>
          </table:table-cell>
          <table:table-cell office:value-type="float" office:value="0.908210933208466" calcext:value-type="float">
            <text:p>0.908210933208466</text:p>
          </table:table-cell>
          <table:table-cell office:value-type="float" office:value="0.912787795066834" calcext:value-type="float">
            <text:p>0.912787795066834</text:p>
          </table:table-cell>
          <table:table-cell office:value-type="float" office:value="0.914458215236664" calcext:value-type="float">
            <text:p>0.914458215236664</text:p>
          </table:table-cell>
          <table:table-cell office:value-type="float" office:value="0.913873970508575" calcext:value-type="float">
            <text:p>0.913873970508575</text:p>
          </table:table-cell>
          <table:table-cell office:value-type="float" office:value="0.913480877876282" calcext:value-type="float">
            <text:p>0.913480877876282</text:p>
          </table:table-cell>
          <table:table-cell office:value-type="float" office:value="0.912839412689209" calcext:value-type="float">
            <text:p>0.912839412689209</text:p>
          </table:table-cell>
          <table:table-cell office:value-type="float" office:value="0.914640307426452" calcext:value-type="float">
            <text:p>0.914640307426452</text:p>
          </table:table-cell>
          <table:table-cell office:value-type="float" office:value="0.915100693702698" calcext:value-type="float">
            <text:p>0.915100693702698</text:p>
          </table:table-cell>
          <table:table-cell office:value-type="float" office:value="0.916105091571808" calcext:value-type="float">
            <text:p>0.916105091571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87943083047867" calcext:value-type="float">
            <text:p>0.487943083047867</text:p>
          </table:table-cell>
          <table:table-cell office:value-type="float" office:value="0.507100462913513" calcext:value-type="float">
            <text:p>0.507100462913513</text:p>
          </table:table-cell>
          <table:table-cell office:value-type="float" office:value="0.513882339000702" calcext:value-type="float">
            <text:p>0.513882339000702</text:p>
          </table:table-cell>
          <table:table-cell office:value-type="float" office:value="0.509909331798553" calcext:value-type="float">
            <text:p>0.509909331798553</text:p>
          </table:table-cell>
          <table:table-cell office:value-type="float" office:value="0.497902423143387" calcext:value-type="float">
            <text:p>0.497902423143387</text:p>
          </table:table-cell>
          <table:table-cell office:value-type="float" office:value="0.490694463253021" calcext:value-type="float">
            <text:p>0.490694463253021</text:p>
          </table:table-cell>
          <table:table-cell office:value-type="float" office:value="0.483980387449264" calcext:value-type="float">
            <text:p>0.483980387449264</text:p>
          </table:table-cell>
          <table:table-cell office:value-type="float" office:value="0.480051010847092" calcext:value-type="float">
            <text:p>0.480051010847092</text:p>
          </table:table-cell>
          <table:table-cell office:value-type="float" office:value="0.494405686855316" calcext:value-type="float">
            <text:p>0.494405686855316</text:p>
          </table:table-cell>
          <table:table-cell office:value-type="float" office:value="0.496818721294403" calcext:value-type="float">
            <text:p>0.496818721294403</text:p>
          </table:table-cell>
          <table:table-cell office:value-type="float" office:value="0.496387720108032" calcext:value-type="float">
            <text:p>0.496387720108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51472198963165" calcext:value-type="float">
            <text:p>0.851472198963165</text:p>
          </table:table-cell>
          <table:table-cell office:value-type="float" office:value="0.867337942123413" calcext:value-type="float">
            <text:p>0.867337942123413</text:p>
          </table:table-cell>
          <table:table-cell office:value-type="float" office:value="0.86839896440506" calcext:value-type="float">
            <text:p>0.86839896440506</text:p>
          </table:table-cell>
          <table:table-cell office:value-type="float" office:value="0.871346056461334" calcext:value-type="float">
            <text:p>0.871346056461334</text:p>
          </table:table-cell>
          <table:table-cell office:value-type="float" office:value="0.874582886695862" calcext:value-type="float">
            <text:p>0.874582886695862</text:p>
          </table:table-cell>
          <table:table-cell office:value-type="float" office:value="0.879348874092102" calcext:value-type="float">
            <text:p>0.879348874092102</text:p>
          </table:table-cell>
          <table:table-cell office:value-type="float" office:value="0.884104788303375" calcext:value-type="float">
            <text:p>0.884104788303375</text:p>
          </table:table-cell>
          <table:table-cell office:value-type="float" office:value="0.885748863220215" calcext:value-type="float">
            <text:p>0.885748863220215</text:p>
          </table:table-cell>
          <table:table-cell office:value-type="float" office:value="0.889269173145294" calcext:value-type="float">
            <text:p>0.889269173145294</text:p>
          </table:table-cell>
          <table:table-cell office:value-type="float" office:value="0.889780104160309" calcext:value-type="float">
            <text:p>0.889780104160309</text:p>
          </table:table-cell>
          <table:table-cell office:value-type="float" office:value="0.894157111644745" calcext:value-type="float">
            <text:p>0.894157111644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53793132305145" calcext:value-type="float">
            <text:p>0.553793132305145</text:p>
          </table:table-cell>
          <table:table-cell office:value-type="float" office:value="0.649899005889893" calcext:value-type="float">
            <text:p>0.649899005889893</text:p>
          </table:table-cell>
          <table:table-cell office:value-type="float" office:value="0.658265948295593" calcext:value-type="float">
            <text:p>0.658265948295593</text:p>
          </table:table-cell>
          <table:table-cell office:value-type="float" office:value="0.668446123600006" calcext:value-type="float">
            <text:p>0.668446123600006</text:p>
          </table:table-cell>
          <table:table-cell office:value-type="float" office:value="0.690607726573944" calcext:value-type="float">
            <text:p>0.690607726573944</text:p>
          </table:table-cell>
          <table:table-cell office:value-type="float" office:value="0.707785665988922" calcext:value-type="float">
            <text:p>0.707785665988922</text:p>
          </table:table-cell>
          <table:table-cell office:value-type="float" office:value="0.730994164943695" calcext:value-type="float">
            <text:p>0.730994164943695</text:p>
          </table:table-cell>
          <table:table-cell office:value-type="float" office:value="0.702016115188599" calcext:value-type="float">
            <text:p>0.702016115188599</text:p>
          </table:table-cell>
          <table:table-cell office:value-type="float" office:value="0.726930320262909" calcext:value-type="float">
            <text:p>0.726930320262909</text:p>
          </table:table-cell>
          <table:table-cell office:value-type="float" office:value="0.711129307746887" calcext:value-type="float">
            <text:p>0.711129307746887</text:p>
          </table:table-cell>
          <table:table-cell office:value-type="float" office:value="0.717582881450653" calcext:value-type="float">
            <text:p>0.7175828814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20815229415894" calcext:value-type="float">
            <text:p>0.920815229415894</text:p>
          </table:table-cell>
          <table:table-cell office:value-type="float" office:value="0.922232806682587" calcext:value-type="float">
            <text:p>0.922232806682587</text:p>
          </table:table-cell>
          <table:table-cell office:value-type="float" office:value="0.922263503074646" calcext:value-type="float">
            <text:p>0.922263503074646</text:p>
          </table:table-cell>
          <table:table-cell office:value-type="float" office:value="0.92309159040451" calcext:value-type="float">
            <text:p>0.92309159040451</text:p>
          </table:table-cell>
          <table:table-cell office:value-type="float" office:value="0.924153685569763" calcext:value-type="float">
            <text:p>0.924153685569763</text:p>
          </table:table-cell>
          <table:table-cell office:value-type="float" office:value="0.924295961856842" calcext:value-type="float">
            <text:p>0.924295961856842</text:p>
          </table:table-cell>
          <table:table-cell office:value-type="float" office:value="0.924229383468628" calcext:value-type="float">
            <text:p>0.924229383468628</text:p>
          </table:table-cell>
          <table:table-cell office:value-type="float" office:value="0.924817442893982" calcext:value-type="float">
            <text:p>0.924817442893982</text:p>
          </table:table-cell>
          <table:table-cell office:value-type="float" office:value="0.925035774707794" calcext:value-type="float">
            <text:p>0.925035774707794</text:p>
          </table:table-cell>
          <table:table-cell office:value-type="float" office:value="0.925623774528503" calcext:value-type="float">
            <text:p>0.925623774528503</text:p>
          </table:table-cell>
          <table:table-cell office:value-type="float" office:value="0.925469994544983" calcext:value-type="float">
            <text:p>0.925469994544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52672302722931" calcext:value-type="float">
            <text:p>0.952672302722931</text:p>
          </table:table-cell>
          <table:table-cell office:value-type="float" office:value="0.95412278175354" calcext:value-type="float">
            <text:p>0.95412278175354</text:p>
          </table:table-cell>
          <table:table-cell office:value-type="float" office:value="0.955045759677887" calcext:value-type="float">
            <text:p>0.955045759677887</text:p>
          </table:table-cell>
          <table:table-cell office:value-type="float" office:value="0.95524537563324" calcext:value-type="float">
            <text:p>0.95524537563324</text:p>
          </table:table-cell>
          <table:table-cell office:value-type="float" office:value="0.955781877040863" calcext:value-type="float">
            <text:p>0.955781877040863</text:p>
          </table:table-cell>
          <table:table-cell office:value-type="float" office:value="0.956075966358185" calcext:value-type="float">
            <text:p>0.956075966358185</text:p>
          </table:table-cell>
          <table:table-cell office:value-type="float" office:value="0.956002056598663" calcext:value-type="float">
            <text:p>0.956002056598663</text:p>
          </table:table-cell>
          <table:table-cell office:value-type="float" office:value="0.956060111522675" calcext:value-type="float">
            <text:p>0.956060111522675</text:p>
          </table:table-cell>
          <table:table-cell office:value-type="float" office:value="0.956152081489563" calcext:value-type="float">
            <text:p>0.956152081489563</text:p>
          </table:table-cell>
          <table:table-cell office:value-type="float" office:value="0.955762684345245" calcext:value-type="float">
            <text:p>0.955762684345245</text:p>
          </table:table-cell>
          <table:table-cell office:value-type="float" office:value="0.955740392208099" calcext:value-type="float">
            <text:p>0.955740392208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1029155254364" calcext:value-type="float">
            <text:p>0.91029155254364</text:p>
          </table:table-cell>
          <table:table-cell office:value-type="float" office:value="0.912912249565124" calcext:value-type="float">
            <text:p>0.912912249565124</text:p>
          </table:table-cell>
          <table:table-cell office:value-type="float" office:value="0.913380801677704" calcext:value-type="float">
            <text:p>0.913380801677704</text:p>
          </table:table-cell>
          <table:table-cell office:value-type="float" office:value="0.914195358753204" calcext:value-type="float">
            <text:p>0.914195358753204</text:p>
          </table:table-cell>
          <table:table-cell office:value-type="float" office:value="0.914350509643555" calcext:value-type="float">
            <text:p>0.914350509643555</text:p>
          </table:table-cell>
          <table:table-cell office:value-type="float" office:value="0.915006160736084" calcext:value-type="float">
            <text:p>0.915006160736084</text:p>
          </table:table-cell>
          <table:table-cell office:value-type="float" office:value="0.915483057498932" calcext:value-type="float">
            <text:p>0.915483057498932</text:p>
          </table:table-cell>
          <table:table-cell office:value-type="float" office:value="0.915090262889862" calcext:value-type="float">
            <text:p>0.915090262889862</text:p>
          </table:table-cell>
          <table:table-cell office:value-type="float" office:value="0.915466547012329" calcext:value-type="float">
            <text:p>0.915466547012329</text:p>
          </table:table-cell>
          <table:table-cell office:value-type="float" office:value="0.915358483791351" calcext:value-type="float">
            <text:p>0.915358483791351</text:p>
          </table:table-cell>
          <table:table-cell office:value-type="float" office:value="0.915639877319336" calcext:value-type="float">
            <text:p>0.915639877319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786690950393677" calcext:value-type="float">
            <text:p>0.786690950393677</text:p>
          </table:table-cell>
          <table:table-cell office:value-type="float" office:value="0.783216774463654" calcext:value-type="float">
            <text:p>0.783216774463654</text:p>
          </table:table-cell>
          <table:table-cell office:value-type="float" office:value="0.817564487457275" calcext:value-type="float">
            <text:p>0.817564487457275</text:p>
          </table:table-cell>
          <table:table-cell office:value-type="float" office:value="0.820769727230072" calcext:value-type="float">
            <text:p>0.820769727230072</text:p>
          </table:table-cell>
          <table:table-cell office:value-type="float" office:value="0.828874528408051" calcext:value-type="float">
            <text:p>0.828874528408051</text:p>
          </table:table-cell>
          <table:table-cell office:value-type="float" office:value="0.828845262527466" calcext:value-type="float">
            <text:p>0.828845262527466</text:p>
          </table:table-cell>
          <table:table-cell office:value-type="float" office:value="0.828078269958496" calcext:value-type="float">
            <text:p>0.828078269958496</text:p>
          </table:table-cell>
          <table:table-cell office:value-type="float" office:value="0.828617453575134" calcext:value-type="float">
            <text:p>0.828617453575134</text:p>
          </table:table-cell>
          <table:table-cell office:value-type="float" office:value="0.830154001712799" calcext:value-type="float">
            <text:p>0.830154001712799</text:p>
          </table:table-cell>
          <table:table-cell office:value-type="float" office:value="0.826905429363251" calcext:value-type="float">
            <text:p>0.826905429363251</text:p>
          </table:table-cell>
          <table:table-cell office:value-type="float" office:value="0.831992626190185" calcext:value-type="float">
            <text:p>0.831992626190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3664479255676" calcext:value-type="float">
            <text:p>0.893664479255676</text:p>
          </table:table-cell>
          <table:table-cell office:value-type="float" office:value="0.901780128479004" calcext:value-type="float">
            <text:p>0.901780128479004</text:p>
          </table:table-cell>
          <table:table-cell office:value-type="float" office:value="0.905276298522949" calcext:value-type="float">
            <text:p>0.905276298522949</text:p>
          </table:table-cell>
          <table:table-cell office:value-type="float" office:value="0.903752624988556" calcext:value-type="float">
            <text:p>0.903752624988556</text:p>
          </table:table-cell>
          <table:table-cell office:value-type="float" office:value="0.90310925245285" calcext:value-type="float">
            <text:p>0.90310925245285</text:p>
          </table:table-cell>
          <table:table-cell office:value-type="float" office:value="0.904476881027222" calcext:value-type="float">
            <text:p>0.904476881027222</text:p>
          </table:table-cell>
          <table:table-cell office:value-type="float" office:value="0.903828203678131" calcext:value-type="float">
            <text:p>0.903828203678131</text:p>
          </table:table-cell>
          <table:table-cell office:value-type="float" office:value="0.9040567278862" calcext:value-type="float">
            <text:p>0.9040567278862</text:p>
          </table:table-cell>
          <table:table-cell office:value-type="float" office:value="0.903575420379639" calcext:value-type="float">
            <text:p>0.903575420379639</text:p>
          </table:table-cell>
          <table:table-cell office:value-type="float" office:value="0.905617952346802" calcext:value-type="float">
            <text:p>0.905617952346802</text:p>
          </table:table-cell>
          <table:table-cell office:value-type="float" office:value="0.906275391578674" calcext:value-type="float">
            <text:p>0.906275391578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3846720457077" calcext:value-type="float">
            <text:p>0.93846720457077</text:p>
          </table:table-cell>
          <table:table-cell office:value-type="float" office:value="0.939270734786987" calcext:value-type="float">
            <text:p>0.939270734786987</text:p>
          </table:table-cell>
          <table:table-cell office:value-type="float" office:value="0.939547955989838" calcext:value-type="float">
            <text:p>0.939547955989838</text:p>
          </table:table-cell>
          <table:table-cell office:value-type="float" office:value="0.940884172916412" calcext:value-type="float">
            <text:p>0.940884172916412</text:p>
          </table:table-cell>
          <table:table-cell office:value-type="float" office:value="0.939904868602753" calcext:value-type="float">
            <text:p>0.939904868602753</text:p>
          </table:table-cell>
          <table:table-cell office:value-type="float" office:value="0.939787149429321" calcext:value-type="float">
            <text:p>0.939787149429321</text:p>
          </table:table-cell>
          <table:table-cell office:value-type="float" office:value="0.939641773700714" calcext:value-type="float">
            <text:p>0.939641773700714</text:p>
          </table:table-cell>
          <table:table-cell office:value-type="float" office:value="0.941773772239685" calcext:value-type="float">
            <text:p>0.941773772239685</text:p>
          </table:table-cell>
          <table:table-cell office:value-type="float" office:value="0.942180156707764" calcext:value-type="float">
            <text:p>0.942180156707764</text:p>
          </table:table-cell>
          <table:table-cell office:value-type="float" office:value="0.942406117916107" calcext:value-type="float">
            <text:p>0.942406117916107</text:p>
          </table:table-cell>
          <table:table-cell office:value-type="float" office:value="0.942497491836548" calcext:value-type="float">
            <text:p>0.942497491836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17452573776245" calcext:value-type="float">
            <text:p>0.917452573776245</text:p>
          </table:table-cell>
          <table:table-cell office:value-type="float" office:value="0.920026361942291" calcext:value-type="float">
            <text:p>0.920026361942291</text:p>
          </table:table-cell>
          <table:table-cell office:value-type="float" office:value="0.921747088432312" calcext:value-type="float">
            <text:p>0.921747088432312</text:p>
          </table:table-cell>
          <table:table-cell office:value-type="float" office:value="0.922052145004272" calcext:value-type="float">
            <text:p>0.922052145004272</text:p>
          </table:table-cell>
          <table:table-cell office:value-type="float" office:value="0.920996427536011" calcext:value-type="float">
            <text:p>0.920996427536011</text:p>
          </table:table-cell>
          <table:table-cell office:value-type="float" office:value="0.921432912349701" calcext:value-type="float">
            <text:p>0.921432912349701</text:p>
          </table:table-cell>
          <table:table-cell office:value-type="float" office:value="0.924231648445129" calcext:value-type="float">
            <text:p>0.924231648445129</text:p>
          </table:table-cell>
          <table:table-cell office:value-type="float" office:value="0.924467921257019" calcext:value-type="float">
            <text:p>0.924467921257019</text:p>
          </table:table-cell>
          <table:table-cell office:value-type="float" office:value="0.925583779811859" calcext:value-type="float">
            <text:p>0.925583779811859</text:p>
          </table:table-cell>
          <table:table-cell office:value-type="float" office:value="0.92559552192688" calcext:value-type="float">
            <text:p>0.92559552192688</text:p>
          </table:table-cell>
          <table:table-cell office:value-type="float" office:value="0.925418555736541" calcext:value-type="float">
            <text:p>0.925418555736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9580371379852" calcext:value-type="float">
            <text:p>0.949580371379852</text:p>
          </table:table-cell>
          <table:table-cell office:value-type="float" office:value="0.951001405715942" calcext:value-type="float">
            <text:p>0.951001405715942</text:p>
          </table:table-cell>
          <table:table-cell office:value-type="float" office:value="0.952145397663116" calcext:value-type="float">
            <text:p>0.952145397663116</text:p>
          </table:table-cell>
          <table:table-cell office:value-type="float" office:value="0.952428102493286" calcext:value-type="float">
            <text:p>0.952428102493286</text:p>
          </table:table-cell>
          <table:table-cell office:value-type="float" office:value="0.951809585094452" calcext:value-type="float">
            <text:p>0.951809585094452</text:p>
          </table:table-cell>
          <table:table-cell office:value-type="float" office:value="0.951982080936432" calcext:value-type="float">
            <text:p>0.951982080936432</text:p>
          </table:table-cell>
          <table:table-cell office:value-type="float" office:value="0.95223331451416" calcext:value-type="float">
            <text:p>0.95223331451416</text:p>
          </table:table-cell>
          <table:table-cell office:value-type="float" office:value="0.952000498771668" calcext:value-type="float">
            <text:p>0.952000498771668</text:p>
          </table:table-cell>
          <table:table-cell office:value-type="float" office:value="0.952623248100281" calcext:value-type="float">
            <text:p>0.952623248100281</text:p>
          </table:table-cell>
          <table:table-cell office:value-type="float" office:value="0.952629506587982" calcext:value-type="float">
            <text:p>0.952629506587982</text:p>
          </table:table-cell>
          <table:table-cell office:value-type="float" office:value="0.952604293823242" calcext:value-type="float">
            <text:p>0.952604293823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30013597011566" calcext:value-type="float">
            <text:p>0.930013597011566</text:p>
          </table:table-cell>
          <table:table-cell office:value-type="float" office:value="0.93311333656311" calcext:value-type="float">
            <text:p>0.93311333656311</text:p>
          </table:table-cell>
          <table:table-cell office:value-type="float" office:value="0.934246718883514" calcext:value-type="float">
            <text:p>0.934246718883514</text:p>
          </table:table-cell>
          <table:table-cell office:value-type="float" office:value="0.936982572078705" calcext:value-type="float">
            <text:p>0.936982572078705</text:p>
          </table:table-cell>
          <table:table-cell office:value-type="float" office:value="0.935594379901886" calcext:value-type="float">
            <text:p>0.935594379901886</text:p>
          </table:table-cell>
          <table:table-cell office:value-type="float" office:value="0.935817122459412" calcext:value-type="float">
            <text:p>0.935817122459412</text:p>
          </table:table-cell>
          <table:table-cell office:value-type="float" office:value="0.935717642307282" calcext:value-type="float">
            <text:p>0.935717642307282</text:p>
          </table:table-cell>
          <table:table-cell office:value-type="float" office:value="0.936330556869507" calcext:value-type="float">
            <text:p>0.936330556869507</text:p>
          </table:table-cell>
          <table:table-cell office:value-type="float" office:value="0.935894727706909" calcext:value-type="float">
            <text:p>0.935894727706909</text:p>
          </table:table-cell>
          <table:table-cell office:value-type="float" office:value="0.936181008815765" calcext:value-type="float">
            <text:p>0.936181008815765</text:p>
          </table:table-cell>
          <table:table-cell office:value-type="float" office:value="0.935822546482086" calcext:value-type="float">
            <text:p>0.935822546482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0066165924072" calcext:value-type="float">
            <text:p>0.870066165924072</text:p>
          </table:table-cell>
          <table:table-cell office:value-type="float" office:value="0.877058267593384" calcext:value-type="float">
            <text:p>0.877058267593384</text:p>
          </table:table-cell>
          <table:table-cell office:value-type="float" office:value="0.877107560634613" calcext:value-type="float">
            <text:p>0.877107560634613</text:p>
          </table:table-cell>
          <table:table-cell office:value-type="float" office:value="0.879170358181" calcext:value-type="float">
            <text:p>0.879170358181</text:p>
          </table:table-cell>
          <table:table-cell office:value-type="float" office:value="0.880138635635376" calcext:value-type="float">
            <text:p>0.880138635635376</text:p>
          </table:table-cell>
          <table:table-cell office:value-type="float" office:value="0.879171133041382" calcext:value-type="float">
            <text:p>0.879171133041382</text:p>
          </table:table-cell>
          <table:table-cell office:value-type="float" office:value="0.880191802978516" calcext:value-type="float">
            <text:p>0.880191802978516</text:p>
          </table:table-cell>
          <table:table-cell office:value-type="float" office:value="0.88002359867096" calcext:value-type="float">
            <text:p>0.88002359867096</text:p>
          </table:table-cell>
          <table:table-cell office:value-type="float" office:value="0.880418360233307" calcext:value-type="float">
            <text:p>0.880418360233307</text:p>
          </table:table-cell>
          <table:table-cell office:value-type="float" office:value="0.880763709545136" calcext:value-type="float">
            <text:p>0.880763709545136</text:p>
          </table:table-cell>
          <table:table-cell office:value-type="float" office:value="0.881299734115601" calcext:value-type="float">
            <text:p>0.881299734115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63969588279724" calcext:value-type="float">
            <text:p>0.963969588279724</text:p>
          </table:table-cell>
          <table:table-cell office:value-type="float" office:value="0.964953780174255" calcext:value-type="float">
            <text:p>0.964953780174255</text:p>
          </table:table-cell>
          <table:table-cell office:value-type="float" office:value="0.965022206306458" calcext:value-type="float">
            <text:p>0.965022206306458</text:p>
          </table:table-cell>
          <table:table-cell office:value-type="float" office:value="0.965880334377289" calcext:value-type="float">
            <text:p>0.965880334377289</text:p>
          </table:table-cell>
          <table:table-cell office:value-type="float" office:value="0.966886341571808" calcext:value-type="float">
            <text:p>0.966886341571808</text:p>
          </table:table-cell>
          <table:table-cell office:value-type="float" office:value="0.967210412025452" calcext:value-type="float">
            <text:p>0.967210412025452</text:p>
          </table:table-cell>
          <table:table-cell office:value-type="float" office:value="0.96714860200882" calcext:value-type="float">
            <text:p>0.96714860200882</text:p>
          </table:table-cell>
          <table:table-cell office:value-type="float" office:value="0.967212438583374" calcext:value-type="float">
            <text:p>0.967212438583374</text:p>
          </table:table-cell>
          <table:table-cell office:value-type="float" office:value="0.967017471790314" calcext:value-type="float">
            <text:p>0.967017471790314</text:p>
          </table:table-cell>
          <table:table-cell office:value-type="float" office:value="0.96708482503891" calcext:value-type="float">
            <text:p>0.96708482503891</text:p>
          </table:table-cell>
          <table:table-cell office:value-type="float" office:value="0.966705322265625" calcext:value-type="float">
            <text:p>0.96670532226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1903293132782" calcext:value-type="float">
            <text:p>0.91903293132782</text:p>
          </table:table-cell>
          <table:table-cell office:value-type="float" office:value="0.926443040370941" calcext:value-type="float">
            <text:p>0.926443040370941</text:p>
          </table:table-cell>
          <table:table-cell office:value-type="float" office:value="0.927397966384888" calcext:value-type="float">
            <text:p>0.927397966384888</text:p>
          </table:table-cell>
          <table:table-cell office:value-type="float" office:value="0.930241525173187" calcext:value-type="float">
            <text:p>0.930241525173187</text:p>
          </table:table-cell>
          <table:table-cell office:value-type="float" office:value="0.931867480278015" calcext:value-type="float">
            <text:p>0.931867480278015</text:p>
          </table:table-cell>
          <table:table-cell office:value-type="float" office:value="0.930665493011475" calcext:value-type="float">
            <text:p>0.930665493011475</text:p>
          </table:table-cell>
          <table:table-cell office:value-type="float" office:value="0.931780040264129" calcext:value-type="float">
            <text:p>0.931780040264129</text:p>
          </table:table-cell>
          <table:table-cell office:value-type="float" office:value="0.933822095394134" calcext:value-type="float">
            <text:p>0.933822095394134</text:p>
          </table:table-cell>
          <table:table-cell office:value-type="float" office:value="0.932672381401062" calcext:value-type="float">
            <text:p>0.932672381401062</text:p>
          </table:table-cell>
          <table:table-cell office:value-type="float" office:value="0.934471547603607" calcext:value-type="float">
            <text:p>0.934471547603607</text:p>
          </table:table-cell>
          <table:table-cell office:value-type="float" office:value="0.933209896087646" calcext:value-type="float">
            <text:p>0.933209896087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63540768623352" calcext:value-type="float">
            <text:p>0.863540768623352</text:p>
          </table:table-cell>
          <table:table-cell office:value-type="float" office:value="0.864303767681122" calcext:value-type="float">
            <text:p>0.864303767681122</text:p>
          </table:table-cell>
          <table:table-cell office:value-type="float" office:value="0.86789882183075" calcext:value-type="float">
            <text:p>0.86789882183075</text:p>
          </table:table-cell>
          <table:table-cell office:value-type="float" office:value="0.869244933128357" calcext:value-type="float">
            <text:p>0.869244933128357</text:p>
          </table:table-cell>
          <table:table-cell office:value-type="float" office:value="0.864475429058075" calcext:value-type="float">
            <text:p>0.864475429058075</text:p>
          </table:table-cell>
          <table:table-cell office:value-type="float" office:value="0.863636374473572" calcext:value-type="float">
            <text:p>0.863636374473572</text:p>
          </table:table-cell>
          <table:table-cell office:value-type="float" office:value="0.859862089157105" calcext:value-type="float">
            <text:p>0.859862089157105</text:p>
          </table:table-cell>
          <table:table-cell office:value-type="float" office:value="0.859351277351379" calcext:value-type="float">
            <text:p>0.859351277351379</text:p>
          </table:table-cell>
          <table:table-cell office:value-type="float" office:value="0.862739682197571" calcext:value-type="float">
            <text:p>0.862739682197571</text:p>
          </table:table-cell>
          <table:table-cell office:value-type="float" office:value="0.864032983779907" calcext:value-type="float">
            <text:p>0.864032983779907</text:p>
          </table:table-cell>
          <table:table-cell office:value-type="float" office:value="0.863564491271973" calcext:value-type="float">
            <text:p>0.863564491271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55577647686004" calcext:value-type="float">
            <text:p>0.855577647686004</text:p>
          </table:table-cell>
          <table:table-cell office:value-type="float" office:value="0.855480134487152" calcext:value-type="float">
            <text:p>0.855480134487152</text:p>
          </table:table-cell>
          <table:table-cell office:value-type="float" office:value="0.861378371715546" calcext:value-type="float">
            <text:p>0.861378371715546</text:p>
          </table:table-cell>
          <table:table-cell office:value-type="float" office:value="0.863735198974609" calcext:value-type="float">
            <text:p>0.863735198974609</text:p>
          </table:table-cell>
          <table:table-cell office:value-type="float" office:value="0.867784678936004" calcext:value-type="float">
            <text:p>0.867784678936004</text:p>
          </table:table-cell>
          <table:table-cell office:value-type="float" office:value="0.866609811782837" calcext:value-type="float">
            <text:p>0.866609811782837</text:p>
          </table:table-cell>
          <table:table-cell office:value-type="float" office:value="0.867612898349762" calcext:value-type="float">
            <text:p>0.867612898349762</text:p>
          </table:table-cell>
          <table:table-cell office:value-type="float" office:value="0.867936074733734" calcext:value-type="float">
            <text:p>0.867936074733734</text:p>
          </table:table-cell>
          <table:table-cell office:value-type="float" office:value="0.86721533536911" calcext:value-type="float">
            <text:p>0.86721533536911</text:p>
          </table:table-cell>
          <table:table-cell office:value-type="float" office:value="0.864389181137085" calcext:value-type="float">
            <text:p>0.864389181137085</text:p>
          </table:table-cell>
          <table:table-cell office:value-type="float" office:value="0.863675057888031" calcext:value-type="float">
            <text:p>0.863675057888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891994535923004" calcext:value-type="float">
            <text:p>0.891994535923004</text:p>
          </table:table-cell>
          <table:table-cell office:value-type="float" office:value="0.892443180084229" calcext:value-type="float">
            <text:p>0.892443180084229</text:p>
          </table:table-cell>
          <table:table-cell office:value-type="float" office:value="0.892722964286804" calcext:value-type="float">
            <text:p>0.892722964286804</text:p>
          </table:table-cell>
          <table:table-cell office:value-type="float" office:value="0.894906759262085" calcext:value-type="float">
            <text:p>0.894906759262085</text:p>
          </table:table-cell>
          <table:table-cell office:value-type="float" office:value="0.897822856903076" calcext:value-type="float">
            <text:p>0.897822856903076</text:p>
          </table:table-cell>
          <table:table-cell office:value-type="float" office:value="0.89757627248764" calcext:value-type="float">
            <text:p>0.89757627248764</text:p>
          </table:table-cell>
          <table:table-cell office:value-type="float" office:value="0.899078130722046" calcext:value-type="float">
            <text:p>0.899078130722046</text:p>
          </table:table-cell>
          <table:table-cell office:value-type="float" office:value="0.899376392364502" calcext:value-type="float">
            <text:p>0.899376392364502</text:p>
          </table:table-cell>
          <table:table-cell office:value-type="float" office:value="0.900161266326904" calcext:value-type="float">
            <text:p>0.900161266326904</text:p>
          </table:table-cell>
          <table:table-cell office:value-type="float" office:value="0.899579584598541" calcext:value-type="float">
            <text:p>0.899579584598541</text:p>
          </table:table-cell>
          <table:table-cell office:value-type="float" office:value="0.900833785533905" calcext:value-type="float">
            <text:p>0.900833785533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59786117076874" calcext:value-type="float">
            <text:p>0.959786117076874</text:p>
          </table:table-cell>
          <table:table-cell office:value-type="float" office:value="0.960617125034332" calcext:value-type="float">
            <text:p>0.960617125034332</text:p>
          </table:table-cell>
          <table:table-cell office:value-type="float" office:value="0.960355281829834" calcext:value-type="float">
            <text:p>0.960355281829834</text:p>
          </table:table-cell>
          <table:table-cell office:value-type="float" office:value="0.960857212543488" calcext:value-type="float">
            <text:p>0.960857212543488</text:p>
          </table:table-cell>
          <table:table-cell office:value-type="float" office:value="0.961129605770111" calcext:value-type="float">
            <text:p>0.961129605770111</text:p>
          </table:table-cell>
          <table:table-cell office:value-type="float" office:value="0.960039138793945" calcext:value-type="float">
            <text:p>0.960039138793945</text:p>
          </table:table-cell>
          <table:table-cell office:value-type="float" office:value="0.960234701633453" calcext:value-type="float">
            <text:p>0.960234701633453</text:p>
          </table:table-cell>
          <table:table-cell office:value-type="float" office:value="0.960892021656036" calcext:value-type="float">
            <text:p>0.960892021656036</text:p>
          </table:table-cell>
          <table:table-cell office:value-type="float" office:value="0.961218655109406" calcext:value-type="float">
            <text:p>0.961218655109406</text:p>
          </table:table-cell>
          <table:table-cell office:value-type="float" office:value="0.960943341255188" calcext:value-type="float">
            <text:p>0.960943341255188</text:p>
          </table:table-cell>
          <table:table-cell office:value-type="float" office:value="0.961345791816711" calcext:value-type="float">
            <text:p>0.96134579181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562157869339" calcext:value-type="float">
            <text:p>0.91562157869339</text:p>
          </table:table-cell>
          <table:table-cell office:value-type="float" office:value="0.922538638114929" calcext:value-type="float">
            <text:p>0.922538638114929</text:p>
          </table:table-cell>
          <table:table-cell office:value-type="float" office:value="0.924304723739624" calcext:value-type="float">
            <text:p>0.924304723739624</text:p>
          </table:table-cell>
          <table:table-cell office:value-type="float" office:value="0.926127433776856" calcext:value-type="float">
            <text:p>0.926127433776856</text:p>
          </table:table-cell>
          <table:table-cell office:value-type="float" office:value="0.924930036067963" calcext:value-type="float">
            <text:p>0.924930036067963</text:p>
          </table:table-cell>
          <table:table-cell office:value-type="float" office:value="0.928510546684265" calcext:value-type="float">
            <text:p>0.928510546684265</text:p>
          </table:table-cell>
          <table:table-cell office:value-type="float" office:value="0.933317184448242" calcext:value-type="float">
            <text:p>0.933317184448242</text:p>
          </table:table-cell>
          <table:table-cell office:value-type="float" office:value="0.935143649578094" calcext:value-type="float">
            <text:p>0.935143649578094</text:p>
          </table:table-cell>
          <table:table-cell office:value-type="float" office:value="0.931303262710571" calcext:value-type="float">
            <text:p>0.931303262710571</text:p>
          </table:table-cell>
          <table:table-cell office:value-type="float" office:value="0.935237884521484" calcext:value-type="float">
            <text:p>0.935237884521484</text:p>
          </table:table-cell>
          <table:table-cell office:value-type="float" office:value="0.936319589614868" calcext:value-type="float">
            <text:p>0.936319589614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62089431285858" calcext:value-type="float">
            <text:p>0.762089431285858</text:p>
          </table:table-cell>
          <table:table-cell office:value-type="float" office:value="0.777684450149536" calcext:value-type="float">
            <text:p>0.777684450149536</text:p>
          </table:table-cell>
          <table:table-cell office:value-type="float" office:value="0.77802985906601" calcext:value-type="float">
            <text:p>0.77802985906601</text:p>
          </table:table-cell>
          <table:table-cell office:value-type="float" office:value="0.786492884159088" calcext:value-type="float">
            <text:p>0.786492884159088</text:p>
          </table:table-cell>
          <table:table-cell office:value-type="float" office:value="0.797286212444305" calcext:value-type="float">
            <text:p>0.797286212444305</text:p>
          </table:table-cell>
          <table:table-cell office:value-type="float" office:value="0.782329142093658" calcext:value-type="float">
            <text:p>0.782329142093658</text:p>
          </table:table-cell>
          <table:table-cell office:value-type="float" office:value="0.779068350791931" calcext:value-type="float">
            <text:p>0.779068350791931</text:p>
          </table:table-cell>
          <table:table-cell office:value-type="float" office:value="0.785135805606842" calcext:value-type="float">
            <text:p>0.785135805606842</text:p>
          </table:table-cell>
          <table:table-cell office:value-type="float" office:value="0.782463252544403" calcext:value-type="float">
            <text:p>0.782463252544403</text:p>
          </table:table-cell>
          <table:table-cell office:value-type="float" office:value="0.777831196784973" calcext:value-type="float">
            <text:p>0.777831196784973</text:p>
          </table:table-cell>
          <table:table-cell office:value-type="float" office:value="0.780762791633606" calcext:value-type="float">
            <text:p>0.780762791633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63172078132629" calcext:value-type="float">
            <text:p>0.963172078132629</text:p>
          </table:table-cell>
          <table:table-cell office:value-type="float" office:value="0.964851200580597" calcext:value-type="float">
            <text:p>0.964851200580597</text:p>
          </table:table-cell>
          <table:table-cell office:value-type="float" office:value="0.964741706848144" calcext:value-type="float">
            <text:p>0.964741706848144</text:p>
          </table:table-cell>
          <table:table-cell office:value-type="float" office:value="0.965512990951538" calcext:value-type="float">
            <text:p>0.965512990951538</text:p>
          </table:table-cell>
          <table:table-cell office:value-type="float" office:value="0.965789616107941" calcext:value-type="float">
            <text:p>0.965789616107941</text:p>
          </table:table-cell>
          <table:table-cell office:value-type="float" office:value="0.965948581695556" calcext:value-type="float">
            <text:p>0.965948581695556</text:p>
          </table:table-cell>
          <table:table-cell office:value-type="float" office:value="0.965911448001862" calcext:value-type="float">
            <text:p>0.965911448001862</text:p>
          </table:table-cell>
          <table:table-cell office:value-type="float" office:value="0.96587872505188" calcext:value-type="float">
            <text:p>0.96587872505188</text:p>
          </table:table-cell>
          <table:table-cell office:value-type="float" office:value="0.966449558734894" calcext:value-type="float">
            <text:p>0.966449558734894</text:p>
          </table:table-cell>
          <table:table-cell office:value-type="float" office:value="0.966953039169312" calcext:value-type="float">
            <text:p>0.966953039169312</text:p>
          </table:table-cell>
          <table:table-cell office:value-type="float" office:value="0.966997742652893" calcext:value-type="float">
            <text:p>0.966997742652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41606223583221" calcext:value-type="float">
            <text:p>0.941606223583221</text:p>
          </table:table-cell>
          <table:table-cell office:value-type="float" office:value="0.943214118480682" calcext:value-type="float">
            <text:p>0.943214118480682</text:p>
          </table:table-cell>
          <table:table-cell office:value-type="float" office:value="0.944653570652008" calcext:value-type="float">
            <text:p>0.944653570652008</text:p>
          </table:table-cell>
          <table:table-cell office:value-type="float" office:value="0.944548904895782" calcext:value-type="float">
            <text:p>0.944548904895782</text:p>
          </table:table-cell>
          <table:table-cell office:value-type="float" office:value="0.945178985595703" calcext:value-type="float">
            <text:p>0.945178985595703</text:p>
          </table:table-cell>
          <table:table-cell office:value-type="float" office:value="0.945510029792785" calcext:value-type="float">
            <text:p>0.945510029792785</text:p>
          </table:table-cell>
          <table:table-cell office:value-type="float" office:value="0.945271611213684" calcext:value-type="float">
            <text:p>0.945271611213684</text:p>
          </table:table-cell>
          <table:table-cell office:value-type="float" office:value="0.945382416248322" calcext:value-type="float">
            <text:p>0.945382416248322</text:p>
          </table:table-cell>
          <table:table-cell office:value-type="float" office:value="0.945990025997162" calcext:value-type="float">
            <text:p>0.945990025997162</text:p>
          </table:table-cell>
          <table:table-cell office:value-type="float" office:value="0.946028530597687" calcext:value-type="float">
            <text:p>0.946028530597687</text:p>
          </table:table-cell>
          <table:table-cell office:value-type="float" office:value="0.946532249450684" calcext:value-type="float">
            <text:p>0.94653224945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69972944259644" calcext:value-type="float">
            <text:p>0.869972944259644</text:p>
          </table:table-cell>
          <table:table-cell office:value-type="float" office:value="0.873011648654938" calcext:value-type="float">
            <text:p>0.873011648654938</text:p>
          </table:table-cell>
          <table:table-cell office:value-type="float" office:value="0.873173654079437" calcext:value-type="float">
            <text:p>0.873173654079437</text:p>
          </table:table-cell>
          <table:table-cell office:value-type="float" office:value="0.876741409301758" calcext:value-type="float">
            <text:p>0.876741409301758</text:p>
          </table:table-cell>
          <table:table-cell office:value-type="float" office:value="0.878003299236298" calcext:value-type="float">
            <text:p>0.878003299236298</text:p>
          </table:table-cell>
          <table:table-cell office:value-type="float" office:value="0.878578066825867" calcext:value-type="float">
            <text:p>0.878578066825867</text:p>
          </table:table-cell>
          <table:table-cell office:value-type="float" office:value="0.878390073776245" calcext:value-type="float">
            <text:p>0.878390073776245</text:p>
          </table:table-cell>
          <table:table-cell office:value-type="float" office:value="0.880763113498688" calcext:value-type="float">
            <text:p>0.880763113498688</text:p>
          </table:table-cell>
          <table:table-cell office:value-type="float" office:value="0.88026487827301" calcext:value-type="float">
            <text:p>0.88026487827301</text:p>
          </table:table-cell>
          <table:table-cell office:value-type="float" office:value="0.877740859985352" calcext:value-type="float">
            <text:p>0.877740859985352</text:p>
          </table:table-cell>
          <table:table-cell office:value-type="float" office:value="0.878509640693665" calcext:value-type="float">
            <text:p>0.878509640693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36348497867584" calcext:value-type="float">
            <text:p>0.936348497867584</text:p>
          </table:table-cell>
          <table:table-cell office:value-type="float" office:value="0.93871420621872" calcext:value-type="float">
            <text:p>0.93871420621872</text:p>
          </table:table-cell>
          <table:table-cell office:value-type="float" office:value="0.940095126628876" calcext:value-type="float">
            <text:p>0.940095126628876</text:p>
          </table:table-cell>
          <table:table-cell office:value-type="float" office:value="0.940326452255249" calcext:value-type="float">
            <text:p>0.940326452255249</text:p>
          </table:table-cell>
          <table:table-cell office:value-type="float" office:value="0.940577626228332" calcext:value-type="float">
            <text:p>0.940577626228332</text:p>
          </table:table-cell>
          <table:table-cell office:value-type="float" office:value="0.940817654132843" calcext:value-type="float">
            <text:p>0.940817654132843</text:p>
          </table:table-cell>
          <table:table-cell office:value-type="float" office:value="0.939589381217956" calcext:value-type="float">
            <text:p>0.939589381217956</text:p>
          </table:table-cell>
          <table:table-cell office:value-type="float" office:value="0.939858496189117" calcext:value-type="float">
            <text:p>0.939858496189117</text:p>
          </table:table-cell>
          <table:table-cell office:value-type="float" office:value="0.940779626369476" calcext:value-type="float">
            <text:p>0.940779626369476</text:p>
          </table:table-cell>
          <table:table-cell office:value-type="float" office:value="0.940388858318329" calcext:value-type="float">
            <text:p>0.940388858318329</text:p>
          </table:table-cell>
          <table:table-cell office:value-type="float" office:value="0.940053641796112" calcext:value-type="float">
            <text:p>0.940053641796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49374675750732" calcext:value-type="float">
            <text:p>0.949374675750732</text:p>
          </table:table-cell>
          <table:table-cell office:value-type="float" office:value="0.950565755367279" calcext:value-type="float">
            <text:p>0.950565755367279</text:p>
          </table:table-cell>
          <table:table-cell office:value-type="float" office:value="0.951336443424225" calcext:value-type="float">
            <text:p>0.951336443424225</text:p>
          </table:table-cell>
          <table:table-cell office:value-type="float" office:value="0.951674222946167" calcext:value-type="float">
            <text:p>0.951674222946167</text:p>
          </table:table-cell>
          <table:table-cell office:value-type="float" office:value="0.952522158622742" calcext:value-type="float">
            <text:p>0.952522158622742</text:p>
          </table:table-cell>
          <table:table-cell office:value-type="float" office:value="0.953373551368713" calcext:value-type="float">
            <text:p>0.953373551368713</text:p>
          </table:table-cell>
          <table:table-cell office:value-type="float" office:value="0.953826189041138" calcext:value-type="float">
            <text:p>0.953826189041138</text:p>
          </table:table-cell>
          <table:table-cell office:value-type="float" office:value="0.954200446605682" calcext:value-type="float">
            <text:p>0.954200446605682</text:p>
          </table:table-cell>
          <table:table-cell office:value-type="float" office:value="0.95444267988205" calcext:value-type="float">
            <text:p>0.95444267988205</text:p>
          </table:table-cell>
          <table:table-cell office:value-type="float" office:value="0.954333961009979" calcext:value-type="float">
            <text:p>0.954333961009979</text:p>
          </table:table-cell>
          <table:table-cell office:value-type="float" office:value="0.95395815372467" calcext:value-type="float">
            <text:p>0.95395815372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29974257946014" calcext:value-type="float">
            <text:p>0.929974257946014</text:p>
          </table:table-cell>
          <table:table-cell office:value-type="float" office:value="0.932437300682068" calcext:value-type="float">
            <text:p>0.932437300682068</text:p>
          </table:table-cell>
          <table:table-cell office:value-type="float" office:value="0.933435261249542" calcext:value-type="float">
            <text:p>0.933435261249542</text:p>
          </table:table-cell>
          <table:table-cell office:value-type="float" office:value="0.933607459068298" calcext:value-type="float">
            <text:p>0.933607459068298</text:p>
          </table:table-cell>
          <table:table-cell office:value-type="float" office:value="0.93365079164505" calcext:value-type="float">
            <text:p>0.93365079164505</text:p>
          </table:table-cell>
          <table:table-cell office:value-type="float" office:value="0.934010982513428" calcext:value-type="float">
            <text:p>0.934010982513428</text:p>
          </table:table-cell>
          <table:table-cell office:value-type="float" office:value="0.933354914188385" calcext:value-type="float">
            <text:p>0.933354914188385</text:p>
          </table:table-cell>
          <table:table-cell office:value-type="float" office:value="0.933198690414429" calcext:value-type="float">
            <text:p>0.933198690414429</text:p>
          </table:table-cell>
          <table:table-cell office:value-type="float" office:value="0.934202551841736" calcext:value-type="float">
            <text:p>0.934202551841736</text:p>
          </table:table-cell>
          <table:table-cell office:value-type="float" office:value="0.934693694114685" calcext:value-type="float">
            <text:p>0.934693694114685</text:p>
          </table:table-cell>
          <table:table-cell office:value-type="float" office:value="0.934694528579712" calcext:value-type="float">
            <text:p>0.934694528579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080011844635" calcext:value-type="float">
            <text:p>0.89080011844635</text:p>
          </table:table-cell>
          <table:table-cell office:value-type="float" office:value="0.896946370601654" calcext:value-type="float">
            <text:p>0.896946370601654</text:p>
          </table:table-cell>
          <table:table-cell office:value-type="float" office:value="0.898448467254639" calcext:value-type="float">
            <text:p>0.898448467254639</text:p>
          </table:table-cell>
          <table:table-cell office:value-type="float" office:value="0.899553775787354" calcext:value-type="float">
            <text:p>0.899553775787354</text:p>
          </table:table-cell>
          <table:table-cell office:value-type="float" office:value="0.899262666702271" calcext:value-type="float">
            <text:p>0.899262666702271</text:p>
          </table:table-cell>
          <table:table-cell office:value-type="float" office:value="0.89883553981781" calcext:value-type="float">
            <text:p>0.89883553981781</text:p>
          </table:table-cell>
          <table:table-cell office:value-type="float" office:value="0.899765908718109" calcext:value-type="float">
            <text:p>0.899765908718109</text:p>
          </table:table-cell>
          <table:table-cell office:value-type="float" office:value="0.900410413742065" calcext:value-type="float">
            <text:p>0.900410413742065</text:p>
          </table:table-cell>
          <table:table-cell office:value-type="float" office:value="0.900513768196106" calcext:value-type="float">
            <text:p>0.900513768196106</text:p>
          </table:table-cell>
          <table:table-cell office:value-type="float" office:value="0.901307582855225" calcext:value-type="float">
            <text:p>0.901307582855225</text:p>
          </table:table-cell>
          <table:table-cell office:value-type="float" office:value="0.902359366416931" calcext:value-type="float">
            <text:p>0.902359366416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79562020301819" calcext:value-type="float">
            <text:p>0.879562020301819</text:p>
          </table:table-cell>
          <table:table-cell office:value-type="float" office:value="0.885818839073181" calcext:value-type="float">
            <text:p>0.885818839073181</text:p>
          </table:table-cell>
          <table:table-cell office:value-type="float" office:value="0.886590361595154" calcext:value-type="float">
            <text:p>0.886590361595154</text:p>
          </table:table-cell>
          <table:table-cell office:value-type="float" office:value="0.886996328830719" calcext:value-type="float">
            <text:p>0.886996328830719</text:p>
          </table:table-cell>
          <table:table-cell office:value-type="float" office:value="0.887227654457092" calcext:value-type="float">
            <text:p>0.887227654457092</text:p>
          </table:table-cell>
          <table:table-cell office:value-type="float" office:value="0.886926412582397" calcext:value-type="float">
            <text:p>0.886926412582397</text:p>
          </table:table-cell>
          <table:table-cell office:value-type="float" office:value="0.887937307357788" calcext:value-type="float">
            <text:p>0.887937307357788</text:p>
          </table:table-cell>
          <table:table-cell office:value-type="float" office:value="0.887348353862762" calcext:value-type="float">
            <text:p>0.887348353862762</text:p>
          </table:table-cell>
          <table:table-cell office:value-type="float" office:value="0.887065887451172" calcext:value-type="float">
            <text:p>0.887065887451172</text:p>
          </table:table-cell>
          <table:table-cell office:value-type="float" office:value="0.889030933380127" calcext:value-type="float">
            <text:p>0.889030933380127</text:p>
          </table:table-cell>
          <table:table-cell office:value-type="float" office:value="0.888298332691193" calcext:value-type="float">
            <text:p>0.888298332691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33343291282654" calcext:value-type="float">
            <text:p>0.933343291282654</text:p>
          </table:table-cell>
          <table:table-cell office:value-type="float" office:value="0.934009373188019" calcext:value-type="float">
            <text:p>0.934009373188019</text:p>
          </table:table-cell>
          <table:table-cell office:value-type="float" office:value="0.932199597358704" calcext:value-type="float">
            <text:p>0.932199597358704</text:p>
          </table:table-cell>
          <table:table-cell office:value-type="float" office:value="0.933640480041504" calcext:value-type="float">
            <text:p>0.933640480041504</text:p>
          </table:table-cell>
          <table:table-cell office:value-type="float" office:value="0.935122728347778" calcext:value-type="float">
            <text:p>0.935122728347778</text:p>
          </table:table-cell>
          <table:table-cell office:value-type="float" office:value="0.936084628105164" calcext:value-type="float">
            <text:p>0.936084628105164</text:p>
          </table:table-cell>
          <table:table-cell office:value-type="float" office:value="0.938095211982727" calcext:value-type="float">
            <text:p>0.938095211982727</text:p>
          </table:table-cell>
          <table:table-cell office:value-type="float" office:value="0.936506748199463" calcext:value-type="float">
            <text:p>0.936506748199463</text:p>
          </table:table-cell>
          <table:table-cell office:value-type="float" office:value="0.93636429309845" calcext:value-type="float">
            <text:p>0.93636429309845</text:p>
          </table:table-cell>
          <table:table-cell office:value-type="float" office:value="0.937504649162292" calcext:value-type="float">
            <text:p>0.937504649162292</text:p>
          </table:table-cell>
          <table:table-cell office:value-type="float" office:value="0.937696576118469" calcext:value-type="float">
            <text:p>0.937696576118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0952360630035" calcext:value-type="float">
            <text:p>0.940952360630035</text:p>
          </table:table-cell>
          <table:table-cell office:value-type="float" office:value="0.941311001777649" calcext:value-type="float">
            <text:p>0.941311001777649</text:p>
          </table:table-cell>
          <table:table-cell office:value-type="float" office:value="0.942992866039276" calcext:value-type="float">
            <text:p>0.942992866039276</text:p>
          </table:table-cell>
          <table:table-cell office:value-type="float" office:value="0.942847430706024" calcext:value-type="float">
            <text:p>0.942847430706024</text:p>
          </table:table-cell>
          <table:table-cell office:value-type="float" office:value="0.942712962627411" calcext:value-type="float">
            <text:p>0.942712962627411</text:p>
          </table:table-cell>
          <table:table-cell office:value-type="float" office:value="0.942912876605988" calcext:value-type="float">
            <text:p>0.942912876605988</text:p>
          </table:table-cell>
          <table:table-cell office:value-type="float" office:value="0.942318260669708" calcext:value-type="float">
            <text:p>0.942318260669708</text:p>
          </table:table-cell>
          <table:table-cell office:value-type="float" office:value="0.942548215389252" calcext:value-type="float">
            <text:p>0.942548215389252</text:p>
          </table:table-cell>
          <table:table-cell office:value-type="float" office:value="0.942359089851379" calcext:value-type="float">
            <text:p>0.942359089851379</text:p>
          </table:table-cell>
          <table:table-cell office:value-type="float" office:value="0.94342827796936" calcext:value-type="float">
            <text:p>0.94342827796936</text:p>
          </table:table-cell>
          <table:table-cell office:value-type="float" office:value="0.943098425865173" calcext:value-type="float">
            <text:p>0.943098425865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51320171356201" calcext:value-type="float">
            <text:p>0.951320171356201</text:p>
          </table:table-cell>
          <table:table-cell office:value-type="float" office:value="0.949674904346466" calcext:value-type="float">
            <text:p>0.949674904346466</text:p>
          </table:table-cell>
          <table:table-cell office:value-type="float" office:value="0.950091123580933" calcext:value-type="float">
            <text:p>0.950091123580933</text:p>
          </table:table-cell>
          <table:table-cell office:value-type="float" office:value="0.95171982049942" calcext:value-type="float">
            <text:p>0.95171982049942</text:p>
          </table:table-cell>
          <table:table-cell office:value-type="float" office:value="0.952513217926025" calcext:value-type="float">
            <text:p>0.952513217926025</text:p>
          </table:table-cell>
          <table:table-cell office:value-type="float" office:value="0.949216663837433" calcext:value-type="float">
            <text:p>0.949216663837433</text:p>
          </table:table-cell>
          <table:table-cell office:value-type="float" office:value="0.952648460865021" calcext:value-type="float">
            <text:p>0.952648460865021</text:p>
          </table:table-cell>
          <table:table-cell office:value-type="float" office:value="0.953158438205719" calcext:value-type="float">
            <text:p>0.953158438205719</text:p>
          </table:table-cell>
          <table:table-cell office:value-type="float" office:value="0.95325767993927" calcext:value-type="float">
            <text:p>0.95325767993927</text:p>
          </table:table-cell>
          <table:table-cell office:value-type="float" office:value="0.953071177005768" calcext:value-type="float">
            <text:p>0.953071177005768</text:p>
          </table:table-cell>
          <table:table-cell office:value-type="float" office:value="0.951915740966797" calcext:value-type="float">
            <text:p>0.951915740966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9696984291077" calcext:value-type="float">
            <text:p>0.609696984291077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613329827785492" calcext:value-type="float">
            <text:p>0.613329827785492</text:p>
          </table:table-cell>
          <table:table-cell office:value-type="float" office:value="0.618209600448608" calcext:value-type="float">
            <text:p>0.618209600448608</text:p>
          </table:table-cell>
          <table:table-cell office:value-type="float" office:value="0.617475569248199" calcext:value-type="float">
            <text:p>0.617475569248199</text:p>
          </table:table-cell>
          <table:table-cell office:value-type="float" office:value="0.621772348880768" calcext:value-type="float">
            <text:p>0.621772348880768</text:p>
          </table:table-cell>
          <table:table-cell office:value-type="float" office:value="0.624455571174622" calcext:value-type="float">
            <text:p>0.624455571174622</text:p>
          </table:table-cell>
          <table:table-cell office:value-type="float" office:value="0.629480481147766" calcext:value-type="float">
            <text:p>0.629480481147766</text:p>
          </table:table-cell>
          <table:table-cell office:value-type="float" office:value="0.630301833152771" calcext:value-type="float">
            <text:p>0.630301833152771</text:p>
          </table:table-cell>
          <table:table-cell office:value-type="float" office:value="0.63208669424057" calcext:value-type="float">
            <text:p>0.63208669424057</text:p>
          </table:table-cell>
          <table:table-cell office:value-type="float" office:value="0.631042897701263" calcext:value-type="float">
            <text:p>0.63104289770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921991348266602" calcext:value-type="float">
            <text:p>0.921991348266602</text:p>
          </table:table-cell>
          <table:table-cell office:value-type="float" office:value="0.929954528808594" calcext:value-type="float">
            <text:p>0.929954528808594</text:p>
          </table:table-cell>
          <table:table-cell office:value-type="float" office:value="0.932260572910309" calcext:value-type="float">
            <text:p>0.932260572910309</text:p>
          </table:table-cell>
          <table:table-cell office:value-type="float" office:value="0.931437492370606" calcext:value-type="float">
            <text:p>0.931437492370606</text:p>
          </table:table-cell>
          <table:table-cell office:value-type="float" office:value="0.931243062019348" calcext:value-type="float">
            <text:p>0.931243062019348</text:p>
          </table:table-cell>
          <table:table-cell office:value-type="float" office:value="0.932412147521973" calcext:value-type="float">
            <text:p>0.932412147521973</text:p>
          </table:table-cell>
          <table:table-cell office:value-type="float" office:value="0.931380212306976" calcext:value-type="float">
            <text:p>0.931380212306976</text:p>
          </table:table-cell>
          <table:table-cell office:value-type="float" office:value="0.932654023170471" calcext:value-type="float">
            <text:p>0.932654023170471</text:p>
          </table:table-cell>
          <table:table-cell office:value-type="float" office:value="0.932863116264343" calcext:value-type="float">
            <text:p>0.932863116264343</text:p>
          </table:table-cell>
          <table:table-cell office:value-type="float" office:value="0.934505820274353" calcext:value-type="float">
            <text:p>0.934505820274353</text:p>
          </table:table-cell>
          <table:table-cell office:value-type="float" office:value="0.932655990123749" calcext:value-type="float">
            <text:p>0.932655990123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9629833698273" calcext:value-type="float">
            <text:p>0.959629833698273</text:p>
          </table:table-cell>
          <table:table-cell office:value-type="float" office:value="0.961560964584351" calcext:value-type="float">
            <text:p>0.961560964584351</text:p>
          </table:table-cell>
          <table:table-cell office:value-type="float" office:value="0.962276220321655" calcext:value-type="float">
            <text:p>0.962276220321655</text:p>
          </table:table-cell>
          <table:table-cell office:value-type="float" office:value="0.962884068489075" calcext:value-type="float">
            <text:p>0.962884068489075</text:p>
          </table:table-cell>
          <table:table-cell office:value-type="float" office:value="0.963041841983795" calcext:value-type="float">
            <text:p>0.963041841983795</text:p>
          </table:table-cell>
          <table:table-cell office:value-type="float" office:value="0.964064836502075" calcext:value-type="float">
            <text:p>0.964064836502075</text:p>
          </table:table-cell>
          <table:table-cell office:value-type="float" office:value="0.964022636413574" calcext:value-type="float">
            <text:p>0.964022636413574</text:p>
          </table:table-cell>
          <table:table-cell office:value-type="float" office:value="0.964213252067566" calcext:value-type="float">
            <text:p>0.964213252067566</text:p>
          </table:table-cell>
          <table:table-cell office:value-type="float" office:value="0.964398205280304" calcext:value-type="float">
            <text:p>0.964398205280304</text:p>
          </table:table-cell>
          <table:table-cell office:value-type="float" office:value="0.964795112609863" calcext:value-type="float">
            <text:p>0.964795112609863</text:p>
          </table:table-cell>
          <table:table-cell office:value-type="float" office:value="0.964423060417175" calcext:value-type="float">
            <text:p>0.964423060417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902600109577179" calcext:value-type="float">
            <text:p>0.902600109577179</text:p>
          </table:table-cell>
          <table:table-cell office:value-type="float" office:value="0.903137803077698" calcext:value-type="float">
            <text:p>0.903137803077698</text:p>
          </table:table-cell>
          <table:table-cell office:value-type="float" office:value="0.906371355056763" calcext:value-type="float">
            <text:p>0.906371355056763</text:p>
          </table:table-cell>
          <table:table-cell office:value-type="float" office:value="0.911064863204956" calcext:value-type="float">
            <text:p>0.911064863204956</text:p>
          </table:table-cell>
          <table:table-cell office:value-type="float" office:value="0.90972626209259" calcext:value-type="float">
            <text:p>0.90972626209259</text:p>
          </table:table-cell>
          <table:table-cell office:value-type="float" office:value="0.909772574901581" calcext:value-type="float">
            <text:p>0.909772574901581</text:p>
          </table:table-cell>
          <table:table-cell office:value-type="float" office:value="0.912184596061706" calcext:value-type="float">
            <text:p>0.912184596061706</text:p>
          </table:table-cell>
          <table:table-cell office:value-type="float" office:value="0.912236928939819" calcext:value-type="float">
            <text:p>0.912236928939819</text:p>
          </table:table-cell>
          <table:table-cell office:value-type="float" office:value="0.911896824836731" calcext:value-type="float">
            <text:p>0.911896824836731</text:p>
          </table:table-cell>
          <table:table-cell office:value-type="float" office:value="0.912072420120239" calcext:value-type="float">
            <text:p>0.912072420120239</text:p>
          </table:table-cell>
          <table:table-cell office:value-type="float" office:value="0.912134945392608" calcext:value-type="float">
            <text:p>0.912134945392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06749272346497" calcext:value-type="float">
            <text:p>0.506749272346497</text:p>
          </table:table-cell>
          <table:table-cell office:value-type="float" office:value="0.570834279060364" calcext:value-type="float">
            <text:p>0.570834279060364</text:p>
          </table:table-cell>
          <table:table-cell office:value-type="float" office:value="0.574887275695801" calcext:value-type="float">
            <text:p>0.574887275695801</text:p>
          </table:table-cell>
          <table:table-cell office:value-type="float" office:value="0.623568713665008" calcext:value-type="float">
            <text:p>0.623568713665008</text:p>
          </table:table-cell>
          <table:table-cell office:value-type="float" office:value="0.629287898540497" calcext:value-type="float">
            <text:p>0.629287898540497</text:p>
          </table:table-cell>
          <table:table-cell office:value-type="float" office:value="0.633854627609253" calcext:value-type="float">
            <text:p>0.633854627609253</text:p>
          </table:table-cell>
          <table:table-cell office:value-type="float" office:value="0.643007218837738" calcext:value-type="float">
            <text:p>0.643007218837738</text:p>
          </table:table-cell>
          <table:table-cell office:value-type="float" office:value="0.639556348323822" calcext:value-type="float">
            <text:p>0.639556348323822</text:p>
          </table:table-cell>
          <table:table-cell office:value-type="float" office:value="0.627017080783844" calcext:value-type="float">
            <text:p>0.627017080783844</text:p>
          </table:table-cell>
          <table:table-cell office:value-type="float" office:value="0.627397239208221" calcext:value-type="float">
            <text:p>0.627397239208221</text:p>
          </table:table-cell>
          <table:table-cell office:value-type="float" office:value="0.628793060779572" calcext:value-type="float">
            <text:p>0.62879306077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47976887226105" calcext:value-type="float">
            <text:p>0.947976887226105</text:p>
          </table:table-cell>
          <table:table-cell office:value-type="float" office:value="0.956286251544952" calcext:value-type="float">
            <text:p>0.956286251544952</text:p>
          </table:table-cell>
          <table:table-cell office:value-type="float" office:value="0.955044627189636" calcext:value-type="float">
            <text:p>0.955044627189636</text:p>
          </table:table-cell>
          <table:table-cell office:value-type="float" office:value="0.951926708221436" calcext:value-type="float">
            <text:p>0.951926708221436</text:p>
          </table:table-cell>
          <table:table-cell office:value-type="float" office:value="0.951090455055237" calcext:value-type="float">
            <text:p>0.951090455055237</text:p>
          </table:table-cell>
          <table:table-cell office:value-type="float" office:value="0.952592730522156" calcext:value-type="float">
            <text:p>0.952592730522156</text:p>
          </table:table-cell>
          <table:table-cell office:value-type="float" office:value="0.953436315059662" calcext:value-type="float">
            <text:p>0.953436315059662</text:p>
          </table:table-cell>
          <table:table-cell office:value-type="float" office:value="0.954142510890961" calcext:value-type="float">
            <text:p>0.954142510890961</text:p>
          </table:table-cell>
          <table:table-cell office:value-type="float" office:value="0.952604293823242" calcext:value-type="float">
            <text:p>0.952604293823242</text:p>
          </table:table-cell>
          <table:table-cell office:value-type="float" office:value="0.953289449214935" calcext:value-type="float">
            <text:p>0.953289449214935</text:p>
          </table:table-cell>
          <table:table-cell office:value-type="float" office:value="0.953296720981598" calcext:value-type="float">
            <text:p>0.953296720981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572065114975" calcext:value-type="float">
            <text:p>0.90572065114975</text:p>
          </table:table-cell>
          <table:table-cell office:value-type="float" office:value="0.907500803470612" calcext:value-type="float">
            <text:p>0.907500803470612</text:p>
          </table:table-cell>
          <table:table-cell office:value-type="float" office:value="0.90883481502533" calcext:value-type="float">
            <text:p>0.90883481502533</text:p>
          </table:table-cell>
          <table:table-cell office:value-type="float" office:value="0.910855710506439" calcext:value-type="float">
            <text:p>0.910855710506439</text:p>
          </table:table-cell>
          <table:table-cell office:value-type="float" office:value="0.912790298461914" calcext:value-type="float">
            <text:p>0.912790298461914</text:p>
          </table:table-cell>
          <table:table-cell office:value-type="float" office:value="0.914278388023376" calcext:value-type="float">
            <text:p>0.914278388023376</text:p>
          </table:table-cell>
          <table:table-cell office:value-type="float" office:value="0.913288116455078" calcext:value-type="float">
            <text:p>0.913288116455078</text:p>
          </table:table-cell>
          <table:table-cell office:value-type="float" office:value="0.913341462612152" calcext:value-type="float">
            <text:p>0.913341462612152</text:p>
          </table:table-cell>
          <table:table-cell office:value-type="float" office:value="0.915304243564606" calcext:value-type="float">
            <text:p>0.915304243564606</text:p>
          </table:table-cell>
          <table:table-cell office:value-type="float" office:value="0.91570121049881" calcext:value-type="float">
            <text:p>0.91570121049881</text:p>
          </table:table-cell>
          <table:table-cell office:value-type="float" office:value="0.916170358657837" calcext:value-type="float">
            <text:p>0.916170358657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34460699558258" calcext:value-type="float">
            <text:p>0.934460699558258</text:p>
          </table:table-cell>
          <table:table-cell office:value-type="float" office:value="0.937969386577606" calcext:value-type="float">
            <text:p>0.937969386577606</text:p>
          </table:table-cell>
          <table:table-cell office:value-type="float" office:value="0.941443204879761" calcext:value-type="float">
            <text:p>0.941443204879761</text:p>
          </table:table-cell>
          <table:table-cell office:value-type="float" office:value="0.94057834148407" calcext:value-type="float">
            <text:p>0.94057834148407</text:p>
          </table:table-cell>
          <table:table-cell office:value-type="float" office:value="0.942706048488617" calcext:value-type="float">
            <text:p>0.942706048488617</text:p>
          </table:table-cell>
          <table:table-cell office:value-type="float" office:value="0.945297837257385" calcext:value-type="float">
            <text:p>0.945297837257385</text:p>
          </table:table-cell>
          <table:table-cell office:value-type="float" office:value="0.945909261703491" calcext:value-type="float">
            <text:p>0.945909261703491</text:p>
          </table:table-cell>
          <table:table-cell office:value-type="float" office:value="0.944979429244995" calcext:value-type="float">
            <text:p>0.944979429244995</text:p>
          </table:table-cell>
          <table:table-cell office:value-type="float" office:value="0.944318056106567" calcext:value-type="float">
            <text:p>0.944318056106567</text:p>
          </table:table-cell>
          <table:table-cell office:value-type="float" office:value="0.944867432117462" calcext:value-type="float">
            <text:p>0.944867432117462</text:p>
          </table:table-cell>
          <table:table-cell office:value-type="float" office:value="0.94542407989502" calcext:value-type="float">
            <text:p>0.94542407989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7059252262116" calcext:value-type="float">
            <text:p>0.907059252262116</text:p>
          </table:table-cell>
          <table:table-cell office:value-type="float" office:value="0.905619978904724" calcext:value-type="float">
            <text:p>0.905619978904724</text:p>
          </table:table-cell>
          <table:table-cell office:value-type="float" office:value="0.907788693904877" calcext:value-type="float">
            <text:p>0.907788693904877</text:p>
          </table:table-cell>
          <table:table-cell office:value-type="float" office:value="0.907526910305023" calcext:value-type="float">
            <text:p>0.907526910305023</text:p>
          </table:table-cell>
          <table:table-cell office:value-type="float" office:value="0.908113896846771" calcext:value-type="float">
            <text:p>0.908113896846771</text:p>
          </table:table-cell>
          <table:table-cell office:value-type="float" office:value="0.90814870595932" calcext:value-type="float">
            <text:p>0.90814870595932</text:p>
          </table:table-cell>
          <table:table-cell office:value-type="float" office:value="0.90717601776123" calcext:value-type="float">
            <text:p>0.90717601776123</text:p>
          </table:table-cell>
          <table:table-cell office:value-type="float" office:value="0.905300974845886" calcext:value-type="float">
            <text:p>0.905300974845886</text:p>
          </table:table-cell>
          <table:table-cell office:value-type="float" office:value="0.905924618244171" calcext:value-type="float">
            <text:p>0.905924618244171</text:p>
          </table:table-cell>
          <table:table-cell office:value-type="float" office:value="0.906964182853699" calcext:value-type="float">
            <text:p>0.906964182853699</text:p>
          </table:table-cell>
          <table:table-cell office:value-type="float" office:value="0.906633019447327" calcext:value-type="float">
            <text:p>0.906633019447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2673909664154" calcext:value-type="float">
            <text:p>0.92673909664154</text:p>
          </table:table-cell>
          <table:table-cell office:value-type="float" office:value="0.926858305931091" calcext:value-type="float">
            <text:p>0.926858305931091</text:p>
          </table:table-cell>
          <table:table-cell office:value-type="float" office:value="0.929024219512939" calcext:value-type="float">
            <text:p>0.929024219512939</text:p>
          </table:table-cell>
          <table:table-cell office:value-type="float" office:value="0.931036293506622" calcext:value-type="float">
            <text:p>0.931036293506622</text:p>
          </table:table-cell>
          <table:table-cell office:value-type="float" office:value="0.931100845336914" calcext:value-type="float">
            <text:p>0.931100845336914</text:p>
          </table:table-cell>
          <table:table-cell office:value-type="float" office:value="0.934067368507385" calcext:value-type="float">
            <text:p>0.934067368507385</text:p>
          </table:table-cell>
          <table:table-cell office:value-type="float" office:value="0.934396624565124" calcext:value-type="float">
            <text:p>0.934396624565124</text:p>
          </table:table-cell>
          <table:table-cell office:value-type="float" office:value="0.934651792049408" calcext:value-type="float">
            <text:p>0.934651792049408</text:p>
          </table:table-cell>
          <table:table-cell office:value-type="float" office:value="0.934659361839294" calcext:value-type="float">
            <text:p>0.934659361839294</text:p>
          </table:table-cell>
          <table:table-cell office:value-type="float" office:value="0.935777902603149" calcext:value-type="float">
            <text:p>0.935777902603149</text:p>
          </table:table-cell>
          <table:table-cell office:value-type="float" office:value="0.936184763908386" calcext:value-type="float">
            <text:p>0.93618476390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53524768352508" calcext:value-type="float">
            <text:p>0.953524768352508</text:p>
          </table:table-cell>
          <table:table-cell office:value-type="float" office:value="0.954181373119354" calcext:value-type="float">
            <text:p>0.954181373119354</text:p>
          </table:table-cell>
          <table:table-cell office:value-type="float" office:value="0.955041766166687" calcext:value-type="float">
            <text:p>0.955041766166687</text:p>
          </table:table-cell>
          <table:table-cell office:value-type="float" office:value="0.955097913742065" calcext:value-type="float">
            <text:p>0.955097913742065</text:p>
          </table:table-cell>
          <table:table-cell office:value-type="float" office:value="0.955612599849701" calcext:value-type="float">
            <text:p>0.955612599849701</text:p>
          </table:table-cell>
          <table:table-cell office:value-type="float" office:value="0.955917298793793" calcext:value-type="float">
            <text:p>0.955917298793793</text:p>
          </table:table-cell>
          <table:table-cell office:value-type="float" office:value="0.95644599199295" calcext:value-type="float">
            <text:p>0.95644599199295</text:p>
          </table:table-cell>
          <table:table-cell office:value-type="float" office:value="0.957485795021057" calcext:value-type="float">
            <text:p>0.957485795021057</text:p>
          </table:table-cell>
          <table:table-cell office:value-type="float" office:value="0.956760942935944" calcext:value-type="float">
            <text:p>0.956760942935944</text:p>
          </table:table-cell>
          <table:table-cell office:value-type="float" office:value="0.957521140575409" calcext:value-type="float">
            <text:p>0.957521140575409</text:p>
          </table:table-cell>
          <table:table-cell office:value-type="float" office:value="0.957632541656494" calcext:value-type="float">
            <text:p>0.957632541656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65550780296326" calcext:value-type="float">
            <text:p>0.965550780296326</text:p>
          </table:table-cell>
          <table:table-cell office:value-type="float" office:value="0.966833889484406" calcext:value-type="float">
            <text:p>0.966833889484406</text:p>
          </table:table-cell>
          <table:table-cell office:value-type="float" office:value="0.965085804462433" calcext:value-type="float">
            <text:p>0.965085804462433</text:p>
          </table:table-cell>
          <table:table-cell office:value-type="float" office:value="0.968034327030182" calcext:value-type="float">
            <text:p>0.968034327030182</text:p>
          </table:table-cell>
          <table:table-cell office:value-type="float" office:value="0.969599545001983" calcext:value-type="float">
            <text:p>0.969599545001983</text:p>
          </table:table-cell>
          <table:table-cell office:value-type="float" office:value="0.970878481864929" calcext:value-type="float">
            <text:p>0.970878481864929</text:p>
          </table:table-cell>
          <table:table-cell office:value-type="float" office:value="0.971173465251923" calcext:value-type="float">
            <text:p>0.971173465251923</text:p>
          </table:table-cell>
          <table:table-cell office:value-type="float" office:value="0.971705913543701" calcext:value-type="float">
            <text:p>0.971705913543701</text:p>
          </table:table-cell>
          <table:table-cell office:value-type="float" office:value="0.971445202827454" calcext:value-type="float">
            <text:p>0.971445202827454</text:p>
          </table:table-cell>
          <table:table-cell office:value-type="float" office:value="0.972437858581543" calcext:value-type="float">
            <text:p>0.972437858581543</text:p>
          </table:table-cell>
          <table:table-cell office:value-type="float" office:value="0.972077906131744" calcext:value-type="float">
            <text:p>0.97207790613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921463370323181" calcext:value-type="float">
            <text:p>0.921463370323181</text:p>
          </table:table-cell>
          <table:table-cell office:value-type="float" office:value="0.924934983253479" calcext:value-type="float">
            <text:p>0.924934983253479</text:p>
          </table:table-cell>
          <table:table-cell office:value-type="float" office:value="0.929052352905273" calcext:value-type="float">
            <text:p>0.929052352905273</text:p>
          </table:table-cell>
          <table:table-cell office:value-type="float" office:value="0.930261492729187" calcext:value-type="float">
            <text:p>0.930261492729187</text:p>
          </table:table-cell>
          <table:table-cell office:value-type="float" office:value="0.931849420070648" calcext:value-type="float">
            <text:p>0.931849420070648</text:p>
          </table:table-cell>
          <table:table-cell office:value-type="float" office:value="0.930841147899628" calcext:value-type="float">
            <text:p>0.930841147899628</text:p>
          </table:table-cell>
          <table:table-cell office:value-type="float" office:value="0.930802762508392" calcext:value-type="float">
            <text:p>0.930802762508392</text:p>
          </table:table-cell>
          <table:table-cell office:value-type="float" office:value="0.930924952030182" calcext:value-type="float">
            <text:p>0.930924952030182</text:p>
          </table:table-cell>
          <table:table-cell office:value-type="float" office:value="0.931163489818573" calcext:value-type="float">
            <text:p>0.931163489818573</text:p>
          </table:table-cell>
          <table:table-cell office:value-type="float" office:value="0.930961310863495" calcext:value-type="float">
            <text:p>0.930961310863495</text:p>
          </table:table-cell>
          <table:table-cell office:value-type="float" office:value="0.928925812244415" calcext:value-type="float">
            <text:p>0.928925812244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9165105819702" calcext:value-type="float">
            <text:p>0.949165105819702</text:p>
          </table:table-cell>
          <table:table-cell office:value-type="float" office:value="0.950961291790008" calcext:value-type="float">
            <text:p>0.950961291790008</text:p>
          </table:table-cell>
          <table:table-cell office:value-type="float" office:value="0.951320230960846" calcext:value-type="float">
            <text:p>0.951320230960846</text:p>
          </table:table-cell>
          <table:table-cell office:value-type="float" office:value="0.953574419021606" calcext:value-type="float">
            <text:p>0.953574419021606</text:p>
          </table:table-cell>
          <table:table-cell office:value-type="float" office:value="0.956614077091217" calcext:value-type="float">
            <text:p>0.956614077091217</text:p>
          </table:table-cell>
          <table:table-cell office:value-type="float" office:value="0.956461489200592" calcext:value-type="float">
            <text:p>0.956461489200592</text:p>
          </table:table-cell>
          <table:table-cell office:value-type="float" office:value="0.957078993320465" calcext:value-type="float">
            <text:p>0.957078993320465</text:p>
          </table:table-cell>
          <table:table-cell office:value-type="float" office:value="0.957074999809265" calcext:value-type="float">
            <text:p>0.957074999809265</text:p>
          </table:table-cell>
          <table:table-cell office:value-type="float" office:value="0.957505762577057" calcext:value-type="float">
            <text:p>0.957505762577057</text:p>
          </table:table-cell>
          <table:table-cell office:value-type="float" office:value="0.957316219806671" calcext:value-type="float">
            <text:p>0.957316219806671</text:p>
          </table:table-cell>
          <table:table-cell office:value-type="float" office:value="0.957529306411743" calcext:value-type="float">
            <text:p>0.957529306411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23125267028809" calcext:value-type="float">
            <text:p>0.923125267028809</text:p>
          </table:table-cell>
          <table:table-cell office:value-type="float" office:value="0.925168335437775" calcext:value-type="float">
            <text:p>0.925168335437775</text:p>
          </table:table-cell>
          <table:table-cell office:value-type="float" office:value="0.926856994628906" calcext:value-type="float">
            <text:p>0.926856994628906</text:p>
          </table:table-cell>
          <table:table-cell office:value-type="float" office:value="0.927580237388611" calcext:value-type="float">
            <text:p>0.927580237388611</text:p>
          </table:table-cell>
          <table:table-cell office:value-type="float" office:value="0.927715063095093" calcext:value-type="float">
            <text:p>0.927715063095093</text:p>
          </table:table-cell>
          <table:table-cell office:value-type="float" office:value="0.92816036939621" calcext:value-type="float">
            <text:p>0.92816036939621</text:p>
          </table:table-cell>
          <table:table-cell office:value-type="float" office:value="0.928551077842712" calcext:value-type="float">
            <text:p>0.928551077842712</text:p>
          </table:table-cell>
          <table:table-cell office:value-type="float" office:value="0.928127288818359" calcext:value-type="float">
            <text:p>0.928127288818359</text:p>
          </table:table-cell>
          <table:table-cell office:value-type="float" office:value="0.927645087242126" calcext:value-type="float">
            <text:p>0.927645087242126</text:p>
          </table:table-cell>
          <table:table-cell office:value-type="float" office:value="0.927080035209656" calcext:value-type="float">
            <text:p>0.927080035209656</text:p>
          </table:table-cell>
          <table:table-cell office:value-type="float" office:value="0.927562713623047" calcext:value-type="float">
            <text:p>0.92756271362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901702105998993" calcext:value-type="float">
            <text:p>0.901702105998993</text:p>
          </table:table-cell>
          <table:table-cell office:value-type="float" office:value="0.902945876121521" calcext:value-type="float">
            <text:p>0.902945876121521</text:p>
          </table:table-cell>
          <table:table-cell office:value-type="float" office:value="0.903290808200836" calcext:value-type="float">
            <text:p>0.903290808200836</text:p>
          </table:table-cell>
          <table:table-cell office:value-type="float" office:value="0.90296858549118" calcext:value-type="float">
            <text:p>0.90296858549118</text:p>
          </table:table-cell>
          <table:table-cell office:value-type="float" office:value="0.902966022491455" calcext:value-type="float">
            <text:p>0.902966022491455</text:p>
          </table:table-cell>
          <table:table-cell office:value-type="float" office:value="0.902696311473846" calcext:value-type="float">
            <text:p>0.902696311473846</text:p>
          </table:table-cell>
          <table:table-cell office:value-type="float" office:value="0.903092205524445" calcext:value-type="float">
            <text:p>0.903092205524445</text:p>
          </table:table-cell>
          <table:table-cell office:value-type="float" office:value="0.903871834278107" calcext:value-type="float">
            <text:p>0.903871834278107</text:p>
          </table:table-cell>
          <table:table-cell office:value-type="float" office:value="0.904178023338318" calcext:value-type="float">
            <text:p>0.904178023338318</text:p>
          </table:table-cell>
          <table:table-cell office:value-type="float" office:value="0.904120743274689" calcext:value-type="float">
            <text:p>0.904120743274689</text:p>
          </table:table-cell>
          <table:table-cell office:value-type="float" office:value="0.90454226732254" calcext:value-type="float">
            <text:p>0.90454226732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41189467906952" calcext:value-type="float">
            <text:p>0.941189467906952</text:p>
          </table:table-cell>
          <table:table-cell office:value-type="float" office:value="0.942108035087585" calcext:value-type="float">
            <text:p>0.942108035087585</text:p>
          </table:table-cell>
          <table:table-cell office:value-type="float" office:value="0.942633867263794" calcext:value-type="float">
            <text:p>0.942633867263794</text:p>
          </table:table-cell>
          <table:table-cell office:value-type="float" office:value="0.942575216293335" calcext:value-type="float">
            <text:p>0.942575216293335</text:p>
          </table:table-cell>
          <table:table-cell office:value-type="float" office:value="0.943371176719666" calcext:value-type="float">
            <text:p>0.943371176719666</text:p>
          </table:table-cell>
          <table:table-cell office:value-type="float" office:value="0.943614780902862" calcext:value-type="float">
            <text:p>0.943614780902862</text:p>
          </table:table-cell>
          <table:table-cell office:value-type="float" office:value="0.944925129413605" calcext:value-type="float">
            <text:p>0.944925129413605</text:p>
          </table:table-cell>
          <table:table-cell office:value-type="float" office:value="0.945538222789764" calcext:value-type="float">
            <text:p>0.945538222789764</text:p>
          </table:table-cell>
          <table:table-cell office:value-type="float" office:value="0.944406032562256" calcext:value-type="float">
            <text:p>0.944406032562256</text:p>
          </table:table-cell>
          <table:table-cell office:value-type="float" office:value="0.94475507736206" calcext:value-type="float">
            <text:p>0.94475507736206</text:p>
          </table:table-cell>
          <table:table-cell office:value-type="float" office:value="0.945147454738617" calcext:value-type="float">
            <text:p>0.945147454738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28024113178253" calcext:value-type="float">
            <text:p>0.928024113178253</text:p>
          </table:table-cell>
          <table:table-cell office:value-type="float" office:value="0.932505309581757" calcext:value-type="float">
            <text:p>0.932505309581757</text:p>
          </table:table-cell>
          <table:table-cell office:value-type="float" office:value="0.932965576648712" calcext:value-type="float">
            <text:p>0.932965576648712</text:p>
          </table:table-cell>
          <table:table-cell office:value-type="float" office:value="0.933329939842224" calcext:value-type="float">
            <text:p>0.933329939842224</text:p>
          </table:table-cell>
          <table:table-cell office:value-type="float" office:value="0.933923184871674" calcext:value-type="float">
            <text:p>0.933923184871674</text:p>
          </table:table-cell>
          <table:table-cell office:value-type="float" office:value="0.934657394886017" calcext:value-type="float">
            <text:p>0.934657394886017</text:p>
          </table:table-cell>
          <table:table-cell office:value-type="float" office:value="0.934319257736206" calcext:value-type="float">
            <text:p>0.934319257736206</text:p>
          </table:table-cell>
          <table:table-cell office:value-type="float" office:value="0.934766471385956" calcext:value-type="float">
            <text:p>0.934766471385956</text:p>
          </table:table-cell>
          <table:table-cell office:value-type="float" office:value="0.935761034488678" calcext:value-type="float">
            <text:p>0.935761034488678</text:p>
          </table:table-cell>
          <table:table-cell office:value-type="float" office:value="0.934314787387848" calcext:value-type="float">
            <text:p>0.934314787387848</text:p>
          </table:table-cell>
          <table:table-cell office:value-type="float" office:value="0.93424916267395" calcext:value-type="float">
            <text:p>0.93424916267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3621392250061" calcext:value-type="float">
            <text:p>0.823621392250061</text:p>
          </table:table-cell>
          <table:table-cell office:value-type="float" office:value="0.834180772304535" calcext:value-type="float">
            <text:p>0.834180772304535</text:p>
          </table:table-cell>
          <table:table-cell office:value-type="float" office:value="0.833734571933746" calcext:value-type="float">
            <text:p>0.833734571933746</text:p>
          </table:table-cell>
          <table:table-cell office:value-type="float" office:value="0.838995575904846" calcext:value-type="float">
            <text:p>0.838995575904846</text:p>
          </table:table-cell>
          <table:table-cell office:value-type="float" office:value="0.841617524623871" calcext:value-type="float">
            <text:p>0.841617524623871</text:p>
          </table:table-cell>
          <table:table-cell office:value-type="float" office:value="0.846159219741821" calcext:value-type="float">
            <text:p>0.846159219741821</text:p>
          </table:table-cell>
          <table:table-cell office:value-type="float" office:value="0.843222737312317" calcext:value-type="float">
            <text:p>0.843222737312317</text:p>
          </table:table-cell>
          <table:table-cell office:value-type="float" office:value="0.842556774616241" calcext:value-type="float">
            <text:p>0.842556774616241</text:p>
          </table:table-cell>
          <table:table-cell office:value-type="float" office:value="0.844649970531464" calcext:value-type="float">
            <text:p>0.844649970531464</text:p>
          </table:table-cell>
          <table:table-cell office:value-type="float" office:value="0.846632659435272" calcext:value-type="float">
            <text:p>0.846632659435272</text:p>
          </table:table-cell>
          <table:table-cell office:value-type="float" office:value="0.843600571155548" calcext:value-type="float">
            <text:p>0.843600571155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9682810306549" calcext:value-type="float">
            <text:p>0.909682810306549</text:p>
          </table:table-cell>
          <table:table-cell office:value-type="float" office:value="0.911186397075653" calcext:value-type="float">
            <text:p>0.911186397075653</text:p>
          </table:table-cell>
          <table:table-cell office:value-type="float" office:value="0.910952866077423" calcext:value-type="float">
            <text:p>0.910952866077423</text:p>
          </table:table-cell>
          <table:table-cell office:value-type="float" office:value="0.911440253257751" calcext:value-type="float">
            <text:p>0.911440253257751</text:p>
          </table:table-cell>
          <table:table-cell office:value-type="float" office:value="0.9123455286026" calcext:value-type="float">
            <text:p>0.9123455286026</text:p>
          </table:table-cell>
          <table:table-cell office:value-type="float" office:value="0.912266790866852" calcext:value-type="float">
            <text:p>0.912266790866852</text:p>
          </table:table-cell>
          <table:table-cell office:value-type="float" office:value="0.911044538021088" calcext:value-type="float">
            <text:p>0.911044538021088</text:p>
          </table:table-cell>
          <table:table-cell office:value-type="float" office:value="0.910542547702789" calcext:value-type="float">
            <text:p>0.910542547702789</text:p>
          </table:table-cell>
          <table:table-cell office:value-type="float" office:value="0.910319864749908" calcext:value-type="float">
            <text:p>0.910319864749908</text:p>
          </table:table-cell>
          <table:table-cell office:value-type="float" office:value="0.910553991794586" calcext:value-type="float">
            <text:p>0.910553991794586</text:p>
          </table:table-cell>
          <table:table-cell office:value-type="float" office:value="0.910730063915253" calcext:value-type="float">
            <text:p>0.910730063915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836005628108978" calcext:value-type="float">
            <text:p>0.836005628108978</text:p>
          </table:table-cell>
          <table:table-cell office:value-type="float" office:value="0.835823714733124" calcext:value-type="float">
            <text:p>0.835823714733124</text:p>
          </table:table-cell>
          <table:table-cell office:value-type="float" office:value="0.836154997348785" calcext:value-type="float">
            <text:p>0.836154997348785</text:p>
          </table:table-cell>
          <table:table-cell office:value-type="float" office:value="0.835736513137817" calcext:value-type="float">
            <text:p>0.835736513137817</text:p>
          </table:table-cell>
          <table:table-cell office:value-type="float" office:value="0.842924058437347" calcext:value-type="float">
            <text:p>0.842924058437347</text:p>
          </table:table-cell>
          <table:table-cell office:value-type="float" office:value="0.844861567020416" calcext:value-type="float">
            <text:p>0.844861567020416</text:p>
          </table:table-cell>
          <table:table-cell office:value-type="float" office:value="0.850762903690338" calcext:value-type="float">
            <text:p>0.850762903690338</text:p>
          </table:table-cell>
          <table:table-cell office:value-type="float" office:value="0.853115737438202" calcext:value-type="float">
            <text:p>0.853115737438202</text:p>
          </table:table-cell>
          <table:table-cell office:value-type="float" office:value="0.853859722614288" calcext:value-type="float">
            <text:p>0.853859722614288</text:p>
          </table:table-cell>
          <table:table-cell office:value-type="float" office:value="0.853565812110901" calcext:value-type="float">
            <text:p>0.853565812110901</text:p>
          </table:table-cell>
          <table:table-cell office:value-type="float" office:value="0.854209065437317" calcext:value-type="float">
            <text:p>0.854209065437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34101641178131" calcext:value-type="float">
            <text:p>0.934101641178131</text:p>
          </table:table-cell>
          <table:table-cell office:value-type="float" office:value="0.93726509809494" calcext:value-type="float">
            <text:p>0.93726509809494</text:p>
          </table:table-cell>
          <table:table-cell office:value-type="float" office:value="0.937324821949005" calcext:value-type="float">
            <text:p>0.937324821949005</text:p>
          </table:table-cell>
          <table:table-cell office:value-type="float" office:value="0.93760222196579" calcext:value-type="float">
            <text:p>0.93760222196579</text:p>
          </table:table-cell>
          <table:table-cell office:value-type="float" office:value="0.937605381011963" calcext:value-type="float">
            <text:p>0.937605381011963</text:p>
          </table:table-cell>
          <table:table-cell office:value-type="float" office:value="0.938655138015747" calcext:value-type="float">
            <text:p>0.938655138015747</text:p>
          </table:table-cell>
          <table:table-cell office:value-type="float" office:value="0.938108026981354" calcext:value-type="float">
            <text:p>0.938108026981354</text:p>
          </table:table-cell>
          <table:table-cell office:value-type="float" office:value="0.938117265701294" calcext:value-type="float">
            <text:p>0.938117265701294</text:p>
          </table:table-cell>
          <table:table-cell office:value-type="float" office:value="0.937778472900391" calcext:value-type="float">
            <text:p>0.937778472900391</text:p>
          </table:table-cell>
          <table:table-cell office:value-type="float" office:value="0.938638746738434" calcext:value-type="float">
            <text:p>0.938638746738434</text:p>
          </table:table-cell>
          <table:table-cell office:value-type="float" office:value="0.93859601020813" calcext:value-type="float">
            <text:p>0.93859601020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85050654411316" calcext:value-type="float">
            <text:p>0.885050654411316</text:p>
          </table:table-cell>
          <table:table-cell office:value-type="float" office:value="0.891028046607971" calcext:value-type="float">
            <text:p>0.891028046607971</text:p>
          </table:table-cell>
          <table:table-cell office:value-type="float" office:value="0.888575315475464" calcext:value-type="float">
            <text:p>0.888575315475464</text:p>
          </table:table-cell>
          <table:table-cell office:value-type="float" office:value="0.896447479724884" calcext:value-type="float">
            <text:p>0.896447479724884</text:p>
          </table:table-cell>
          <table:table-cell office:value-type="float" office:value="0.892998516559601" calcext:value-type="float">
            <text:p>0.892998516559601</text:p>
          </table:table-cell>
          <table:table-cell office:value-type="float" office:value="0.893880188465118" calcext:value-type="float">
            <text:p>0.893880188465118</text:p>
          </table:table-cell>
          <table:table-cell office:value-type="float" office:value="0.89436811208725" calcext:value-type="float">
            <text:p>0.89436811208725</text:p>
          </table:table-cell>
          <table:table-cell office:value-type="float" office:value="0.89435476064682" calcext:value-type="float">
            <text:p>0.89435476064682</text:p>
          </table:table-cell>
          <table:table-cell office:value-type="float" office:value="0.894688367843628" calcext:value-type="float">
            <text:p>0.894688367843628</text:p>
          </table:table-cell>
          <table:table-cell office:value-type="float" office:value="0.895090520381928" calcext:value-type="float">
            <text:p>0.895090520381928</text:p>
          </table:table-cell>
          <table:table-cell office:value-type="float" office:value="0.895159542560577" calcext:value-type="float">
            <text:p>0.895159542560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70721125602722" calcext:value-type="float">
            <text:p>0.970721125602722</text:p>
          </table:table-cell>
          <table:table-cell office:value-type="float" office:value="0.970914423465729" calcext:value-type="float">
            <text:p>0.970914423465729</text:p>
          </table:table-cell>
          <table:table-cell office:value-type="float" office:value="0.971170425415039" calcext:value-type="float">
            <text:p>0.971170425415039</text:p>
          </table:table-cell>
          <table:table-cell office:value-type="float" office:value="0.971445381641388" calcext:value-type="float">
            <text:p>0.971445381641388</text:p>
          </table:table-cell>
          <table:table-cell office:value-type="float" office:value="0.9708331823349" calcext:value-type="float">
            <text:p>0.9708331823349</text:p>
          </table:table-cell>
          <table:table-cell office:value-type="float" office:value="0.971751809120178" calcext:value-type="float">
            <text:p>0.971751809120178</text:p>
          </table:table-cell>
          <table:table-cell office:value-type="float" office:value="0.971980452537537" calcext:value-type="float">
            <text:p>0.971980452537537</text:p>
          </table:table-cell>
          <table:table-cell office:value-type="float" office:value="0.972077667713165" calcext:value-type="float">
            <text:p>0.972077667713165</text:p>
          </table:table-cell>
          <table:table-cell office:value-type="float" office:value="0.973068177700043" calcext:value-type="float">
            <text:p>0.973068177700043</text:p>
          </table:table-cell>
          <table:table-cell office:value-type="float" office:value="0.973284840583801" calcext:value-type="float">
            <text:p>0.973284840583801</text:p>
          </table:table-cell>
          <table:table-cell office:value-type="float" office:value="0.972881615161896" calcext:value-type="float">
            <text:p>0.972881615161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38119161128998" calcext:value-type="float">
            <text:p>0.638119161128998</text:p>
          </table:table-cell>
          <table:table-cell office:value-type="float" office:value="0.63839727640152" calcext:value-type="float">
            <text:p>0.63839727640152</text:p>
          </table:table-cell>
          <table:table-cell table:number-columns-repeated="2" office:value-type="float" office:value="0.637807905673981" calcext:value-type="float">
            <text:p>0.637807905673981</text:p>
          </table:table-cell>
          <table:table-cell office:value-type="float" office:value="0.635282874107361" calcext:value-type="float">
            <text:p>0.635282874107361</text:p>
          </table:table-cell>
          <table:table-cell office:value-type="float" office:value="0.63450014591217" calcext:value-type="float">
            <text:p>0.63450014591217</text:p>
          </table:table-cell>
          <table:table-cell office:value-type="float" office:value="0.63782799243927" calcext:value-type="float">
            <text:p>0.63782799243927</text:p>
          </table:table-cell>
          <table:table-cell office:value-type="float" office:value="0.635929882526398" calcext:value-type="float">
            <text:p>0.635929882526398</text:p>
          </table:table-cell>
          <table:table-cell office:value-type="float" office:value="0.63717120885849" calcext:value-type="float">
            <text:p>0.63717120885849</text:p>
          </table:table-cell>
          <table:table-cell office:value-type="float" office:value="0.636071860790253" calcext:value-type="float">
            <text:p>0.636071860790253</text:p>
          </table:table-cell>
          <table:table-cell office:value-type="float" office:value="0.635953485965729" calcext:value-type="float">
            <text:p>0.63595348596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888167262077331" calcext:value-type="float">
            <text:p>0.888167262077331</text:p>
          </table:table-cell>
          <table:table-cell office:value-type="float" office:value="0.89216685295105" calcext:value-type="float">
            <text:p>0.89216685295105</text:p>
          </table:table-cell>
          <table:table-cell office:value-type="float" office:value="0.897217035293579" calcext:value-type="float">
            <text:p>0.897217035293579</text:p>
          </table:table-cell>
          <table:table-cell office:value-type="float" office:value="0.897674441337585" calcext:value-type="float">
            <text:p>0.897674441337585</text:p>
          </table:table-cell>
          <table:table-cell office:value-type="float" office:value="0.901656687259674" calcext:value-type="float">
            <text:p>0.901656687259674</text:p>
          </table:table-cell>
          <table:table-cell office:value-type="float" office:value="0.901162505149841" calcext:value-type="float">
            <text:p>0.901162505149841</text:p>
          </table:table-cell>
          <table:table-cell office:value-type="float" office:value="0.901710033416748" calcext:value-type="float">
            <text:p>0.901710033416748</text:p>
          </table:table-cell>
          <table:table-cell office:value-type="float" office:value="0.901972770690918" calcext:value-type="float">
            <text:p>0.901972770690918</text:p>
          </table:table-cell>
          <table:table-cell office:value-type="float" office:value="0.90378475189209" calcext:value-type="float">
            <text:p>0.90378475189209</text:p>
          </table:table-cell>
          <table:table-cell office:value-type="float" office:value="0.904029130935669" calcext:value-type="float">
            <text:p>0.904029130935669</text:p>
          </table:table-cell>
          <table:table-cell office:value-type="float" office:value="0.904542922973633" calcext:value-type="float">
            <text:p>0.90454292297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53556001186371" calcext:value-type="float">
            <text:p>0.953556001186371</text:p>
          </table:table-cell>
          <table:table-cell office:value-type="float" office:value="0.955319702625275" calcext:value-type="float">
            <text:p>0.955319702625275</text:p>
          </table:table-cell>
          <table:table-cell office:value-type="float" office:value="0.955013751983643" calcext:value-type="float">
            <text:p>0.955013751983643</text:p>
          </table:table-cell>
          <table:table-cell office:value-type="float" office:value="0.955176830291748" calcext:value-type="float">
            <text:p>0.955176830291748</text:p>
          </table:table-cell>
          <table:table-cell office:value-type="float" office:value="0.955228745937347" calcext:value-type="float">
            <text:p>0.955228745937347</text:p>
          </table:table-cell>
          <table:table-cell office:value-type="float" office:value="0.955365896224976" calcext:value-type="float">
            <text:p>0.955365896224976</text:p>
          </table:table-cell>
          <table:table-cell office:value-type="float" office:value="0.956250190734863" calcext:value-type="float">
            <text:p>0.956250190734863</text:p>
          </table:table-cell>
          <table:table-cell office:value-type="float" office:value="0.955943048000336" calcext:value-type="float">
            <text:p>0.955943048000336</text:p>
          </table:table-cell>
          <table:table-cell office:value-type="float" office:value="0.956479251384735" calcext:value-type="float">
            <text:p>0.956479251384735</text:p>
          </table:table-cell>
          <table:table-cell office:value-type="float" office:value="0.956018924713135" calcext:value-type="float">
            <text:p>0.956018924713135</text:p>
          </table:table-cell>
          <table:table-cell office:value-type="float" office:value="0.956321060657501" calcext:value-type="float">
            <text:p>0.95632106065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34026002883911" calcext:value-type="float">
            <text:p>0.934026002883911</text:p>
          </table:table-cell>
          <table:table-cell office:value-type="float" office:value="0.935690760612488" calcext:value-type="float">
            <text:p>0.935690760612488</text:p>
          </table:table-cell>
          <table:table-cell office:value-type="float" office:value="0.935100734233856" calcext:value-type="float">
            <text:p>0.935100734233856</text:p>
          </table:table-cell>
          <table:table-cell office:value-type="float" office:value="0.937359809875488" calcext:value-type="float">
            <text:p>0.937359809875488</text:p>
          </table:table-cell>
          <table:table-cell office:value-type="float" office:value="0.936346411705017" calcext:value-type="float">
            <text:p>0.936346411705017</text:p>
          </table:table-cell>
          <table:table-cell office:value-type="float" office:value="0.936983466148376" calcext:value-type="float">
            <text:p>0.936983466148376</text:p>
          </table:table-cell>
          <table:table-cell office:value-type="float" office:value="0.937618792057037" calcext:value-type="float">
            <text:p>0.937618792057037</text:p>
          </table:table-cell>
          <table:table-cell office:value-type="float" office:value="0.9386767745018" calcext:value-type="float">
            <text:p>0.9386767745018</text:p>
          </table:table-cell>
          <table:table-cell office:value-type="float" office:value="0.938832104206085" calcext:value-type="float">
            <text:p>0.938832104206085</text:p>
          </table:table-cell>
          <table:table-cell office:value-type="float" office:value="0.939629793167114" calcext:value-type="float">
            <text:p>0.939629793167114</text:p>
          </table:table-cell>
          <table:table-cell office:value-type="float" office:value="0.940850913524628" calcext:value-type="float">
            <text:p>0.940850913524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6026930809021" calcext:value-type="float">
            <text:p>0.936026930809021</text:p>
          </table:table-cell>
          <table:table-cell office:value-type="float" office:value="0.938439846038818" calcext:value-type="float">
            <text:p>0.938439846038818</text:p>
          </table:table-cell>
          <table:table-cell office:value-type="float" office:value="0.939367771148681" calcext:value-type="float">
            <text:p>0.939367771148681</text:p>
          </table:table-cell>
          <table:table-cell office:value-type="float" office:value="0.941176474094391" calcext:value-type="float">
            <text:p>0.941176474094391</text:p>
          </table:table-cell>
          <table:table-cell office:value-type="float" office:value="0.943244516849518" calcext:value-type="float">
            <text:p>0.943244516849518</text:p>
          </table:table-cell>
          <table:table-cell office:value-type="float" office:value="0.942416608333588" calcext:value-type="float">
            <text:p>0.942416608333588</text:p>
          </table:table-cell>
          <table:table-cell office:value-type="float" office:value="0.943066358566284" calcext:value-type="float">
            <text:p>0.943066358566284</text:p>
          </table:table-cell>
          <table:table-cell office:value-type="float" office:value="0.942814469337463" calcext:value-type="float">
            <text:p>0.942814469337463</text:p>
          </table:table-cell>
          <table:table-cell office:value-type="float" office:value="0.942192912101746" calcext:value-type="float">
            <text:p>0.942192912101746</text:p>
          </table:table-cell>
          <table:table-cell office:value-type="float" office:value="0.943627655506134" calcext:value-type="float">
            <text:p>0.943627655506134</text:p>
          </table:table-cell>
          <table:table-cell office:value-type="float" office:value="0.943491280078888" calcext:value-type="float">
            <text:p>0.943491280078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913903534412384" calcext:value-type="float">
            <text:p>0.913903534412384</text:p>
          </table:table-cell>
          <table:table-cell office:value-type="float" office:value="0.916215300559998" calcext:value-type="float">
            <text:p>0.916215300559998</text:p>
          </table:table-cell>
          <table:table-cell office:value-type="float" office:value="0.917679190635681" calcext:value-type="float">
            <text:p>0.917679190635681</text:p>
          </table:table-cell>
          <table:table-cell office:value-type="float" office:value="0.918113231658936" calcext:value-type="float">
            <text:p>0.918113231658936</text:p>
          </table:table-cell>
          <table:table-cell office:value-type="float" office:value="0.918804228305817" calcext:value-type="float">
            <text:p>0.918804228305817</text:p>
          </table:table-cell>
          <table:table-cell office:value-type="float" office:value="0.919474184513092" calcext:value-type="float">
            <text:p>0.919474184513092</text:p>
          </table:table-cell>
          <table:table-cell office:value-type="float" office:value="0.921500742435455" calcext:value-type="float">
            <text:p>0.921500742435455</text:p>
          </table:table-cell>
          <table:table-cell office:value-type="float" office:value="0.920639455318451" calcext:value-type="float">
            <text:p>0.920639455318451</text:p>
          </table:table-cell>
          <table:table-cell office:value-type="float" office:value="0.920411944389343" calcext:value-type="float">
            <text:p>0.920411944389343</text:p>
          </table:table-cell>
          <table:table-cell office:value-type="float" office:value="0.921067655086517" calcext:value-type="float">
            <text:p>0.921067655086517</text:p>
          </table:table-cell>
          <table:table-cell office:value-type="float" office:value="0.922189950942993" calcext:value-type="float">
            <text:p>0.92218995094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26530122756958" calcext:value-type="float">
            <text:p>0.926530122756958</text:p>
          </table:table-cell>
          <table:table-cell office:value-type="float" office:value="0.931435704231262" calcext:value-type="float">
            <text:p>0.931435704231262</text:p>
          </table:table-cell>
          <table:table-cell office:value-type="float" office:value="0.931623160839081" calcext:value-type="float">
            <text:p>0.931623160839081</text:p>
          </table:table-cell>
          <table:table-cell office:value-type="float" office:value="0.932625353336334" calcext:value-type="float">
            <text:p>0.932625353336334</text:p>
          </table:table-cell>
          <table:table-cell office:value-type="float" office:value="0.93221241235733" calcext:value-type="float">
            <text:p>0.93221241235733</text:p>
          </table:table-cell>
          <table:table-cell office:value-type="float" office:value="0.932316243648529" calcext:value-type="float">
            <text:p>0.932316243648529</text:p>
          </table:table-cell>
          <table:table-cell office:value-type="float" office:value="0.931889116764069" calcext:value-type="float">
            <text:p>0.931889116764069</text:p>
          </table:table-cell>
          <table:table-cell office:value-type="float" office:value="0.932009100914001" calcext:value-type="float">
            <text:p>0.932009100914001</text:p>
          </table:table-cell>
          <table:table-cell office:value-type="float" office:value="0.933466672897339" calcext:value-type="float">
            <text:p>0.933466672897339</text:p>
          </table:table-cell>
          <table:table-cell office:value-type="float" office:value="0.933508455753326" calcext:value-type="float">
            <text:p>0.933508455753326</text:p>
          </table:table-cell>
          <table:table-cell office:value-type="float" office:value="0.933787643909454" calcext:value-type="float">
            <text:p>0.93378764390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13739955425262" calcext:value-type="float">
            <text:p>0.813739955425262</text:p>
          </table:table-cell>
          <table:table-cell office:value-type="float" office:value="0.814609229564667" calcext:value-type="float">
            <text:p>0.814609229564667</text:p>
          </table:table-cell>
          <table:table-cell office:value-type="float" office:value="0.823839068412781" calcext:value-type="float">
            <text:p>0.823839068412781</text:p>
          </table:table-cell>
          <table:table-cell office:value-type="float" office:value="0.82820051908493" calcext:value-type="float">
            <text:p>0.82820051908493</text:p>
          </table:table-cell>
          <table:table-cell office:value-type="float" office:value="0.831537365913391" calcext:value-type="float">
            <text:p>0.831537365913391</text:p>
          </table:table-cell>
          <table:table-cell office:value-type="float" office:value="0.827994644641876" calcext:value-type="float">
            <text:p>0.827994644641876</text:p>
          </table:table-cell>
          <table:table-cell office:value-type="float" office:value="0.829062163829803" calcext:value-type="float">
            <text:p>0.829062163829803</text:p>
          </table:table-cell>
          <table:table-cell office:value-type="float" office:value="0.829833269119263" calcext:value-type="float">
            <text:p>0.829833269119263</text:p>
          </table:table-cell>
          <table:table-cell office:value-type="float" office:value="0.831604242324829" calcext:value-type="float">
            <text:p>0.831604242324829</text:p>
          </table:table-cell>
          <table:table-cell office:value-type="float" office:value="0.832917451858521" calcext:value-type="float">
            <text:p>0.832917451858521</text:p>
          </table:table-cell>
          <table:table-cell office:value-type="float" office:value="0.835947096347809" calcext:value-type="float">
            <text:p>0.835947096347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72669875621796" calcext:value-type="float">
            <text:p>0.872669875621796</text:p>
          </table:table-cell>
          <table:table-cell office:value-type="float" office:value="0.875441491603851" calcext:value-type="float">
            <text:p>0.875441491603851</text:p>
          </table:table-cell>
          <table:table-cell office:value-type="float" office:value="0.879540324211121" calcext:value-type="float">
            <text:p>0.879540324211121</text:p>
          </table:table-cell>
          <table:table-cell office:value-type="float" office:value="0.877159893512726" calcext:value-type="float">
            <text:p>0.877159893512726</text:p>
          </table:table-cell>
          <table:table-cell office:value-type="float" office:value="0.878276944160461" calcext:value-type="float">
            <text:p>0.878276944160461</text:p>
          </table:table-cell>
          <table:table-cell office:value-type="float" office:value="0.879035770893097" calcext:value-type="float">
            <text:p>0.879035770893097</text:p>
          </table:table-cell>
          <table:table-cell office:value-type="float" office:value="0.880164563655853" calcext:value-type="float">
            <text:p>0.880164563655853</text:p>
          </table:table-cell>
          <table:table-cell office:value-type="float" office:value="0.879716515541077" calcext:value-type="float">
            <text:p>0.879716515541077</text:p>
          </table:table-cell>
          <table:table-cell office:value-type="float" office:value="0.879597067832947" calcext:value-type="float">
            <text:p>0.879597067832947</text:p>
          </table:table-cell>
          <table:table-cell office:value-type="float" office:value="0.880585908889771" calcext:value-type="float">
            <text:p>0.880585908889771</text:p>
          </table:table-cell>
          <table:table-cell office:value-type="float" office:value="0.880254328250885" calcext:value-type="float">
            <text:p>0.880254328250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99404644966126" calcext:value-type="float">
            <text:p>0.899404644966126</text:p>
          </table:table-cell>
          <table:table-cell office:value-type="float" office:value="0.899522542953491" calcext:value-type="float">
            <text:p>0.899522542953491</text:p>
          </table:table-cell>
          <table:table-cell office:value-type="float" office:value="0.904069781303406" calcext:value-type="float">
            <text:p>0.904069781303406</text:p>
          </table:table-cell>
          <table:table-cell office:value-type="float" office:value="0.902717292308807" calcext:value-type="float">
            <text:p>0.902717292308807</text:p>
          </table:table-cell>
          <table:table-cell office:value-type="float" office:value="0.901977002620697" calcext:value-type="float">
            <text:p>0.901977002620697</text:p>
          </table:table-cell>
          <table:table-cell office:value-type="float" office:value="0.901215314865112" calcext:value-type="float">
            <text:p>0.901215314865112</text:p>
          </table:table-cell>
          <table:table-cell office:value-type="float" office:value="0.900600552558899" calcext:value-type="float">
            <text:p>0.900600552558899</text:p>
          </table:table-cell>
          <table:table-cell office:value-type="float" office:value="0.900977730751038" calcext:value-type="float">
            <text:p>0.900977730751038</text:p>
          </table:table-cell>
          <table:table-cell office:value-type="float" office:value="0.902013719081879" calcext:value-type="float">
            <text:p>0.902013719081879</text:p>
          </table:table-cell>
          <table:table-cell office:value-type="float" office:value="0.903010725975037" calcext:value-type="float">
            <text:p>0.903010725975037</text:p>
          </table:table-cell>
          <table:table-cell office:value-type="float" office:value="0.902499973773956" calcext:value-type="float">
            <text:p>0.90249997377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90160202980042" calcext:value-type="float">
            <text:p>0.890160202980042</text:p>
          </table:table-cell>
          <table:table-cell office:value-type="float" office:value="0.90008282661438" calcext:value-type="float">
            <text:p>0.90008282661438</text:p>
          </table:table-cell>
          <table:table-cell office:value-type="float" office:value="0.901681900024414" calcext:value-type="float">
            <text:p>0.901681900024414</text:p>
          </table:table-cell>
          <table:table-cell office:value-type="float" office:value="0.904761910438538" calcext:value-type="float">
            <text:p>0.904761910438538</text:p>
          </table:table-cell>
          <table:table-cell office:value-type="float" office:value="0.904950499534607" calcext:value-type="float">
            <text:p>0.904950499534607</text:p>
          </table:table-cell>
          <table:table-cell office:value-type="float" office:value="0.906540095806122" calcext:value-type="float">
            <text:p>0.906540095806122</text:p>
          </table:table-cell>
          <table:table-cell office:value-type="float" office:value="0.906476318836212" calcext:value-type="float">
            <text:p>0.906476318836212</text:p>
          </table:table-cell>
          <table:table-cell office:value-type="float" office:value="0.906323313713074" calcext:value-type="float">
            <text:p>0.906323313713074</text:p>
          </table:table-cell>
          <table:table-cell office:value-type="float" office:value="0.907083332538605" calcext:value-type="float">
            <text:p>0.907083332538605</text:p>
          </table:table-cell>
          <table:table-cell office:value-type="float" office:value="0.905634820461273" calcext:value-type="float">
            <text:p>0.905634820461273</text:p>
          </table:table-cell>
          <table:table-cell office:value-type="float" office:value="0.907492220401764" calcext:value-type="float">
            <text:p>0.907492220401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49938714504242" calcext:value-type="float">
            <text:p>0.949938714504242</text:p>
          </table:table-cell>
          <table:table-cell office:value-type="float" office:value="0.951298892498016" calcext:value-type="float">
            <text:p>0.951298892498016</text:p>
          </table:table-cell>
          <table:table-cell office:value-type="float" office:value="0.951953887939453" calcext:value-type="float">
            <text:p>0.951953887939453</text:p>
          </table:table-cell>
          <table:table-cell office:value-type="float" office:value="0.954097986221314" calcext:value-type="float">
            <text:p>0.954097986221314</text:p>
          </table:table-cell>
          <table:table-cell office:value-type="float" office:value="0.954501688480377" calcext:value-type="float">
            <text:p>0.954501688480377</text:p>
          </table:table-cell>
          <table:table-cell office:value-type="float" office:value="0.954696357250214" calcext:value-type="float">
            <text:p>0.954696357250214</text:p>
          </table:table-cell>
          <table:table-cell office:value-type="float" office:value="0.954608738422394" calcext:value-type="float">
            <text:p>0.954608738422394</text:p>
          </table:table-cell>
          <table:table-cell office:value-type="float" office:value="0.9543337225914" calcext:value-type="float">
            <text:p>0.9543337225914</text:p>
          </table:table-cell>
          <table:table-cell office:value-type="float" office:value="0.954557597637176" calcext:value-type="float">
            <text:p>0.954557597637176</text:p>
          </table:table-cell>
          <table:table-cell office:value-type="float" office:value="0.955607950687408" calcext:value-type="float">
            <text:p>0.955607950687408</text:p>
          </table:table-cell>
          <table:table-cell office:value-type="float" office:value="0.955756962299347" calcext:value-type="float">
            <text:p>0.955756962299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908893942832947" calcext:value-type="float">
            <text:p>0.908893942832947</text:p>
          </table:table-cell>
          <table:table-cell office:value-type="float" office:value="0.913902997970581" calcext:value-type="float">
            <text:p>0.913902997970581</text:p>
          </table:table-cell>
          <table:table-cell office:value-type="float" office:value="0.923934400081634" calcext:value-type="float">
            <text:p>0.923934400081634</text:p>
          </table:table-cell>
          <table:table-cell office:value-type="float" office:value="0.924408435821533" calcext:value-type="float">
            <text:p>0.924408435821533</text:p>
          </table:table-cell>
          <table:table-cell office:value-type="float" office:value="0.926512658596039" calcext:value-type="float">
            <text:p>0.926512658596039</text:p>
          </table:table-cell>
          <table:table-cell office:value-type="float" office:value="0.92622321844101" calcext:value-type="float">
            <text:p>0.92622321844101</text:p>
          </table:table-cell>
          <table:table-cell office:value-type="float" office:value="0.929257273674011" calcext:value-type="float">
            <text:p>0.929257273674011</text:p>
          </table:table-cell>
          <table:table-cell office:value-type="float" office:value="0.930603206157684" calcext:value-type="float">
            <text:p>0.930603206157684</text:p>
          </table:table-cell>
          <table:table-cell office:value-type="float" office:value="0.931106925010681" calcext:value-type="float">
            <text:p>0.931106925010681</text:p>
          </table:table-cell>
          <table:table-cell office:value-type="float" office:value="0.931370377540588" calcext:value-type="float">
            <text:p>0.931370377540588</text:p>
          </table:table-cell>
          <table:table-cell office:value-type="float" office:value="0.932165801525116" calcext:value-type="float">
            <text:p>0.932165801525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34240818023681" calcext:value-type="float">
            <text:p>0.934240818023681</text:p>
          </table:table-cell>
          <table:table-cell office:value-type="float" office:value="0.935216009616852" calcext:value-type="float">
            <text:p>0.935216009616852</text:p>
          </table:table-cell>
          <table:table-cell office:value-type="float" office:value="0.938241481781006" calcext:value-type="float">
            <text:p>0.938241481781006</text:p>
          </table:table-cell>
          <table:table-cell office:value-type="float" office:value="0.938746809959412" calcext:value-type="float">
            <text:p>0.938746809959412</text:p>
          </table:table-cell>
          <table:table-cell office:value-type="float" office:value="0.939619958400726" calcext:value-type="float">
            <text:p>0.939619958400726</text:p>
          </table:table-cell>
          <table:table-cell office:value-type="float" office:value="0.939416646957397" calcext:value-type="float">
            <text:p>0.939416646957397</text:p>
          </table:table-cell>
          <table:table-cell office:value-type="float" office:value="0.940260708332062" calcext:value-type="float">
            <text:p>0.940260708332062</text:p>
          </table:table-cell>
          <table:table-cell office:value-type="float" office:value="0.94072961807251" calcext:value-type="float">
            <text:p>0.94072961807251</text:p>
          </table:table-cell>
          <table:table-cell office:value-type="float" office:value="0.94198751449585" calcext:value-type="float">
            <text:p>0.94198751449585</text:p>
          </table:table-cell>
          <table:table-cell office:value-type="float" office:value="0.94048285484314" calcext:value-type="float">
            <text:p>0.94048285484314</text:p>
          </table:table-cell>
          <table:table-cell office:value-type="float" office:value="0.940675616264343" calcext:value-type="float">
            <text:p>0.940675616264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10090386867523" calcext:value-type="float">
            <text:p>0.910090386867523</text:p>
          </table:table-cell>
          <table:table-cell office:value-type="float" office:value="0.909570217132568" calcext:value-type="float">
            <text:p>0.909570217132568</text:p>
          </table:table-cell>
          <table:table-cell office:value-type="float" office:value="0.911417543888092" calcext:value-type="float">
            <text:p>0.911417543888092</text:p>
          </table:table-cell>
          <table:table-cell office:value-type="float" office:value="0.911504685878754" calcext:value-type="float">
            <text:p>0.911504685878754</text:p>
          </table:table-cell>
          <table:table-cell office:value-type="float" office:value="0.914306879043579" calcext:value-type="float">
            <text:p>0.914306879043579</text:p>
          </table:table-cell>
          <table:table-cell office:value-type="float" office:value="0.914716780185699" calcext:value-type="float">
            <text:p>0.914716780185699</text:p>
          </table:table-cell>
          <table:table-cell office:value-type="float" office:value="0.915310025215149" calcext:value-type="float">
            <text:p>0.915310025215149</text:p>
          </table:table-cell>
          <table:table-cell office:value-type="float" office:value="0.915316760540008" calcext:value-type="float">
            <text:p>0.915316760540008</text:p>
          </table:table-cell>
          <table:table-cell office:value-type="float" office:value="0.915933966636658" calcext:value-type="float">
            <text:p>0.915933966636658</text:p>
          </table:table-cell>
          <table:table-cell office:value-type="float" office:value="0.916527330875397" calcext:value-type="float">
            <text:p>0.916527330875397</text:p>
          </table:table-cell>
          <table:table-cell office:value-type="float" office:value="0.916074991226196" calcext:value-type="float">
            <text:p>0.916074991226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63031923770904" calcext:value-type="float">
            <text:p>0.863031923770904</text:p>
          </table:table-cell>
          <table:table-cell office:value-type="float" office:value="0.875536501407623" calcext:value-type="float">
            <text:p>0.875536501407623</text:p>
          </table:table-cell>
          <table:table-cell office:value-type="float" office:value="0.882817625999451" calcext:value-type="float">
            <text:p>0.882817625999451</text:p>
          </table:table-cell>
          <table:table-cell office:value-type="float" office:value="0.888450145721435" calcext:value-type="float">
            <text:p>0.888450145721435</text:p>
          </table:table-cell>
          <table:table-cell office:value-type="float" office:value="0.893464028835297" calcext:value-type="float">
            <text:p>0.893464028835297</text:p>
          </table:table-cell>
          <table:table-cell office:value-type="float" office:value="0.891276061534882" calcext:value-type="float">
            <text:p>0.891276061534882</text:p>
          </table:table-cell>
          <table:table-cell office:value-type="float" office:value="0.891410052776337" calcext:value-type="float">
            <text:p>0.891410052776337</text:p>
          </table:table-cell>
          <table:table-cell office:value-type="float" office:value="0.890271842479706" calcext:value-type="float">
            <text:p>0.890271842479706</text:p>
          </table:table-cell>
          <table:table-cell office:value-type="float" office:value="0.893077671527862" calcext:value-type="float">
            <text:p>0.893077671527862</text:p>
          </table:table-cell>
          <table:table-cell office:value-type="float" office:value="0.895095825195313" calcext:value-type="float">
            <text:p>0.895095825195313</text:p>
          </table:table-cell>
          <table:table-cell office:value-type="float" office:value="0.894087076187134" calcext:value-type="float">
            <text:p>0.894087076187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51681852340698" calcext:value-type="float">
            <text:p>0.951681852340698</text:p>
          </table:table-cell>
          <table:table-cell office:value-type="float" office:value="0.952573418617248" calcext:value-type="float">
            <text:p>0.952573418617248</text:p>
          </table:table-cell>
          <table:table-cell office:value-type="float" office:value="0.953432321548462" calcext:value-type="float">
            <text:p>0.953432321548462</text:p>
          </table:table-cell>
          <table:table-cell office:value-type="float" office:value="0.954554319381714" calcext:value-type="float">
            <text:p>0.954554319381714</text:p>
          </table:table-cell>
          <table:table-cell office:value-type="float" office:value="0.954829037189483" calcext:value-type="float">
            <text:p>0.954829037189483</text:p>
          </table:table-cell>
          <table:table-cell office:value-type="float" office:value="0.954775512218475" calcext:value-type="float">
            <text:p>0.954775512218475</text:p>
          </table:table-cell>
          <table:table-cell office:value-type="float" office:value="0.954987943172455" calcext:value-type="float">
            <text:p>0.954987943172455</text:p>
          </table:table-cell>
          <table:table-cell office:value-type="float" office:value="0.95512443780899" calcext:value-type="float">
            <text:p>0.95512443780899</text:p>
          </table:table-cell>
          <table:table-cell office:value-type="float" office:value="0.955400288105011" calcext:value-type="float">
            <text:p>0.955400288105011</text:p>
          </table:table-cell>
          <table:table-cell office:value-type="float" office:value="0.955512702465057" calcext:value-type="float">
            <text:p>0.955512702465057</text:p>
          </table:table-cell>
          <table:table-cell office:value-type="float" office:value="0.955785751342773" calcext:value-type="float">
            <text:p>0.955785751342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69331479072571" calcext:value-type="float">
            <text:p>0.869331479072571</text:p>
          </table:table-cell>
          <table:table-cell office:value-type="float" office:value="0.903074324131012" calcext:value-type="float">
            <text:p>0.903074324131012</text:p>
          </table:table-cell>
          <table:table-cell office:value-type="float" office:value="0.892514824867249" calcext:value-type="float">
            <text:p>0.892514824867249</text:p>
          </table:table-cell>
          <table:table-cell office:value-type="float" office:value="0.890489280223846" calcext:value-type="float">
            <text:p>0.890489280223846</text:p>
          </table:table-cell>
          <table:table-cell office:value-type="float" office:value="0.894299685955048" calcext:value-type="float">
            <text:p>0.894299685955048</text:p>
          </table:table-cell>
          <table:table-cell office:value-type="float" office:value="0.884319365024567" calcext:value-type="float">
            <text:p>0.884319365024567</text:p>
          </table:table-cell>
          <table:table-cell office:value-type="float" office:value="0.895816624164581" calcext:value-type="float">
            <text:p>0.895816624164581</text:p>
          </table:table-cell>
          <table:table-cell office:value-type="float" office:value="0.895310163497925" calcext:value-type="float">
            <text:p>0.895310163497925</text:p>
          </table:table-cell>
          <table:table-cell office:value-type="float" office:value="0.902502536773681" calcext:value-type="float">
            <text:p>0.902502536773681</text:p>
          </table:table-cell>
          <table:table-cell office:value-type="float" office:value="0.905813455581665" calcext:value-type="float">
            <text:p>0.905813455581665</text:p>
          </table:table-cell>
          <table:table-cell office:value-type="float" office:value="0.906594634056091" calcext:value-type="float">
            <text:p>0.906594634056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724378824234" calcext:value-type="float">
            <text:p>0.90724378824234</text:p>
          </table:table-cell>
          <table:table-cell office:value-type="float" office:value="0.907928705215454" calcext:value-type="float">
            <text:p>0.907928705215454</text:p>
          </table:table-cell>
          <table:table-cell office:value-type="float" office:value="0.908021748065948" calcext:value-type="float">
            <text:p>0.908021748065948</text:p>
          </table:table-cell>
          <table:table-cell office:value-type="float" office:value="0.91020268201828" calcext:value-type="float">
            <text:p>0.91020268201828</text:p>
          </table:table-cell>
          <table:table-cell office:value-type="float" office:value="0.909062147140503" calcext:value-type="float">
            <text:p>0.909062147140503</text:p>
          </table:table-cell>
          <table:table-cell office:value-type="float" office:value="0.911831915378571" calcext:value-type="float">
            <text:p>0.911831915378571</text:p>
          </table:table-cell>
          <table:table-cell office:value-type="float" office:value="0.913909792900085" calcext:value-type="float">
            <text:p>0.913909792900085</text:p>
          </table:table-cell>
          <table:table-cell office:value-type="float" office:value="0.916323304176331" calcext:value-type="float">
            <text:p>0.916323304176331</text:p>
          </table:table-cell>
          <table:table-cell office:value-type="float" office:value="0.917727768421173" calcext:value-type="float">
            <text:p>0.917727768421173</text:p>
          </table:table-cell>
          <table:table-cell office:value-type="float" office:value="0.919028699398041" calcext:value-type="float">
            <text:p>0.919028699398041</text:p>
          </table:table-cell>
          <table:table-cell office:value-type="float" office:value="0.92029881477356" calcext:value-type="float">
            <text:p>0.92029881477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860885560512543" calcext:value-type="float">
            <text:p>0.860885560512543</text:p>
          </table:table-cell>
          <table:table-cell office:value-type="float" office:value="0.864590346813202" calcext:value-type="float">
            <text:p>0.864590346813202</text:p>
          </table:table-cell>
          <table:table-cell office:value-type="float" office:value="0.862999320030212" calcext:value-type="float">
            <text:p>0.862999320030212</text:p>
          </table:table-cell>
          <table:table-cell office:value-type="float" office:value="0.865918338298798" calcext:value-type="float">
            <text:p>0.865918338298798</text:p>
          </table:table-cell>
          <table:table-cell office:value-type="float" office:value="0.865881443023681" calcext:value-type="float">
            <text:p>0.865881443023681</text:p>
          </table:table-cell>
          <table:table-cell office:value-type="float" office:value="0.865142345428467" calcext:value-type="float">
            <text:p>0.865142345428467</text:p>
          </table:table-cell>
          <table:table-cell office:value-type="float" office:value="0.866746127605438" calcext:value-type="float">
            <text:p>0.866746127605438</text:p>
          </table:table-cell>
          <table:table-cell office:value-type="float" office:value="0.867276012897491" calcext:value-type="float">
            <text:p>0.867276012897491</text:p>
          </table:table-cell>
          <table:table-cell office:value-type="float" office:value="0.866717457771301" calcext:value-type="float">
            <text:p>0.866717457771301</text:p>
          </table:table-cell>
          <table:table-cell office:value-type="float" office:value="0.870984673500061" calcext:value-type="float">
            <text:p>0.870984673500061</text:p>
          </table:table-cell>
          <table:table-cell office:value-type="float" office:value="0.87004679441452" calcext:value-type="float">
            <text:p>0.8700467944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3458654880524" calcext:value-type="float">
            <text:p>0.903458654880524</text:p>
          </table:table-cell>
          <table:table-cell office:value-type="float" office:value="0.907816410064697" calcext:value-type="float">
            <text:p>0.907816410064697</text:p>
          </table:table-cell>
          <table:table-cell office:value-type="float" office:value="0.90966671705246" calcext:value-type="float">
            <text:p>0.90966671705246</text:p>
          </table:table-cell>
          <table:table-cell office:value-type="float" office:value="0.910381257534027" calcext:value-type="float">
            <text:p>0.910381257534027</text:p>
          </table:table-cell>
          <table:table-cell office:value-type="float" office:value="0.910133540630341" calcext:value-type="float">
            <text:p>0.910133540630341</text:p>
          </table:table-cell>
          <table:table-cell office:value-type="float" office:value="0.91571581363678" calcext:value-type="float">
            <text:p>0.91571581363678</text:p>
          </table:table-cell>
          <table:table-cell office:value-type="float" office:value="0.915084302425384" calcext:value-type="float">
            <text:p>0.915084302425384</text:p>
          </table:table-cell>
          <table:table-cell office:value-type="float" office:value="0.914446234703064" calcext:value-type="float">
            <text:p>0.914446234703064</text:p>
          </table:table-cell>
          <table:table-cell office:value-type="float" office:value="0.915735900402069" calcext:value-type="float">
            <text:p>0.915735900402069</text:p>
          </table:table-cell>
          <table:table-cell office:value-type="float" office:value="0.915483355522156" calcext:value-type="float">
            <text:p>0.915483355522156</text:p>
          </table:table-cell>
          <table:table-cell office:value-type="float" office:value="0.915843844413757" calcext:value-type="float">
            <text:p>0.915843844413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898828327655792" calcext:value-type="float">
            <text:p>0.898828327655792</text:p>
          </table:table-cell>
          <table:table-cell office:value-type="float" office:value="0.900558888912201" calcext:value-type="float">
            <text:p>0.900558888912201</text:p>
          </table:table-cell>
          <table:table-cell office:value-type="float" office:value="0.900350868701935" calcext:value-type="float">
            <text:p>0.900350868701935</text:p>
          </table:table-cell>
          <table:table-cell office:value-type="float" office:value="0.900283873081207" calcext:value-type="float">
            <text:p>0.900283873081207</text:p>
          </table:table-cell>
          <table:table-cell office:value-type="float" office:value="0.901947021484375" calcext:value-type="float">
            <text:p>0.901947021484375</text:p>
          </table:table-cell>
          <table:table-cell office:value-type="float" office:value="0.902937889099121" calcext:value-type="float">
            <text:p>0.902937889099121</text:p>
          </table:table-cell>
          <table:table-cell office:value-type="float" office:value="0.904704868793488" calcext:value-type="float">
            <text:p>0.904704868793488</text:p>
          </table:table-cell>
          <table:table-cell office:value-type="float" office:value="0.905411601066589" calcext:value-type="float">
            <text:p>0.905411601066589</text:p>
          </table:table-cell>
          <table:table-cell office:value-type="float" office:value="0.905966639518738" calcext:value-type="float">
            <text:p>0.905966639518738</text:p>
          </table:table-cell>
          <table:table-cell office:value-type="float" office:value="0.906541407108307" calcext:value-type="float">
            <text:p>0.906541407108307</text:p>
          </table:table-cell>
          <table:table-cell office:value-type="float" office:value="0.906618654727936" calcext:value-type="float">
            <text:p>0.906618654727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19626832008362" calcext:value-type="float">
            <text:p>0.919626832008362</text:p>
          </table:table-cell>
          <table:table-cell office:value-type="float" office:value="0.920003592967987" calcext:value-type="float">
            <text:p>0.920003592967987</text:p>
          </table:table-cell>
          <table:table-cell office:value-type="float" office:value="0.919169425964356" calcext:value-type="float">
            <text:p>0.919169425964356</text:p>
          </table:table-cell>
          <table:table-cell office:value-type="float" office:value="0.919710636138916" calcext:value-type="float">
            <text:p>0.919710636138916</text:p>
          </table:table-cell>
          <table:table-cell office:value-type="float" office:value="0.921644151210785" calcext:value-type="float">
            <text:p>0.921644151210785</text:p>
          </table:table-cell>
          <table:table-cell office:value-type="float" office:value="0.921356379985809" calcext:value-type="float">
            <text:p>0.921356379985809</text:p>
          </table:table-cell>
          <table:table-cell office:value-type="float" office:value="0.922318816184998" calcext:value-type="float">
            <text:p>0.922318816184998</text:p>
          </table:table-cell>
          <table:table-cell office:value-type="float" office:value="0.923367500305176" calcext:value-type="float">
            <text:p>0.923367500305176</text:p>
          </table:table-cell>
          <table:table-cell office:value-type="float" office:value="0.925254702568054" calcext:value-type="float">
            <text:p>0.925254702568054</text:p>
          </table:table-cell>
          <table:table-cell office:value-type="float" office:value="0.925966024398804" calcext:value-type="float">
            <text:p>0.925966024398804</text:p>
          </table:table-cell>
          <table:table-cell office:value-type="float" office:value="0.927274346351624" calcext:value-type="float">
            <text:p>0.927274346351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90066206455231" calcext:value-type="float">
            <text:p>0.890066206455231</text:p>
          </table:table-cell>
          <table:table-cell office:value-type="float" office:value="0.89992094039917" calcext:value-type="float">
            <text:p>0.89992094039917</text:p>
          </table:table-cell>
          <table:table-cell office:value-type="float" office:value="0.905188143253326" calcext:value-type="float">
            <text:p>0.905188143253326</text:p>
          </table:table-cell>
          <table:table-cell office:value-type="float" office:value="0.909831821918488" calcext:value-type="float">
            <text:p>0.909831821918488</text:p>
          </table:table-cell>
          <table:table-cell office:value-type="float" office:value="0.910336434841156" calcext:value-type="float">
            <text:p>0.910336434841156</text:p>
          </table:table-cell>
          <table:table-cell office:value-type="float" office:value="0.908320367336273" calcext:value-type="float">
            <text:p>0.908320367336273</text:p>
          </table:table-cell>
          <table:table-cell office:value-type="float" office:value="0.90577507019043" calcext:value-type="float">
            <text:p>0.90577507019043</text:p>
          </table:table-cell>
          <table:table-cell table:number-columns-repeated="2" office:value-type="float" office:value="0.908838331699371" calcext:value-type="float">
            <text:p>0.908838331699371</text:p>
          </table:table-cell>
          <table:table-cell office:value-type="float" office:value="0.911782503128052" calcext:value-type="float">
            <text:p>0.911782503128052</text:p>
          </table:table-cell>
          <table:table-cell office:value-type="float" office:value="0.911858856678009" calcext:value-type="float">
            <text:p>0.91185885667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45680415630341" calcext:value-type="float">
            <text:p>0.845680415630341</text:p>
          </table:table-cell>
          <table:table-cell office:value-type="float" office:value="0.846529066562653" calcext:value-type="float">
            <text:p>0.846529066562653</text:p>
          </table:table-cell>
          <table:table-cell office:value-type="float" office:value="0.851774036884308" calcext:value-type="float">
            <text:p>0.851774036884308</text:p>
          </table:table-cell>
          <table:table-cell office:value-type="float" office:value="0.854094922542572" calcext:value-type="float">
            <text:p>0.854094922542572</text:p>
          </table:table-cell>
          <table:table-cell office:value-type="float" office:value="0.856980621814728" calcext:value-type="float">
            <text:p>0.856980621814728</text:p>
          </table:table-cell>
          <table:table-cell office:value-type="float" office:value="0.863143622875214" calcext:value-type="float">
            <text:p>0.863143622875214</text:p>
          </table:table-cell>
          <table:table-cell office:value-type="float" office:value="0.860947251319885" calcext:value-type="float">
            <text:p>0.860947251319885</text:p>
          </table:table-cell>
          <table:table-cell office:value-type="float" office:value="0.85917866230011" calcext:value-type="float">
            <text:p>0.85917866230011</text:p>
          </table:table-cell>
          <table:table-cell office:value-type="float" office:value="0.869094789028168" calcext:value-type="float">
            <text:p>0.869094789028168</text:p>
          </table:table-cell>
          <table:table-cell office:value-type="float" office:value="0.871613681316376" calcext:value-type="float">
            <text:p>0.871613681316376</text:p>
          </table:table-cell>
          <table:table-cell office:value-type="float" office:value="0.870951473712921" calcext:value-type="float">
            <text:p>0.87095147371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35930252075195" calcext:value-type="float">
            <text:p>0.935930252075195</text:p>
          </table:table-cell>
          <table:table-cell office:value-type="float" office:value="0.936948776245117" calcext:value-type="float">
            <text:p>0.936948776245117</text:p>
          </table:table-cell>
          <table:table-cell office:value-type="float" office:value="0.938809335231781" calcext:value-type="float">
            <text:p>0.938809335231781</text:p>
          </table:table-cell>
          <table:table-cell office:value-type="float" office:value="0.939096808433533" calcext:value-type="float">
            <text:p>0.939096808433533</text:p>
          </table:table-cell>
          <table:table-cell office:value-type="float" office:value="0.93941593170166" calcext:value-type="float">
            <text:p>0.93941593170166</text:p>
          </table:table-cell>
          <table:table-cell office:value-type="float" office:value="0.939953029155731" calcext:value-type="float">
            <text:p>0.939953029155731</text:p>
          </table:table-cell>
          <table:table-cell office:value-type="float" office:value="0.939512372016907" calcext:value-type="float">
            <text:p>0.939512372016907</text:p>
          </table:table-cell>
          <table:table-cell office:value-type="float" office:value="0.94064337015152" calcext:value-type="float">
            <text:p>0.94064337015152</text:p>
          </table:table-cell>
          <table:table-cell office:value-type="float" office:value="0.941086888313293" calcext:value-type="float">
            <text:p>0.941086888313293</text:p>
          </table:table-cell>
          <table:table-cell office:value-type="float" office:value="0.94239753484726" calcext:value-type="float">
            <text:p>0.94239753484726</text:p>
          </table:table-cell>
          <table:table-cell office:value-type="float" office:value="0.942455530166626" calcext:value-type="float">
            <text:p>0.942455530166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6535696983337" calcext:value-type="float">
            <text:p>0.956535696983337</text:p>
          </table:table-cell>
          <table:table-cell office:value-type="float" office:value="0.957197427749634" calcext:value-type="float">
            <text:p>0.957197427749634</text:p>
          </table:table-cell>
          <table:table-cell office:value-type="float" office:value="0.95810341835022" calcext:value-type="float">
            <text:p>0.95810341835022</text:p>
          </table:table-cell>
          <table:table-cell office:value-type="float" office:value="0.958382785320282" calcext:value-type="float">
            <text:p>0.958382785320282</text:p>
          </table:table-cell>
          <table:table-cell office:value-type="float" office:value="0.958138346672058" calcext:value-type="float">
            <text:p>0.958138346672058</text:p>
          </table:table-cell>
          <table:table-cell office:value-type="float" office:value="0.959364712238312" calcext:value-type="float">
            <text:p>0.959364712238312</text:p>
          </table:table-cell>
          <table:table-cell office:value-type="float" office:value="0.959600150585175" calcext:value-type="float">
            <text:p>0.959600150585175</text:p>
          </table:table-cell>
          <table:table-cell office:value-type="float" office:value="0.960192322731018" calcext:value-type="float">
            <text:p>0.960192322731018</text:p>
          </table:table-cell>
          <table:table-cell office:value-type="float" office:value="0.959545731544495" calcext:value-type="float">
            <text:p>0.959545731544495</text:p>
          </table:table-cell>
          <table:table-cell office:value-type="float" office:value="0.959325075149536" calcext:value-type="float">
            <text:p>0.959325075149536</text:p>
          </table:table-cell>
          <table:table-cell office:value-type="float" office:value="0.959285914897919" calcext:value-type="float">
            <text:p>0.959285914897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88062238693237" calcext:value-type="float">
            <text:p>0.888062238693237</text:p>
          </table:table-cell>
          <table:table-cell office:value-type="float" office:value="0.891051232814789" calcext:value-type="float">
            <text:p>0.891051232814789</text:p>
          </table:table-cell>
          <table:table-cell office:value-type="float" office:value="0.891008615493774" calcext:value-type="float">
            <text:p>0.891008615493774</text:p>
          </table:table-cell>
          <table:table-cell office:value-type="float" office:value="0.89753520488739" calcext:value-type="float">
            <text:p>0.89753520488739</text:p>
          </table:table-cell>
          <table:table-cell office:value-type="float" office:value="0.899221360683441" calcext:value-type="float">
            <text:p>0.899221360683441</text:p>
          </table:table-cell>
          <table:table-cell office:value-type="float" office:value="0.899502277374268" calcext:value-type="float">
            <text:p>0.899502277374268</text:p>
          </table:table-cell>
          <table:table-cell office:value-type="float" office:value="0.899125754833221" calcext:value-type="float">
            <text:p>0.899125754833221</text:p>
          </table:table-cell>
          <table:table-cell office:value-type="float" office:value="0.897453129291534" calcext:value-type="float">
            <text:p>0.897453129291534</text:p>
          </table:table-cell>
          <table:table-cell office:value-type="float" office:value="0.896900296211243" calcext:value-type="float">
            <text:p>0.896900296211243</text:p>
          </table:table-cell>
          <table:table-cell office:value-type="float" office:value="0.897592723369598" calcext:value-type="float">
            <text:p>0.897592723369598</text:p>
          </table:table-cell>
          <table:table-cell office:value-type="float" office:value="0.899367213249206" calcext:value-type="float">
            <text:p>0.899367213249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5958335399628" calcext:value-type="float">
            <text:p>0.925958335399628</text:p>
          </table:table-cell>
          <table:table-cell office:value-type="float" office:value="0.926154494285584" calcext:value-type="float">
            <text:p>0.926154494285584</text:p>
          </table:table-cell>
          <table:table-cell office:value-type="float" office:value="0.928304851055145" calcext:value-type="float">
            <text:p>0.928304851055145</text:p>
          </table:table-cell>
          <table:table-cell office:value-type="float" office:value="0.930779039859772" calcext:value-type="float">
            <text:p>0.930779039859772</text:p>
          </table:table-cell>
          <table:table-cell office:value-type="float" office:value="0.931874871253967" calcext:value-type="float">
            <text:p>0.931874871253967</text:p>
          </table:table-cell>
          <table:table-cell office:value-type="float" office:value="0.931564450263977" calcext:value-type="float">
            <text:p>0.931564450263977</text:p>
          </table:table-cell>
          <table:table-cell office:value-type="float" office:value="0.932052433490753" calcext:value-type="float">
            <text:p>0.932052433490753</text:p>
          </table:table-cell>
          <table:table-cell office:value-type="float" office:value="0.933157920837402" calcext:value-type="float">
            <text:p>0.933157920837402</text:p>
          </table:table-cell>
          <table:table-cell office:value-type="float" office:value="0.933689773082733" calcext:value-type="float">
            <text:p>0.933689773082733</text:p>
          </table:table-cell>
          <table:table-cell office:value-type="float" office:value="0.934279084205627" calcext:value-type="float">
            <text:p>0.934279084205627</text:p>
          </table:table-cell>
          <table:table-cell office:value-type="float" office:value="0.933901011943817" calcext:value-type="float">
            <text:p>0.933901011943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30332243442535" calcext:value-type="float">
            <text:p>0.930332243442535</text:p>
          </table:table-cell>
          <table:table-cell office:value-type="float" office:value="0.931179523468018" calcext:value-type="float">
            <text:p>0.931179523468018</text:p>
          </table:table-cell>
          <table:table-cell office:value-type="float" office:value="0.931508660316467" calcext:value-type="float">
            <text:p>0.931508660316467</text:p>
          </table:table-cell>
          <table:table-cell office:value-type="float" office:value="0.932719886302948" calcext:value-type="float">
            <text:p>0.932719886302948</text:p>
          </table:table-cell>
          <table:table-cell office:value-type="float" office:value="0.933946549892426" calcext:value-type="float">
            <text:p>0.933946549892426</text:p>
          </table:table-cell>
          <table:table-cell office:value-type="float" office:value="0.936617374420166" calcext:value-type="float">
            <text:p>0.936617374420166</text:p>
          </table:table-cell>
          <table:table-cell office:value-type="float" office:value="0.937541902065277" calcext:value-type="float">
            <text:p>0.937541902065277</text:p>
          </table:table-cell>
          <table:table-cell office:value-type="float" office:value="0.937889456748962" calcext:value-type="float">
            <text:p>0.937889456748962</text:p>
          </table:table-cell>
          <table:table-cell office:value-type="float" office:value="0.938119471073151" calcext:value-type="float">
            <text:p>0.938119471073151</text:p>
          </table:table-cell>
          <table:table-cell office:value-type="float" office:value="0.936808943748474" calcext:value-type="float">
            <text:p>0.936808943748474</text:p>
          </table:table-cell>
          <table:table-cell office:value-type="float" office:value="0.93719869852066" calcext:value-type="float">
            <text:p>0.93719869852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56319963932037" calcext:value-type="float">
            <text:p>0.856319963932037</text:p>
          </table:table-cell>
          <table:table-cell office:value-type="float" office:value="0.859277486801147" calcext:value-type="float">
            <text:p>0.859277486801147</text:p>
          </table:table-cell>
          <table:table-cell office:value-type="float" office:value="0.861336588859558" calcext:value-type="float">
            <text:p>0.861336588859558</text:p>
          </table:table-cell>
          <table:table-cell office:value-type="float" office:value="0.861641943454742" calcext:value-type="float">
            <text:p>0.861641943454742</text:p>
          </table:table-cell>
          <table:table-cell office:value-type="float" office:value="0.863621354103088" calcext:value-type="float">
            <text:p>0.863621354103088</text:p>
          </table:table-cell>
          <table:table-cell office:value-type="float" office:value="0.864422202110291" calcext:value-type="float">
            <text:p>0.864422202110291</text:p>
          </table:table-cell>
          <table:table-cell office:value-type="float" office:value="0.863978803157806" calcext:value-type="float">
            <text:p>0.863978803157806</text:p>
          </table:table-cell>
          <table:table-cell office:value-type="float" office:value="0.866163909435272" calcext:value-type="float">
            <text:p>0.866163909435272</text:p>
          </table:table-cell>
          <table:table-cell office:value-type="float" office:value="0.866224050521851" calcext:value-type="float">
            <text:p>0.866224050521851</text:p>
          </table:table-cell>
          <table:table-cell office:value-type="float" office:value="0.866015255451202" calcext:value-type="float">
            <text:p>0.866015255451202</text:p>
          </table:table-cell>
          <table:table-cell office:value-type="float" office:value="0.866428971290588" calcext:value-type="float">
            <text:p>0.86642897129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58711540699005" calcext:value-type="float">
            <text:p>0.858711540699005</text:p>
          </table:table-cell>
          <table:table-cell office:value-type="float" office:value="0.864983558654785" calcext:value-type="float">
            <text:p>0.864983558654785</text:p>
          </table:table-cell>
          <table:table-cell office:value-type="float" office:value="0.87340384721756" calcext:value-type="float">
            <text:p>0.87340384721756</text:p>
          </table:table-cell>
          <table:table-cell office:value-type="float" office:value="0.869213819503784" calcext:value-type="float">
            <text:p>0.869213819503784</text:p>
          </table:table-cell>
          <table:table-cell office:value-type="float" office:value="0.876225054264069" calcext:value-type="float">
            <text:p>0.876225054264069</text:p>
          </table:table-cell>
          <table:table-cell office:value-type="float" office:value="0.874177038669586" calcext:value-type="float">
            <text:p>0.874177038669586</text:p>
          </table:table-cell>
          <table:table-cell office:value-type="float" office:value="0.875821769237518" calcext:value-type="float">
            <text:p>0.875821769237518</text:p>
          </table:table-cell>
          <table:table-cell office:value-type="float" office:value="0.877154409885407" calcext:value-type="float">
            <text:p>0.877154409885407</text:p>
          </table:table-cell>
          <table:table-cell office:value-type="float" office:value="0.873529434204102" calcext:value-type="float">
            <text:p>0.873529434204102</text:p>
          </table:table-cell>
          <table:table-cell office:value-type="float" office:value="0.870302140712738" calcext:value-type="float">
            <text:p>0.870302140712738</text:p>
          </table:table-cell>
          <table:table-cell office:value-type="float" office:value="0.868955314159393" calcext:value-type="float">
            <text:p>0.868955314159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15469586849213" calcext:value-type="float">
            <text:p>0.915469586849213</text:p>
          </table:table-cell>
          <table:table-cell office:value-type="float" office:value="0.915640473365784" calcext:value-type="float">
            <text:p>0.915640473365784</text:p>
          </table:table-cell>
          <table:table-cell office:value-type="float" office:value="0.9180788397789" calcext:value-type="float">
            <text:p>0.9180788397789</text:p>
          </table:table-cell>
          <table:table-cell office:value-type="float" office:value="0.921250581741333" calcext:value-type="float">
            <text:p>0.921250581741333</text:p>
          </table:table-cell>
          <table:table-cell office:value-type="float" office:value="0.921435296535492" calcext:value-type="float">
            <text:p>0.921435296535492</text:p>
          </table:table-cell>
          <table:table-cell office:value-type="float" office:value="0.915690124034882" calcext:value-type="float">
            <text:p>0.915690124034882</text:p>
          </table:table-cell>
          <table:table-cell office:value-type="float" office:value="0.912516951560974" calcext:value-type="float">
            <text:p>0.912516951560974</text:p>
          </table:table-cell>
          <table:table-cell office:value-type="float" office:value="0.904178738594055" calcext:value-type="float">
            <text:p>0.904178738594055</text:p>
          </table:table-cell>
          <table:table-cell office:value-type="float" office:value="0.889316201210022" calcext:value-type="float">
            <text:p>0.889316201210022</text:p>
          </table:table-cell>
          <table:table-cell office:value-type="float" office:value="0.874570310115814" calcext:value-type="float">
            <text:p>0.874570310115814</text:p>
          </table:table-cell>
          <table:table-cell office:value-type="float" office:value="0.84432190656662" calcext:value-type="float">
            <text:p>0.84432190656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37937438488007" calcext:value-type="float">
            <text:p>0.937937438488007</text:p>
          </table:table-cell>
          <table:table-cell office:value-type="float" office:value="0.937845885753632" calcext:value-type="float">
            <text:p>0.937845885753632</text:p>
          </table:table-cell>
          <table:table-cell office:value-type="float" office:value="0.938802719116211" calcext:value-type="float">
            <text:p>0.938802719116211</text:p>
          </table:table-cell>
          <table:table-cell office:value-type="float" office:value="0.938721179962158" calcext:value-type="float">
            <text:p>0.938721179962158</text:p>
          </table:table-cell>
          <table:table-cell office:value-type="float" office:value="0.940118372440338" calcext:value-type="float">
            <text:p>0.940118372440338</text:p>
          </table:table-cell>
          <table:table-cell office:value-type="float" office:value="0.940357387065887" calcext:value-type="float">
            <text:p>0.940357387065887</text:p>
          </table:table-cell>
          <table:table-cell office:value-type="float" office:value="0.941316485404968" calcext:value-type="float">
            <text:p>0.941316485404968</text:p>
          </table:table-cell>
          <table:table-cell office:value-type="float" office:value="0.940449953079224" calcext:value-type="float">
            <text:p>0.940449953079224</text:p>
          </table:table-cell>
          <table:table-cell office:value-type="float" office:value="0.941346943378448" calcext:value-type="float">
            <text:p>0.941346943378448</text:p>
          </table:table-cell>
          <table:table-cell office:value-type="float" office:value="0.941544711589813" calcext:value-type="float">
            <text:p>0.941544711589813</text:p>
          </table:table-cell>
          <table:table-cell office:value-type="float" office:value="0.941343426704407" calcext:value-type="float">
            <text:p>0.941343426704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799737095832825" calcext:value-type="float">
            <text:p>0.799737095832825</text:p>
          </table:table-cell>
          <table:table-cell office:value-type="float" office:value="0.793081104755402" calcext:value-type="float">
            <text:p>0.793081104755402</text:p>
          </table:table-cell>
          <table:table-cell office:value-type="float" office:value="0.79425835609436" calcext:value-type="float">
            <text:p>0.79425835609436</text:p>
          </table:table-cell>
          <table:table-cell office:value-type="float" office:value="0.815301060676575" calcext:value-type="float">
            <text:p>0.815301060676575</text:p>
          </table:table-cell>
          <table:table-cell office:value-type="float" office:value="0.808918595314026" calcext:value-type="float">
            <text:p>0.808918595314026</text:p>
          </table:table-cell>
          <table:table-cell office:value-type="float" office:value="0.816647946834564" calcext:value-type="float">
            <text:p>0.816647946834564</text:p>
          </table:table-cell>
          <table:table-cell office:value-type="float" office:value="0.821614265441895" calcext:value-type="float">
            <text:p>0.821614265441895</text:p>
          </table:table-cell>
          <table:table-cell office:value-type="float" office:value="0.81840854883194" calcext:value-type="float">
            <text:p>0.81840854883194</text:p>
          </table:table-cell>
          <table:table-cell office:value-type="float" office:value="0.817214071750641" calcext:value-type="float">
            <text:p>0.817214071750641</text:p>
          </table:table-cell>
          <table:table-cell office:value-type="float" office:value="0.815099477767944" calcext:value-type="float">
            <text:p>0.815099477767944</text:p>
          </table:table-cell>
          <table:table-cell office:value-type="float" office:value="0.816685438156128" calcext:value-type="float">
            <text:p>0.816685438156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43381190299988" calcext:value-type="float">
            <text:p>0.943381190299988</text:p>
          </table:table-cell>
          <table:table-cell office:value-type="float" office:value="0.944267094135284" calcext:value-type="float">
            <text:p>0.944267094135284</text:p>
          </table:table-cell>
          <table:table-cell office:value-type="float" office:value="0.944455504417419" calcext:value-type="float">
            <text:p>0.944455504417419</text:p>
          </table:table-cell>
          <table:table-cell office:value-type="float" office:value="0.944624960422516" calcext:value-type="float">
            <text:p>0.944624960422516</text:p>
          </table:table-cell>
          <table:table-cell office:value-type="float" office:value="0.945258736610413" calcext:value-type="float">
            <text:p>0.945258736610413</text:p>
          </table:table-cell>
          <table:table-cell office:value-type="float" office:value="0.944854140281677" calcext:value-type="float">
            <text:p>0.944854140281677</text:p>
          </table:table-cell>
          <table:table-cell office:value-type="float" office:value="0.944514572620392" calcext:value-type="float">
            <text:p>0.944514572620392</text:p>
          </table:table-cell>
          <table:table-cell office:value-type="float" office:value="0.945263385772705" calcext:value-type="float">
            <text:p>0.945263385772705</text:p>
          </table:table-cell>
          <table:table-cell office:value-type="float" office:value="0.944896042346954" calcext:value-type="float">
            <text:p>0.944896042346954</text:p>
          </table:table-cell>
          <table:table-cell office:value-type="float" office:value="0.944411158561706" calcext:value-type="float">
            <text:p>0.944411158561706</text:p>
          </table:table-cell>
          <table:table-cell office:value-type="float" office:value="0.945187270641327" calcext:value-type="float">
            <text:p>0.945187270641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47430491447449" calcext:value-type="float">
            <text:p>0.947430491447449</text:p>
          </table:table-cell>
          <table:table-cell office:value-type="float" office:value="0.951544463634491" calcext:value-type="float">
            <text:p>0.951544463634491</text:p>
          </table:table-cell>
          <table:table-cell office:value-type="float" office:value="0.953180551528931" calcext:value-type="float">
            <text:p>0.953180551528931</text:p>
          </table:table-cell>
          <table:table-cell office:value-type="float" office:value="0.958168148994446" calcext:value-type="float">
            <text:p>0.958168148994446</text:p>
          </table:table-cell>
          <table:table-cell office:value-type="float" office:value="0.959840953350067" calcext:value-type="float">
            <text:p>0.959840953350067</text:p>
          </table:table-cell>
          <table:table-cell office:value-type="float" office:value="0.960662961006165" calcext:value-type="float">
            <text:p>0.960662961006165</text:p>
          </table:table-cell>
          <table:table-cell office:value-type="float" office:value="0.960518419742584" calcext:value-type="float">
            <text:p>0.960518419742584</text:p>
          </table:table-cell>
          <table:table-cell office:value-type="float" office:value="0.961934268474579" calcext:value-type="float">
            <text:p>0.961934268474579</text:p>
          </table:table-cell>
          <table:table-cell office:value-type="float" office:value="0.961607694625854" calcext:value-type="float">
            <text:p>0.961607694625854</text:p>
          </table:table-cell>
          <table:table-cell office:value-type="float" office:value="0.9635871052742" calcext:value-type="float">
            <text:p>0.9635871052742</text:p>
          </table:table-cell>
          <table:table-cell office:value-type="float" office:value="0.963282525539398" calcext:value-type="float">
            <text:p>0.963282525539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4228732585907" calcext:value-type="float">
            <text:p>0.794228732585907</text:p>
          </table:table-cell>
          <table:table-cell office:value-type="float" office:value="0.799146473407745" calcext:value-type="float">
            <text:p>0.799146473407745</text:p>
          </table:table-cell>
          <table:table-cell office:value-type="float" office:value="0.805713653564453" calcext:value-type="float">
            <text:p>0.8057136535644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991917133331" calcext:value-type="float">
            <text:p>0.812991917133331</text:p>
          </table:table-cell>
          <table:table-cell office:value-type="float" office:value="0.809750616550446" calcext:value-type="float">
            <text:p>0.809750616550446</text:p>
          </table:table-cell>
          <table:table-cell office:value-type="float" office:value="0.811428546905518" calcext:value-type="float">
            <text:p>0.811428546905518</text:p>
          </table:table-cell>
          <table:table-cell office:value-type="float" office:value="0.806313395500183" calcext:value-type="float">
            <text:p>0.806313395500183</text:p>
          </table:table-cell>
          <table:table-cell office:value-type="float" office:value="0.804591178894043" calcext:value-type="float">
            <text:p>0.804591178894043</text:p>
          </table:table-cell>
          <table:table-cell office:value-type="float" office:value="0.806072890758514" calcext:value-type="float">
            <text:p>0.806072890758514</text:p>
          </table:table-cell>
          <table:table-cell office:value-type="float" office:value="0.801336526870727" calcext:value-type="float">
            <text:p>0.801336526870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2696613073349" calcext:value-type="float">
            <text:p>0.92696613073349</text:p>
          </table:table-cell>
          <table:table-cell office:value-type="float" office:value="0.930147171020508" calcext:value-type="float">
            <text:p>0.930147171020508</text:p>
          </table:table-cell>
          <table:table-cell office:value-type="float" office:value="0.931846976280212" calcext:value-type="float">
            <text:p>0.931846976280212</text:p>
          </table:table-cell>
          <table:table-cell office:value-type="float" office:value="0.93236243724823" calcext:value-type="float">
            <text:p>0.93236243724823</text:p>
          </table:table-cell>
          <table:table-cell office:value-type="float" office:value="0.934332132339478" calcext:value-type="float">
            <text:p>0.934332132339478</text:p>
          </table:table-cell>
          <table:table-cell office:value-type="float" office:value="0.934848070144653" calcext:value-type="float">
            <text:p>0.934848070144653</text:p>
          </table:table-cell>
          <table:table-cell office:value-type="float" office:value="0.934395670890808" calcext:value-type="float">
            <text:p>0.934395670890808</text:p>
          </table:table-cell>
          <table:table-cell office:value-type="float" office:value="0.934491038322449" calcext:value-type="float">
            <text:p>0.934491038322449</text:p>
          </table:table-cell>
          <table:table-cell office:value-type="float" office:value="0.935302555561066" calcext:value-type="float">
            <text:p>0.935302555561066</text:p>
          </table:table-cell>
          <table:table-cell office:value-type="float" office:value="0.935786664485931" calcext:value-type="float">
            <text:p>0.935786664485931</text:p>
          </table:table-cell>
          <table:table-cell office:value-type="float" office:value="0.935635626316071" calcext:value-type="float">
            <text:p>0.935635626316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48982632160187" calcext:value-type="float">
            <text:p>0.848982632160187</text:p>
          </table:table-cell>
          <table:table-cell office:value-type="float" office:value="0.850811302661896" calcext:value-type="float">
            <text:p>0.850811302661896</text:p>
          </table:table-cell>
          <table:table-cell office:value-type="float" office:value="0.852526009082794" calcext:value-type="float">
            <text:p>0.852526009082794</text:p>
          </table:table-cell>
          <table:table-cell office:value-type="float" office:value="0.844766020774841" calcext:value-type="float">
            <text:p>0.844766020774841</text:p>
          </table:table-cell>
          <table:table-cell office:value-type="float" office:value="0.845405638217926" calcext:value-type="float">
            <text:p>0.845405638217926</text:p>
          </table:table-cell>
          <table:table-cell office:value-type="float" office:value="0.848884284496307" calcext:value-type="float">
            <text:p>0.848884284496307</text:p>
          </table:table-cell>
          <table:table-cell office:value-type="float" office:value="0.847195744514465" calcext:value-type="float">
            <text:p>0.847195744514465</text:p>
          </table:table-cell>
          <table:table-cell office:value-type="float" office:value="0.838641405105591" calcext:value-type="float">
            <text:p>0.838641405105591</text:p>
          </table:table-cell>
          <table:table-cell office:value-type="float" office:value="0.844083964824677" calcext:value-type="float">
            <text:p>0.844083964824677</text:p>
          </table:table-cell>
          <table:table-cell office:value-type="float" office:value="0.847857058048248" calcext:value-type="float">
            <text:p>0.847857058048248</text:p>
          </table:table-cell>
          <table:table-cell office:value-type="float" office:value="0.843875408172607" calcext:value-type="float">
            <text:p>0.843875408172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51177752017975" calcext:value-type="float">
            <text:p>0.851177752017975</text:p>
          </table:table-cell>
          <table:table-cell office:value-type="float" office:value="0.868279576301575" calcext:value-type="float">
            <text:p>0.868279576301575</text:p>
          </table:table-cell>
          <table:table-cell office:value-type="float" office:value="0.862014710903168" calcext:value-type="float">
            <text:p>0.862014710903168</text:p>
          </table:table-cell>
          <table:table-cell office:value-type="float" office:value="0.86965811252594" calcext:value-type="float">
            <text:p>0.86965811252594</text:p>
          </table:table-cell>
          <table:table-cell office:value-type="float" office:value="0.873231947422028" calcext:value-type="float">
            <text:p>0.873231947422028</text:p>
          </table:table-cell>
          <table:table-cell office:value-type="float" office:value="0.876010775566101" calcext:value-type="float">
            <text:p>0.876010775566101</text:p>
          </table:table-cell>
          <table:table-cell office:value-type="float" office:value="0.880325615406036" calcext:value-type="float">
            <text:p>0.880325615406036</text:p>
          </table:table-cell>
          <table:table-cell office:value-type="float" office:value="0.879091143608093" calcext:value-type="float">
            <text:p>0.879091143608093</text:p>
          </table:table-cell>
          <table:table-cell office:value-type="float" office:value="0.878722250461578" calcext:value-type="float">
            <text:p>0.878722250461578</text:p>
          </table:table-cell>
          <table:table-cell office:value-type="float" office:value="0.881374418735504" calcext:value-type="float">
            <text:p>0.881374418735504</text:p>
          </table:table-cell>
          <table:table-cell office:value-type="float" office:value="0.88035124540329" calcext:value-type="float">
            <text:p>0.88035124540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90081167221069" calcext:value-type="float">
            <text:p>0.890081167221069</text:p>
          </table:table-cell>
          <table:table-cell office:value-type="float" office:value="0.88873016834259" calcext:value-type="float">
            <text:p>0.88873016834259</text:p>
          </table:table-cell>
          <table:table-cell office:value-type="float" office:value="0.888449728488922" calcext:value-type="float">
            <text:p>0.888449728488922</text:p>
          </table:table-cell>
          <table:table-cell office:value-type="float" office:value="0.887509405612946" calcext:value-type="float">
            <text:p>0.887509405612946</text:p>
          </table:table-cell>
          <table:table-cell office:value-type="float" office:value="0.888790428638458" calcext:value-type="float">
            <text:p>0.888790428638458</text:p>
          </table:table-cell>
          <table:table-cell office:value-type="float" office:value="0.891310274600983" calcext:value-type="float">
            <text:p>0.891310274600983</text:p>
          </table:table-cell>
          <table:table-cell office:value-type="float" office:value="0.89221453666687" calcext:value-type="float">
            <text:p>0.89221453666687</text:p>
          </table:table-cell>
          <table:table-cell office:value-type="float" office:value="0.891069531440735" calcext:value-type="float">
            <text:p>0.891069531440735</text:p>
          </table:table-cell>
          <table:table-cell office:value-type="float" office:value="0.89236843585968" calcext:value-type="float">
            <text:p>0.89236843585968</text:p>
          </table:table-cell>
          <table:table-cell office:value-type="float" office:value="0.891625285148621" calcext:value-type="float">
            <text:p>0.891625285148621</text:p>
          </table:table-cell>
          <table:table-cell office:value-type="float" office:value="0.891490817070007" calcext:value-type="float">
            <text:p>0.891490817070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83345663547516" calcext:value-type="float">
            <text:p>0.883345663547516</text:p>
          </table:table-cell>
          <table:table-cell office:value-type="float" office:value="0.886965095996857" calcext:value-type="float">
            <text:p>0.886965095996857</text:p>
          </table:table-cell>
          <table:table-cell office:value-type="float" office:value="0.892449259757996" calcext:value-type="float">
            <text:p>0.892449259757996</text:p>
          </table:table-cell>
          <table:table-cell office:value-type="float" office:value="0.890786647796631" calcext:value-type="float">
            <text:p>0.890786647796631</text:p>
          </table:table-cell>
          <table:table-cell office:value-type="float" office:value="0.889692604541779" calcext:value-type="float">
            <text:p>0.889692604541779</text:p>
          </table:table-cell>
          <table:table-cell office:value-type="float" office:value="0.889657437801361" calcext:value-type="float">
            <text:p>0.889657437801361</text:p>
          </table:table-cell>
          <table:table-cell office:value-type="float" office:value="0.889950573444366" calcext:value-type="float">
            <text:p>0.889950573444366</text:p>
          </table:table-cell>
          <table:table-cell office:value-type="float" office:value="0.892272233963013" calcext:value-type="float">
            <text:p>0.892272233963013</text:p>
          </table:table-cell>
          <table:table-cell office:value-type="float" office:value="0.89320707321167" calcext:value-type="float">
            <text:p>0.89320707321167</text:p>
          </table:table-cell>
          <table:table-cell office:value-type="float" office:value="0.892609715461731" calcext:value-type="float">
            <text:p>0.892609715461731</text:p>
          </table:table-cell>
          <table:table-cell office:value-type="float" office:value="0.892680525779724" calcext:value-type="float">
            <text:p>0.892680525779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801297008991241" calcext:value-type="float">
            <text:p>0.801297008991241</text:p>
          </table:table-cell>
          <table:table-cell office:value-type="float" office:value="0.802016913890839" calcext:value-type="float">
            <text:p>0.802016913890839</text:p>
          </table:table-cell>
          <table:table-cell office:value-type="float" office:value="0.802880704402924" calcext:value-type="float">
            <text:p>0.802880704402924</text:p>
          </table:table-cell>
          <table:table-cell office:value-type="float" office:value="0.802843809127808" calcext:value-type="float">
            <text:p>0.802843809127808</text:p>
          </table:table-cell>
          <table:table-cell office:value-type="float" office:value="0.803736507892608" calcext:value-type="float">
            <text:p>0.803736507892608</text:p>
          </table:table-cell>
          <table:table-cell office:value-type="float" office:value="0.808634340763092" calcext:value-type="float">
            <text:p>0.808634340763092</text:p>
          </table:table-cell>
          <table:table-cell office:value-type="float" office:value="0.808340072631836" calcext:value-type="float">
            <text:p>0.808340072631836</text:p>
          </table:table-cell>
          <table:table-cell office:value-type="float" office:value="0.808930635452271" calcext:value-type="float">
            <text:p>0.808930635452271</text:p>
          </table:table-cell>
          <table:table-cell office:value-type="float" office:value="0.809727072715759" calcext:value-type="float">
            <text:p>0.809727072715759</text:p>
          </table:table-cell>
          <table:table-cell office:value-type="float" office:value="0.811344265937805" calcext:value-type="float">
            <text:p>0.811344265937805</text:p>
          </table:table-cell>
          <table:table-cell office:value-type="float" office:value="0.812747836112976" calcext:value-type="float">
            <text:p>0.812747836112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87847852706909" calcext:value-type="float">
            <text:p>0.687847852706909</text:p>
          </table:table-cell>
          <table:table-cell office:value-type="float" office:value="0.693199396133423" calcext:value-type="float">
            <text:p>0.693199396133423</text:p>
          </table:table-cell>
          <table:table-cell office:value-type="float" office:value="0.705551207065582" calcext:value-type="float">
            <text:p>0.705551207065582</text:p>
          </table:table-cell>
          <table:table-cell office:value-type="float" office:value="0.713047564029694" calcext:value-type="float">
            <text:p>0.713047564029694</text:p>
          </table:table-cell>
          <table:table-cell office:value-type="float" office:value="0.720234811306" calcext:value-type="float">
            <text:p>0.720234811306</text:p>
          </table:table-cell>
          <table:table-cell office:value-type="float" office:value="0.725571751594543" calcext:value-type="float">
            <text:p>0.725571751594543</text:p>
          </table:table-cell>
          <table:table-cell office:value-type="float" office:value="0.734082400798798" calcext:value-type="float">
            <text:p>0.734082400798798</text:p>
          </table:table-cell>
          <table:table-cell office:value-type="float" office:value="0.737447142601013" calcext:value-type="float">
            <text:p>0.737447142601013</text:p>
          </table:table-cell>
          <table:table-cell office:value-type="float" office:value="0.741482973098755" calcext:value-type="float">
            <text:p>0.741482973098755</text:p>
          </table:table-cell>
          <table:table-cell office:value-type="float" office:value="0.733257651329041" calcext:value-type="float">
            <text:p>0.733257651329041</text:p>
          </table:table-cell>
          <table:table-cell office:value-type="float" office:value="0.733554482460022" calcext:value-type="float">
            <text:p>0.733554482460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383385181427" calcext:value-type="float">
            <text:p>0.9383385181427</text:p>
          </table:table-cell>
          <table:table-cell office:value-type="float" office:value="0.938268184661865" calcext:value-type="float">
            <text:p>0.938268184661865</text:p>
          </table:table-cell>
          <table:table-cell office:value-type="float" office:value="0.9397833943367" calcext:value-type="float">
            <text:p>0.9397833943367</text:p>
          </table:table-cell>
          <table:table-cell office:value-type="float" office:value="0.942024350166321" calcext:value-type="float">
            <text:p>0.942024350166321</text:p>
          </table:table-cell>
          <table:table-cell office:value-type="float" office:value="0.942813813686371" calcext:value-type="float">
            <text:p>0.942813813686371</text:p>
          </table:table-cell>
          <table:table-cell office:value-type="float" office:value="0.943616628646851" calcext:value-type="float">
            <text:p>0.943616628646851</text:p>
          </table:table-cell>
          <table:table-cell office:value-type="float" office:value="0.943550586700439" calcext:value-type="float">
            <text:p>0.943550586700439</text:p>
          </table:table-cell>
          <table:table-cell office:value-type="float" office:value="0.944480240345001" calcext:value-type="float">
            <text:p>0.944480240345001</text:p>
          </table:table-cell>
          <table:table-cell office:value-type="float" office:value="0.946800172328949" calcext:value-type="float">
            <text:p>0.946800172328949</text:p>
          </table:table-cell>
          <table:table-cell office:value-type="float" office:value="0.946766316890717" calcext:value-type="float">
            <text:p>0.946766316890717</text:p>
          </table:table-cell>
          <table:table-cell office:value-type="float" office:value="0.946305930614471" calcext:value-type="float">
            <text:p>0.946305930614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25988495349884" calcext:value-type="float">
            <text:p>0.925988495349884</text:p>
          </table:table-cell>
          <table:table-cell office:value-type="float" office:value="0.928776443004608" calcext:value-type="float">
            <text:p>0.928776443004608</text:p>
          </table:table-cell>
          <table:table-cell office:value-type="float" office:value="0.927722871303558" calcext:value-type="float">
            <text:p>0.927722871303558</text:p>
          </table:table-cell>
          <table:table-cell office:value-type="float" office:value="0.929139912128448" calcext:value-type="float">
            <text:p>0.929139912128448</text:p>
          </table:table-cell>
          <table:table-cell office:value-type="float" office:value="0.930740714073181" calcext:value-type="float">
            <text:p>0.930740714073181</text:p>
          </table:table-cell>
          <table:table-cell office:value-type="float" office:value="0.931740999221802" calcext:value-type="float">
            <text:p>0.931740999221802</text:p>
          </table:table-cell>
          <table:table-cell office:value-type="float" office:value="0.931117475032806" calcext:value-type="float">
            <text:p>0.931117475032806</text:p>
          </table:table-cell>
          <table:table-cell office:value-type="float" office:value="0.931037127971649" calcext:value-type="float">
            <text:p>0.931037127971649</text:p>
          </table:table-cell>
          <table:table-cell office:value-type="float" office:value="0.931149065494537" calcext:value-type="float">
            <text:p>0.931149065494537</text:p>
          </table:table-cell>
          <table:table-cell office:value-type="float" office:value="0.93141371011734" calcext:value-type="float">
            <text:p>0.93141371011734</text:p>
          </table:table-cell>
          <table:table-cell office:value-type="float" office:value="0.931903183460236" calcext:value-type="float">
            <text:p>0.93190318346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913265287876129" calcext:value-type="float">
            <text:p>0.913265287876129</text:p>
          </table:table-cell>
          <table:table-cell office:value-type="float" office:value="0.913838565349579" calcext:value-type="float">
            <text:p>0.913838565349579</text:p>
          </table:table-cell>
          <table:table-cell office:value-type="float" office:value="0.91443145275116" calcext:value-type="float">
            <text:p>0.91443145275116</text:p>
          </table:table-cell>
          <table:table-cell office:value-type="float" office:value="0.915346682071686" calcext:value-type="float">
            <text:p>0.915346682071686</text:p>
          </table:table-cell>
          <table:table-cell office:value-type="float" office:value="0.916659295558929" calcext:value-type="float">
            <text:p>0.916659295558929</text:p>
          </table:table-cell>
          <table:table-cell office:value-type="float" office:value="0.918581128120422" calcext:value-type="float">
            <text:p>0.918581128120422</text:p>
          </table:table-cell>
          <table:table-cell office:value-type="float" office:value="0.918142557144165" calcext:value-type="float">
            <text:p>0.918142557144165</text:p>
          </table:table-cell>
          <table:table-cell office:value-type="float" office:value="0.918651819229126" calcext:value-type="float">
            <text:p>0.918651819229126</text:p>
          </table:table-cell>
          <table:table-cell office:value-type="float" office:value="0.918914139270782" calcext:value-type="float">
            <text:p>0.918914139270782</text:p>
          </table:table-cell>
          <table:table-cell office:value-type="float" office:value="0.918484508991241" calcext:value-type="float">
            <text:p>0.918484508991241</text:p>
          </table:table-cell>
          <table:table-cell office:value-type="float" office:value="0.91951996088028" calcext:value-type="float">
            <text:p>0.91951996088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77027630805969" calcext:value-type="float">
            <text:p>0.877027630805969</text:p>
          </table:table-cell>
          <table:table-cell office:value-type="float" office:value="0.889874696731567" calcext:value-type="float">
            <text:p>0.889874696731567</text:p>
          </table:table-cell>
          <table:table-cell office:value-type="float" office:value="0.890913128852844" calcext:value-type="float">
            <text:p>0.890913128852844</text:p>
          </table:table-cell>
          <table:table-cell office:value-type="float" office:value="0.893156170845032" calcext:value-type="float">
            <text:p>0.893156170845032</text:p>
          </table:table-cell>
          <table:table-cell office:value-type="float" office:value="0.893084585666657" calcext:value-type="float">
            <text:p>0.893084585666657</text:p>
          </table:table-cell>
          <table:table-cell office:value-type="float" office:value="0.895238101482391" calcext:value-type="float">
            <text:p>0.895238101482391</text:p>
          </table:table-cell>
          <table:table-cell office:value-type="float" office:value="0.895807564258575" calcext:value-type="float">
            <text:p>0.895807564258575</text:p>
          </table:table-cell>
          <table:table-cell office:value-type="float" office:value="0.896832585334778" calcext:value-type="float">
            <text:p>0.896832585334778</text:p>
          </table:table-cell>
          <table:table-cell office:value-type="float" office:value="0.896598637104034" calcext:value-type="float">
            <text:p>0.896598637104034</text:p>
          </table:table-cell>
          <table:table-cell office:value-type="float" office:value="0.89653605222702" calcext:value-type="float">
            <text:p>0.89653605222702</text:p>
          </table:table-cell>
          <table:table-cell office:value-type="float" office:value="0.897736310958862" calcext:value-type="float">
            <text:p>0.897736310958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82744789123535" calcext:value-type="float">
            <text:p>0.882744789123535</text:p>
          </table:table-cell>
          <table:table-cell office:value-type="float" office:value="0.883596837520599" calcext:value-type="float">
            <text:p>0.883596837520599</text:p>
          </table:table-cell>
          <table:table-cell office:value-type="float" office:value="0.885317206382751" calcext:value-type="float">
            <text:p>0.885317206382751</text:p>
          </table:table-cell>
          <table:table-cell office:value-type="float" office:value="0.885498285293579" calcext:value-type="float">
            <text:p>0.885498285293579</text:p>
          </table:table-cell>
          <table:table-cell office:value-type="float" office:value="0.886629462242126" calcext:value-type="float">
            <text:p>0.886629462242126</text:p>
          </table:table-cell>
          <table:table-cell office:value-type="float" office:value="0.887292504310608" calcext:value-type="float">
            <text:p>0.887292504310608</text:p>
          </table:table-cell>
          <table:table-cell office:value-type="float" office:value="0.888588607311249" calcext:value-type="float">
            <text:p>0.888588607311249</text:p>
          </table:table-cell>
          <table:table-cell office:value-type="float" office:value="0.888936758041382" calcext:value-type="float">
            <text:p>0.888936758041382</text:p>
          </table:table-cell>
          <table:table-cell office:value-type="float" office:value="0.888814926147461" calcext:value-type="float">
            <text:p>0.888814926147461</text:p>
          </table:table-cell>
          <table:table-cell office:value-type="float" office:value="0.890001177787781" calcext:value-type="float">
            <text:p>0.890001177787781</text:p>
          </table:table-cell>
          <table:table-cell office:value-type="float" office:value="0.889935493469238" calcext:value-type="float">
            <text:p>0.889935493469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68525147438049" calcext:value-type="float">
            <text:p>0.868525147438049</text:p>
          </table:table-cell>
          <table:table-cell office:value-type="float" office:value="0.872003078460693" calcext:value-type="float">
            <text:p>0.872003078460693</text:p>
          </table:table-cell>
          <table:table-cell office:value-type="float" office:value="0.878048777580261" calcext:value-type="float">
            <text:p>0.878048777580261</text:p>
          </table:table-cell>
          <table:table-cell office:value-type="float" office:value="0.877025723457336" calcext:value-type="float">
            <text:p>0.877025723457336</text:p>
          </table:table-cell>
          <table:table-cell office:value-type="float" office:value="0.881722450256348" calcext:value-type="float">
            <text:p>0.881722450256348</text:p>
          </table:table-cell>
          <table:table-cell office:value-type="float" office:value="0.883998870849609" calcext:value-type="float">
            <text:p>0.883998870849609</text:p>
          </table:table-cell>
          <table:table-cell office:value-type="float" office:value="0.884959101676941" calcext:value-type="float">
            <text:p>0.884959101676941</text:p>
          </table:table-cell>
          <table:table-cell office:value-type="float" office:value="0.886365830898285" calcext:value-type="float">
            <text:p>0.886365830898285</text:p>
          </table:table-cell>
          <table:table-cell office:value-type="float" office:value="0.887461662292481" calcext:value-type="float">
            <text:p>0.887461662292481</text:p>
          </table:table-cell>
          <table:table-cell office:value-type="float" office:value="0.887803971767425" calcext:value-type="float">
            <text:p>0.887803971767425</text:p>
          </table:table-cell>
          <table:table-cell office:value-type="float" office:value="0.890188932418823" calcext:value-type="float">
            <text:p>0.890188932418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3550536632538" calcext:value-type="float">
            <text:p>0.933550536632538</text:p>
          </table:table-cell>
          <table:table-cell office:value-type="float" office:value="0.935083329677582" calcext:value-type="float">
            <text:p>0.935083329677582</text:p>
          </table:table-cell>
          <table:table-cell office:value-type="float" office:value="0.935526728630066" calcext:value-type="float">
            <text:p>0.935526728630066</text:p>
          </table:table-cell>
          <table:table-cell office:value-type="float" office:value="0.936505973339081" calcext:value-type="float">
            <text:p>0.936505973339081</text:p>
          </table:table-cell>
          <table:table-cell office:value-type="float" office:value="0.935782074928284" calcext:value-type="float">
            <text:p>0.935782074928284</text:p>
          </table:table-cell>
          <table:table-cell office:value-type="float" office:value="0.936447381973267" calcext:value-type="float">
            <text:p>0.936447381973267</text:p>
          </table:table-cell>
          <table:table-cell office:value-type="float" office:value="0.937359988689423" calcext:value-type="float">
            <text:p>0.937359988689423</text:p>
          </table:table-cell>
          <table:table-cell office:value-type="float" office:value="0.938024401664734" calcext:value-type="float">
            <text:p>0.938024401664734</text:p>
          </table:table-cell>
          <table:table-cell office:value-type="float" office:value="0.937622249126434" calcext:value-type="float">
            <text:p>0.937622249126434</text:p>
          </table:table-cell>
          <table:table-cell office:value-type="float" office:value="0.938173949718475" calcext:value-type="float">
            <text:p>0.938173949718475</text:p>
          </table:table-cell>
          <table:table-cell office:value-type="float" office:value="0.937606632709503" calcext:value-type="float">
            <text:p>0.937606632709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1951086521149" calcext:value-type="float">
            <text:p>0.951951086521149</text:p>
          </table:table-cell>
          <table:table-cell office:value-type="float" office:value="0.955387115478516" calcext:value-type="float">
            <text:p>0.955387115478516</text:p>
          </table:table-cell>
          <table:table-cell office:value-type="float" office:value="0.956649899482727" calcext:value-type="float">
            <text:p>0.956649899482727</text:p>
          </table:table-cell>
          <table:table-cell office:value-type="float" office:value="0.957075834274292" calcext:value-type="float">
            <text:p>0.957075834274292</text:p>
          </table:table-cell>
          <table:table-cell office:value-type="float" office:value="0.957189619541168" calcext:value-type="float">
            <text:p>0.957189619541168</text:p>
          </table:table-cell>
          <table:table-cell office:value-type="float" office:value="0.958924770355225" calcext:value-type="float">
            <text:p>0.958924770355225</text:p>
          </table:table-cell>
          <table:table-cell office:value-type="float" office:value="0.959248185157776" calcext:value-type="float">
            <text:p>0.959248185157776</text:p>
          </table:table-cell>
          <table:table-cell office:value-type="float" office:value="0.96031790971756" calcext:value-type="float">
            <text:p>0.96031790971756</text:p>
          </table:table-cell>
          <table:table-cell office:value-type="float" office:value="0.960051119327545" calcext:value-type="float">
            <text:p>0.960051119327545</text:p>
          </table:table-cell>
          <table:table-cell office:value-type="float" office:value="0.961057841777802" calcext:value-type="float">
            <text:p>0.961057841777802</text:p>
          </table:table-cell>
          <table:table-cell office:value-type="float" office:value="0.960774600505829" calcext:value-type="float">
            <text:p>0.96077460050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7884271144867" calcext:value-type="float">
            <text:p>0.937884271144867</text:p>
          </table:table-cell>
          <table:table-cell office:value-type="float" office:value="0.939725875854492" calcext:value-type="float">
            <text:p>0.939725875854492</text:p>
          </table:table-cell>
          <table:table-cell office:value-type="float" office:value="0.939774334430695" calcext:value-type="float">
            <text:p>0.939774334430695</text:p>
          </table:table-cell>
          <table:table-cell office:value-type="float" office:value="0.938186466693878" calcext:value-type="float">
            <text:p>0.938186466693878</text:p>
          </table:table-cell>
          <table:table-cell office:value-type="float" office:value="0.938166737556458" calcext:value-type="float">
            <text:p>0.938166737556458</text:p>
          </table:table-cell>
          <table:table-cell office:value-type="float" office:value="0.937874674797058" calcext:value-type="float">
            <text:p>0.937874674797058</text:p>
          </table:table-cell>
          <table:table-cell office:value-type="float" office:value="0.938953161239624" calcext:value-type="float">
            <text:p>0.938953161239624</text:p>
          </table:table-cell>
          <table:table-cell office:value-type="float" office:value="0.937509953975678" calcext:value-type="float">
            <text:p>0.937509953975678</text:p>
          </table:table-cell>
          <table:table-cell office:value-type="float" office:value="0.93858015537262" calcext:value-type="float">
            <text:p>0.93858015537262</text:p>
          </table:table-cell>
          <table:table-cell office:value-type="float" office:value="0.938490986824035" calcext:value-type="float">
            <text:p>0.938490986824035</text:p>
          </table:table-cell>
          <table:table-cell office:value-type="float" office:value="0.938554048538208" calcext:value-type="float">
            <text:p>0.938554048538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19601619243622" calcext:value-type="float">
            <text:p>0.919601619243622</text:p>
          </table:table-cell>
          <table:table-cell office:value-type="float" office:value="0.921913325786591" calcext:value-type="float">
            <text:p>0.921913325786591</text:p>
          </table:table-cell>
          <table:table-cell office:value-type="float" office:value="0.925333619117737" calcext:value-type="float">
            <text:p>0.925333619117737</text:p>
          </table:table-cell>
          <table:table-cell office:value-type="float" office:value="0.924507081508636" calcext:value-type="float">
            <text:p>0.924507081508636</text:p>
          </table:table-cell>
          <table:table-cell office:value-type="float" office:value="0.925107419490814" calcext:value-type="float">
            <text:p>0.925107419490814</text:p>
          </table:table-cell>
          <table:table-cell office:value-type="float" office:value="0.926729440689087" calcext:value-type="float">
            <text:p>0.926729440689087</text:p>
          </table:table-cell>
          <table:table-cell office:value-type="float" office:value="0.928826689720154" calcext:value-type="float">
            <text:p>0.928826689720154</text:p>
          </table:table-cell>
          <table:table-cell office:value-type="float" office:value="0.926934123039246" calcext:value-type="float">
            <text:p>0.926934123039246</text:p>
          </table:table-cell>
          <table:table-cell office:value-type="float" office:value="0.927358269691467" calcext:value-type="float">
            <text:p>0.927358269691467</text:p>
          </table:table-cell>
          <table:table-cell office:value-type="float" office:value="0.924953877925873" calcext:value-type="float">
            <text:p>0.924953877925873</text:p>
          </table:table-cell>
          <table:table-cell office:value-type="float" office:value="0.924166262149811" calcext:value-type="float">
            <text:p>0.924166262149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26123297214508" calcext:value-type="float">
            <text:p>0.826123297214508</text:p>
          </table:table-cell>
          <table:table-cell office:value-type="float" office:value="0.82546329498291" calcext:value-type="float">
            <text:p>0.82546329498291</text:p>
          </table:table-cell>
          <table:table-cell office:value-type="float" office:value="0.828943252563477" calcext:value-type="float">
            <text:p>0.828943252563477</text:p>
          </table:table-cell>
          <table:table-cell office:value-type="float" office:value="0.825745046138763" calcext:value-type="float">
            <text:p>0.825745046138763</text:p>
          </table:table-cell>
          <table:table-cell office:value-type="float" office:value="0.832316100597382" calcext:value-type="float">
            <text:p>0.832316100597382</text:p>
          </table:table-cell>
          <table:table-cell office:value-type="float" office:value="0.834163546562195" calcext:value-type="float">
            <text:p>0.834163546562195</text:p>
          </table:table-cell>
          <table:table-cell office:value-type="float" office:value="0.834250152111053" calcext:value-type="float">
            <text:p>0.834250152111053</text:p>
          </table:table-cell>
          <table:table-cell office:value-type="float" office:value="0.83348935842514" calcext:value-type="float">
            <text:p>0.83348935842514</text:p>
          </table:table-cell>
          <table:table-cell office:value-type="float" office:value="0.837451756000519" calcext:value-type="float">
            <text:p>0.837451756000519</text:p>
          </table:table-cell>
          <table:table-cell office:value-type="float" office:value="0.837809681892395" calcext:value-type="float">
            <text:p>0.837809681892395</text:p>
          </table:table-cell>
          <table:table-cell office:value-type="float" office:value="0.83858186006546" calcext:value-type="float">
            <text:p>0.83858186006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5397025346756" calcext:value-type="float">
            <text:p>0.95397025346756</text:p>
          </table:table-cell>
          <table:table-cell office:value-type="float" office:value="0.953213751316071" calcext:value-type="float">
            <text:p>0.953213751316071</text:p>
          </table:table-cell>
          <table:table-cell office:value-type="float" office:value="0.953457832336426" calcext:value-type="float">
            <text:p>0.953457832336426</text:p>
          </table:table-cell>
          <table:table-cell office:value-type="float" office:value="0.95481139421463" calcext:value-type="float">
            <text:p>0.95481139421463</text:p>
          </table:table-cell>
          <table:table-cell office:value-type="float" office:value="0.953780651092529" calcext:value-type="float">
            <text:p>0.953780651092529</text:p>
          </table:table-cell>
          <table:table-cell office:value-type="float" office:value="0.956115901470184" calcext:value-type="float">
            <text:p>0.956115901470184</text:p>
          </table:table-cell>
          <table:table-cell office:value-type="float" office:value="0.95579332113266" calcext:value-type="float">
            <text:p>0.95579332113266</text:p>
          </table:table-cell>
          <table:table-cell office:value-type="float" office:value="0.955457448959351" calcext:value-type="float">
            <text:p>0.955457448959351</text:p>
          </table:table-cell>
          <table:table-cell office:value-type="float" office:value="0.955967903137207" calcext:value-type="float">
            <text:p>0.955967903137207</text:p>
          </table:table-cell>
          <table:table-cell office:value-type="float" office:value="0.955910444259644" calcext:value-type="float">
            <text:p>0.955910444259644</text:p>
          </table:table-cell>
          <table:table-cell office:value-type="float" office:value="0.956251263618469" calcext:value-type="float">
            <text:p>0.956251263618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79717886447907" calcext:value-type="float">
            <text:p>0.879717886447907</text:p>
          </table:table-cell>
          <table:table-cell office:value-type="float" office:value="0.882560074329376" calcext:value-type="float">
            <text:p>0.882560074329376</text:p>
          </table:table-cell>
          <table:table-cell office:value-type="float" office:value="0.883157312870026" calcext:value-type="float">
            <text:p>0.883157312870026</text:p>
          </table:table-cell>
          <table:table-cell office:value-type="float" office:value="0.885136127471924" calcext:value-type="float">
            <text:p>0.885136127471924</text:p>
          </table:table-cell>
          <table:table-cell office:value-type="float" office:value="0.88548070192337" calcext:value-type="float">
            <text:p>0.88548070192337</text:p>
          </table:table-cell>
          <table:table-cell office:value-type="float" office:value="0.886829733848572" calcext:value-type="float">
            <text:p>0.886829733848572</text:p>
          </table:table-cell>
          <table:table-cell office:value-type="float" office:value="0.886394143104553" calcext:value-type="float">
            <text:p>0.886394143104553</text:p>
          </table:table-cell>
          <table:table-cell office:value-type="float" office:value="0.886710405349731" calcext:value-type="float">
            <text:p>0.886710405349731</text:p>
          </table:table-cell>
          <table:table-cell office:value-type="float" office:value="0.887223780155182" calcext:value-type="float">
            <text:p>0.887223780155182</text:p>
          </table:table-cell>
          <table:table-cell office:value-type="float" office:value="0.887093245983124" calcext:value-type="float">
            <text:p>0.887093245983124</text:p>
          </table:table-cell>
          <table:table-cell office:value-type="float" office:value="0.889258682727814" calcext:value-type="float">
            <text:p>0.889258682727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0997439622879" calcext:value-type="float">
            <text:p>0.90997439622879</text:p>
          </table:table-cell>
          <table:table-cell office:value-type="float" office:value="0.914278447628021" calcext:value-type="float">
            <text:p>0.914278447628021</text:p>
          </table:table-cell>
          <table:table-cell office:value-type="float" office:value="0.92261677980423" calcext:value-type="float">
            <text:p>0.92261677980423</text:p>
          </table:table-cell>
          <table:table-cell office:value-type="float" office:value="0.92341160774231" calcext:value-type="float">
            <text:p>0.92341160774231</text:p>
          </table:table-cell>
          <table:table-cell office:value-type="float" office:value="0.92130959033966" calcext:value-type="float">
            <text:p>0.92130959033966</text:p>
          </table:table-cell>
          <table:table-cell office:value-type="float" office:value="0.92238199710846" calcext:value-type="float">
            <text:p>0.92238199710846</text:p>
          </table:table-cell>
          <table:table-cell office:value-type="float" office:value="0.923076927661896" calcext:value-type="float">
            <text:p>0.923076927661896</text:p>
          </table:table-cell>
          <table:table-cell office:value-type="float" office:value="0.920056641101837" calcext:value-type="float">
            <text:p>0.920056641101837</text:p>
          </table:table-cell>
          <table:table-cell office:value-type="float" office:value="0.924674332141876" calcext:value-type="float">
            <text:p>0.924674332141876</text:p>
          </table:table-cell>
          <table:table-cell office:value-type="float" office:value="0.925947427749634" calcext:value-type="float">
            <text:p>0.925947427749634</text:p>
          </table:table-cell>
          <table:table-cell office:value-type="float" office:value="0.925189435482025" calcext:value-type="float">
            <text:p>0.92518943548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717497706413269" calcext:value-type="float">
            <text:p>0.717497706413269</text:p>
          </table:table-cell>
          <table:table-cell office:value-type="float" office:value="0.718559503555298" calcext:value-type="float">
            <text:p>0.718559503555298</text:p>
          </table:table-cell>
          <table:table-cell office:value-type="float" office:value="0.718995928764343" calcext:value-type="float">
            <text:p>0.718995928764343</text:p>
          </table:table-cell>
          <table:table-cell office:value-type="float" office:value="0.718978345394135" calcext:value-type="float">
            <text:p>0.718978345394135</text:p>
          </table:table-cell>
          <table:table-cell office:value-type="float" office:value="0.71830689907074" calcext:value-type="float">
            <text:p>0.71830689907074</text:p>
          </table:table-cell>
          <table:table-cell office:value-type="float" office:value="0.719254910945892" calcext:value-type="float">
            <text:p>0.719254910945892</text:p>
          </table:table-cell>
          <table:table-cell office:value-type="float" office:value="0.712219476699829" calcext:value-type="float">
            <text:p>0.712219476699829</text:p>
          </table:table-cell>
          <table:table-cell office:value-type="float" office:value="0.71322900056839" calcext:value-type="float">
            <text:p>0.71322900056839</text:p>
          </table:table-cell>
          <table:table-cell office:value-type="float" office:value="0.71472156047821" calcext:value-type="float">
            <text:p>0.71472156047821</text:p>
          </table:table-cell>
          <table:table-cell office:value-type="float" office:value="0.714397311210632" calcext:value-type="float">
            <text:p>0.714397311210632</text:p>
          </table:table-cell>
          <table:table-cell office:value-type="float" office:value="0.716567695140839" calcext:value-type="float">
            <text:p>0.716567695140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1931563615799" calcext:value-type="float">
            <text:p>0.91931563615799</text:p>
          </table:table-cell>
          <table:table-cell office:value-type="float" office:value="0.920677542686462" calcext:value-type="float">
            <text:p>0.920677542686462</text:p>
          </table:table-cell>
          <table:table-cell office:value-type="float" office:value="0.922458231449127" calcext:value-type="float">
            <text:p>0.922458231449127</text:p>
          </table:table-cell>
          <table:table-cell office:value-type="float" office:value="0.924863219261169" calcext:value-type="float">
            <text:p>0.924863219261169</text:p>
          </table:table-cell>
          <table:table-cell office:value-type="float" office:value="0.925656497478485" calcext:value-type="float">
            <text:p>0.925656497478485</text:p>
          </table:table-cell>
          <table:table-cell office:value-type="float" office:value="0.925622403621674" calcext:value-type="float">
            <text:p>0.925622403621674</text:p>
          </table:table-cell>
          <table:table-cell office:value-type="float" office:value="0.923108756542206" calcext:value-type="float">
            <text:p>0.923108756542206</text:p>
          </table:table-cell>
          <table:table-cell office:value-type="float" office:value="0.924055874347687" calcext:value-type="float">
            <text:p>0.924055874347687</text:p>
          </table:table-cell>
          <table:table-cell office:value-type="float" office:value="0.924642324447632" calcext:value-type="float">
            <text:p>0.924642324447632</text:p>
          </table:table-cell>
          <table:table-cell office:value-type="float" office:value="0.925889670848846" calcext:value-type="float">
            <text:p>0.925889670848846</text:p>
          </table:table-cell>
          <table:table-cell office:value-type="float" office:value="0.926648497581482" calcext:value-type="float">
            <text:p>0.926648497581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27520489692688" calcext:value-type="float">
            <text:p>0.827520489692688</text:p>
          </table:table-cell>
          <table:table-cell office:value-type="float" office:value="0.835221290588379" calcext:value-type="float">
            <text:p>0.835221290588379</text:p>
          </table:table-cell>
          <table:table-cell office:value-type="float" office:value="0.839194774627685" calcext:value-type="float">
            <text:p>0.839194774627685</text:p>
          </table:table-cell>
          <table:table-cell office:value-type="float" office:value="0.839689493179321" calcext:value-type="float">
            <text:p>0.839689493179321</text:p>
          </table:table-cell>
          <table:table-cell office:value-type="float" office:value="0.842218637466431" calcext:value-type="float">
            <text:p>0.842218637466431</text:p>
          </table:table-cell>
          <table:table-cell office:value-type="float" office:value="0.845211327075958" calcext:value-type="float">
            <text:p>0.845211327075958</text:p>
          </table:table-cell>
          <table:table-cell office:value-type="float" office:value="0.848083019256592" calcext:value-type="float">
            <text:p>0.848083019256592</text:p>
          </table:table-cell>
          <table:table-cell office:value-type="float" office:value="0.847814440727234" calcext:value-type="float">
            <text:p>0.847814440727234</text:p>
          </table:table-cell>
          <table:table-cell office:value-type="float" office:value="0.845957577228546" calcext:value-type="float">
            <text:p>0.845957577228546</text:p>
          </table:table-cell>
          <table:table-cell office:value-type="float" office:value="0.846858322620392" calcext:value-type="float">
            <text:p>0.846858322620392</text:p>
          </table:table-cell>
          <table:table-cell office:value-type="float" office:value="0.845101654529572" calcext:value-type="float">
            <text:p>0.84510165452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51942145824432" calcext:value-type="float">
            <text:p>0.951942145824432</text:p>
          </table:table-cell>
          <table:table-cell office:value-type="float" office:value="0.952913463115692" calcext:value-type="float">
            <text:p>0.952913463115692</text:p>
          </table:table-cell>
          <table:table-cell office:value-type="float" office:value="0.953259527683258" calcext:value-type="float">
            <text:p>0.953259527683258</text:p>
          </table:table-cell>
          <table:table-cell office:value-type="float" office:value="0.95402854681015" calcext:value-type="float">
            <text:p>0.95402854681015</text:p>
          </table:table-cell>
          <table:table-cell office:value-type="float" office:value="0.954542994499206" calcext:value-type="float">
            <text:p>0.954542994499206</text:p>
          </table:table-cell>
          <table:table-cell office:value-type="float" office:value="0.955419838428497" calcext:value-type="float">
            <text:p>0.955419838428497</text:p>
          </table:table-cell>
          <table:table-cell office:value-type="float" office:value="0.956053674221039" calcext:value-type="float">
            <text:p>0.956053674221039</text:p>
          </table:table-cell>
          <table:table-cell office:value-type="float" office:value="0.956810653209686" calcext:value-type="float">
            <text:p>0.956810653209686</text:p>
          </table:table-cell>
          <table:table-cell office:value-type="float" office:value="0.957351565361023" calcext:value-type="float">
            <text:p>0.957351565361023</text:p>
          </table:table-cell>
          <table:table-cell office:value-type="float" office:value="0.957160472869873" calcext:value-type="float">
            <text:p>0.957160472869873</text:p>
          </table:table-cell>
          <table:table-cell office:value-type="float" office:value="0.957493543624878" calcext:value-type="float">
            <text:p>0.957493543624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06454026699066" calcext:value-type="float">
            <text:p>0.906454026699066</text:p>
          </table:table-cell>
          <table:table-cell office:value-type="float" office:value="0.916765332221985" calcext:value-type="float">
            <text:p>0.916765332221985</text:p>
          </table:table-cell>
          <table:table-cell office:value-type="float" office:value="0.915991127490997" calcext:value-type="float">
            <text:p>0.915991127490997</text:p>
          </table:table-cell>
          <table:table-cell office:value-type="float" office:value="0.915690243244171" calcext:value-type="float">
            <text:p>0.915690243244171</text:p>
          </table:table-cell>
          <table:table-cell office:value-type="float" office:value="0.916530609130859" calcext:value-type="float">
            <text:p>0.916530609130859</text:p>
          </table:table-cell>
          <table:table-cell office:value-type="float" office:value="0.91618287563324" calcext:value-type="float">
            <text:p>0.91618287563324</text:p>
          </table:table-cell>
          <table:table-cell office:value-type="float" office:value="0.917941331863403" calcext:value-type="float">
            <text:p>0.917941331863403</text:p>
          </table:table-cell>
          <table:table-cell office:value-type="float" office:value="0.918677449226379" calcext:value-type="float">
            <text:p>0.918677449226379</text:p>
          </table:table-cell>
          <table:table-cell office:value-type="float" office:value="0.918916642665863" calcext:value-type="float">
            <text:p>0.918916642665863</text:p>
          </table:table-cell>
          <table:table-cell office:value-type="float" office:value="0.919179975986481" calcext:value-type="float">
            <text:p>0.919179975986481</text:p>
          </table:table-cell>
          <table:table-cell office:value-type="float" office:value="0.918705880641937" calcext:value-type="float">
            <text:p>0.918705880641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3602466583252" calcext:value-type="float">
            <text:p>0.93602466583252</text:p>
          </table:table-cell>
          <table:table-cell office:value-type="float" office:value="0.935693264007568" calcext:value-type="float">
            <text:p>0.935693264007568</text:p>
          </table:table-cell>
          <table:table-cell office:value-type="float" office:value="0.938475966453552" calcext:value-type="float">
            <text:p>0.938475966453552</text:p>
          </table:table-cell>
          <table:table-cell office:value-type="float" office:value="0.938185691833496" calcext:value-type="float">
            <text:p>0.938185691833496</text:p>
          </table:table-cell>
          <table:table-cell office:value-type="float" office:value="0.939135670661926" calcext:value-type="float">
            <text:p>0.939135670661926</text:p>
          </table:table-cell>
          <table:table-cell office:value-type="float" office:value="0.9395632147789" calcext:value-type="float">
            <text:p>0.9395632147789</text:p>
          </table:table-cell>
          <table:table-cell office:value-type="float" office:value="0.940990746021271" calcext:value-type="float">
            <text:p>0.940990746021271</text:p>
          </table:table-cell>
          <table:table-cell office:value-type="float" office:value="0.94174200296402" calcext:value-type="float">
            <text:p>0.94174200296402</text:p>
          </table:table-cell>
          <table:table-cell office:value-type="float" office:value="0.941858112812042" calcext:value-type="float">
            <text:p>0.941858112812042</text:p>
          </table:table-cell>
          <table:table-cell office:value-type="float" office:value="0.941613733768463" calcext:value-type="float">
            <text:p>0.941613733768463</text:p>
          </table:table-cell>
          <table:table-cell office:value-type="float" office:value="0.941574931144714" calcext:value-type="float">
            <text:p>0.941574931144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35498654842377" calcext:value-type="float">
            <text:p>0.935498654842377</text:p>
          </table:table-cell>
          <table:table-cell office:value-type="float" office:value="0.936635971069336" calcext:value-type="float">
            <text:p>0.936635971069336</text:p>
          </table:table-cell>
          <table:table-cell office:value-type="float" office:value="0.939242243766785" calcext:value-type="float">
            <text:p>0.939242243766785</text:p>
          </table:table-cell>
          <table:table-cell office:value-type="float" office:value="0.940039694309235" calcext:value-type="float">
            <text:p>0.940039694309235</text:p>
          </table:table-cell>
          <table:table-cell office:value-type="float" office:value="0.941029012203217" calcext:value-type="float">
            <text:p>0.941029012203217</text:p>
          </table:table-cell>
          <table:table-cell office:value-type="float" office:value="0.942195475101471" calcext:value-type="float">
            <text:p>0.942195475101471</text:p>
          </table:table-cell>
          <table:table-cell office:value-type="float" office:value="0.941842913627624" calcext:value-type="float">
            <text:p>0.941842913627624</text:p>
          </table:table-cell>
          <table:table-cell office:value-type="float" office:value="0.941788911819458" calcext:value-type="float">
            <text:p>0.941788911819458</text:p>
          </table:table-cell>
          <table:table-cell office:value-type="float" office:value="0.941814720630646" calcext:value-type="float">
            <text:p>0.941814720630646</text:p>
          </table:table-cell>
          <table:table-cell office:value-type="float" office:value="0.941944658756256" calcext:value-type="float">
            <text:p>0.941944658756256</text:p>
          </table:table-cell>
          <table:table-cell office:value-type="float" office:value="0.941801071166992" calcext:value-type="float">
            <text:p>0.941801071166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65651726722717" calcext:value-type="float">
            <text:p>0.865651726722717</text:p>
          </table:table-cell>
          <table:table-cell office:value-type="float" office:value="0.865829765796661" calcext:value-type="float">
            <text:p>0.865829765796661</text:p>
          </table:table-cell>
          <table:table-cell office:value-type="float" office:value="0.86577707529068" calcext:value-type="float">
            <text:p>0.86577707529068</text:p>
          </table:table-cell>
          <table:table-cell office:value-type="float" office:value="0.867366909980774" calcext:value-type="float">
            <text:p>0.867366909980774</text:p>
          </table:table-cell>
          <table:table-cell office:value-type="float" office:value="0.867168486118317" calcext:value-type="float">
            <text:p>0.867168486118317</text:p>
          </table:table-cell>
          <table:table-cell office:value-type="float" office:value="0.868325173854828" calcext:value-type="float">
            <text:p>0.868325173854828</text:p>
          </table:table-cell>
          <table:table-cell office:value-type="float" office:value="0.869211196899414" calcext:value-type="float">
            <text:p>0.869211196899414</text:p>
          </table:table-cell>
          <table:table-cell office:value-type="float" office:value="0.86995655298233" calcext:value-type="float">
            <text:p>0.86995655298233</text:p>
          </table:table-cell>
          <table:table-cell office:value-type="float" office:value="0.870231986045837" calcext:value-type="float">
            <text:p>0.870231986045837</text:p>
          </table:table-cell>
          <table:table-cell office:value-type="float" office:value="0.870320379734039" calcext:value-type="float">
            <text:p>0.870320379734039</text:p>
          </table:table-cell>
          <table:table-cell office:value-type="float" office:value="0.87045294046402" calcext:value-type="float">
            <text:p>0.87045294046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32233846187592" calcext:value-type="float">
            <text:p>0.832233846187592</text:p>
          </table:table-cell>
          <table:table-cell office:value-type="float" office:value="0.823606908321381" calcext:value-type="float">
            <text:p>0.823606908321381</text:p>
          </table:table-cell>
          <table:table-cell office:value-type="float" office:value="0.845594823360443" calcext:value-type="float">
            <text:p>0.845594823360443</text:p>
          </table:table-cell>
          <table:table-cell office:value-type="float" office:value="0.832922875881195" calcext:value-type="float">
            <text:p>0.832922875881195</text:p>
          </table:table-cell>
          <table:table-cell office:value-type="float" office:value="0.848655581474304" calcext:value-type="float">
            <text:p>0.848655581474304</text:p>
          </table:table-cell>
          <table:table-cell office:value-type="float" office:value="0.84933602809906" calcext:value-type="float">
            <text:p>0.84933602809906</text:p>
          </table:table-cell>
          <table:table-cell office:value-type="float" office:value="0.852162837982178" calcext:value-type="float">
            <text:p>0.852162837982178</text:p>
          </table:table-cell>
          <table:table-cell office:value-type="float" office:value="0.850691378116608" calcext:value-type="float">
            <text:p>0.850691378116608</text:p>
          </table:table-cell>
          <table:table-cell office:value-type="float" office:value="0.847055852413178" calcext:value-type="float">
            <text:p>0.847055852413178</text:p>
          </table:table-cell>
          <table:table-cell office:value-type="float" office:value="0.849471926689148" calcext:value-type="float">
            <text:p>0.849471926689148</text:p>
          </table:table-cell>
          <table:table-cell office:value-type="float" office:value="0.847742915153503" calcext:value-type="float">
            <text:p>0.847742915153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9627230167389" calcext:value-type="float">
            <text:p>0.939627230167389</text:p>
          </table:table-cell>
          <table:table-cell office:value-type="float" office:value="0.93958455324173" calcext:value-type="float">
            <text:p>0.93958455324173</text:p>
          </table:table-cell>
          <table:table-cell office:value-type="float" office:value="0.940552234649658" calcext:value-type="float">
            <text:p>0.940552234649658</text:p>
          </table:table-cell>
          <table:table-cell office:value-type="float" office:value="0.94084894657135" calcext:value-type="float">
            <text:p>0.94084894657135</text:p>
          </table:table-cell>
          <table:table-cell office:value-type="float" office:value="0.941184163093567" calcext:value-type="float">
            <text:p>0.941184163093567</text:p>
          </table:table-cell>
          <table:table-cell office:value-type="float" office:value="0.941276669502258" calcext:value-type="float">
            <text:p>0.941276669502258</text:p>
          </table:table-cell>
          <table:table-cell office:value-type="float" office:value="0.941080033779144" calcext:value-type="float">
            <text:p>0.941080033779144</text:p>
          </table:table-cell>
          <table:table-cell office:value-type="float" office:value="0.941234290599823" calcext:value-type="float">
            <text:p>0.941234290599823</text:p>
          </table:table-cell>
          <table:table-cell office:value-type="float" office:value="0.942109227180481" calcext:value-type="float">
            <text:p>0.942109227180481</text:p>
          </table:table-cell>
          <table:table-cell office:value-type="float" office:value="0.942163944244385" calcext:value-type="float">
            <text:p>0.942163944244385</text:p>
          </table:table-cell>
          <table:table-cell office:value-type="float" office:value="0.941859304904938" calcext:value-type="float">
            <text:p>0.941859304904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49230015277862" calcext:value-type="float">
            <text:p>0.949230015277862</text:p>
          </table:table-cell>
          <table:table-cell office:value-type="float" office:value="0.94903963804245" calcext:value-type="float">
            <text:p>0.94903963804245</text:p>
          </table:table-cell>
          <table:table-cell office:value-type="float" office:value="0.949219107627869" calcext:value-type="float">
            <text:p>0.949219107627869</text:p>
          </table:table-cell>
          <table:table-cell office:value-type="float" office:value="0.949215888977051" calcext:value-type="float">
            <text:p>0.949215888977051</text:p>
          </table:table-cell>
          <table:table-cell office:value-type="float" office:value="0.94941383600235" calcext:value-type="float">
            <text:p>0.94941383600235</text:p>
          </table:table-cell>
          <table:table-cell office:value-type="float" office:value="0.950410962104797" calcext:value-type="float">
            <text:p>0.950410962104797</text:p>
          </table:table-cell>
          <table:table-cell office:value-type="float" office:value="0.950532138347626" calcext:value-type="float">
            <text:p>0.950532138347626</text:p>
          </table:table-cell>
          <table:table-cell office:value-type="float" office:value="0.950502276420593" calcext:value-type="float">
            <text:p>0.950502276420593</text:p>
          </table:table-cell>
          <table:table-cell office:value-type="float" office:value="0.951323211193085" calcext:value-type="float">
            <text:p>0.951323211193085</text:p>
          </table:table-cell>
          <table:table-cell office:value-type="float" office:value="0.953327536582947" calcext:value-type="float">
            <text:p>0.953327536582947</text:p>
          </table:table-cell>
          <table:table-cell office:value-type="float" office:value="0.953113555908203" calcext:value-type="float">
            <text:p>0.953113555908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3540256023407" calcext:value-type="float">
            <text:p>0.963540256023407</text:p>
          </table:table-cell>
          <table:table-cell office:value-type="float" office:value="0.963962435722351" calcext:value-type="float">
            <text:p>0.963962435722351</text:p>
          </table:table-cell>
          <table:table-cell office:value-type="float" office:value="0.965507864952087" calcext:value-type="float">
            <text:p>0.965507864952087</text:p>
          </table:table-cell>
          <table:table-cell office:value-type="float" office:value="0.966265439987183" calcext:value-type="float">
            <text:p>0.966265439987183</text:p>
          </table:table-cell>
          <table:table-cell office:value-type="float" office:value="0.966812074184418" calcext:value-type="float">
            <text:p>0.966812074184418</text:p>
          </table:table-cell>
          <table:table-cell office:value-type="float" office:value="0.967387974262238" calcext:value-type="float">
            <text:p>0.967387974262238</text:p>
          </table:table-cell>
          <table:table-cell office:value-type="float" office:value="0.967528283596039" calcext:value-type="float">
            <text:p>0.967528283596039</text:p>
          </table:table-cell>
          <table:table-cell office:value-type="float" office:value="0.968184649944305" calcext:value-type="float">
            <text:p>0.968184649944305</text:p>
          </table:table-cell>
          <table:table-cell office:value-type="float" office:value="0.96779453754425" calcext:value-type="float">
            <text:p>0.96779453754425</text:p>
          </table:table-cell>
          <table:table-cell office:value-type="float" office:value="0.967939257621765" calcext:value-type="float">
            <text:p>0.967939257621765</text:p>
          </table:table-cell>
          <table:table-cell office:value-type="float" office:value="0.968507289886475" calcext:value-type="float">
            <text:p>0.968507289886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832923829555512" calcext:value-type="float">
            <text:p>0.832923829555512</text:p>
          </table:table-cell>
          <table:table-cell office:value-type="float" office:value="0.832097828388214" calcext:value-type="float">
            <text:p>0.832097828388214</text:p>
          </table:table-cell>
          <table:table-cell office:value-type="float" office:value="0.832617998123169" calcext:value-type="float">
            <text:p>0.832617998123169</text:p>
          </table:table-cell>
          <table:table-cell office:value-type="float" office:value="0.834049761295319" calcext:value-type="float">
            <text:p>0.834049761295319</text:p>
          </table:table-cell>
          <table:table-cell office:value-type="float" office:value="0.834436058998108" calcext:value-type="float">
            <text:p>0.834436058998108</text:p>
          </table:table-cell>
          <table:table-cell office:value-type="float" office:value="0.832689642906189" calcext:value-type="float">
            <text:p>0.832689642906189</text:p>
          </table:table-cell>
          <table:table-cell office:value-type="float" office:value="0.833178162574768" calcext:value-type="float">
            <text:p>0.833178162574768</text:p>
          </table:table-cell>
          <table:table-cell office:value-type="float" office:value="0.834998071193695" calcext:value-type="float">
            <text:p>0.834998071193695</text:p>
          </table:table-cell>
          <table:table-cell office:value-type="float" office:value="0.834626138210297" calcext:value-type="float">
            <text:p>0.834626138210297</text:p>
          </table:table-cell>
          <table:table-cell office:value-type="float" office:value="0.832829117774963" calcext:value-type="float">
            <text:p>0.832829117774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910527646541595" calcext:value-type="float">
            <text:p>0.910527646541595</text:p>
          </table:table-cell>
          <table:table-cell office:value-type="float" office:value="0.91009509563446" calcext:value-type="float">
            <text:p>0.91009509563446</text:p>
          </table:table-cell>
          <table:table-cell office:value-type="float" office:value="0.913012444972992" calcext:value-type="float">
            <text:p>0.913012444972992</text:p>
          </table:table-cell>
          <table:table-cell office:value-type="float" office:value="0.916324853897095" calcext:value-type="float">
            <text:p>0.916324853897095</text:p>
          </table:table-cell>
          <table:table-cell office:value-type="float" office:value="0.915580093860626" calcext:value-type="float">
            <text:p>0.915580093860626</text:p>
          </table:table-cell>
          <table:table-cell office:value-type="float" office:value="0.913930416107178" calcext:value-type="float">
            <text:p>0.913930416107178</text:p>
          </table:table-cell>
          <table:table-cell office:value-type="float" office:value="0.915021300315857" calcext:value-type="float">
            <text:p>0.915021300315857</text:p>
          </table:table-cell>
          <table:table-cell office:value-type="float" office:value="0.916058778762817" calcext:value-type="float">
            <text:p>0.916058778762817</text:p>
          </table:table-cell>
          <table:table-cell office:value-type="float" office:value="0.914934039115906" calcext:value-type="float">
            <text:p>0.914934039115906</text:p>
          </table:table-cell>
          <table:table-cell office:value-type="float" office:value="0.914626598358154" calcext:value-type="float">
            <text:p>0.914626598358154</text:p>
          </table:table-cell>
          <table:table-cell office:value-type="float" office:value="0.915395736694336" calcext:value-type="float">
            <text:p>0.91539573669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46364462375641" calcext:value-type="float">
            <text:p>0.946364462375641</text:p>
          </table:table-cell>
          <table:table-cell office:value-type="float" office:value="0.949204564094543" calcext:value-type="float">
            <text:p>0.949204564094543</text:p>
          </table:table-cell>
          <table:table-cell office:value-type="float" office:value="0.947567820549011" calcext:value-type="float">
            <text:p>0.947567820549011</text:p>
          </table:table-cell>
          <table:table-cell office:value-type="float" office:value="0.949237525463104" calcext:value-type="float">
            <text:p>0.949237525463104</text:p>
          </table:table-cell>
          <table:table-cell office:value-type="float" office:value="0.949690341949463" calcext:value-type="float">
            <text:p>0.949690341949463</text:p>
          </table:table-cell>
          <table:table-cell office:value-type="float" office:value="0.949674904346466" calcext:value-type="float">
            <text:p>0.949674904346466</text:p>
          </table:table-cell>
          <table:table-cell office:value-type="float" office:value="0.951207041740418" calcext:value-type="float">
            <text:p>0.951207041740418</text:p>
          </table:table-cell>
          <table:table-cell office:value-type="float" office:value="0.950663447380066" calcext:value-type="float">
            <text:p>0.950663447380066</text:p>
          </table:table-cell>
          <table:table-cell office:value-type="float" office:value="0.950581252574921" calcext:value-type="float">
            <text:p>0.950581252574921</text:p>
          </table:table-cell>
          <table:table-cell office:value-type="float" office:value="0.950509250164032" calcext:value-type="float">
            <text:p>0.950509250164032</text:p>
          </table:table-cell>
          <table:table-cell office:value-type="float" office:value="0.950363337993622" calcext:value-type="float">
            <text:p>0.950363337993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55755829811096" calcext:value-type="float">
            <text:p>0.955755829811096</text:p>
          </table:table-cell>
          <table:table-cell office:value-type="float" office:value="0.95829564332962" calcext:value-type="float">
            <text:p>0.95829564332962</text:p>
          </table:table-cell>
          <table:table-cell office:value-type="float" office:value="0.959605932235718" calcext:value-type="float">
            <text:p>0.959605932235718</text:p>
          </table:table-cell>
          <table:table-cell office:value-type="float" office:value="0.961680173873901" calcext:value-type="float">
            <text:p>0.961680173873901</text:p>
          </table:table-cell>
          <table:table-cell office:value-type="float" office:value="0.963038682937622" calcext:value-type="float">
            <text:p>0.963038682937622</text:p>
          </table:table-cell>
          <table:table-cell office:value-type="float" office:value="0.963514983654022" calcext:value-type="float">
            <text:p>0.963514983654022</text:p>
          </table:table-cell>
          <table:table-cell office:value-type="float" office:value="0.964417457580566" calcext:value-type="float">
            <text:p>0.964417457580566</text:p>
          </table:table-cell>
          <table:table-cell office:value-type="float" office:value="0.963467121124268" calcext:value-type="float">
            <text:p>0.963467121124268</text:p>
          </table:table-cell>
          <table:table-cell office:value-type="float" office:value="0.963540196418762" calcext:value-type="float">
            <text:p>0.963540196418762</text:p>
          </table:table-cell>
          <table:table-cell office:value-type="float" office:value="0.964187324047089" calcext:value-type="float">
            <text:p>0.964187324047089</text:p>
          </table:table-cell>
          <table:table-cell office:value-type="float" office:value="0.963951706886292" calcext:value-type="float">
            <text:p>0.963951706886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69577443599701" calcext:value-type="float">
            <text:p>0.769577443599701</text:p>
          </table:table-cell>
          <table:table-cell office:value-type="float" office:value="0.773976445198059" calcext:value-type="float">
            <text:p>0.773976445198059</text:p>
          </table:table-cell>
          <table:table-cell office:value-type="float" office:value="0.778478682041168" calcext:value-type="float">
            <text:p>0.778478682041168</text:p>
          </table:table-cell>
          <table:table-cell office:value-type="float" office:value="0.772064208984375" calcext:value-type="float">
            <text:p>0.772064208984375</text:p>
          </table:table-cell>
          <table:table-cell office:value-type="float" office:value="0.774827182292938" calcext:value-type="float">
            <text:p>0.774827182292938</text:p>
          </table:table-cell>
          <table:table-cell office:value-type="float" office:value="0.780461251735687" calcext:value-type="float">
            <text:p>0.780461251735687</text:p>
          </table:table-cell>
          <table:table-cell office:value-type="float" office:value="0.786157965660095" calcext:value-type="float">
            <text:p>0.786157965660095</text:p>
          </table:table-cell>
          <table:table-cell office:value-type="float" office:value="0.785907864570618" calcext:value-type="float">
            <text:p>0.785907864570618</text:p>
          </table:table-cell>
          <table:table-cell office:value-type="float" office:value="0.785471439361572" calcext:value-type="float">
            <text:p>0.785471439361572</text:p>
          </table:table-cell>
          <table:table-cell office:value-type="float" office:value="0.786224126815796" calcext:value-type="float">
            <text:p>0.786224126815796</text:p>
          </table:table-cell>
          <table:table-cell office:value-type="float" office:value="0.79410707950592" calcext:value-type="float">
            <text:p>0.7941070795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0434622764587" calcext:value-type="float">
            <text:p>0.890434622764587</text:p>
          </table:table-cell>
          <table:table-cell office:value-type="float" office:value="0.888958871364594" calcext:value-type="float">
            <text:p>0.888958871364594</text:p>
          </table:table-cell>
          <table:table-cell office:value-type="float" office:value="0.885365068912506" calcext:value-type="float">
            <text:p>0.885365068912506</text:p>
          </table:table-cell>
          <table:table-cell office:value-type="float" office:value="0.885732412338257" calcext:value-type="float">
            <text:p>0.885732412338257</text:p>
          </table:table-cell>
          <table:table-cell office:value-type="float" office:value="0.885466277599335" calcext:value-type="float">
            <text:p>0.885466277599335</text:p>
          </table:table-cell>
          <table:table-cell office:value-type="float" office:value="0.886392533779144" calcext:value-type="float">
            <text:p>0.886392533779144</text:p>
          </table:table-cell>
          <table:table-cell office:value-type="float" office:value="0.883072674274445" calcext:value-type="float">
            <text:p>0.883072674274445</text:p>
          </table:table-cell>
          <table:table-cell office:value-type="float" office:value="0.888888895511627" calcext:value-type="float">
            <text:p>0.888888895511627</text:p>
          </table:table-cell>
          <table:table-cell office:value-type="float" office:value="0.886073291301727" calcext:value-type="float">
            <text:p>0.886073291301727</text:p>
          </table:table-cell>
          <table:table-cell office:value-type="float" office:value="0.884580671787262" calcext:value-type="float">
            <text:p>0.884580671787262</text:p>
          </table:table-cell>
          <table:table-cell office:value-type="float" office:value="0.883617043495178" calcext:value-type="float">
            <text:p>0.883617043495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23219680786133" calcext:value-type="float">
            <text:p>0.923219680786133</text:p>
          </table:table-cell>
          <table:table-cell office:value-type="float" office:value="0.928933620452881" calcext:value-type="float">
            <text:p>0.928933620452881</text:p>
          </table:table-cell>
          <table:table-cell office:value-type="float" office:value="0.929099678993225" calcext:value-type="float">
            <text:p>0.929099678993225</text:p>
          </table:table-cell>
          <table:table-cell office:value-type="float" office:value="0.928430795669556" calcext:value-type="float">
            <text:p>0.928430795669556</text:p>
          </table:table-cell>
          <table:table-cell office:value-type="float" office:value="0.929255545139313" calcext:value-type="float">
            <text:p>0.929255545139313</text:p>
          </table:table-cell>
          <table:table-cell office:value-type="float" office:value="0.930528700351715" calcext:value-type="float">
            <text:p>0.930528700351715</text:p>
          </table:table-cell>
          <table:table-cell office:value-type="float" office:value="0.930448472499847" calcext:value-type="float">
            <text:p>0.930448472499847</text:p>
          </table:table-cell>
          <table:table-cell office:value-type="float" office:value="0.930605351924896" calcext:value-type="float">
            <text:p>0.930605351924896</text:p>
          </table:table-cell>
          <table:table-cell office:value-type="float" office:value="0.931097030639648" calcext:value-type="float">
            <text:p>0.931097030639648</text:p>
          </table:table-cell>
          <table:table-cell office:value-type="float" office:value="0.931359887123108" calcext:value-type="float">
            <text:p>0.931359887123108</text:p>
          </table:table-cell>
          <table:table-cell office:value-type="float" office:value="0.931233108043671" calcext:value-type="float">
            <text:p>0.93123310804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6608225107193" calcext:value-type="float">
            <text:p>0.86608225107193</text:p>
          </table:table-cell>
          <table:table-cell office:value-type="float" office:value="0.866938531398773" calcext:value-type="float">
            <text:p>0.866938531398773</text:p>
          </table:table-cell>
          <table:table-cell office:value-type="float" office:value="0.87064528465271" calcext:value-type="float">
            <text:p>0.87064528465271</text:p>
          </table:table-cell>
          <table:table-cell office:value-type="float" office:value="0.867213606834412" calcext:value-type="float">
            <text:p>0.867213606834412</text:p>
          </table:table-cell>
          <table:table-cell office:value-type="float" office:value="0.869326829910278" calcext:value-type="float">
            <text:p>0.869326829910278</text:p>
          </table:table-cell>
          <table:table-cell office:value-type="float" office:value="0.87511396408081" calcext:value-type="float">
            <text:p>0.87511396408081</text:p>
          </table:table-cell>
          <table:table-cell office:value-type="float" office:value="0.875817000865936" calcext:value-type="float">
            <text:p>0.875817000865936</text:p>
          </table:table-cell>
          <table:table-cell office:value-type="float" office:value="0.876271426677704" calcext:value-type="float">
            <text:p>0.876271426677704</text:p>
          </table:table-cell>
          <table:table-cell office:value-type="float" office:value="0.87948876619339" calcext:value-type="float">
            <text:p>0.87948876619339</text:p>
          </table:table-cell>
          <table:table-cell office:value-type="float" office:value="0.880170941352844" calcext:value-type="float">
            <text:p>0.880170941352844</text:p>
          </table:table-cell>
          <table:table-cell office:value-type="float" office:value="0.879087448120117" calcext:value-type="float">
            <text:p>0.879087448120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79561185836792" calcext:value-type="float">
            <text:p>0.879561185836792</text:p>
          </table:table-cell>
          <table:table-cell office:value-type="float" office:value="0.882864475250244" calcext:value-type="float">
            <text:p>0.882864475250244</text:p>
          </table:table-cell>
          <table:table-cell office:value-type="float" office:value="0.88536411523819" calcext:value-type="float">
            <text:p>0.88536411523819</text:p>
          </table:table-cell>
          <table:table-cell office:value-type="float" office:value="0.885878443717956" calcext:value-type="float">
            <text:p>0.885878443717956</text:p>
          </table:table-cell>
          <table:table-cell office:value-type="float" office:value="0.887434184551239" calcext:value-type="float">
            <text:p>0.887434184551239</text:p>
          </table:table-cell>
          <table:table-cell office:value-type="float" office:value="0.88719516992569" calcext:value-type="float">
            <text:p>0.88719516992569</text:p>
          </table:table-cell>
          <table:table-cell office:value-type="float" office:value="0.888098895549774" calcext:value-type="float">
            <text:p>0.888098895549774</text:p>
          </table:table-cell>
          <table:table-cell office:value-type="float" office:value="0.888681828975678" calcext:value-type="float">
            <text:p>0.888681828975678</text:p>
          </table:table-cell>
          <table:table-cell office:value-type="float" office:value="0.888482928276062" calcext:value-type="float">
            <text:p>0.888482928276062</text:p>
          </table:table-cell>
          <table:table-cell office:value-type="float" office:value="0.888284981250763" calcext:value-type="float">
            <text:p>0.888284981250763</text:p>
          </table:table-cell>
          <table:table-cell office:value-type="float" office:value="0.888467192649841" calcext:value-type="float">
            <text:p>0.888467192649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09677922725678" calcext:value-type="float">
            <text:p>0.909677922725678</text:p>
          </table:table-cell>
          <table:table-cell office:value-type="float" office:value="0.909768342971802" calcext:value-type="float">
            <text:p>0.909768342971802</text:p>
          </table:table-cell>
          <table:table-cell office:value-type="float" office:value="0.910284459590912" calcext:value-type="float">
            <text:p>0.910284459590912</text:p>
          </table:table-cell>
          <table:table-cell office:value-type="float" office:value="0.911260843276978" calcext:value-type="float">
            <text:p>0.911260843276978</text:p>
          </table:table-cell>
          <table:table-cell office:value-type="float" office:value="0.910142540931702" calcext:value-type="float">
            <text:p>0.910142540931702</text:p>
          </table:table-cell>
          <table:table-cell office:value-type="float" office:value="0.911279201507568" calcext:value-type="float">
            <text:p>0.911279201507568</text:p>
          </table:table-cell>
          <table:table-cell office:value-type="float" office:value="0.909639537334442" calcext:value-type="float">
            <text:p>0.909639537334442</text:p>
          </table:table-cell>
          <table:table-cell office:value-type="float" office:value="0.90915036201477" calcext:value-type="float">
            <text:p>0.90915036201477</text:p>
          </table:table-cell>
          <table:table-cell office:value-type="float" office:value="0.908525586128235" calcext:value-type="float">
            <text:p>0.908525586128235</text:p>
          </table:table-cell>
          <table:table-cell office:value-type="float" office:value="0.903050720691681" calcext:value-type="float">
            <text:p>0.903050720691681</text:p>
          </table:table-cell>
          <table:table-cell office:value-type="float" office:value="0.902684032917023" calcext:value-type="float">
            <text:p>0.902684032917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60386347770691" calcext:value-type="float">
            <text:p>0.760386347770691</text:p>
          </table:table-cell>
          <table:table-cell office:value-type="float" office:value="0.787484169006348" calcext:value-type="float">
            <text:p>0.787484169006348</text:p>
          </table:table-cell>
          <table:table-cell office:value-type="float" office:value="0.788118958473206" calcext:value-type="float">
            <text:p>0.788118958473206</text:p>
          </table:table-cell>
          <table:table-cell office:value-type="float" office:value="0.784235119819641" calcext:value-type="float">
            <text:p>0.784235119819641</text:p>
          </table:table-cell>
          <table:table-cell office:value-type="float" office:value="0.780811905860901" calcext:value-type="float">
            <text:p>0.780811905860901</text:p>
          </table:table-cell>
          <table:table-cell office:value-type="float" office:value="0.772101640701294" calcext:value-type="float">
            <text:p>0.772101640701294</text:p>
          </table:table-cell>
          <table:table-cell office:value-type="float" office:value="0.771172821521759" calcext:value-type="float">
            <text:p>0.771172821521759</text:p>
          </table:table-cell>
          <table:table-cell office:value-type="float" office:value="0.776522576808929" calcext:value-type="float">
            <text:p>0.776522576808929</text:p>
          </table:table-cell>
          <table:table-cell office:value-type="float" office:value="0.781599342823029" calcext:value-type="float">
            <text:p>0.781599342823029</text:p>
          </table:table-cell>
          <table:table-cell office:value-type="float" office:value="0.781536221504211" calcext:value-type="float">
            <text:p>0.781536221504211</text:p>
          </table:table-cell>
          <table:table-cell office:value-type="float" office:value="0.781545996665955" calcext:value-type="float">
            <text:p>0.781545996665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8298916816711" calcext:value-type="float">
            <text:p>0.838298916816711</text:p>
          </table:table-cell>
          <table:table-cell office:value-type="float" office:value="0.842739224433899" calcext:value-type="float">
            <text:p>0.842739224433899</text:p>
          </table:table-cell>
          <table:table-cell office:value-type="float" office:value="0.843389809131622" calcext:value-type="float">
            <text:p>0.843389809131622</text:p>
          </table:table-cell>
          <table:table-cell office:value-type="float" office:value="0.843767464160919" calcext:value-type="float">
            <text:p>0.843767464160919</text:p>
          </table:table-cell>
          <table:table-cell office:value-type="float" office:value="0.843410968780518" calcext:value-type="float">
            <text:p>0.843410968780518</text:p>
          </table:table-cell>
          <table:table-cell office:value-type="float" office:value="0.843788623809814" calcext:value-type="float">
            <text:p>0.843788623809814</text:p>
          </table:table-cell>
          <table:table-cell office:value-type="float" office:value="0.843059003353119" calcext:value-type="float">
            <text:p>0.843059003353119</text:p>
          </table:table-cell>
          <table:table-cell office:value-type="float" office:value="0.843202233314514" calcext:value-type="float">
            <text:p>0.843202233314514</text:p>
          </table:table-cell>
          <table:table-cell office:value-type="float" office:value="0.843315780162811" calcext:value-type="float">
            <text:p>0.843315780162811</text:p>
          </table:table-cell>
          <table:table-cell office:value-type="float" office:value="0.843311905860901" calcext:value-type="float">
            <text:p>0.843311905860901</text:p>
          </table:table-cell>
          <table:table-cell office:value-type="float" office:value="0.843084812164306" calcext:value-type="float">
            <text:p>0.843084812164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9193069934845" calcext:value-type="float">
            <text:p>0.939193069934845</text:p>
          </table:table-cell>
          <table:table-cell office:value-type="float" office:value="0.940457165241241" calcext:value-type="float">
            <text:p>0.940457165241241</text:p>
          </table:table-cell>
          <table:table-cell office:value-type="float" office:value="0.941403269767761" calcext:value-type="float">
            <text:p>0.941403269767761</text:p>
          </table:table-cell>
          <table:table-cell office:value-type="float" office:value="0.941753506660461" calcext:value-type="float">
            <text:p>0.941753506660461</text:p>
          </table:table-cell>
          <table:table-cell office:value-type="float" office:value="0.941798031330108" calcext:value-type="float">
            <text:p>0.941798031330108</text:p>
          </table:table-cell>
          <table:table-cell office:value-type="float" office:value="0.941424131393433" calcext:value-type="float">
            <text:p>0.941424131393433</text:p>
          </table:table-cell>
          <table:table-cell office:value-type="float" office:value="0.941878080368042" calcext:value-type="float">
            <text:p>0.941878080368042</text:p>
          </table:table-cell>
          <table:table-cell office:value-type="float" office:value="0.942020058631897" calcext:value-type="float">
            <text:p>0.942020058631897</text:p>
          </table:table-cell>
          <table:table-cell office:value-type="float" office:value="0.942450642585754" calcext:value-type="float">
            <text:p>0.942450642585754</text:p>
          </table:table-cell>
          <table:table-cell office:value-type="float" office:value="0.942553400993347" calcext:value-type="float">
            <text:p>0.942553400993347</text:p>
          </table:table-cell>
          <table:table-cell office:value-type="float" office:value="0.942865312099457" calcext:value-type="float">
            <text:p>0.942865312099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7692136764526" calcext:value-type="float">
            <text:p>0.967692136764526</text:p>
          </table:table-cell>
          <table:table-cell office:value-type="float" office:value="0.968647599220276" calcext:value-type="float">
            <text:p>0.968647599220276</text:p>
          </table:table-cell>
          <table:table-cell office:value-type="float" office:value="0.968054115772247" calcext:value-type="float">
            <text:p>0.968054115772247</text:p>
          </table:table-cell>
          <table:table-cell office:value-type="float" office:value="0.968033313751221" calcext:value-type="float">
            <text:p>0.968033313751221</text:p>
          </table:table-cell>
          <table:table-cell office:value-type="float" office:value="0.968695759773254" calcext:value-type="float">
            <text:p>0.968695759773254</text:p>
          </table:table-cell>
          <table:table-cell office:value-type="float" office:value="0.969665765762329" calcext:value-type="float">
            <text:p>0.969665765762329</text:p>
          </table:table-cell>
          <table:table-cell office:value-type="float" office:value="0.970756828784943" calcext:value-type="float">
            <text:p>0.970756828784943</text:p>
          </table:table-cell>
          <table:table-cell office:value-type="float" office:value="0.970711290836334" calcext:value-type="float">
            <text:p>0.970711290836334</text:p>
          </table:table-cell>
          <table:table-cell office:value-type="float" office:value="0.970832526683807" calcext:value-type="float">
            <text:p>0.970832526683807</text:p>
          </table:table-cell>
          <table:table-cell office:value-type="float" office:value="0.970706462860107" calcext:value-type="float">
            <text:p>0.970706462860107</text:p>
          </table:table-cell>
          <table:table-cell office:value-type="float" office:value="0.970600545406342" calcext:value-type="float">
            <text:p>0.970600545406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49164724349976" calcext:value-type="float">
            <text:p>0.849164724349976</text:p>
          </table:table-cell>
          <table:table-cell office:value-type="float" office:value="0.843951165676117" calcext:value-type="float">
            <text:p>0.843951165676117</text:p>
          </table:table-cell>
          <table:table-cell office:value-type="float" office:value="0.843057632446289" calcext:value-type="float">
            <text:p>0.843057632446289</text:p>
          </table:table-cell>
          <table:table-cell office:value-type="float" office:value="0.84190285205841" calcext:value-type="float">
            <text:p>0.84190285205841</text:p>
          </table:table-cell>
          <table:table-cell office:value-type="float" office:value="0.838166534900665" calcext:value-type="float">
            <text:p>0.838166534900665</text:p>
          </table:table-cell>
          <table:table-cell office:value-type="float" office:value="0.840287744998932" calcext:value-type="float">
            <text:p>0.840287744998932</text:p>
          </table:table-cell>
          <table:table-cell office:value-type="float" office:value="0.842702209949493" calcext:value-type="float">
            <text:p>0.842702209949493</text:p>
          </table:table-cell>
          <table:table-cell office:value-type="float" office:value="0.838806688785553" calcext:value-type="float">
            <text:p>0.838806688785553</text:p>
          </table:table-cell>
          <table:table-cell office:value-type="float" office:value="0.836869597434998" calcext:value-type="float">
            <text:p>0.836869597434998</text:p>
          </table:table-cell>
          <table:table-cell office:value-type="float" office:value="0.838421940803528" calcext:value-type="float">
            <text:p>0.838421940803528</text:p>
          </table:table-cell>
          <table:table-cell office:value-type="float" office:value="0.837291359901428" calcext:value-type="float">
            <text:p>0.837291359901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54656720161438" calcext:value-type="float">
            <text:p>0.954656720161438</text:p>
          </table:table-cell>
          <table:table-cell office:value-type="float" office:value="0.960362672805786" calcext:value-type="float">
            <text:p>0.960362672805786</text:p>
          </table:table-cell>
          <table:table-cell office:value-type="float" office:value="0.963334918022156" calcext:value-type="float">
            <text:p>0.963334918022156</text:p>
          </table:table-cell>
          <table:table-cell office:value-type="float" office:value="0.966624021530151" calcext:value-type="float">
            <text:p>0.966624021530151</text:p>
          </table:table-cell>
          <table:table-cell office:value-type="float" office:value="0.964883744716644" calcext:value-type="float">
            <text:p>0.964883744716644</text:p>
          </table:table-cell>
          <table:table-cell office:value-type="float" office:value="0.96417772769928" calcext:value-type="float">
            <text:p>0.96417772769928</text:p>
          </table:table-cell>
          <table:table-cell office:value-type="float" office:value="0.963712513446808" calcext:value-type="float">
            <text:p>0.963712513446808</text:p>
          </table:table-cell>
          <table:table-cell office:value-type="float" office:value="0.964560508728027" calcext:value-type="float">
            <text:p>0.964560508728027</text:p>
          </table:table-cell>
          <table:table-cell office:value-type="float" office:value="0.964779734611511" calcext:value-type="float">
            <text:p>0.964779734611511</text:p>
          </table:table-cell>
          <table:table-cell office:value-type="float" office:value="0.964763343334198" calcext:value-type="float">
            <text:p>0.964763343334198</text:p>
          </table:table-cell>
          <table:table-cell office:value-type="float" office:value="0.963255822658539" calcext:value-type="float">
            <text:p>0.963255822658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9727792739868" calcext:value-type="float">
            <text:p>0.929727792739868</text:p>
          </table:table-cell>
          <table:table-cell office:value-type="float" office:value="0.932149171829224" calcext:value-type="float">
            <text:p>0.932149171829224</text:p>
          </table:table-cell>
          <table:table-cell office:value-type="float" office:value="0.933852136135101" calcext:value-type="float">
            <text:p>0.933852136135101</text:p>
          </table:table-cell>
          <table:table-cell office:value-type="float" office:value="0.932197391986847" calcext:value-type="float">
            <text:p>0.932197391986847</text:p>
          </table:table-cell>
          <table:table-cell office:value-type="float" office:value="0.930158138275146" calcext:value-type="float">
            <text:p>0.930158138275146</text:p>
          </table:table-cell>
          <table:table-cell office:value-type="float" office:value="0.931652784347534" calcext:value-type="float">
            <text:p>0.931652784347534</text:p>
          </table:table-cell>
          <table:table-cell office:value-type="float" office:value="0.929702818393707" calcext:value-type="float">
            <text:p>0.929702818393707</text:p>
          </table:table-cell>
          <table:table-cell office:value-type="float" office:value="0.932362854480743" calcext:value-type="float">
            <text:p>0.932362854480743</text:p>
          </table:table-cell>
          <table:table-cell office:value-type="float" office:value="0.933238863945007" calcext:value-type="float">
            <text:p>0.933238863945007</text:p>
          </table:table-cell>
          <table:table-cell office:value-type="float" office:value="0.933853507041931" calcext:value-type="float">
            <text:p>0.933853507041931</text:p>
          </table:table-cell>
          <table:table-cell office:value-type="float" office:value="0.932741820812225" calcext:value-type="float">
            <text:p>0.9327418208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1125869750977" calcext:value-type="float">
            <text:p>0.941125869750977</text:p>
          </table:table-cell>
          <table:table-cell office:value-type="float" office:value="0.942571103572845" calcext:value-type="float">
            <text:p>0.942571103572845</text:p>
          </table:table-cell>
          <table:table-cell office:value-type="float" office:value="0.943052470684052" calcext:value-type="float">
            <text:p>0.943052470684052</text:p>
          </table:table-cell>
          <table:table-cell office:value-type="float" office:value="0.94330358505249" calcext:value-type="float">
            <text:p>0.94330358505249</text:p>
          </table:table-cell>
          <table:table-cell office:value-type="float" office:value="0.942959427833557" calcext:value-type="float">
            <text:p>0.942959427833557</text:p>
          </table:table-cell>
          <table:table-cell office:value-type="float" office:value="0.943351447582245" calcext:value-type="float">
            <text:p>0.943351447582245</text:p>
          </table:table-cell>
          <table:table-cell office:value-type="float" office:value="0.944453537464142" calcext:value-type="float">
            <text:p>0.944453537464142</text:p>
          </table:table-cell>
          <table:table-cell office:value-type="float" office:value="0.944825887680054" calcext:value-type="float">
            <text:p>0.944825887680054</text:p>
          </table:table-cell>
          <table:table-cell office:value-type="float" office:value="0.94487738609314" calcext:value-type="float">
            <text:p>0.94487738609314</text:p>
          </table:table-cell>
          <table:table-cell office:value-type="float" office:value="0.9454545378685" calcext:value-type="float">
            <text:p>0.9454545378685</text:p>
          </table:table-cell>
          <table:table-cell office:value-type="float" office:value="0.945271790027618" calcext:value-type="float">
            <text:p>0.945271790027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25539374351501" calcext:value-type="float">
            <text:p>0.925539374351501</text:p>
          </table:table-cell>
          <table:table-cell office:value-type="float" office:value="0.928601682186127" calcext:value-type="float">
            <text:p>0.928601682186127</text:p>
          </table:table-cell>
          <table:table-cell office:value-type="float" office:value="0.930692493915558" calcext:value-type="float">
            <text:p>0.930692493915558</text:p>
          </table:table-cell>
          <table:table-cell office:value-type="float" office:value="0.930631756782532" calcext:value-type="float">
            <text:p>0.930631756782532</text:p>
          </table:table-cell>
          <table:table-cell office:value-type="float" office:value="0.930068969726562" calcext:value-type="float">
            <text:p>0.930068969726562</text:p>
          </table:table-cell>
          <table:table-cell office:value-type="float" office:value="0.930069923400879" calcext:value-type="float">
            <text:p>0.930069923400879</text:p>
          </table:table-cell>
          <table:table-cell office:value-type="float" office:value="0.930693626403809" calcext:value-type="float">
            <text:p>0.930693626403809</text:p>
          </table:table-cell>
          <table:table-cell office:value-type="float" office:value="0.931178212165832" calcext:value-type="float">
            <text:p>0.931178212165832</text:p>
          </table:table-cell>
          <table:table-cell office:value-type="float" office:value="0.93112576007843" calcext:value-type="float">
            <text:p>0.93112576007843</text:p>
          </table:table-cell>
          <table:table-cell office:value-type="float" office:value="0.930263996124268" calcext:value-type="float">
            <text:p>0.930263996124268</text:p>
          </table:table-cell>
          <table:table-cell office:value-type="float" office:value="0.930358350276947" calcext:value-type="float">
            <text:p>0.930358350276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5573310852051" calcext:value-type="float">
            <text:p>0.965573310852051</text:p>
          </table:table-cell>
          <table:table-cell office:value-type="float" office:value="0.964823782444" calcext:value-type="float">
            <text:p>0.964823782444</text:p>
          </table:table-cell>
          <table:table-cell office:value-type="float" office:value="0.967348396778107" calcext:value-type="float">
            <text:p>0.967348396778107</text:p>
          </table:table-cell>
          <table:table-cell office:value-type="float" office:value="0.96675843000412" calcext:value-type="float">
            <text:p>0.96675843000412</text:p>
          </table:table-cell>
          <table:table-cell office:value-type="float" office:value="0.966917335987091" calcext:value-type="float">
            <text:p>0.966917335987091</text:p>
          </table:table-cell>
          <table:table-cell office:value-type="float" office:value="0.966678440570831" calcext:value-type="float">
            <text:p>0.966678440570831</text:p>
          </table:table-cell>
          <table:table-cell office:value-type="float" office:value="0.9674431681633" calcext:value-type="float">
            <text:p>0.9674431681633</text:p>
          </table:table-cell>
          <table:table-cell office:value-type="float" office:value="0.968008756637573" calcext:value-type="float">
            <text:p>0.968008756637573</text:p>
          </table:table-cell>
          <table:table-cell office:value-type="float" office:value="0.968872845172882" calcext:value-type="float">
            <text:p>0.968872845172882</text:p>
          </table:table-cell>
          <table:table-cell office:value-type="float" office:value="0.968859612941742" calcext:value-type="float">
            <text:p>0.968859612941742</text:p>
          </table:table-cell>
          <table:table-cell office:value-type="float" office:value="0.96919858455658" calcext:value-type="float">
            <text:p>0.96919858455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60942900180817" calcext:value-type="float">
            <text:p>0.860942900180817</text:p>
          </table:table-cell>
          <table:table-cell office:value-type="float" office:value="0.861919701099396" calcext:value-type="float">
            <text:p>0.861919701099396</text:p>
          </table:table-cell>
          <table:table-cell office:value-type="float" office:value="0.863167881965637" calcext:value-type="float">
            <text:p>0.863167881965637</text:p>
          </table:table-cell>
          <table:table-cell office:value-type="float" office:value="0.863260269165039" calcext:value-type="float">
            <text:p>0.863260269165039</text:p>
          </table:table-cell>
          <table:table-cell office:value-type="float" office:value="0.864298045635223" calcext:value-type="float">
            <text:p>0.864298045635223</text:p>
          </table:table-cell>
          <table:table-cell office:value-type="float" office:value="0.864386677742004" calcext:value-type="float">
            <text:p>0.864386677742004</text:p>
          </table:table-cell>
          <table:table-cell office:value-type="float" office:value="0.864527642726898" calcext:value-type="float">
            <text:p>0.864527642726898</text:p>
          </table:table-cell>
          <table:table-cell office:value-type="float" office:value="0.86366468667984" calcext:value-type="float">
            <text:p>0.86366468667984</text:p>
          </table:table-cell>
          <table:table-cell office:value-type="float" office:value="0.865091383457184" calcext:value-type="float">
            <text:p>0.865091383457184</text:p>
          </table:table-cell>
          <table:table-cell office:value-type="float" office:value="0.86480063199997" calcext:value-type="float">
            <text:p>0.86480063199997</text:p>
          </table:table-cell>
          <table:table-cell office:value-type="float" office:value="0.865073919296265" calcext:value-type="float">
            <text:p>0.865073919296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16764116287231" calcext:value-type="float">
            <text:p>0.816764116287231</text:p>
          </table:table-cell>
          <table:table-cell office:value-type="float" office:value="0.824287712574005" calcext:value-type="float">
            <text:p>0.824287712574005</text:p>
          </table:table-cell>
          <table:table-cell office:value-type="float" office:value="0.82668924331665" calcext:value-type="float">
            <text:p>0.82668924331665</text:p>
          </table:table-cell>
          <table:table-cell office:value-type="float" office:value="0.824330389499664" calcext:value-type="float">
            <text:p>0.824330389499664</text:p>
          </table:table-cell>
          <table:table-cell office:value-type="float" office:value="0.823049366474152" calcext:value-type="float">
            <text:p>0.823049366474152</text:p>
          </table:table-cell>
          <table:table-cell office:value-type="float" office:value="0.827607989311218" calcext:value-type="float">
            <text:p>0.827607989311218</text:p>
          </table:table-cell>
          <table:table-cell office:value-type="float" office:value="0.826642394065857" calcext:value-type="float">
            <text:p>0.826642394065857</text:p>
          </table:table-cell>
          <table:table-cell office:value-type="float" office:value="0.824221432209015" calcext:value-type="float">
            <text:p>0.824221432209015</text:p>
          </table:table-cell>
          <table:table-cell office:value-type="float" office:value="0.822134733200073" calcext:value-type="float">
            <text:p>0.822134733200073</text:p>
          </table:table-cell>
          <table:table-cell office:value-type="float" office:value="0.822695672512054" calcext:value-type="float">
            <text:p>0.822695672512054</text:p>
          </table:table-cell>
          <table:table-cell office:value-type="float" office:value="0.820973515510559" calcext:value-type="float">
            <text:p>0.820973515510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17770981788635" calcext:value-type="float">
            <text:p>0.917770981788635</text:p>
          </table:table-cell>
          <table:table-cell office:value-type="float" office:value="0.922867119312286" calcext:value-type="float">
            <text:p>0.922867119312286</text:p>
          </table:table-cell>
          <table:table-cell office:value-type="float" office:value="0.923312366008758" calcext:value-type="float">
            <text:p>0.923312366008758</text:p>
          </table:table-cell>
          <table:table-cell office:value-type="float" office:value="0.930587708950043" calcext:value-type="float">
            <text:p>0.930587708950043</text:p>
          </table:table-cell>
          <table:table-cell office:value-type="float" office:value="0.929396688938141" calcext:value-type="float">
            <text:p>0.929396688938141</text:p>
          </table:table-cell>
          <table:table-cell office:value-type="float" office:value="0.927905559539795" calcext:value-type="float">
            <text:p>0.927905559539795</text:p>
          </table:table-cell>
          <table:table-cell office:value-type="float" office:value="0.928236186504364" calcext:value-type="float">
            <text:p>0.928236186504364</text:p>
          </table:table-cell>
          <table:table-cell office:value-type="float" office:value="0.928473889827728" calcext:value-type="float">
            <text:p>0.928473889827728</text:p>
          </table:table-cell>
          <table:table-cell office:value-type="float" office:value="0.929035544395447" calcext:value-type="float">
            <text:p>0.929035544395447</text:p>
          </table:table-cell>
          <table:table-cell office:value-type="float" office:value="0.930320143699646" calcext:value-type="float">
            <text:p>0.930320143699646</text:p>
          </table:table-cell>
          <table:table-cell office:value-type="float" office:value="0.932633578777313" calcext:value-type="float">
            <text:p>0.932633578777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45787727832794" calcext:value-type="float">
            <text:p>0.945787727832794</text:p>
          </table:table-cell>
          <table:table-cell office:value-type="float" office:value="0.947731494903564" calcext:value-type="float">
            <text:p>0.947731494903564</text:p>
          </table:table-cell>
          <table:table-cell office:value-type="float" office:value="0.948209881782532" calcext:value-type="float">
            <text:p>0.948209881782532</text:p>
          </table:table-cell>
          <table:table-cell office:value-type="float" office:value="0.949710547924041" calcext:value-type="float">
            <text:p>0.949710547924041</text:p>
          </table:table-cell>
          <table:table-cell office:value-type="float" office:value="0.951305210590362" calcext:value-type="float">
            <text:p>0.951305210590362</text:p>
          </table:table-cell>
          <table:table-cell office:value-type="float" office:value="0.951334953308106" calcext:value-type="float">
            <text:p>0.951334953308106</text:p>
          </table:table-cell>
          <table:table-cell office:value-type="float" office:value="0.951342344284058" calcext:value-type="float">
            <text:p>0.951342344284058</text:p>
          </table:table-cell>
          <table:table-cell office:value-type="float" office:value="0.951507806777954" calcext:value-type="float">
            <text:p>0.951507806777954</text:p>
          </table:table-cell>
          <table:table-cell office:value-type="float" office:value="0.951813161373138" calcext:value-type="float">
            <text:p>0.951813161373138</text:p>
          </table:table-cell>
          <table:table-cell office:value-type="float" office:value="0.951712608337402" calcext:value-type="float">
            <text:p>0.951712608337402</text:p>
          </table:table-cell>
          <table:table-cell office:value-type="float" office:value="0.952030658721924" calcext:value-type="float">
            <text:p>0.952030658721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249302148819" calcext:value-type="float">
            <text:p>0.94249302148819</text:p>
          </table:table-cell>
          <table:table-cell office:value-type="float" office:value="0.943608105182648" calcext:value-type="float">
            <text:p>0.943608105182648</text:p>
          </table:table-cell>
          <table:table-cell office:value-type="float" office:value="0.945224523544312" calcext:value-type="float">
            <text:p>0.945224523544312</text:p>
          </table:table-cell>
          <table:table-cell office:value-type="float" office:value="0.945813596248627" calcext:value-type="float">
            <text:p>0.945813596248627</text:p>
          </table:table-cell>
          <table:table-cell office:value-type="float" office:value="0.947011172771454" calcext:value-type="float">
            <text:p>0.947011172771454</text:p>
          </table:table-cell>
          <table:table-cell office:value-type="float" office:value="0.94726425409317" calcext:value-type="float">
            <text:p>0.94726425409317</text:p>
          </table:table-cell>
          <table:table-cell office:value-type="float" office:value="0.948543608188629" calcext:value-type="float">
            <text:p>0.948543608188629</text:p>
          </table:table-cell>
          <table:table-cell office:value-type="float" office:value="0.948258757591248" calcext:value-type="float">
            <text:p>0.948258757591248</text:p>
          </table:table-cell>
          <table:table-cell office:value-type="float" office:value="0.948712468147278" calcext:value-type="float">
            <text:p>0.948712468147278</text:p>
          </table:table-cell>
          <table:table-cell office:value-type="float" office:value="0.948345482349396" calcext:value-type="float">
            <text:p>0.948345482349396</text:p>
          </table:table-cell>
          <table:table-cell office:value-type="float" office:value="0.94831508398056" calcext:value-type="float">
            <text:p>0.94831508398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51949572563171" calcext:value-type="float">
            <text:p>0.851949572563171</text:p>
          </table:table-cell>
          <table:table-cell office:value-type="float" office:value="0.867867887020111" calcext:value-type="float">
            <text:p>0.867867887020111</text:p>
          </table:table-cell>
          <table:table-cell office:value-type="float" office:value="0.869228482246399" calcext:value-type="float">
            <text:p>0.869228482246399</text:p>
          </table:table-cell>
          <table:table-cell office:value-type="float" office:value="0.87168675661087" calcext:value-type="float">
            <text:p>0.87168675661087</text:p>
          </table:table-cell>
          <table:table-cell office:value-type="float" office:value="0.872131168842316" calcext:value-type="float">
            <text:p>0.872131168842316</text:p>
          </table:table-cell>
          <table:table-cell office:value-type="float" office:value="0.870079934597015" calcext:value-type="float">
            <text:p>0.870079934597015</text:p>
          </table:table-cell>
          <table:table-cell office:value-type="float" office:value="0.869022846221924" calcext:value-type="float">
            <text:p>0.869022846221924</text:p>
          </table:table-cell>
          <table:table-cell office:value-type="float" office:value="0.872175991535187" calcext:value-type="float">
            <text:p>0.872175991535187</text:p>
          </table:table-cell>
          <table:table-cell office:value-type="float" office:value="0.873138785362244" calcext:value-type="float">
            <text:p>0.873138785362244</text:p>
          </table:table-cell>
          <table:table-cell office:value-type="float" office:value="0.870623171329498" calcext:value-type="float">
            <text:p>0.870623171329498</text:p>
          </table:table-cell>
          <table:table-cell office:value-type="float" office:value="0.873624742031097" calcext:value-type="float">
            <text:p>0.873624742031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8540422916412" calcext:value-type="float">
            <text:p>0.788540422916412</text:p>
          </table:table-cell>
          <table:table-cell office:value-type="float" office:value="0.793447434902191" calcext:value-type="float">
            <text:p>0.793447434902191</text:p>
          </table:table-cell>
          <table:table-cell office:value-type="float" office:value="0.801789164543152" calcext:value-type="float">
            <text:p>0.801789164543152</text:p>
          </table:table-cell>
          <table:table-cell office:value-type="float" office:value="0.805168271064758" calcext:value-type="float">
            <text:p>0.805168271064758</text:p>
          </table:table-cell>
          <table:table-cell office:value-type="float" office:value="0.801392018795013" calcext:value-type="float">
            <text:p>0.801392018795013</text:p>
          </table:table-cell>
          <table:table-cell office:value-type="float" office:value="0.809096038341522" calcext:value-type="float">
            <text:p>0.809096038341522</text:p>
          </table:table-cell>
          <table:table-cell office:value-type="float" office:value="0.808637499809265" calcext:value-type="float">
            <text:p>0.808637499809265</text:p>
          </table:table-cell>
          <table:table-cell office:value-type="float" office:value="0.808745205402374" calcext:value-type="float">
            <text:p>0.808745205402374</text:p>
          </table:table-cell>
          <table:table-cell office:value-type="float" office:value="0.808129668235779" calcext:value-type="float">
            <text:p>0.808129668235779</text:p>
          </table:table-cell>
          <table:table-cell office:value-type="float" office:value="0.810732483863831" calcext:value-type="float">
            <text:p>0.810732483863831</text:p>
          </table:table-cell>
          <table:table-cell office:value-type="float" office:value="0.811029732227325" calcext:value-type="float">
            <text:p>0.811029732227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76335203647614" calcext:value-type="float">
            <text:p>0.876335203647614</text:p>
          </table:table-cell>
          <table:table-cell office:value-type="float" office:value="0.875486195087433" calcext:value-type="float">
            <text:p>0.875486195087433</text:p>
          </table:table-cell>
          <table:table-cell office:value-type="float" office:value="0.879270255565643" calcext:value-type="float">
            <text:p>0.879270255565643</text:p>
          </table:table-cell>
          <table:table-cell office:value-type="float" office:value="0.880039274692535" calcext:value-type="float">
            <text:p>0.880039274692535</text:p>
          </table:table-cell>
          <table:table-cell office:value-type="float" office:value="0.880285799503326" calcext:value-type="float">
            <text:p>0.880285799503326</text:p>
          </table:table-cell>
          <table:table-cell office:value-type="float" office:value="0.881057679653168" calcext:value-type="float">
            <text:p>0.881057679653168</text:p>
          </table:table-cell>
          <table:table-cell office:value-type="float" office:value="0.880935370922089" calcext:value-type="float">
            <text:p>0.880935370922089</text:p>
          </table:table-cell>
          <table:table-cell office:value-type="float" office:value="0.880610346794128" calcext:value-type="float">
            <text:p>0.880610346794128</text:p>
          </table:table-cell>
          <table:table-cell office:value-type="float" office:value="0.881684005260468" calcext:value-type="float">
            <text:p>0.881684005260468</text:p>
          </table:table-cell>
          <table:table-cell office:value-type="float" office:value="0.881361961364746" calcext:value-type="float">
            <text:p>0.881361961364746</text:p>
          </table:table-cell>
          <table:table-cell office:value-type="float" office:value="0.882856369018555" calcext:value-type="float">
            <text:p>0.882856369018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53160560131073" calcext:value-type="float">
            <text:p>0.853160560131073</text:p>
          </table:table-cell>
          <table:table-cell office:value-type="float" office:value="0.854407250881195" calcext:value-type="float">
            <text:p>0.854407250881195</text:p>
          </table:table-cell>
          <table:table-cell office:value-type="float" office:value="0.857002079486847" calcext:value-type="float">
            <text:p>0.857002079486847</text:p>
          </table:table-cell>
          <table:table-cell office:value-type="float" office:value="0.854621171951294" calcext:value-type="float">
            <text:p>0.854621171951294</text:p>
          </table:table-cell>
          <table:table-cell office:value-type="float" office:value="0.854671955108643" calcext:value-type="float">
            <text:p>0.854671955108643</text:p>
          </table:table-cell>
          <table:table-cell office:value-type="float" office:value="0.85940158367157" calcext:value-type="float">
            <text:p>0.85940158367157</text:p>
          </table:table-cell>
          <table:table-cell office:value-type="float" office:value="0.859092712402344" calcext:value-type="float">
            <text:p>0.859092712402344</text:p>
          </table:table-cell>
          <table:table-cell office:value-type="float" office:value="0.859266698360443" calcext:value-type="float">
            <text:p>0.859266698360443</text:p>
          </table:table-cell>
          <table:table-cell office:value-type="float" office:value="0.859515726566315" calcext:value-type="float">
            <text:p>0.859515726566315</text:p>
          </table:table-cell>
          <table:table-cell office:value-type="float" office:value="0.86147403717041" calcext:value-type="float">
            <text:p>0.86147403717041</text:p>
          </table:table-cell>
          <table:table-cell office:value-type="float" office:value="0.860817551612854" calcext:value-type="float">
            <text:p>0.860817551612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899014472961426" calcext:value-type="float">
            <text:p>0.899014472961426</text:p>
          </table:table-cell>
          <table:table-cell office:value-type="float" office:value="0.899790227413178" calcext:value-type="float">
            <text:p>0.899790227413178</text:p>
          </table:table-cell>
          <table:table-cell office:value-type="float" office:value="0.899035573005676" calcext:value-type="float">
            <text:p>0.899035573005676</text:p>
          </table:table-cell>
          <table:table-cell office:value-type="float" office:value="0.899135828018189" calcext:value-type="float">
            <text:p>0.899135828018189</text:p>
          </table:table-cell>
          <table:table-cell office:value-type="float" office:value="0.900647938251495" calcext:value-type="float">
            <text:p>0.900647938251495</text:p>
          </table:table-cell>
          <table:table-cell office:value-type="float" office:value="0.901040971279144" calcext:value-type="float">
            <text:p>0.901040971279144</text:p>
          </table:table-cell>
          <table:table-cell office:value-type="float" office:value="0.901417970657349" calcext:value-type="float">
            <text:p>0.901417970657349</text:p>
          </table:table-cell>
          <table:table-cell office:value-type="float" office:value="0.901492118835449" calcext:value-type="float">
            <text:p>0.901492118835449</text:p>
          </table:table-cell>
          <table:table-cell office:value-type="float" office:value="0.9015993475914" calcext:value-type="float">
            <text:p>0.9015993475914</text:p>
          </table:table-cell>
          <table:table-cell office:value-type="float" office:value="0.901963412761688" calcext:value-type="float">
            <text:p>0.901963412761688</text:p>
          </table:table-cell>
          <table:table-cell office:value-type="float" office:value="0.902204811573029" calcext:value-type="float">
            <text:p>0.902204811573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7307505607605" calcext:value-type="float">
            <text:p>0.907307505607605</text:p>
          </table:table-cell>
          <table:table-cell office:value-type="float" office:value="0.910006165504456" calcext:value-type="float">
            <text:p>0.910006165504456</text:p>
          </table:table-cell>
          <table:table-cell office:value-type="float" office:value="0.909491717815399" calcext:value-type="float">
            <text:p>0.909491717815399</text:p>
          </table:table-cell>
          <table:table-cell office:value-type="float" office:value="0.905928492546082" calcext:value-type="float">
            <text:p>0.905928492546082</text:p>
          </table:table-cell>
          <table:table-cell office:value-type="float" office:value="0.909424304962158" calcext:value-type="float">
            <text:p>0.909424304962158</text:p>
          </table:table-cell>
          <table:table-cell office:value-type="float" office:value="0.911652982234955" calcext:value-type="float">
            <text:p>0.911652982234955</text:p>
          </table:table-cell>
          <table:table-cell office:value-type="float" office:value="0.914461553096771" calcext:value-type="float">
            <text:p>0.914461553096771</text:p>
          </table:table-cell>
          <table:table-cell office:value-type="float" office:value="0.911119401454926" calcext:value-type="float">
            <text:p>0.911119401454926</text:p>
          </table:table-cell>
          <table:table-cell office:value-type="float" office:value="0.912833213806152" calcext:value-type="float">
            <text:p>0.912833213806152</text:p>
          </table:table-cell>
          <table:table-cell office:value-type="float" office:value="0.913011133670807" calcext:value-type="float">
            <text:p>0.913011133670807</text:p>
          </table:table-cell>
          <table:table-cell office:value-type="float" office:value="0.915191292762756" calcext:value-type="float">
            <text:p>0.915191292762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29377019405365" calcext:value-type="float">
            <text:p>0.929377019405365</text:p>
          </table:table-cell>
          <table:table-cell office:value-type="float" office:value="0.93351137638092" calcext:value-type="float">
            <text:p>0.93351137638092</text:p>
          </table:table-cell>
          <table:table-cell office:value-type="float" office:value="0.934363961219788" calcext:value-type="float">
            <text:p>0.934363961219788</text:p>
          </table:table-cell>
          <table:table-cell office:value-type="float" office:value="0.930766105651856" calcext:value-type="float">
            <text:p>0.930766105651856</text:p>
          </table:table-cell>
          <table:table-cell office:value-type="float" office:value="0.933761537075043" calcext:value-type="float">
            <text:p>0.933761537075043</text:p>
          </table:table-cell>
          <table:table-cell office:value-type="float" office:value="0.935038864612579" calcext:value-type="float">
            <text:p>0.935038864612579</text:p>
          </table:table-cell>
          <table:table-cell office:value-type="float" office:value="0.938147783279419" calcext:value-type="float">
            <text:p>0.938147783279419</text:p>
          </table:table-cell>
          <table:table-cell office:value-type="float" office:value="0.937295079231262" calcext:value-type="float">
            <text:p>0.937295079231262</text:p>
          </table:table-cell>
          <table:table-cell office:value-type="float" office:value="0.936507940292358" calcext:value-type="float">
            <text:p>0.936507940292358</text:p>
          </table:table-cell>
          <table:table-cell office:value-type="float" office:value="0.936894536018372" calcext:value-type="float">
            <text:p>0.936894536018372</text:p>
          </table:table-cell>
          <table:table-cell office:value-type="float" office:value="0.937718570232391" calcext:value-type="float">
            <text:p>0.937718570232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5857653617859" calcext:value-type="float">
            <text:p>0.935857653617859</text:p>
          </table:table-cell>
          <table:table-cell office:value-type="float" office:value="0.936071753501892" calcext:value-type="float">
            <text:p>0.936071753501892</text:p>
          </table:table-cell>
          <table:table-cell office:value-type="float" office:value="0.936547517776489" calcext:value-type="float">
            <text:p>0.936547517776489</text:p>
          </table:table-cell>
          <table:table-cell office:value-type="float" office:value="0.937508881092072" calcext:value-type="float">
            <text:p>0.937508881092072</text:p>
          </table:table-cell>
          <table:table-cell office:value-type="float" office:value="0.938510894775391" calcext:value-type="float">
            <text:p>0.938510894775391</text:p>
          </table:table-cell>
          <table:table-cell office:value-type="float" office:value="0.938843905925751" calcext:value-type="float">
            <text:p>0.938843905925751</text:p>
          </table:table-cell>
          <table:table-cell office:value-type="float" office:value="0.939890325069428" calcext:value-type="float">
            <text:p>0.939890325069428</text:p>
          </table:table-cell>
          <table:table-cell office:value-type="float" office:value="0.940741002559662" calcext:value-type="float">
            <text:p>0.940741002559662</text:p>
          </table:table-cell>
          <table:table-cell office:value-type="float" office:value="0.939739286899567" calcext:value-type="float">
            <text:p>0.939739286899567</text:p>
          </table:table-cell>
          <table:table-cell office:value-type="float" office:value="0.94003415107727" calcext:value-type="float">
            <text:p>0.94003415107727</text:p>
          </table:table-cell>
          <table:table-cell office:value-type="float" office:value="0.939328074455261" calcext:value-type="float">
            <text:p>0.939328074455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86781930923462" calcext:value-type="float">
            <text:p>0.886781930923462</text:p>
          </table:table-cell>
          <table:table-cell office:value-type="float" office:value="0.889346361160278" calcext:value-type="float">
            <text:p>0.889346361160278</text:p>
          </table:table-cell>
          <table:table-cell office:value-type="float" office:value="0.889582514762878" calcext:value-type="float">
            <text:p>0.889582514762878</text:p>
          </table:table-cell>
          <table:table-cell office:value-type="float" office:value="0.889198780059814" calcext:value-type="float">
            <text:p>0.889198780059814</text:p>
          </table:table-cell>
          <table:table-cell office:value-type="float" office:value="0.889830708503723" calcext:value-type="float">
            <text:p>0.889830708503723</text:p>
          </table:table-cell>
          <table:table-cell office:value-type="float" office:value="0.889943897724152" calcext:value-type="float">
            <text:p>0.889943897724152</text:p>
          </table:table-cell>
          <table:table-cell office:value-type="float" office:value="0.890084803104401" calcext:value-type="float">
            <text:p>0.890084803104401</text:p>
          </table:table-cell>
          <table:table-cell office:value-type="float" office:value="0.891186416149139" calcext:value-type="float">
            <text:p>0.891186416149139</text:p>
          </table:table-cell>
          <table:table-cell office:value-type="float" office:value="0.89135754108429" calcext:value-type="float">
            <text:p>0.89135754108429</text:p>
          </table:table-cell>
          <table:table-cell office:value-type="float" office:value="0.891633749008179" calcext:value-type="float">
            <text:p>0.891633749008179</text:p>
          </table:table-cell>
          <table:table-cell office:value-type="float" office:value="0.890823006629944" calcext:value-type="float">
            <text:p>0.890823006629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7128195762634" calcext:value-type="float">
            <text:p>0.927128195762634</text:p>
          </table:table-cell>
          <table:table-cell office:value-type="float" office:value="0.927934646606445" calcext:value-type="float">
            <text:p>0.927934646606445</text:p>
          </table:table-cell>
          <table:table-cell office:value-type="float" office:value="0.928753197193146" calcext:value-type="float">
            <text:p>0.928753197193146</text:p>
          </table:table-cell>
          <table:table-cell office:value-type="float" office:value="0.929051160812378" calcext:value-type="float">
            <text:p>0.929051160812378</text:p>
          </table:table-cell>
          <table:table-cell office:value-type="float" office:value="0.928036272525787" calcext:value-type="float">
            <text:p>0.928036272525787</text:p>
          </table:table-cell>
          <table:table-cell office:value-type="float" office:value="0.928628742694855" calcext:value-type="float">
            <text:p>0.928628742694855</text:p>
          </table:table-cell>
          <table:table-cell office:value-type="float" office:value="0.9290811419487" calcext:value-type="float">
            <text:p>0.9290811419487</text:p>
          </table:table-cell>
          <table:table-cell office:value-type="float" office:value="0.929920792579651" calcext:value-type="float">
            <text:p>0.929920792579651</text:p>
          </table:table-cell>
          <table:table-cell office:value-type="float" office:value="0.930170774459839" calcext:value-type="float">
            <text:p>0.930170774459839</text:p>
          </table:table-cell>
          <table:table-cell office:value-type="float" office:value="0.930725991725922" calcext:value-type="float">
            <text:p>0.930725991725922</text:p>
          </table:table-cell>
          <table:table-cell office:value-type="float" office:value="0.930995345115662" calcext:value-type="float">
            <text:p>0.930995345115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2711991071701" calcext:value-type="float">
            <text:p>0.92711991071701</text:p>
          </table:table-cell>
          <table:table-cell office:value-type="float" office:value="0.929580807685852" calcext:value-type="float">
            <text:p>0.929580807685852</text:p>
          </table:table-cell>
          <table:table-cell office:value-type="float" office:value="0.929644107818604" calcext:value-type="float">
            <text:p>0.929644107818604</text:p>
          </table:table-cell>
          <table:table-cell office:value-type="float" office:value="0.9309042096138" calcext:value-type="float">
            <text:p>0.9309042096138</text:p>
          </table:table-cell>
          <table:table-cell office:value-type="float" office:value="0.929864585399628" calcext:value-type="float">
            <text:p>0.929864585399628</text:p>
          </table:table-cell>
          <table:table-cell office:value-type="float" office:value="0.931524097919464" calcext:value-type="float">
            <text:p>0.931524097919464</text:p>
          </table:table-cell>
          <table:table-cell office:value-type="float" office:value="0.932093143463135" calcext:value-type="float">
            <text:p>0.932093143463135</text:p>
          </table:table-cell>
          <table:table-cell office:value-type="float" office:value="0.932439386844635" calcext:value-type="float">
            <text:p>0.932439386844635</text:p>
          </table:table-cell>
          <table:table-cell office:value-type="float" office:value="0.932674825191498" calcext:value-type="float">
            <text:p>0.932674825191498</text:p>
          </table:table-cell>
          <table:table-cell office:value-type="float" office:value="0.932305872440338" calcext:value-type="float">
            <text:p>0.932305872440338</text:p>
          </table:table-cell>
          <table:table-cell office:value-type="float" office:value="0.931171178817749" calcext:value-type="float">
            <text:p>0.931171178817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521290063858" calcext:value-type="float">
            <text:p>0.94521290063858</text:p>
          </table:table-cell>
          <table:table-cell office:value-type="float" office:value="0.949020445346832" calcext:value-type="float">
            <text:p>0.949020445346832</text:p>
          </table:table-cell>
          <table:table-cell office:value-type="float" office:value="0.949183821678162" calcext:value-type="float">
            <text:p>0.949183821678162</text:p>
          </table:table-cell>
          <table:table-cell office:value-type="float" office:value="0.951739847660065" calcext:value-type="float">
            <text:p>0.951739847660065</text:p>
          </table:table-cell>
          <table:table-cell office:value-type="float" office:value="0.952701210975647" calcext:value-type="float">
            <text:p>0.952701210975647</text:p>
          </table:table-cell>
          <table:table-cell office:value-type="float" office:value="0.953794300556183" calcext:value-type="float">
            <text:p>0.953794300556183</text:p>
          </table:table-cell>
          <table:table-cell office:value-type="float" office:value="0.952071130275726" calcext:value-type="float">
            <text:p>0.952071130275726</text:p>
          </table:table-cell>
          <table:table-cell office:value-type="float" office:value="0.95220011472702" calcext:value-type="float">
            <text:p>0.95220011472702</text:p>
          </table:table-cell>
          <table:table-cell office:value-type="float" office:value="0.9524946808815" calcext:value-type="float">
            <text:p>0.9524946808815</text:p>
          </table:table-cell>
          <table:table-cell office:value-type="float" office:value="0.953017234802246" calcext:value-type="float">
            <text:p>0.953017234802246</text:p>
          </table:table-cell>
          <table:table-cell office:value-type="float" office:value="0.953168332576752" calcext:value-type="float">
            <text:p>0.953168332576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8918619155884" calcext:value-type="float">
            <text:p>0.908918619155884</text:p>
          </table:table-cell>
          <table:table-cell office:value-type="float" office:value="0.916048586368561" calcext:value-type="float">
            <text:p>0.916048586368561</text:p>
          </table:table-cell>
          <table:table-cell office:value-type="float" office:value="0.919433176517487" calcext:value-type="float">
            <text:p>0.919433176517487</text:p>
          </table:table-cell>
          <table:table-cell office:value-type="float" office:value="0.919755280017853" calcext:value-type="float">
            <text:p>0.919755280017853</text:p>
          </table:table-cell>
          <table:table-cell office:value-type="float" office:value="0.919831216335297" calcext:value-type="float">
            <text:p>0.919831216335297</text:p>
          </table:table-cell>
          <table:table-cell office:value-type="float" office:value="0.920044243335724" calcext:value-type="float">
            <text:p>0.920044243335724</text:p>
          </table:table-cell>
          <table:table-cell office:value-type="float" office:value="0.922160387039185" calcext:value-type="float">
            <text:p>0.922160387039185</text:p>
          </table:table-cell>
          <table:table-cell office:value-type="float" office:value="0.922620952129364" calcext:value-type="float">
            <text:p>0.922620952129364</text:p>
          </table:table-cell>
          <table:table-cell office:value-type="float" office:value="0.922122538089752" calcext:value-type="float">
            <text:p>0.922122538089752</text:p>
          </table:table-cell>
          <table:table-cell office:value-type="float" office:value="0.921511948108673" calcext:value-type="float">
            <text:p>0.921511948108673</text:p>
          </table:table-cell>
          <table:table-cell office:value-type="float" office:value="0.922299027442932" calcext:value-type="float">
            <text:p>0.922299027442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280921459198" calcext:value-type="float">
            <text:p>0.95280921459198</text:p>
          </table:table-cell>
          <table:table-cell office:value-type="float" office:value="0.955620884895325" calcext:value-type="float">
            <text:p>0.955620884895325</text:p>
          </table:table-cell>
          <table:table-cell office:value-type="float" office:value="0.954736053943634" calcext:value-type="float">
            <text:p>0.954736053943634</text:p>
          </table:table-cell>
          <table:table-cell office:value-type="float" office:value="0.954933226108551" calcext:value-type="float">
            <text:p>0.954933226108551</text:p>
          </table:table-cell>
          <table:table-cell office:value-type="float" office:value="0.955951809883118" calcext:value-type="float">
            <text:p>0.955951809883118</text:p>
          </table:table-cell>
          <table:table-cell office:value-type="float" office:value="0.956852912902832" calcext:value-type="float">
            <text:p>0.956852912902832</text:p>
          </table:table-cell>
          <table:table-cell office:value-type="float" office:value="0.957388401031494" calcext:value-type="float">
            <text:p>0.957388401031494</text:p>
          </table:table-cell>
          <table:table-cell office:value-type="float" office:value="0.956605494022369" calcext:value-type="float">
            <text:p>0.956605494022369</text:p>
          </table:table-cell>
          <table:table-cell office:value-type="float" office:value="0.95673930644989" calcext:value-type="float">
            <text:p>0.95673930644989</text:p>
          </table:table-cell>
          <table:table-cell office:value-type="float" office:value="0.957337319850922" calcext:value-type="float">
            <text:p>0.957337319850922</text:p>
          </table:table-cell>
          <table:table-cell office:value-type="float" office:value="0.958056747913361" calcext:value-type="float">
            <text:p>0.958056747913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4228854179382" calcext:value-type="float">
            <text:p>0.854228854179382</text:p>
          </table:table-cell>
          <table:table-cell office:value-type="float" office:value="0.858014583587647" calcext:value-type="float">
            <text:p>0.858014583587647</text:p>
          </table:table-cell>
          <table:table-cell office:value-type="float" office:value="0.863172948360443" calcext:value-type="float">
            <text:p>0.863172948360443</text:p>
          </table:table-cell>
          <table:table-cell office:value-type="float" office:value="0.862545788288116" calcext:value-type="float">
            <text:p>0.862545788288116</text:p>
          </table:table-cell>
          <table:table-cell office:value-type="float" office:value="0.862098634243012" calcext:value-type="float">
            <text:p>0.862098634243012</text:p>
          </table:table-cell>
          <table:table-cell office:value-type="float" office:value="0.861382603645325" calcext:value-type="float">
            <text:p>0.861382603645325</text:p>
          </table:table-cell>
          <table:table-cell office:value-type="float" office:value="0.863592505455017" calcext:value-type="float">
            <text:p>0.863592505455017</text:p>
          </table:table-cell>
          <table:table-cell office:value-type="float" office:value="0.865517199039459" calcext:value-type="float">
            <text:p>0.865517199039459</text:p>
          </table:table-cell>
          <table:table-cell office:value-type="float" office:value="0.866684556007385" calcext:value-type="float">
            <text:p>0.866684556007385</text:p>
          </table:table-cell>
          <table:table-cell office:value-type="float" office:value="0.867754995822907" calcext:value-type="float">
            <text:p>0.867754995822907</text:p>
          </table:table-cell>
          <table:table-cell office:value-type="float" office:value="0.86898946762085" calcext:value-type="float">
            <text:p>0.868989467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04780900478363" calcext:value-type="float">
            <text:p>0.804780900478363</text:p>
          </table:table-cell>
          <table:table-cell office:value-type="float" office:value="0.80785483121872" calcext:value-type="float">
            <text:p>0.80785483121872</text:p>
          </table:table-cell>
          <table:table-cell office:value-type="float" office:value="0.810609817504883" calcext:value-type="float">
            <text:p>0.810609817504883</text:p>
          </table:table-cell>
          <table:table-cell office:value-type="float" office:value="0.814036846160889" calcext:value-type="float">
            <text:p>0.814036846160889</text:p>
          </table:table-cell>
          <table:table-cell office:value-type="float" office:value="0.814796447753906" calcext:value-type="float">
            <text:p>0.814796447753906</text:p>
          </table:table-cell>
          <table:table-cell office:value-type="float" office:value="0.816838443279266" calcext:value-type="float">
            <text:p>0.816838443279266</text:p>
          </table:table-cell>
          <table:table-cell office:value-type="float" office:value="0.81806868314743" calcext:value-type="float">
            <text:p>0.81806868314743</text:p>
          </table:table-cell>
          <table:table-cell office:value-type="float" office:value="0.820652842521668" calcext:value-type="float">
            <text:p>0.820652842521668</text:p>
          </table:table-cell>
          <table:table-cell office:value-type="float" office:value="0.816163659095764" calcext:value-type="float">
            <text:p>0.816163659095764</text:p>
          </table:table-cell>
          <table:table-cell office:value-type="float" office:value="0.813601672649383" calcext:value-type="float">
            <text:p>0.813601672649383</text:p>
          </table:table-cell>
          <table:table-cell office:value-type="float" office:value="0.813703417778015" calcext:value-type="float">
            <text:p>0.813703417778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904133796691894" calcext:value-type="float">
            <text:p>0.904133796691894</text:p>
          </table:table-cell>
          <table:table-cell office:value-type="float" office:value="0.904954075813293" calcext:value-type="float">
            <text:p>0.904954075813293</text:p>
          </table:table-cell>
          <table:table-cell office:value-type="float" office:value="0.904954671859741" calcext:value-type="float">
            <text:p>0.904954671859741</text:p>
          </table:table-cell>
          <table:table-cell office:value-type="float" office:value="0.905859291553497" calcext:value-type="float">
            <text:p>0.905859291553497</text:p>
          </table:table-cell>
          <table:table-cell office:value-type="float" office:value="0.905838549137116" calcext:value-type="float">
            <text:p>0.905838549137116</text:p>
          </table:table-cell>
          <table:table-cell office:value-type="float" office:value="0.905419945716858" calcext:value-type="float">
            <text:p>0.905419945716858</text:p>
          </table:table-cell>
          <table:table-cell office:value-type="float" office:value="0.906421005725861" calcext:value-type="float">
            <text:p>0.906421005725861</text:p>
          </table:table-cell>
          <table:table-cell office:value-type="float" office:value="0.906555712223053" calcext:value-type="float">
            <text:p>0.906555712223053</text:p>
          </table:table-cell>
          <table:table-cell office:value-type="float" office:value="0.906498730182648" calcext:value-type="float">
            <text:p>0.906498730182648</text:p>
          </table:table-cell>
          <table:table-cell office:value-type="float" office:value="0.906187295913696" calcext:value-type="float">
            <text:p>0.906187295913696</text:p>
          </table:table-cell>
          <table:table-cell office:value-type="float" office:value="0.908046841621399" calcext:value-type="float">
            <text:p>0.908046841621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912292540073395" calcext:value-type="float">
            <text:p>0.912292540073395</text:p>
          </table:table-cell>
          <table:table-cell office:value-type="float" office:value="0.916250288486481" calcext:value-type="float">
            <text:p>0.916250288486481</text:p>
          </table:table-cell>
          <table:table-cell office:value-type="float" office:value="0.916006088256836" calcext:value-type="float">
            <text:p>0.916006088256836</text:p>
          </table:table-cell>
          <table:table-cell office:value-type="float" office:value="0.919857680797577" calcext:value-type="float">
            <text:p>0.919857680797577</text:p>
          </table:table-cell>
          <table:table-cell office:value-type="float" office:value="0.919833362102508" calcext:value-type="float">
            <text:p>0.919833362102508</text:p>
          </table:table-cell>
          <table:table-cell office:value-type="float" office:value="0.920459389686584" calcext:value-type="float">
            <text:p>0.920459389686584</text:p>
          </table:table-cell>
          <table:table-cell office:value-type="float" office:value="0.919893980026245" calcext:value-type="float">
            <text:p>0.919893980026245</text:p>
          </table:table-cell>
          <table:table-cell office:value-type="float" office:value="0.9215989112854" calcext:value-type="float">
            <text:p>0.9215989112854</text:p>
          </table:table-cell>
          <table:table-cell office:value-type="float" office:value="0.920989751815796" calcext:value-type="float">
            <text:p>0.920989751815796</text:p>
          </table:table-cell>
          <table:table-cell office:value-type="float" office:value="0.922183334827423" calcext:value-type="float">
            <text:p>0.922183334827423</text:p>
          </table:table-cell>
          <table:table-cell office:value-type="float" office:value="0.921829640865326" calcext:value-type="float">
            <text:p>0.921829640865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2015964984894" calcext:value-type="float">
            <text:p>0.922015964984894</text:p>
          </table:table-cell>
          <table:table-cell office:value-type="float" office:value="0.924640476703644" calcext:value-type="float">
            <text:p>0.924640476703644</text:p>
          </table:table-cell>
          <table:table-cell office:value-type="float" office:value="0.924685537815094" calcext:value-type="float">
            <text:p>0.924685537815094</text:p>
          </table:table-cell>
          <table:table-cell office:value-type="float" office:value="0.925679445266724" calcext:value-type="float">
            <text:p>0.925679445266724</text:p>
          </table:table-cell>
          <table:table-cell office:value-type="float" office:value="0.925457119941711" calcext:value-type="float">
            <text:p>0.925457119941711</text:p>
          </table:table-cell>
          <table:table-cell office:value-type="float" office:value="0.927617847919464" calcext:value-type="float">
            <text:p>0.927617847919464</text:p>
          </table:table-cell>
          <table:table-cell office:value-type="float" office:value="0.926673948764801" calcext:value-type="float">
            <text:p>0.926673948764801</text:p>
          </table:table-cell>
          <table:table-cell office:value-type="float" office:value="0.926850855350494" calcext:value-type="float">
            <text:p>0.926850855350494</text:p>
          </table:table-cell>
          <table:table-cell office:value-type="float" office:value="0.927960634231567" calcext:value-type="float">
            <text:p>0.927960634231567</text:p>
          </table:table-cell>
          <table:table-cell office:value-type="float" office:value="0.927829205989838" calcext:value-type="float">
            <text:p>0.927829205989838</text:p>
          </table:table-cell>
          <table:table-cell office:value-type="float" office:value="0.929197072982788" calcext:value-type="float">
            <text:p>0.92919707298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26696002483368" calcext:value-type="float">
            <text:p>0.926696002483368</text:p>
          </table:table-cell>
          <table:table-cell office:value-type="float" office:value="0.929577469825745" calcext:value-type="float">
            <text:p>0.929577469825745</text:p>
          </table:table-cell>
          <table:table-cell office:value-type="float" office:value="0.928877711296082" calcext:value-type="float">
            <text:p>0.928877711296082</text:p>
          </table:table-cell>
          <table:table-cell office:value-type="float" office:value="0.928824245929718" calcext:value-type="float">
            <text:p>0.928824245929718</text:p>
          </table:table-cell>
          <table:table-cell office:value-type="float" office:value="0.928945600986481" calcext:value-type="float">
            <text:p>0.928945600986481</text:p>
          </table:table-cell>
          <table:table-cell office:value-type="float" office:value="0.93076092004776" calcext:value-type="float">
            <text:p>0.93076092004776</text:p>
          </table:table-cell>
          <table:table-cell office:value-type="float" office:value="0.931677341461181" calcext:value-type="float">
            <text:p>0.931677341461181</text:p>
          </table:table-cell>
          <table:table-cell office:value-type="float" office:value="0.93211281299591" calcext:value-type="float">
            <text:p>0.93211281299591</text:p>
          </table:table-cell>
          <table:table-cell office:value-type="float" office:value="0.933547914028168" calcext:value-type="float">
            <text:p>0.933547914028168</text:p>
          </table:table-cell>
          <table:table-cell office:value-type="float" office:value="0.934561371803284" calcext:value-type="float">
            <text:p>0.934561371803284</text:p>
          </table:table-cell>
          <table:table-cell office:value-type="float" office:value="0.935005605220795" calcext:value-type="float">
            <text:p>0.935005605220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680644273757935" calcext:value-type="float">
            <text:p>0.680644273757935</text:p>
          </table:table-cell>
          <table:table-cell office:value-type="float" office:value="0.68153041601181" calcext:value-type="float">
            <text:p>0.68153041601181</text:p>
          </table:table-cell>
          <table:table-cell office:value-type="float" office:value="0.681982278823853" calcext:value-type="float">
            <text:p>0.681982278823853</text:p>
          </table:table-cell>
          <table:table-cell office:value-type="float" office:value="0.681916892528534" calcext:value-type="float">
            <text:p>0.681916892528534</text:p>
          </table:table-cell>
          <table:table-cell office:value-type="float" office:value="0.681668102741241" calcext:value-type="float">
            <text:p>0.681668102741241</text:p>
          </table:table-cell>
          <table:table-cell office:value-type="float" office:value="0.68164587020874" calcext:value-type="float">
            <text:p>0.68164587020874</text:p>
          </table:table-cell>
          <table:table-cell office:value-type="float" office:value="0.681506872177124" calcext:value-type="float">
            <text:p>0.681506872177124</text:p>
          </table:table-cell>
          <table:table-cell office:value-type="float" office:value="0.681403994560242" calcext:value-type="float">
            <text:p>0.681403994560242</text:p>
          </table:table-cell>
          <table:table-cell office:value-type="float" office:value="0.681604206562042" calcext:value-type="float">
            <text:p>0.681604206562042</text:p>
          </table:table-cell>
          <table:table-cell office:value-type="float" office:value="0.681547164916992" calcext:value-type="float">
            <text:p>0.681547164916992</text:p>
          </table:table-cell>
          <table:table-cell office:value-type="float" office:value="0.681627810001373" calcext:value-type="float">
            <text:p>0.681627810001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97347986698151" calcext:value-type="float">
            <text:p>0.897347986698151</text:p>
          </table:table-cell>
          <table:table-cell office:value-type="float" office:value="0.903429090976715" calcext:value-type="float">
            <text:p>0.903429090976715</text:p>
          </table:table-cell>
          <table:table-cell office:value-type="float" office:value="0.905458509922028" calcext:value-type="float">
            <text:p>0.905458509922028</text:p>
          </table:table-cell>
          <table:table-cell office:value-type="float" office:value="0.905633389949799" calcext:value-type="float">
            <text:p>0.905633389949799</text:p>
          </table:table-cell>
          <table:table-cell office:value-type="float" office:value="0.910378813743591" calcext:value-type="float">
            <text:p>0.910378813743591</text:p>
          </table:table-cell>
          <table:table-cell office:value-type="float" office:value="0.912519335746765" calcext:value-type="float">
            <text:p>0.912519335746765</text:p>
          </table:table-cell>
          <table:table-cell office:value-type="float" office:value="0.91154545545578" calcext:value-type="float">
            <text:p>0.91154545545578</text:p>
          </table:table-cell>
          <table:table-cell office:value-type="float" office:value="0.912372529506683" calcext:value-type="float">
            <text:p>0.912372529506683</text:p>
          </table:table-cell>
          <table:table-cell office:value-type="float" office:value="0.91084885597229" calcext:value-type="float">
            <text:p>0.91084885597229</text:p>
          </table:table-cell>
          <table:table-cell office:value-type="float" office:value="0.911987841129303" calcext:value-type="float">
            <text:p>0.911987841129303</text:p>
          </table:table-cell>
          <table:table-cell office:value-type="float" office:value="0.913037478923798" calcext:value-type="float">
            <text:p>0.913037478923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76878499984741" calcext:value-type="float">
            <text:p>0.876878499984741</text:p>
          </table:table-cell>
          <table:table-cell office:value-type="float" office:value="0.884214580059052" calcext:value-type="float">
            <text:p>0.884214580059052</text:p>
          </table:table-cell>
          <table:table-cell office:value-type="float" office:value="0.882359802722931" calcext:value-type="float">
            <text:p>0.882359802722931</text:p>
          </table:table-cell>
          <table:table-cell office:value-type="float" office:value="0.883271217346191" calcext:value-type="float">
            <text:p>0.883271217346191</text:p>
          </table:table-cell>
          <table:table-cell office:value-type="float" office:value="0.884531259536743" calcext:value-type="float">
            <text:p>0.884531259536743</text:p>
          </table:table-cell>
          <table:table-cell office:value-type="float" office:value="0.886001110076904" calcext:value-type="float">
            <text:p>0.886001110076904</text:p>
          </table:table-cell>
          <table:table-cell office:value-type="float" office:value="0.888732373714447" calcext:value-type="float">
            <text:p>0.888732373714447</text:p>
          </table:table-cell>
          <table:table-cell office:value-type="float" office:value="0.888506114482879" calcext:value-type="float">
            <text:p>0.888506114482879</text:p>
          </table:table-cell>
          <table:table-cell office:value-type="float" office:value="0.888653814792633" calcext:value-type="float">
            <text:p>0.888653814792633</text:p>
          </table:table-cell>
          <table:table-cell office:value-type="float" office:value="0.888241767883301" calcext:value-type="float">
            <text:p>0.888241767883301</text:p>
          </table:table-cell>
          <table:table-cell office:value-type="float" office:value="0.890070080757141" calcext:value-type="float">
            <text:p>0.89007008075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46998298168182" calcext:value-type="float">
            <text:p>0.946998298168182</text:p>
          </table:table-cell>
          <table:table-cell office:value-type="float" office:value="0.946679711341858" calcext:value-type="float">
            <text:p>0.946679711341858</text:p>
          </table:table-cell>
          <table:table-cell office:value-type="float" office:value="0.948083341121674" calcext:value-type="float">
            <text:p>0.948083341121674</text:p>
          </table:table-cell>
          <table:table-cell office:value-type="float" office:value="0.947443962097168" calcext:value-type="float">
            <text:p>0.947443962097168</text:p>
          </table:table-cell>
          <table:table-cell office:value-type="float" office:value="0.948378503322601" calcext:value-type="float">
            <text:p>0.948378503322601</text:p>
          </table:table-cell>
          <table:table-cell office:value-type="float" office:value="0.947697341442108" calcext:value-type="float">
            <text:p>0.947697341442108</text:p>
          </table:table-cell>
          <table:table-cell office:value-type="float" office:value="0.949156045913696" calcext:value-type="float">
            <text:p>0.949156045913696</text:p>
          </table:table-cell>
          <table:table-cell office:value-type="float" office:value="0.949345648288727" calcext:value-type="float">
            <text:p>0.949345648288727</text:p>
          </table:table-cell>
          <table:table-cell office:value-type="float" office:value="0.950249016284943" calcext:value-type="float">
            <text:p>0.950249016284943</text:p>
          </table:table-cell>
          <table:table-cell office:value-type="float" office:value="0.950071930885315" calcext:value-type="float">
            <text:p>0.950071930885315</text:p>
          </table:table-cell>
          <table:table-cell office:value-type="float" office:value="0.950961232185364" calcext:value-type="float">
            <text:p>0.950961232185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49711835384369" calcext:value-type="float">
            <text:p>0.849711835384369</text:p>
          </table:table-cell>
          <table:table-cell office:value-type="float" office:value="0.848363399505615" calcext:value-type="float">
            <text:p>0.848363399505615</text:p>
          </table:table-cell>
          <table:table-cell office:value-type="float" office:value="0.851103246212006" calcext:value-type="float">
            <text:p>0.851103246212006</text:p>
          </table:table-cell>
          <table:table-cell office:value-type="float" office:value="0.852481782436371" calcext:value-type="float">
            <text:p>0.852481782436371</text:p>
          </table:table-cell>
          <table:table-cell office:value-type="float" office:value="0.853031277656555" calcext:value-type="float">
            <text:p>0.853031277656555</text:p>
          </table:table-cell>
          <table:table-cell office:value-type="float" office:value="0.853196978569031" calcext:value-type="float">
            <text:p>0.853196978569031</text:p>
          </table:table-cell>
          <table:table-cell office:value-type="float" office:value="0.856055378913879" calcext:value-type="float">
            <text:p>0.856055378913879</text:p>
          </table:table-cell>
          <table:table-cell office:value-type="float" office:value="0.855484962463379" calcext:value-type="float">
            <text:p>0.855484962463379</text:p>
          </table:table-cell>
          <table:table-cell office:value-type="float" office:value="0.856574058532715" calcext:value-type="float">
            <text:p>0.856574058532715</text:p>
          </table:table-cell>
          <table:table-cell office:value-type="float" office:value="0.857686460018158" calcext:value-type="float">
            <text:p>0.857686460018158</text:p>
          </table:table-cell>
          <table:table-cell office:value-type="float" office:value="0.8573157787323" calcext:value-type="float">
            <text:p>0.8573157787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6566572189331" calcext:value-type="float">
            <text:p>0.956566572189331</text:p>
          </table:table-cell>
          <table:table-cell office:value-type="float" office:value="0.957761704921722" calcext:value-type="float">
            <text:p>0.957761704921722</text:p>
          </table:table-cell>
          <table:table-cell office:value-type="float" office:value="0.957201063632965" calcext:value-type="float">
            <text:p>0.957201063632965</text:p>
          </table:table-cell>
          <table:table-cell office:value-type="float" office:value="0.95678186416626" calcext:value-type="float">
            <text:p>0.95678186416626</text:p>
          </table:table-cell>
          <table:table-cell office:value-type="float" office:value="0.957160174846649" calcext:value-type="float">
            <text:p>0.957160174846649</text:p>
          </table:table-cell>
          <table:table-cell office:value-type="float" office:value="0.956956267356873" calcext:value-type="float">
            <text:p>0.956956267356873</text:p>
          </table:table-cell>
          <table:table-cell office:value-type="float" office:value="0.957213878631592" calcext:value-type="float">
            <text:p>0.957213878631592</text:p>
          </table:table-cell>
          <table:table-cell office:value-type="float" office:value="0.957518637180328" calcext:value-type="float">
            <text:p>0.957518637180328</text:p>
          </table:table-cell>
          <table:table-cell office:value-type="float" office:value="0.957857549190521" calcext:value-type="float">
            <text:p>0.957857549190521</text:p>
          </table:table-cell>
          <table:table-cell office:value-type="float" office:value="0.958294630050659" calcext:value-type="float">
            <text:p>0.958294630050659</text:p>
          </table:table-cell>
          <table:table-cell office:value-type="float" office:value="0.958608567714691" calcext:value-type="float">
            <text:p>0.958608567714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72570490837097" calcext:value-type="float">
            <text:p>0.772570490837097</text:p>
          </table:table-cell>
          <table:table-cell office:value-type="float" office:value="0.782608687877655" calcext:value-type="float">
            <text:p>0.782608687877655</text:p>
          </table:table-cell>
          <table:table-cell office:value-type="float" office:value="0.800163447856903" calcext:value-type="float">
            <text:p>0.800163447856903</text:p>
          </table:table-cell>
          <table:table-cell office:value-type="float" office:value="0.800325334072113" calcext:value-type="float">
            <text:p>0.800325334072113</text:p>
          </table:table-cell>
          <table:table-cell office:value-type="float" office:value="0.798460602760315" calcext:value-type="float">
            <text:p>0.798460602760315</text:p>
          </table:table-cell>
          <table:table-cell office:value-type="float" office:value="0.808793008327484" calcext:value-type="float">
            <text:p>0.808793008327484</text:p>
          </table:table-cell>
          <table:table-cell office:value-type="float" office:value="0.809846162796021" calcext:value-type="float">
            <text:p>0.809846162796021</text:p>
          </table:table-cell>
          <table:table-cell office:value-type="float" office:value="0.810121357440949" calcext:value-type="float">
            <text:p>0.810121357440949</text:p>
          </table:table-cell>
          <table:table-cell office:value-type="float" office:value="0.808396816253662" calcext:value-type="float">
            <text:p>0.808396816253662</text:p>
          </table:table-cell>
          <table:table-cell office:value-type="float" office:value="0.812758922576904" calcext:value-type="float">
            <text:p>0.812758922576904</text:p>
          </table:table-cell>
          <table:table-cell office:value-type="float" office:value="0.813580274581909" calcext:value-type="float">
            <text:p>0.813580274581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74804377555847" calcext:value-type="float">
            <text:p>0.874804377555847</text:p>
          </table:table-cell>
          <table:table-cell office:value-type="float" office:value="0.876870334148407" calcext:value-type="float">
            <text:p>0.876870334148407</text:p>
          </table:table-cell>
          <table:table-cell office:value-type="float" office:value="0.893772900104523" calcext:value-type="float">
            <text:p>0.893772900104523</text:p>
          </table:table-cell>
          <table:table-cell office:value-type="float" office:value="0.895517647266388" calcext:value-type="float">
            <text:p>0.895517647266388</text:p>
          </table:table-cell>
          <table:table-cell office:value-type="float" office:value="0.898220896720886" calcext:value-type="float">
            <text:p>0.898220896720886</text:p>
          </table:table-cell>
          <table:table-cell office:value-type="float" office:value="0.902294218540192" calcext:value-type="float">
            <text:p>0.902294218540192</text:p>
          </table:table-cell>
          <table:table-cell office:value-type="float" office:value="0.89122474193573" calcext:value-type="float">
            <text:p>0.89122474193573</text:p>
          </table:table-cell>
          <table:table-cell office:value-type="float" office:value="0.905600011348724" calcext:value-type="float">
            <text:p>0.905600011348724</text:p>
          </table:table-cell>
          <table:table-cell office:value-type="float" office:value="0.908944666385651" calcext:value-type="float">
            <text:p>0.908944666385651</text:p>
          </table:table-cell>
          <table:table-cell office:value-type="float" office:value="0.906748294830322" calcext:value-type="float">
            <text:p>0.906748294830322</text:p>
          </table:table-cell>
          <table:table-cell office:value-type="float" office:value="0.904746532440186" calcext:value-type="float">
            <text:p>0.90474653244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50282490253449" calcext:value-type="float">
            <text:p>0.850282490253449</text:p>
          </table:table-cell>
          <table:table-cell office:value-type="float" office:value="0.850277960300446" calcext:value-type="float">
            <text:p>0.850277960300446</text:p>
          </table:table-cell>
          <table:table-cell office:value-type="float" office:value="0.854231536388397" calcext:value-type="float">
            <text:p>0.854231536388397</text:p>
          </table:table-cell>
          <table:table-cell office:value-type="float" office:value="0.857630014419556" calcext:value-type="float">
            <text:p>0.857630014419556</text:p>
          </table:table-cell>
          <table:table-cell office:value-type="float" office:value="0.858366668224335" calcext:value-type="float">
            <text:p>0.858366668224335</text:p>
          </table:table-cell>
          <table:table-cell office:value-type="float" office:value="0.859832644462585" calcext:value-type="float">
            <text:p>0.859832644462585</text:p>
          </table:table-cell>
          <table:table-cell office:value-type="float" office:value="0.860077977180481" calcext:value-type="float">
            <text:p>0.860077977180481</text:p>
          </table:table-cell>
          <table:table-cell office:value-type="float" office:value="0.858495950698852" calcext:value-type="float">
            <text:p>0.858495950698852</text:p>
          </table:table-cell>
          <table:table-cell office:value-type="float" office:value="0.859931766986847" calcext:value-type="float">
            <text:p>0.859931766986847</text:p>
          </table:table-cell>
          <table:table-cell office:value-type="float" office:value="0.86042320728302" calcext:value-type="float">
            <text:p>0.86042320728302</text:p>
          </table:table-cell>
          <table:table-cell office:value-type="float" office:value="0.863346338272095" calcext:value-type="float">
            <text:p>0.863346338272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50981318950653" calcext:value-type="float">
            <text:p>0.950981318950653</text:p>
          </table:table-cell>
          <table:table-cell office:value-type="float" office:value="0.952050864696503" calcext:value-type="float">
            <text:p>0.952050864696503</text:p>
          </table:table-cell>
          <table:table-cell office:value-type="float" office:value="0.953819274902344" calcext:value-type="float">
            <text:p>0.953819274902344</text:p>
          </table:table-cell>
          <table:table-cell office:value-type="float" office:value="0.953809380531311" calcext:value-type="float">
            <text:p>0.953809380531311</text:p>
          </table:table-cell>
          <table:table-cell office:value-type="float" office:value="0.954225242137909" calcext:value-type="float">
            <text:p>0.954225242137909</text:p>
          </table:table-cell>
          <table:table-cell office:value-type="float" office:value="0.95405387878418" calcext:value-type="float">
            <text:p>0.95405387878418</text:p>
          </table:table-cell>
          <table:table-cell office:value-type="float" office:value="0.954194962978363" calcext:value-type="float">
            <text:p>0.954194962978363</text:p>
          </table:table-cell>
          <table:table-cell office:value-type="float" office:value="0.954122960567474" calcext:value-type="float">
            <text:p>0.954122960567474</text:p>
          </table:table-cell>
          <table:table-cell office:value-type="float" office:value="0.954918622970581" calcext:value-type="float">
            <text:p>0.954918622970581</text:p>
          </table:table-cell>
          <table:table-cell office:value-type="float" office:value="0.955478012561798" calcext:value-type="float">
            <text:p>0.955478012561798</text:p>
          </table:table-cell>
          <table:table-cell office:value-type="float" office:value="0.955049991607666" calcext:value-type="float">
            <text:p>0.955049991607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55863928794861" calcext:value-type="float">
            <text:p>0.855863928794861</text:p>
          </table:table-cell>
          <table:table-cell office:value-type="float" office:value="0.85063087940216" calcext:value-type="float">
            <text:p>0.85063087940216</text:p>
          </table:table-cell>
          <table:table-cell office:value-type="float" office:value="0.851197242736816" calcext:value-type="float">
            <text:p>0.851197242736816</text:p>
          </table:table-cell>
          <table:table-cell office:value-type="float" office:value="0.855229198932648" calcext:value-type="float">
            <text:p>0.855229198932648</text:p>
          </table:table-cell>
          <table:table-cell office:value-type="float" office:value="0.857014000415802" calcext:value-type="float">
            <text:p>0.857014000415802</text:p>
          </table:table-cell>
          <table:table-cell office:value-type="float" office:value="0.860198616981506" calcext:value-type="float">
            <text:p>0.860198616981506</text:p>
          </table:table-cell>
          <table:table-cell office:value-type="float" office:value="0.858660399913788" calcext:value-type="float">
            <text:p>0.858660399913788</text:p>
          </table:table-cell>
          <table:table-cell office:value-type="float" office:value="0.859058618545532" calcext:value-type="float">
            <text:p>0.859058618545532</text:p>
          </table:table-cell>
          <table:table-cell office:value-type="float" office:value="0.860170662403107" calcext:value-type="float">
            <text:p>0.860170662403107</text:p>
          </table:table-cell>
          <table:table-cell office:value-type="float" office:value="0.859554588794708" calcext:value-type="float">
            <text:p>0.859554588794708</text:p>
          </table:table-cell>
          <table:table-cell office:value-type="float" office:value="0.859377801418304" calcext:value-type="float">
            <text:p>0.859377801418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225714802742" calcext:value-type="float">
            <text:p>0.9225714802742</text:p>
          </table:table-cell>
          <table:table-cell office:value-type="float" office:value="0.923703670501709" calcext:value-type="float">
            <text:p>0.923703670501709</text:p>
          </table:table-cell>
          <table:table-cell office:value-type="float" office:value="0.923968315124512" calcext:value-type="float">
            <text:p>0.923968315124512</text:p>
          </table:table-cell>
          <table:table-cell office:value-type="float" office:value="0.925657570362091" calcext:value-type="float">
            <text:p>0.925657570362091</text:p>
          </table:table-cell>
          <table:table-cell office:value-type="float" office:value="0.927395164966583" calcext:value-type="float">
            <text:p>0.927395164966583</text:p>
          </table:table-cell>
          <table:table-cell office:value-type="float" office:value="0.929564118385315" calcext:value-type="float">
            <text:p>0.929564118385315</text:p>
          </table:table-cell>
          <table:table-cell office:value-type="float" office:value="0.930484652519226" calcext:value-type="float">
            <text:p>0.930484652519226</text:p>
          </table:table-cell>
          <table:table-cell office:value-type="float" office:value="0.931925237178802" calcext:value-type="float">
            <text:p>0.931925237178802</text:p>
          </table:table-cell>
          <table:table-cell office:value-type="float" office:value="0.934769332408905" calcext:value-type="float">
            <text:p>0.934769332408905</text:p>
          </table:table-cell>
          <table:table-cell office:value-type="float" office:value="0.937791883945465" calcext:value-type="float">
            <text:p>0.937791883945465</text:p>
          </table:table-cell>
          <table:table-cell office:value-type="float" office:value="0.935503602027893" calcext:value-type="float">
            <text:p>0.935503602027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62478792667389" calcext:value-type="float">
            <text:p>0.862478792667389</text:p>
          </table:table-cell>
          <table:table-cell office:value-type="float" office:value="0.864265918731689" calcext:value-type="float">
            <text:p>0.864265918731689</text:p>
          </table:table-cell>
          <table:table-cell office:value-type="float" office:value="0.865438282489777" calcext:value-type="float">
            <text:p>0.865438282489777</text:p>
          </table:table-cell>
          <table:table-cell office:value-type="float" office:value="0.87870317697525" calcext:value-type="float">
            <text:p>0.87870317697525</text:p>
          </table:table-cell>
          <table:table-cell office:value-type="float" office:value="0.875772893428803" calcext:value-type="float">
            <text:p>0.875772893428803</text:p>
          </table:table-cell>
          <table:table-cell office:value-type="float" office:value="0.883484184741974" calcext:value-type="float">
            <text:p>0.883484184741974</text:p>
          </table:table-cell>
          <table:table-cell office:value-type="float" office:value="0.877133131027222" calcext:value-type="float">
            <text:p>0.877133131027222</text:p>
          </table:table-cell>
          <table:table-cell office:value-type="float" office:value="0.88040429353714" calcext:value-type="float">
            <text:p>0.88040429353714</text:p>
          </table:table-cell>
          <table:table-cell office:value-type="float" office:value="0.880222856998444" calcext:value-type="float">
            <text:p>0.880222856998444</text:p>
          </table:table-cell>
          <table:table-cell office:value-type="float" office:value="0.879732728004456" calcext:value-type="float">
            <text:p>0.879732728004456</text:p>
          </table:table-cell>
          <table:table-cell office:value-type="float" office:value="0.881828308105469" calcext:value-type="float">
            <text:p>0.881828308105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2140340805054" calcext:value-type="float">
            <text:p>0.942140340805054</text:p>
          </table:table-cell>
          <table:table-cell office:value-type="float" office:value="0.943725347518921" calcext:value-type="float">
            <text:p>0.943725347518921</text:p>
          </table:table-cell>
          <table:table-cell office:value-type="float" office:value="0.943379640579224" calcext:value-type="float">
            <text:p>0.943379640579224</text:p>
          </table:table-cell>
          <table:table-cell office:value-type="float" office:value="0.943498134613037" calcext:value-type="float">
            <text:p>0.943498134613037</text:p>
          </table:table-cell>
          <table:table-cell office:value-type="float" office:value="0.943684756755829" calcext:value-type="float">
            <text:p>0.943684756755829</text:p>
          </table:table-cell>
          <table:table-cell office:value-type="float" office:value="0.943340420722961" calcext:value-type="float">
            <text:p>0.943340420722961</text:p>
          </table:table-cell>
          <table:table-cell office:value-type="float" office:value="0.943086445331574" calcext:value-type="float">
            <text:p>0.943086445331574</text:p>
          </table:table-cell>
          <table:table-cell office:value-type="float" office:value="0.94229656457901" calcext:value-type="float">
            <text:p>0.94229656457901</text:p>
          </table:table-cell>
          <table:table-cell office:value-type="float" office:value="0.942544102668762" calcext:value-type="float">
            <text:p>0.942544102668762</text:p>
          </table:table-cell>
          <table:table-cell office:value-type="float" office:value="0.942607223987579" calcext:value-type="float">
            <text:p>0.942607223987579</text:p>
          </table:table-cell>
          <table:table-cell office:value-type="float" office:value="0.942897379398346" calcext:value-type="float">
            <text:p>0.942897379398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22187602519989" calcext:value-type="float">
            <text:p>0.822187602519989</text:p>
          </table:table-cell>
          <table:table-cell office:value-type="float" office:value="0.825707674026489" calcext:value-type="float">
            <text:p>0.825707674026489</text:p>
          </table:table-cell>
          <table:table-cell office:value-type="float" office:value="0.82722944021225" calcext:value-type="float">
            <text:p>0.82722944021225</text:p>
          </table:table-cell>
          <table:table-cell office:value-type="float" office:value="0.8227419257164" calcext:value-type="float">
            <text:p>0.8227419257164</text:p>
          </table:table-cell>
          <table:table-cell office:value-type="float" office:value="0.822578012943268" calcext:value-type="float">
            <text:p>0.822578012943268</text:p>
          </table:table-cell>
          <table:table-cell office:value-type="float" office:value="0.824169456958771" calcext:value-type="float">
            <text:p>0.824169456958771</text:p>
          </table:table-cell>
          <table:table-cell office:value-type="float" office:value="0.827489912509918" calcext:value-type="float">
            <text:p>0.827489912509918</text:p>
          </table:table-cell>
          <table:table-cell office:value-type="float" office:value="0.827359437942505" calcext:value-type="float">
            <text:p>0.827359437942505</text:p>
          </table:table-cell>
          <table:table-cell office:value-type="float" office:value="0.828266203403473" calcext:value-type="float">
            <text:p>0.828266203403473</text:p>
          </table:table-cell>
          <table:table-cell office:value-type="float" office:value="0.830312490463257" calcext:value-type="float">
            <text:p>0.830312490463257</text:p>
          </table:table-cell>
          <table:table-cell office:value-type="float" office:value="0.829396784305573" calcext:value-type="float">
            <text:p>0.829396784305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77937734127045" calcext:value-type="float">
            <text:p>0.877937734127045</text:p>
          </table:table-cell>
          <table:table-cell office:value-type="float" office:value="0.88079434633255" calcext:value-type="float">
            <text:p>0.88079434633255</text:p>
          </table:table-cell>
          <table:table-cell office:value-type="float" office:value="0.880700528621674" calcext:value-type="float">
            <text:p>0.880700528621674</text:p>
          </table:table-cell>
          <table:table-cell office:value-type="float" office:value="0.880960524082184" calcext:value-type="float">
            <text:p>0.880960524082184</text:p>
          </table:table-cell>
          <table:table-cell office:value-type="float" office:value="0.883945286273956" calcext:value-type="float">
            <text:p>0.883945286273956</text:p>
          </table:table-cell>
          <table:table-cell office:value-type="float" office:value="0.886020064353943" calcext:value-type="float">
            <text:p>0.886020064353943</text:p>
          </table:table-cell>
          <table:table-cell office:value-type="float" office:value="0.886223495006561" calcext:value-type="float">
            <text:p>0.886223495006561</text:p>
          </table:table-cell>
          <table:table-cell office:value-type="float" office:value="0.885238468647003" calcext:value-type="float">
            <text:p>0.885238468647003</text:p>
          </table:table-cell>
          <table:table-cell office:value-type="float" office:value="0.885793566703796" calcext:value-type="float">
            <text:p>0.885793566703796</text:p>
          </table:table-cell>
          <table:table-cell office:value-type="float" office:value="0.887582659721375" calcext:value-type="float">
            <text:p>0.887582659721375</text:p>
          </table:table-cell>
          <table:table-cell office:value-type="float" office:value="0.88704115152359" calcext:value-type="float">
            <text:p>0.88704115152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77091640233994" calcext:value-type="float">
            <text:p>0.477091640233994</text:p>
          </table:table-cell>
          <table:table-cell office:value-type="float" office:value="0.490520924329758" calcext:value-type="float">
            <text:p>0.490520924329758</text:p>
          </table:table-cell>
          <table:table-cell office:value-type="float" office:value="0.486962407827377" calcext:value-type="float">
            <text:p>0.486962407827377</text:p>
          </table:table-cell>
          <table:table-cell office:value-type="float" office:value="0.50156956911087" calcext:value-type="float">
            <text:p>0.50156956911087</text:p>
          </table:table-cell>
          <table:table-cell office:value-type="float" office:value="0.504919171333313" calcext:value-type="float">
            <text:p>0.504919171333313</text:p>
          </table:table-cell>
          <table:table-cell office:value-type="float" office:value="0.506694853305817" calcext:value-type="float">
            <text:p>0.506694853305817</text:p>
          </table:table-cell>
          <table:table-cell office:value-type="float" office:value="0.509929060935974" calcext:value-type="float">
            <text:p>0.509929060935974</text:p>
          </table:table-cell>
          <table:table-cell office:value-type="float" office:value="0.514879882335663" calcext:value-type="float">
            <text:p>0.514879882335663</text:p>
          </table:table-cell>
          <table:table-cell office:value-type="float" office:value="0.515178740024567" calcext:value-type="float">
            <text:p>0.515178740024567</text:p>
          </table:table-cell>
          <table:table-cell office:value-type="float" office:value="0.519391059875488" calcext:value-type="float">
            <text:p>0.519391059875488</text:p>
          </table:table-cell>
          <table:table-cell office:value-type="float" office:value="0.517371714115143" calcext:value-type="float">
            <text:p>0.517371714115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21189606189728" calcext:value-type="float">
            <text:p>0.921189606189728</text:p>
          </table:table-cell>
          <table:table-cell office:value-type="float" office:value="0.922074317932129" calcext:value-type="float">
            <text:p>0.922074317932129</text:p>
          </table:table-cell>
          <table:table-cell office:value-type="float" office:value="0.919469356536865" calcext:value-type="float">
            <text:p>0.919469356536865</text:p>
          </table:table-cell>
          <table:table-cell office:value-type="float" office:value="0.92563670873642" calcext:value-type="float">
            <text:p>0.92563670873642</text:p>
          </table:table-cell>
          <table:table-cell office:value-type="float" office:value="0.92609828710556" calcext:value-type="float">
            <text:p>0.92609828710556</text:p>
          </table:table-cell>
          <table:table-cell office:value-type="float" office:value="0.925181448459625" calcext:value-type="float">
            <text:p>0.925181448459625</text:p>
          </table:table-cell>
          <table:table-cell office:value-type="float" office:value="0.925425946712494" calcext:value-type="float">
            <text:p>0.925425946712494</text:p>
          </table:table-cell>
          <table:table-cell office:value-type="float" office:value="0.929161608219147" calcext:value-type="float">
            <text:p>0.929161608219147</text:p>
          </table:table-cell>
          <table:table-cell office:value-type="float" office:value="0.927627921104431" calcext:value-type="float">
            <text:p>0.927627921104431</text:p>
          </table:table-cell>
          <table:table-cell office:value-type="float" office:value="0.927773654460907" calcext:value-type="float">
            <text:p>0.927773654460907</text:p>
          </table:table-cell>
          <table:table-cell office:value-type="float" office:value="0.929493725299835" calcext:value-type="float">
            <text:p>0.929493725299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0624873638153" calcext:value-type="float">
            <text:p>0.960624873638153</text:p>
          </table:table-cell>
          <table:table-cell office:value-type="float" office:value="0.96145498752594" calcext:value-type="float">
            <text:p>0.96145498752594</text:p>
          </table:table-cell>
          <table:table-cell office:value-type="float" office:value="0.962972402572632" calcext:value-type="float">
            <text:p>0.962972402572632</text:p>
          </table:table-cell>
          <table:table-cell office:value-type="float" office:value="0.963507354259491" calcext:value-type="float">
            <text:p>0.963507354259491</text:p>
          </table:table-cell>
          <table:table-cell office:value-type="float" office:value="0.964957177639008" calcext:value-type="float">
            <text:p>0.964957177639008</text:p>
          </table:table-cell>
          <table:table-cell office:value-type="float" office:value="0.965618789196014" calcext:value-type="float">
            <text:p>0.965618789196014</text:p>
          </table:table-cell>
          <table:table-cell office:value-type="float" office:value="0.967101871967316" calcext:value-type="float">
            <text:p>0.967101871967316</text:p>
          </table:table-cell>
          <table:table-cell office:value-type="float" office:value="0.966893374919891" calcext:value-type="float">
            <text:p>0.966893374919891</text:p>
          </table:table-cell>
          <table:table-cell office:value-type="float" office:value="0.966540336608887" calcext:value-type="float">
            <text:p>0.966540336608887</text:p>
          </table:table-cell>
          <table:table-cell office:value-type="float" office:value="0.965130507946014" calcext:value-type="float">
            <text:p>0.965130507946014</text:p>
          </table:table-cell>
          <table:table-cell office:value-type="float" office:value="0.966442942619324" calcext:value-type="float">
            <text:p>0.966442942619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07442569732666" calcext:value-type="float">
            <text:p>0.907442569732666</text:p>
          </table:table-cell>
          <table:table-cell office:value-type="float" office:value="0.90624350309372" calcext:value-type="float">
            <text:p>0.90624350309372</text:p>
          </table:table-cell>
          <table:table-cell office:value-type="float" office:value="0.90920501947403" calcext:value-type="float">
            <text:p>0.90920501947403</text:p>
          </table:table-cell>
          <table:table-cell office:value-type="float" office:value="0.914773881435394" calcext:value-type="float">
            <text:p>0.914773881435394</text:p>
          </table:table-cell>
          <table:table-cell office:value-type="float" office:value="0.913425326347351" calcext:value-type="float">
            <text:p>0.913425326347351</text:p>
          </table:table-cell>
          <table:table-cell office:value-type="float" office:value="0.914848983287811" calcext:value-type="float">
            <text:p>0.914848983287811</text:p>
          </table:table-cell>
          <table:table-cell office:value-type="float" office:value="0.911355018615723" calcext:value-type="float">
            <text:p>0.911355018615723</text:p>
          </table:table-cell>
          <table:table-cell office:value-type="float" office:value="0.912354826927185" calcext:value-type="float">
            <text:p>0.912354826927185</text:p>
          </table:table-cell>
          <table:table-cell office:value-type="float" office:value="0.909245133399963" calcext:value-type="float">
            <text:p>0.909245133399963</text:p>
          </table:table-cell>
          <table:table-cell office:value-type="float" office:value="0.911746025085449" calcext:value-type="float">
            <text:p>0.911746025085449</text:p>
          </table:table-cell>
          <table:table-cell office:value-type="float" office:value="0.913355886936188" calcext:value-type="float">
            <text:p>0.913355886936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5499769449234" calcext:value-type="float">
            <text:p>0.85499769449234</text:p>
          </table:table-cell>
          <table:table-cell office:value-type="float" office:value="0.853487312793732" calcext:value-type="float">
            <text:p>0.853487312793732</text:p>
          </table:table-cell>
          <table:table-cell office:value-type="float" office:value="0.85509604215622" calcext:value-type="float">
            <text:p>0.85509604215622</text:p>
          </table:table-cell>
          <table:table-cell office:value-type="float" office:value="0.858372688293457" calcext:value-type="float">
            <text:p>0.858372688293457</text:p>
          </table:table-cell>
          <table:table-cell office:value-type="float" office:value="0.860805332660675" calcext:value-type="float">
            <text:p>0.860805332660675</text:p>
          </table:table-cell>
          <table:table-cell office:value-type="float" office:value="0.859087109565735" calcext:value-type="float">
            <text:p>0.859087109565735</text:p>
          </table:table-cell>
          <table:table-cell office:value-type="float" office:value="0.860568881034851" calcext:value-type="float">
            <text:p>0.860568881034851</text:p>
          </table:table-cell>
          <table:table-cell office:value-type="float" office:value="0.863401234149933" calcext:value-type="float">
            <text:p>0.863401234149933</text:p>
          </table:table-cell>
          <table:table-cell office:value-type="float" office:value="0.866866409778595" calcext:value-type="float">
            <text:p>0.866866409778595</text:p>
          </table:table-cell>
          <table:table-cell office:value-type="float" office:value="0.869760870933533" calcext:value-type="float">
            <text:p>0.869760870933533</text:p>
          </table:table-cell>
          <table:table-cell office:value-type="float" office:value="0.868777871131897" calcext:value-type="float">
            <text:p>0.86877787113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01229918003082" calcext:value-type="float">
            <text:p>0.901229918003082</text:p>
          </table:table-cell>
          <table:table-cell office:value-type="float" office:value="0.904833436012268" calcext:value-type="float">
            <text:p>0.904833436012268</text:p>
          </table:table-cell>
          <table:table-cell office:value-type="float" office:value="0.905101478099823" calcext:value-type="float">
            <text:p>0.905101478099823</text:p>
          </table:table-cell>
          <table:table-cell office:value-type="float" office:value="0.907651424407959" calcext:value-type="float">
            <text:p>0.907651424407959</text:p>
          </table:table-cell>
          <table:table-cell office:value-type="float" office:value="0.906793653964996" calcext:value-type="float">
            <text:p>0.906793653964996</text:p>
          </table:table-cell>
          <table:table-cell office:value-type="float" office:value="0.906885862350464" calcext:value-type="float">
            <text:p>0.906885862350464</text:p>
          </table:table-cell>
          <table:table-cell office:value-type="float" office:value="0.907766282558441" calcext:value-type="float">
            <text:p>0.907766282558441</text:p>
          </table:table-cell>
          <table:table-cell office:value-type="float" office:value="0.908248603343964" calcext:value-type="float">
            <text:p>0.908248603343964</text:p>
          </table:table-cell>
          <table:table-cell office:value-type="float" office:value="0.907949388027191" calcext:value-type="float">
            <text:p>0.907949388027191</text:p>
          </table:table-cell>
          <table:table-cell office:value-type="float" office:value="0.907344400882721" calcext:value-type="float">
            <text:p>0.907344400882721</text:p>
          </table:table-cell>
          <table:table-cell office:value-type="float" office:value="0.908331036567688" calcext:value-type="float">
            <text:p>0.908331036567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5068955421448" calcext:value-type="float">
            <text:p>0.945068955421448</text:p>
          </table:table-cell>
          <table:table-cell office:value-type="float" office:value="0.945378720760345" calcext:value-type="float">
            <text:p>0.945378720760345</text:p>
          </table:table-cell>
          <table:table-cell office:value-type="float" office:value="0.945674777030945" calcext:value-type="float">
            <text:p>0.945674777030945</text:p>
          </table:table-cell>
          <table:table-cell office:value-type="float" office:value="0.946535170078278" calcext:value-type="float">
            <text:p>0.946535170078278</text:p>
          </table:table-cell>
          <table:table-cell office:value-type="float" office:value="0.945767343044281" calcext:value-type="float">
            <text:p>0.945767343044281</text:p>
          </table:table-cell>
          <table:table-cell office:value-type="float" office:value="0.947249054908752" calcext:value-type="float">
            <text:p>0.947249054908752</text:p>
          </table:table-cell>
          <table:table-cell office:value-type="float" office:value="0.946548998355866" calcext:value-type="float">
            <text:p>0.946548998355866</text:p>
          </table:table-cell>
          <table:table-cell office:value-type="float" office:value="0.946776688098908" calcext:value-type="float">
            <text:p>0.946776688098908</text:p>
          </table:table-cell>
          <table:table-cell office:value-type="float" office:value="0.947311162948608" calcext:value-type="float">
            <text:p>0.947311162948608</text:p>
          </table:table-cell>
          <table:table-cell office:value-type="float" office:value="0.948094367980957" calcext:value-type="float">
            <text:p>0.948094367980957</text:p>
          </table:table-cell>
          <table:table-cell office:value-type="float" office:value="0.948769211769104" calcext:value-type="float">
            <text:p>0.948769211769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08495163917542" calcext:value-type="float">
            <text:p>0.808495163917542</text:p>
          </table:table-cell>
          <table:table-cell office:value-type="float" office:value="0.829784870147705" calcext:value-type="float">
            <text:p>0.829784870147705</text:p>
          </table:table-cell>
          <table:table-cell office:value-type="float" office:value="0.840186357498169" calcext:value-type="float">
            <text:p>0.840186357498169</text:p>
          </table:table-cell>
          <table:table-cell office:value-type="float" office:value="0.843898832798004" calcext:value-type="float">
            <text:p>0.843898832798004</text:p>
          </table:table-cell>
          <table:table-cell office:value-type="float" office:value="0.847555041313171" calcext:value-type="float">
            <text:p>0.847555041313171</text:p>
          </table:table-cell>
          <table:table-cell office:value-type="float" office:value="0.84146386384964" calcext:value-type="float">
            <text:p>0.84146386384964</text:p>
          </table:table-cell>
          <table:table-cell office:value-type="float" office:value="0.841917634010315" calcext:value-type="float">
            <text:p>0.841917634010315</text:p>
          </table:table-cell>
          <table:table-cell office:value-type="float" office:value="0.849085450172424" calcext:value-type="float">
            <text:p>0.849085450172424</text:p>
          </table:table-cell>
          <table:table-cell office:value-type="float" office:value="0.854899048805237" calcext:value-type="float">
            <text:p>0.854899048805237</text:p>
          </table:table-cell>
          <table:table-cell office:value-type="float" office:value="0.860245645046234" calcext:value-type="float">
            <text:p>0.860245645046234</text:p>
          </table:table-cell>
          <table:table-cell office:value-type="float" office:value="0.86297881603241" calcext:value-type="float">
            <text:p>0.86297881603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39451217651367" calcext:value-type="float">
            <text:p>0.939451217651367</text:p>
          </table:table-cell>
          <table:table-cell office:value-type="float" office:value="0.939779102802277" calcext:value-type="float">
            <text:p>0.939779102802277</text:p>
          </table:table-cell>
          <table:table-cell office:value-type="float" office:value="0.940953850746155" calcext:value-type="float">
            <text:p>0.940953850746155</text:p>
          </table:table-cell>
          <table:table-cell office:value-type="float" office:value="0.944052517414093" calcext:value-type="float">
            <text:p>0.944052517414093</text:p>
          </table:table-cell>
          <table:table-cell office:value-type="float" office:value="0.943956553936004" calcext:value-type="float">
            <text:p>0.943956553936004</text:p>
          </table:table-cell>
          <table:table-cell office:value-type="float" office:value="0.942741572856903" calcext:value-type="float">
            <text:p>0.942741572856903</text:p>
          </table:table-cell>
          <table:table-cell office:value-type="float" office:value="0.942643761634827" calcext:value-type="float">
            <text:p>0.942643761634827</text:p>
          </table:table-cell>
          <table:table-cell office:value-type="float" office:value="0.943604469299316" calcext:value-type="float">
            <text:p>0.943604469299316</text:p>
          </table:table-cell>
          <table:table-cell office:value-type="float" office:value="0.944769978523254" calcext:value-type="float">
            <text:p>0.944769978523254</text:p>
          </table:table-cell>
          <table:table-cell office:value-type="float" office:value="0.944429755210876" calcext:value-type="float">
            <text:p>0.944429755210876</text:p>
          </table:table-cell>
          <table:table-cell office:value-type="float" office:value="0.944706916809082" calcext:value-type="float">
            <text:p>0.94470691680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078916311264" calcext:value-type="float">
            <text:p>0.94078916311264</text:p>
          </table:table-cell>
          <table:table-cell office:value-type="float" office:value="0.944252133369446" calcext:value-type="float">
            <text:p>0.944252133369446</text:p>
          </table:table-cell>
          <table:table-cell office:value-type="float" office:value="0.945390701293945" calcext:value-type="float">
            <text:p>0.945390701293945</text:p>
          </table:table-cell>
          <table:table-cell office:value-type="float" office:value="0.945663094520569" calcext:value-type="float">
            <text:p>0.945663094520569</text:p>
          </table:table-cell>
          <table:table-cell office:value-type="float" office:value="0.945992887020111" calcext:value-type="float">
            <text:p>0.945992887020111</text:p>
          </table:table-cell>
          <table:table-cell office:value-type="float" office:value="0.946646571159363" calcext:value-type="float">
            <text:p>0.946646571159363</text:p>
          </table:table-cell>
          <table:table-cell office:value-type="float" office:value="0.946918606758118" calcext:value-type="float">
            <text:p>0.946918606758118</text:p>
          </table:table-cell>
          <table:table-cell office:value-type="float" office:value="0.947055876255035" calcext:value-type="float">
            <text:p>0.947055876255035</text:p>
          </table:table-cell>
          <table:table-cell office:value-type="float" office:value="0.947397291660309" calcext:value-type="float">
            <text:p>0.947397291660309</text:p>
          </table:table-cell>
          <table:table-cell office:value-type="float" office:value="0.946648418903351" calcext:value-type="float">
            <text:p>0.946648418903351</text:p>
          </table:table-cell>
          <table:table-cell office:value-type="float" office:value="0.946645081043243" calcext:value-type="float">
            <text:p>0.946645081043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943779706955" calcext:value-type="float">
            <text:p>0.94943779706955</text:p>
          </table:table-cell>
          <table:table-cell office:value-type="float" office:value="0.9501673579216" calcext:value-type="float">
            <text:p>0.9501673579216</text:p>
          </table:table-cell>
          <table:table-cell office:value-type="float" office:value="0.951079070568085" calcext:value-type="float">
            <text:p>0.951079070568085</text:p>
          </table:table-cell>
          <table:table-cell office:value-type="float" office:value="0.951024055480957" calcext:value-type="float">
            <text:p>0.951024055480957</text:p>
          </table:table-cell>
          <table:table-cell office:value-type="float" office:value="0.950668275356293" calcext:value-type="float">
            <text:p>0.950668275356293</text:p>
          </table:table-cell>
          <table:table-cell office:value-type="float" office:value="0.950730443000793" calcext:value-type="float">
            <text:p>0.950730443000793</text:p>
          </table:table-cell>
          <table:table-cell office:value-type="float" office:value="0.950568914413452" calcext:value-type="float">
            <text:p>0.950568914413452</text:p>
          </table:table-cell>
          <table:table-cell office:value-type="float" office:value="0.949929118156433" calcext:value-type="float">
            <text:p>0.949929118156433</text:p>
          </table:table-cell>
          <table:table-cell office:value-type="float" office:value="0.95091038942337" calcext:value-type="float">
            <text:p>0.95091038942337</text:p>
          </table:table-cell>
          <table:table-cell office:value-type="float" office:value="0.951499104499817" calcext:value-type="float">
            <text:p>0.951499104499817</text:p>
          </table:table-cell>
          <table:table-cell office:value-type="float" office:value="0.951119124889374" calcext:value-type="float">
            <text:p>0.951119124889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906545221805572" calcext:value-type="float">
            <text:p>0.906545221805572</text:p>
          </table:table-cell>
          <table:table-cell office:value-type="float" office:value="0.907105684280396" calcext:value-type="float">
            <text:p>0.907105684280396</text:p>
          </table:table-cell>
          <table:table-cell office:value-type="float" office:value="0.907565832138062" calcext:value-type="float">
            <text:p>0.907565832138062</text:p>
          </table:table-cell>
          <table:table-cell office:value-type="float" office:value="0.910367906093597" calcext:value-type="float">
            <text:p>0.910367906093597</text:p>
          </table:table-cell>
          <table:table-cell office:value-type="float" office:value="0.912280678749084" calcext:value-type="float">
            <text:p>0.912280678749084</text:p>
          </table:table-cell>
          <table:table-cell office:value-type="float" office:value="0.912861704826355" calcext:value-type="float">
            <text:p>0.912861704826355</text:p>
          </table:table-cell>
          <table:table-cell office:value-type="float" office:value="0.914975702762604" calcext:value-type="float">
            <text:p>0.914975702762604</text:p>
          </table:table-cell>
          <table:table-cell office:value-type="float" office:value="0.915686905384064" calcext:value-type="float">
            <text:p>0.915686905384064</text:p>
          </table:table-cell>
          <table:table-cell office:value-type="float" office:value="0.914525628089905" calcext:value-type="float">
            <text:p>0.914525628089905</text:p>
          </table:table-cell>
          <table:table-cell office:value-type="float" office:value="0.914757430553436" calcext:value-type="float">
            <text:p>0.914757430553436</text:p>
          </table:table-cell>
          <table:table-cell office:value-type="float" office:value="0.915557026863098" calcext:value-type="float">
            <text:p>0.915557026863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87943083047867" calcext:value-type="float">
            <text:p>0.487943083047867</text:p>
          </table:table-cell>
          <table:table-cell office:value-type="float" office:value="0.488787114620209" calcext:value-type="float">
            <text:p>0.488787114620209</text:p>
          </table:table-cell>
          <table:table-cell office:value-type="float" office:value="0.494682133197784" calcext:value-type="float">
            <text:p>0.494682133197784</text:p>
          </table:table-cell>
          <table:table-cell office:value-type="float" office:value="0.499789863824844" calcext:value-type="float">
            <text:p>0.499789863824844</text:p>
          </table:table-cell>
          <table:table-cell office:value-type="float" office:value="0.507065057754517" calcext:value-type="float">
            <text:p>0.507065057754517</text:p>
          </table:table-cell>
          <table:table-cell office:value-type="float" office:value="0.511659860610962" calcext:value-type="float">
            <text:p>0.511659860610962</text:p>
          </table:table-cell>
          <table:table-cell office:value-type="float" office:value="0.50563782453537" calcext:value-type="float">
            <text:p>0.50563782453537</text:p>
          </table:table-cell>
          <table:table-cell office:value-type="float" office:value="0.509305655956268" calcext:value-type="float">
            <text:p>0.509305655956268</text:p>
          </table:table-cell>
          <table:table-cell office:value-type="float" office:value="0.512569069862366" calcext:value-type="float">
            <text:p>0.512569069862366</text:p>
          </table:table-cell>
          <table:table-cell office:value-type="float" office:value="0.507865726947784" calcext:value-type="float">
            <text:p>0.507865726947784</text:p>
          </table:table-cell>
          <table:table-cell office:value-type="float" office:value="0.51216471195221" calcext:value-type="float">
            <text:p>0.51216471195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51472198963165" calcext:value-type="float">
            <text:p>0.851472198963165</text:p>
          </table:table-cell>
          <table:table-cell office:value-type="float" office:value="0.875839829444885" calcext:value-type="float">
            <text:p>0.875839829444885</text:p>
          </table:table-cell>
          <table:table-cell office:value-type="float" office:value="0.87864077091217" calcext:value-type="float">
            <text:p>0.87864077091217</text:p>
          </table:table-cell>
          <table:table-cell office:value-type="float" office:value="0.880903124809265" calcext:value-type="float">
            <text:p>0.880903124809265</text:p>
          </table:table-cell>
          <table:table-cell office:value-type="float" office:value="0.877819538116455" calcext:value-type="float">
            <text:p>0.877819538116455</text:p>
          </table:table-cell>
          <table:table-cell office:value-type="float" office:value="0.878498017787933" calcext:value-type="float">
            <text:p>0.878498017787933</text:p>
          </table:table-cell>
          <table:table-cell office:value-type="float" office:value="0.880924761295319" calcext:value-type="float">
            <text:p>0.880924761295319</text:p>
          </table:table-cell>
          <table:table-cell office:value-type="float" office:value="0.886886358261108" calcext:value-type="float">
            <text:p>0.886886358261108</text:p>
          </table:table-cell>
          <table:table-cell office:value-type="float" office:value="0.887067914009094" calcext:value-type="float">
            <text:p>0.887067914009094</text:p>
          </table:table-cell>
          <table:table-cell office:value-type="float" office:value="0.887245655059814" calcext:value-type="float">
            <text:p>0.887245655059814</text:p>
          </table:table-cell>
          <table:table-cell office:value-type="float" office:value="0.886545181274414" calcext:value-type="float">
            <text:p>0.886545181274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53793132305145" calcext:value-type="float">
            <text:p>0.553793132305145</text:p>
          </table:table-cell>
          <table:table-cell office:value-type="float" office:value="0.642532289028168" calcext:value-type="float">
            <text:p>0.642532289028168</text:p>
          </table:table-cell>
          <table:table-cell office:value-type="float" office:value="0.701030910015106" calcext:value-type="float">
            <text:p>0.701030910015106</text:p>
          </table:table-cell>
          <table:table-cell office:value-type="float" office:value="0.69842517375946" calcext:value-type="float">
            <text:p>0.69842517375946</text:p>
          </table:table-cell>
          <table:table-cell office:value-type="float" office:value="0.693375051021576" calcext:value-type="float">
            <text:p>0.693375051021576</text:p>
          </table:table-cell>
          <table:table-cell office:value-type="float" office:value="0.689791858196258" calcext:value-type="float">
            <text:p>0.689791858196258</text:p>
          </table:table-cell>
          <table:table-cell office:value-type="float" office:value="0.703733742237091" calcext:value-type="float">
            <text:p>0.703733742237091</text:p>
          </table:table-cell>
          <table:table-cell office:value-type="float" office:value="0.718550562858581" calcext:value-type="float">
            <text:p>0.718550562858581</text:p>
          </table:table-cell>
          <table:table-cell office:value-type="float" office:value="0.716988921165466" calcext:value-type="float">
            <text:p>0.716988921165466</text:p>
          </table:table-cell>
          <table:table-cell office:value-type="float" office:value="0.714403629302979" calcext:value-type="float">
            <text:p>0.714403629302979</text:p>
          </table:table-cell>
          <table:table-cell office:value-type="float" office:value="0.721740961074829" calcext:value-type="float">
            <text:p>0.721740961074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20815229415894" calcext:value-type="float">
            <text:p>0.920815229415894</text:p>
          </table:table-cell>
          <table:table-cell office:value-type="float" office:value="0.92124742269516" calcext:value-type="float">
            <text:p>0.92124742269516</text:p>
          </table:table-cell>
          <table:table-cell office:value-type="float" office:value="0.920885920524597" calcext:value-type="float">
            <text:p>0.920885920524597</text:p>
          </table:table-cell>
          <table:table-cell office:value-type="float" office:value="0.922681868076324" calcext:value-type="float">
            <text:p>0.922681868076324</text:p>
          </table:table-cell>
          <table:table-cell office:value-type="float" office:value="0.923098862171173" calcext:value-type="float">
            <text:p>0.923098862171173</text:p>
          </table:table-cell>
          <table:table-cell office:value-type="float" office:value="0.924431324005127" calcext:value-type="float">
            <text:p>0.924431324005127</text:p>
          </table:table-cell>
          <table:table-cell office:value-type="float" office:value="0.924373745918274" calcext:value-type="float">
            <text:p>0.924373745918274</text:p>
          </table:table-cell>
          <table:table-cell office:value-type="float" office:value="0.925087034702301" calcext:value-type="float">
            <text:p>0.925087034702301</text:p>
          </table:table-cell>
          <table:table-cell office:value-type="float" office:value="0.924974977970123" calcext:value-type="float">
            <text:p>0.924974977970123</text:p>
          </table:table-cell>
          <table:table-cell office:value-type="float" office:value="0.92488420009613" calcext:value-type="float">
            <text:p>0.92488420009613</text:p>
          </table:table-cell>
          <table:table-cell office:value-type="float" office:value="0.925433158874512" calcext:value-type="float">
            <text:p>0.925433158874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52672302722931" calcext:value-type="float">
            <text:p>0.952672302722931</text:p>
          </table:table-cell>
          <table:table-cell office:value-type="float" office:value="0.954200029373169" calcext:value-type="float">
            <text:p>0.954200029373169</text:p>
          </table:table-cell>
          <table:table-cell office:value-type="float" office:value="0.954124212265015" calcext:value-type="float">
            <text:p>0.954124212265015</text:p>
          </table:table-cell>
          <table:table-cell office:value-type="float" office:value="0.954244673252106" calcext:value-type="float">
            <text:p>0.954244673252106</text:p>
          </table:table-cell>
          <table:table-cell office:value-type="float" office:value="0.954889357089996" calcext:value-type="float">
            <text:p>0.954889357089996</text:p>
          </table:table-cell>
          <table:table-cell office:value-type="float" office:value="0.954703986644745" calcext:value-type="float">
            <text:p>0.954703986644745</text:p>
          </table:table-cell>
          <table:table-cell office:value-type="float" office:value="0.955093681812286" calcext:value-type="float">
            <text:p>0.955093681812286</text:p>
          </table:table-cell>
          <table:table-cell office:value-type="float" office:value="0.955726742744446" calcext:value-type="float">
            <text:p>0.955726742744446</text:p>
          </table:table-cell>
          <table:table-cell office:value-type="float" office:value="0.95639431476593" calcext:value-type="float">
            <text:p>0.95639431476593</text:p>
          </table:table-cell>
          <table:table-cell office:value-type="float" office:value="0.957582592964172" calcext:value-type="float">
            <text:p>0.957582592964172</text:p>
          </table:table-cell>
          <table:table-cell office:value-type="float" office:value="0.957478582859039" calcext:value-type="float">
            <text:p>0.957478582859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1029155254364" calcext:value-type="float">
            <text:p>0.91029155254364</text:p>
          </table:table-cell>
          <table:table-cell office:value-type="float" office:value="0.911520481109619" calcext:value-type="float">
            <text:p>0.911520481109619</text:p>
          </table:table-cell>
          <table:table-cell office:value-type="float" office:value="0.912713825702667" calcext:value-type="float">
            <text:p>0.912713825702667</text:p>
          </table:table-cell>
          <table:table-cell office:value-type="float" office:value="0.912914335727692" calcext:value-type="float">
            <text:p>0.912914335727692</text:p>
          </table:table-cell>
          <table:table-cell office:value-type="float" office:value="0.915593683719635" calcext:value-type="float">
            <text:p>0.915593683719635</text:p>
          </table:table-cell>
          <table:table-cell office:value-type="float" office:value="0.916819870471954" calcext:value-type="float">
            <text:p>0.916819870471954</text:p>
          </table:table-cell>
          <table:table-cell office:value-type="float" office:value="0.917249500751495" calcext:value-type="float">
            <text:p>0.917249500751495</text:p>
          </table:table-cell>
          <table:table-cell office:value-type="float" office:value="0.918056845664978" calcext:value-type="float">
            <text:p>0.918056845664978</text:p>
          </table:table-cell>
          <table:table-cell office:value-type="float" office:value="0.918064177036285" calcext:value-type="float">
            <text:p>0.918064177036285</text:p>
          </table:table-cell>
          <table:table-cell office:value-type="float" office:value="0.917430341243744" calcext:value-type="float">
            <text:p>0.917430341243744</text:p>
          </table:table-cell>
          <table:table-cell office:value-type="float" office:value="0.916418135166168" calcext:value-type="float">
            <text:p>0.916418135166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786690950393677" calcext:value-type="float">
            <text:p>0.786690950393677</text:p>
          </table:table-cell>
          <table:table-cell office:value-type="float" office:value="0.810372769832611" calcext:value-type="float">
            <text:p>0.810372769832611</text:p>
          </table:table-cell>
          <table:table-cell office:value-type="float" office:value="0.815619230270386" calcext:value-type="float">
            <text:p>0.815619230270386</text:p>
          </table:table-cell>
          <table:table-cell office:value-type="float" office:value="0.821052610874176" calcext:value-type="float">
            <text:p>0.821052610874176</text:p>
          </table:table-cell>
          <table:table-cell office:value-type="float" office:value="0.823365151882172" calcext:value-type="float">
            <text:p>0.823365151882172</text:p>
          </table:table-cell>
          <table:table-cell office:value-type="float" office:value="0.832164585590362" calcext:value-type="float">
            <text:p>0.832164585590362</text:p>
          </table:table-cell>
          <table:table-cell office:value-type="float" office:value="0.829836845397949" calcext:value-type="float">
            <text:p>0.829836845397949</text:p>
          </table:table-cell>
          <table:table-cell office:value-type="float" office:value="0.828711271286011" calcext:value-type="float">
            <text:p>0.828711271286011</text:p>
          </table:table-cell>
          <table:table-cell office:value-type="float" office:value="0.831429243087769" calcext:value-type="float">
            <text:p>0.831429243087769</text:p>
          </table:table-cell>
          <table:table-cell office:value-type="float" office:value="0.833606362342835" calcext:value-type="float">
            <text:p>0.833606362342835</text:p>
          </table:table-cell>
          <table:table-cell office:value-type="float" office:value="0.83271199464798" calcext:value-type="float">
            <text:p>0.83271199464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3664479255676" calcext:value-type="float">
            <text:p>0.893664479255676</text:p>
          </table:table-cell>
          <table:table-cell office:value-type="float" office:value="0.901389122009277" calcext:value-type="float">
            <text:p>0.901389122009277</text:p>
          </table:table-cell>
          <table:table-cell office:value-type="float" office:value="0.900086879730225" calcext:value-type="float">
            <text:p>0.900086879730225</text:p>
          </table:table-cell>
          <table:table-cell office:value-type="float" office:value="0.901036143302918" calcext:value-type="float">
            <text:p>0.901036143302918</text:p>
          </table:table-cell>
          <table:table-cell office:value-type="float" office:value="0.901772916316986" calcext:value-type="float">
            <text:p>0.901772916316986</text:p>
          </table:table-cell>
          <table:table-cell office:value-type="float" office:value="0.90210223197937" calcext:value-type="float">
            <text:p>0.90210223197937</text:p>
          </table:table-cell>
          <table:table-cell office:value-type="float" office:value="0.902539193630218" calcext:value-type="float">
            <text:p>0.902539193630218</text:p>
          </table:table-cell>
          <table:table-cell office:value-type="float" office:value="0.905008435249329" calcext:value-type="float">
            <text:p>0.905008435249329</text:p>
          </table:table-cell>
          <table:table-cell office:value-type="float" office:value="0.905745089054108" calcext:value-type="float">
            <text:p>0.905745089054108</text:p>
          </table:table-cell>
          <table:table-cell office:value-type="float" office:value="0.906378746032715" calcext:value-type="float">
            <text:p>0.906378746032715</text:p>
          </table:table-cell>
          <table:table-cell office:value-type="float" office:value="0.905947685241699" calcext:value-type="float">
            <text:p>0.905947685241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3846720457077" calcext:value-type="float">
            <text:p>0.93846720457077</text:p>
          </table:table-cell>
          <table:table-cell office:value-type="float" office:value="0.938957393169403" calcext:value-type="float">
            <text:p>0.938957393169403</text:p>
          </table:table-cell>
          <table:table-cell office:value-type="float" office:value="0.939156413078308" calcext:value-type="float">
            <text:p>0.939156413078308</text:p>
          </table:table-cell>
          <table:table-cell office:value-type="float" office:value="0.94073897600174" calcext:value-type="float">
            <text:p>0.94073897600174</text:p>
          </table:table-cell>
          <table:table-cell office:value-type="float" office:value="0.94206029176712" calcext:value-type="float">
            <text:p>0.94206029176712</text:p>
          </table:table-cell>
          <table:table-cell office:value-type="float" office:value="0.942629516124725" calcext:value-type="float">
            <text:p>0.942629516124725</text:p>
          </table:table-cell>
          <table:table-cell office:value-type="float" office:value="0.94276762008667" calcext:value-type="float">
            <text:p>0.94276762008667</text:p>
          </table:table-cell>
          <table:table-cell office:value-type="float" office:value="0.94223415851593" calcext:value-type="float">
            <text:p>0.94223415851593</text:p>
          </table:table-cell>
          <table:table-cell office:value-type="float" office:value="0.942228376865387" calcext:value-type="float">
            <text:p>0.942228376865387</text:p>
          </table:table-cell>
          <table:table-cell office:value-type="float" office:value="0.94208413362503" calcext:value-type="float">
            <text:p>0.94208413362503</text:p>
          </table:table-cell>
          <table:table-cell office:value-type="float" office:value="0.942602217197418" calcext:value-type="float">
            <text:p>0.942602217197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17452573776245" calcext:value-type="float">
            <text:p>0.917452573776245</text:p>
          </table:table-cell>
          <table:table-cell office:value-type="float" office:value="0.919813215732574" calcext:value-type="float">
            <text:p>0.919813215732574</text:p>
          </table:table-cell>
          <table:table-cell office:value-type="float" office:value="0.920328855514526" calcext:value-type="float">
            <text:p>0.920328855514526</text:p>
          </table:table-cell>
          <table:table-cell office:value-type="float" office:value="0.921539783477783" calcext:value-type="float">
            <text:p>0.921539783477783</text:p>
          </table:table-cell>
          <table:table-cell office:value-type="float" office:value="0.926434099674225" calcext:value-type="float">
            <text:p>0.926434099674225</text:p>
          </table:table-cell>
          <table:table-cell office:value-type="float" office:value="0.924958169460297" calcext:value-type="float">
            <text:p>0.924958169460297</text:p>
          </table:table-cell>
          <table:table-cell office:value-type="float" office:value="0.924357831478119" calcext:value-type="float">
            <text:p>0.924357831478119</text:p>
          </table:table-cell>
          <table:table-cell office:value-type="float" office:value="0.927122831344604" calcext:value-type="float">
            <text:p>0.927122831344604</text:p>
          </table:table-cell>
          <table:table-cell office:value-type="float" office:value="0.925895929336548" calcext:value-type="float">
            <text:p>0.925895929336548</text:p>
          </table:table-cell>
          <table:table-cell office:value-type="float" office:value="0.926705837249756" calcext:value-type="float">
            <text:p>0.926705837249756</text:p>
          </table:table-cell>
          <table:table-cell office:value-type="float" office:value="0.926468372344971" calcext:value-type="float">
            <text:p>0.926468372344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9580371379852" calcext:value-type="float">
            <text:p>0.949580371379852</text:p>
          </table:table-cell>
          <table:table-cell office:value-type="float" office:value="0.949497640132904" calcext:value-type="float">
            <text:p>0.949497640132904</text:p>
          </table:table-cell>
          <table:table-cell office:value-type="float" office:value="0.949288070201874" calcext:value-type="float">
            <text:p>0.949288070201874</text:p>
          </table:table-cell>
          <table:table-cell office:value-type="float" office:value="0.950257658958435" calcext:value-type="float">
            <text:p>0.950257658958435</text:p>
          </table:table-cell>
          <table:table-cell office:value-type="float" office:value="0.950846791267395" calcext:value-type="float">
            <text:p>0.950846791267395</text:p>
          </table:table-cell>
          <table:table-cell office:value-type="float" office:value="0.951565444469452" calcext:value-type="float">
            <text:p>0.951565444469452</text:p>
          </table:table-cell>
          <table:table-cell office:value-type="float" office:value="0.951267063617706" calcext:value-type="float">
            <text:p>0.951267063617706</text:p>
          </table:table-cell>
          <table:table-cell office:value-type="float" office:value="0.951666712760925" calcext:value-type="float">
            <text:p>0.951666712760925</text:p>
          </table:table-cell>
          <table:table-cell office:value-type="float" office:value="0.952953219413757" calcext:value-type="float">
            <text:p>0.952953219413757</text:p>
          </table:table-cell>
          <table:table-cell office:value-type="float" office:value="0.953359305858612" calcext:value-type="float">
            <text:p>0.953359305858612</text:p>
          </table:table-cell>
          <table:table-cell office:value-type="float" office:value="0.952962934970856" calcext:value-type="float">
            <text:p>0.952962934970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30013597011566" calcext:value-type="float">
            <text:p>0.930013597011566</text:p>
          </table:table-cell>
          <table:table-cell office:value-type="float" office:value="0.934889197349548" calcext:value-type="float">
            <text:p>0.934889197349548</text:p>
          </table:table-cell>
          <table:table-cell office:value-type="float" office:value="0.935799956321716" calcext:value-type="float">
            <text:p>0.935799956321716</text:p>
          </table:table-cell>
          <table:table-cell office:value-type="float" office:value="0.935606718063354" calcext:value-type="float">
            <text:p>0.935606718063354</text:p>
          </table:table-cell>
          <table:table-cell office:value-type="float" office:value="0.936245858669281" calcext:value-type="float">
            <text:p>0.936245858669281</text:p>
          </table:table-cell>
          <table:table-cell office:value-type="float" office:value="0.935262203216553" calcext:value-type="float">
            <text:p>0.935262203216553</text:p>
          </table:table-cell>
          <table:table-cell office:value-type="float" office:value="0.936107099056244" calcext:value-type="float">
            <text:p>0.936107099056244</text:p>
          </table:table-cell>
          <table:table-cell office:value-type="float" office:value="0.936491131782532" calcext:value-type="float">
            <text:p>0.936491131782532</text:p>
          </table:table-cell>
          <table:table-cell office:value-type="float" office:value="0.936996519565582" calcext:value-type="float">
            <text:p>0.936996519565582</text:p>
          </table:table-cell>
          <table:table-cell office:value-type="float" office:value="0.936428427696228" calcext:value-type="float">
            <text:p>0.936428427696228</text:p>
          </table:table-cell>
          <table:table-cell office:value-type="float" office:value="0.936466813087463" calcext:value-type="float">
            <text:p>0.936466813087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0066165924072" calcext:value-type="float">
            <text:p>0.870066165924072</text:p>
          </table:table-cell>
          <table:table-cell office:value-type="float" office:value="0.868859767913818" calcext:value-type="float">
            <text:p>0.868859767913818</text:p>
          </table:table-cell>
          <table:table-cell office:value-type="float" office:value="0.86985456943512" calcext:value-type="float">
            <text:p>0.86985456943512</text:p>
          </table:table-cell>
          <table:table-cell office:value-type="float" office:value="0.875815510749817" calcext:value-type="float">
            <text:p>0.875815510749817</text:p>
          </table:table-cell>
          <table:table-cell office:value-type="float" office:value="0.878411889076233" calcext:value-type="float">
            <text:p>0.878411889076233</text:p>
          </table:table-cell>
          <table:table-cell office:value-type="float" office:value="0.878184258937836" calcext:value-type="float">
            <text:p>0.878184258937836</text:p>
          </table:table-cell>
          <table:table-cell office:value-type="float" office:value="0.880292057991028" calcext:value-type="float">
            <text:p>0.880292057991028</text:p>
          </table:table-cell>
          <table:table-cell office:value-type="float" office:value="0.882920026779175" calcext:value-type="float">
            <text:p>0.882920026779175</text:p>
          </table:table-cell>
          <table:table-cell office:value-type="float" office:value="0.881689488887787" calcext:value-type="float">
            <text:p>0.881689488887787</text:p>
          </table:table-cell>
          <table:table-cell office:value-type="float" office:value="0.881606161594391" calcext:value-type="float">
            <text:p>0.881606161594391</text:p>
          </table:table-cell>
          <table:table-cell office:value-type="float" office:value="0.880457639694214" calcext:value-type="float">
            <text:p>0.880457639694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63969588279724" calcext:value-type="float">
            <text:p>0.963969588279724</text:p>
          </table:table-cell>
          <table:table-cell office:value-type="float" office:value="0.963355541229248" calcext:value-type="float">
            <text:p>0.963355541229248</text:p>
          </table:table-cell>
          <table:table-cell office:value-type="float" office:value="0.963818490505218" calcext:value-type="float">
            <text:p>0.963818490505218</text:p>
          </table:table-cell>
          <table:table-cell office:value-type="float" office:value="0.9641233086586" calcext:value-type="float">
            <text:p>0.9641233086586</text:p>
          </table:table-cell>
          <table:table-cell office:value-type="float" office:value="0.964727282524109" calcext:value-type="float">
            <text:p>0.964727282524109</text:p>
          </table:table-cell>
          <table:table-cell office:value-type="float" office:value="0.965611398220062" calcext:value-type="float">
            <text:p>0.965611398220062</text:p>
          </table:table-cell>
          <table:table-cell office:value-type="float" office:value="0.965671479701996" calcext:value-type="float">
            <text:p>0.965671479701996</text:p>
          </table:table-cell>
          <table:table-cell office:value-type="float" office:value="0.965728461742401" calcext:value-type="float">
            <text:p>0.965728461742401</text:p>
          </table:table-cell>
          <table:table-cell office:value-type="float" office:value="0.966531336307526" calcext:value-type="float">
            <text:p>0.966531336307526</text:p>
          </table:table-cell>
          <table:table-cell office:value-type="float" office:value="0.966365694999695" calcext:value-type="float">
            <text:p>0.966365694999695</text:p>
          </table:table-cell>
          <table:table-cell office:value-type="float" office:value="0.966013967990875" calcext:value-type="float">
            <text:p>0.966013967990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1903293132782" calcext:value-type="float">
            <text:p>0.91903293132782</text:p>
          </table:table-cell>
          <table:table-cell office:value-type="float" office:value="0.925786137580872" calcext:value-type="float">
            <text:p>0.925786137580872</text:p>
          </table:table-cell>
          <table:table-cell office:value-type="float" office:value="0.931794106960297" calcext:value-type="float">
            <text:p>0.931794106960297</text:p>
          </table:table-cell>
          <table:table-cell office:value-type="float" office:value="0.933103621006012" calcext:value-type="float">
            <text:p>0.933103621006012</text:p>
          </table:table-cell>
          <table:table-cell office:value-type="float" office:value="0.932606279850006" calcext:value-type="float">
            <text:p>0.932606279850006</text:p>
          </table:table-cell>
          <table:table-cell office:value-type="float" office:value="0.931603908538818" calcext:value-type="float">
            <text:p>0.931603908538818</text:p>
          </table:table-cell>
          <table:table-cell office:value-type="float" office:value="0.934295237064362" calcext:value-type="float">
            <text:p>0.934295237064362</text:p>
          </table:table-cell>
          <table:table-cell office:value-type="float" office:value="0.936366736888886" calcext:value-type="float">
            <text:p>0.936366736888886</text:p>
          </table:table-cell>
          <table:table-cell office:value-type="float" office:value="0.933635056018829" calcext:value-type="float">
            <text:p>0.933635056018829</text:p>
          </table:table-cell>
          <table:table-cell office:value-type="float" office:value="0.932793200016022" calcext:value-type="float">
            <text:p>0.932793200016022</text:p>
          </table:table-cell>
          <table:table-cell office:value-type="float" office:value="0.935490190982819" calcext:value-type="float">
            <text:p>0.935490190982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63540768623352" calcext:value-type="float">
            <text:p>0.863540768623352</text:p>
          </table:table-cell>
          <table:table-cell office:value-type="float" office:value="0.859792530536652" calcext:value-type="float">
            <text:p>0.859792530536652</text:p>
          </table:table-cell>
          <table:table-cell office:value-type="float" office:value="0.854906857013702" calcext:value-type="float">
            <text:p>0.854906857013702</text:p>
          </table:table-cell>
          <table:table-cell office:value-type="float" office:value="0.849745988845825" calcext:value-type="float">
            <text:p>0.849745988845825</text:p>
          </table:table-cell>
          <table:table-cell office:value-type="float" office:value="0.856529593467712" calcext:value-type="float">
            <text:p>0.856529593467712</text:p>
          </table:table-cell>
          <table:table-cell office:value-type="float" office:value="0.856034338474274" calcext:value-type="float">
            <text:p>0.856034338474274</text:p>
          </table:table-cell>
          <table:table-cell office:value-type="float" office:value="0.858898222446442" calcext:value-type="float">
            <text:p>0.858898222446442</text:p>
          </table:table-cell>
          <table:table-cell office:value-type="float" office:value="0.856509685516357" calcext:value-type="float">
            <text:p>0.856509685516357</text:p>
          </table:table-cell>
          <table:table-cell office:value-type="float" office:value="0.854108810424805" calcext:value-type="float">
            <text:p>0.854108810424805</text:p>
          </table:table-cell>
          <table:table-cell office:value-type="float" office:value="0.850257694721222" calcext:value-type="float">
            <text:p>0.850257694721222</text:p>
          </table:table-cell>
          <table:table-cell office:value-type="float" office:value="0.853672087192535" calcext:value-type="float">
            <text:p>0.853672087192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55577647686004" calcext:value-type="float">
            <text:p>0.855577647686004</text:p>
          </table:table-cell>
          <table:table-cell office:value-type="float" office:value="0.861888647079468" calcext:value-type="float">
            <text:p>0.861888647079468</text:p>
          </table:table-cell>
          <table:table-cell office:value-type="float" office:value="0.859075963497162" calcext:value-type="float">
            <text:p>0.859075963497162</text:p>
          </table:table-cell>
          <table:table-cell office:value-type="float" office:value="0.859544396400452" calcext:value-type="float">
            <text:p>0.859544396400452</text:p>
          </table:table-cell>
          <table:table-cell office:value-type="float" office:value="0.855741024017334" calcext:value-type="float">
            <text:p>0.855741024017334</text:p>
          </table:table-cell>
          <table:table-cell office:value-type="float" office:value="0.858825623989105" calcext:value-type="float">
            <text:p>0.858825623989105</text:p>
          </table:table-cell>
          <table:table-cell office:value-type="float" office:value="0.860788285732269" calcext:value-type="float">
            <text:p>0.860788285732269</text:p>
          </table:table-cell>
          <table:table-cell office:value-type="float" office:value="0.860593676567078" calcext:value-type="float">
            <text:p>0.860593676567078</text:p>
          </table:table-cell>
          <table:table-cell office:value-type="float" office:value="0.861940324306488" calcext:value-type="float">
            <text:p>0.861940324306488</text:p>
          </table:table-cell>
          <table:table-cell office:value-type="float" office:value="0.861479163169861" calcext:value-type="float">
            <text:p>0.861479163169861</text:p>
          </table:table-cell>
          <table:table-cell office:value-type="float" office:value="0.86162006855011" calcext:value-type="float">
            <text:p>0.86162006855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891994535923004" calcext:value-type="float">
            <text:p>0.891994535923004</text:p>
          </table:table-cell>
          <table:table-cell office:value-type="float" office:value="0.892836928367615" calcext:value-type="float">
            <text:p>0.892836928367615</text:p>
          </table:table-cell>
          <table:table-cell office:value-type="float" office:value="0.893737614154816" calcext:value-type="float">
            <text:p>0.893737614154816</text:p>
          </table:table-cell>
          <table:table-cell office:value-type="float" office:value="0.895424544811249" calcext:value-type="float">
            <text:p>0.895424544811249</text:p>
          </table:table-cell>
          <table:table-cell office:value-type="float" office:value="0.896057069301605" calcext:value-type="float">
            <text:p>0.896057069301605</text:p>
          </table:table-cell>
          <table:table-cell office:value-type="float" office:value="0.896859526634216" calcext:value-type="float">
            <text:p>0.896859526634216</text:p>
          </table:table-cell>
          <table:table-cell office:value-type="float" office:value="0.897414088249206" calcext:value-type="float">
            <text:p>0.897414088249206</text:p>
          </table:table-cell>
          <table:table-cell office:value-type="float" office:value="0.897291600704193" calcext:value-type="float">
            <text:p>0.897291600704193</text:p>
          </table:table-cell>
          <table:table-cell office:value-type="float" office:value="0.896967232227325" calcext:value-type="float">
            <text:p>0.896967232227325</text:p>
          </table:table-cell>
          <table:table-cell office:value-type="float" office:value="0.897087395191193" calcext:value-type="float">
            <text:p>0.897087395191193</text:p>
          </table:table-cell>
          <table:table-cell office:value-type="float" office:value="0.896459639072418" calcext:value-type="float">
            <text:p>0.896459639072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59786117076874" calcext:value-type="float">
            <text:p>0.959786117076874</text:p>
          </table:table-cell>
          <table:table-cell office:value-type="float" office:value="0.960360586643219" calcext:value-type="float">
            <text:p>0.960360586643219</text:p>
          </table:table-cell>
          <table:table-cell office:value-type="float" office:value="0.960549831390381" calcext:value-type="float">
            <text:p>0.960549831390381</text:p>
          </table:table-cell>
          <table:table-cell office:value-type="float" office:value="0.959933042526245" calcext:value-type="float">
            <text:p>0.959933042526245</text:p>
          </table:table-cell>
          <table:table-cell office:value-type="float" office:value="0.960210502147675" calcext:value-type="float">
            <text:p>0.960210502147675</text:p>
          </table:table-cell>
          <table:table-cell office:value-type="float" office:value="0.95993846654892" calcext:value-type="float">
            <text:p>0.95993846654892</text:p>
          </table:table-cell>
          <table:table-cell office:value-type="float" office:value="0.959828495979309" calcext:value-type="float">
            <text:p>0.959828495979309</text:p>
          </table:table-cell>
          <table:table-cell office:value-type="float" office:value="0.959548354148865" calcext:value-type="float">
            <text:p>0.959548354148865</text:p>
          </table:table-cell>
          <table:table-cell office:value-type="float" office:value="0.958210647106171" calcext:value-type="float">
            <text:p>0.958210647106171</text:p>
          </table:table-cell>
          <table:table-cell office:value-type="float" office:value="0.958223283290863" calcext:value-type="float">
            <text:p>0.958223283290863</text:p>
          </table:table-cell>
          <table:table-cell office:value-type="float" office:value="0.959076344966888" calcext:value-type="float">
            <text:p>0.959076344966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562157869339" calcext:value-type="float">
            <text:p>0.91562157869339</text:p>
          </table:table-cell>
          <table:table-cell office:value-type="float" office:value="0.915765166282654" calcext:value-type="float">
            <text:p>0.915765166282654</text:p>
          </table:table-cell>
          <table:table-cell office:value-type="float" office:value="0.918918907642364" calcext:value-type="float">
            <text:p>0.918918907642364</text:p>
          </table:table-cell>
          <table:table-cell office:value-type="float" office:value="0.920607924461365" calcext:value-type="float">
            <text:p>0.920607924461365</text:p>
          </table:table-cell>
          <table:table-cell office:value-type="float" office:value="0.923076927661896" calcext:value-type="float">
            <text:p>0.923076927661896</text:p>
          </table:table-cell>
          <table:table-cell office:value-type="float" office:value="0.921561479568481" calcext:value-type="float">
            <text:p>0.921561479568481</text:p>
          </table:table-cell>
          <table:table-cell office:value-type="float" office:value="0.924144625663757" calcext:value-type="float">
            <text:p>0.924144625663757</text:p>
          </table:table-cell>
          <table:table-cell office:value-type="float" office:value="0.924349308013916" calcext:value-type="float">
            <text:p>0.924349308013916</text:p>
          </table:table-cell>
          <table:table-cell office:value-type="float" office:value="0.931264400482178" calcext:value-type="float">
            <text:p>0.931264400482178</text:p>
          </table:table-cell>
          <table:table-cell office:value-type="float" office:value="0.93026077747345" calcext:value-type="float">
            <text:p>0.93026077747345</text:p>
          </table:table-cell>
          <table:table-cell office:value-type="float" office:value="0.929091811180115" calcext:value-type="float">
            <text:p>0.929091811180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62089431285858" calcext:value-type="float">
            <text:p>0.762089431285858</text:p>
          </table:table-cell>
          <table:table-cell office:value-type="float" office:value="0.775329351425171" calcext:value-type="float">
            <text:p>0.775329351425171</text:p>
          </table:table-cell>
          <table:table-cell office:value-type="float" office:value="0.769732058048248" calcext:value-type="float">
            <text:p>0.769732058048248</text:p>
          </table:table-cell>
          <table:table-cell office:value-type="float" office:value="0.777951240539551" calcext:value-type="float">
            <text:p>0.777951240539551</text:p>
          </table:table-cell>
          <table:table-cell office:value-type="float" office:value="0.773523390293121" calcext:value-type="float">
            <text:p>0.773523390293121</text:p>
          </table:table-cell>
          <table:table-cell office:value-type="float" office:value="0.780844926834106" calcext:value-type="float">
            <text:p>0.780844926834106</text:p>
          </table:table-cell>
          <table:table-cell office:value-type="float" office:value="0.786760330200195" calcext:value-type="float">
            <text:p>0.786760330200195</text:p>
          </table:table-cell>
          <table:table-cell office:value-type="float" office:value="0.786916553974152" calcext:value-type="float">
            <text:p>0.786916553974152</text:p>
          </table:table-cell>
          <table:table-cell office:value-type="float" office:value="0.784036457538605" calcext:value-type="float">
            <text:p>0.784036457538605</text:p>
          </table:table-cell>
          <table:table-cell office:value-type="float" office:value="0.784876763820648" calcext:value-type="float">
            <text:p>0.784876763820648</text:p>
          </table:table-cell>
          <table:table-cell office:value-type="float" office:value="0.787979960441589" calcext:value-type="float">
            <text:p>0.787979960441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63172078132629" calcext:value-type="float">
            <text:p>0.963172078132629</text:p>
          </table:table-cell>
          <table:table-cell office:value-type="float" office:value="0.963325798511505" calcext:value-type="float">
            <text:p>0.963325798511505</text:p>
          </table:table-cell>
          <table:table-cell office:value-type="float" office:value="0.964661836624146" calcext:value-type="float">
            <text:p>0.964661836624146</text:p>
          </table:table-cell>
          <table:table-cell office:value-type="float" office:value="0.965311646461487" calcext:value-type="float">
            <text:p>0.965311646461487</text:p>
          </table:table-cell>
          <table:table-cell office:value-type="float" office:value="0.965715825557709" calcext:value-type="float">
            <text:p>0.965715825557709</text:p>
          </table:table-cell>
          <table:table-cell office:value-type="float" office:value="0.966551601886749" calcext:value-type="float">
            <text:p>0.966551601886749</text:p>
          </table:table-cell>
          <table:table-cell office:value-type="float" office:value="0.966307401657104" calcext:value-type="float">
            <text:p>0.966307401657104</text:p>
          </table:table-cell>
          <table:table-cell office:value-type="float" office:value="0.966214001178741" calcext:value-type="float">
            <text:p>0.966214001178741</text:p>
          </table:table-cell>
          <table:table-cell office:value-type="float" office:value="0.96685528755188" calcext:value-type="float">
            <text:p>0.96685528755188</text:p>
          </table:table-cell>
          <table:table-cell office:value-type="float" office:value="0.966671466827393" calcext:value-type="float">
            <text:p>0.966671466827393</text:p>
          </table:table-cell>
          <table:table-cell office:value-type="float" office:value="0.966725707054138" calcext:value-type="float">
            <text:p>0.966725707054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41606223583221" calcext:value-type="float">
            <text:p>0.941606223583221</text:p>
          </table:table-cell>
          <table:table-cell office:value-type="float" office:value="0.942219495773315" calcext:value-type="float">
            <text:p>0.942219495773315</text:p>
          </table:table-cell>
          <table:table-cell office:value-type="float" office:value="0.944081604480743" calcext:value-type="float">
            <text:p>0.944081604480743</text:p>
          </table:table-cell>
          <table:table-cell office:value-type="float" office:value="0.944792151451111" calcext:value-type="float">
            <text:p>0.944792151451111</text:p>
          </table:table-cell>
          <table:table-cell office:value-type="float" office:value="0.945193648338318" calcext:value-type="float">
            <text:p>0.945193648338318</text:p>
          </table:table-cell>
          <table:table-cell office:value-type="float" office:value="0.945889532566071" calcext:value-type="float">
            <text:p>0.945889532566071</text:p>
          </table:table-cell>
          <table:table-cell office:value-type="float" office:value="0.945565760135651" calcext:value-type="float">
            <text:p>0.945565760135651</text:p>
          </table:table-cell>
          <table:table-cell office:value-type="float" office:value="0.947336137294769" calcext:value-type="float">
            <text:p>0.947336137294769</text:p>
          </table:table-cell>
          <table:table-cell office:value-type="float" office:value="0.946340978145599" calcext:value-type="float">
            <text:p>0.946340978145599</text:p>
          </table:table-cell>
          <table:table-cell office:value-type="float" office:value="0.947180211544037" calcext:value-type="float">
            <text:p>0.947180211544037</text:p>
          </table:table-cell>
          <table:table-cell office:value-type="float" office:value="0.94676125049591" calcext:value-type="float">
            <text:p>0.94676125049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69972944259644" calcext:value-type="float">
            <text:p>0.869972944259644</text:p>
          </table:table-cell>
          <table:table-cell office:value-type="float" office:value="0.877528011798858" calcext:value-type="float">
            <text:p>0.877528011798858</text:p>
          </table:table-cell>
          <table:table-cell office:value-type="float" office:value="0.876201868057251" calcext:value-type="float">
            <text:p>0.876201868057251</text:p>
          </table:table-cell>
          <table:table-cell office:value-type="float" office:value="0.879428863525391" calcext:value-type="float">
            <text:p>0.879428863525391</text:p>
          </table:table-cell>
          <table:table-cell office:value-type="float" office:value="0.87796813249588" calcext:value-type="float">
            <text:p>0.87796813249588</text:p>
          </table:table-cell>
          <table:table-cell office:value-type="float" office:value="0.878958165645599" calcext:value-type="float">
            <text:p>0.878958165645599</text:p>
          </table:table-cell>
          <table:table-cell office:value-type="float" office:value="0.874958455562592" calcext:value-type="float">
            <text:p>0.874958455562592</text:p>
          </table:table-cell>
          <table:table-cell office:value-type="float" office:value="0.875398099422455" calcext:value-type="float">
            <text:p>0.875398099422455</text:p>
          </table:table-cell>
          <table:table-cell office:value-type="float" office:value="0.876519441604614" calcext:value-type="float">
            <text:p>0.876519441604614</text:p>
          </table:table-cell>
          <table:table-cell office:value-type="float" office:value="0.878090918064117" calcext:value-type="float">
            <text:p>0.878090918064117</text:p>
          </table:table-cell>
          <table:table-cell office:value-type="float" office:value="0.879414677619934" calcext:value-type="float">
            <text:p>0.879414677619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36348497867584" calcext:value-type="float">
            <text:p>0.936348497867584</text:p>
          </table:table-cell>
          <table:table-cell office:value-type="float" office:value="0.9378821849823" calcext:value-type="float">
            <text:p>0.9378821849823</text:p>
          </table:table-cell>
          <table:table-cell office:value-type="float" office:value="0.939821004867554" calcext:value-type="float">
            <text:p>0.939821004867554</text:p>
          </table:table-cell>
          <table:table-cell office:value-type="float" office:value="0.940699219703674" calcext:value-type="float">
            <text:p>0.940699219703674</text:p>
          </table:table-cell>
          <table:table-cell office:value-type="float" office:value="0.940508723258972" calcext:value-type="float">
            <text:p>0.940508723258972</text:p>
          </table:table-cell>
          <table:table-cell office:value-type="float" office:value="0.940451323986053" calcext:value-type="float">
            <text:p>0.940451323986053</text:p>
          </table:table-cell>
          <table:table-cell office:value-type="float" office:value="0.94175124168396" calcext:value-type="float">
            <text:p>0.94175124168396</text:p>
          </table:table-cell>
          <table:table-cell office:value-type="float" office:value="0.941599190235138" calcext:value-type="float">
            <text:p>0.941599190235138</text:p>
          </table:table-cell>
          <table:table-cell office:value-type="float" office:value="0.941037595272064" calcext:value-type="float">
            <text:p>0.941037595272064</text:p>
          </table:table-cell>
          <table:table-cell office:value-type="float" office:value="0.941359341144562" calcext:value-type="float">
            <text:p>0.941359341144562</text:p>
          </table:table-cell>
          <table:table-cell office:value-type="float" office:value="0.940930068492889" calcext:value-type="float">
            <text:p>0.940930068492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49374675750732" calcext:value-type="float">
            <text:p>0.949374675750732</text:p>
          </table:table-cell>
          <table:table-cell office:value-type="float" office:value="0.951129198074341" calcext:value-type="float">
            <text:p>0.951129198074341</text:p>
          </table:table-cell>
          <table:table-cell office:value-type="float" office:value="0.951253235340118" calcext:value-type="float">
            <text:p>0.951253235340118</text:p>
          </table:table-cell>
          <table:table-cell office:value-type="float" office:value="0.951499819755554" calcext:value-type="float">
            <text:p>0.951499819755554</text:p>
          </table:table-cell>
          <table:table-cell office:value-type="float" office:value="0.951491296291351" calcext:value-type="float">
            <text:p>0.951491296291351</text:p>
          </table:table-cell>
          <table:table-cell office:value-type="float" office:value="0.951752185821533" calcext:value-type="float">
            <text:p>0.951752185821533</text:p>
          </table:table-cell>
          <table:table-cell office:value-type="float" office:value="0.951734602451324" calcext:value-type="float">
            <text:p>0.951734602451324</text:p>
          </table:table-cell>
          <table:table-cell office:value-type="float" office:value="0.952167093753815" calcext:value-type="float">
            <text:p>0.952167093753815</text:p>
          </table:table-cell>
          <table:table-cell office:value-type="float" office:value="0.951935887336731" calcext:value-type="float">
            <text:p>0.951935887336731</text:p>
          </table:table-cell>
          <table:table-cell office:value-type="float" office:value="0.951970517635345" calcext:value-type="float">
            <text:p>0.951970517635345</text:p>
          </table:table-cell>
          <table:table-cell office:value-type="float" office:value="0.952159583568573" calcext:value-type="float">
            <text:p>0.952159583568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29974257946014" calcext:value-type="float">
            <text:p>0.929974257946014</text:p>
          </table:table-cell>
          <table:table-cell office:value-type="float" office:value="0.929607927799225" calcext:value-type="float">
            <text:p>0.929607927799225</text:p>
          </table:table-cell>
          <table:table-cell office:value-type="float" office:value="0.932471990585327" calcext:value-type="float">
            <text:p>0.932471990585327</text:p>
          </table:table-cell>
          <table:table-cell office:value-type="float" office:value="0.932289779186249" calcext:value-type="float">
            <text:p>0.932289779186249</text:p>
          </table:table-cell>
          <table:table-cell office:value-type="float" office:value="0.932857632637024" calcext:value-type="float">
            <text:p>0.932857632637024</text:p>
          </table:table-cell>
          <table:table-cell office:value-type="float" office:value="0.936495780944824" calcext:value-type="float">
            <text:p>0.936495780944824</text:p>
          </table:table-cell>
          <table:table-cell office:value-type="float" office:value="0.936771154403686" calcext:value-type="float">
            <text:p>0.936771154403686</text:p>
          </table:table-cell>
          <table:table-cell office:value-type="float" office:value="0.93687093257904" calcext:value-type="float">
            <text:p>0.93687093257904</text:p>
          </table:table-cell>
          <table:table-cell office:value-type="float" office:value="0.936581432819366" calcext:value-type="float">
            <text:p>0.936581432819366</text:p>
          </table:table-cell>
          <table:table-cell office:value-type="float" office:value="0.934714555740356" calcext:value-type="float">
            <text:p>0.934714555740356</text:p>
          </table:table-cell>
          <table:table-cell office:value-type="float" office:value="0.935524046421051" calcext:value-type="float">
            <text:p>0.935524046421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080011844635" calcext:value-type="float">
            <text:p>0.89080011844635</text:p>
          </table:table-cell>
          <table:table-cell office:value-type="float" office:value="0.895820319652557" calcext:value-type="float">
            <text:p>0.895820319652557</text:p>
          </table:table-cell>
          <table:table-cell office:value-type="float" office:value="0.898382425308227" calcext:value-type="float">
            <text:p>0.898382425308227</text:p>
          </table:table-cell>
          <table:table-cell office:value-type="float" office:value="0.897823512554169" calcext:value-type="float">
            <text:p>0.897823512554169</text:p>
          </table:table-cell>
          <table:table-cell office:value-type="float" office:value="0.89937824010849" calcext:value-type="float">
            <text:p>0.89937824010849</text:p>
          </table:table-cell>
          <table:table-cell office:value-type="float" office:value="0.899247348308563" calcext:value-type="float">
            <text:p>0.899247348308563</text:p>
          </table:table-cell>
          <table:table-cell office:value-type="float" office:value="0.899901390075684" calcext:value-type="float">
            <text:p>0.899901390075684</text:p>
          </table:table-cell>
          <table:table-cell office:value-type="float" office:value="0.900778412818909" calcext:value-type="float">
            <text:p>0.900778412818909</text:p>
          </table:table-cell>
          <table:table-cell office:value-type="float" office:value="0.902168273925781" calcext:value-type="float">
            <text:p>0.902168273925781</text:p>
          </table:table-cell>
          <table:table-cell office:value-type="float" office:value="0.90221506357193" calcext:value-type="float">
            <text:p>0.90221506357193</text:p>
          </table:table-cell>
          <table:table-cell office:value-type="float" office:value="0.90108060836792" calcext:value-type="float">
            <text:p>0.90108060836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79562020301819" calcext:value-type="float">
            <text:p>0.879562020301819</text:p>
          </table:table-cell>
          <table:table-cell office:value-type="float" office:value="0.87987744808197" calcext:value-type="float">
            <text:p>0.87987744808197</text:p>
          </table:table-cell>
          <table:table-cell office:value-type="float" office:value="0.882858455181122" calcext:value-type="float">
            <text:p>0.882858455181122</text:p>
          </table:table-cell>
          <table:table-cell office:value-type="float" office:value="0.882607936859131" calcext:value-type="float">
            <text:p>0.882607936859131</text:p>
          </table:table-cell>
          <table:table-cell office:value-type="float" office:value="0.884292304515839" calcext:value-type="float">
            <text:p>0.884292304515839</text:p>
          </table:table-cell>
          <table:table-cell office:value-type="float" office:value="0.888244867324829" calcext:value-type="float">
            <text:p>0.888244867324829</text:p>
          </table:table-cell>
          <table:table-cell office:value-type="float" office:value="0.892425179481506" calcext:value-type="float">
            <text:p>0.892425179481506</text:p>
          </table:table-cell>
          <table:table-cell office:value-type="float" office:value="0.891963243484497" calcext:value-type="float">
            <text:p>0.891963243484497</text:p>
          </table:table-cell>
          <table:table-cell office:value-type="float" office:value="0.892503380775452" calcext:value-type="float">
            <text:p>0.892503380775452</text:p>
          </table:table-cell>
          <table:table-cell office:value-type="float" office:value="0.892837643623352" calcext:value-type="float">
            <text:p>0.892837643623352</text:p>
          </table:table-cell>
          <table:table-cell office:value-type="float" office:value="0.890573620796204" calcext:value-type="float">
            <text:p>0.890573620796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33343291282654" calcext:value-type="float">
            <text:p>0.933343291282654</text:p>
          </table:table-cell>
          <table:table-cell office:value-type="float" office:value="0.93126255273819" calcext:value-type="float">
            <text:p>0.93126255273819</text:p>
          </table:table-cell>
          <table:table-cell office:value-type="float" office:value="0.934035778045654" calcext:value-type="float">
            <text:p>0.934035778045654</text:p>
          </table:table-cell>
          <table:table-cell office:value-type="float" office:value="0.934352040290832" calcext:value-type="float">
            <text:p>0.934352040290832</text:p>
          </table:table-cell>
          <table:table-cell office:value-type="float" office:value="0.933670043945312" calcext:value-type="float">
            <text:p>0.933670043945312</text:p>
          </table:table-cell>
          <table:table-cell office:value-type="float" office:value="0.9348264336586" calcext:value-type="float">
            <text:p>0.9348264336586</text:p>
          </table:table-cell>
          <table:table-cell office:value-type="float" office:value="0.935006737709045" calcext:value-type="float">
            <text:p>0.935006737709045</text:p>
          </table:table-cell>
          <table:table-cell office:value-type="float" office:value="0.936093866825104" calcext:value-type="float">
            <text:p>0.936093866825104</text:p>
          </table:table-cell>
          <table:table-cell office:value-type="float" office:value="0.934969663619995" calcext:value-type="float">
            <text:p>0.934969663619995</text:p>
          </table:table-cell>
          <table:table-cell office:value-type="float" office:value="0.935183823108673" calcext:value-type="float">
            <text:p>0.935183823108673</text:p>
          </table:table-cell>
          <table:table-cell office:value-type="float" office:value="0.93527340888977" calcext:value-type="float">
            <text:p>0.93527340888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0952360630035" calcext:value-type="float">
            <text:p>0.940952360630035</text:p>
          </table:table-cell>
          <table:table-cell office:value-type="float" office:value="0.94141548871994" calcext:value-type="float">
            <text:p>0.94141548871994</text:p>
          </table:table-cell>
          <table:table-cell office:value-type="float" office:value="0.940396249294281" calcext:value-type="float">
            <text:p>0.940396249294281</text:p>
          </table:table-cell>
          <table:table-cell office:value-type="float" office:value="0.939984798431396" calcext:value-type="float">
            <text:p>0.939984798431396</text:p>
          </table:table-cell>
          <table:table-cell office:value-type="float" office:value="0.93909740447998" calcext:value-type="float">
            <text:p>0.93909740447998</text:p>
          </table:table-cell>
          <table:table-cell office:value-type="float" office:value="0.938828885555267" calcext:value-type="float">
            <text:p>0.938828885555267</text:p>
          </table:table-cell>
          <table:table-cell office:value-type="float" office:value="0.939071714878082" calcext:value-type="float">
            <text:p>0.939071714878082</text:p>
          </table:table-cell>
          <table:table-cell office:value-type="float" office:value="0.938897788524628" calcext:value-type="float">
            <text:p>0.938897788524628</text:p>
          </table:table-cell>
          <table:table-cell office:value-type="float" office:value="0.939297914505005" calcext:value-type="float">
            <text:p>0.939297914505005</text:p>
          </table:table-cell>
          <table:table-cell office:value-type="float" office:value="0.939957737922668" calcext:value-type="float">
            <text:p>0.939957737922668</text:p>
          </table:table-cell>
          <table:table-cell office:value-type="float" office:value="0.940290927886963" calcext:value-type="float">
            <text:p>0.94029092788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51320171356201" calcext:value-type="float">
            <text:p>0.951320171356201</text:p>
          </table:table-cell>
          <table:table-cell office:value-type="float" office:value="0.953343451023102" calcext:value-type="float">
            <text:p>0.953343451023102</text:p>
          </table:table-cell>
          <table:table-cell office:value-type="float" office:value="0.95191878080368" calcext:value-type="float">
            <text:p>0.95191878080368</text:p>
          </table:table-cell>
          <table:table-cell office:value-type="float" office:value="0.953212738037109" calcext:value-type="float">
            <text:p>0.953212738037109</text:p>
          </table:table-cell>
          <table:table-cell office:value-type="float" office:value="0.95615553855896" calcext:value-type="float">
            <text:p>0.95615553855896</text:p>
          </table:table-cell>
          <table:table-cell office:value-type="float" office:value="0.955462694168091" calcext:value-type="float">
            <text:p>0.955462694168091</text:p>
          </table:table-cell>
          <table:table-cell office:value-type="float" office:value="0.955631673336029" calcext:value-type="float">
            <text:p>0.955631673336029</text:p>
          </table:table-cell>
          <table:table-cell office:value-type="float" office:value="0.953169763088226" calcext:value-type="float">
            <text:p>0.953169763088226</text:p>
          </table:table-cell>
          <table:table-cell office:value-type="float" office:value="0.951062798500061" calcext:value-type="float">
            <text:p>0.951062798500061</text:p>
          </table:table-cell>
          <table:table-cell office:value-type="float" office:value="0.950368642807007" calcext:value-type="float">
            <text:p>0.950368642807007</text:p>
          </table:table-cell>
          <table:table-cell office:value-type="float" office:value="0.954772531986237" calcext:value-type="float">
            <text:p>0.954772531986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9696984291077" calcext:value-type="float">
            <text:p>0.609696984291077</text:p>
          </table:table-cell>
          <table:table-cell office:value-type="float" office:value="0.610508859157562" calcext:value-type="float">
            <text:p>0.610508859157562</text:p>
          </table:table-cell>
          <table:table-cell office:value-type="float" office:value="0.609933316707611" calcext:value-type="float">
            <text:p>0.609933316707611</text:p>
          </table:table-cell>
          <table:table-cell office:value-type="float" office:value="0.610196530818939" calcext:value-type="float">
            <text:p>0.610196530818939</text:p>
          </table:table-cell>
          <table:table-cell office:value-type="float" office:value="0.608052253723145" calcext:value-type="float">
            <text:p>0.608052253723145</text:p>
          </table:table-cell>
          <table:table-cell office:value-type="float" office:value="0.612168967723846" calcext:value-type="float">
            <text:p>0.612168967723846</text:p>
          </table:table-cell>
          <table:table-cell office:value-type="float" office:value="0.612548589706421" calcext:value-type="float">
            <text:p>0.612548589706421</text:p>
          </table:table-cell>
          <table:table-cell office:value-type="float" office:value="0.611103713512421" calcext:value-type="float">
            <text:p>0.611103713512421</text:p>
          </table:table-cell>
          <table:table-cell office:value-type="float" office:value="0.610600590705872" calcext:value-type="float">
            <text:p>0.610600590705872</text:p>
          </table:table-cell>
          <table:table-cell office:value-type="float" office:value="0.613998353481293" calcext:value-type="float">
            <text:p>0.613998353481293</text:p>
          </table:table-cell>
          <table:table-cell office:value-type="float" office:value="0.614781320095062" calcext:value-type="float">
            <text:p>0.61478132009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921991348266602" calcext:value-type="float">
            <text:p>0.921991348266602</text:p>
          </table:table-cell>
          <table:table-cell office:value-type="float" office:value="0.92344468832016" calcext:value-type="float">
            <text:p>0.92344468832016</text:p>
          </table:table-cell>
          <table:table-cell office:value-type="float" office:value="0.924514949321747" calcext:value-type="float">
            <text:p>0.924514949321747</text:p>
          </table:table-cell>
          <table:table-cell office:value-type="float" office:value="0.926781892776489" calcext:value-type="float">
            <text:p>0.926781892776489</text:p>
          </table:table-cell>
          <table:table-cell office:value-type="float" office:value="0.92812317609787" calcext:value-type="float">
            <text:p>0.92812317609787</text:p>
          </table:table-cell>
          <table:table-cell office:value-type="float" office:value="0.929084002971649" calcext:value-type="float">
            <text:p>0.929084002971649</text:p>
          </table:table-cell>
          <table:table-cell office:value-type="float" office:value="0.931233406066894" calcext:value-type="float">
            <text:p>0.931233406066894</text:p>
          </table:table-cell>
          <table:table-cell office:value-type="float" office:value="0.931166231632233" calcext:value-type="float">
            <text:p>0.931166231632233</text:p>
          </table:table-cell>
          <table:table-cell office:value-type="float" office:value="0.932857632637024" calcext:value-type="float">
            <text:p>0.932857632637024</text:p>
          </table:table-cell>
          <table:table-cell office:value-type="float" office:value="0.932839691638946" calcext:value-type="float">
            <text:p>0.932839691638946</text:p>
          </table:table-cell>
          <table:table-cell office:value-type="float" office:value="0.933133840560913" calcext:value-type="float">
            <text:p>0.933133840560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9629833698273" calcext:value-type="float">
            <text:p>0.959629833698273</text:p>
          </table:table-cell>
          <table:table-cell office:value-type="float" office:value="0.961749196052551" calcext:value-type="float">
            <text:p>0.961749196052551</text:p>
          </table:table-cell>
          <table:table-cell office:value-type="float" office:value="0.962595880031586" calcext:value-type="float">
            <text:p>0.962595880031586</text:p>
          </table:table-cell>
          <table:table-cell office:value-type="float" office:value="0.96303790807724" calcext:value-type="float">
            <text:p>0.96303790807724</text:p>
          </table:table-cell>
          <table:table-cell office:value-type="float" office:value="0.963097095489502" calcext:value-type="float">
            <text:p>0.963097095489502</text:p>
          </table:table-cell>
          <table:table-cell office:value-type="float" office:value="0.964015781879425" calcext:value-type="float">
            <text:p>0.964015781879425</text:p>
          </table:table-cell>
          <table:table-cell office:value-type="float" office:value="0.964257180690765" calcext:value-type="float">
            <text:p>0.964257180690765</text:p>
          </table:table-cell>
          <table:table-cell office:value-type="float" office:value="0.964428544044495" calcext:value-type="float">
            <text:p>0.964428544044495</text:p>
          </table:table-cell>
          <table:table-cell office:value-type="float" office:value="0.964628159999847" calcext:value-type="float">
            <text:p>0.964628159999847</text:p>
          </table:table-cell>
          <table:table-cell office:value-type="float" office:value="0.965128064155579" calcext:value-type="float">
            <text:p>0.965128064155579</text:p>
          </table:table-cell>
          <table:table-cell office:value-type="float" office:value="0.965091526508331" calcext:value-type="float">
            <text:p>0.965091526508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902600109577179" calcext:value-type="float">
            <text:p>0.902600109577179</text:p>
          </table:table-cell>
          <table:table-cell office:value-type="float" office:value="0.908541619777679" calcext:value-type="float">
            <text:p>0.908541619777679</text:p>
          </table:table-cell>
          <table:table-cell office:value-type="float" office:value="0.913302958011627" calcext:value-type="float">
            <text:p>0.913302958011627</text:p>
          </table:table-cell>
          <table:table-cell office:value-type="float" office:value="0.913358449935913" calcext:value-type="float">
            <text:p>0.913358449935913</text:p>
          </table:table-cell>
          <table:table-cell office:value-type="float" office:value="0.913837492465973" calcext:value-type="float">
            <text:p>0.913837492465973</text:p>
          </table:table-cell>
          <table:table-cell office:value-type="float" office:value="0.913720786571503" calcext:value-type="float">
            <text:p>0.913720786571503</text:p>
          </table:table-cell>
          <table:table-cell office:value-type="float" office:value="0.913589477539062" calcext:value-type="float">
            <text:p>0.913589477539062</text:p>
          </table:table-cell>
          <table:table-cell office:value-type="float" office:value="0.914478898048401" calcext:value-type="float">
            <text:p>0.914478898048401</text:p>
          </table:table-cell>
          <table:table-cell office:value-type="float" office:value="0.91232168674469" calcext:value-type="float">
            <text:p>0.91232168674469</text:p>
          </table:table-cell>
          <table:table-cell office:value-type="float" office:value="0.912952423095703" calcext:value-type="float">
            <text:p>0.912952423095703</text:p>
          </table:table-cell>
          <table:table-cell office:value-type="float" office:value="0.914273738861084" calcext:value-type="float">
            <text:p>0.914273738861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06749272346497" calcext:value-type="float">
            <text:p>0.506749272346497</text:p>
          </table:table-cell>
          <table:table-cell office:value-type="float" office:value="0.594448208808899" calcext:value-type="float">
            <text:p>0.594448208808899</text:p>
          </table:table-cell>
          <table:table-cell office:value-type="float" office:value="0.630117952823639" calcext:value-type="float">
            <text:p>0.630117952823639</text:p>
          </table:table-cell>
          <table:table-cell office:value-type="float" office:value="0.638443946838379" calcext:value-type="float">
            <text:p>0.638443946838379</text:p>
          </table:table-cell>
          <table:table-cell office:value-type="float" office:value="0.629218697547913" calcext:value-type="float">
            <text:p>0.629218697547913</text:p>
          </table:table-cell>
          <table:table-cell office:value-type="float" office:value="0.639009833335876" calcext:value-type="float">
            <text:p>0.639009833335876</text:p>
          </table:table-cell>
          <table:table-cell office:value-type="float" office:value="0.654067754745483" calcext:value-type="float">
            <text:p>0.654067754745483</text:p>
          </table:table-cell>
          <table:table-cell office:value-type="float" office:value="0.659153640270233" calcext:value-type="float">
            <text:p>0.659153640270233</text:p>
          </table:table-cell>
          <table:table-cell office:value-type="float" office:value="0.663284122943878" calcext:value-type="float">
            <text:p>0.663284122943878</text:p>
          </table:table-cell>
          <table:table-cell office:value-type="float" office:value="0.663755476474762" calcext:value-type="float">
            <text:p>0.663755476474762</text:p>
          </table:table-cell>
          <table:table-cell office:value-type="float" office:value="0.668340563774109" calcext:value-type="float">
            <text:p>0.66834056377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47976887226105" calcext:value-type="float">
            <text:p>0.947976887226105</text:p>
          </table:table-cell>
          <table:table-cell office:value-type="float" office:value="0.949309229850769" calcext:value-type="float">
            <text:p>0.949309229850769</text:p>
          </table:table-cell>
          <table:table-cell office:value-type="float" office:value="0.950470566749573" calcext:value-type="float">
            <text:p>0.950470566749573</text:p>
          </table:table-cell>
          <table:table-cell office:value-type="float" office:value="0.950579345226288" calcext:value-type="float">
            <text:p>0.950579345226288</text:p>
          </table:table-cell>
          <table:table-cell office:value-type="float" office:value="0.951477229595184" calcext:value-type="float">
            <text:p>0.951477229595184</text:p>
          </table:table-cell>
          <table:table-cell office:value-type="float" office:value="0.952570855617523" calcext:value-type="float">
            <text:p>0.952570855617523</text:p>
          </table:table-cell>
          <table:table-cell office:value-type="float" office:value="0.951581656932831" calcext:value-type="float">
            <text:p>0.951581656932831</text:p>
          </table:table-cell>
          <table:table-cell office:value-type="float" office:value="0.952524662017822" calcext:value-type="float">
            <text:p>0.952524662017822</text:p>
          </table:table-cell>
          <table:table-cell office:value-type="float" office:value="0.953327596187592" calcext:value-type="float">
            <text:p>0.953327596187592</text:p>
          </table:table-cell>
          <table:table-cell office:value-type="float" office:value="0.953078389167785" calcext:value-type="float">
            <text:p>0.953078389167785</text:p>
          </table:table-cell>
          <table:table-cell office:value-type="float" office:value="0.956086933612824" calcext:value-type="float">
            <text:p>0.956086933612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572065114975" calcext:value-type="float">
            <text:p>0.90572065114975</text:p>
          </table:table-cell>
          <table:table-cell office:value-type="float" office:value="0.907246768474579" calcext:value-type="float">
            <text:p>0.907246768474579</text:p>
          </table:table-cell>
          <table:table-cell office:value-type="float" office:value="0.904334425926208" calcext:value-type="float">
            <text:p>0.904334425926208</text:p>
          </table:table-cell>
          <table:table-cell office:value-type="float" office:value="0.910303235054016" calcext:value-type="float">
            <text:p>0.910303235054016</text:p>
          </table:table-cell>
          <table:table-cell office:value-type="float" office:value="0.910234212875366" calcext:value-type="float">
            <text:p>0.910234212875366</text:p>
          </table:table-cell>
          <table:table-cell office:value-type="float" office:value="0.910292625427246" calcext:value-type="float">
            <text:p>0.910292625427246</text:p>
          </table:table-cell>
          <table:table-cell office:value-type="float" office:value="0.907588839530945" calcext:value-type="float">
            <text:p>0.907588839530945</text:p>
          </table:table-cell>
          <table:table-cell office:value-type="float" office:value="0.910654008388519" calcext:value-type="float">
            <text:p>0.910654008388519</text:p>
          </table:table-cell>
          <table:table-cell office:value-type="float" office:value="0.910701751708984" calcext:value-type="float">
            <text:p>0.910701751708984</text:p>
          </table:table-cell>
          <table:table-cell office:value-type="float" office:value="0.912457704544067" calcext:value-type="float">
            <text:p>0.912457704544067</text:p>
          </table:table-cell>
          <table:table-cell office:value-type="float" office:value="0.912793695926666" calcext:value-type="float">
            <text:p>0.91279369592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34460699558258" calcext:value-type="float">
            <text:p>0.934460699558258</text:p>
          </table:table-cell>
          <table:table-cell office:value-type="float" office:value="0.937740564346314" calcext:value-type="float">
            <text:p>0.937740564346314</text:p>
          </table:table-cell>
          <table:table-cell office:value-type="float" office:value="0.944060683250427" calcext:value-type="float">
            <text:p>0.944060683250427</text:p>
          </table:table-cell>
          <table:table-cell office:value-type="float" office:value="0.946282982826233" calcext:value-type="float">
            <text:p>0.946282982826233</text:p>
          </table:table-cell>
          <table:table-cell office:value-type="float" office:value="0.946812748908997" calcext:value-type="float">
            <text:p>0.946812748908997</text:p>
          </table:table-cell>
          <table:table-cell office:value-type="float" office:value="0.950038194656372" calcext:value-type="float">
            <text:p>0.950038194656372</text:p>
          </table:table-cell>
          <table:table-cell office:value-type="float" office:value="0.951139271259308" calcext:value-type="float">
            <text:p>0.951139271259308</text:p>
          </table:table-cell>
          <table:table-cell office:value-type="float" office:value="0.951577246189117" calcext:value-type="float">
            <text:p>0.951577246189117</text:p>
          </table:table-cell>
          <table:table-cell office:value-type="float" office:value="0.949985980987549" calcext:value-type="float">
            <text:p>0.949985980987549</text:p>
          </table:table-cell>
          <table:table-cell office:value-type="float" office:value="0.950553834438324" calcext:value-type="float">
            <text:p>0.950553834438324</text:p>
          </table:table-cell>
          <table:table-cell office:value-type="float" office:value="0.95045930147171" calcext:value-type="float">
            <text:p>0.95045930147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7059252262116" calcext:value-type="float">
            <text:p>0.907059252262116</text:p>
          </table:table-cell>
          <table:table-cell office:value-type="float" office:value="0.909706115722656" calcext:value-type="float">
            <text:p>0.909706115722656</text:p>
          </table:table-cell>
          <table:table-cell office:value-type="float" office:value="0.909901857376099" calcext:value-type="float">
            <text:p>0.909901857376099</text:p>
          </table:table-cell>
          <table:table-cell office:value-type="float" office:value="0.911134898662567" calcext:value-type="float">
            <text:p>0.911134898662567</text:p>
          </table:table-cell>
          <table:table-cell office:value-type="float" office:value="0.910752713680267" calcext:value-type="float">
            <text:p>0.910752713680267</text:p>
          </table:table-cell>
          <table:table-cell office:value-type="float" office:value="0.910589516162872" calcext:value-type="float">
            <text:p>0.910589516162872</text:p>
          </table:table-cell>
          <table:table-cell office:value-type="float" office:value="0.911142945289612" calcext:value-type="float">
            <text:p>0.911142945289612</text:p>
          </table:table-cell>
          <table:table-cell office:value-type="float" office:value="0.908176124095917" calcext:value-type="float">
            <text:p>0.908176124095917</text:p>
          </table:table-cell>
          <table:table-cell office:value-type="float" office:value="0.907060503959656" calcext:value-type="float">
            <text:p>0.907060503959656</text:p>
          </table:table-cell>
          <table:table-cell office:value-type="float" office:value="0.907584190368652" calcext:value-type="float">
            <text:p>0.907584190368652</text:p>
          </table:table-cell>
          <table:table-cell office:value-type="float" office:value="0.905878126621246" calcext:value-type="float">
            <text:p>0.905878126621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2673909664154" calcext:value-type="float">
            <text:p>0.92673909664154</text:p>
          </table:table-cell>
          <table:table-cell office:value-type="float" office:value="0.927485883235931" calcext:value-type="float">
            <text:p>0.927485883235931</text:p>
          </table:table-cell>
          <table:table-cell office:value-type="float" office:value="0.93189013004303" calcext:value-type="float">
            <text:p>0.93189013004303</text:p>
          </table:table-cell>
          <table:table-cell office:value-type="float" office:value="0.934480249881744" calcext:value-type="float">
            <text:p>0.934480249881744</text:p>
          </table:table-cell>
          <table:table-cell office:value-type="float" office:value="0.934759259223938" calcext:value-type="float">
            <text:p>0.934759259223938</text:p>
          </table:table-cell>
          <table:table-cell office:value-type="float" office:value="0.93573009967804" calcext:value-type="float">
            <text:p>0.93573009967804</text:p>
          </table:table-cell>
          <table:table-cell office:value-type="float" office:value="0.936863958835602" calcext:value-type="float">
            <text:p>0.936863958835602</text:p>
          </table:table-cell>
          <table:table-cell office:value-type="float" office:value="0.936134338378906" calcext:value-type="float">
            <text:p>0.936134338378906</text:p>
          </table:table-cell>
          <table:table-cell office:value-type="float" office:value="0.93649411201477" calcext:value-type="float">
            <text:p>0.93649411201477</text:p>
          </table:table-cell>
          <table:table-cell office:value-type="float" office:value="0.93619042634964" calcext:value-type="float">
            <text:p>0.93619042634964</text:p>
          </table:table-cell>
          <table:table-cell office:value-type="float" office:value="0.936079442501068" calcext:value-type="float">
            <text:p>0.93607944250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53524768352508" calcext:value-type="float">
            <text:p>0.953524768352508</text:p>
          </table:table-cell>
          <table:table-cell office:value-type="float" office:value="0.953691780567169" calcext:value-type="float">
            <text:p>0.953691780567169</text:p>
          </table:table-cell>
          <table:table-cell office:value-type="float" office:value="0.954706728458404" calcext:value-type="float">
            <text:p>0.954706728458404</text:p>
          </table:table-cell>
          <table:table-cell office:value-type="float" office:value="0.955091893672943" calcext:value-type="float">
            <text:p>0.955091893672943</text:p>
          </table:table-cell>
          <table:table-cell office:value-type="float" office:value="0.954806685447693" calcext:value-type="float">
            <text:p>0.954806685447693</text:p>
          </table:table-cell>
          <table:table-cell office:value-type="float" office:value="0.955997407436371" calcext:value-type="float">
            <text:p>0.955997407436371</text:p>
          </table:table-cell>
          <table:table-cell office:value-type="float" office:value="0.955660939216614" calcext:value-type="float">
            <text:p>0.955660939216614</text:p>
          </table:table-cell>
          <table:table-cell office:value-type="float" office:value="0.956285893917084" calcext:value-type="float">
            <text:p>0.956285893917084</text:p>
          </table:table-cell>
          <table:table-cell office:value-type="float" office:value="0.95652574300766" calcext:value-type="float">
            <text:p>0.95652574300766</text:p>
          </table:table-cell>
          <table:table-cell office:value-type="float" office:value="0.956857681274414" calcext:value-type="float">
            <text:p>0.956857681274414</text:p>
          </table:table-cell>
          <table:table-cell office:value-type="float" office:value="0.957838535308838" calcext:value-type="float">
            <text:p>0.957838535308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65550780296326" calcext:value-type="float">
            <text:p>0.965550780296326</text:p>
          </table:table-cell>
          <table:table-cell office:value-type="float" office:value="0.967965304851532" calcext:value-type="float">
            <text:p>0.967965304851532</text:p>
          </table:table-cell>
          <table:table-cell office:value-type="float" office:value="0.968974888324738" calcext:value-type="float">
            <text:p>0.968974888324738</text:p>
          </table:table-cell>
          <table:table-cell office:value-type="float" office:value="0.970297038555145" calcext:value-type="float">
            <text:p>0.970297038555145</text:p>
          </table:table-cell>
          <table:table-cell office:value-type="float" office:value="0.971431374549866" calcext:value-type="float">
            <text:p>0.971431374549866</text:p>
          </table:table-cell>
          <table:table-cell office:value-type="float" office:value="0.972173571586609" calcext:value-type="float">
            <text:p>0.972173571586609</text:p>
          </table:table-cell>
          <table:table-cell office:value-type="float" office:value="0.971386790275574" calcext:value-type="float">
            <text:p>0.971386790275574</text:p>
          </table:table-cell>
          <table:table-cell office:value-type="float" office:value="0.97268557548523" calcext:value-type="float">
            <text:p>0.97268557548523</text:p>
          </table:table-cell>
          <table:table-cell office:value-type="float" office:value="0.97339254617691" calcext:value-type="float">
            <text:p>0.97339254617691</text:p>
          </table:table-cell>
          <table:table-cell office:value-type="float" office:value="0.973946154117584" calcext:value-type="float">
            <text:p>0.973946154117584</text:p>
          </table:table-cell>
          <table:table-cell office:value-type="float" office:value="0.974000573158264" calcext:value-type="float">
            <text:p>0.974000573158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921463370323181" calcext:value-type="float">
            <text:p>0.921463370323181</text:p>
          </table:table-cell>
          <table:table-cell office:value-type="float" office:value="0.920890748500824" calcext:value-type="float">
            <text:p>0.920890748500824</text:p>
          </table:table-cell>
          <table:table-cell office:value-type="float" office:value="0.918679714202881" calcext:value-type="float">
            <text:p>0.918679714202881</text:p>
          </table:table-cell>
          <table:table-cell office:value-type="float" office:value="0.917742013931274" calcext:value-type="float">
            <text:p>0.917742013931274</text:p>
          </table:table-cell>
          <table:table-cell office:value-type="float" office:value="0.918448626995087" calcext:value-type="float">
            <text:p>0.918448626995087</text:p>
          </table:table-cell>
          <table:table-cell office:value-type="float" office:value="0.918318510055542" calcext:value-type="float">
            <text:p>0.918318510055542</text:p>
          </table:table-cell>
          <table:table-cell office:value-type="float" office:value="0.919906497001648" calcext:value-type="float">
            <text:p>0.919906497001648</text:p>
          </table:table-cell>
          <table:table-cell office:value-type="float" office:value="0.922592997550964" calcext:value-type="float">
            <text:p>0.922592997550964</text:p>
          </table:table-cell>
          <table:table-cell office:value-type="float" office:value="0.922858893871307" calcext:value-type="float">
            <text:p>0.922858893871307</text:p>
          </table:table-cell>
          <table:table-cell office:value-type="float" office:value="0.92419844865799" calcext:value-type="float">
            <text:p>0.92419844865799</text:p>
          </table:table-cell>
          <table:table-cell office:value-type="float" office:value="0.926959335803986" calcext:value-type="float">
            <text:p>0.926959335803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9165105819702" calcext:value-type="float">
            <text:p>0.949165105819702</text:p>
          </table:table-cell>
          <table:table-cell office:value-type="float" office:value="0.949825942516327" calcext:value-type="float">
            <text:p>0.949825942516327</text:p>
          </table:table-cell>
          <table:table-cell office:value-type="float" office:value="0.950376331806183" calcext:value-type="float">
            <text:p>0.950376331806183</text:p>
          </table:table-cell>
          <table:table-cell office:value-type="float" office:value="0.950926244258881" calcext:value-type="float">
            <text:p>0.950926244258881</text:p>
          </table:table-cell>
          <table:table-cell office:value-type="float" office:value="0.952089726924896" calcext:value-type="float">
            <text:p>0.952089726924896</text:p>
          </table:table-cell>
          <table:table-cell office:value-type="float" office:value="0.951463520526886" calcext:value-type="float">
            <text:p>0.951463520526886</text:p>
          </table:table-cell>
          <table:table-cell office:value-type="float" office:value="0.953345358371735" calcext:value-type="float">
            <text:p>0.953345358371735</text:p>
          </table:table-cell>
          <table:table-cell office:value-type="float" office:value="0.95369815826416" calcext:value-type="float">
            <text:p>0.95369815826416</text:p>
          </table:table-cell>
          <table:table-cell office:value-type="float" office:value="0.954105496406555" calcext:value-type="float">
            <text:p>0.954105496406555</text:p>
          </table:table-cell>
          <table:table-cell office:value-type="float" office:value="0.955382764339447" calcext:value-type="float">
            <text:p>0.955382764339447</text:p>
          </table:table-cell>
          <table:table-cell office:value-type="float" office:value="0.955881655216217" calcext:value-type="float">
            <text:p>0.955881655216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23125267028809" calcext:value-type="float">
            <text:p>0.923125267028809</text:p>
          </table:table-cell>
          <table:table-cell office:value-type="float" office:value="0.92265796661377" calcext:value-type="float">
            <text:p>0.92265796661377</text:p>
          </table:table-cell>
          <table:table-cell office:value-type="float" office:value="0.923091411590576" calcext:value-type="float">
            <text:p>0.923091411590576</text:p>
          </table:table-cell>
          <table:table-cell office:value-type="float" office:value="0.923187792301178" calcext:value-type="float">
            <text:p>0.923187792301178</text:p>
          </table:table-cell>
          <table:table-cell office:value-type="float" office:value="0.925530910491943" calcext:value-type="float">
            <text:p>0.925530910491943</text:p>
          </table:table-cell>
          <table:table-cell office:value-type="float" office:value="0.926407992839813" calcext:value-type="float">
            <text:p>0.926407992839813</text:p>
          </table:table-cell>
          <table:table-cell office:value-type="float" office:value="0.926495611667633" calcext:value-type="float">
            <text:p>0.926495611667633</text:p>
          </table:table-cell>
          <table:table-cell office:value-type="float" office:value="0.926670670509338" calcext:value-type="float">
            <text:p>0.926670670509338</text:p>
          </table:table-cell>
          <table:table-cell office:value-type="float" office:value="0.927577495574951" calcext:value-type="float">
            <text:p>0.927577495574951</text:p>
          </table:table-cell>
          <table:table-cell office:value-type="float" office:value="0.928247570991516" calcext:value-type="float">
            <text:p>0.928247570991516</text:p>
          </table:table-cell>
          <table:table-cell office:value-type="float" office:value="0.928838968276978" calcext:value-type="float">
            <text:p>0.928838968276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901702105998993" calcext:value-type="float">
            <text:p>0.901702105998993</text:p>
          </table:table-cell>
          <table:table-cell office:value-type="float" office:value="0.902365863323212" calcext:value-type="float">
            <text:p>0.902365863323212</text:p>
          </table:table-cell>
          <table:table-cell office:value-type="float" office:value="0.902306854724884" calcext:value-type="float">
            <text:p>0.902306854724884</text:p>
          </table:table-cell>
          <table:table-cell office:value-type="float" office:value="0.902210295200348" calcext:value-type="float">
            <text:p>0.902210295200348</text:p>
          </table:table-cell>
          <table:table-cell office:value-type="float" office:value="0.902144074440002" calcext:value-type="float">
            <text:p>0.902144074440002</text:p>
          </table:table-cell>
          <table:table-cell office:value-type="float" office:value="0.901995599269867" calcext:value-type="float">
            <text:p>0.901995599269867</text:p>
          </table:table-cell>
          <table:table-cell office:value-type="float" office:value="0.902997732162476" calcext:value-type="float">
            <text:p>0.902997732162476</text:p>
          </table:table-cell>
          <table:table-cell office:value-type="float" office:value="0.903483688831329" calcext:value-type="float">
            <text:p>0.903483688831329</text:p>
          </table:table-cell>
          <table:table-cell office:value-type="float" office:value="0.90509819984436" calcext:value-type="float">
            <text:p>0.90509819984436</text:p>
          </table:table-cell>
          <table:table-cell office:value-type="float" office:value="0.90515923500061" calcext:value-type="float">
            <text:p>0.90515923500061</text:p>
          </table:table-cell>
          <table:table-cell office:value-type="float" office:value="0.905707120895386" calcext:value-type="float">
            <text:p>0.905707120895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41189467906952" calcext:value-type="float">
            <text:p>0.941189467906952</text:p>
          </table:table-cell>
          <table:table-cell office:value-type="float" office:value="0.942173480987549" calcext:value-type="float">
            <text:p>0.942173480987549</text:p>
          </table:table-cell>
          <table:table-cell office:value-type="float" office:value="0.941921234130859" calcext:value-type="float">
            <text:p>0.941921234130859</text:p>
          </table:table-cell>
          <table:table-cell office:value-type="float" office:value="0.941878795623779" calcext:value-type="float">
            <text:p>0.941878795623779</text:p>
          </table:table-cell>
          <table:table-cell office:value-type="float" office:value="0.94327300786972" calcext:value-type="float">
            <text:p>0.94327300786972</text:p>
          </table:table-cell>
          <table:table-cell office:value-type="float" office:value="0.943281292915344" calcext:value-type="float">
            <text:p>0.943281292915344</text:p>
          </table:table-cell>
          <table:table-cell office:value-type="float" office:value="0.943586349487305" calcext:value-type="float">
            <text:p>0.943586349487305</text:p>
          </table:table-cell>
          <table:table-cell office:value-type="float" office:value="0.943296134471893" calcext:value-type="float">
            <text:p>0.943296134471893</text:p>
          </table:table-cell>
          <table:table-cell office:value-type="float" office:value="0.943547487258911" calcext:value-type="float">
            <text:p>0.943547487258911</text:p>
          </table:table-cell>
          <table:table-cell table:number-columns-repeated="2" office:value-type="float" office:value="0.943317949771881" calcext:value-type="float">
            <text:p>0.94331794977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28024113178253" calcext:value-type="float">
            <text:p>0.928024113178253</text:p>
          </table:table-cell>
          <table:table-cell office:value-type="float" office:value="0.930450975894928" calcext:value-type="float">
            <text:p>0.930450975894928</text:p>
          </table:table-cell>
          <table:table-cell office:value-type="float" office:value="0.9313023686409" calcext:value-type="float">
            <text:p>0.9313023686409</text:p>
          </table:table-cell>
          <table:table-cell office:value-type="float" office:value="0.931445240974426" calcext:value-type="float">
            <text:p>0.931445240974426</text:p>
          </table:table-cell>
          <table:table-cell office:value-type="float" office:value="0.931287169456482" calcext:value-type="float">
            <text:p>0.931287169456482</text:p>
          </table:table-cell>
          <table:table-cell office:value-type="float" office:value="0.930065453052521" calcext:value-type="float">
            <text:p>0.930065453052521</text:p>
          </table:table-cell>
          <table:table-cell office:value-type="float" office:value="0.92959326505661" calcext:value-type="float">
            <text:p>0.92959326505661</text:p>
          </table:table-cell>
          <table:table-cell office:value-type="float" office:value="0.9303178191185" calcext:value-type="float">
            <text:p>0.9303178191185</text:p>
          </table:table-cell>
          <table:table-cell office:value-type="float" office:value="0.930421948432922" calcext:value-type="float">
            <text:p>0.930421948432922</text:p>
          </table:table-cell>
          <table:table-cell office:value-type="float" office:value="0.931494295597076" calcext:value-type="float">
            <text:p>0.931494295597076</text:p>
          </table:table-cell>
          <table:table-cell office:value-type="float" office:value="0.930864989757538" calcext:value-type="float">
            <text:p>0.930864989757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3621392250061" calcext:value-type="float">
            <text:p>0.823621392250061</text:p>
          </table:table-cell>
          <table:table-cell office:value-type="float" office:value="0.841723620891571" calcext:value-type="float">
            <text:p>0.841723620891571</text:p>
          </table:table-cell>
          <table:table-cell office:value-type="float" office:value="0.852671504020691" calcext:value-type="float">
            <text:p>0.852671504020691</text:p>
          </table:table-cell>
          <table:table-cell office:value-type="float" office:value="0.854984045028687" calcext:value-type="float">
            <text:p>0.854984045028687</text:p>
          </table:table-cell>
          <table:table-cell office:value-type="float" office:value="0.83645886182785" calcext:value-type="float">
            <text:p>0.83645886182785</text:p>
          </table:table-cell>
          <table:table-cell office:value-type="float" office:value="0.839207351207733" calcext:value-type="float">
            <text:p>0.839207351207733</text:p>
          </table:table-cell>
          <table:table-cell office:value-type="float" office:value="0.838983654975891" calcext:value-type="float">
            <text:p>0.838983654975891</text:p>
          </table:table-cell>
          <table:table-cell office:value-type="float" office:value="0.84429794549942" calcext:value-type="float">
            <text:p>0.84429794549942</text:p>
          </table:table-cell>
          <table:table-cell office:value-type="float" office:value="0.843381941318512" calcext:value-type="float">
            <text:p>0.843381941318512</text:p>
          </table:table-cell>
          <table:table-cell office:value-type="float" office:value="0.840473532676697" calcext:value-type="float">
            <text:p>0.840473532676697</text:p>
          </table:table-cell>
          <table:table-cell office:value-type="float" office:value="0.849362790584564" calcext:value-type="float">
            <text:p>0.849362790584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9682810306549" calcext:value-type="float">
            <text:p>0.909682810306549</text:p>
          </table:table-cell>
          <table:table-cell office:value-type="float" office:value="0.909859180450439" calcext:value-type="float">
            <text:p>0.909859180450439</text:p>
          </table:table-cell>
          <table:table-cell office:value-type="float" office:value="0.91061133146286" calcext:value-type="float">
            <text:p>0.91061133146286</text:p>
          </table:table-cell>
          <table:table-cell office:value-type="float" office:value="0.9111687541008" calcext:value-type="float">
            <text:p>0.9111687541008</text:p>
          </table:table-cell>
          <table:table-cell office:value-type="float" office:value="0.911363542079926" calcext:value-type="float">
            <text:p>0.911363542079926</text:p>
          </table:table-cell>
          <table:table-cell office:value-type="float" office:value="0.913217127323151" calcext:value-type="float">
            <text:p>0.913217127323151</text:p>
          </table:table-cell>
          <table:table-cell office:value-type="float" office:value="0.912659704685211" calcext:value-type="float">
            <text:p>0.912659704685211</text:p>
          </table:table-cell>
          <table:table-cell office:value-type="float" office:value="0.913977563381195" calcext:value-type="float">
            <text:p>0.913977563381195</text:p>
          </table:table-cell>
          <table:table-cell office:value-type="float" office:value="0.913266897201538" calcext:value-type="float">
            <text:p>0.913266897201538</text:p>
          </table:table-cell>
          <table:table-cell office:value-type="float" office:value="0.913490235805512" calcext:value-type="float">
            <text:p>0.913490235805512</text:p>
          </table:table-cell>
          <table:table-cell office:value-type="float" office:value="0.913429439067841" calcext:value-type="float">
            <text:p>0.913429439067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836005628108978" calcext:value-type="float">
            <text:p>0.836005628108978</text:p>
          </table:table-cell>
          <table:table-cell office:value-type="float" office:value="0.841077625751495" calcext:value-type="float">
            <text:p>0.841077625751495</text:p>
          </table:table-cell>
          <table:table-cell office:value-type="float" office:value="0.845162510871887" calcext:value-type="float">
            <text:p>0.845162510871887</text:p>
          </table:table-cell>
          <table:table-cell office:value-type="float" office:value="0.849628269672394" calcext:value-type="float">
            <text:p>0.849628269672394</text:p>
          </table:table-cell>
          <table:table-cell office:value-type="float" office:value="0.849302351474762" calcext:value-type="float">
            <text:p>0.849302351474762</text:p>
          </table:table-cell>
          <table:table-cell office:value-type="float" office:value="0.849269151687622" calcext:value-type="float">
            <text:p>0.849269151687622</text:p>
          </table:table-cell>
          <table:table-cell office:value-type="float" office:value="0.849990665912628" calcext:value-type="float">
            <text:p>0.849990665912628</text:p>
          </table:table-cell>
          <table:table-cell office:value-type="float" office:value="0.849478363990784" calcext:value-type="float">
            <text:p>0.849478363990784</text:p>
          </table:table-cell>
          <table:table-cell office:value-type="float" office:value="0.849348247051239" calcext:value-type="float">
            <text:p>0.849348247051239</text:p>
          </table:table-cell>
          <table:table-cell office:value-type="float" office:value="0.850395143032074" calcext:value-type="float">
            <text:p>0.850395143032074</text:p>
          </table:table-cell>
          <table:table-cell office:value-type="float" office:value="0.852230489253998" calcext:value-type="float">
            <text:p>0.852230489253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34101641178131" calcext:value-type="float">
            <text:p>0.934101641178131</text:p>
          </table:table-cell>
          <table:table-cell office:value-type="float" office:value="0.939525067806244" calcext:value-type="float">
            <text:p>0.939525067806244</text:p>
          </table:table-cell>
          <table:table-cell office:value-type="float" office:value="0.939838945865631" calcext:value-type="float">
            <text:p>0.939838945865631</text:p>
          </table:table-cell>
          <table:table-cell office:value-type="float" office:value="0.941721022129059" calcext:value-type="float">
            <text:p>0.941721022129059</text:p>
          </table:table-cell>
          <table:table-cell office:value-type="float" office:value="0.940073728561401" calcext:value-type="float">
            <text:p>0.940073728561401</text:p>
          </table:table-cell>
          <table:table-cell office:value-type="float" office:value="0.939719676971436" calcext:value-type="float">
            <text:p>0.939719676971436</text:p>
          </table:table-cell>
          <table:table-cell office:value-type="float" office:value="0.938207864761352" calcext:value-type="float">
            <text:p>0.938207864761352</text:p>
          </table:table-cell>
          <table:table-cell office:value-type="float" office:value="0.937615156173706" calcext:value-type="float">
            <text:p>0.937615156173706</text:p>
          </table:table-cell>
          <table:table-cell office:value-type="float" office:value="0.936503767967224" calcext:value-type="float">
            <text:p>0.936503767967224</text:p>
          </table:table-cell>
          <table:table-cell office:value-type="float" office:value="0.937385201454163" calcext:value-type="float">
            <text:p>0.937385201454163</text:p>
          </table:table-cell>
          <table:table-cell office:value-type="float" office:value="0.937732756137848" calcext:value-type="float">
            <text:p>0.937732756137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85050654411316" calcext:value-type="float">
            <text:p>0.885050654411316</text:p>
          </table:table-cell>
          <table:table-cell office:value-type="float" office:value="0.88613486289978" calcext:value-type="float">
            <text:p>0.88613486289978</text:p>
          </table:table-cell>
          <table:table-cell office:value-type="float" office:value="0.887502729892731" calcext:value-type="float">
            <text:p>0.887502729892731</text:p>
          </table:table-cell>
          <table:table-cell office:value-type="float" office:value="0.893706738948822" calcext:value-type="float">
            <text:p>0.893706738948822</text:p>
          </table:table-cell>
          <table:table-cell office:value-type="float" office:value="0.891126811504364" calcext:value-type="float">
            <text:p>0.891126811504364</text:p>
          </table:table-cell>
          <table:table-cell office:value-type="float" office:value="0.891094505786896" calcext:value-type="float">
            <text:p>0.891094505786896</text:p>
          </table:table-cell>
          <table:table-cell office:value-type="float" office:value="0.891697525978088" calcext:value-type="float">
            <text:p>0.891697525978088</text:p>
          </table:table-cell>
          <table:table-cell office:value-type="float" office:value="0.892695903778076" calcext:value-type="float">
            <text:p>0.892695903778076</text:p>
          </table:table-cell>
          <table:table-cell office:value-type="float" office:value="0.895108699798584" calcext:value-type="float">
            <text:p>0.895108699798584</text:p>
          </table:table-cell>
          <table:table-cell office:value-type="float" office:value="0.897073924541473" calcext:value-type="float">
            <text:p>0.897073924541473</text:p>
          </table:table-cell>
          <table:table-cell office:value-type="float" office:value="0.897526144981384" calcext:value-type="float">
            <text:p>0.897526144981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70721125602722" calcext:value-type="float">
            <text:p>0.970721125602722</text:p>
          </table:table-cell>
          <table:table-cell office:value-type="float" office:value="0.971294164657593" calcext:value-type="float">
            <text:p>0.971294164657593</text:p>
          </table:table-cell>
          <table:table-cell office:value-type="float" office:value="0.972377300262451" calcext:value-type="float">
            <text:p>0.972377300262451</text:p>
          </table:table-cell>
          <table:table-cell office:value-type="float" office:value="0.972318112850189" calcext:value-type="float">
            <text:p>0.972318112850189</text:p>
          </table:table-cell>
          <table:table-cell office:value-type="float" office:value="0.972804367542267" calcext:value-type="float">
            <text:p>0.972804367542267</text:p>
          </table:table-cell>
          <table:table-cell office:value-type="float" office:value="0.973970592021942" calcext:value-type="float">
            <text:p>0.973970592021942</text:p>
          </table:table-cell>
          <table:table-cell office:value-type="float" office:value="0.97415155172348" calcext:value-type="float">
            <text:p>0.97415155172348</text:p>
          </table:table-cell>
          <table:table-cell office:value-type="float" office:value="0.974090993404388" calcext:value-type="float">
            <text:p>0.974090993404388</text:p>
          </table:table-cell>
          <table:table-cell office:value-type="float" office:value="0.973977148532867" calcext:value-type="float">
            <text:p>0.973977148532867</text:p>
          </table:table-cell>
          <table:table-cell office:value-type="float" office:value="0.97355705499649" calcext:value-type="float">
            <text:p>0.97355705499649</text:p>
          </table:table-cell>
          <table:table-cell office:value-type="float" office:value="0.974101662635803" calcext:value-type="float">
            <text:p>0.974101662635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38119161128998" calcext:value-type="float">
            <text:p>0.638119161128998</text:p>
          </table:table-cell>
          <table:table-cell office:value-type="float" office:value="0.640978038311005" calcext:value-type="float">
            <text:p>0.640978038311005</text:p>
          </table:table-cell>
          <table:table-cell office:value-type="float" office:value="0.640625655651093" calcext:value-type="float">
            <text:p>0.640625655651093</text:p>
          </table:table-cell>
          <table:table-cell office:value-type="float" office:value="0.643023550510407" calcext:value-type="float">
            <text:p>0.643023550510407</text:p>
          </table:table-cell>
          <table:table-cell office:value-type="float" office:value="0.641295909881592" calcext:value-type="float">
            <text:p>0.641295909881592</text:p>
          </table:table-cell>
          <table:table-cell office:value-type="float" office:value="0.643553256988525" calcext:value-type="float">
            <text:p>0.643553256988525</text:p>
          </table:table-cell>
          <table:table-cell office:value-type="float" office:value="0.642410099506378" calcext:value-type="float">
            <text:p>0.642410099506378</text:p>
          </table:table-cell>
          <table:table-cell office:value-type="float" office:value="0.641885757446289" calcext:value-type="float">
            <text:p>0.641885757446289</text:p>
          </table:table-cell>
          <table:table-cell office:value-type="float" office:value="0.642410099506378" calcext:value-type="float">
            <text:p>0.642410099506378</text:p>
          </table:table-cell>
          <table:table-cell office:value-type="float" office:value="0.641406714916229" calcext:value-type="float">
            <text:p>0.641406714916229</text:p>
          </table:table-cell>
          <table:table-cell office:value-type="float" office:value="0.64100569486618" calcext:value-type="float">
            <text:p>0.64100569486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888167262077331" calcext:value-type="float">
            <text:p>0.888167262077331</text:p>
          </table:table-cell>
          <table:table-cell office:value-type="float" office:value="0.892292082309723" calcext:value-type="float">
            <text:p>0.892292082309723</text:p>
          </table:table-cell>
          <table:table-cell office:value-type="float" office:value="0.893159091472626" calcext:value-type="float">
            <text:p>0.893159091472626</text:p>
          </table:table-cell>
          <table:table-cell office:value-type="float" office:value="0.8938148021698" calcext:value-type="float">
            <text:p>0.8938148021698</text:p>
          </table:table-cell>
          <table:table-cell office:value-type="float" office:value="0.893517076969147" calcext:value-type="float">
            <text:p>0.893517076969147</text:p>
          </table:table-cell>
          <table:table-cell office:value-type="float" office:value="0.897478997707367" calcext:value-type="float">
            <text:p>0.897478997707367</text:p>
          </table:table-cell>
          <table:table-cell office:value-type="float" office:value="0.896438658237457" calcext:value-type="float">
            <text:p>0.896438658237457</text:p>
          </table:table-cell>
          <table:table-cell office:value-type="float" office:value="0.894690871238709" calcext:value-type="float">
            <text:p>0.894690871238709</text:p>
          </table:table-cell>
          <table:table-cell office:value-type="float" office:value="0.893478929996491" calcext:value-type="float">
            <text:p>0.893478929996491</text:p>
          </table:table-cell>
          <table:table-cell office:value-type="float" office:value="0.894034266471863" calcext:value-type="float">
            <text:p>0.894034266471863</text:p>
          </table:table-cell>
          <table:table-cell office:value-type="float" office:value="0.894032895565033" calcext:value-type="float">
            <text:p>0.894032895565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53556001186371" calcext:value-type="float">
            <text:p>0.953556001186371</text:p>
          </table:table-cell>
          <table:table-cell office:value-type="float" office:value="0.953860342502594" calcext:value-type="float">
            <text:p>0.953860342502594</text:p>
          </table:table-cell>
          <table:table-cell office:value-type="float" office:value="0.95361328125" calcext:value-type="float">
            <text:p>0.95361328125</text:p>
          </table:table-cell>
          <table:table-cell office:value-type="float" office:value="0.953801929950714" calcext:value-type="float">
            <text:p>0.953801929950714</text:p>
          </table:table-cell>
          <table:table-cell office:value-type="float" office:value="0.954583704471588" calcext:value-type="float">
            <text:p>0.954583704471588</text:p>
          </table:table-cell>
          <table:table-cell office:value-type="float" office:value="0.954814553260803" calcext:value-type="float">
            <text:p>0.954814553260803</text:p>
          </table:table-cell>
          <table:table-cell office:value-type="float" office:value="0.955036640167236" calcext:value-type="float">
            <text:p>0.955036640167236</text:p>
          </table:table-cell>
          <table:table-cell office:value-type="float" office:value="0.956129848957062" calcext:value-type="float">
            <text:p>0.956129848957062</text:p>
          </table:table-cell>
          <table:table-cell office:value-type="float" office:value="0.9564248919487" calcext:value-type="float">
            <text:p>0.9564248919487</text:p>
          </table:table-cell>
          <table:table-cell office:value-type="float" office:value="0.95622181892395" calcext:value-type="float">
            <text:p>0.95622181892395</text:p>
          </table:table-cell>
          <table:table-cell office:value-type="float" office:value="0.956226229667664" calcext:value-type="float">
            <text:p>0.95622622966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34026002883911" calcext:value-type="float">
            <text:p>0.934026002883911</text:p>
          </table:table-cell>
          <table:table-cell office:value-type="float" office:value="0.937045991420746" calcext:value-type="float">
            <text:p>0.937045991420746</text:p>
          </table:table-cell>
          <table:table-cell office:value-type="float" office:value="0.937672197818756" calcext:value-type="float">
            <text:p>0.937672197818756</text:p>
          </table:table-cell>
          <table:table-cell office:value-type="float" office:value="0.939148426055908" calcext:value-type="float">
            <text:p>0.939148426055908</text:p>
          </table:table-cell>
          <table:table-cell office:value-type="float" office:value="0.942225277423858" calcext:value-type="float">
            <text:p>0.942225277423858</text:p>
          </table:table-cell>
          <table:table-cell office:value-type="float" office:value="0.940339922904968" calcext:value-type="float">
            <text:p>0.940339922904968</text:p>
          </table:table-cell>
          <table:table-cell office:value-type="float" office:value="0.940583765506744" calcext:value-type="float">
            <text:p>0.940583765506744</text:p>
          </table:table-cell>
          <table:table-cell office:value-type="float" office:value="0.94231766462326" calcext:value-type="float">
            <text:p>0.94231766462326</text:p>
          </table:table-cell>
          <table:table-cell office:value-type="float" office:value="0.942906558513641" calcext:value-type="float">
            <text:p>0.942906558513641</text:p>
          </table:table-cell>
          <table:table-cell office:value-type="float" office:value="0.942990839481354" calcext:value-type="float">
            <text:p>0.942990839481354</text:p>
          </table:table-cell>
          <table:table-cell office:value-type="float" office:value="0.942191541194916" calcext:value-type="float">
            <text:p>0.942191541194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6026930809021" calcext:value-type="float">
            <text:p>0.936026930809021</text:p>
          </table:table-cell>
          <table:table-cell office:value-type="float" office:value="0.937607526779175" calcext:value-type="float">
            <text:p>0.937607526779175</text:p>
          </table:table-cell>
          <table:table-cell office:value-type="float" office:value="0.938564956188202" calcext:value-type="float">
            <text:p>0.938564956188202</text:p>
          </table:table-cell>
          <table:table-cell office:value-type="float" office:value="0.939270615577698" calcext:value-type="float">
            <text:p>0.939270615577698</text:p>
          </table:table-cell>
          <table:table-cell office:value-type="float" office:value="0.938980400562286" calcext:value-type="float">
            <text:p>0.938980400562286</text:p>
          </table:table-cell>
          <table:table-cell office:value-type="float" office:value="0.942091643810272" calcext:value-type="float">
            <text:p>0.942091643810272</text:p>
          </table:table-cell>
          <table:table-cell office:value-type="float" office:value="0.941976308822632" calcext:value-type="float">
            <text:p>0.941976308822632</text:p>
          </table:table-cell>
          <table:table-cell office:value-type="float" office:value="0.940963208675384" calcext:value-type="float">
            <text:p>0.940963208675384</text:p>
          </table:table-cell>
          <table:table-cell office:value-type="float" office:value="0.942906856536865" calcext:value-type="float">
            <text:p>0.942906856536865</text:p>
          </table:table-cell>
          <table:table-cell office:value-type="float" office:value="0.942576169967651" calcext:value-type="float">
            <text:p>0.942576169967651</text:p>
          </table:table-cell>
          <table:table-cell office:value-type="float" office:value="0.943456172943115" calcext:value-type="float">
            <text:p>0.94345617294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913903534412384" calcext:value-type="float">
            <text:p>0.913903534412384</text:p>
          </table:table-cell>
          <table:table-cell office:value-type="float" office:value="0.916744649410248" calcext:value-type="float">
            <text:p>0.916744649410248</text:p>
          </table:table-cell>
          <table:table-cell office:value-type="float" office:value="0.919136583805084" calcext:value-type="float">
            <text:p>0.919136583805084</text:p>
          </table:table-cell>
          <table:table-cell office:value-type="float" office:value="0.919697701931" calcext:value-type="float">
            <text:p>0.919697701931</text:p>
          </table:table-cell>
          <table:table-cell office:value-type="float" office:value="0.922469198703766" calcext:value-type="float">
            <text:p>0.922469198703766</text:p>
          </table:table-cell>
          <table:table-cell office:value-type="float" office:value="0.922506093978882" calcext:value-type="float">
            <text:p>0.922506093978882</text:p>
          </table:table-cell>
          <table:table-cell office:value-type="float" office:value="0.922303378582001" calcext:value-type="float">
            <text:p>0.922303378582001</text:p>
          </table:table-cell>
          <table:table-cell office:value-type="float" office:value="0.922864496707916" calcext:value-type="float">
            <text:p>0.922864496707916</text:p>
          </table:table-cell>
          <table:table-cell office:value-type="float" office:value="0.92264723777771" calcext:value-type="float">
            <text:p>0.92264723777771</text:p>
          </table:table-cell>
          <table:table-cell office:value-type="float" office:value="0.919712841510773" calcext:value-type="float">
            <text:p>0.919712841510773</text:p>
          </table:table-cell>
          <table:table-cell office:value-type="float" office:value="0.919804811477661" calcext:value-type="float">
            <text:p>0.919804811477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26530122756958" calcext:value-type="float">
            <text:p>0.926530122756958</text:p>
          </table:table-cell>
          <table:table-cell office:value-type="float" office:value="0.927436172962189" calcext:value-type="float">
            <text:p>0.927436172962189</text:p>
          </table:table-cell>
          <table:table-cell office:value-type="float" office:value="0.930662870407104" calcext:value-type="float">
            <text:p>0.930662870407104</text:p>
          </table:table-cell>
          <table:table-cell office:value-type="float" office:value="0.932165324687958" calcext:value-type="float">
            <text:p>0.932165324687958</text:p>
          </table:table-cell>
          <table:table-cell office:value-type="float" office:value="0.932671904563904" calcext:value-type="float">
            <text:p>0.932671904563904</text:p>
          </table:table-cell>
          <table:table-cell office:value-type="float" office:value="0.93331253528595" calcext:value-type="float">
            <text:p>0.93331253528595</text:p>
          </table:table-cell>
          <table:table-cell office:value-type="float" office:value="0.933204352855682" calcext:value-type="float">
            <text:p>0.933204352855682</text:p>
          </table:table-cell>
          <table:table-cell office:value-type="float" office:value="0.934123516082764" calcext:value-type="float">
            <text:p>0.934123516082764</text:p>
          </table:table-cell>
          <table:table-cell office:value-type="float" office:value="0.934040546417236" calcext:value-type="float">
            <text:p>0.934040546417236</text:p>
          </table:table-cell>
          <table:table-cell office:value-type="float" office:value="0.934011101722717" calcext:value-type="float">
            <text:p>0.934011101722717</text:p>
          </table:table-cell>
          <table:table-cell office:value-type="float" office:value="0.934710025787354" calcext:value-type="float">
            <text:p>0.934710025787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13739955425262" calcext:value-type="float">
            <text:p>0.813739955425262</text:p>
          </table:table-cell>
          <table:table-cell office:value-type="float" office:value="0.814202010631561" calcext:value-type="float">
            <text:p>0.814202010631561</text:p>
          </table:table-cell>
          <table:table-cell office:value-type="float" office:value="0.819403409957886" calcext:value-type="float">
            <text:p>0.819403409957886</text:p>
          </table:table-cell>
          <table:table-cell office:value-type="float" office:value="0.82053804397583" calcext:value-type="float">
            <text:p>0.82053804397583</text:p>
          </table:table-cell>
          <table:table-cell office:value-type="float" office:value="0.822229206562042" calcext:value-type="float">
            <text:p>0.822229206562042</text:p>
          </table:table-cell>
          <table:table-cell office:value-type="float" office:value="0.825035810470581" calcext:value-type="float">
            <text:p>0.825035810470581</text:p>
          </table:table-cell>
          <table:table-cell office:value-type="float" office:value="0.824709951877594" calcext:value-type="float">
            <text:p>0.824709951877594</text:p>
          </table:table-cell>
          <table:table-cell office:value-type="float" office:value="0.826694190502167" calcext:value-type="float">
            <text:p>0.826694190502167</text:p>
          </table:table-cell>
          <table:table-cell office:value-type="float" office:value="0.828947961330414" calcext:value-type="float">
            <text:p>0.828947961330414</text:p>
          </table:table-cell>
          <table:table-cell office:value-type="float" office:value="0.82932311296463" calcext:value-type="float">
            <text:p>0.82932311296463</text:p>
          </table:table-cell>
          <table:table-cell office:value-type="float" office:value="0.830730438232422" calcext:value-type="float">
            <text:p>0.83073043823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72669875621796" calcext:value-type="float">
            <text:p>0.872669875621796</text:p>
          </table:table-cell>
          <table:table-cell office:value-type="float" office:value="0.874594390392303" calcext:value-type="float">
            <text:p>0.874594390392303</text:p>
          </table:table-cell>
          <table:table-cell office:value-type="float" office:value="0.879619121551514" calcext:value-type="float">
            <text:p>0.879619121551514</text:p>
          </table:table-cell>
          <table:table-cell office:value-type="float" office:value="0.881465435028076" calcext:value-type="float">
            <text:p>0.881465435028076</text:p>
          </table:table-cell>
          <table:table-cell office:value-type="float" office:value="0.88246476650238" calcext:value-type="float">
            <text:p>0.88246476650238</text:p>
          </table:table-cell>
          <table:table-cell office:value-type="float" office:value="0.880706906318665" calcext:value-type="float">
            <text:p>0.880706906318665</text:p>
          </table:table-cell>
          <table:table-cell office:value-type="float" office:value="0.880622565746307" calcext:value-type="float">
            <text:p>0.880622565746307</text:p>
          </table:table-cell>
          <table:table-cell office:value-type="float" office:value="0.883486986160278" calcext:value-type="float">
            <text:p>0.883486986160278</text:p>
          </table:table-cell>
          <table:table-cell office:value-type="float" office:value="0.882019281387329" calcext:value-type="float">
            <text:p>0.882019281387329</text:p>
          </table:table-cell>
          <table:table-cell office:value-type="float" office:value="0.882352948188782" calcext:value-type="float">
            <text:p>0.882352948188782</text:p>
          </table:table-cell>
          <table:table-cell office:value-type="float" office:value="0.882281720638275" calcext:value-type="float">
            <text:p>0.882281720638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99404644966126" calcext:value-type="float">
            <text:p>0.899404644966126</text:p>
          </table:table-cell>
          <table:table-cell office:value-type="float" office:value="0.90101969242096" calcext:value-type="float">
            <text:p>0.90101969242096</text:p>
          </table:table-cell>
          <table:table-cell office:value-type="float" office:value="0.902199745178223" calcext:value-type="float">
            <text:p>0.902199745178223</text:p>
          </table:table-cell>
          <table:table-cell office:value-type="float" office:value="0.902779221534729" calcext:value-type="float">
            <text:p>0.902779221534729</text:p>
          </table:table-cell>
          <table:table-cell office:value-type="float" office:value="0.903052270412445" calcext:value-type="float">
            <text:p>0.903052270412445</text:p>
          </table:table-cell>
          <table:table-cell office:value-type="float" office:value="0.902471840381622" calcext:value-type="float">
            <text:p>0.902471840381622</text:p>
          </table:table-cell>
          <table:table-cell office:value-type="float" office:value="0.903485238552094" calcext:value-type="float">
            <text:p>0.903485238552094</text:p>
          </table:table-cell>
          <table:table-cell office:value-type="float" office:value="0.903838217258453" calcext:value-type="float">
            <text:p>0.903838217258453</text:p>
          </table:table-cell>
          <table:table-cell office:value-type="float" office:value="0.902596056461334" calcext:value-type="float">
            <text:p>0.902596056461334</text:p>
          </table:table-cell>
          <table:table-cell office:value-type="float" office:value="0.904465198516846" calcext:value-type="float">
            <text:p>0.904465198516846</text:p>
          </table:table-cell>
          <table:table-cell office:value-type="float" office:value="0.903918325901032" calcext:value-type="float">
            <text:p>0.903918325901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90160202980042" calcext:value-type="float">
            <text:p>0.890160202980042</text:p>
          </table:table-cell>
          <table:table-cell office:value-type="float" office:value="0.891210556030273" calcext:value-type="float">
            <text:p>0.891210556030273</text:p>
          </table:table-cell>
          <table:table-cell office:value-type="float" office:value="0.892709195613861" calcext:value-type="float">
            <text:p>0.892709195613861</text:p>
          </table:table-cell>
          <table:table-cell office:value-type="float" office:value="0.893603801727295" calcext:value-type="float">
            <text:p>0.893603801727295</text:p>
          </table:table-cell>
          <table:table-cell office:value-type="float" office:value="0.89321094751358" calcext:value-type="float">
            <text:p>0.89321094751358</text:p>
          </table:table-cell>
          <table:table-cell office:value-type="float" office:value="0.900820851325989" calcext:value-type="float">
            <text:p>0.900820851325989</text:p>
          </table:table-cell>
          <table:table-cell office:value-type="float" office:value="0.90048086643219" calcext:value-type="float">
            <text:p>0.90048086643219</text:p>
          </table:table-cell>
          <table:table-cell office:value-type="float" office:value="0.905690014362335" calcext:value-type="float">
            <text:p>0.905690014362335</text:p>
          </table:table-cell>
          <table:table-cell office:value-type="float" office:value="0.906384289264679" calcext:value-type="float">
            <text:p>0.906384289264679</text:p>
          </table:table-cell>
          <table:table-cell office:value-type="float" office:value="0.905183732509613" calcext:value-type="float">
            <text:p>0.905183732509613</text:p>
          </table:table-cell>
          <table:table-cell office:value-type="float" office:value="0.907153725624084" calcext:value-type="float">
            <text:p>0.907153725624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49938714504242" calcext:value-type="float">
            <text:p>0.949938714504242</text:p>
          </table:table-cell>
          <table:table-cell office:value-type="float" office:value="0.95010381937027" calcext:value-type="float">
            <text:p>0.95010381937027</text:p>
          </table:table-cell>
          <table:table-cell office:value-type="float" office:value="0.952726483345032" calcext:value-type="float">
            <text:p>0.952726483345032</text:p>
          </table:table-cell>
          <table:table-cell office:value-type="float" office:value="0.952452003955841" calcext:value-type="float">
            <text:p>0.952452003955841</text:p>
          </table:table-cell>
          <table:table-cell office:value-type="float" office:value="0.954166650772095" calcext:value-type="float">
            <text:p>0.954166650772095</text:p>
          </table:table-cell>
          <table:table-cell office:value-type="float" office:value="0.95313835144043" calcext:value-type="float">
            <text:p>0.95313835144043</text:p>
          </table:table-cell>
          <table:table-cell office:value-type="float" office:value="0.952467322349548" calcext:value-type="float">
            <text:p>0.952467322349548</text:p>
          </table:table-cell>
          <table:table-cell office:value-type="float" office:value="0.953688383102417" calcext:value-type="float">
            <text:p>0.953688383102417</text:p>
          </table:table-cell>
          <table:table-cell office:value-type="float" office:value="0.953729450702667" calcext:value-type="float">
            <text:p>0.953729450702667</text:p>
          </table:table-cell>
          <table:table-cell office:value-type="float" office:value="0.953556716442108" calcext:value-type="float">
            <text:p>0.953556716442108</text:p>
          </table:table-cell>
          <table:table-cell office:value-type="float" office:value="0.953627526760101" calcext:value-type="float">
            <text:p>0.953627526760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908893942832947" calcext:value-type="float">
            <text:p>0.908893942832947</text:p>
          </table:table-cell>
          <table:table-cell office:value-type="float" office:value="0.911408841609955" calcext:value-type="float">
            <text:p>0.911408841609955</text:p>
          </table:table-cell>
          <table:table-cell office:value-type="float" office:value="0.928649842739105" calcext:value-type="float">
            <text:p>0.928649842739105</text:p>
          </table:table-cell>
          <table:table-cell office:value-type="float" office:value="0.931208789348602" calcext:value-type="float">
            <text:p>0.931208789348602</text:p>
          </table:table-cell>
          <table:table-cell office:value-type="float" office:value="0.931136727333069" calcext:value-type="float">
            <text:p>0.931136727333069</text:p>
          </table:table-cell>
          <table:table-cell office:value-type="float" office:value="0.932350695133209" calcext:value-type="float">
            <text:p>0.932350695133209</text:p>
          </table:table-cell>
          <table:table-cell office:value-type="float" office:value="0.935888946056366" calcext:value-type="float">
            <text:p>0.935888946056366</text:p>
          </table:table-cell>
          <table:table-cell office:value-type="float" office:value="0.933919727802277" calcext:value-type="float">
            <text:p>0.933919727802277</text:p>
          </table:table-cell>
          <table:table-cell office:value-type="float" office:value="0.935082137584686" calcext:value-type="float">
            <text:p>0.935082137584686</text:p>
          </table:table-cell>
          <table:table-cell office:value-type="float" office:value="0.932791590690613" calcext:value-type="float">
            <text:p>0.932791590690613</text:p>
          </table:table-cell>
          <table:table-cell office:value-type="float" office:value="0.932439863681793" calcext:value-type="float">
            <text:p>0.932439863681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34240818023681" calcext:value-type="float">
            <text:p>0.934240818023681</text:p>
          </table:table-cell>
          <table:table-cell office:value-type="float" office:value="0.934776484966278" calcext:value-type="float">
            <text:p>0.934776484966278</text:p>
          </table:table-cell>
          <table:table-cell office:value-type="float" office:value="0.935757458209991" calcext:value-type="float">
            <text:p>0.935757458209991</text:p>
          </table:table-cell>
          <table:table-cell office:value-type="float" office:value="0.937799036502838" calcext:value-type="float">
            <text:p>0.937799036502838</text:p>
          </table:table-cell>
          <table:table-cell office:value-type="float" office:value="0.938335299491882" calcext:value-type="float">
            <text:p>0.938335299491882</text:p>
          </table:table-cell>
          <table:table-cell office:value-type="float" office:value="0.940214335918426" calcext:value-type="float">
            <text:p>0.940214335918426</text:p>
          </table:table-cell>
          <table:table-cell office:value-type="float" office:value="0.940052688121796" calcext:value-type="float">
            <text:p>0.940052688121796</text:p>
          </table:table-cell>
          <table:table-cell office:value-type="float" office:value="0.940118610858917" calcext:value-type="float">
            <text:p>0.940118610858917</text:p>
          </table:table-cell>
          <table:table-cell office:value-type="float" office:value="0.940230429172516" calcext:value-type="float">
            <text:p>0.940230429172516</text:p>
          </table:table-cell>
          <table:table-cell office:value-type="float" office:value="0.938972890377045" calcext:value-type="float">
            <text:p>0.938972890377045</text:p>
          </table:table-cell>
          <table:table-cell office:value-type="float" office:value="0.939590394496918" calcext:value-type="float">
            <text:p>0.939590394496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10090386867523" calcext:value-type="float">
            <text:p>0.910090386867523</text:p>
          </table:table-cell>
          <table:table-cell office:value-type="float" office:value="0.911723017692566" calcext:value-type="float">
            <text:p>0.911723017692566</text:p>
          </table:table-cell>
          <table:table-cell office:value-type="float" office:value="0.912668704986572" calcext:value-type="float">
            <text:p>0.912668704986572</text:p>
          </table:table-cell>
          <table:table-cell office:value-type="float" office:value="0.913536906242371" calcext:value-type="float">
            <text:p>0.913536906242371</text:p>
          </table:table-cell>
          <table:table-cell office:value-type="float" office:value="0.913679420948029" calcext:value-type="float">
            <text:p>0.913679420948029</text:p>
          </table:table-cell>
          <table:table-cell office:value-type="float" office:value="0.914770007133484" calcext:value-type="float">
            <text:p>0.914770007133484</text:p>
          </table:table-cell>
          <table:table-cell office:value-type="float" office:value="0.914256572723389" calcext:value-type="float">
            <text:p>0.914256572723389</text:p>
          </table:table-cell>
          <table:table-cell office:value-type="float" office:value="0.915255188941956" calcext:value-type="float">
            <text:p>0.915255188941956</text:p>
          </table:table-cell>
          <table:table-cell office:value-type="float" office:value="0.914884567260742" calcext:value-type="float">
            <text:p>0.914884567260742</text:p>
          </table:table-cell>
          <table:table-cell office:value-type="float" office:value="0.915208160877228" calcext:value-type="float">
            <text:p>0.915208160877228</text:p>
          </table:table-cell>
          <table:table-cell office:value-type="float" office:value="0.915564358234406" calcext:value-type="float">
            <text:p>0.915564358234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63031923770904" calcext:value-type="float">
            <text:p>0.863031923770904</text:p>
          </table:table-cell>
          <table:table-cell office:value-type="float" office:value="0.872884154319763" calcext:value-type="float">
            <text:p>0.872884154319763</text:p>
          </table:table-cell>
          <table:table-cell office:value-type="float" office:value="0.883890151977539" calcext:value-type="float">
            <text:p>0.883890151977539</text:p>
          </table:table-cell>
          <table:table-cell office:value-type="float" office:value="0.884996712207794" calcext:value-type="float">
            <text:p>0.884996712207794</text:p>
          </table:table-cell>
          <table:table-cell office:value-type="float" office:value="0.884425401687622" calcext:value-type="float">
            <text:p>0.884425401687622</text:p>
          </table:table-cell>
          <table:table-cell office:value-type="float" office:value="0.884944140911102" calcext:value-type="float">
            <text:p>0.884944140911102</text:p>
          </table:table-cell>
          <table:table-cell office:value-type="float" office:value="0.886266767978668" calcext:value-type="float">
            <text:p>0.886266767978668</text:p>
          </table:table-cell>
          <table:table-cell office:value-type="float" office:value="0.884438633918762" calcext:value-type="float">
            <text:p>0.884438633918762</text:p>
          </table:table-cell>
          <table:table-cell office:value-type="float" office:value="0.884564638137817" calcext:value-type="float">
            <text:p>0.884564638137817</text:p>
          </table:table-cell>
          <table:table-cell office:value-type="float" office:value="0.884856462478638" calcext:value-type="float">
            <text:p>0.884856462478638</text:p>
          </table:table-cell>
          <table:table-cell office:value-type="float" office:value="0.886251211166382" calcext:value-type="float">
            <text:p>0.886251211166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51681852340698" calcext:value-type="float">
            <text:p>0.951681852340698</text:p>
          </table:table-cell>
          <table:table-cell office:value-type="float" office:value="0.953261315822601" calcext:value-type="float">
            <text:p>0.953261315822601</text:p>
          </table:table-cell>
          <table:table-cell office:value-type="float" office:value="0.954160690307617" calcext:value-type="float">
            <text:p>0.954160690307617</text:p>
          </table:table-cell>
          <table:table-cell office:value-type="float" office:value="0.954228818416595" calcext:value-type="float">
            <text:p>0.954228818416595</text:p>
          </table:table-cell>
          <table:table-cell office:value-type="float" office:value="0.95455139875412" calcext:value-type="float">
            <text:p>0.95455139875412</text:p>
          </table:table-cell>
          <table:table-cell office:value-type="float" office:value="0.954391241073608" calcext:value-type="float">
            <text:p>0.954391241073608</text:p>
          </table:table-cell>
          <table:table-cell office:value-type="float" office:value="0.955096185207367" calcext:value-type="float">
            <text:p>0.955096185207367</text:p>
          </table:table-cell>
          <table:table-cell office:value-type="float" office:value="0.95511269569397" calcext:value-type="float">
            <text:p>0.95511269569397</text:p>
          </table:table-cell>
          <table:table-cell office:value-type="float" office:value="0.955421924591064" calcext:value-type="float">
            <text:p>0.955421924591064</text:p>
          </table:table-cell>
          <table:table-cell office:value-type="float" office:value="0.95529317855835" calcext:value-type="float">
            <text:p>0.95529317855835</text:p>
          </table:table-cell>
          <table:table-cell office:value-type="float" office:value="0.955389857292175" calcext:value-type="float">
            <text:p>0.955389857292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69331479072571" calcext:value-type="float">
            <text:p>0.869331479072571</text:p>
          </table:table-cell>
          <table:table-cell office:value-type="float" office:value="0.852345824241638" calcext:value-type="float">
            <text:p>0.852345824241638</text:p>
          </table:table-cell>
          <table:table-cell office:value-type="float" office:value="0.90645557641983" calcext:value-type="float">
            <text:p>0.90645557641983</text:p>
          </table:table-cell>
          <table:table-cell office:value-type="float" office:value="0.908683955669403" calcext:value-type="float">
            <text:p>0.908683955669403</text:p>
          </table:table-cell>
          <table:table-cell office:value-type="float" office:value="0.900669753551483" calcext:value-type="float">
            <text:p>0.900669753551483</text:p>
          </table:table-cell>
          <table:table-cell office:value-type="float" office:value="0.899230062961578" calcext:value-type="float">
            <text:p>0.899230062961578</text:p>
          </table:table-cell>
          <table:table-cell office:value-type="float" office:value="0.8974968791008" calcext:value-type="float">
            <text:p>0.8974968791008</text:p>
          </table:table-cell>
          <table:table-cell office:value-type="float" office:value="0.888735473155975" calcext:value-type="float">
            <text:p>0.888735473155975</text:p>
          </table:table-cell>
          <table:table-cell office:value-type="float" office:value="0.88545036315918" calcext:value-type="float">
            <text:p>0.88545036315918</text:p>
          </table:table-cell>
          <table:table-cell office:value-type="float" office:value="0.899943113327026" calcext:value-type="float">
            <text:p>0.899943113327026</text:p>
          </table:table-cell>
          <table:table-cell office:value-type="float" office:value="0.904670357704163" calcext:value-type="float">
            <text:p>0.904670357704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724378824234" calcext:value-type="float">
            <text:p>0.90724378824234</text:p>
          </table:table-cell>
          <table:table-cell office:value-type="float" office:value="0.90875232219696" calcext:value-type="float">
            <text:p>0.90875232219696</text:p>
          </table:table-cell>
          <table:table-cell office:value-type="float" office:value="0.907406806945801" calcext:value-type="float">
            <text:p>0.907406806945801</text:p>
          </table:table-cell>
          <table:table-cell office:value-type="float" office:value="0.908764183521271" calcext:value-type="float">
            <text:p>0.908764183521271</text:p>
          </table:table-cell>
          <table:table-cell office:value-type="float" office:value="0.908855617046356" calcext:value-type="float">
            <text:p>0.908855617046356</text:p>
          </table:table-cell>
          <table:table-cell office:value-type="float" office:value="0.909182608127594" calcext:value-type="float">
            <text:p>0.909182608127594</text:p>
          </table:table-cell>
          <table:table-cell office:value-type="float" office:value="0.910176217556" calcext:value-type="float">
            <text:p>0.910176217556</text:p>
          </table:table-cell>
          <table:table-cell office:value-type="float" office:value="0.910076916217804" calcext:value-type="float">
            <text:p>0.910076916217804</text:p>
          </table:table-cell>
          <table:table-cell office:value-type="float" office:value="0.910729467868805" calcext:value-type="float">
            <text:p>0.910729467868805</text:p>
          </table:table-cell>
          <table:table-cell office:value-type="float" office:value="0.913066864013672" calcext:value-type="float">
            <text:p>0.913066864013672</text:p>
          </table:table-cell>
          <table:table-cell office:value-type="float" office:value="0.913472473621368" calcext:value-type="float">
            <text:p>0.913472473621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860885560512543" calcext:value-type="float">
            <text:p>0.860885560512543</text:p>
          </table:table-cell>
          <table:table-cell office:value-type="float" office:value="0.860121488571167" calcext:value-type="float">
            <text:p>0.860121488571167</text:p>
          </table:table-cell>
          <table:table-cell office:value-type="float" office:value="0.867591798305512" calcext:value-type="float">
            <text:p>0.867591798305512</text:p>
          </table:table-cell>
          <table:table-cell office:value-type="float" office:value="0.872751951217651" calcext:value-type="float">
            <text:p>0.872751951217651</text:p>
          </table:table-cell>
          <table:table-cell office:value-type="float" office:value="0.871960639953613" calcext:value-type="float">
            <text:p>0.871960639953613</text:p>
          </table:table-cell>
          <table:table-cell office:value-type="float" office:value="0.874410569667816" calcext:value-type="float">
            <text:p>0.874410569667816</text:p>
          </table:table-cell>
          <table:table-cell office:value-type="float" office:value="0.873645186424255" calcext:value-type="float">
            <text:p>0.873645186424255</text:p>
          </table:table-cell>
          <table:table-cell office:value-type="float" office:value="0.864764988422394" calcext:value-type="float">
            <text:p>0.864764988422394</text:p>
          </table:table-cell>
          <table:table-cell office:value-type="float" office:value="0.867491602897644" calcext:value-type="float">
            <text:p>0.867491602897644</text:p>
          </table:table-cell>
          <table:table-cell office:value-type="float" office:value="0.870710611343384" calcext:value-type="float">
            <text:p>0.870710611343384</text:p>
          </table:table-cell>
          <table:table-cell office:value-type="float" office:value="0.876875698566437" calcext:value-type="float">
            <text:p>0.876875698566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3458654880524" calcext:value-type="float">
            <text:p>0.903458654880524</text:p>
          </table:table-cell>
          <table:table-cell office:value-type="float" office:value="0.906520247459412" calcext:value-type="float">
            <text:p>0.906520247459412</text:p>
          </table:table-cell>
          <table:table-cell office:value-type="float" office:value="0.908545255661011" calcext:value-type="float">
            <text:p>0.908545255661011</text:p>
          </table:table-cell>
          <table:table-cell office:value-type="float" office:value="0.907464504241943" calcext:value-type="float">
            <text:p>0.907464504241943</text:p>
          </table:table-cell>
          <table:table-cell office:value-type="float" office:value="0.906976759433746" calcext:value-type="float">
            <text:p>0.906976759433746</text:p>
          </table:table-cell>
          <table:table-cell office:value-type="float" office:value="0.9058558344841" calcext:value-type="float">
            <text:p>0.9058558344841</text:p>
          </table:table-cell>
          <table:table-cell office:value-type="float" office:value="0.906388401985168" calcext:value-type="float">
            <text:p>0.906388401985168</text:p>
          </table:table-cell>
          <table:table-cell office:value-type="float" office:value="0.90666264295578" calcext:value-type="float">
            <text:p>0.90666264295578</text:p>
          </table:table-cell>
          <table:table-cell office:value-type="float" office:value="0.906034231185913" calcext:value-type="float">
            <text:p>0.906034231185913</text:p>
          </table:table-cell>
          <table:table-cell office:value-type="float" office:value="0.906947076320648" calcext:value-type="float">
            <text:p>0.906947076320648</text:p>
          </table:table-cell>
          <table:table-cell office:value-type="float" office:value="0.909899055957794" calcext:value-type="float">
            <text:p>0.909899055957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898828327655792" calcext:value-type="float">
            <text:p>0.898828327655792</text:p>
          </table:table-cell>
          <table:table-cell office:value-type="float" office:value="0.898570001125336" calcext:value-type="float">
            <text:p>0.898570001125336</text:p>
          </table:table-cell>
          <table:table-cell office:value-type="float" office:value="0.899536967277527" calcext:value-type="float">
            <text:p>0.899536967277527</text:p>
          </table:table-cell>
          <table:table-cell office:value-type="float" office:value="0.900267064571381" calcext:value-type="float">
            <text:p>0.900267064571381</text:p>
          </table:table-cell>
          <table:table-cell office:value-type="float" office:value="0.900126397609711" calcext:value-type="float">
            <text:p>0.900126397609711</text:p>
          </table:table-cell>
          <table:table-cell office:value-type="float" office:value="0.900840103626251" calcext:value-type="float">
            <text:p>0.900840103626251</text:p>
          </table:table-cell>
          <table:table-cell office:value-type="float" office:value="0.900505900382996" calcext:value-type="float">
            <text:p>0.900505900382996</text:p>
          </table:table-cell>
          <table:table-cell office:value-type="float" office:value="0.900924324989319" calcext:value-type="float">
            <text:p>0.900924324989319</text:p>
          </table:table-cell>
          <table:table-cell office:value-type="float" office:value="0.900951504707336" calcext:value-type="float">
            <text:p>0.900951504707336</text:p>
          </table:table-cell>
          <table:table-cell office:value-type="float" office:value="0.901095807552338" calcext:value-type="float">
            <text:p>0.901095807552338</text:p>
          </table:table-cell>
          <table:table-cell office:value-type="float" office:value="0.901281833648681" calcext:value-type="float">
            <text:p>0.901281833648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19626832008362" calcext:value-type="float">
            <text:p>0.919626832008362</text:p>
          </table:table-cell>
          <table:table-cell office:value-type="float" office:value="0.919723749160767" calcext:value-type="float">
            <text:p>0.919723749160767</text:p>
          </table:table-cell>
          <table:table-cell office:value-type="float" office:value="0.922108292579651" calcext:value-type="float">
            <text:p>0.922108292579651</text:p>
          </table:table-cell>
          <table:table-cell office:value-type="float" office:value="0.923925817012787" calcext:value-type="float">
            <text:p>0.923925817012787</text:p>
          </table:table-cell>
          <table:table-cell office:value-type="float" office:value="0.922521889209747" calcext:value-type="float">
            <text:p>0.922521889209747</text:p>
          </table:table-cell>
          <table:table-cell office:value-type="float" office:value="0.924228727817535" calcext:value-type="float">
            <text:p>0.924228727817535</text:p>
          </table:table-cell>
          <table:table-cell office:value-type="float" office:value="0.924672961235046" calcext:value-type="float">
            <text:p>0.924672961235046</text:p>
          </table:table-cell>
          <table:table-cell office:value-type="float" office:value="0.925899147987366" calcext:value-type="float">
            <text:p>0.925899147987366</text:p>
          </table:table-cell>
          <table:table-cell office:value-type="float" office:value="0.92486697435379" calcext:value-type="float">
            <text:p>0.92486697435379</text:p>
          </table:table-cell>
          <table:table-cell office:value-type="float" office:value="0.924769997596741" calcext:value-type="float">
            <text:p>0.924769997596741</text:p>
          </table:table-cell>
          <table:table-cell office:value-type="float" office:value="0.925106167793274" calcext:value-type="float">
            <text:p>0.925106167793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90066206455231" calcext:value-type="float">
            <text:p>0.890066206455231</text:p>
          </table:table-cell>
          <table:table-cell office:value-type="float" office:value="0.897749066352844" calcext:value-type="float">
            <text:p>0.897749066352844</text:p>
          </table:table-cell>
          <table:table-cell office:value-type="float" office:value="0.906424224376678" calcext:value-type="float">
            <text:p>0.906424224376678</text:p>
          </table:table-cell>
          <table:table-cell office:value-type="float" office:value="0.9083651304245" calcext:value-type="float">
            <text:p>0.9083651304245</text:p>
          </table:table-cell>
          <table:table-cell office:value-type="float" office:value="0.905706524848938" calcext:value-type="float">
            <text:p>0.905706524848938</text:p>
          </table:table-cell>
          <table:table-cell office:value-type="float" office:value="0.907452762126923" calcext:value-type="float">
            <text:p>0.907452762126923</text:p>
          </table:table-cell>
          <table:table-cell office:value-type="float" office:value="0.904661774635315" calcext:value-type="float">
            <text:p>0.904661774635315</text:p>
          </table:table-cell>
          <table:table-cell office:value-type="float" office:value="0.907755553722382" calcext:value-type="float">
            <text:p>0.907755553722382</text:p>
          </table:table-cell>
          <table:table-cell office:value-type="float" office:value="0.91042172908783" calcext:value-type="float">
            <text:p>0.91042172908783</text:p>
          </table:table-cell>
          <table:table-cell office:value-type="float" office:value="0.911687850952148" calcext:value-type="float">
            <text:p>0.911687850952148</text:p>
          </table:table-cell>
          <table:table-cell office:value-type="float" office:value="0.912524998188019" calcext:value-type="float">
            <text:p>0.912524998188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45680415630341" calcext:value-type="float">
            <text:p>0.845680415630341</text:p>
          </table:table-cell>
          <table:table-cell office:value-type="float" office:value="0.856432557106018" calcext:value-type="float">
            <text:p>0.856432557106018</text:p>
          </table:table-cell>
          <table:table-cell office:value-type="float" office:value="0.859747886657715" calcext:value-type="float">
            <text:p>0.859747886657715</text:p>
          </table:table-cell>
          <table:table-cell office:value-type="float" office:value="0.860239207744598" calcext:value-type="float">
            <text:p>0.860239207744598</text:p>
          </table:table-cell>
          <table:table-cell office:value-type="float" office:value="0.859108865261078" calcext:value-type="float">
            <text:p>0.859108865261078</text:p>
          </table:table-cell>
          <table:table-cell office:value-type="float" office:value="0.856981337070465" calcext:value-type="float">
            <text:p>0.856981337070465</text:p>
          </table:table-cell>
          <table:table-cell office:value-type="float" office:value="0.855307996273041" calcext:value-type="float">
            <text:p>0.855307996273041</text:p>
          </table:table-cell>
          <table:table-cell office:value-type="float" office:value="0.851758778095245" calcext:value-type="float">
            <text:p>0.851758778095245</text:p>
          </table:table-cell>
          <table:table-cell office:value-type="float" office:value="0.857794225215912" calcext:value-type="float">
            <text:p>0.857794225215912</text:p>
          </table:table-cell>
          <table:table-cell office:value-type="float" office:value="0.859255075454712" calcext:value-type="float">
            <text:p>0.859255075454712</text:p>
          </table:table-cell>
          <table:table-cell office:value-type="float" office:value="0.857893526554108" calcext:value-type="float">
            <text:p>0.857893526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35930252075195" calcext:value-type="float">
            <text:p>0.935930252075195</text:p>
          </table:table-cell>
          <table:table-cell office:value-type="float" office:value="0.937134981155396" calcext:value-type="float">
            <text:p>0.937134981155396</text:p>
          </table:table-cell>
          <table:table-cell office:value-type="float" office:value="0.938063502311706" calcext:value-type="float">
            <text:p>0.938063502311706</text:p>
          </table:table-cell>
          <table:table-cell office:value-type="float" office:value="0.93954998254776" calcext:value-type="float">
            <text:p>0.93954998254776</text:p>
          </table:table-cell>
          <table:table-cell office:value-type="float" office:value="0.939608931541443" calcext:value-type="float">
            <text:p>0.939608931541443</text:p>
          </table:table-cell>
          <table:table-cell office:value-type="float" office:value="0.940598487854004" calcext:value-type="float">
            <text:p>0.940598487854004</text:p>
          </table:table-cell>
          <table:table-cell office:value-type="float" office:value="0.940358877182007" calcext:value-type="float">
            <text:p>0.940358877182007</text:p>
          </table:table-cell>
          <table:table-cell office:value-type="float" office:value="0.941542506217956" calcext:value-type="float">
            <text:p>0.941542506217956</text:p>
          </table:table-cell>
          <table:table-cell office:value-type="float" office:value="0.942014455795288" calcext:value-type="float">
            <text:p>0.942014455795288</text:p>
          </table:table-cell>
          <table:table-cell office:value-type="float" office:value="0.942238509654999" calcext:value-type="float">
            <text:p>0.942238509654999</text:p>
          </table:table-cell>
          <table:table-cell office:value-type="float" office:value="0.942726731300354" calcext:value-type="float">
            <text:p>0.94272673130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6535696983337" calcext:value-type="float">
            <text:p>0.956535696983337</text:p>
          </table:table-cell>
          <table:table-cell office:value-type="float" office:value="0.957961022853851" calcext:value-type="float">
            <text:p>0.957961022853851</text:p>
          </table:table-cell>
          <table:table-cell office:value-type="float" office:value="0.95860344171524" calcext:value-type="float">
            <text:p>0.95860344171524</text:p>
          </table:table-cell>
          <table:table-cell office:value-type="float" office:value="0.958633065223694" calcext:value-type="float">
            <text:p>0.958633065223694</text:p>
          </table:table-cell>
          <table:table-cell office:value-type="float" office:value="0.959450364112854" calcext:value-type="float">
            <text:p>0.959450364112854</text:p>
          </table:table-cell>
          <table:table-cell office:value-type="float" office:value="0.958611845970154" calcext:value-type="float">
            <text:p>0.958611845970154</text:p>
          </table:table-cell>
          <table:table-cell office:value-type="float" office:value="0.959064304828644" calcext:value-type="float">
            <text:p>0.959064304828644</text:p>
          </table:table-cell>
          <table:table-cell office:value-type="float" office:value="0.959774196147919" calcext:value-type="float">
            <text:p>0.959774196147919</text:p>
          </table:table-cell>
          <table:table-cell office:value-type="float" office:value="0.959830582141876" calcext:value-type="float">
            <text:p>0.959830582141876</text:p>
          </table:table-cell>
          <table:table-cell office:value-type="float" office:value="0.96028995513916" calcext:value-type="float">
            <text:p>0.96028995513916</text:p>
          </table:table-cell>
          <table:table-cell office:value-type="float" office:value="0.960264503955841" calcext:value-type="float">
            <text:p>0.960264503955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88062238693237" calcext:value-type="float">
            <text:p>0.888062238693237</text:p>
          </table:table-cell>
          <table:table-cell office:value-type="float" office:value="0.89458304643631" calcext:value-type="float">
            <text:p>0.89458304643631</text:p>
          </table:table-cell>
          <table:table-cell office:value-type="float" office:value="0.898839890956879" calcext:value-type="float">
            <text:p>0.898839890956879</text:p>
          </table:table-cell>
          <table:table-cell office:value-type="float" office:value="0.897542357444763" calcext:value-type="float">
            <text:p>0.897542357444763</text:p>
          </table:table-cell>
          <table:table-cell office:value-type="float" office:value="0.896357893943787" calcext:value-type="float">
            <text:p>0.896357893943787</text:p>
          </table:table-cell>
          <table:table-cell office:value-type="float" office:value="0.896861970424652" calcext:value-type="float">
            <text:p>0.896861970424652</text:p>
          </table:table-cell>
          <table:table-cell office:value-type="float" office:value="0.89901876449585" calcext:value-type="float">
            <text:p>0.89901876449585</text:p>
          </table:table-cell>
          <table:table-cell office:value-type="float" office:value="0.900173783302307" calcext:value-type="float">
            <text:p>0.900173783302307</text:p>
          </table:table-cell>
          <table:table-cell office:value-type="float" office:value="0.902226209640503" calcext:value-type="float">
            <text:p>0.902226209640503</text:p>
          </table:table-cell>
          <table:table-cell office:value-type="float" office:value="0.901002883911133" calcext:value-type="float">
            <text:p>0.901002883911133</text:p>
          </table:table-cell>
          <table:table-cell office:value-type="float" office:value="0.901956379413605" calcext:value-type="float">
            <text:p>0.901956379413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5958335399628" calcext:value-type="float">
            <text:p>0.925958335399628</text:p>
          </table:table-cell>
          <table:table-cell office:value-type="float" office:value="0.929971516132355" calcext:value-type="float">
            <text:p>0.929971516132355</text:p>
          </table:table-cell>
          <table:table-cell office:value-type="float" office:value="0.930393934249878" calcext:value-type="float">
            <text:p>0.930393934249878</text:p>
          </table:table-cell>
          <table:table-cell office:value-type="float" office:value="0.929600894451141" calcext:value-type="float">
            <text:p>0.929600894451141</text:p>
          </table:table-cell>
          <table:table-cell office:value-type="float" office:value="0.929703235626221" calcext:value-type="float">
            <text:p>0.929703235626221</text:p>
          </table:table-cell>
          <table:table-cell office:value-type="float" office:value="0.93076080083847" calcext:value-type="float">
            <text:p>0.93076080083847</text:p>
          </table:table-cell>
          <table:table-cell office:value-type="float" office:value="0.930573880672455" calcext:value-type="float">
            <text:p>0.930573880672455</text:p>
          </table:table-cell>
          <table:table-cell office:value-type="float" office:value="0.931464731693268" calcext:value-type="float">
            <text:p>0.931464731693268</text:p>
          </table:table-cell>
          <table:table-cell office:value-type="float" office:value="0.931137442588806" calcext:value-type="float">
            <text:p>0.931137442588806</text:p>
          </table:table-cell>
          <table:table-cell office:value-type="float" office:value="0.930678248405456" calcext:value-type="float">
            <text:p>0.930678248405456</text:p>
          </table:table-cell>
          <table:table-cell office:value-type="float" office:value="0.930848002433777" calcext:value-type="float">
            <text:p>0.930848002433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30332243442535" calcext:value-type="float">
            <text:p>0.930332243442535</text:p>
          </table:table-cell>
          <table:table-cell office:value-type="float" office:value="0.930021345615387" calcext:value-type="float">
            <text:p>0.930021345615387</text:p>
          </table:table-cell>
          <table:table-cell office:value-type="float" office:value="0.932540714740753" calcext:value-type="float">
            <text:p>0.932540714740753</text:p>
          </table:table-cell>
          <table:table-cell office:value-type="float" office:value="0.932327806949616" calcext:value-type="float">
            <text:p>0.932327806949616</text:p>
          </table:table-cell>
          <table:table-cell office:value-type="float" office:value="0.934029161930084" calcext:value-type="float">
            <text:p>0.934029161930084</text:p>
          </table:table-cell>
          <table:table-cell office:value-type="float" office:value="0.934573173522949" calcext:value-type="float">
            <text:p>0.934573173522949</text:p>
          </table:table-cell>
          <table:table-cell office:value-type="float" office:value="0.934233367443085" calcext:value-type="float">
            <text:p>0.934233367443085</text:p>
          </table:table-cell>
          <table:table-cell office:value-type="float" office:value="0.935934245586395" calcext:value-type="float">
            <text:p>0.935934245586395</text:p>
          </table:table-cell>
          <table:table-cell office:value-type="float" office:value="0.936005353927612" calcext:value-type="float">
            <text:p>0.936005353927612</text:p>
          </table:table-cell>
          <table:table-cell office:value-type="float" office:value="0.935636639595032" calcext:value-type="float">
            <text:p>0.935636639595032</text:p>
          </table:table-cell>
          <table:table-cell office:value-type="float" office:value="0.935619473457336" calcext:value-type="float">
            <text:p>0.935619473457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56319963932037" calcext:value-type="float">
            <text:p>0.856319963932037</text:p>
          </table:table-cell>
          <table:table-cell office:value-type="float" office:value="0.856462061405182" calcext:value-type="float">
            <text:p>0.856462061405182</text:p>
          </table:table-cell>
          <table:table-cell office:value-type="float" office:value="0.860396027565002" calcext:value-type="float">
            <text:p>0.860396027565002</text:p>
          </table:table-cell>
          <table:table-cell office:value-type="float" office:value="0.861951768398285" calcext:value-type="float">
            <text:p>0.861951768398285</text:p>
          </table:table-cell>
          <table:table-cell office:value-type="float" office:value="0.862433850765228" calcext:value-type="float">
            <text:p>0.862433850765228</text:p>
          </table:table-cell>
          <table:table-cell office:value-type="float" office:value="0.862647414207459" calcext:value-type="float">
            <text:p>0.862647414207459</text:p>
          </table:table-cell>
          <table:table-cell office:value-type="float" office:value="0.861819684505463" calcext:value-type="float">
            <text:p>0.861819684505463</text:p>
          </table:table-cell>
          <table:table-cell office:value-type="float" office:value="0.860933721065521" calcext:value-type="float">
            <text:p>0.860933721065521</text:p>
          </table:table-cell>
          <table:table-cell office:value-type="float" office:value="0.860979855060577" calcext:value-type="float">
            <text:p>0.860979855060577</text:p>
          </table:table-cell>
          <table:table-cell office:value-type="float" office:value="0.862608671188355" calcext:value-type="float">
            <text:p>0.862608671188355</text:p>
          </table:table-cell>
          <table:table-cell office:value-type="float" office:value="0.86423647403717" calcext:value-type="float">
            <text:p>0.86423647403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58711540699005" calcext:value-type="float">
            <text:p>0.858711540699005</text:p>
          </table:table-cell>
          <table:table-cell office:value-type="float" office:value="0.858507931232452" calcext:value-type="float">
            <text:p>0.858507931232452</text:p>
          </table:table-cell>
          <table:table-cell office:value-type="float" office:value="0.860805869102478" calcext:value-type="float">
            <text:p>0.860805869102478</text:p>
          </table:table-cell>
          <table:table-cell office:value-type="float" office:value="0.867443561553955" calcext:value-type="float">
            <text:p>0.867443561553955</text:p>
          </table:table-cell>
          <table:table-cell office:value-type="float" office:value="0.867759585380554" calcext:value-type="float">
            <text:p>0.867759585380554</text:p>
          </table:table-cell>
          <table:table-cell office:value-type="float" office:value="0.862831830978394" calcext:value-type="float">
            <text:p>0.862831830978394</text:p>
          </table:table-cell>
          <table:table-cell office:value-type="float" office:value="0.867132842540741" calcext:value-type="float">
            <text:p>0.867132842540741</text:p>
          </table:table-cell>
          <table:table-cell office:value-type="float" office:value="0.86763072013855" calcext:value-type="float">
            <text:p>0.86763072013855</text:p>
          </table:table-cell>
          <table:table-cell office:value-type="float" office:value="0.86664205789566" calcext:value-type="float">
            <text:p>0.86664205789566</text:p>
          </table:table-cell>
          <table:table-cell office:value-type="float" office:value="0.868050396442413" calcext:value-type="float">
            <text:p>0.868050396442413</text:p>
          </table:table-cell>
          <table:table-cell office:value-type="float" office:value="0.866071403026581" calcext:value-type="float">
            <text:p>0.866071403026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15469586849213" calcext:value-type="float">
            <text:p>0.915469586849213</text:p>
          </table:table-cell>
          <table:table-cell office:value-type="float" office:value="0.920990407466888" calcext:value-type="float">
            <text:p>0.920990407466888</text:p>
          </table:table-cell>
          <table:table-cell office:value-type="float" office:value="0.921073198318481" calcext:value-type="float">
            <text:p>0.921073198318481</text:p>
          </table:table-cell>
          <table:table-cell office:value-type="float" office:value="0.921319901943207" calcext:value-type="float">
            <text:p>0.921319901943207</text:p>
          </table:table-cell>
          <table:table-cell office:value-type="float" office:value="0.920306205749512" calcext:value-type="float">
            <text:p>0.920306205749512</text:p>
          </table:table-cell>
          <table:table-cell office:value-type="float" office:value="0.926116526126862" calcext:value-type="float">
            <text:p>0.926116526126862</text:p>
          </table:table-cell>
          <table:table-cell office:value-type="float" office:value="0.919256687164306" calcext:value-type="float">
            <text:p>0.919256687164306</text:p>
          </table:table-cell>
          <table:table-cell office:value-type="float" office:value="0.915827393531799" calcext:value-type="float">
            <text:p>0.915827393531799</text:p>
          </table:table-cell>
          <table:table-cell office:value-type="float" office:value="0.91161048412323" calcext:value-type="float">
            <text:p>0.91161048412323</text:p>
          </table:table-cell>
          <table:table-cell office:value-type="float" office:value="0.90636932849884" calcext:value-type="float">
            <text:p>0.90636932849884</text:p>
          </table:table-cell>
          <table:table-cell office:value-type="float" office:value="0.90037739276886" calcext:value-type="float">
            <text:p>0.9003773927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37937438488007" calcext:value-type="float">
            <text:p>0.937937438488007</text:p>
          </table:table-cell>
          <table:table-cell office:value-type="float" office:value="0.938514709472656" calcext:value-type="float">
            <text:p>0.938514709472656</text:p>
          </table:table-cell>
          <table:table-cell office:value-type="float" office:value="0.939503014087677" calcext:value-type="float">
            <text:p>0.939503014087677</text:p>
          </table:table-cell>
          <table:table-cell office:value-type="float" office:value="0.940313220024109" calcext:value-type="float">
            <text:p>0.940313220024109</text:p>
          </table:table-cell>
          <table:table-cell office:value-type="float" office:value="0.942863762378693" calcext:value-type="float">
            <text:p>0.942863762378693</text:p>
          </table:table-cell>
          <table:table-cell office:value-type="float" office:value="0.942697763442993" calcext:value-type="float">
            <text:p>0.942697763442993</text:p>
          </table:table-cell>
          <table:table-cell office:value-type="float" office:value="0.943094611167908" calcext:value-type="float">
            <text:p>0.943094611167908</text:p>
          </table:table-cell>
          <table:table-cell office:value-type="float" office:value="0.943100273609161" calcext:value-type="float">
            <text:p>0.943100273609161</text:p>
          </table:table-cell>
          <table:table-cell office:value-type="float" office:value="0.942768394947052" calcext:value-type="float">
            <text:p>0.942768394947052</text:p>
          </table:table-cell>
          <table:table-cell office:value-type="float" office:value="0.942500710487366" calcext:value-type="float">
            <text:p>0.942500710487366</text:p>
          </table:table-cell>
          <table:table-cell office:value-type="float" office:value="0.942193329334259" calcext:value-type="float">
            <text:p>0.942193329334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799737095832825" calcext:value-type="float">
            <text:p>0.799737095832825</text:p>
          </table:table-cell>
          <table:table-cell office:value-type="float" office:value="0.807582080364227" calcext:value-type="float">
            <text:p>0.807582080364227</text:p>
          </table:table-cell>
          <table:table-cell office:value-type="float" office:value="0.822584271430969" calcext:value-type="float">
            <text:p>0.822584271430969</text:p>
          </table:table-cell>
          <table:table-cell office:value-type="float" office:value="0.817495584487915" calcext:value-type="float">
            <text:p>0.817495584487915</text:p>
          </table:table-cell>
          <table:table-cell office:value-type="float" office:value="0.820466756820679" calcext:value-type="float">
            <text:p>0.820466756820679</text:p>
          </table:table-cell>
          <table:table-cell office:value-type="float" office:value="0.814897418022156" calcext:value-type="float">
            <text:p>0.814897418022156</text:p>
          </table:table-cell>
          <table:table-cell office:value-type="float" office:value="0.815456390380859" calcext:value-type="float">
            <text:p>0.815456390380859</text:p>
          </table:table-cell>
          <table:table-cell office:value-type="float" office:value="0.821005582809448" calcext:value-type="float">
            <text:p>0.821005582809448</text:p>
          </table:table-cell>
          <table:table-cell office:value-type="float" office:value="0.820948958396912" calcext:value-type="float">
            <text:p>0.820948958396912</text:p>
          </table:table-cell>
          <table:table-cell office:value-type="float" office:value="0.818791925907135" calcext:value-type="float">
            <text:p>0.818791925907135</text:p>
          </table:table-cell>
          <table:table-cell office:value-type="float" office:value="0.818669021129608" calcext:value-type="float">
            <text:p>0.81866902112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43381190299988" calcext:value-type="float">
            <text:p>0.943381190299988</text:p>
          </table:table-cell>
          <table:table-cell office:value-type="float" office:value="0.943359911441803" calcext:value-type="float">
            <text:p>0.943359911441803</text:p>
          </table:table-cell>
          <table:table-cell office:value-type="float" office:value="0.943755388259888" calcext:value-type="float">
            <text:p>0.943755388259888</text:p>
          </table:table-cell>
          <table:table-cell office:value-type="float" office:value="0.944311678409576" calcext:value-type="float">
            <text:p>0.944311678409576</text:p>
          </table:table-cell>
          <table:table-cell office:value-type="float" office:value="0.945465445518494" calcext:value-type="float">
            <text:p>0.945465445518494</text:p>
          </table:table-cell>
          <table:table-cell office:value-type="float" office:value="0.944990038871765" calcext:value-type="float">
            <text:p>0.944990038871765</text:p>
          </table:table-cell>
          <table:table-cell office:value-type="float" office:value="0.94456422328949" calcext:value-type="float">
            <text:p>0.94456422328949</text:p>
          </table:table-cell>
          <table:table-cell office:value-type="float" office:value="0.945154130458832" calcext:value-type="float">
            <text:p>0.945154130458832</text:p>
          </table:table-cell>
          <table:table-cell office:value-type="float" office:value="0.945237278938293" calcext:value-type="float">
            <text:p>0.945237278938293</text:p>
          </table:table-cell>
          <table:table-cell office:value-type="float" office:value="0.945552468299866" calcext:value-type="float">
            <text:p>0.945552468299866</text:p>
          </table:table-cell>
          <table:table-cell office:value-type="float" office:value="0.945333778858185" calcext:value-type="float">
            <text:p>0.94533377885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47430491447449" calcext:value-type="float">
            <text:p>0.947430491447449</text:p>
          </table:table-cell>
          <table:table-cell office:value-type="float" office:value="0.949252545833588" calcext:value-type="float">
            <text:p>0.949252545833588</text:p>
          </table:table-cell>
          <table:table-cell office:value-type="float" office:value="0.947761178016663" calcext:value-type="float">
            <text:p>0.947761178016663</text:p>
          </table:table-cell>
          <table:table-cell office:value-type="float" office:value="0.955197334289551" calcext:value-type="float">
            <text:p>0.955197334289551</text:p>
          </table:table-cell>
          <table:table-cell office:value-type="float" office:value="0.955918788909912" calcext:value-type="float">
            <text:p>0.955918788909912</text:p>
          </table:table-cell>
          <table:table-cell office:value-type="float" office:value="0.960334002971649" calcext:value-type="float">
            <text:p>0.960334002971649</text:p>
          </table:table-cell>
          <table:table-cell office:value-type="float" office:value="0.960390150547028" calcext:value-type="float">
            <text:p>0.960390150547028</text:p>
          </table:table-cell>
          <table:table-cell office:value-type="float" office:value="0.961308360099792" calcext:value-type="float">
            <text:p>0.961308360099792</text:p>
          </table:table-cell>
          <table:table-cell office:value-type="float" office:value="0.962362349033356" calcext:value-type="float">
            <text:p>0.962362349033356</text:p>
          </table:table-cell>
          <table:table-cell office:value-type="float" office:value="0.963371813297272" calcext:value-type="float">
            <text:p>0.963371813297272</text:p>
          </table:table-cell>
          <table:table-cell office:value-type="float" office:value="0.962599039077759" calcext:value-type="float">
            <text:p>0.962599039077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4228732585907" calcext:value-type="float">
            <text:p>0.794228732585907</text:p>
          </table:table-cell>
          <table:table-cell office:value-type="float" office:value="0.800134181976318" calcext:value-type="float">
            <text:p>0.800134181976318</text:p>
          </table:table-cell>
          <table:table-cell office:value-type="float" office:value="0.794746994972229" calcext:value-type="float">
            <text:p>0.794746994972229</text:p>
          </table:table-cell>
          <table:table-cell office:value-type="float" office:value="0.796643793582916" calcext:value-type="float">
            <text:p>0.796643793582916</text:p>
          </table:table-cell>
          <table:table-cell office:value-type="float" office:value="0.796671569347382" calcext:value-type="float">
            <text:p>0.796671569347382</text:p>
          </table:table-cell>
          <table:table-cell office:value-type="float" office:value="0.791453003883362" calcext:value-type="float">
            <text:p>0.791453003883362</text:p>
          </table:table-cell>
          <table:table-cell office:value-type="float" office:value="0.79333484172821" calcext:value-type="float">
            <text:p>0.79333484172821</text:p>
          </table:table-cell>
          <table:table-cell office:value-type="float" office:value="0.78861278295517" calcext:value-type="float">
            <text:p>0.78861278295517</text:p>
          </table:table-cell>
          <table:table-cell office:value-type="float" office:value="0.793845117092133" calcext:value-type="float">
            <text:p>0.793845117092133</text:p>
          </table:table-cell>
          <table:table-cell office:value-type="float" office:value="0.794178068637848" calcext:value-type="float">
            <text:p>0.794178068637848</text:p>
          </table:table-cell>
          <table:table-cell office:value-type="float" office:value="0.797979772090912" calcext:value-type="float">
            <text:p>0.797979772090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2696613073349" calcext:value-type="float">
            <text:p>0.92696613073349</text:p>
          </table:table-cell>
          <table:table-cell office:value-type="float" office:value="0.930418848991394" calcext:value-type="float">
            <text:p>0.930418848991394</text:p>
          </table:table-cell>
          <table:table-cell office:value-type="float" office:value="0.930829465389252" calcext:value-type="float">
            <text:p>0.930829465389252</text:p>
          </table:table-cell>
          <table:table-cell office:value-type="float" office:value="0.931978225708008" calcext:value-type="float">
            <text:p>0.931978225708008</text:p>
          </table:table-cell>
          <table:table-cell office:value-type="float" office:value="0.932955145835876" calcext:value-type="float">
            <text:p>0.932955145835876</text:p>
          </table:table-cell>
          <table:table-cell office:value-type="float" office:value="0.932639539241791" calcext:value-type="float">
            <text:p>0.932639539241791</text:p>
          </table:table-cell>
          <table:table-cell office:value-type="float" office:value="0.933276116847992" calcext:value-type="float">
            <text:p>0.933276116847992</text:p>
          </table:table-cell>
          <table:table-cell office:value-type="float" office:value="0.933447957038879" calcext:value-type="float">
            <text:p>0.933447957038879</text:p>
          </table:table-cell>
          <table:table-cell office:value-type="float" office:value="0.934295296669006" calcext:value-type="float">
            <text:p>0.934295296669006</text:p>
          </table:table-cell>
          <table:table-cell office:value-type="float" office:value="0.935166120529175" calcext:value-type="float">
            <text:p>0.935166120529175</text:p>
          </table:table-cell>
          <table:table-cell office:value-type="float" office:value="0.934687435626983" calcext:value-type="float">
            <text:p>0.934687435626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48982632160187" calcext:value-type="float">
            <text:p>0.848982632160187</text:p>
          </table:table-cell>
          <table:table-cell office:value-type="float" office:value="0.852544903755188" calcext:value-type="float">
            <text:p>0.852544903755188</text:p>
          </table:table-cell>
          <table:table-cell office:value-type="float" office:value="0.855123698711395" calcext:value-type="float">
            <text:p>0.855123698711395</text:p>
          </table:table-cell>
          <table:table-cell office:value-type="float" office:value="0.847041010856628" calcext:value-type="float">
            <text:p>0.847041010856628</text:p>
          </table:table-cell>
          <table:table-cell office:value-type="float" office:value="0.846949398517608" calcext:value-type="float">
            <text:p>0.846949398517608</text:p>
          </table:table-cell>
          <table:table-cell office:value-type="float" office:value="0.844075262546539" calcext:value-type="float">
            <text:p>0.844075262546539</text:p>
          </table:table-cell>
          <table:table-cell office:value-type="float" office:value="0.847215592861176" calcext:value-type="float">
            <text:p>0.847215592861176</text:p>
          </table:table-cell>
          <table:table-cell office:value-type="float" office:value="0.846249401569366" calcext:value-type="float">
            <text:p>0.846249401569366</text:p>
          </table:table-cell>
          <table:table-cell office:value-type="float" office:value="0.850550711154938" calcext:value-type="float">
            <text:p>0.850550711154938</text:p>
          </table:table-cell>
          <table:table-cell office:value-type="float" office:value="0.849393010139465" calcext:value-type="float">
            <text:p>0.849393010139465</text:p>
          </table:table-cell>
          <table:table-cell office:value-type="float" office:value="0.842034697532654" calcext:value-type="float">
            <text:p>0.84203469753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51177752017975" calcext:value-type="float">
            <text:p>0.851177752017975</text:p>
          </table:table-cell>
          <table:table-cell office:value-type="float" office:value="0.856844305992126" calcext:value-type="float">
            <text:p>0.856844305992126</text:p>
          </table:table-cell>
          <table:table-cell office:value-type="float" office:value="0.859743058681488" calcext:value-type="float">
            <text:p>0.859743058681488</text:p>
          </table:table-cell>
          <table:table-cell office:value-type="float" office:value="0.86264032125473" calcext:value-type="float">
            <text:p>0.86264032125473</text:p>
          </table:table-cell>
          <table:table-cell office:value-type="float" office:value="0.86431622505188" calcext:value-type="float">
            <text:p>0.86431622505188</text:p>
          </table:table-cell>
          <table:table-cell office:value-type="float" office:value="0.869261741638184" calcext:value-type="float">
            <text:p>0.869261741638184</text:p>
          </table:table-cell>
          <table:table-cell office:value-type="float" office:value="0.866559505462647" calcext:value-type="float">
            <text:p>0.866559505462647</text:p>
          </table:table-cell>
          <table:table-cell office:value-type="float" office:value="0.86818790435791" calcext:value-type="float">
            <text:p>0.86818790435791</text:p>
          </table:table-cell>
          <table:table-cell office:value-type="float" office:value="0.873786389827728" calcext:value-type="float">
            <text:p>0.873786389827728</text:p>
          </table:table-cell>
          <table:table-cell office:value-type="float" office:value="0.87516850233078" calcext:value-type="float">
            <text:p>0.87516850233078</text:p>
          </table:table-cell>
          <table:table-cell office:value-type="float" office:value="0.872387230396271" calcext:value-type="float">
            <text:p>0.872387230396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90081167221069" calcext:value-type="float">
            <text:p>0.890081167221069</text:p>
          </table:table-cell>
          <table:table-cell office:value-type="float" office:value="0.886132895946503" calcext:value-type="float">
            <text:p>0.886132895946503</text:p>
          </table:table-cell>
          <table:table-cell office:value-type="float" office:value="0.888231098651886" calcext:value-type="float">
            <text:p>0.888231098651886</text:p>
          </table:table-cell>
          <table:table-cell office:value-type="float" office:value="0.889486610889435" calcext:value-type="float">
            <text:p>0.889486610889435</text:p>
          </table:table-cell>
          <table:table-cell office:value-type="float" office:value="0.888949453830719" calcext:value-type="float">
            <text:p>0.888949453830719</text:p>
          </table:table-cell>
          <table:table-cell office:value-type="float" office:value="0.889289855957031" calcext:value-type="float">
            <text:p>0.889289855957031</text:p>
          </table:table-cell>
          <table:table-cell office:value-type="float" office:value="0.890551686286926" calcext:value-type="float">
            <text:p>0.890551686286926</text:p>
          </table:table-cell>
          <table:table-cell office:value-type="float" office:value="0.891477882862091" calcext:value-type="float">
            <text:p>0.891477882862091</text:p>
          </table:table-cell>
          <table:table-cell office:value-type="float" office:value="0.891297698020935" calcext:value-type="float">
            <text:p>0.891297698020935</text:p>
          </table:table-cell>
          <table:table-cell office:value-type="float" office:value="0.891494989395142" calcext:value-type="float">
            <text:p>0.891494989395142</text:p>
          </table:table-cell>
          <table:table-cell office:value-type="float" office:value="0.891970872879028" calcext:value-type="float">
            <text:p>0.891970872879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83345663547516" calcext:value-type="float">
            <text:p>0.883345663547516</text:p>
          </table:table-cell>
          <table:table-cell office:value-type="float" office:value="0.886932194232941" calcext:value-type="float">
            <text:p>0.886932194232941</text:p>
          </table:table-cell>
          <table:table-cell office:value-type="float" office:value="0.887848913669586" calcext:value-type="float">
            <text:p>0.887848913669586</text:p>
          </table:table-cell>
          <table:table-cell office:value-type="float" office:value="0.889966309070587" calcext:value-type="float">
            <text:p>0.889966309070587</text:p>
          </table:table-cell>
          <table:table-cell office:value-type="float" office:value="0.891963124275208" calcext:value-type="float">
            <text:p>0.891963124275208</text:p>
          </table:table-cell>
          <table:table-cell office:value-type="float" office:value="0.891578137874603" calcext:value-type="float">
            <text:p>0.891578137874603</text:p>
          </table:table-cell>
          <table:table-cell office:value-type="float" office:value="0.894823312759399" calcext:value-type="float">
            <text:p>0.894823312759399</text:p>
          </table:table-cell>
          <table:table-cell office:value-type="float" office:value="0.895173907279968" calcext:value-type="float">
            <text:p>0.895173907279968</text:p>
          </table:table-cell>
          <table:table-cell office:value-type="float" office:value="0.894884049892425" calcext:value-type="float">
            <text:p>0.894884049892425</text:p>
          </table:table-cell>
          <table:table-cell office:value-type="float" office:value="0.894051730632782" calcext:value-type="float">
            <text:p>0.894051730632782</text:p>
          </table:table-cell>
          <table:table-cell office:value-type="float" office:value="0.893364131450653" calcext:value-type="float">
            <text:p>0.8933641314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801297008991241" calcext:value-type="float">
            <text:p>0.801297008991241</text:p>
          </table:table-cell>
          <table:table-cell office:value-type="float" office:value="0.802688658237457" calcext:value-type="float">
            <text:p>0.802688658237457</text:p>
          </table:table-cell>
          <table:table-cell office:value-type="float" office:value="0.803988933563232" calcext:value-type="float">
            <text:p>0.803988933563232</text:p>
          </table:table-cell>
          <table:table-cell office:value-type="float" office:value="0.805053114891052" calcext:value-type="float">
            <text:p>0.805053114891052</text:p>
          </table:table-cell>
          <table:table-cell office:value-type="float" office:value="0.813657522201538" calcext:value-type="float">
            <text:p>0.813657522201538</text:p>
          </table:table-cell>
          <table:table-cell office:value-type="float" office:value="0.81388133764267" calcext:value-type="float">
            <text:p>0.81388133764267</text:p>
          </table:table-cell>
          <table:table-cell office:value-type="float" office:value="0.815508008003235" calcext:value-type="float">
            <text:p>0.815508008003235</text:p>
          </table:table-cell>
          <table:table-cell office:value-type="float" office:value="0.812970221042633" calcext:value-type="float">
            <text:p>0.812970221042633</text:p>
          </table:table-cell>
          <table:table-cell office:value-type="float" office:value="0.815726935863495" calcext:value-type="float">
            <text:p>0.815726935863495</text:p>
          </table:table-cell>
          <table:table-cell office:value-type="float" office:value="0.816635727882385" calcext:value-type="float">
            <text:p>0.816635727882385</text:p>
          </table:table-cell>
          <table:table-cell office:value-type="float" office:value="0.816916167736053" calcext:value-type="float">
            <text:p>0.816916167736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87847852706909" calcext:value-type="float">
            <text:p>0.687847852706909</text:p>
          </table:table-cell>
          <table:table-cell office:value-type="float" office:value="0.711086511611939" calcext:value-type="float">
            <text:p>0.711086511611939</text:p>
          </table:table-cell>
          <table:table-cell office:value-type="float" office:value="0.728905975818634" calcext:value-type="float">
            <text:p>0.728905975818634</text:p>
          </table:table-cell>
          <table:table-cell office:value-type="float" office:value="0.737452983856201" calcext:value-type="float">
            <text:p>0.737452983856201</text:p>
          </table:table-cell>
          <table:table-cell office:value-type="float" office:value="0.738868236541748" calcext:value-type="float">
            <text:p>0.738868236541748</text:p>
          </table:table-cell>
          <table:table-cell office:value-type="float" office:value="0.729261934757233" calcext:value-type="float">
            <text:p>0.729261934757233</text:p>
          </table:table-cell>
          <table:table-cell office:value-type="float" office:value="0.728016376495361" calcext:value-type="float">
            <text:p>0.728016376495361</text:p>
          </table:table-cell>
          <table:table-cell office:value-type="float" office:value="0.733583211898804" calcext:value-type="float">
            <text:p>0.733583211898804</text:p>
          </table:table-cell>
          <table:table-cell office:value-type="float" office:value="0.738375008106232" calcext:value-type="float">
            <text:p>0.738375008106232</text:p>
          </table:table-cell>
          <table:table-cell office:value-type="float" office:value="0.739501357078552" calcext:value-type="float">
            <text:p>0.739501357078552</text:p>
          </table:table-cell>
          <table:table-cell office:value-type="float" office:value="0.735494315624237" calcext:value-type="float">
            <text:p>0.735494315624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383385181427" calcext:value-type="float">
            <text:p>0.9383385181427</text:p>
          </table:table-cell>
          <table:table-cell office:value-type="float" office:value="0.936425149440765" calcext:value-type="float">
            <text:p>0.936425149440765</text:p>
          </table:table-cell>
          <table:table-cell office:value-type="float" office:value="0.938803493976593" calcext:value-type="float">
            <text:p>0.938803493976593</text:p>
          </table:table-cell>
          <table:table-cell office:value-type="float" office:value="0.941748917102814" calcext:value-type="float">
            <text:p>0.941748917102814</text:p>
          </table:table-cell>
          <table:table-cell office:value-type="float" office:value="0.940500259399414" calcext:value-type="float">
            <text:p>0.940500259399414</text:p>
          </table:table-cell>
          <table:table-cell office:value-type="float" office:value="0.939746856689453" calcext:value-type="float">
            <text:p>0.939746856689453</text:p>
          </table:table-cell>
          <table:table-cell office:value-type="float" office:value="0.943863868713379" calcext:value-type="float">
            <text:p>0.943863868713379</text:p>
          </table:table-cell>
          <table:table-cell office:value-type="float" office:value="0.944273173809052" calcext:value-type="float">
            <text:p>0.944273173809052</text:p>
          </table:table-cell>
          <table:table-cell office:value-type="float" office:value="0.942897915840149" calcext:value-type="float">
            <text:p>0.942897915840149</text:p>
          </table:table-cell>
          <table:table-cell office:value-type="float" office:value="0.942391932010651" calcext:value-type="float">
            <text:p>0.942391932010651</text:p>
          </table:table-cell>
          <table:table-cell office:value-type="float" office:value="0.943675577640533" calcext:value-type="float">
            <text:p>0.943675577640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925988495349884" calcext:value-type="float">
            <text:p>0.925988495349884</text:p>
          </table:table-cell>
          <table:table-cell office:value-type="float" office:value="0.928702592849731" calcext:value-type="float">
            <text:p>0.928702592849731</text:p>
          </table:table-cell>
          <table:table-cell office:value-type="float" office:value="0.929063379764557" calcext:value-type="float">
            <text:p>0.929063379764557</text:p>
          </table:table-cell>
          <table:table-cell office:value-type="float" office:value="0.929862797260284" calcext:value-type="float">
            <text:p>0.929862797260284</text:p>
          </table:table-cell>
          <table:table-cell office:value-type="float" office:value="0.930449426174164" calcext:value-type="float">
            <text:p>0.930449426174164</text:p>
          </table:table-cell>
          <table:table-cell office:value-type="float" office:value="0.929795026779175" calcext:value-type="float">
            <text:p>0.929795026779175</text:p>
          </table:table-cell>
          <table:table-cell office:value-type="float" office:value="0.929672241210938" calcext:value-type="float">
            <text:p>0.929672241210938</text:p>
          </table:table-cell>
          <table:table-cell office:value-type="float" office:value="0.929538667201996" calcext:value-type="float">
            <text:p>0.929538667201996</text:p>
          </table:table-cell>
          <table:table-cell office:value-type="float" office:value="0.9302539229393" calcext:value-type="float">
            <text:p>0.9302539229393</text:p>
          </table:table-cell>
          <table:table-cell office:value-type="float" office:value="0.930832982063293" calcext:value-type="float">
            <text:p>0.930832982063293</text:p>
          </table:table-cell>
          <table:table-cell office:value-type="float" office:value="0.931455612182617" calcext:value-type="float">
            <text:p>0.931455612182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913265287876129" calcext:value-type="float">
            <text:p>0.913265287876129</text:p>
          </table:table-cell>
          <table:table-cell office:value-type="float" office:value="0.912749290466309" calcext:value-type="float">
            <text:p>0.912749290466309</text:p>
          </table:table-cell>
          <table:table-cell office:value-type="float" office:value="0.913367867469788" calcext:value-type="float">
            <text:p>0.913367867469788</text:p>
          </table:table-cell>
          <table:table-cell office:value-type="float" office:value="0.915245294570923" calcext:value-type="float">
            <text:p>0.915245294570923</text:p>
          </table:table-cell>
          <table:table-cell office:value-type="float" office:value="0.914742290973663" calcext:value-type="float">
            <text:p>0.914742290973663</text:p>
          </table:table-cell>
          <table:table-cell office:value-type="float" office:value="0.915081024169922" calcext:value-type="float">
            <text:p>0.915081024169922</text:p>
          </table:table-cell>
          <table:table-cell office:value-type="float" office:value="0.91622668504715" calcext:value-type="float">
            <text:p>0.91622668504715</text:p>
          </table:table-cell>
          <table:table-cell office:value-type="float" office:value="0.917129039764404" calcext:value-type="float">
            <text:p>0.917129039764404</text:p>
          </table:table-cell>
          <table:table-cell office:value-type="float" office:value="0.915889501571655" calcext:value-type="float">
            <text:p>0.915889501571655</text:p>
          </table:table-cell>
          <table:table-cell office:value-type="float" office:value="0.915874719619751" calcext:value-type="float">
            <text:p>0.915874719619751</text:p>
          </table:table-cell>
          <table:table-cell office:value-type="float" office:value="0.91566264629364" calcext:value-type="float">
            <text:p>0.91566264629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77027630805969" calcext:value-type="float">
            <text:p>0.877027630805969</text:p>
          </table:table-cell>
          <table:table-cell office:value-type="float" office:value="0.883638381958008" calcext:value-type="float">
            <text:p>0.883638381958008</text:p>
          </table:table-cell>
          <table:table-cell office:value-type="float" office:value="0.881114304065704" calcext:value-type="float">
            <text:p>0.881114304065704</text:p>
          </table:table-cell>
          <table:table-cell office:value-type="float" office:value="0.882695078849793" calcext:value-type="float">
            <text:p>0.882695078849793</text:p>
          </table:table-cell>
          <table:table-cell office:value-type="float" office:value="0.886782050132751" calcext:value-type="float">
            <text:p>0.886782050132751</text:p>
          </table:table-cell>
          <table:table-cell office:value-type="float" office:value="0.886861741542816" calcext:value-type="float">
            <text:p>0.886861741542816</text:p>
          </table:table-cell>
          <table:table-cell office:value-type="float" office:value="0.885682582855225" calcext:value-type="float">
            <text:p>0.885682582855225</text:p>
          </table:table-cell>
          <table:table-cell office:value-type="float" office:value="0.885509848594666" calcext:value-type="float">
            <text:p>0.885509848594666</text:p>
          </table:table-cell>
          <table:table-cell office:value-type="float" office:value="0.884559392929077" calcext:value-type="float">
            <text:p>0.884559392929077</text:p>
          </table:table-cell>
          <table:table-cell office:value-type="float" office:value="0.88663512468338" calcext:value-type="float">
            <text:p>0.88663512468338</text:p>
          </table:table-cell>
          <table:table-cell office:value-type="float" office:value="0.886903405189514" calcext:value-type="float">
            <text:p>0.886903405189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82744789123535" calcext:value-type="float">
            <text:p>0.882744789123535</text:p>
          </table:table-cell>
          <table:table-cell office:value-type="float" office:value="0.884366571903229" calcext:value-type="float">
            <text:p>0.884366571903229</text:p>
          </table:table-cell>
          <table:table-cell office:value-type="float" office:value="0.8852658867836" calcext:value-type="float">
            <text:p>0.8852658867836</text:p>
          </table:table-cell>
          <table:table-cell office:value-type="float" office:value="0.887034714221954" calcext:value-type="float">
            <text:p>0.887034714221954</text:p>
          </table:table-cell>
          <table:table-cell office:value-type="float" office:value="0.887635171413422" calcext:value-type="float">
            <text:p>0.887635171413422</text:p>
          </table:table-cell>
          <table:table-cell office:value-type="float" office:value="0.887852668762207" calcext:value-type="float">
            <text:p>0.887852668762207</text:p>
          </table:table-cell>
          <table:table-cell office:value-type="float" office:value="0.887896060943604" calcext:value-type="float">
            <text:p>0.887896060943604</text:p>
          </table:table-cell>
          <table:table-cell office:value-type="float" office:value="0.887375235557556" calcext:value-type="float">
            <text:p>0.887375235557556</text:p>
          </table:table-cell>
          <table:table-cell office:value-type="float" office:value="0.888534605503082" calcext:value-type="float">
            <text:p>0.888534605503082</text:p>
          </table:table-cell>
          <table:table-cell office:value-type="float" office:value="0.88938182592392" calcext:value-type="float">
            <text:p>0.88938182592392</text:p>
          </table:table-cell>
          <table:table-cell office:value-type="float" office:value="0.890387833118439" calcext:value-type="float">
            <text:p>0.89038783311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68525147438049" calcext:value-type="float">
            <text:p>0.868525147438049</text:p>
          </table:table-cell>
          <table:table-cell office:value-type="float" office:value="0.87516701221466" calcext:value-type="float">
            <text:p>0.87516701221466</text:p>
          </table:table-cell>
          <table:table-cell office:value-type="float" office:value="0.875675678253174" calcext:value-type="float">
            <text:p>0.875675678253174</text:p>
          </table:table-cell>
          <table:table-cell office:value-type="float" office:value="0.877772510051727" calcext:value-type="float">
            <text:p>0.877772510051727</text:p>
          </table:table-cell>
          <table:table-cell office:value-type="float" office:value="0.881985247135162" calcext:value-type="float">
            <text:p>0.881985247135162</text:p>
          </table:table-cell>
          <table:table-cell office:value-type="float" office:value="0.882079482078552" calcext:value-type="float">
            <text:p>0.882079482078552</text:p>
          </table:table-cell>
          <table:table-cell office:value-type="float" office:value="0.882069706916809" calcext:value-type="float">
            <text:p>0.882069706916809</text:p>
          </table:table-cell>
          <table:table-cell office:value-type="float" office:value="0.882650196552277" calcext:value-type="float">
            <text:p>0.882650196552277</text:p>
          </table:table-cell>
          <table:table-cell office:value-type="float" office:value="0.880900979042053" calcext:value-type="float">
            <text:p>0.880900979042053</text:p>
          </table:table-cell>
          <table:table-cell office:value-type="float" office:value="0.882341861724854" calcext:value-type="float">
            <text:p>0.882341861724854</text:p>
          </table:table-cell>
          <table:table-cell office:value-type="float" office:value="0.884579002857208" calcext:value-type="float">
            <text:p>0.884579002857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3550536632538" calcext:value-type="float">
            <text:p>0.933550536632538</text:p>
          </table:table-cell>
          <table:table-cell office:value-type="float" office:value="0.934675455093384" calcext:value-type="float">
            <text:p>0.934675455093384</text:p>
          </table:table-cell>
          <table:table-cell office:value-type="float" office:value="0.937246859073639" calcext:value-type="float">
            <text:p>0.937246859073639</text:p>
          </table:table-cell>
          <table:table-cell office:value-type="float" office:value="0.936452329158783" calcext:value-type="float">
            <text:p>0.936452329158783</text:p>
          </table:table-cell>
          <table:table-cell office:value-type="float" office:value="0.936280250549316" calcext:value-type="float">
            <text:p>0.936280250549316</text:p>
          </table:table-cell>
          <table:table-cell office:value-type="float" office:value="0.936177313327789" calcext:value-type="float">
            <text:p>0.936177313327789</text:p>
          </table:table-cell>
          <table:table-cell office:value-type="float" office:value="0.93612939119339" calcext:value-type="float">
            <text:p>0.93612939119339</text:p>
          </table:table-cell>
          <table:table-cell office:value-type="float" office:value="0.935756862163544" calcext:value-type="float">
            <text:p>0.935756862163544</text:p>
          </table:table-cell>
          <table:table-cell office:value-type="float" office:value="0.93674373626709" calcext:value-type="float">
            <text:p>0.93674373626709</text:p>
          </table:table-cell>
          <table:table-cell office:value-type="float" office:value="0.937445163726806" calcext:value-type="float">
            <text:p>0.937445163726806</text:p>
          </table:table-cell>
          <table:table-cell office:value-type="float" office:value="0.937526106834412" calcext:value-type="float">
            <text:p>0.937526106834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51951086521149" calcext:value-type="float">
            <text:p>0.951951086521149</text:p>
          </table:table-cell>
          <table:table-cell office:value-type="float" office:value="0.952275633811951" calcext:value-type="float">
            <text:p>0.952275633811951</text:p>
          </table:table-cell>
          <table:table-cell office:value-type="float" office:value="0.956655263900757" calcext:value-type="float">
            <text:p>0.956655263900757</text:p>
          </table:table-cell>
          <table:table-cell office:value-type="float" office:value="0.956806182861328" calcext:value-type="float">
            <text:p>0.956806182861328</text:p>
          </table:table-cell>
          <table:table-cell office:value-type="float" office:value="0.956838667392731" calcext:value-type="float">
            <text:p>0.956838667392731</text:p>
          </table:table-cell>
          <table:table-cell office:value-type="float" office:value="0.957365691661835" calcext:value-type="float">
            <text:p>0.957365691661835</text:p>
          </table:table-cell>
          <table:table-cell office:value-type="float" office:value="0.957395792007446" calcext:value-type="float">
            <text:p>0.957395792007446</text:p>
          </table:table-cell>
          <table:table-cell office:value-type="float" office:value="0.95744127035141" calcext:value-type="float">
            <text:p>0.95744127035141</text:p>
          </table:table-cell>
          <table:table-cell office:value-type="float" office:value="0.958318889141083" calcext:value-type="float">
            <text:p>0.958318889141083</text:p>
          </table:table-cell>
          <table:table-cell office:value-type="float" office:value="0.958707749843597" calcext:value-type="float">
            <text:p>0.958707749843597</text:p>
          </table:table-cell>
          <table:table-cell office:value-type="float" office:value="0.958874046802521" calcext:value-type="float">
            <text:p>0.95887404680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37884271144867" calcext:value-type="float">
            <text:p>0.937884271144867</text:p>
          </table:table-cell>
          <table:table-cell office:value-type="float" office:value="0.938649952411652" calcext:value-type="float">
            <text:p>0.938649952411652</text:p>
          </table:table-cell>
          <table:table-cell office:value-type="float" office:value="0.939413249492645" calcext:value-type="float">
            <text:p>0.939413249492645</text:p>
          </table:table-cell>
          <table:table-cell office:value-type="float" office:value="0.94098949432373" calcext:value-type="float">
            <text:p>0.94098949432373</text:p>
          </table:table-cell>
          <table:table-cell office:value-type="float" office:value="0.940877020359039" calcext:value-type="float">
            <text:p>0.940877020359039</text:p>
          </table:table-cell>
          <table:table-cell office:value-type="float" office:value="0.940240740776062" calcext:value-type="float">
            <text:p>0.940240740776062</text:p>
          </table:table-cell>
          <table:table-cell office:value-type="float" office:value="0.939440608024597" calcext:value-type="float">
            <text:p>0.939440608024597</text:p>
          </table:table-cell>
          <table:table-cell office:value-type="float" office:value="0.938792884349823" calcext:value-type="float">
            <text:p>0.938792884349823</text:p>
          </table:table-cell>
          <table:table-cell office:value-type="float" office:value="0.938855826854706" calcext:value-type="float">
            <text:p>0.938855826854706</text:p>
          </table:table-cell>
          <table:table-cell office:value-type="float" office:value="0.939003646373749" calcext:value-type="float">
            <text:p>0.939003646373749</text:p>
          </table:table-cell>
          <table:table-cell office:value-type="float" office:value="0.939290642738342" calcext:value-type="float">
            <text:p>0.939290642738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919601619243622" calcext:value-type="float">
            <text:p>0.919601619243622</text:p>
          </table:table-cell>
          <table:table-cell office:value-type="float" office:value="0.92684417963028" calcext:value-type="float">
            <text:p>0.92684417963028</text:p>
          </table:table-cell>
          <table:table-cell office:value-type="float" office:value="0.929181933403015" calcext:value-type="float">
            <text:p>0.929181933403015</text:p>
          </table:table-cell>
          <table:table-cell office:value-type="float" office:value="0.929995954036713" calcext:value-type="float">
            <text:p>0.929995954036713</text:p>
          </table:table-cell>
          <table:table-cell office:value-type="float" office:value="0.93059229850769" calcext:value-type="float">
            <text:p>0.93059229850769</text:p>
          </table:table-cell>
          <table:table-cell office:value-type="float" office:value="0.931922256946564" calcext:value-type="float">
            <text:p>0.931922256946564</text:p>
          </table:table-cell>
          <table:table-cell office:value-type="float" office:value="0.92904543876648" calcext:value-type="float">
            <text:p>0.92904543876648</text:p>
          </table:table-cell>
          <table:table-cell office:value-type="float" office:value="0.929226994514465" calcext:value-type="float">
            <text:p>0.929226994514465</text:p>
          </table:table-cell>
          <table:table-cell office:value-type="float" office:value="0.928870320320129" calcext:value-type="float">
            <text:p>0.928870320320129</text:p>
          </table:table-cell>
          <table:table-cell table:number-columns-repeated="2" office:value-type="float" office:value="0.928826689720154" calcext:value-type="float">
            <text:p>0.928826689720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826123297214508" calcext:value-type="float">
            <text:p>0.826123297214508</text:p>
          </table:table-cell>
          <table:table-cell office:value-type="float" office:value="0.828198432922363" calcext:value-type="float">
            <text:p>0.828198432922363</text:p>
          </table:table-cell>
          <table:table-cell office:value-type="float" office:value="0.825119554996491" calcext:value-type="float">
            <text:p>0.825119554996491</text:p>
          </table:table-cell>
          <table:table-cell office:value-type="float" office:value="0.821346700191498" calcext:value-type="float">
            <text:p>0.821346700191498</text:p>
          </table:table-cell>
          <table:table-cell office:value-type="float" office:value="0.824127912521362" calcext:value-type="float">
            <text:p>0.824127912521362</text:p>
          </table:table-cell>
          <table:table-cell office:value-type="float" office:value="0.8298180103302" calcext:value-type="float">
            <text:p>0.8298180103302</text:p>
          </table:table-cell>
          <table:table-cell office:value-type="float" office:value="0.831588745117188" calcext:value-type="float">
            <text:p>0.831588745117188</text:p>
          </table:table-cell>
          <table:table-cell office:value-type="float" office:value="0.832982778549194" calcext:value-type="float">
            <text:p>0.832982778549194</text:p>
          </table:table-cell>
          <table:table-cell office:value-type="float" office:value="0.832138359546661" calcext:value-type="float">
            <text:p>0.832138359546661</text:p>
          </table:table-cell>
          <table:table-cell office:value-type="float" office:value="0.830945551395416" calcext:value-type="float">
            <text:p>0.830945551395416</text:p>
          </table:table-cell>
          <table:table-cell office:value-type="float" office:value="0.832664251327515" calcext:value-type="float">
            <text:p>0.832664251327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5397025346756" calcext:value-type="float">
            <text:p>0.95397025346756</text:p>
          </table:table-cell>
          <table:table-cell office:value-type="float" office:value="0.955040335655212" calcext:value-type="float">
            <text:p>0.955040335655212</text:p>
          </table:table-cell>
          <table:table-cell office:value-type="float" office:value="0.956469297409058" calcext:value-type="float">
            <text:p>0.956469297409058</text:p>
          </table:table-cell>
          <table:table-cell office:value-type="float" office:value="0.954373955726624" calcext:value-type="float">
            <text:p>0.954373955726624</text:p>
          </table:table-cell>
          <table:table-cell office:value-type="float" office:value="0.954153418540955" calcext:value-type="float">
            <text:p>0.954153418540955</text:p>
          </table:table-cell>
          <table:table-cell office:value-type="float" office:value="0.954108119010925" calcext:value-type="float">
            <text:p>0.954108119010925</text:p>
          </table:table-cell>
          <table:table-cell office:value-type="float" office:value="0.95682942867279" calcext:value-type="float">
            <text:p>0.95682942867279</text:p>
          </table:table-cell>
          <table:table-cell office:value-type="float" office:value="0.957100749015808" calcext:value-type="float">
            <text:p>0.957100749015808</text:p>
          </table:table-cell>
          <table:table-cell office:value-type="float" office:value="0.957989990711212" calcext:value-type="float">
            <text:p>0.957989990711212</text:p>
          </table:table-cell>
          <table:table-cell office:value-type="float" office:value="0.958469688892364" calcext:value-type="float">
            <text:p>0.958469688892364</text:p>
          </table:table-cell>
          <table:table-cell office:value-type="float" office:value="0.957937598228455" calcext:value-type="float">
            <text:p>0.957937598228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79717886447907" calcext:value-type="float">
            <text:p>0.879717886447907</text:p>
          </table:table-cell>
          <table:table-cell office:value-type="float" office:value="0.880462169647217" calcext:value-type="float">
            <text:p>0.880462169647217</text:p>
          </table:table-cell>
          <table:table-cell office:value-type="float" office:value="0.879500925540924" calcext:value-type="float">
            <text:p>0.879500925540924</text:p>
          </table:table-cell>
          <table:table-cell office:value-type="float" office:value="0.88138222694397" calcext:value-type="float">
            <text:p>0.88138222694397</text:p>
          </table:table-cell>
          <table:table-cell office:value-type="float" office:value="0.881922483444214" calcext:value-type="float">
            <text:p>0.881922483444214</text:p>
          </table:table-cell>
          <table:table-cell office:value-type="float" office:value="0.883997082710266" calcext:value-type="float">
            <text:p>0.883997082710266</text:p>
          </table:table-cell>
          <table:table-cell office:value-type="float" office:value="0.885107636451721" calcext:value-type="float">
            <text:p>0.885107636451721</text:p>
          </table:table-cell>
          <table:table-cell office:value-type="float" office:value="0.885479032993317" calcext:value-type="float">
            <text:p>0.885479032993317</text:p>
          </table:table-cell>
          <table:table-cell office:value-type="float" office:value="0.886204123497009" calcext:value-type="float">
            <text:p>0.886204123497009</text:p>
          </table:table-cell>
          <table:table-cell office:value-type="float" office:value="0.886903047561646" calcext:value-type="float">
            <text:p>0.886903047561646</text:p>
          </table:table-cell>
          <table:table-cell office:value-type="float" office:value="0.887034893035889" calcext:value-type="float">
            <text:p>0.887034893035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0997439622879" calcext:value-type="float">
            <text:p>0.90997439622879</text:p>
          </table:table-cell>
          <table:table-cell office:value-type="float" office:value="0.919537305831909" calcext:value-type="float">
            <text:p>0.919537305831909</text:p>
          </table:table-cell>
          <table:table-cell office:value-type="float" office:value="0.924238562583923" calcext:value-type="float">
            <text:p>0.924238562583923</text:p>
          </table:table-cell>
          <table:table-cell office:value-type="float" office:value="0.924961924552918" calcext:value-type="float">
            <text:p>0.924961924552918</text:p>
          </table:table-cell>
          <table:table-cell office:value-type="float" office:value="0.925888061523438" calcext:value-type="float">
            <text:p>0.925888061523438</text:p>
          </table:table-cell>
          <table:table-cell office:value-type="float" office:value="0.929467976093292" calcext:value-type="float">
            <text:p>0.929467976093292</text:p>
          </table:table-cell>
          <table:table-cell office:value-type="float" office:value="0.92882651090622" calcext:value-type="float">
            <text:p>0.92882651090622</text:p>
          </table:table-cell>
          <table:table-cell office:value-type="float" office:value="0.927591681480408" calcext:value-type="float">
            <text:p>0.927591681480408</text:p>
          </table:table-cell>
          <table:table-cell office:value-type="float" office:value="0.927986681461334" calcext:value-type="float">
            <text:p>0.927986681461334</text:p>
          </table:table-cell>
          <table:table-cell office:value-type="float" office:value="0.92917013168335" calcext:value-type="float">
            <text:p>0.92917013168335</text:p>
          </table:table-cell>
          <table:table-cell office:value-type="float" office:value="0.929130852222443" calcext:value-type="float">
            <text:p>0.929130852222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717497706413269" calcext:value-type="float">
            <text:p>0.717497706413269</text:p>
          </table:table-cell>
          <table:table-cell office:value-type="float" office:value="0.705449283123016" calcext:value-type="float">
            <text:p>0.705449283123016</text:p>
          </table:table-cell>
          <table:table-cell office:value-type="float" office:value="0.725813269615173" calcext:value-type="float">
            <text:p>0.725813269615173</text:p>
          </table:table-cell>
          <table:table-cell office:value-type="float" office:value="0.722155451774597" calcext:value-type="float">
            <text:p>0.722155451774597</text:p>
          </table:table-cell>
          <table:table-cell office:value-type="float" office:value="0.713139414787293" calcext:value-type="float">
            <text:p>0.713139414787293</text:p>
          </table:table-cell>
          <table:table-cell office:value-type="float" office:value="0.716200768947601" calcext:value-type="float">
            <text:p>0.716200768947601</text:p>
          </table:table-cell>
          <table:table-cell office:value-type="float" office:value="0.718069195747376" calcext:value-type="float">
            <text:p>0.718069195747376</text:p>
          </table:table-cell>
          <table:table-cell office:value-type="float" office:value="0.7186478972435" calcext:value-type="float">
            <text:p>0.7186478972435</text:p>
          </table:table-cell>
          <table:table-cell office:value-type="float" office:value="0.718032538890839" calcext:value-type="float">
            <text:p>0.718032538890839</text:p>
          </table:table-cell>
          <table:table-cell office:value-type="float" office:value="0.717405200004578" calcext:value-type="float">
            <text:p>0.717405200004578</text:p>
          </table:table-cell>
          <table:table-cell office:value-type="float" office:value="0.716728389263153" calcext:value-type="float">
            <text:p>0.716728389263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91931563615799" calcext:value-type="float">
            <text:p>0.91931563615799</text:p>
          </table:table-cell>
          <table:table-cell office:value-type="float" office:value="0.921081185340881" calcext:value-type="float">
            <text:p>0.921081185340881</text:p>
          </table:table-cell>
          <table:table-cell office:value-type="float" office:value="0.919548571109772" calcext:value-type="float">
            <text:p>0.919548571109772</text:p>
          </table:table-cell>
          <table:table-cell office:value-type="float" office:value="0.91861367225647" calcext:value-type="float">
            <text:p>0.91861367225647</text:p>
          </table:table-cell>
          <table:table-cell office:value-type="float" office:value="0.923355042934418" calcext:value-type="float">
            <text:p>0.923355042934418</text:p>
          </table:table-cell>
          <table:table-cell office:value-type="float" office:value="0.923966944217682" calcext:value-type="float">
            <text:p>0.923966944217682</text:p>
          </table:table-cell>
          <table:table-cell office:value-type="float" office:value="0.923673212528229" calcext:value-type="float">
            <text:p>0.923673212528229</text:p>
          </table:table-cell>
          <table:table-cell office:value-type="float" office:value="0.92589920759201" calcext:value-type="float">
            <text:p>0.92589920759201</text:p>
          </table:table-cell>
          <table:table-cell office:value-type="float" office:value="0.925929725170136" calcext:value-type="float">
            <text:p>0.925929725170136</text:p>
          </table:table-cell>
          <table:table-cell office:value-type="float" office:value="0.927022695541382" calcext:value-type="float">
            <text:p>0.927022695541382</text:p>
          </table:table-cell>
          <table:table-cell office:value-type="float" office:value="0.928181886672974" calcext:value-type="float">
            <text:p>0.92818188667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27520489692688" calcext:value-type="float">
            <text:p>0.827520489692688</text:p>
          </table:table-cell>
          <table:table-cell office:value-type="float" office:value="0.841673374176025" calcext:value-type="float">
            <text:p>0.841673374176025</text:p>
          </table:table-cell>
          <table:table-cell office:value-type="float" office:value="0.842795193195343" calcext:value-type="float">
            <text:p>0.842795193195343</text:p>
          </table:table-cell>
          <table:table-cell office:value-type="float" office:value="0.846700191497803" calcext:value-type="float">
            <text:p>0.846700191497803</text:p>
          </table:table-cell>
          <table:table-cell office:value-type="float" office:value="0.845885336399078" calcext:value-type="float">
            <text:p>0.845885336399078</text:p>
          </table:table-cell>
          <table:table-cell office:value-type="float" office:value="0.847591638565064" calcext:value-type="float">
            <text:p>0.847591638565064</text:p>
          </table:table-cell>
          <table:table-cell office:value-type="float" office:value="0.84866726398468" calcext:value-type="float">
            <text:p>0.84866726398468</text:p>
          </table:table-cell>
          <table:table-cell office:value-type="float" office:value="0.848841488361358" calcext:value-type="float">
            <text:p>0.848841488361358</text:p>
          </table:table-cell>
          <table:table-cell office:value-type="float" office:value="0.849008023738861" calcext:value-type="float">
            <text:p>0.849008023738861</text:p>
          </table:table-cell>
          <table:table-cell office:value-type="float" office:value="0.84844833612442" calcext:value-type="float">
            <text:p>0.84844833612442</text:p>
          </table:table-cell>
          <table:table-cell office:value-type="float" office:value="0.848853945732117" calcext:value-type="float">
            <text:p>0.848853945732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51942145824432" calcext:value-type="float">
            <text:p>0.951942145824432</text:p>
          </table:table-cell>
          <table:table-cell office:value-type="float" office:value="0.952250957489014" calcext:value-type="float">
            <text:p>0.952250957489014</text:p>
          </table:table-cell>
          <table:table-cell office:value-type="float" office:value="0.952472448348999" calcext:value-type="float">
            <text:p>0.952472448348999</text:p>
          </table:table-cell>
          <table:table-cell office:value-type="float" office:value="0.953523099422455" calcext:value-type="float">
            <text:p>0.953523099422455</text:p>
          </table:table-cell>
          <table:table-cell office:value-type="float" office:value="0.954036474227905" calcext:value-type="float">
            <text:p>0.954036474227905</text:p>
          </table:table-cell>
          <table:table-cell office:value-type="float" office:value="0.955328822135925" calcext:value-type="float">
            <text:p>0.955328822135925</text:p>
          </table:table-cell>
          <table:table-cell office:value-type="float" office:value="0.95521354675293" calcext:value-type="float">
            <text:p>0.95521354675293</text:p>
          </table:table-cell>
          <table:table-cell office:value-type="float" office:value="0.955548405647278" calcext:value-type="float">
            <text:p>0.955548405647278</text:p>
          </table:table-cell>
          <table:table-cell office:value-type="float" office:value="0.956721663475037" calcext:value-type="float">
            <text:p>0.956721663475037</text:p>
          </table:table-cell>
          <table:table-cell office:value-type="float" office:value="0.956791639328003" calcext:value-type="float">
            <text:p>0.956791639328003</text:p>
          </table:table-cell>
          <table:table-cell office:value-type="float" office:value="0.95712411403656" calcext:value-type="float">
            <text:p>0.95712411403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06454026699066" calcext:value-type="float">
            <text:p>0.906454026699066</text:p>
          </table:table-cell>
          <table:table-cell office:value-type="float" office:value="0.915000438690186" calcext:value-type="float">
            <text:p>0.915000438690186</text:p>
          </table:table-cell>
          <table:table-cell office:value-type="float" office:value="0.914928555488586" calcext:value-type="float">
            <text:p>0.914928555488586</text:p>
          </table:table-cell>
          <table:table-cell office:value-type="float" office:value="0.915212035179138" calcext:value-type="float">
            <text:p>0.915212035179138</text:p>
          </table:table-cell>
          <table:table-cell office:value-type="float" office:value="0.914405107498169" calcext:value-type="float">
            <text:p>0.914405107498169</text:p>
          </table:table-cell>
          <table:table-cell office:value-type="float" office:value="0.916654348373413" calcext:value-type="float">
            <text:p>0.916654348373413</text:p>
          </table:table-cell>
          <table:table-cell office:value-type="float" office:value="0.917315125465393" calcext:value-type="float">
            <text:p>0.917315125465393</text:p>
          </table:table-cell>
          <table:table-cell office:value-type="float" office:value="0.917245030403137" calcext:value-type="float">
            <text:p>0.917245030403137</text:p>
          </table:table-cell>
          <table:table-cell office:value-type="float" office:value="0.91734367609024" calcext:value-type="float">
            <text:p>0.91734367609024</text:p>
          </table:table-cell>
          <table:table-cell office:value-type="float" office:value="0.918169736862183" calcext:value-type="float">
            <text:p>0.918169736862183</text:p>
          </table:table-cell>
          <table:table-cell office:value-type="float" office:value="0.919594466686249" calcext:value-type="float">
            <text:p>0.919594466686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93602466583252" calcext:value-type="float">
            <text:p>0.93602466583252</text:p>
          </table:table-cell>
          <table:table-cell office:value-type="float" office:value="0.935678780078888" calcext:value-type="float">
            <text:p>0.935678780078888</text:p>
          </table:table-cell>
          <table:table-cell office:value-type="float" office:value="0.935905516147614" calcext:value-type="float">
            <text:p>0.935905516147614</text:p>
          </table:table-cell>
          <table:table-cell office:value-type="float" office:value="0.937784016132355" calcext:value-type="float">
            <text:p>0.937784016132355</text:p>
          </table:table-cell>
          <table:table-cell office:value-type="float" office:value="0.938749611377716" calcext:value-type="float">
            <text:p>0.938749611377716</text:p>
          </table:table-cell>
          <table:table-cell office:value-type="float" office:value="0.93928450345993" calcext:value-type="float">
            <text:p>0.93928450345993</text:p>
          </table:table-cell>
          <table:table-cell office:value-type="float" office:value="0.939713835716248" calcext:value-type="float">
            <text:p>0.939713835716248</text:p>
          </table:table-cell>
          <table:table-cell office:value-type="float" office:value="0.939439594745636" calcext:value-type="float">
            <text:p>0.939439594745636</text:p>
          </table:table-cell>
          <table:table-cell office:value-type="float" office:value="0.939609885215759" calcext:value-type="float">
            <text:p>0.939609885215759</text:p>
          </table:table-cell>
          <table:table-cell office:value-type="float" office:value="0.940668046474457" calcext:value-type="float">
            <text:p>0.940668046474457</text:p>
          </table:table-cell>
          <table:table-cell office:value-type="float" office:value="0.940738499164581" calcext:value-type="float">
            <text:p>0.940738499164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35498654842377" calcext:value-type="float">
            <text:p>0.935498654842377</text:p>
          </table:table-cell>
          <table:table-cell office:value-type="float" office:value="0.936485350131988" calcext:value-type="float">
            <text:p>0.936485350131988</text:p>
          </table:table-cell>
          <table:table-cell office:value-type="float" office:value="0.94079726934433" calcext:value-type="float">
            <text:p>0.94079726934433</text:p>
          </table:table-cell>
          <table:table-cell office:value-type="float" office:value="0.940923988819122" calcext:value-type="float">
            <text:p>0.940923988819122</text:p>
          </table:table-cell>
          <table:table-cell office:value-type="float" office:value="0.941036760807037" calcext:value-type="float">
            <text:p>0.941036760807037</text:p>
          </table:table-cell>
          <table:table-cell office:value-type="float" office:value="0.941938996315002" calcext:value-type="float">
            <text:p>0.941938996315002</text:p>
          </table:table-cell>
          <table:table-cell office:value-type="float" office:value="0.942719459533691" calcext:value-type="float">
            <text:p>0.942719459533691</text:p>
          </table:table-cell>
          <table:table-cell office:value-type="float" office:value="0.942083656787872" calcext:value-type="float">
            <text:p>0.942083656787872</text:p>
          </table:table-cell>
          <table:table-cell office:value-type="float" office:value="0.942087590694428" calcext:value-type="float">
            <text:p>0.942087590694428</text:p>
          </table:table-cell>
          <table:table-cell office:value-type="float" office:value="0.941362380981445" calcext:value-type="float">
            <text:p>0.941362380981445</text:p>
          </table:table-cell>
          <table:table-cell office:value-type="float" office:value="0.9416264295578" calcext:value-type="float">
            <text:p>0.9416264295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65651726722717" calcext:value-type="float">
            <text:p>0.865651726722717</text:p>
          </table:table-cell>
          <table:table-cell office:value-type="float" office:value="0.866054594516754" calcext:value-type="float">
            <text:p>0.866054594516754</text:p>
          </table:table-cell>
          <table:table-cell office:value-type="float" office:value="0.866292536258698" calcext:value-type="float">
            <text:p>0.866292536258698</text:p>
          </table:table-cell>
          <table:table-cell office:value-type="float" office:value="0.867448151111603" calcext:value-type="float">
            <text:p>0.867448151111603</text:p>
          </table:table-cell>
          <table:table-cell office:value-type="float" office:value="0.866603910923004" calcext:value-type="float">
            <text:p>0.866603910923004</text:p>
          </table:table-cell>
          <table:table-cell office:value-type="float" office:value="0.86679482460022" calcext:value-type="float">
            <text:p>0.86679482460022</text:p>
          </table:table-cell>
          <table:table-cell office:value-type="float" office:value="0.867171287536621" calcext:value-type="float">
            <text:p>0.867171287536621</text:p>
          </table:table-cell>
          <table:table-cell office:value-type="float" office:value="0.868025064468384" calcext:value-type="float">
            <text:p>0.868025064468384</text:p>
          </table:table-cell>
          <table:table-cell office:value-type="float" office:value="0.867991089820862" calcext:value-type="float">
            <text:p>0.867991089820862</text:p>
          </table:table-cell>
          <table:table-cell office:value-type="float" office:value="0.868523061275482" calcext:value-type="float">
            <text:p>0.868523061275482</text:p>
          </table:table-cell>
          <table:table-cell office:value-type="float" office:value="0.868867218494415" calcext:value-type="float">
            <text:p>0.868867218494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32233846187592" calcext:value-type="float">
            <text:p>0.832233846187592</text:p>
          </table:table-cell>
          <table:table-cell office:value-type="float" office:value="0.844619512557983" calcext:value-type="float">
            <text:p>0.844619512557983</text:p>
          </table:table-cell>
          <table:table-cell office:value-type="float" office:value="0.850912749767303" calcext:value-type="float">
            <text:p>0.850912749767303</text:p>
          </table:table-cell>
          <table:table-cell office:value-type="float" office:value="0.850044131278992" calcext:value-type="float">
            <text:p>0.850044131278992</text:p>
          </table:table-cell>
          <table:table-cell office:value-type="float" office:value="0.853689253330231" calcext:value-type="float">
            <text:p>0.853689253330231</text:p>
          </table:table-cell>
          <table:table-cell office:value-type="float" office:value="0.852624893188477" calcext:value-type="float">
            <text:p>0.852624893188477</text:p>
          </table:table-cell>
          <table:table-cell office:value-type="float" office:value="0.85225111246109" calcext:value-type="float">
            <text:p>0.85225111246109</text:p>
          </table:table-cell>
          <table:table-cell office:value-type="float" office:value="0.854938685894012" calcext:value-type="float">
            <text:p>0.854938685894012</text:p>
          </table:table-cell>
          <table:table-cell office:value-type="float" office:value="0.856492042541504" calcext:value-type="float">
            <text:p>0.856492042541504</text:p>
          </table:table-cell>
          <table:table-cell office:value-type="float" office:value="0.854132294654846" calcext:value-type="float">
            <text:p>0.854132294654846</text:p>
          </table:table-cell>
          <table:table-cell office:value-type="float" office:value="0.853255331516266" calcext:value-type="float">
            <text:p>0.853255331516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939627230167389" calcext:value-type="float">
            <text:p>0.939627230167389</text:p>
          </table:table-cell>
          <table:table-cell office:value-type="float" office:value="0.939764559268951" calcext:value-type="float">
            <text:p>0.939764559268951</text:p>
          </table:table-cell>
          <table:table-cell office:value-type="float" office:value="0.939898550510406" calcext:value-type="float">
            <text:p>0.939898550510406</text:p>
          </table:table-cell>
          <table:table-cell office:value-type="float" office:value="0.940478920936584" calcext:value-type="float">
            <text:p>0.940478920936584</text:p>
          </table:table-cell>
          <table:table-cell office:value-type="float" office:value="0.940363526344299" calcext:value-type="float">
            <text:p>0.940363526344299</text:p>
          </table:table-cell>
          <table:table-cell office:value-type="float" office:value="0.940817952156067" calcext:value-type="float">
            <text:p>0.940817952156067</text:p>
          </table:table-cell>
          <table:table-cell office:value-type="float" office:value="0.941018521785736" calcext:value-type="float">
            <text:p>0.941018521785736</text:p>
          </table:table-cell>
          <table:table-cell office:value-type="float" office:value="0.940718173980713" calcext:value-type="float">
            <text:p>0.940718173980713</text:p>
          </table:table-cell>
          <table:table-cell office:value-type="float" office:value="0.941214978694916" calcext:value-type="float">
            <text:p>0.941214978694916</text:p>
          </table:table-cell>
          <table:table-cell office:value-type="float" office:value="0.941068589687347" calcext:value-type="float">
            <text:p>0.941068589687347</text:p>
          </table:table-cell>
          <table:table-cell office:value-type="float" office:value="0.941473305225372" calcext:value-type="float">
            <text:p>0.941473305225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49230015277862" calcext:value-type="float">
            <text:p>0.949230015277862</text:p>
          </table:table-cell>
          <table:table-cell office:value-type="float" office:value="0.949885904788971" calcext:value-type="float">
            <text:p>0.949885904788971</text:p>
          </table:table-cell>
          <table:table-cell office:value-type="float" office:value="0.950166702270508" calcext:value-type="float">
            <text:p>0.950166702270508</text:p>
          </table:table-cell>
          <table:table-cell office:value-type="float" office:value="0.95119047164917" calcext:value-type="float">
            <text:p>0.95119047164917</text:p>
          </table:table-cell>
          <table:table-cell office:value-type="float" office:value="0.951626181602478" calcext:value-type="float">
            <text:p>0.951626181602478</text:p>
          </table:table-cell>
          <table:table-cell office:value-type="float" office:value="0.95178347826004" calcext:value-type="float">
            <text:p>0.95178347826004</text:p>
          </table:table-cell>
          <table:table-cell office:value-type="float" office:value="0.952093064785004" calcext:value-type="float">
            <text:p>0.952093064785004</text:p>
          </table:table-cell>
          <table:table-cell office:value-type="float" office:value="0.953888535499573" calcext:value-type="float">
            <text:p>0.953888535499573</text:p>
          </table:table-cell>
          <table:table-cell office:value-type="float" office:value="0.954322159290314" calcext:value-type="float">
            <text:p>0.954322159290314</text:p>
          </table:table-cell>
          <table:table-cell office:value-type="float" office:value="0.954155385494232" calcext:value-type="float">
            <text:p>0.954155385494232</text:p>
          </table:table-cell>
          <table:table-cell office:value-type="float" office:value="0.9544557929039" calcext:value-type="float">
            <text:p>0.9544557929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63540256023407" calcext:value-type="float">
            <text:p>0.963540256023407</text:p>
          </table:table-cell>
          <table:table-cell office:value-type="float" office:value="0.963419854640961" calcext:value-type="float">
            <text:p>0.963419854640961</text:p>
          </table:table-cell>
          <table:table-cell office:value-type="float" office:value="0.96431428194046" calcext:value-type="float">
            <text:p>0.96431428194046</text:p>
          </table:table-cell>
          <table:table-cell office:value-type="float" office:value="0.964605689048767" calcext:value-type="float">
            <text:p>0.964605689048767</text:p>
          </table:table-cell>
          <table:table-cell office:value-type="float" office:value="0.965248346328735" calcext:value-type="float">
            <text:p>0.965248346328735</text:p>
          </table:table-cell>
          <table:table-cell office:value-type="float" office:value="0.965404272079468" calcext:value-type="float">
            <text:p>0.965404272079468</text:p>
          </table:table-cell>
          <table:table-cell office:value-type="float" office:value="0.966000556945801" calcext:value-type="float">
            <text:p>0.966000556945801</text:p>
          </table:table-cell>
          <table:table-cell office:value-type="float" office:value="0.966229677200317" calcext:value-type="float">
            <text:p>0.966229677200317</text:p>
          </table:table-cell>
          <table:table-cell office:value-type="float" office:value="0.966808676719666" calcext:value-type="float">
            <text:p>0.966808676719666</text:p>
          </table:table-cell>
          <table:table-cell office:value-type="float" office:value="0.967137455940247" calcext:value-type="float">
            <text:p>0.967137455940247</text:p>
          </table:table-cell>
          <table:table-cell office:value-type="float" office:value="0.96710067987442" calcext:value-type="float">
            <text:p>0.96710067987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82467532157898" calcext:value-type="float">
            <text:p>0.82467532157898</text:p>
          </table:table-cell>
          <table:table-cell office:value-type="float" office:value="0.824826538562775" calcext:value-type="float">
            <text:p>0.824826538562775</text:p>
          </table:table-cell>
          <table:table-cell office:value-type="float" office:value="0.830487608909607" calcext:value-type="float">
            <text:p>0.830487608909607</text:p>
          </table:table-cell>
          <table:table-cell office:value-type="float" office:value="0.832663774490356" calcext:value-type="float">
            <text:p>0.832663774490356</text:p>
          </table:table-cell>
          <table:table-cell office:value-type="float" office:value="0.831458926200867" calcext:value-type="float">
            <text:p>0.831458926200867</text:p>
          </table:table-cell>
          <table:table-cell office:value-type="float" office:value="0.836864054203033" calcext:value-type="float">
            <text:p>0.836864054203033</text:p>
          </table:table-cell>
          <table:table-cell office:value-type="float" office:value="0.842373669147491" calcext:value-type="float">
            <text:p>0.842373669147491</text:p>
          </table:table-cell>
          <table:table-cell office:value-type="float" office:value="0.839630663394928" calcext:value-type="float">
            <text:p>0.839630663394928</text:p>
          </table:table-cell>
          <table:table-cell office:value-type="float" office:value="0.835816264152527" calcext:value-type="float">
            <text:p>0.835816264152527</text:p>
          </table:table-cell>
          <table:table-cell office:value-type="float" office:value="0.836315751075745" calcext:value-type="float">
            <text:p>0.836315751075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910527646541595" calcext:value-type="float">
            <text:p>0.910527646541595</text:p>
          </table:table-cell>
          <table:table-cell office:value-type="float" office:value="0.910852909088135" calcext:value-type="float">
            <text:p>0.910852909088135</text:p>
          </table:table-cell>
          <table:table-cell office:value-type="float" office:value="0.911839544773102" calcext:value-type="float">
            <text:p>0.911839544773102</text:p>
          </table:table-cell>
          <table:table-cell office:value-type="float" office:value="0.909237742424011" calcext:value-type="float">
            <text:p>0.909237742424011</text:p>
          </table:table-cell>
          <table:table-cell office:value-type="float" office:value="0.910688161849976" calcext:value-type="float">
            <text:p>0.910688161849976</text:p>
          </table:table-cell>
          <table:table-cell office:value-type="float" office:value="0.912541747093201" calcext:value-type="float">
            <text:p>0.912541747093201</text:p>
          </table:table-cell>
          <table:table-cell office:value-type="float" office:value="0.912000834941864" calcext:value-type="float">
            <text:p>0.912000834941864</text:p>
          </table:table-cell>
          <table:table-cell office:value-type="float" office:value="0.912910759449005" calcext:value-type="float">
            <text:p>0.912910759449005</text:p>
          </table:table-cell>
          <table:table-cell office:value-type="float" office:value="0.912910163402557" calcext:value-type="float">
            <text:p>0.912910163402557</text:p>
          </table:table-cell>
          <table:table-cell office:value-type="float" office:value="0.915013313293457" calcext:value-type="float">
            <text:p>0.915013313293457</text:p>
          </table:table-cell>
          <table:table-cell office:value-type="float" office:value="0.915788412094116" calcext:value-type="float">
            <text:p>0.915788412094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46364462375641" calcext:value-type="float">
            <text:p>0.946364462375641</text:p>
          </table:table-cell>
          <table:table-cell office:value-type="float" office:value="0.949440240859985" calcext:value-type="float">
            <text:p>0.949440240859985</text:p>
          </table:table-cell>
          <table:table-cell office:value-type="float" office:value="0.949826300144196" calcext:value-type="float">
            <text:p>0.949826300144196</text:p>
          </table:table-cell>
          <table:table-cell office:value-type="float" office:value="0.951230764389038" calcext:value-type="float">
            <text:p>0.951230764389038</text:p>
          </table:table-cell>
          <table:table-cell office:value-type="float" office:value="0.950038373470306" calcext:value-type="float">
            <text:p>0.950038373470306</text:p>
          </table:table-cell>
          <table:table-cell office:value-type="float" office:value="0.949506342411041" calcext:value-type="float">
            <text:p>0.949506342411041</text:p>
          </table:table-cell>
          <table:table-cell office:value-type="float" office:value="0.950374245643616" calcext:value-type="float">
            <text:p>0.950374245643616</text:p>
          </table:table-cell>
          <table:table-cell office:value-type="float" office:value="0.949720084667206" calcext:value-type="float">
            <text:p>0.949720084667206</text:p>
          </table:table-cell>
          <table:table-cell office:value-type="float" office:value="0.950516402721405" calcext:value-type="float">
            <text:p>0.950516402721405</text:p>
          </table:table-cell>
          <table:table-cell office:value-type="float" office:value="0.950406432151794" calcext:value-type="float">
            <text:p>0.950406432151794</text:p>
          </table:table-cell>
          <table:table-cell office:value-type="float" office:value="0.950450241565704" calcext:value-type="float">
            <text:p>0.950450241565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55755829811096" calcext:value-type="float">
            <text:p>0.955755829811096</text:p>
          </table:table-cell>
          <table:table-cell office:value-type="float" office:value="0.955941677093506" calcext:value-type="float">
            <text:p>0.955941677093506</text:p>
          </table:table-cell>
          <table:table-cell office:value-type="float" office:value="0.957985281944275" calcext:value-type="float">
            <text:p>0.957985281944275</text:p>
          </table:table-cell>
          <table:table-cell office:value-type="float" office:value="0.959733486175537" calcext:value-type="float">
            <text:p>0.959733486175537</text:p>
          </table:table-cell>
          <table:table-cell office:value-type="float" office:value="0.959423840045929" calcext:value-type="float">
            <text:p>0.959423840045929</text:p>
          </table:table-cell>
          <table:table-cell office:value-type="float" office:value="0.959921061992645" calcext:value-type="float">
            <text:p>0.959921061992645</text:p>
          </table:table-cell>
          <table:table-cell office:value-type="float" office:value="0.958775222301483" calcext:value-type="float">
            <text:p>0.958775222301483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61260080337524" calcext:value-type="float">
            <text:p>0.961260080337524</text:p>
          </table:table-cell>
          <table:table-cell office:value-type="float" office:value="0.961927473545074" calcext:value-type="float">
            <text:p>0.961927473545074</text:p>
          </table:table-cell>
          <table:table-cell office:value-type="float" office:value="0.962962985038757" calcext:value-type="float">
            <text:p>0.962962985038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69577443599701" calcext:value-type="float">
            <text:p>0.769577443599701</text:p>
          </table:table-cell>
          <table:table-cell office:value-type="float" office:value="0.781838297843933" calcext:value-type="float">
            <text:p>0.781838297843933</text:p>
          </table:table-cell>
          <table:table-cell office:value-type="float" office:value="0.786448419094086" calcext:value-type="float">
            <text:p>0.786448419094086</text:p>
          </table:table-cell>
          <table:table-cell office:value-type="float" office:value="0.784838795661926" calcext:value-type="float">
            <text:p>0.784838795661926</text:p>
          </table:table-cell>
          <table:table-cell office:value-type="float" office:value="0.791833639144897" calcext:value-type="float">
            <text:p>0.791833639144897</text:p>
          </table:table-cell>
          <table:table-cell office:value-type="float" office:value="0.793723702430725" calcext:value-type="float">
            <text:p>0.793723702430725</text:p>
          </table:table-cell>
          <table:table-cell office:value-type="float" office:value="0.797170698642731" calcext:value-type="float">
            <text:p>0.797170698642731</text:p>
          </table:table-cell>
          <table:table-cell office:value-type="float" office:value="0.798706233501434" calcext:value-type="float">
            <text:p>0.798706233501434</text:p>
          </table:table-cell>
          <table:table-cell office:value-type="float" office:value="0.807370841503143" calcext:value-type="float">
            <text:p>0.807370841503143</text:p>
          </table:table-cell>
          <table:table-cell office:value-type="float" office:value="0.805351436138153" calcext:value-type="float">
            <text:p>0.805351436138153</text:p>
          </table:table-cell>
          <table:table-cell office:value-type="float" office:value="0.802700102329254" calcext:value-type="float">
            <text:p>0.80270010232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890434622764587" calcext:value-type="float">
            <text:p>0.890434622764587</text:p>
          </table:table-cell>
          <table:table-cell office:value-type="float" office:value="0.902393519878387" calcext:value-type="float">
            <text:p>0.902393519878387</text:p>
          </table:table-cell>
          <table:table-cell office:value-type="float" office:value="0.901255071163178" calcext:value-type="float">
            <text:p>0.901255071163178</text:p>
          </table:table-cell>
          <table:table-cell office:value-type="float" office:value="0.898256599903107" calcext:value-type="float">
            <text:p>0.898256599903107</text:p>
          </table:table-cell>
          <table:table-cell office:value-type="float" office:value="0.902684211730957" calcext:value-type="float">
            <text:p>0.902684211730957</text:p>
          </table:table-cell>
          <table:table-cell office:value-type="float" office:value="0.90196692943573" calcext:value-type="float">
            <text:p>0.90196692943573</text:p>
          </table:table-cell>
          <table:table-cell office:value-type="float" office:value="0.901260256767273" calcext:value-type="float">
            <text:p>0.901260256767273</text:p>
          </table:table-cell>
          <table:table-cell office:value-type="float" office:value="0.896382033824921" calcext:value-type="float">
            <text:p>0.896382033824921</text:p>
          </table:table-cell>
          <table:table-cell office:value-type="float" office:value="0.89681875705719" calcext:value-type="float">
            <text:p>0.89681875705719</text:p>
          </table:table-cell>
          <table:table-cell office:value-type="float" office:value="0.897846102714539" calcext:value-type="float">
            <text:p>0.897846102714539</text:p>
          </table:table-cell>
          <table:table-cell office:value-type="float" office:value="0.898862302303314" calcext:value-type="float">
            <text:p>0.898862302303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923219680786133" calcext:value-type="float">
            <text:p>0.923219680786133</text:p>
          </table:table-cell>
          <table:table-cell office:value-type="float" office:value="0.926060318946838" calcext:value-type="float">
            <text:p>0.926060318946838</text:p>
          </table:table-cell>
          <table:table-cell office:value-type="float" office:value="0.927272737026215" calcext:value-type="float">
            <text:p>0.927272737026215</text:p>
          </table:table-cell>
          <table:table-cell office:value-type="float" office:value="0.926758527755737" calcext:value-type="float">
            <text:p>0.926758527755737</text:p>
          </table:table-cell>
          <table:table-cell office:value-type="float" office:value="0.927159786224365" calcext:value-type="float">
            <text:p>0.927159786224365</text:p>
          </table:table-cell>
          <table:table-cell office:value-type="float" office:value="0.928081333637238" calcext:value-type="float">
            <text:p>0.928081333637238</text:p>
          </table:table-cell>
          <table:table-cell office:value-type="float" office:value="0.928311944007874" calcext:value-type="float">
            <text:p>0.928311944007874</text:p>
          </table:table-cell>
          <table:table-cell office:value-type="float" office:value="0.929047346115112" calcext:value-type="float">
            <text:p>0.929047346115112</text:p>
          </table:table-cell>
          <table:table-cell office:value-type="float" office:value="0.929624080657959" calcext:value-type="float">
            <text:p>0.929624080657959</text:p>
          </table:table-cell>
          <table:table-cell office:value-type="float" office:value="0.928274810314178" calcext:value-type="float">
            <text:p>0.928274810314178</text:p>
          </table:table-cell>
          <table:table-cell office:value-type="float" office:value="0.927820920944214" calcext:value-type="float">
            <text:p>0.927820920944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6608225107193" calcext:value-type="float">
            <text:p>0.86608225107193</text:p>
          </table:table-cell>
          <table:table-cell office:value-type="float" office:value="0.864774107933044" calcext:value-type="float">
            <text:p>0.864774107933044</text:p>
          </table:table-cell>
          <table:table-cell office:value-type="float" office:value="0.866797983646393" calcext:value-type="float">
            <text:p>0.866797983646393</text:p>
          </table:table-cell>
          <table:table-cell office:value-type="float" office:value="0.873059332370758" calcext:value-type="float">
            <text:p>0.873059332370758</text:p>
          </table:table-cell>
          <table:table-cell office:value-type="float" office:value="0.880574226379395" calcext:value-type="float">
            <text:p>0.880574226379395</text:p>
          </table:table-cell>
          <table:table-cell table:number-columns-repeated="2" office:value-type="float" office:value="0.881314694881439" calcext:value-type="float">
            <text:p>0.881314694881439</text:p>
          </table:table-cell>
          <table:table-cell office:value-type="float" office:value="0.87948876619339" calcext:value-type="float">
            <text:p>0.87948876619339</text:p>
          </table:table-cell>
          <table:table-cell office:value-type="float" office:value="0.878337383270264" calcext:value-type="float">
            <text:p>0.878337383270264</text:p>
          </table:table-cell>
          <table:table-cell office:value-type="float" office:value="0.878668665885925" calcext:value-type="float">
            <text:p>0.878668665885925</text:p>
          </table:table-cell>
          <table:table-cell office:value-type="float" office:value="0.880811750888824" calcext:value-type="float">
            <text:p>0.880811750888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79561185836792" calcext:value-type="float">
            <text:p>0.879561185836792</text:p>
          </table:table-cell>
          <table:table-cell office:value-type="float" office:value="0.883041262626648" calcext:value-type="float">
            <text:p>0.883041262626648</text:p>
          </table:table-cell>
          <table:table-cell office:value-type="float" office:value="0.886657416820526" calcext:value-type="float">
            <text:p>0.886657416820526</text:p>
          </table:table-cell>
          <table:table-cell office:value-type="float" office:value="0.886924624443054" calcext:value-type="float">
            <text:p>0.886924624443054</text:p>
          </table:table-cell>
          <table:table-cell office:value-type="float" office:value="0.887407898902893" calcext:value-type="float">
            <text:p>0.887407898902893</text:p>
          </table:table-cell>
          <table:table-cell office:value-type="float" office:value="0.888831257820129" calcext:value-type="float">
            <text:p>0.888831257820129</text:p>
          </table:table-cell>
          <table:table-cell office:value-type="float" office:value="0.888930082321167" calcext:value-type="float">
            <text:p>0.888930082321167</text:p>
          </table:table-cell>
          <table:table-cell office:value-type="float" office:value="0.889016628265381" calcext:value-type="float">
            <text:p>0.889016628265381</text:p>
          </table:table-cell>
          <table:table-cell office:value-type="float" office:value="0.88952374458313" calcext:value-type="float">
            <text:p>0.88952374458313</text:p>
          </table:table-cell>
          <table:table-cell office:value-type="float" office:value="0.88933938741684" calcext:value-type="float">
            <text:p>0.88933938741684</text:p>
          </table:table-cell>
          <table:table-cell office:value-type="float" office:value="0.890290439128876" calcext:value-type="float">
            <text:p>0.890290439128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909677922725678" calcext:value-type="float">
            <text:p>0.909677922725678</text:p>
          </table:table-cell>
          <table:table-cell office:value-type="float" office:value="0.910665154457092" calcext:value-type="float">
            <text:p>0.910665154457092</text:p>
          </table:table-cell>
          <table:table-cell office:value-type="float" office:value="0.914077699184418" calcext:value-type="float">
            <text:p>0.914077699184418</text:p>
          </table:table-cell>
          <table:table-cell office:value-type="float" office:value="0.915199458599091" calcext:value-type="float">
            <text:p>0.915199458599091</text:p>
          </table:table-cell>
          <table:table-cell office:value-type="float" office:value="0.91435033082962" calcext:value-type="float">
            <text:p>0.91435033082962</text:p>
          </table:table-cell>
          <table:table-cell office:value-type="float" office:value="0.914855659008026" calcext:value-type="float">
            <text:p>0.914855659008026</text:p>
          </table:table-cell>
          <table:table-cell office:value-type="float" office:value="0.914871156215668" calcext:value-type="float">
            <text:p>0.914871156215668</text:p>
          </table:table-cell>
          <table:table-cell office:value-type="float" office:value="0.914865970611572" calcext:value-type="float">
            <text:p>0.914865970611572</text:p>
          </table:table-cell>
          <table:table-cell office:value-type="float" office:value="0.914694666862488" calcext:value-type="float">
            <text:p>0.914694666862488</text:p>
          </table:table-cell>
          <table:table-cell office:value-type="float" office:value="0.913905143737793" calcext:value-type="float">
            <text:p>0.913905143737793</text:p>
          </table:table-cell>
          <table:table-cell office:value-type="float" office:value="0.912856340408325" calcext:value-type="float">
            <text:p>0.912856340408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60386347770691" calcext:value-type="float">
            <text:p>0.760386347770691</text:p>
          </table:table-cell>
          <table:table-cell office:value-type="float" office:value="0.78032249212265" calcext:value-type="float">
            <text:p>0.78032249212265</text:p>
          </table:table-cell>
          <table:table-cell office:value-type="float" office:value="0.776978433132172" calcext:value-type="float">
            <text:p>0.776978433132172</text:p>
          </table:table-cell>
          <table:table-cell office:value-type="float" office:value="0.789631128311157" calcext:value-type="float">
            <text:p>0.789631128311157</text:p>
          </table:table-cell>
          <table:table-cell office:value-type="float" office:value="0.793698608875275" calcext:value-type="float">
            <text:p>0.793698608875275</text:p>
          </table:table-cell>
          <table:table-cell office:value-type="float" office:value="0.792748272418976" calcext:value-type="float">
            <text:p>0.792748272418976</text:p>
          </table:table-cell>
          <table:table-cell office:value-type="float" office:value="0.794471025466919" calcext:value-type="float">
            <text:p>0.794471025466919</text:p>
          </table:table-cell>
          <table:table-cell office:value-type="float" office:value="0.786670327186585" calcext:value-type="float">
            <text:p>0.786670327186585</text:p>
          </table:table-cell>
          <table:table-cell office:value-type="float" office:value="0.788162112236023" calcext:value-type="float">
            <text:p>0.788162112236023</text:p>
          </table:table-cell>
          <table:table-cell office:value-type="float" office:value="0.784466743469238" calcext:value-type="float">
            <text:p>0.784466743469238</text:p>
          </table:table-cell>
          <table:table-cell office:value-type="float" office:value="0.78364360332489" calcext:value-type="float">
            <text:p>0.78364360332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38298916816711" calcext:value-type="float">
            <text:p>0.838298916816711</text:p>
          </table:table-cell>
          <table:table-cell office:value-type="float" office:value="0.842218697071075" calcext:value-type="float">
            <text:p>0.842218697071075</text:p>
          </table:table-cell>
          <table:table-cell office:value-type="float" office:value="0.843255341053009" calcext:value-type="float">
            <text:p>0.843255341053009</text:p>
          </table:table-cell>
          <table:table-cell office:value-type="float" office:value="0.843066871166229" calcext:value-type="float">
            <text:p>0.843066871166229</text:p>
          </table:table-cell>
          <table:table-cell office:value-type="float" office:value="0.841385364532471" calcext:value-type="float">
            <text:p>0.841385364532471</text:p>
          </table:table-cell>
          <table:table-cell office:value-type="float" office:value="0.839857339859009" calcext:value-type="float">
            <text:p>0.839857339859009</text:p>
          </table:table-cell>
          <table:table-cell office:value-type="float" office:value="0.837956070899963" calcext:value-type="float">
            <text:p>0.837956070899963</text:p>
          </table:table-cell>
          <table:table-cell office:value-type="float" office:value="0.839012265205383" calcext:value-type="float">
            <text:p>0.839012265205383</text:p>
          </table:table-cell>
          <table:table-cell office:value-type="float" office:value="0.838634610176086" calcext:value-type="float">
            <text:p>0.838634610176086</text:p>
          </table:table-cell>
          <table:table-cell office:value-type="float" office:value="0.838489651679993" calcext:value-type="float">
            <text:p>0.838489651679993</text:p>
          </table:table-cell>
          <table:table-cell office:value-type="float" office:value="0.839066624641418" calcext:value-type="float">
            <text:p>0.839066624641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39193069934845" calcext:value-type="float">
            <text:p>0.939193069934845</text:p>
          </table:table-cell>
          <table:table-cell office:value-type="float" office:value="0.941086232662201" calcext:value-type="float">
            <text:p>0.941086232662201</text:p>
          </table:table-cell>
          <table:table-cell office:value-type="float" office:value="0.940645456314087" calcext:value-type="float">
            <text:p>0.940645456314087</text:p>
          </table:table-cell>
          <table:table-cell office:value-type="float" office:value="0.941686570644379" calcext:value-type="float">
            <text:p>0.941686570644379</text:p>
          </table:table-cell>
          <table:table-cell office:value-type="float" office:value="0.941743314266205" calcext:value-type="float">
            <text:p>0.941743314266205</text:p>
          </table:table-cell>
          <table:table-cell office:value-type="float" office:value="0.941661357879639" calcext:value-type="float">
            <text:p>0.941661357879639</text:p>
          </table:table-cell>
          <table:table-cell office:value-type="float" office:value="0.942164719104767" calcext:value-type="float">
            <text:p>0.942164719104767</text:p>
          </table:table-cell>
          <table:table-cell office:value-type="float" office:value="0.942453622817993" calcext:value-type="float">
            <text:p>0.942453622817993</text:p>
          </table:table-cell>
          <table:table-cell office:value-type="float" office:value="0.942716240882874" calcext:value-type="float">
            <text:p>0.942716240882874</text:p>
          </table:table-cell>
          <table:table-cell office:value-type="float" office:value="0.943037390708923" calcext:value-type="float">
            <text:p>0.943037390708923</text:p>
          </table:table-cell>
          <table:table-cell office:value-type="float" office:value="0.943297028541565" calcext:value-type="float">
            <text:p>0.943297028541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67692136764526" calcext:value-type="float">
            <text:p>0.967692136764526</text:p>
          </table:table-cell>
          <table:table-cell office:value-type="float" office:value="0.968672692775726" calcext:value-type="float">
            <text:p>0.968672692775726</text:p>
          </table:table-cell>
          <table:table-cell office:value-type="float" office:value="0.96894371509552" calcext:value-type="float">
            <text:p>0.96894371509552</text:p>
          </table:table-cell>
          <table:table-cell office:value-type="float" office:value="0.968702852725983" calcext:value-type="float">
            <text:p>0.968702852725983</text:p>
          </table:table-cell>
          <table:table-cell office:value-type="float" office:value="0.969074130058289" calcext:value-type="float">
            <text:p>0.969074130058289</text:p>
          </table:table-cell>
          <table:table-cell office:value-type="float" office:value="0.969295978546143" calcext:value-type="float">
            <text:p>0.969295978546143</text:p>
          </table:table-cell>
          <table:table-cell office:value-type="float" office:value="0.96837842464447" calcext:value-type="float">
            <text:p>0.96837842464447</text:p>
          </table:table-cell>
          <table:table-cell office:value-type="float" office:value="0.967783391475678" calcext:value-type="float">
            <text:p>0.967783391475678</text:p>
          </table:table-cell>
          <table:table-cell office:value-type="float" office:value="0.967717051506042" calcext:value-type="float">
            <text:p>0.967717051506042</text:p>
          </table:table-cell>
          <table:table-cell office:value-type="float" office:value="0.967505753040314" calcext:value-type="float">
            <text:p>0.967505753040314</text:p>
          </table:table-cell>
          <table:table-cell office:value-type="float" office:value="0.968193769454956" calcext:value-type="float">
            <text:p>0.968193769454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49164724349976" calcext:value-type="float">
            <text:p>0.849164724349976</text:p>
          </table:table-cell>
          <table:table-cell office:value-type="float" office:value="0.852767825126648" calcext:value-type="float">
            <text:p>0.852767825126648</text:p>
          </table:table-cell>
          <table:table-cell office:value-type="float" office:value="0.857977032661438" calcext:value-type="float">
            <text:p>0.857977032661438</text:p>
          </table:table-cell>
          <table:table-cell office:value-type="float" office:value="0.856794953346252" calcext:value-type="float">
            <text:p>0.856794953346252</text:p>
          </table:table-cell>
          <table:table-cell office:value-type="float" office:value="0.857038497924805" calcext:value-type="float">
            <text:p>0.857038497924805</text:p>
          </table:table-cell>
          <table:table-cell office:value-type="float" office:value="0.854606688022614" calcext:value-type="float">
            <text:p>0.854606688022614</text:p>
          </table:table-cell>
          <table:table-cell office:value-type="float" office:value="0.855920791625977" calcext:value-type="float">
            <text:p>0.855920791625977</text:p>
          </table:table-cell>
          <table:table-cell office:value-type="float" office:value="0.854024887084961" calcext:value-type="float">
            <text:p>0.854024887084961</text:p>
          </table:table-cell>
          <table:table-cell office:value-type="float" office:value="0.851972699165344" calcext:value-type="float">
            <text:p>0.851972699165344</text:p>
          </table:table-cell>
          <table:table-cell office:value-type="float" office:value="0.848011910915375" calcext:value-type="float">
            <text:p>0.848011910915375</text:p>
          </table:table-cell>
          <table:table-cell office:value-type="float" office:value="0.84598183631897" calcext:value-type="float">
            <text:p>0.8459818363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54656720161438" calcext:value-type="float">
            <text:p>0.954656720161438</text:p>
          </table:table-cell>
          <table:table-cell office:value-type="float" office:value="0.951494693756104" calcext:value-type="float">
            <text:p>0.951494693756104</text:p>
          </table:table-cell>
          <table:table-cell office:value-type="float" office:value="0.953312397003174" calcext:value-type="float">
            <text:p>0.953312397003174</text:p>
          </table:table-cell>
          <table:table-cell office:value-type="float" office:value="0.956511616706848" calcext:value-type="float">
            <text:p>0.956511616706848</text:p>
          </table:table-cell>
          <table:table-cell office:value-type="float" office:value="0.956024706363678" calcext:value-type="float">
            <text:p>0.956024706363678</text:p>
          </table:table-cell>
          <table:table-cell office:value-type="float" office:value="0.959532141685486" calcext:value-type="float">
            <text:p>0.959532141685486</text:p>
          </table:table-cell>
          <table:table-cell office:value-type="float" office:value="0.960027992725372" calcext:value-type="float">
            <text:p>0.960027992725372</text:p>
          </table:table-cell>
          <table:table-cell office:value-type="float" office:value="0.962019383907318" calcext:value-type="float">
            <text:p>0.962019383907318</text:p>
          </table:table-cell>
          <table:table-cell office:value-type="float" office:value="0.961291074752808" calcext:value-type="float">
            <text:p>0.961291074752808</text:p>
          </table:table-cell>
          <table:table-cell office:value-type="float" office:value="0.962521910667419" calcext:value-type="float">
            <text:p>0.962521910667419</text:p>
          </table:table-cell>
          <table:table-cell office:value-type="float" office:value="0.965049684047699" calcext:value-type="float">
            <text:p>0.965049684047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929727792739868" calcext:value-type="float">
            <text:p>0.929727792739868</text:p>
          </table:table-cell>
          <table:table-cell office:value-type="float" office:value="0.930703639984131" calcext:value-type="float">
            <text:p>0.930703639984131</text:p>
          </table:table-cell>
          <table:table-cell office:value-type="float" office:value="0.929457664489746" calcext:value-type="float">
            <text:p>0.929457664489746</text:p>
          </table:table-cell>
          <table:table-cell office:value-type="float" office:value="0.931681394577026" calcext:value-type="float">
            <text:p>0.931681394577026</text:p>
          </table:table-cell>
          <table:table-cell office:value-type="float" office:value="0.93535852432251" calcext:value-type="float">
            <text:p>0.93535852432251</text:p>
          </table:table-cell>
          <table:table-cell office:value-type="float" office:value="0.932864665985107" calcext:value-type="float">
            <text:p>0.932864665985107</text:p>
          </table:table-cell>
          <table:table-cell office:value-type="float" office:value="0.936177730560303" calcext:value-type="float">
            <text:p>0.936177730560303</text:p>
          </table:table-cell>
          <table:table-cell office:value-type="float" office:value="0.937235534191132" calcext:value-type="float">
            <text:p>0.937235534191132</text:p>
          </table:table-cell>
          <table:table-cell office:value-type="float" office:value="0.937356650829315" calcext:value-type="float">
            <text:p>0.937356650829315</text:p>
          </table:table-cell>
          <table:table-cell office:value-type="float" office:value="0.937169075012207" calcext:value-type="float">
            <text:p>0.937169075012207</text:p>
          </table:table-cell>
          <table:table-cell office:value-type="float" office:value="0.936793804168701" calcext:value-type="float">
            <text:p>0.936793804168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41125869750977" calcext:value-type="float">
            <text:p>0.941125869750977</text:p>
          </table:table-cell>
          <table:table-cell office:value-type="float" office:value="0.941813945770264" calcext:value-type="float">
            <text:p>0.941813945770264</text:p>
          </table:table-cell>
          <table:table-cell office:value-type="float" office:value="0.941959321498871" calcext:value-type="float">
            <text:p>0.941959321498871</text:p>
          </table:table-cell>
          <table:table-cell office:value-type="float" office:value="0.942028105258942" calcext:value-type="float">
            <text:p>0.942028105258942</text:p>
          </table:table-cell>
          <table:table-cell office:value-type="float" office:value="0.943852424621582" calcext:value-type="float">
            <text:p>0.943852424621582</text:p>
          </table:table-cell>
          <table:table-cell office:value-type="float" office:value="0.944960117340088" calcext:value-type="float">
            <text:p>0.944960117340088</text:p>
          </table:table-cell>
          <table:table-cell office:value-type="float" office:value="0.94574910402298" calcext:value-type="float">
            <text:p>0.94574910402298</text:p>
          </table:table-cell>
          <table:table-cell office:value-type="float" office:value="0.946178615093231" calcext:value-type="float">
            <text:p>0.946178615093231</text:p>
          </table:table-cell>
          <table:table-cell office:value-type="float" office:value="0.946092844009399" calcext:value-type="float">
            <text:p>0.946092844009399</text:p>
          </table:table-cell>
          <table:table-cell office:value-type="float" office:value="0.946465075016022" calcext:value-type="float">
            <text:p>0.946465075016022</text:p>
          </table:table-cell>
          <table:table-cell office:value-type="float" office:value="0.94624400138855" calcext:value-type="float">
            <text:p>0.94624400138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25539374351501" calcext:value-type="float">
            <text:p>0.925539374351501</text:p>
          </table:table-cell>
          <table:table-cell office:value-type="float" office:value="0.930474936962128" calcext:value-type="float">
            <text:p>0.930474936962128</text:p>
          </table:table-cell>
          <table:table-cell office:value-type="float" office:value="0.931275844573975" calcext:value-type="float">
            <text:p>0.931275844573975</text:p>
          </table:table-cell>
          <table:table-cell office:value-type="float" office:value="0.930616140365601" calcext:value-type="float">
            <text:p>0.930616140365601</text:p>
          </table:table-cell>
          <table:table-cell office:value-type="float" office:value="0.931050002574921" calcext:value-type="float">
            <text:p>0.931050002574921</text:p>
          </table:table-cell>
          <table:table-cell office:value-type="float" office:value="0.930072486400604" calcext:value-type="float">
            <text:p>0.930072486400604</text:p>
          </table:table-cell>
          <table:table-cell office:value-type="float" office:value="0.93019711971283" calcext:value-type="float">
            <text:p>0.93019711971283</text:p>
          </table:table-cell>
          <table:table-cell office:value-type="float" office:value="0.930881023406982" calcext:value-type="float">
            <text:p>0.930881023406982</text:p>
          </table:table-cell>
          <table:table-cell office:value-type="float" office:value="0.930571973323822" calcext:value-type="float">
            <text:p>0.930571973323822</text:p>
          </table:table-cell>
          <table:table-cell office:value-type="float" office:value="0.930577516555786" calcext:value-type="float">
            <text:p>0.930577516555786</text:p>
          </table:table-cell>
          <table:table-cell office:value-type="float" office:value="0.93099170923233" calcext:value-type="float">
            <text:p>0.93099170923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65573310852051" calcext:value-type="float">
            <text:p>0.965573310852051</text:p>
          </table:table-cell>
          <table:table-cell office:value-type="float" office:value="0.966103494167328" calcext:value-type="float">
            <text:p>0.966103494167328</text:p>
          </table:table-cell>
          <table:table-cell office:value-type="float" office:value="0.967013597488403" calcext:value-type="float">
            <text:p>0.967013597488403</text:p>
          </table:table-cell>
          <table:table-cell office:value-type="float" office:value="0.967962980270386" calcext:value-type="float">
            <text:p>0.967962980270386</text:p>
          </table:table-cell>
          <table:table-cell office:value-type="float" office:value="0.964930951595306" calcext:value-type="float">
            <text:p>0.964930951595306</text:p>
          </table:table-cell>
          <table:table-cell office:value-type="float" office:value="0.967808127403259" calcext:value-type="float">
            <text:p>0.967808127403259</text:p>
          </table:table-cell>
          <table:table-cell office:value-type="float" office:value="0.969874858856201" calcext:value-type="float">
            <text:p>0.969874858856201</text:p>
          </table:table-cell>
          <table:table-cell office:value-type="float" office:value="0.970329999923706" calcext:value-type="float">
            <text:p>0.970329999923706</text:p>
          </table:table-cell>
          <table:table-cell office:value-type="float" office:value="0.970564246177673" calcext:value-type="float">
            <text:p>0.970564246177673</text:p>
          </table:table-cell>
          <table:table-cell office:value-type="float" office:value="0.970622658729553" calcext:value-type="float">
            <text:p>0.970622658729553</text:p>
          </table:table-cell>
          <table:table-cell office:value-type="float" office:value="0.971102356910706" calcext:value-type="float">
            <text:p>0.971102356910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60942900180817" calcext:value-type="float">
            <text:p>0.860942900180817</text:p>
          </table:table-cell>
          <table:table-cell office:value-type="float" office:value="0.86130303144455" calcext:value-type="float">
            <text:p>0.86130303144455</text:p>
          </table:table-cell>
          <table:table-cell office:value-type="float" office:value="0.861506521701813" calcext:value-type="float">
            <text:p>0.861506521701813</text:p>
          </table:table-cell>
          <table:table-cell office:value-type="float" office:value="0.865094184875488" calcext:value-type="float">
            <text:p>0.865094184875488</text:p>
          </table:table-cell>
          <table:table-cell office:value-type="float" office:value="0.865474164485931" calcext:value-type="float">
            <text:p>0.865474164485931</text:p>
          </table:table-cell>
          <table:table-cell office:value-type="float" office:value="0.865086197853088" calcext:value-type="float">
            <text:p>0.865086197853088</text:p>
          </table:table-cell>
          <table:table-cell office:value-type="float" office:value="0.865328669548035" calcext:value-type="float">
            <text:p>0.865328669548035</text:p>
          </table:table-cell>
          <table:table-cell office:value-type="float" office:value="0.865967690944672" calcext:value-type="float">
            <text:p>0.865967690944672</text:p>
          </table:table-cell>
          <table:table-cell office:value-type="float" office:value="0.865512728691101" calcext:value-type="float">
            <text:p>0.865512728691101</text:p>
          </table:table-cell>
          <table:table-cell office:value-type="float" office:value="0.865664541721344" calcext:value-type="float">
            <text:p>0.865664541721344</text:p>
          </table:table-cell>
          <table:table-cell office:value-type="float" office:value="0.866319417953491" calcext:value-type="float">
            <text:p>0.866319417953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816764116287231" calcext:value-type="float">
            <text:p>0.816764116287231</text:p>
          </table:table-cell>
          <table:table-cell office:value-type="float" office:value="0.818222343921661" calcext:value-type="float">
            <text:p>0.818222343921661</text:p>
          </table:table-cell>
          <table:table-cell office:value-type="float" office:value="0.820649206638336" calcext:value-type="float">
            <text:p>0.820649206638336</text:p>
          </table:table-cell>
          <table:table-cell office:value-type="float" office:value="0.825733840465546" calcext:value-type="float">
            <text:p>0.825733840465546</text:p>
          </table:table-cell>
          <table:table-cell office:value-type="float" office:value="0.82385641336441" calcext:value-type="float">
            <text:p>0.82385641336441</text:p>
          </table:table-cell>
          <table:table-cell office:value-type="float" office:value="0.824482381343842" calcext:value-type="float">
            <text:p>0.824482381343842</text:p>
          </table:table-cell>
          <table:table-cell office:value-type="float" office:value="0.820120811462402" calcext:value-type="float">
            <text:p>0.820120811462402</text:p>
          </table:table-cell>
          <table:table-cell office:value-type="float" office:value="0.817875444889069" calcext:value-type="float">
            <text:p>0.817875444889069</text:p>
          </table:table-cell>
          <table:table-cell office:value-type="float" office:value="0.817600131034851" calcext:value-type="float">
            <text:p>0.817600131034851</text:p>
          </table:table-cell>
          <table:table-cell office:value-type="float" office:value="0.817940950393677" calcext:value-type="float">
            <text:p>0.817940950393677</text:p>
          </table:table-cell>
          <table:table-cell office:value-type="float" office:value="0.82318389415741" calcext:value-type="float">
            <text:p>0.8231838941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917770981788635" calcext:value-type="float">
            <text:p>0.917770981788635</text:p>
          </table:table-cell>
          <table:table-cell office:value-type="float" office:value="0.92099666595459" calcext:value-type="float">
            <text:p>0.92099666595459</text:p>
          </table:table-cell>
          <table:table-cell office:value-type="float" office:value="0.921453475952148" calcext:value-type="float">
            <text:p>0.921453475952148</text:p>
          </table:table-cell>
          <table:table-cell office:value-type="float" office:value="0.927126228809357" calcext:value-type="float">
            <text:p>0.927126228809357</text:p>
          </table:table-cell>
          <table:table-cell office:value-type="float" office:value="0.930312693119049" calcext:value-type="float">
            <text:p>0.930312693119049</text:p>
          </table:table-cell>
          <table:table-cell office:value-type="float" office:value="0.931025564670563" calcext:value-type="float">
            <text:p>0.931025564670563</text:p>
          </table:table-cell>
          <table:table-cell office:value-type="float" office:value="0.933494746685028" calcext:value-type="float">
            <text:p>0.933494746685028</text:p>
          </table:table-cell>
          <table:table-cell office:value-type="float" office:value="0.93266749382019" calcext:value-type="float">
            <text:p>0.93266749382019</text:p>
          </table:table-cell>
          <table:table-cell office:value-type="float" office:value="0.933782279491425" calcext:value-type="float">
            <text:p>0.933782279491425</text:p>
          </table:table-cell>
          <table:table-cell office:value-type="float" office:value="0.935868620872498" calcext:value-type="float">
            <text:p>0.935868620872498</text:p>
          </table:table-cell>
          <table:table-cell office:value-type="float" office:value="0.937159657478332" calcext:value-type="float">
            <text:p>0.937159657478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945787727832794" calcext:value-type="float">
            <text:p>0.945787727832794</text:p>
          </table:table-cell>
          <table:table-cell office:value-type="float" office:value="0.947695791721344" calcext:value-type="float">
            <text:p>0.947695791721344</text:p>
          </table:table-cell>
          <table:table-cell office:value-type="float" office:value="0.948628604412079" calcext:value-type="float">
            <text:p>0.948628604412079</text:p>
          </table:table-cell>
          <table:table-cell office:value-type="float" office:value="0.94899970293045" calcext:value-type="float">
            <text:p>0.94899970293045</text:p>
          </table:table-cell>
          <table:table-cell office:value-type="float" office:value="0.949865281581879" calcext:value-type="float">
            <text:p>0.949865281581879</text:p>
          </table:table-cell>
          <table:table-cell office:value-type="float" office:value="0.950083553791046" calcext:value-type="float">
            <text:p>0.950083553791046</text:p>
          </table:table-cell>
          <table:table-cell office:value-type="float" office:value="0.949853837490082" calcext:value-type="float">
            <text:p>0.949853837490082</text:p>
          </table:table-cell>
          <table:table-cell office:value-type="float" office:value="0.949481129646301" calcext:value-type="float">
            <text:p>0.949481129646301</text:p>
          </table:table-cell>
          <table:table-cell office:value-type="float" office:value="0.949214458465576" calcext:value-type="float">
            <text:p>0.949214458465576</text:p>
          </table:table-cell>
          <table:table-cell office:value-type="float" office:value="0.949592649936676" calcext:value-type="float">
            <text:p>0.949592649936676</text:p>
          </table:table-cell>
          <table:table-cell office:value-type="float" office:value="0.949421942234039" calcext:value-type="float">
            <text:p>0.94942194223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4249302148819" calcext:value-type="float">
            <text:p>0.94249302148819</text:p>
          </table:table-cell>
          <table:table-cell office:value-type="float" office:value="0.94321858882904" calcext:value-type="float">
            <text:p>0.94321858882904</text:p>
          </table:table-cell>
          <table:table-cell office:value-type="float" office:value="0.944965422153473" calcext:value-type="float">
            <text:p>0.944965422153473</text:p>
          </table:table-cell>
          <table:table-cell office:value-type="float" office:value="0.945498406887054" calcext:value-type="float">
            <text:p>0.945498406887054</text:p>
          </table:table-cell>
          <table:table-cell office:value-type="float" office:value="0.945869088172913" calcext:value-type="float">
            <text:p>0.945869088172913</text:p>
          </table:table-cell>
          <table:table-cell office:value-type="float" office:value="0.94644820690155" calcext:value-type="float">
            <text:p>0.94644820690155</text:p>
          </table:table-cell>
          <table:table-cell office:value-type="float" office:value="0.947083711624146" calcext:value-type="float">
            <text:p>0.947083711624146</text:p>
          </table:table-cell>
          <table:table-cell office:value-type="float" office:value="0.947348713874817" calcext:value-type="float">
            <text:p>0.947348713874817</text:p>
          </table:table-cell>
          <table:table-cell office:value-type="float" office:value="0.947328984737396" calcext:value-type="float">
            <text:p>0.947328984737396</text:p>
          </table:table-cell>
          <table:table-cell office:value-type="float" office:value="0.947517871856689" calcext:value-type="float">
            <text:p>0.947517871856689</text:p>
          </table:table-cell>
          <table:table-cell office:value-type="float" office:value="0.948033511638641" calcext:value-type="float">
            <text:p>0.948033511638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851949572563171" calcext:value-type="float">
            <text:p>0.851949572563171</text:p>
          </table:table-cell>
          <table:table-cell office:value-type="float" office:value="0.864961326122284" calcext:value-type="float">
            <text:p>0.864961326122284</text:p>
          </table:table-cell>
          <table:table-cell office:value-type="float" office:value="0.85689252614975" calcext:value-type="float">
            <text:p>0.85689252614975</text:p>
          </table:table-cell>
          <table:table-cell office:value-type="float" office:value="0.876150846481323" calcext:value-type="float">
            <text:p>0.876150846481323</text:p>
          </table:table-cell>
          <table:table-cell office:value-type="float" office:value="0.873339235782623" calcext:value-type="float">
            <text:p>0.873339235782623</text:p>
          </table:table-cell>
          <table:table-cell office:value-type="float" office:value="0.875259280204773" calcext:value-type="float">
            <text:p>0.875259280204773</text:p>
          </table:table-cell>
          <table:table-cell office:value-type="float" office:value="0.882246375083923" calcext:value-type="float">
            <text:p>0.882246375083923</text:p>
          </table:table-cell>
          <table:table-cell office:value-type="float" office:value="0.886122047901154" calcext:value-type="float">
            <text:p>0.886122047901154</text:p>
          </table:table-cell>
          <table:table-cell office:value-type="float" office:value="0.882888376712799" calcext:value-type="float">
            <text:p>0.882888376712799</text:p>
          </table:table-cell>
          <table:table-cell office:value-type="float" office:value="0.884498476982117" calcext:value-type="float">
            <text:p>0.884498476982117</text:p>
          </table:table-cell>
          <table:table-cell office:value-type="float" office:value="0.882926821708679" calcext:value-type="float">
            <text:p>0.88292682170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88540422916412" calcext:value-type="float">
            <text:p>0.788540422916412</text:p>
          </table:table-cell>
          <table:table-cell office:value-type="float" office:value="0.798386871814728" calcext:value-type="float">
            <text:p>0.798386871814728</text:p>
          </table:table-cell>
          <table:table-cell office:value-type="float" office:value="0.803690075874329" calcext:value-type="float">
            <text:p>0.803690075874329</text:p>
          </table:table-cell>
          <table:table-cell office:value-type="float" office:value="0.791987180709839" calcext:value-type="float">
            <text:p>0.791987180709839</text:p>
          </table:table-cell>
          <table:table-cell office:value-type="float" office:value="0.796454906463623" calcext:value-type="float">
            <text:p>0.796454906463623</text:p>
          </table:table-cell>
          <table:table-cell office:value-type="float" office:value="0.798702359199524" calcext:value-type="float">
            <text:p>0.798702359199524</text:p>
          </table:table-cell>
          <table:table-cell office:value-type="float" office:value="0.806384861469269" calcext:value-type="float">
            <text:p>0.806384861469269</text:p>
          </table:table-cell>
          <table:table-cell office:value-type="float" office:value="0.804851114749908" calcext:value-type="float">
            <text:p>0.804851114749908</text:p>
          </table:table-cell>
          <table:table-cell office:value-type="float" office:value="0.801190316677094" calcext:value-type="float">
            <text:p>0.801190316677094</text:p>
          </table:table-cell>
          <table:table-cell office:value-type="float" office:value="0.801107227802277" calcext:value-type="float">
            <text:p>0.801107227802277</text:p>
          </table:table-cell>
          <table:table-cell office:value-type="float" office:value="0.801108419895172" calcext:value-type="float">
            <text:p>0.801108419895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76335203647614" calcext:value-type="float">
            <text:p>0.876335203647614</text:p>
          </table:table-cell>
          <table:table-cell office:value-type="float" office:value="0.879778981208801" calcext:value-type="float">
            <text:p>0.879778981208801</text:p>
          </table:table-cell>
          <table:table-cell office:value-type="float" office:value="0.879885911941528" calcext:value-type="float">
            <text:p>0.879885911941528</text:p>
          </table:table-cell>
          <table:table-cell office:value-type="float" office:value="0.880570411682129" calcext:value-type="float">
            <text:p>0.880570411682129</text:p>
          </table:table-cell>
          <table:table-cell office:value-type="float" office:value="0.88066029548645" calcext:value-type="float">
            <text:p>0.88066029548645</text:p>
          </table:table-cell>
          <table:table-cell office:value-type="float" office:value="0.880560398101806" calcext:value-type="float">
            <text:p>0.880560398101806</text:p>
          </table:table-cell>
          <table:table-cell office:value-type="float" office:value="0.880849361419678" calcext:value-type="float">
            <text:p>0.880849361419678</text:p>
          </table:table-cell>
          <table:table-cell office:value-type="float" office:value="0.881053328514099" calcext:value-type="float">
            <text:p>0.881053328514099</text:p>
          </table:table-cell>
          <table:table-cell office:value-type="float" office:value="0.881533086299896" calcext:value-type="float">
            <text:p>0.881533086299896</text:p>
          </table:table-cell>
          <table:table-cell office:value-type="float" office:value="0.881680071353912" calcext:value-type="float">
            <text:p>0.881680071353912</text:p>
          </table:table-cell>
          <table:table-cell office:value-type="float" office:value="0.88215309381485" calcext:value-type="float">
            <text:p>0.88215309381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853160560131073" calcext:value-type="float">
            <text:p>0.853160560131073</text:p>
          </table:table-cell>
          <table:table-cell office:value-type="float" office:value="0.851790070533752" calcext:value-type="float">
            <text:p>0.851790070533752</text:p>
          </table:table-cell>
          <table:table-cell office:value-type="float" office:value="0.850558817386627" calcext:value-type="float">
            <text:p>0.850558817386627</text:p>
          </table:table-cell>
          <table:table-cell office:value-type="float" office:value="0.854244649410248" calcext:value-type="float">
            <text:p>0.854244649410248</text:p>
          </table:table-cell>
          <table:table-cell office:value-type="float" office:value="0.853930354118347" calcext:value-type="float">
            <text:p>0.853930354118347</text:p>
          </table:table-cell>
          <table:table-cell office:value-type="float" office:value="0.856240153312683" calcext:value-type="float">
            <text:p>0.856240153312683</text:p>
          </table:table-cell>
          <table:table-cell office:value-type="float" office:value="0.859032571315765" calcext:value-type="float">
            <text:p>0.859032571315765</text:p>
          </table:table-cell>
          <table:table-cell office:value-type="float" office:value="0.858156740665436" calcext:value-type="float">
            <text:p>0.858156740665436</text:p>
          </table:table-cell>
          <table:table-cell office:value-type="float" office:value="0.863037943840027" calcext:value-type="float">
            <text:p>0.863037943840027</text:p>
          </table:table-cell>
          <table:table-cell office:value-type="float" office:value="0.862530529499054" calcext:value-type="float">
            <text:p>0.862530529499054</text:p>
          </table:table-cell>
          <table:table-cell office:value-type="float" office:value="0.861481189727783" calcext:value-type="float">
            <text:p>0.861481189727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899014472961426" calcext:value-type="float">
            <text:p>0.899014472961426</text:p>
          </table:table-cell>
          <table:table-cell office:value-type="float" office:value="0.8996262550354" calcext:value-type="float">
            <text:p>0.8996262550354</text:p>
          </table:table-cell>
          <table:table-cell office:value-type="float" office:value="0.900122284889221" calcext:value-type="float">
            <text:p>0.900122284889221</text:p>
          </table:table-cell>
          <table:table-cell office:value-type="float" office:value="0.900715529918671" calcext:value-type="float">
            <text:p>0.900715529918671</text:p>
          </table:table-cell>
          <table:table-cell office:value-type="float" office:value="0.90043705701828" calcext:value-type="float">
            <text:p>0.90043705701828</text:p>
          </table:table-cell>
          <table:table-cell office:value-type="float" office:value="0.901381611824035" calcext:value-type="float">
            <text:p>0.901381611824035</text:p>
          </table:table-cell>
          <table:table-cell office:value-type="float" office:value="0.903239011764526" calcext:value-type="float">
            <text:p>0.903239011764526</text:p>
          </table:table-cell>
          <table:table-cell office:value-type="float" office:value="0.902815759181976" calcext:value-type="float">
            <text:p>0.902815759181976</text:p>
          </table:table-cell>
          <table:table-cell office:value-type="float" office:value="0.90262097120285" calcext:value-type="float">
            <text:p>0.90262097120285</text:p>
          </table:table-cell>
          <table:table-cell office:value-type="float" office:value="0.902599155902862" calcext:value-type="float">
            <text:p>0.902599155902862</text:p>
          </table:table-cell>
          <table:table-cell office:value-type="float" office:value="0.904797852039337" calcext:value-type="float">
            <text:p>0.904797852039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907307505607605" calcext:value-type="float">
            <text:p>0.907307505607605</text:p>
          </table:table-cell>
          <table:table-cell office:value-type="float" office:value="0.910093069076538" calcext:value-type="float">
            <text:p>0.910093069076538</text:p>
          </table:table-cell>
          <table:table-cell office:value-type="float" office:value="0.910531461238861" calcext:value-type="float">
            <text:p>0.910531461238861</text:p>
          </table:table-cell>
          <table:table-cell office:value-type="float" office:value="0.910999894142151" calcext:value-type="float">
            <text:p>0.910999894142151</text:p>
          </table:table-cell>
          <table:table-cell office:value-type="float" office:value="0.911244034767151" calcext:value-type="float">
            <text:p>0.911244034767151</text:p>
          </table:table-cell>
          <table:table-cell office:value-type="float" office:value="0.911506593227386" calcext:value-type="float">
            <text:p>0.911506593227386</text:p>
          </table:table-cell>
          <table:table-cell office:value-type="float" office:value="0.910097181797028" calcext:value-type="float">
            <text:p>0.910097181797028</text:p>
          </table:table-cell>
          <table:table-cell office:value-type="float" office:value="0.910835087299347" calcext:value-type="float">
            <text:p>0.910835087299347</text:p>
          </table:table-cell>
          <table:table-cell office:value-type="float" office:value="0.912759959697723" calcext:value-type="float">
            <text:p>0.912759959697723</text:p>
          </table:table-cell>
          <table:table-cell office:value-type="float" office:value="0.913540780544281" calcext:value-type="float">
            <text:p>0.913540780544281</text:p>
          </table:table-cell>
          <table:table-cell office:value-type="float" office:value="0.916062414646149" calcext:value-type="float">
            <text:p>0.916062414646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29377019405365" calcext:value-type="float">
            <text:p>0.929377019405365</text:p>
          </table:table-cell>
          <table:table-cell office:value-type="float" office:value="0.930629253387451" calcext:value-type="float">
            <text:p>0.930629253387451</text:p>
          </table:table-cell>
          <table:table-cell office:value-type="float" office:value="0.933369100093842" calcext:value-type="float">
            <text:p>0.933369100093842</text:p>
          </table:table-cell>
          <table:table-cell office:value-type="float" office:value="0.938968360424041" calcext:value-type="float">
            <text:p>0.938968360424041</text:p>
          </table:table-cell>
          <table:table-cell office:value-type="float" office:value="0.940409660339356" calcext:value-type="float">
            <text:p>0.940409660339356</text:p>
          </table:table-cell>
          <table:table-cell office:value-type="float" office:value="0.938278198242188" calcext:value-type="float">
            <text:p>0.938278198242188</text:p>
          </table:table-cell>
          <table:table-cell office:value-type="float" office:value="0.938617050647736" calcext:value-type="float">
            <text:p>0.938617050647736</text:p>
          </table:table-cell>
          <table:table-cell office:value-type="float" office:value="0.939493238925934" calcext:value-type="float">
            <text:p>0.939493238925934</text:p>
          </table:table-cell>
          <table:table-cell office:value-type="float" office:value="0.938014030456543" calcext:value-type="float">
            <text:p>0.938014030456543</text:p>
          </table:table-cell>
          <table:table-cell office:value-type="float" office:value="0.937433004379272" calcext:value-type="float">
            <text:p>0.937433004379272</text:p>
          </table:table-cell>
          <table:table-cell office:value-type="float" office:value="0.936571657657623" calcext:value-type="float">
            <text:p>0.93657165765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35857653617859" calcext:value-type="float">
            <text:p>0.935857653617859</text:p>
          </table:table-cell>
          <table:table-cell office:value-type="float" office:value="0.938063204288483" calcext:value-type="float">
            <text:p>0.938063204288483</text:p>
          </table:table-cell>
          <table:table-cell office:value-type="float" office:value="0.938073873519897" calcext:value-type="float">
            <text:p>0.938073873519897</text:p>
          </table:table-cell>
          <table:table-cell office:value-type="float" office:value="0.939237892627716" calcext:value-type="float">
            <text:p>0.939237892627716</text:p>
          </table:table-cell>
          <table:table-cell office:value-type="float" office:value="0.939286231994629" calcext:value-type="float">
            <text:p>0.939286231994629</text:p>
          </table:table-cell>
          <table:table-cell office:value-type="float" office:value="0.939355134963989" calcext:value-type="float">
            <text:p>0.939355134963989</text:p>
          </table:table-cell>
          <table:table-cell office:value-type="float" office:value="0.940297424793243" calcext:value-type="float">
            <text:p>0.940297424793243</text:p>
          </table:table-cell>
          <table:table-cell office:value-type="float" office:value="0.940741240978241" calcext:value-type="float">
            <text:p>0.940741240978241</text:p>
          </table:table-cell>
          <table:table-cell office:value-type="float" office:value="0.940437734127045" calcext:value-type="float">
            <text:p>0.940437734127045</text:p>
          </table:table-cell>
          <table:table-cell office:value-type="float" office:value="0.940650582313538" calcext:value-type="float">
            <text:p>0.940650582313538</text:p>
          </table:table-cell>
          <table:table-cell office:value-type="float" office:value="0.940496027469635" calcext:value-type="float">
            <text:p>0.940496027469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86781930923462" calcext:value-type="float">
            <text:p>0.886781930923462</text:p>
          </table:table-cell>
          <table:table-cell office:value-type="float" office:value="0.887779176235199" calcext:value-type="float">
            <text:p>0.887779176235199</text:p>
          </table:table-cell>
          <table:table-cell office:value-type="float" office:value="0.888821125030518" calcext:value-type="float">
            <text:p>0.888821125030518</text:p>
          </table:table-cell>
          <table:table-cell office:value-type="float" office:value="0.888860642910004" calcext:value-type="float">
            <text:p>0.888860642910004</text:p>
          </table:table-cell>
          <table:table-cell office:value-type="float" office:value="0.889166116714477" calcext:value-type="float">
            <text:p>0.889166116714477</text:p>
          </table:table-cell>
          <table:table-cell office:value-type="float" office:value="0.888792812824249" calcext:value-type="float">
            <text:p>0.888792812824249</text:p>
          </table:table-cell>
          <table:table-cell office:value-type="float" office:value="0.889618813991547" calcext:value-type="float">
            <text:p>0.889618813991547</text:p>
          </table:table-cell>
          <table:table-cell office:value-type="float" office:value="0.890218138694763" calcext:value-type="float">
            <text:p>0.890218138694763</text:p>
          </table:table-cell>
          <table:table-cell office:value-type="float" office:value="0.891314327716827" calcext:value-type="float">
            <text:p>0.891314327716827</text:p>
          </table:table-cell>
          <table:table-cell office:value-type="float" office:value="0.891876697540283" calcext:value-type="float">
            <text:p>0.891876697540283</text:p>
          </table:table-cell>
          <table:table-cell office:value-type="float" office:value="0.891232907772064" calcext:value-type="float">
            <text:p>0.89123290777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927128195762634" calcext:value-type="float">
            <text:p>0.927128195762634</text:p>
          </table:table-cell>
          <table:table-cell office:value-type="float" office:value="0.927684545516968" calcext:value-type="float">
            <text:p>0.927684545516968</text:p>
          </table:table-cell>
          <table:table-cell office:value-type="float" office:value="0.928699970245361" calcext:value-type="float">
            <text:p>0.928699970245361</text:p>
          </table:table-cell>
          <table:table-cell office:value-type="float" office:value="0.929340481758118" calcext:value-type="float">
            <text:p>0.929340481758118</text:p>
          </table:table-cell>
          <table:table-cell office:value-type="float" office:value="0.929259359836578" calcext:value-type="float">
            <text:p>0.929259359836578</text:p>
          </table:table-cell>
          <table:table-cell office:value-type="float" office:value="0.929294586181641" calcext:value-type="float">
            <text:p>0.929294586181641</text:p>
          </table:table-cell>
          <table:table-cell office:value-type="float" office:value="0.929739594459534" calcext:value-type="float">
            <text:p>0.929739594459534</text:p>
          </table:table-cell>
          <table:table-cell office:value-type="float" office:value="0.930044591426849" calcext:value-type="float">
            <text:p>0.930044591426849</text:p>
          </table:table-cell>
          <table:table-cell office:value-type="float" office:value="0.930393397808075" calcext:value-type="float">
            <text:p>0.930393397808075</text:p>
          </table:table-cell>
          <table:table-cell office:value-type="float" office:value="0.930253148078918" calcext:value-type="float">
            <text:p>0.930253148078918</text:p>
          </table:table-cell>
          <table:table-cell office:value-type="float" office:value="0.930326521396637" calcext:value-type="float">
            <text:p>0.930326521396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92711991071701" calcext:value-type="float">
            <text:p>0.92711991071701</text:p>
          </table:table-cell>
          <table:table-cell office:value-type="float" office:value="0.929307222366333" calcext:value-type="float">
            <text:p>0.929307222366333</text:p>
          </table:table-cell>
          <table:table-cell office:value-type="float" office:value="0.929978787899017" calcext:value-type="float">
            <text:p>0.929978787899017</text:p>
          </table:table-cell>
          <table:table-cell office:value-type="float" office:value="0.932558715343475" calcext:value-type="float">
            <text:p>0.932558715343475</text:p>
          </table:table-cell>
          <table:table-cell office:value-type="float" office:value="0.931555330753326" calcext:value-type="float">
            <text:p>0.931555330753326</text:p>
          </table:table-cell>
          <table:table-cell office:value-type="float" office:value="0.932751655578613" calcext:value-type="float">
            <text:p>0.932751655578613</text:p>
          </table:table-cell>
          <table:table-cell office:value-type="float" office:value="0.932929694652557" calcext:value-type="float">
            <text:p>0.932929694652557</text:p>
          </table:table-cell>
          <table:table-cell office:value-type="float" office:value="0.932655155658722" calcext:value-type="float">
            <text:p>0.932655155658722</text:p>
          </table:table-cell>
          <table:table-cell office:value-type="float" office:value="0.933196723461151" calcext:value-type="float">
            <text:p>0.933196723461151</text:p>
          </table:table-cell>
          <table:table-cell office:value-type="float" office:value="0.93163001537323" calcext:value-type="float">
            <text:p>0.93163001537323</text:p>
          </table:table-cell>
          <table:table-cell office:value-type="float" office:value="0.932413220405579" calcext:value-type="float">
            <text:p>0.932413220405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4521290063858" calcext:value-type="float">
            <text:p>0.94521290063858</text:p>
          </table:table-cell>
          <table:table-cell office:value-type="float" office:value="0.949278891086578" calcext:value-type="float">
            <text:p>0.949278891086578</text:p>
          </table:table-cell>
          <table:table-cell office:value-type="float" office:value="0.951161563396454" calcext:value-type="float">
            <text:p>0.951161563396454</text:p>
          </table:table-cell>
          <table:table-cell office:value-type="float" office:value="0.951665222644806" calcext:value-type="float">
            <text:p>0.951665222644806</text:p>
          </table:table-cell>
          <table:table-cell office:value-type="float" office:value="0.950817883014679" calcext:value-type="float">
            <text:p>0.950817883014679</text:p>
          </table:table-cell>
          <table:table-cell office:value-type="float" office:value="0.951333165168762" calcext:value-type="float">
            <text:p>0.951333165168762</text:p>
          </table:table-cell>
          <table:table-cell office:value-type="float" office:value="0.950442373752594" calcext:value-type="float">
            <text:p>0.950442373752594</text:p>
          </table:table-cell>
          <table:table-cell office:value-type="float" office:value="0.95048862695694" calcext:value-type="float">
            <text:p>0.95048862695694</text:p>
          </table:table-cell>
          <table:table-cell office:value-type="float" office:value="0.951951801776886" calcext:value-type="float">
            <text:p>0.951951801776886</text:p>
          </table:table-cell>
          <table:table-cell office:value-type="float" office:value="0.952282607555389" calcext:value-type="float">
            <text:p>0.952282607555389</text:p>
          </table:table-cell>
          <table:table-cell office:value-type="float" office:value="0.953670501708984" calcext:value-type="float">
            <text:p>0.953670501708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908918619155884" calcext:value-type="float">
            <text:p>0.908918619155884</text:p>
          </table:table-cell>
          <table:table-cell office:value-type="float" office:value="0.916186571121216" calcext:value-type="float">
            <text:p>0.916186571121216</text:p>
          </table:table-cell>
          <table:table-cell office:value-type="float" office:value="0.918763101100922" calcext:value-type="float">
            <text:p>0.918763101100922</text:p>
          </table:table-cell>
          <table:table-cell office:value-type="float" office:value="0.920011043548584" calcext:value-type="float">
            <text:p>0.920011043548584</text:p>
          </table:table-cell>
          <table:table-cell office:value-type="float" office:value="0.919974625110626" calcext:value-type="float">
            <text:p>0.919974625110626</text:p>
          </table:table-cell>
          <table:table-cell office:value-type="float" office:value="0.920709013938904" calcext:value-type="float">
            <text:p>0.920709013938904</text:p>
          </table:table-cell>
          <table:table-cell office:value-type="float" office:value="0.921031832695007" calcext:value-type="float">
            <text:p>0.921031832695007</text:p>
          </table:table-cell>
          <table:table-cell office:value-type="float" office:value="0.922894358634949" calcext:value-type="float">
            <text:p>0.922894358634949</text:p>
          </table:table-cell>
          <table:table-cell office:value-type="float" office:value="0.923605620861053" calcext:value-type="float">
            <text:p>0.923605620861053</text:p>
          </table:table-cell>
          <table:table-cell office:value-type="float" office:value="0.923502445220947" calcext:value-type="float">
            <text:p>0.923502445220947</text:p>
          </table:table-cell>
          <table:table-cell office:value-type="float" office:value="0.924001097679138" calcext:value-type="float">
            <text:p>0.924001097679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5280921459198" calcext:value-type="float">
            <text:p>0.95280921459198</text:p>
          </table:table-cell>
          <table:table-cell office:value-type="float" office:value="0.953169643878937" calcext:value-type="float">
            <text:p>0.953169643878937</text:p>
          </table:table-cell>
          <table:table-cell office:value-type="float" office:value="0.954765141010284" calcext:value-type="float">
            <text:p>0.954765141010284</text:p>
          </table:table-cell>
          <table:table-cell office:value-type="float" office:value="0.955880224704742" calcext:value-type="float">
            <text:p>0.955880224704742</text:p>
          </table:table-cell>
          <table:table-cell office:value-type="float" office:value="0.956601321697235" calcext:value-type="float">
            <text:p>0.956601321697235</text:p>
          </table:table-cell>
          <table:table-cell office:value-type="float" office:value="0.956429719924927" calcext:value-type="float">
            <text:p>0.956429719924927</text:p>
          </table:table-cell>
          <table:table-cell office:value-type="float" office:value="0.957621812820435" calcext:value-type="float">
            <text:p>0.957621812820435</text:p>
          </table:table-cell>
          <table:table-cell office:value-type="float" office:value="0.958016395568848" calcext:value-type="float">
            <text:p>0.958016395568848</text:p>
          </table:table-cell>
          <table:table-cell office:value-type="float" office:value="0.958387434482574" calcext:value-type="float">
            <text:p>0.958387434482574</text:p>
          </table:table-cell>
          <table:table-cell office:value-type="float" office:value="0.9577397108078" calcext:value-type="float">
            <text:p>0.9577397108078</text:p>
          </table:table-cell>
          <table:table-cell office:value-type="float" office:value="0.958212971687317" calcext:value-type="float">
            <text:p>0.958212971687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54228854179382" calcext:value-type="float">
            <text:p>0.854228854179382</text:p>
          </table:table-cell>
          <table:table-cell office:value-type="float" office:value="0.853738188743591" calcext:value-type="float">
            <text:p>0.853738188743591</text:p>
          </table:table-cell>
          <table:table-cell office:value-type="float" office:value="0.857348263263702" calcext:value-type="float">
            <text:p>0.857348263263702</text:p>
          </table:table-cell>
          <table:table-cell office:value-type="float" office:value="0.857425451278687" calcext:value-type="float">
            <text:p>0.857425451278687</text:p>
          </table:table-cell>
          <table:table-cell office:value-type="float" office:value="0.858834087848663" calcext:value-type="float">
            <text:p>0.858834087848663</text:p>
          </table:table-cell>
          <table:table-cell office:value-type="float" office:value="0.858762145042419" calcext:value-type="float">
            <text:p>0.858762145042419</text:p>
          </table:table-cell>
          <table:table-cell office:value-type="float" office:value="0.860901415348053" calcext:value-type="float">
            <text:p>0.860901415348053</text:p>
          </table:table-cell>
          <table:table-cell office:value-type="float" office:value="0.860863626003265" calcext:value-type="float">
            <text:p>0.860863626003265</text:p>
          </table:table-cell>
          <table:table-cell office:value-type="float" office:value="0.861335635185242" calcext:value-type="float">
            <text:p>0.861335635185242</text:p>
          </table:table-cell>
          <table:table-cell office:value-type="float" office:value="0.865042090415955" calcext:value-type="float">
            <text:p>0.865042090415955</text:p>
          </table:table-cell>
          <table:table-cell office:value-type="float" office:value="0.864265620708466" calcext:value-type="float">
            <text:p>0.864265620708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04780900478363" calcext:value-type="float">
            <text:p>0.804780900478363</text:p>
          </table:table-cell>
          <table:table-cell office:value-type="float" office:value="0.807758808135986" calcext:value-type="float">
            <text:p>0.807758808135986</text:p>
          </table:table-cell>
          <table:table-cell office:value-type="float" office:value="0.818986713886261" calcext:value-type="float">
            <text:p>0.818986713886261</text:p>
          </table:table-cell>
          <table:table-cell office:value-type="float" office:value="0.815237641334534" calcext:value-type="float">
            <text:p>0.815237641334534</text:p>
          </table:table-cell>
          <table:table-cell office:value-type="float" office:value="0.801160752773285" calcext:value-type="float">
            <text:p>0.801160752773285</text:p>
          </table:table-cell>
          <table:table-cell office:value-type="float" office:value="0.800958037376404" calcext:value-type="float">
            <text:p>0.800958037376404</text:p>
          </table:table-cell>
          <table:table-cell office:value-type="float" office:value="0.804271340370178" calcext:value-type="float">
            <text:p>0.804271340370178</text:p>
          </table:table-cell>
          <table:table-cell office:value-type="float" office:value="0.805018842220306" calcext:value-type="float">
            <text:p>0.805018842220306</text:p>
          </table:table-cell>
          <table:table-cell office:value-type="float" office:value="0.811876237392426" calcext:value-type="float">
            <text:p>0.811876237392426</text:p>
          </table:table-cell>
          <table:table-cell office:value-type="float" office:value="0.80136638879776" calcext:value-type="float">
            <text:p>0.80136638879776</text:p>
          </table:table-cell>
          <table:table-cell office:value-type="float" office:value="0.8004070520401" calcext:value-type="float">
            <text:p>0.8004070520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904133796691894" calcext:value-type="float">
            <text:p>0.904133796691894</text:p>
          </table:table-cell>
          <table:table-cell office:value-type="float" office:value="0.907758772373199" calcext:value-type="float">
            <text:p>0.907758772373199</text:p>
          </table:table-cell>
          <table:table-cell office:value-type="float" office:value="0.910329461097717" calcext:value-type="float">
            <text:p>0.910329461097717</text:p>
          </table:table-cell>
          <table:table-cell office:value-type="float" office:value="0.910390973091126" calcext:value-type="float">
            <text:p>0.910390973091126</text:p>
          </table:table-cell>
          <table:table-cell office:value-type="float" office:value="0.909948229789734" calcext:value-type="float">
            <text:p>0.909948229789734</text:p>
          </table:table-cell>
          <table:table-cell office:value-type="float" office:value="0.91155207157135" calcext:value-type="float">
            <text:p>0.91155207157135</text:p>
          </table:table-cell>
          <table:table-cell office:value-type="float" office:value="0.911896288394928" calcext:value-type="float">
            <text:p>0.911896288394928</text:p>
          </table:table-cell>
          <table:table-cell office:value-type="float" office:value="0.911575138568878" calcext:value-type="float">
            <text:p>0.911575138568878</text:p>
          </table:table-cell>
          <table:table-cell office:value-type="float" office:value="0.912164270877838" calcext:value-type="float">
            <text:p>0.912164270877838</text:p>
          </table:table-cell>
          <table:table-cell office:value-type="float" office:value="0.912665605545044" calcext:value-type="float">
            <text:p>0.912665605545044</text:p>
          </table:table-cell>
          <table:table-cell office:value-type="float" office:value="0.912899017333984" calcext:value-type="float">
            <text:p>0.912899017333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912292540073395" calcext:value-type="float">
            <text:p>0.912292540073395</text:p>
          </table:table-cell>
          <table:table-cell office:value-type="float" office:value="0.914386749267578" calcext:value-type="float">
            <text:p>0.914386749267578</text:p>
          </table:table-cell>
          <table:table-cell office:value-type="float" office:value="0.913163840770721" calcext:value-type="float">
            <text:p>0.913163840770721</text:p>
          </table:table-cell>
          <table:table-cell office:value-type="float" office:value="0.913667261600494" calcext:value-type="float">
            <text:p>0.913667261600494</text:p>
          </table:table-cell>
          <table:table-cell office:value-type="float" office:value="0.915157616138458" calcext:value-type="float">
            <text:p>0.915157616138458</text:p>
          </table:table-cell>
          <table:table-cell office:value-type="float" office:value="0.916687726974487" calcext:value-type="float">
            <text:p>0.916687726974487</text:p>
          </table:table-cell>
          <table:table-cell office:value-type="float" office:value="0.918010652065277" calcext:value-type="float">
            <text:p>0.918010652065277</text:p>
          </table:table-cell>
          <table:table-cell office:value-type="float" office:value="0.91753363609314" calcext:value-type="float">
            <text:p>0.91753363609314</text:p>
          </table:table-cell>
          <table:table-cell office:value-type="float" office:value="0.918717741966248" calcext:value-type="float">
            <text:p>0.918717741966248</text:p>
          </table:table-cell>
          <table:table-cell office:value-type="float" office:value="0.91911518573761" calcext:value-type="float">
            <text:p>0.91911518573761</text:p>
          </table:table-cell>
          <table:table-cell office:value-type="float" office:value="0.920341968536377" calcext:value-type="float">
            <text:p>0.920341968536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22015964984894" calcext:value-type="float">
            <text:p>0.922015964984894</text:p>
          </table:table-cell>
          <table:table-cell office:value-type="float" office:value="0.922261893749237" calcext:value-type="float">
            <text:p>0.922261893749237</text:p>
          </table:table-cell>
          <table:table-cell office:value-type="float" office:value="0.923175811767578" calcext:value-type="float">
            <text:p>0.923175811767578</text:p>
          </table:table-cell>
          <table:table-cell office:value-type="float" office:value="0.925362348556519" calcext:value-type="float">
            <text:p>0.925362348556519</text:p>
          </table:table-cell>
          <table:table-cell office:value-type="float" office:value="0.925633072853088" calcext:value-type="float">
            <text:p>0.925633072853088</text:p>
          </table:table-cell>
          <table:table-cell office:value-type="float" office:value="0.92608380317688" calcext:value-type="float">
            <text:p>0.92608380317688</text:p>
          </table:table-cell>
          <table:table-cell office:value-type="float" office:value="0.926713347434998" calcext:value-type="float">
            <text:p>0.926713347434998</text:p>
          </table:table-cell>
          <table:table-cell office:value-type="float" office:value="0.927307188510895" calcext:value-type="float">
            <text:p>0.927307188510895</text:p>
          </table:table-cell>
          <table:table-cell office:value-type="float" office:value="0.927546739578247" calcext:value-type="float">
            <text:p>0.927546739578247</text:p>
          </table:table-cell>
          <table:table-cell office:value-type="float" office:value="0.927724421024322" calcext:value-type="float">
            <text:p>0.927724421024322</text:p>
          </table:table-cell>
          <table:table-cell office:value-type="float" office:value="0.928868591785431" calcext:value-type="float">
            <text:p>0.928868591785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26696002483368" calcext:value-type="float">
            <text:p>0.926696002483368</text:p>
          </table:table-cell>
          <table:table-cell office:value-type="float" office:value="0.926247000694275" calcext:value-type="float">
            <text:p>0.926247000694275</text:p>
          </table:table-cell>
          <table:table-cell office:value-type="float" office:value="0.927806615829468" calcext:value-type="float">
            <text:p>0.927806615829468</text:p>
          </table:table-cell>
          <table:table-cell office:value-type="float" office:value="0.931127309799194" calcext:value-type="float">
            <text:p>0.931127309799194</text:p>
          </table:table-cell>
          <table:table-cell office:value-type="float" office:value="0.931360900402069" calcext:value-type="float">
            <text:p>0.931360900402069</text:p>
          </table:table-cell>
          <table:table-cell office:value-type="float" office:value="0.931559860706329" calcext:value-type="float">
            <text:p>0.931559860706329</text:p>
          </table:table-cell>
          <table:table-cell office:value-type="float" office:value="0.932822465896606" calcext:value-type="float">
            <text:p>0.932822465896606</text:p>
          </table:table-cell>
          <table:table-cell office:value-type="float" office:value="0.934363901615143" calcext:value-type="float">
            <text:p>0.934363901615143</text:p>
          </table:table-cell>
          <table:table-cell office:value-type="float" office:value="0.935663461685181" calcext:value-type="float">
            <text:p>0.935663461685181</text:p>
          </table:table-cell>
          <table:table-cell office:value-type="float" office:value="0.935247898101806" calcext:value-type="float">
            <text:p>0.935247898101806</text:p>
          </table:table-cell>
          <table:table-cell office:value-type="float" office:value="0.935772120952606" calcext:value-type="float">
            <text:p>0.935772120952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680644273757935" calcext:value-type="float">
            <text:p>0.680644273757935</text:p>
          </table:table-cell>
          <table:table-cell office:value-type="float" office:value="0.681505501270294" calcext:value-type="float">
            <text:p>0.681505501270294</text:p>
          </table:table-cell>
          <table:table-cell office:value-type="float" office:value="0.682122647762299" calcext:value-type="float">
            <text:p>0.682122647762299</text:p>
          </table:table-cell>
          <table:table-cell office:value-type="float" office:value="0.68167632818222" calcext:value-type="float">
            <text:p>0.68167632818222</text:p>
          </table:table-cell>
          <table:table-cell office:value-type="float" office:value="0.681900203227997" calcext:value-type="float">
            <text:p>0.681900203227997</text:p>
          </table:table-cell>
          <table:table-cell office:value-type="float" office:value="0.682365894317627" calcext:value-type="float">
            <text:p>0.682365894317627</text:p>
          </table:table-cell>
          <table:table-cell office:value-type="float" office:value="0.682403326034546" calcext:value-type="float">
            <text:p>0.682403326034546</text:p>
          </table:table-cell>
          <table:table-cell office:value-type="float" office:value="0.682347893714905" calcext:value-type="float">
            <text:p>0.682347893714905</text:p>
          </table:table-cell>
          <table:table-cell office:value-type="float" office:value="0.682562947273254" calcext:value-type="float">
            <text:p>0.682562947273254</text:p>
          </table:table-cell>
          <table:table-cell office:value-type="float" office:value="0.682843327522278" calcext:value-type="float">
            <text:p>0.682843327522278</text:p>
          </table:table-cell>
          <table:table-cell office:value-type="float" office:value="0.68254941701889" calcext:value-type="float">
            <text:p>0.68254941701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97347986698151" calcext:value-type="float">
            <text:p>0.897347986698151</text:p>
          </table:table-cell>
          <table:table-cell office:value-type="float" office:value="0.901689887046814" calcext:value-type="float">
            <text:p>0.901689887046814</text:p>
          </table:table-cell>
          <table:table-cell office:value-type="float" office:value="0.908762872219086" calcext:value-type="float">
            <text:p>0.908762872219086</text:p>
          </table:table-cell>
          <table:table-cell office:value-type="float" office:value="0.909899115562439" calcext:value-type="float">
            <text:p>0.909899115562439</text:p>
          </table:table-cell>
          <table:table-cell office:value-type="float" office:value="0.912404775619507" calcext:value-type="float">
            <text:p>0.912404775619507</text:p>
          </table:table-cell>
          <table:table-cell office:value-type="float" office:value="0.912926733493805" calcext:value-type="float">
            <text:p>0.912926733493805</text:p>
          </table:table-cell>
          <table:table-cell office:value-type="float" office:value="0.91247969865799" calcext:value-type="float">
            <text:p>0.91247969865799</text:p>
          </table:table-cell>
          <table:table-cell office:value-type="float" office:value="0.910039842128754" calcext:value-type="float">
            <text:p>0.910039842128754</text:p>
          </table:table-cell>
          <table:table-cell office:value-type="float" office:value="0.909514367580414" calcext:value-type="float">
            <text:p>0.909514367580414</text:p>
          </table:table-cell>
          <table:table-cell office:value-type="float" office:value="0.909246385097504" calcext:value-type="float">
            <text:p>0.909246385097504</text:p>
          </table:table-cell>
          <table:table-cell office:value-type="float" office:value="0.911978602409363" calcext:value-type="float">
            <text:p>0.911978602409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76878499984741" calcext:value-type="float">
            <text:p>0.876878499984741</text:p>
          </table:table-cell>
          <table:table-cell office:value-type="float" office:value="0.886171877384186" calcext:value-type="float">
            <text:p>0.886171877384186</text:p>
          </table:table-cell>
          <table:table-cell office:value-type="float" office:value="0.886666417121887" calcext:value-type="float">
            <text:p>0.886666417121887</text:p>
          </table:table-cell>
          <table:table-cell office:value-type="float" office:value="0.886582612991333" calcext:value-type="float">
            <text:p>0.886582612991333</text:p>
          </table:table-cell>
          <table:table-cell office:value-type="float" office:value="0.885508239269257" calcext:value-type="float">
            <text:p>0.885508239269257</text:p>
          </table:table-cell>
          <table:table-cell office:value-type="float" office:value="0.885628640651703" calcext:value-type="float">
            <text:p>0.885628640651703</text:p>
          </table:table-cell>
          <table:table-cell office:value-type="float" office:value="0.885605096817017" calcext:value-type="float">
            <text:p>0.885605096817017</text:p>
          </table:table-cell>
          <table:table-cell office:value-type="float" office:value="0.884911119937897" calcext:value-type="float">
            <text:p>0.884911119937897</text:p>
          </table:table-cell>
          <table:table-cell office:value-type="float" office:value="0.886037945747376" calcext:value-type="float">
            <text:p>0.886037945747376</text:p>
          </table:table-cell>
          <table:table-cell office:value-type="float" office:value="0.88723886013031" calcext:value-type="float">
            <text:p>0.88723886013031</text:p>
          </table:table-cell>
          <table:table-cell office:value-type="float" office:value="0.888091742992401" calcext:value-type="float">
            <text:p>0.888091742992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46998298168182" calcext:value-type="float">
            <text:p>0.946998298168182</text:p>
          </table:table-cell>
          <table:table-cell office:value-type="float" office:value="0.945996105670929" calcext:value-type="float">
            <text:p>0.945996105670929</text:p>
          </table:table-cell>
          <table:table-cell office:value-type="float" office:value="0.947004497051239" calcext:value-type="float">
            <text:p>0.947004497051239</text:p>
          </table:table-cell>
          <table:table-cell office:value-type="float" office:value="0.946471869945526" calcext:value-type="float">
            <text:p>0.946471869945526</text:p>
          </table:table-cell>
          <table:table-cell office:value-type="float" office:value="0.946777284145355" calcext:value-type="float">
            <text:p>0.946777284145355</text:p>
          </table:table-cell>
          <table:table-cell office:value-type="float" office:value="0.949215531349182" calcext:value-type="float">
            <text:p>0.949215531349182</text:p>
          </table:table-cell>
          <table:table-cell office:value-type="float" office:value="0.949380159378052" calcext:value-type="float">
            <text:p>0.949380159378052</text:p>
          </table:table-cell>
          <table:table-cell office:value-type="float" office:value="0.950789153575897" calcext:value-type="float">
            <text:p>0.950789153575897</text:p>
          </table:table-cell>
          <table:table-cell office:value-type="float" office:value="0.952346384525299" calcext:value-type="float">
            <text:p>0.952346384525299</text:p>
          </table:table-cell>
          <table:table-cell office:value-type="float" office:value="0.95242041349411" calcext:value-type="float">
            <text:p>0.95242041349411</text:p>
          </table:table-cell>
          <table:table-cell office:value-type="float" office:value="0.952455043792725" calcext:value-type="float">
            <text:p>0.952455043792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49711835384369" calcext:value-type="float">
            <text:p>0.849711835384369</text:p>
          </table:table-cell>
          <table:table-cell office:value-type="float" office:value="0.852874875068665" calcext:value-type="float">
            <text:p>0.852874875068665</text:p>
          </table:table-cell>
          <table:table-cell office:value-type="float" office:value="0.858547508716583" calcext:value-type="float">
            <text:p>0.858547508716583</text:p>
          </table:table-cell>
          <table:table-cell office:value-type="float" office:value="0.858219265937805" calcext:value-type="float">
            <text:p>0.858219265937805</text:p>
          </table:table-cell>
          <table:table-cell office:value-type="float" office:value="0.85821944475174" calcext:value-type="float">
            <text:p>0.85821944475174</text:p>
          </table:table-cell>
          <table:table-cell office:value-type="float" office:value="0.858547270298004" calcext:value-type="float">
            <text:p>0.858547270298004</text:p>
          </table:table-cell>
          <table:table-cell office:value-type="float" office:value="0.857052326202393" calcext:value-type="float">
            <text:p>0.857052326202393</text:p>
          </table:table-cell>
          <table:table-cell office:value-type="float" office:value="0.857019364833832" calcext:value-type="float">
            <text:p>0.857019364833832</text:p>
          </table:table-cell>
          <table:table-cell office:value-type="float" office:value="0.855757594108581" calcext:value-type="float">
            <text:p>0.855757594108581</text:p>
          </table:table-cell>
          <table:table-cell office:value-type="float" office:value="0.856244027614594" calcext:value-type="float">
            <text:p>0.856244027614594</text:p>
          </table:table-cell>
          <table:table-cell office:value-type="float" office:value="0.856318175792694" calcext:value-type="float">
            <text:p>0.856318175792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56566572189331" calcext:value-type="float">
            <text:p>0.956566572189331</text:p>
          </table:table-cell>
          <table:table-cell office:value-type="float" office:value="0.955908119678497" calcext:value-type="float">
            <text:p>0.955908119678497</text:p>
          </table:table-cell>
          <table:table-cell office:value-type="float" office:value="0.955648303031921" calcext:value-type="float">
            <text:p>0.955648303031921</text:p>
          </table:table-cell>
          <table:table-cell office:value-type="float" office:value="0.955740392208099" calcext:value-type="float">
            <text:p>0.955740392208099</text:p>
          </table:table-cell>
          <table:table-cell office:value-type="float" office:value="0.956080734729767" calcext:value-type="float">
            <text:p>0.956080734729767</text:p>
          </table:table-cell>
          <table:table-cell office:value-type="float" office:value="0.956562042236328" calcext:value-type="float">
            <text:p>0.956562042236328</text:p>
          </table:table-cell>
          <table:table-cell office:value-type="float" office:value="0.95761227607727" calcext:value-type="float">
            <text:p>0.95761227607727</text:p>
          </table:table-cell>
          <table:table-cell office:value-type="float" office:value="0.957509279251099" calcext:value-type="float">
            <text:p>0.957509279251099</text:p>
          </table:table-cell>
          <table:table-cell office:value-type="float" office:value="0.957665979862213" calcext:value-type="float">
            <text:p>0.957665979862213</text:p>
          </table:table-cell>
          <table:table-cell office:value-type="float" office:value="0.95829576253891" calcext:value-type="float">
            <text:p>0.95829576253891</text:p>
          </table:table-cell>
          <table:table-cell office:value-type="float" office:value="0.958256006240845" calcext:value-type="float">
            <text:p>0.958256006240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772570490837097" calcext:value-type="float">
            <text:p>0.772570490837097</text:p>
          </table:table-cell>
          <table:table-cell office:value-type="float" office:value="0.789842009544373" calcext:value-type="float">
            <text:p>0.789842009544373</text:p>
          </table:table-cell>
          <table:table-cell office:value-type="float" office:value="0.798297166824341" calcext:value-type="float">
            <text:p>0.798297166824341</text:p>
          </table:table-cell>
          <table:table-cell office:value-type="float" office:value="0.799593091011047" calcext:value-type="float">
            <text:p>0.799593091011047</text:p>
          </table:table-cell>
          <table:table-cell office:value-type="float" office:value="0.805258810520172" calcext:value-type="float">
            <text:p>0.805258810520172</text:p>
          </table:table-cell>
          <table:table-cell office:value-type="float" office:value="0.808988749980927" calcext:value-type="float">
            <text:p>0.808988749980927</text:p>
          </table:table-cell>
          <table:table-cell office:value-type="float" office:value="0.805809140205383" calcext:value-type="float">
            <text:p>0.805809140205383</text:p>
          </table:table-cell>
          <table:table-cell office:value-type="float" office:value="0.80982106924057" calcext:value-type="float">
            <text:p>0.80982106924057</text:p>
          </table:table-cell>
          <table:table-cell office:value-type="float" office:value="0.812048673629761" calcext:value-type="float">
            <text:p>0.812048673629761</text:p>
          </table:table-cell>
          <table:table-cell office:value-type="float" office:value="0.810710608959198" calcext:value-type="float">
            <text:p>0.810710608959198</text:p>
          </table:table-cell>
          <table:table-cell office:value-type="float" office:value="0.813363552093506" calcext:value-type="float">
            <text:p>0.813363552093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74804377555847" calcext:value-type="float">
            <text:p>0.874804377555847</text:p>
          </table:table-cell>
          <table:table-cell office:value-type="float" office:value="0.896892428398132" calcext:value-type="float">
            <text:p>0.896892428398132</text:p>
          </table:table-cell>
          <table:table-cell office:value-type="float" office:value="0.90167635679245" calcext:value-type="float">
            <text:p>0.90167635679245</text:p>
          </table:table-cell>
          <table:table-cell office:value-type="float" office:value="0.898424923419952" calcext:value-type="float">
            <text:p>0.898424923419952</text:p>
          </table:table-cell>
          <table:table-cell office:value-type="float" office:value="0.898431301116943" calcext:value-type="float">
            <text:p>0.898431301116943</text:p>
          </table:table-cell>
          <table:table-cell office:value-type="float" office:value="0.903583884239197" calcext:value-type="float">
            <text:p>0.903583884239197</text:p>
          </table:table-cell>
          <table:table-cell office:value-type="float" office:value="0.895709335803986" calcext:value-type="float">
            <text:p>0.895709335803986</text:p>
          </table:table-cell>
          <table:table-cell office:value-type="float" office:value="0.902481436729431" calcext:value-type="float">
            <text:p>0.902481436729431</text:p>
          </table:table-cell>
          <table:table-cell office:value-type="float" office:value="0.910395383834839" calcext:value-type="float">
            <text:p>0.910395383834839</text:p>
          </table:table-cell>
          <table:table-cell office:value-type="float" office:value="0.903266727924347" calcext:value-type="float">
            <text:p>0.903266727924347</text:p>
          </table:table-cell>
          <table:table-cell office:value-type="float" office:value="0.906012654304504" calcext:value-type="float">
            <text:p>0.906012654304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50282490253449" calcext:value-type="float">
            <text:p>0.850282490253449</text:p>
          </table:table-cell>
          <table:table-cell office:value-type="float" office:value="0.853449106216431" calcext:value-type="float">
            <text:p>0.853449106216431</text:p>
          </table:table-cell>
          <table:table-cell office:value-type="float" office:value="0.854327023029327" calcext:value-type="float">
            <text:p>0.854327023029327</text:p>
          </table:table-cell>
          <table:table-cell office:value-type="float" office:value="0.856846451759338" calcext:value-type="float">
            <text:p>0.856846451759338</text:p>
          </table:table-cell>
          <table:table-cell office:value-type="float" office:value="0.858110666275024" calcext:value-type="float">
            <text:p>0.858110666275024</text:p>
          </table:table-cell>
          <table:table-cell office:value-type="float" office:value="0.856927692890167" calcext:value-type="float">
            <text:p>0.856927692890167</text:p>
          </table:table-cell>
          <table:table-cell office:value-type="float" office:value="0.85660445690155" calcext:value-type="float">
            <text:p>0.85660445690155</text:p>
          </table:table-cell>
          <table:table-cell office:value-type="float" office:value="0.859111070632935" calcext:value-type="float">
            <text:p>0.859111070632935</text:p>
          </table:table-cell>
          <table:table-cell office:value-type="float" office:value="0.861126899719238" calcext:value-type="float">
            <text:p>0.861126899719238</text:p>
          </table:table-cell>
          <table:table-cell office:value-type="float" office:value="0.862345099449158" calcext:value-type="float">
            <text:p>0.862345099449158</text:p>
          </table:table-cell>
          <table:table-cell office:value-type="float" office:value="0.863089561462402" calcext:value-type="float">
            <text:p>0.863089561462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50981318950653" calcext:value-type="float">
            <text:p>0.950981318950653</text:p>
          </table:table-cell>
          <table:table-cell office:value-type="float" office:value="0.951274216175079" calcext:value-type="float">
            <text:p>0.951274216175079</text:p>
          </table:table-cell>
          <table:table-cell office:value-type="float" office:value="0.952797770500183" calcext:value-type="float">
            <text:p>0.952797770500183</text:p>
          </table:table-cell>
          <table:table-cell office:value-type="float" office:value="0.955066502094269" calcext:value-type="float">
            <text:p>0.955066502094269</text:p>
          </table:table-cell>
          <table:table-cell office:value-type="float" office:value="0.955036342144012" calcext:value-type="float">
            <text:p>0.955036342144012</text:p>
          </table:table-cell>
          <table:table-cell office:value-type="float" office:value="0.955737590789795" calcext:value-type="float">
            <text:p>0.955737590789795</text:p>
          </table:table-cell>
          <table:table-cell office:value-type="float" office:value="0.95497065782547" calcext:value-type="float">
            <text:p>0.95497065782547</text:p>
          </table:table-cell>
          <table:table-cell office:value-type="float" office:value="0.955368995666504" calcext:value-type="float">
            <text:p>0.955368995666504</text:p>
          </table:table-cell>
          <table:table-cell office:value-type="float" office:value="0.956437885761261" calcext:value-type="float">
            <text:p>0.956437885761261</text:p>
          </table:table-cell>
          <table:table-cell office:value-type="float" office:value="0.957129061222076" calcext:value-type="float">
            <text:p>0.957129061222076</text:p>
          </table:table-cell>
          <table:table-cell office:value-type="float" office:value="0.95741456747055" calcext:value-type="float">
            <text:p>0.95741456747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55863928794861" calcext:value-type="float">
            <text:p>0.855863928794861</text:p>
          </table:table-cell>
          <table:table-cell office:value-type="float" office:value="0.858203589916229" calcext:value-type="float">
            <text:p>0.858203589916229</text:p>
          </table:table-cell>
          <table:table-cell office:value-type="float" office:value="0.858828783035278" calcext:value-type="float">
            <text:p>0.858828783035278</text:p>
          </table:table-cell>
          <table:table-cell office:value-type="float" office:value="0.85741263628006" calcext:value-type="float">
            <text:p>0.85741263628006</text:p>
          </table:table-cell>
          <table:table-cell office:value-type="float" office:value="0.85510128736496" calcext:value-type="float">
            <text:p>0.85510128736496</text:p>
          </table:table-cell>
          <table:table-cell office:value-type="float" office:value="0.85416853427887" calcext:value-type="float">
            <text:p>0.85416853427887</text:p>
          </table:table-cell>
          <table:table-cell office:value-type="float" office:value="0.855622231960297" calcext:value-type="float">
            <text:p>0.855622231960297</text:p>
          </table:table-cell>
          <table:table-cell office:value-type="float" office:value="0.857322931289673" calcext:value-type="float">
            <text:p>0.857322931289673</text:p>
          </table:table-cell>
          <table:table-cell office:value-type="float" office:value="0.856073260307312" calcext:value-type="float">
            <text:p>0.856073260307312</text:p>
          </table:table-cell>
          <table:table-cell office:value-type="float" office:value="0.85463672876358" calcext:value-type="float">
            <text:p>0.85463672876358</text:p>
          </table:table-cell>
          <table:table-cell office:value-type="float" office:value="0.852136015892029" calcext:value-type="float">
            <text:p>0.852136015892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9225714802742" calcext:value-type="float">
            <text:p>0.9225714802742</text:p>
          </table:table-cell>
          <table:table-cell office:value-type="float" office:value="0.924386978149414" calcext:value-type="float">
            <text:p>0.924386978149414</text:p>
          </table:table-cell>
          <table:table-cell office:value-type="float" office:value="0.927127540111541" calcext:value-type="float">
            <text:p>0.927127540111541</text:p>
          </table:table-cell>
          <table:table-cell office:value-type="float" office:value="0.927967131137848" calcext:value-type="float">
            <text:p>0.927967131137848</text:p>
          </table:table-cell>
          <table:table-cell office:value-type="float" office:value="0.931057274341583" calcext:value-type="float">
            <text:p>0.931057274341583</text:p>
          </table:table-cell>
          <table:table-cell office:value-type="float" office:value="0.932631254196167" calcext:value-type="float">
            <text:p>0.932631254196167</text:p>
          </table:table-cell>
          <table:table-cell office:value-type="float" office:value="0.931532919406891" calcext:value-type="float">
            <text:p>0.931532919406891</text:p>
          </table:table-cell>
          <table:table-cell office:value-type="float" office:value="0.932782888412476" calcext:value-type="float">
            <text:p>0.932782888412476</text:p>
          </table:table-cell>
          <table:table-cell office:value-type="float" office:value="0.93323802947998" calcext:value-type="float">
            <text:p>0.93323802947998</text:p>
          </table:table-cell>
          <table:table-cell office:value-type="float" office:value="0.934559643268585" calcext:value-type="float">
            <text:p>0.934559643268585</text:p>
          </table:table-cell>
          <table:table-cell office:value-type="float" office:value="0.935636222362518" calcext:value-type="float">
            <text:p>0.935636222362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62478792667389" calcext:value-type="float">
            <text:p>0.862478792667389</text:p>
          </table:table-cell>
          <table:table-cell office:value-type="float" office:value="0.874576270580292" calcext:value-type="float">
            <text:p>0.874576270580292</text:p>
          </table:table-cell>
          <table:table-cell office:value-type="float" office:value="0.883456528186798" calcext:value-type="float">
            <text:p>0.883456528186798</text:p>
          </table:table-cell>
          <table:table-cell office:value-type="float" office:value="0.881586372852325" calcext:value-type="float">
            <text:p>0.881586372852325</text:p>
          </table:table-cell>
          <table:table-cell office:value-type="float" office:value="0.881623446941376" calcext:value-type="float">
            <text:p>0.881623446941376</text:p>
          </table:table-cell>
          <table:table-cell office:value-type="float" office:value="0.879955351352692" calcext:value-type="float">
            <text:p>0.879955351352692</text:p>
          </table:table-cell>
          <table:table-cell office:value-type="float" office:value="0.881489813327789" calcext:value-type="float">
            <text:p>0.881489813327789</text:p>
          </table:table-cell>
          <table:table-cell office:value-type="float" office:value="0.883435606956482" calcext:value-type="float">
            <text:p>0.883435606956482</text:p>
          </table:table-cell>
          <table:table-cell office:value-type="float" office:value="0.886389195919037" calcext:value-type="float">
            <text:p>0.886389195919037</text:p>
          </table:table-cell>
          <table:table-cell office:value-type="float" office:value="0.88614696264267" calcext:value-type="float">
            <text:p>0.88614696264267</text:p>
          </table:table-cell>
          <table:table-cell office:value-type="float" office:value="0.882582068443298" calcext:value-type="float">
            <text:p>0.882582068443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42140340805054" calcext:value-type="float">
            <text:p>0.942140340805054</text:p>
          </table:table-cell>
          <table:table-cell office:value-type="float" office:value="0.943086445331574" calcext:value-type="float">
            <text:p>0.943086445331574</text:p>
          </table:table-cell>
          <table:table-cell office:value-type="float" office:value="0.943020939826965" calcext:value-type="float">
            <text:p>0.943020939826965</text:p>
          </table:table-cell>
          <table:table-cell office:value-type="float" office:value="0.943476140499115" calcext:value-type="float">
            <text:p>0.943476140499115</text:p>
          </table:table-cell>
          <table:table-cell office:value-type="float" office:value="0.943646430969238" calcext:value-type="float">
            <text:p>0.943646430969238</text:p>
          </table:table-cell>
          <table:table-cell office:value-type="float" office:value="0.943479657173157" calcext:value-type="float">
            <text:p>0.943479657173157</text:p>
          </table:table-cell>
          <table:table-cell office:value-type="float" office:value="0.943713188171387" calcext:value-type="float">
            <text:p>0.943713188171387</text:p>
          </table:table-cell>
          <table:table-cell office:value-type="float" office:value="0.943541884422302" calcext:value-type="float">
            <text:p>0.943541884422302</text:p>
          </table:table-cell>
          <table:table-cell office:value-type="float" office:value="0.943657100200653" calcext:value-type="float">
            <text:p>0.943657100200653</text:p>
          </table:table-cell>
          <table:table-cell office:value-type="float" office:value="0.943778395652771" calcext:value-type="float">
            <text:p>0.943778395652771</text:p>
          </table:table-cell>
          <table:table-cell office:value-type="float" office:value="0.943645775318146" calcext:value-type="float">
            <text:p>0.943645775318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822187602519989" calcext:value-type="float">
            <text:p>0.822187602519989</text:p>
          </table:table-cell>
          <table:table-cell office:value-type="float" office:value="0.826780736446381" calcext:value-type="float">
            <text:p>0.826780736446381</text:p>
          </table:table-cell>
          <table:table-cell office:value-type="float" office:value="0.825698673725128" calcext:value-type="float">
            <text:p>0.825698673725128</text:p>
          </table:table-cell>
          <table:table-cell office:value-type="float" office:value="0.826370000839233" calcext:value-type="float">
            <text:p>0.826370000839233</text:p>
          </table:table-cell>
          <table:table-cell office:value-type="float" office:value="0.830362260341644" calcext:value-type="float">
            <text:p>0.830362260341644</text:p>
          </table:table-cell>
          <table:table-cell office:value-type="float" office:value="0.829974472522736" calcext:value-type="float">
            <text:p>0.829974472522736</text:p>
          </table:table-cell>
          <table:table-cell office:value-type="float" office:value="0.829489290714264" calcext:value-type="float">
            <text:p>0.829489290714264</text:p>
          </table:table-cell>
          <table:table-cell office:value-type="float" office:value="0.830561518669128" calcext:value-type="float">
            <text:p>0.830561518669128</text:p>
          </table:table-cell>
          <table:table-cell office:value-type="float" office:value="0.829694330692291" calcext:value-type="float">
            <text:p>0.829694330692291</text:p>
          </table:table-cell>
          <table:table-cell office:value-type="float" office:value="0.828401386737824" calcext:value-type="float">
            <text:p>0.828401386737824</text:p>
          </table:table-cell>
          <table:table-cell office:value-type="float" office:value="0.830126345157623" calcext:value-type="float">
            <text:p>0.83012634515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77937734127045" calcext:value-type="float">
            <text:p>0.877937734127045</text:p>
          </table:table-cell>
          <table:table-cell office:value-type="float" office:value="0.877790451049805" calcext:value-type="float">
            <text:p>0.877790451049805</text:p>
          </table:table-cell>
          <table:table-cell office:value-type="float" office:value="0.879845380783081" calcext:value-type="float">
            <text:p>0.879845380783081</text:p>
          </table:table-cell>
          <table:table-cell office:value-type="float" office:value="0.878209471702576" calcext:value-type="float">
            <text:p>0.878209471702576</text:p>
          </table:table-cell>
          <table:table-cell office:value-type="float" office:value="0.878302037715912" calcext:value-type="float">
            <text:p>0.878302037715912</text:p>
          </table:table-cell>
          <table:table-cell office:value-type="float" office:value="0.879708230495453" calcext:value-type="float">
            <text:p>0.879708230495453</text:p>
          </table:table-cell>
          <table:table-cell office:value-type="float" office:value="0.883631229400635" calcext:value-type="float">
            <text:p>0.883631229400635</text:p>
          </table:table-cell>
          <table:table-cell office:value-type="float" office:value="0.883227407932282" calcext:value-type="float">
            <text:p>0.883227407932282</text:p>
          </table:table-cell>
          <table:table-cell office:value-type="float" office:value="0.884720027446747" calcext:value-type="float">
            <text:p>0.884720027446747</text:p>
          </table:table-cell>
          <table:table-cell office:value-type="float" office:value="0.88450413942337" calcext:value-type="float">
            <text:p>0.88450413942337</text:p>
          </table:table-cell>
          <table:table-cell office:value-type="float" office:value="0.885476291179657" calcext:value-type="float">
            <text:p>0.885476291179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77091640233994" calcext:value-type="float">
            <text:p>0.477091640233994</text:p>
          </table:table-cell>
          <table:table-cell office:value-type="float" office:value="0.50644987821579" calcext:value-type="float">
            <text:p>0.50644987821579</text:p>
          </table:table-cell>
          <table:table-cell office:value-type="float" office:value="0.506699562072754" calcext:value-type="float">
            <text:p>0.506699562072754</text:p>
          </table:table-cell>
          <table:table-cell office:value-type="float" office:value="0.509310185909271" calcext:value-type="float">
            <text:p>0.509310185909271</text:p>
          </table:table-cell>
          <table:table-cell office:value-type="float" office:value="0.505981683731079" calcext:value-type="float">
            <text:p>0.505981683731079</text:p>
          </table:table-cell>
          <table:table-cell office:value-type="float" office:value="0.518505156040192" calcext:value-type="float">
            <text:p>0.518505156040192</text:p>
          </table:table-cell>
          <table:table-cell office:value-type="float" office:value="0.51359087228775" calcext:value-type="float">
            <text:p>0.51359087228775</text:p>
          </table:table-cell>
          <table:table-cell office:value-type="float" office:value="0.530944049358368" calcext:value-type="float">
            <text:p>0.530944049358368</text:p>
          </table:table-cell>
          <table:table-cell office:value-type="float" office:value="0.533778786659241" calcext:value-type="float">
            <text:p>0.533778786659241</text:p>
          </table:table-cell>
          <table:table-cell office:value-type="float" office:value="0.524339079856873" calcext:value-type="float">
            <text:p>0.524339079856873</text:p>
          </table:table-cell>
          <table:table-cell office:value-type="float" office:value="0.527222752571106" calcext:value-type="float">
            <text:p>0.527222752571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921189606189728" calcext:value-type="float">
            <text:p>0.921189606189728</text:p>
          </table:table-cell>
          <table:table-cell office:value-type="float" office:value="0.927734196186066" calcext:value-type="float">
            <text:p>0.927734196186066</text:p>
          </table:table-cell>
          <table:table-cell office:value-type="float" office:value="0.924743115901947" calcext:value-type="float">
            <text:p>0.924743115901947</text:p>
          </table:table-cell>
          <table:table-cell office:value-type="float" office:value="0.925696313381195" calcext:value-type="float">
            <text:p>0.925696313381195</text:p>
          </table:table-cell>
          <table:table-cell office:value-type="float" office:value="0.926477372646332" calcext:value-type="float">
            <text:p>0.926477372646332</text:p>
          </table:table-cell>
          <table:table-cell office:value-type="float" office:value="0.927059233188629" calcext:value-type="float">
            <text:p>0.927059233188629</text:p>
          </table:table-cell>
          <table:table-cell office:value-type="float" office:value="0.927865505218506" calcext:value-type="float">
            <text:p>0.927865505218506</text:p>
          </table:table-cell>
          <table:table-cell office:value-type="float" office:value="0.928109407424927" calcext:value-type="float">
            <text:p>0.928109407424927</text:p>
          </table:table-cell>
          <table:table-cell office:value-type="float" office:value="0.928848624229431" calcext:value-type="float">
            <text:p>0.928848624229431</text:p>
          </table:table-cell>
          <table:table-cell office:value-type="float" office:value="0.928954660892487" calcext:value-type="float">
            <text:p>0.928954660892487</text:p>
          </table:table-cell>
          <table:table-cell office:value-type="float" office:value="0.929225623607636" calcext:value-type="float">
            <text:p>0.929225623607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60624873638153" calcext:value-type="float">
            <text:p>0.960624873638153</text:p>
          </table:table-cell>
          <table:table-cell office:value-type="float" office:value="0.961513876914978" calcext:value-type="float">
            <text:p>0.961513876914978</text:p>
          </table:table-cell>
          <table:table-cell office:value-type="float" office:value="0.964578032493591" calcext:value-type="float">
            <text:p>0.964578032493591</text:p>
          </table:table-cell>
          <table:table-cell office:value-type="float" office:value="0.965336382389069" calcext:value-type="float">
            <text:p>0.965336382389069</text:p>
          </table:table-cell>
          <table:table-cell office:value-type="float" office:value="0.965310156345367" calcext:value-type="float">
            <text:p>0.965310156345367</text:p>
          </table:table-cell>
          <table:table-cell office:value-type="float" office:value="0.965940296649933" calcext:value-type="float">
            <text:p>0.965940296649933</text:p>
          </table:table-cell>
          <table:table-cell office:value-type="float" office:value="0.965777039527893" calcext:value-type="float">
            <text:p>0.965777039527893</text:p>
          </table:table-cell>
          <table:table-cell office:value-type="float" office:value="0.96606707572937" calcext:value-type="float">
            <text:p>0.96606707572937</text:p>
          </table:table-cell>
          <table:table-cell office:value-type="float" office:value="0.965420246124268" calcext:value-type="float">
            <text:p>0.965420246124268</text:p>
          </table:table-cell>
          <table:table-cell office:value-type="float" office:value="0.965579032897949" calcext:value-type="float">
            <text:p>0.965579032897949</text:p>
          </table:table-cell>
          <table:table-cell office:value-type="float" office:value="0.965958535671234" calcext:value-type="float">
            <text:p>0.965958535671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907442569732666" calcext:value-type="float">
            <text:p>0.907442569732666</text:p>
          </table:table-cell>
          <table:table-cell office:value-type="float" office:value="0.900042712688446" calcext:value-type="float">
            <text:p>0.900042712688446</text:p>
          </table:table-cell>
          <table:table-cell office:value-type="float" office:value="0.903458535671234" calcext:value-type="float">
            <text:p>0.903458535671234</text:p>
          </table:table-cell>
          <table:table-cell office:value-type="float" office:value="0.906882584095001" calcext:value-type="float">
            <text:p>0.906882584095001</text:p>
          </table:table-cell>
          <table:table-cell office:value-type="float" office:value="0.905523538589478" calcext:value-type="float">
            <text:p>0.905523538589478</text:p>
          </table:table-cell>
          <table:table-cell office:value-type="float" office:value="0.908783078193665" calcext:value-type="float">
            <text:p>0.908783078193665</text:p>
          </table:table-cell>
          <table:table-cell office:value-type="float" office:value="0.907780349254608" calcext:value-type="float">
            <text:p>0.907780349254608</text:p>
          </table:table-cell>
          <table:table-cell office:value-type="float" office:value="0.914249658584595" calcext:value-type="float">
            <text:p>0.914249658584595</text:p>
          </table:table-cell>
          <table:table-cell office:value-type="float" office:value="0.915018916130066" calcext:value-type="float">
            <text:p>0.915018916130066</text:p>
          </table:table-cell>
          <table:table-cell office:value-type="float" office:value="0.918299317359924" calcext:value-type="float">
            <text:p>0.918299317359924</text:p>
          </table:table-cell>
          <table:table-cell office:value-type="float" office:value="0.918761670589447" calcext:value-type="float">
            <text:p>0.918761670589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5499769449234" calcext:value-type="float">
            <text:p>0.85499769449234</text:p>
          </table:table-cell>
          <table:table-cell office:value-type="float" office:value="0.858225882053375" calcext:value-type="float">
            <text:p>0.858225882053375</text:p>
          </table:table-cell>
          <table:table-cell office:value-type="float" office:value="0.859033107757568" calcext:value-type="float">
            <text:p>0.859033107757568</text:p>
          </table:table-cell>
          <table:table-cell office:value-type="float" office:value="0.861576974391937" calcext:value-type="float">
            <text:p>0.861576974391937</text:p>
          </table:table-cell>
          <table:table-cell office:value-type="float" office:value="0.860017538070679" calcext:value-type="float">
            <text:p>0.860017538070679</text:p>
          </table:table-cell>
          <table:table-cell office:value-type="float" office:value="0.861592829227448" calcext:value-type="float">
            <text:p>0.861592829227448</text:p>
          </table:table-cell>
          <table:table-cell office:value-type="float" office:value="0.86292576789856" calcext:value-type="float">
            <text:p>0.86292576789856</text:p>
          </table:table-cell>
          <table:table-cell office:value-type="float" office:value="0.862439036369324" calcext:value-type="float">
            <text:p>0.862439036369324</text:p>
          </table:table-cell>
          <table:table-cell office:value-type="float" office:value="0.862503468990326" calcext:value-type="float">
            <text:p>0.862503468990326</text:p>
          </table:table-cell>
          <table:table-cell office:value-type="float" office:value="0.861542701721191" calcext:value-type="float">
            <text:p>0.861542701721191</text:p>
          </table:table-cell>
          <table:table-cell office:value-type="float" office:value="0.86336874961853" calcext:value-type="float">
            <text:p>0.8633687496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901229918003082" calcext:value-type="float">
            <text:p>0.901229918003082</text:p>
          </table:table-cell>
          <table:table-cell office:value-type="float" office:value="0.901983320713043" calcext:value-type="float">
            <text:p>0.901983320713043</text:p>
          </table:table-cell>
          <table:table-cell office:value-type="float" office:value="0.902065455913544" calcext:value-type="float">
            <text:p>0.902065455913544</text:p>
          </table:table-cell>
          <table:table-cell office:value-type="float" office:value="0.904195666313171" calcext:value-type="float">
            <text:p>0.904195666313171</text:p>
          </table:table-cell>
          <table:table-cell office:value-type="float" office:value="0.905233263969421" calcext:value-type="float">
            <text:p>0.905233263969421</text:p>
          </table:table-cell>
          <table:table-cell office:value-type="float" office:value="0.904142498970032" calcext:value-type="float">
            <text:p>0.904142498970032</text:p>
          </table:table-cell>
          <table:table-cell office:value-type="float" office:value="0.906153857707977" calcext:value-type="float">
            <text:p>0.906153857707977</text:p>
          </table:table-cell>
          <table:table-cell office:value-type="float" office:value="0.906820774078369" calcext:value-type="float">
            <text:p>0.906820774078369</text:p>
          </table:table-cell>
          <table:table-cell office:value-type="float" office:value="0.907244324684143" calcext:value-type="float">
            <text:p>0.907244324684143</text:p>
          </table:table-cell>
          <table:table-cell office:value-type="float" office:value="0.907065272331238" calcext:value-type="float">
            <text:p>0.907065272331238</text:p>
          </table:table-cell>
          <table:table-cell office:value-type="float" office:value="0.908006191253662" calcext:value-type="float">
            <text:p>0.908006191253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45068955421448" calcext:value-type="float">
            <text:p>0.945068955421448</text:p>
          </table:table-cell>
          <table:table-cell office:value-type="float" office:value="0.946186721324921" calcext:value-type="float">
            <text:p>0.946186721324921</text:p>
          </table:table-cell>
          <table:table-cell office:value-type="float" office:value="0.945923924446106" calcext:value-type="float">
            <text:p>0.945923924446106</text:p>
          </table:table-cell>
          <table:table-cell office:value-type="float" office:value="0.947726964950562" calcext:value-type="float">
            <text:p>0.947726964950562</text:p>
          </table:table-cell>
          <table:table-cell office:value-type="float" office:value="0.94839471578598" calcext:value-type="float">
            <text:p>0.94839471578598</text:p>
          </table:table-cell>
          <table:table-cell office:value-type="float" office:value="0.947812676429748" calcext:value-type="float">
            <text:p>0.947812676429748</text:p>
          </table:table-cell>
          <table:table-cell office:value-type="float" office:value="0.947975277900696" calcext:value-type="float">
            <text:p>0.947975277900696</text:p>
          </table:table-cell>
          <table:table-cell office:value-type="float" office:value="0.947976350784302" calcext:value-type="float">
            <text:p>0.947976350784302</text:p>
          </table:table-cell>
          <table:table-cell office:value-type="float" office:value="0.948183238506317" calcext:value-type="float">
            <text:p>0.948183238506317</text:p>
          </table:table-cell>
          <table:table-cell office:value-type="float" office:value="0.94809627532959" calcext:value-type="float">
            <text:p>0.94809627532959</text:p>
          </table:table-cell>
          <table:table-cell office:value-type="float" office:value="0.948463916778564" calcext:value-type="float">
            <text:p>0.948463916778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08495163917542" calcext:value-type="float">
            <text:p>0.808495163917542</text:p>
          </table:table-cell>
          <table:table-cell office:value-type="float" office:value="0.815750181674957" calcext:value-type="float">
            <text:p>0.815750181674957</text:p>
          </table:table-cell>
          <table:table-cell office:value-type="float" office:value="0.829371571540833" calcext:value-type="float">
            <text:p>0.829371571540833</text:p>
          </table:table-cell>
          <table:table-cell office:value-type="float" office:value="0.833766341209412" calcext:value-type="float">
            <text:p>0.833766341209412</text:p>
          </table:table-cell>
          <table:table-cell office:value-type="float" office:value="0.837553799152374" calcext:value-type="float">
            <text:p>0.837553799152374</text:p>
          </table:table-cell>
          <table:table-cell office:value-type="float" office:value="0.841908693313599" calcext:value-type="float">
            <text:p>0.841908693313599</text:p>
          </table:table-cell>
          <table:table-cell office:value-type="float" office:value="0.840208053588867" calcext:value-type="float">
            <text:p>0.840208053588867</text:p>
          </table:table-cell>
          <table:table-cell office:value-type="float" office:value="0.840030789375305" calcext:value-type="float">
            <text:p>0.840030789375305</text:p>
          </table:table-cell>
          <table:table-cell office:value-type="float" office:value="0.841969668865204" calcext:value-type="float">
            <text:p>0.841969668865204</text:p>
          </table:table-cell>
          <table:table-cell office:value-type="float" office:value="0.837444603443146" calcext:value-type="float">
            <text:p>0.837444603443146</text:p>
          </table:table-cell>
          <table:table-cell office:value-type="float" office:value="0.838404715061188" calcext:value-type="float">
            <text:p>0.838404715061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39451217651367" calcext:value-type="float">
            <text:p>0.939451217651367</text:p>
          </table:table-cell>
          <table:table-cell office:value-type="float" office:value="0.94039785861969" calcext:value-type="float">
            <text:p>0.94039785861969</text:p>
          </table:table-cell>
          <table:table-cell office:value-type="float" office:value="0.942956328392029" calcext:value-type="float">
            <text:p>0.942956328392029</text:p>
          </table:table-cell>
          <table:table-cell office:value-type="float" office:value="0.942762196063995" calcext:value-type="float">
            <text:p>0.942762196063995</text:p>
          </table:table-cell>
          <table:table-cell office:value-type="float" office:value="0.944186925888062" calcext:value-type="float">
            <text:p>0.944186925888062</text:p>
          </table:table-cell>
          <table:table-cell office:value-type="float" office:value="0.943330705165863" calcext:value-type="float">
            <text:p>0.943330705165863</text:p>
          </table:table-cell>
          <table:table-cell office:value-type="float" office:value="0.943123817443848" calcext:value-type="float">
            <text:p>0.943123817443848</text:p>
          </table:table-cell>
          <table:table-cell office:value-type="float" office:value="0.944008469581604" calcext:value-type="float">
            <text:p>0.944008469581604</text:p>
          </table:table-cell>
          <table:table-cell office:value-type="float" office:value="0.944656133651733" calcext:value-type="float">
            <text:p>0.944656133651733</text:p>
          </table:table-cell>
          <table:table-cell office:value-type="float" office:value="0.945420265197754" calcext:value-type="float">
            <text:p>0.945420265197754</text:p>
          </table:table-cell>
          <table:table-cell office:value-type="float" office:value="0.944406688213348" calcext:value-type="float">
            <text:p>0.94440668821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4078916311264" calcext:value-type="float">
            <text:p>0.94078916311264</text:p>
          </table:table-cell>
          <table:table-cell office:value-type="float" office:value="0.942955911159515" calcext:value-type="float">
            <text:p>0.942955911159515</text:p>
          </table:table-cell>
          <table:table-cell office:value-type="float" office:value="0.942584037780762" calcext:value-type="float">
            <text:p>0.942584037780762</text:p>
          </table:table-cell>
          <table:table-cell office:value-type="float" office:value="0.942513108253479" calcext:value-type="float">
            <text:p>0.942513108253479</text:p>
          </table:table-cell>
          <table:table-cell office:value-type="float" office:value="0.943517088890076" calcext:value-type="float">
            <text:p>0.943517088890076</text:p>
          </table:table-cell>
          <table:table-cell office:value-type="float" office:value="0.944110691547394" calcext:value-type="float">
            <text:p>0.944110691547394</text:p>
          </table:table-cell>
          <table:table-cell office:value-type="float" office:value="0.943950116634369" calcext:value-type="float">
            <text:p>0.943950116634369</text:p>
          </table:table-cell>
          <table:table-cell office:value-type="float" office:value="0.944189190864563" calcext:value-type="float">
            <text:p>0.944189190864563</text:p>
          </table:table-cell>
          <table:table-cell office:value-type="float" office:value="0.944607496261597" calcext:value-type="float">
            <text:p>0.944607496261597</text:p>
          </table:table-cell>
          <table:table-cell office:value-type="float" office:value="0.944988548755646" calcext:value-type="float">
            <text:p>0.944988548755646</text:p>
          </table:table-cell>
          <table:table-cell office:value-type="float" office:value="0.946982443332672" calcext:value-type="float">
            <text:p>0.94698244333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94943779706955" calcext:value-type="float">
            <text:p>0.94943779706955</text:p>
          </table:table-cell>
          <table:table-cell office:value-type="float" office:value="0.951258480548858" calcext:value-type="float">
            <text:p>0.951258480548858</text:p>
          </table:table-cell>
          <table:table-cell office:value-type="float" office:value="0.951916992664337" calcext:value-type="float">
            <text:p>0.951916992664337</text:p>
          </table:table-cell>
          <table:table-cell office:value-type="float" office:value="0.951626718044281" calcext:value-type="float">
            <text:p>0.951626718044281</text:p>
          </table:table-cell>
          <table:table-cell office:value-type="float" office:value="0.951421678066254" calcext:value-type="float">
            <text:p>0.951421678066254</text:p>
          </table:table-cell>
          <table:table-cell office:value-type="float" office:value="0.952058374881744" calcext:value-type="float">
            <text:p>0.952058374881744</text:p>
          </table:table-cell>
          <table:table-cell office:value-type="float" office:value="0.952150821685791" calcext:value-type="float">
            <text:p>0.952150821685791</text:p>
          </table:table-cell>
          <table:table-cell office:value-type="float" office:value="0.952816486358643" calcext:value-type="float">
            <text:p>0.952816486358643</text:p>
          </table:table-cell>
          <table:table-cell office:value-type="float" office:value="0.953695118427277" calcext:value-type="float">
            <text:p>0.953695118427277</text:p>
          </table:table-cell>
          <table:table-cell office:value-type="float" office:value="0.954009711742401" calcext:value-type="float">
            <text:p>0.954009711742401</text:p>
          </table:table-cell>
          <table:table-cell office:value-type="float" office:value="0.954418838024139" calcext:value-type="float">
            <text:p>0.95441883802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906545221805572" calcext:value-type="float">
            <text:p>0.906545221805572</text:p>
          </table:table-cell>
          <table:table-cell office:value-type="float" office:value="0.912697076797485" calcext:value-type="float">
            <text:p>0.912697076797485</text:p>
          </table:table-cell>
          <table:table-cell office:value-type="float" office:value="0.91645485162735" calcext:value-type="float">
            <text:p>0.91645485162735</text:p>
          </table:table-cell>
          <table:table-cell office:value-type="float" office:value="0.916836380958557" calcext:value-type="float">
            <text:p>0.916836380958557</text:p>
          </table:table-cell>
          <table:table-cell office:value-type="float" office:value="0.915695190429688" calcext:value-type="float">
            <text:p>0.915695190429688</text:p>
          </table:table-cell>
          <table:table-cell office:value-type="float" office:value="0.914584755897522" calcext:value-type="float">
            <text:p>0.914584755897522</text:p>
          </table:table-cell>
          <table:table-cell office:value-type="float" office:value="0.914817929267883" calcext:value-type="float">
            <text:p>0.914817929267883</text:p>
          </table:table-cell>
          <table:table-cell office:value-type="float" office:value="0.915041565895081" calcext:value-type="float">
            <text:p>0.915041565895081</text:p>
          </table:table-cell>
          <table:table-cell office:value-type="float" office:value="0.916496932506561" calcext:value-type="float">
            <text:p>0.916496932506561</text:p>
          </table:table-cell>
          <table:table-cell office:value-type="float" office:value="0.916666686534882" calcext:value-type="float">
            <text:p>0.916666686534882</text:p>
          </table:table-cell>
          <table:table-cell office:value-type="float" office:value="0.915507316589356" calcext:value-type="float">
            <text:p>0.915507316589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487943083047867" calcext:value-type="float">
            <text:p>0.487943083047867</text:p>
          </table:table-cell>
          <table:table-cell office:value-type="float" office:value="0.474303156137466" calcext:value-type="float">
            <text:p>0.474303156137466</text:p>
          </table:table-cell>
          <table:table-cell office:value-type="float" office:value="0.492806822061539" calcext:value-type="float">
            <text:p>0.492806822061539</text:p>
          </table:table-cell>
          <table:table-cell office:value-type="float" office:value="0.49450221657753" calcext:value-type="float">
            <text:p>0.49450221657753</text:p>
          </table:table-cell>
          <table:table-cell office:value-type="float" office:value="0.492648601531982" calcext:value-type="float">
            <text:p>0.492648601531982</text:p>
          </table:table-cell>
          <table:table-cell office:value-type="float" office:value="0.490270763635635" calcext:value-type="float">
            <text:p>0.490270763635635</text:p>
          </table:table-cell>
          <table:table-cell office:value-type="float" office:value="0.485369652509689" calcext:value-type="float">
            <text:p>0.485369652509689</text:p>
          </table:table-cell>
          <table:table-cell office:value-type="float" office:value="0.482671618461609" calcext:value-type="float">
            <text:p>0.482671618461609</text:p>
          </table:table-cell>
          <table:table-cell office:value-type="float" office:value="0.479775935411453" calcext:value-type="float">
            <text:p>0.479775935411453</text:p>
          </table:table-cell>
          <table:table-cell office:value-type="float" office:value="0.479371666908264" calcext:value-type="float">
            <text:p>0.479371666908264</text:p>
          </table:table-cell>
          <table:table-cell office:value-type="float" office:value="0.485120207071304" calcext:value-type="float">
            <text:p>0.48512020707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51472198963165" calcext:value-type="float">
            <text:p>0.851472198963165</text:p>
          </table:table-cell>
          <table:table-cell office:value-type="float" office:value="0.866004824638367" calcext:value-type="float">
            <text:p>0.866004824638367</text:p>
          </table:table-cell>
          <table:table-cell office:value-type="float" office:value="0.868438422679901" calcext:value-type="float">
            <text:p>0.868438422679901</text:p>
          </table:table-cell>
          <table:table-cell office:value-type="float" office:value="0.870610058307648" calcext:value-type="float">
            <text:p>0.870610058307648</text:p>
          </table:table-cell>
          <table:table-cell office:value-type="float" office:value="0.889657020568848" calcext:value-type="float">
            <text:p>0.889657020568848</text:p>
          </table:table-cell>
          <table:table-cell office:value-type="float" office:value="0.881967663764954" calcext:value-type="float">
            <text:p>0.881967663764954</text:p>
          </table:table-cell>
          <table:table-cell office:value-type="float" office:value="0.883435010910034" calcext:value-type="float">
            <text:p>0.883435010910034</text:p>
          </table:table-cell>
          <table:table-cell office:value-type="float" office:value="0.885225474834442" calcext:value-type="float">
            <text:p>0.885225474834442</text:p>
          </table:table-cell>
          <table:table-cell office:value-type="float" office:value="0.889518141746521" calcext:value-type="float">
            <text:p>0.889518141746521</text:p>
          </table:table-cell>
          <table:table-cell office:value-type="float" office:value="0.888839066028595" calcext:value-type="float">
            <text:p>0.888839066028595</text:p>
          </table:table-cell>
          <table:table-cell office:value-type="float" office:value="0.889567255973816" calcext:value-type="float">
            <text:p>0.889567255973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553793132305145" calcext:value-type="float">
            <text:p>0.553793132305145</text:p>
          </table:table-cell>
          <table:table-cell office:value-type="float" office:value="0.634587049484253" calcext:value-type="float">
            <text:p>0.634587049484253</text:p>
          </table:table-cell>
          <table:table-cell office:value-type="float" office:value="0.682869911193848" calcext:value-type="float">
            <text:p>0.682869911193848</text:p>
          </table:table-cell>
          <table:table-cell office:value-type="float" office:value="0.724137902259827" calcext:value-type="float">
            <text:p>0.724137902259827</text:p>
          </table:table-cell>
          <table:table-cell office:value-type="float" office:value="0.71818733215332" calcext:value-type="float">
            <text:p>0.71818733215332</text:p>
          </table:table-cell>
          <table:table-cell office:value-type="float" office:value="0.735238909721375" calcext:value-type="float">
            <text:p>0.735238909721375</text:p>
          </table:table-cell>
          <table:table-cell office:value-type="float" office:value="0.692276775836945" calcext:value-type="float">
            <text:p>0.692276775836945</text:p>
          </table:table-cell>
          <table:table-cell office:value-type="float" office:value="0.718808174133301" calcext:value-type="float">
            <text:p>0.718808174133301</text:p>
          </table:table-cell>
          <table:table-cell office:value-type="float" office:value="0.742401361465454" calcext:value-type="float">
            <text:p>0.742401361465454</text:p>
          </table:table-cell>
          <table:table-cell office:value-type="float" office:value="0.74100399017334" calcext:value-type="float">
            <text:p>0.74100399017334</text:p>
          </table:table-cell>
          <table:table-cell office:value-type="float" office:value="0.718653082847595" calcext:value-type="float">
            <text:p>0.718653082847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920815229415894" calcext:value-type="float">
            <text:p>0.920815229415894</text:p>
          </table:table-cell>
          <table:table-cell office:value-type="float" office:value="0.921917498111725" calcext:value-type="float">
            <text:p>0.921917498111725</text:p>
          </table:table-cell>
          <table:table-cell office:value-type="float" office:value="0.923025667667389" calcext:value-type="float">
            <text:p>0.923025667667389</text:p>
          </table:table-cell>
          <table:table-cell office:value-type="float" office:value="0.922754764556885" calcext:value-type="float">
            <text:p>0.922754764556885</text:p>
          </table:table-cell>
          <table:table-cell office:value-type="float" office:value="0.923545956611633" calcext:value-type="float">
            <text:p>0.923545956611633</text:p>
          </table:table-cell>
          <table:table-cell office:value-type="float" office:value="0.923802733421326" calcext:value-type="float">
            <text:p>0.923802733421326</text:p>
          </table:table-cell>
          <table:table-cell office:value-type="float" office:value="0.922820091247559" calcext:value-type="float">
            <text:p>0.922820091247559</text:p>
          </table:table-cell>
          <table:table-cell office:value-type="float" office:value="0.922988891601562" calcext:value-type="float">
            <text:p>0.922988891601562</text:p>
          </table:table-cell>
          <table:table-cell office:value-type="float" office:value="0.922893524169922" calcext:value-type="float">
            <text:p>0.922893524169922</text:p>
          </table:table-cell>
          <table:table-cell office:value-type="float" office:value="0.922805190086365" calcext:value-type="float">
            <text:p>0.922805190086365</text:p>
          </table:table-cell>
          <table:table-cell office:value-type="float" office:value="0.922386646270752" calcext:value-type="float">
            <text:p>0.922386646270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52672302722931" calcext:value-type="float">
            <text:p>0.952672302722931</text:p>
          </table:table-cell>
          <table:table-cell office:value-type="float" office:value="0.953995525836945" calcext:value-type="float">
            <text:p>0.953995525836945</text:p>
          </table:table-cell>
          <table:table-cell office:value-type="float" office:value="0.954732537269592" calcext:value-type="float">
            <text:p>0.954732537269592</text:p>
          </table:table-cell>
          <table:table-cell office:value-type="float" office:value="0.954561829566956" calcext:value-type="float">
            <text:p>0.954561829566956</text:p>
          </table:table-cell>
          <table:table-cell office:value-type="float" office:value="0.955830931663513" calcext:value-type="float">
            <text:p>0.955830931663513</text:p>
          </table:table-cell>
          <table:table-cell office:value-type="float" office:value="0.956280529499054" calcext:value-type="float">
            <text:p>0.956280529499054</text:p>
          </table:table-cell>
          <table:table-cell office:value-type="float" office:value="0.955838561058044" calcext:value-type="float">
            <text:p>0.955838561058044</text:p>
          </table:table-cell>
          <table:table-cell office:value-type="float" office:value="0.956099569797516" calcext:value-type="float">
            <text:p>0.956099569797516</text:p>
          </table:table-cell>
          <table:table-cell office:value-type="float" office:value="0.956472516059876" calcext:value-type="float">
            <text:p>0.956472516059876</text:p>
          </table:table-cell>
          <table:table-cell office:value-type="float" office:value="0.957292258739471" calcext:value-type="float">
            <text:p>0.957292258739471</text:p>
          </table:table-cell>
          <table:table-cell office:value-type="float" office:value="0.957155764102936" calcext:value-type="float">
            <text:p>0.957155764102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91029155254364" calcext:value-type="float">
            <text:p>0.91029155254364</text:p>
          </table:table-cell>
          <table:table-cell office:value-type="float" office:value="0.914563059806824" calcext:value-type="float">
            <text:p>0.914563059806824</text:p>
          </table:table-cell>
          <table:table-cell office:value-type="float" office:value="0.914424002170563" calcext:value-type="float">
            <text:p>0.914424002170563</text:p>
          </table:table-cell>
          <table:table-cell office:value-type="float" office:value="0.914723455905914" calcext:value-type="float">
            <text:p>0.914723455905914</text:p>
          </table:table-cell>
          <table:table-cell office:value-type="float" office:value="0.915453493595123" calcext:value-type="float">
            <text:p>0.915453493595123</text:p>
          </table:table-cell>
          <table:table-cell office:value-type="float" office:value="0.917037963867188" calcext:value-type="float">
            <text:p>0.917037963867188</text:p>
          </table:table-cell>
          <table:table-cell office:value-type="float" office:value="0.917153894901276" calcext:value-type="float">
            <text:p>0.917153894901276</text:p>
          </table:table-cell>
          <table:table-cell office:value-type="float" office:value="0.917044818401337" calcext:value-type="float">
            <text:p>0.917044818401337</text:p>
          </table:table-cell>
          <table:table-cell office:value-type="float" office:value="0.917080819606781" calcext:value-type="float">
            <text:p>0.917080819606781</text:p>
          </table:table-cell>
          <table:table-cell office:value-type="float" office:value="0.916624009609222" calcext:value-type="float">
            <text:p>0.916624009609222</text:p>
          </table:table-cell>
          <table:table-cell office:value-type="float" office:value="0.917271852493286" calcext:value-type="float">
            <text:p>0.917271852493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786690950393677" calcext:value-type="float">
            <text:p>0.786690950393677</text:p>
          </table:table-cell>
          <table:table-cell office:value-type="float" office:value="0.802076280117035" calcext:value-type="float">
            <text:p>0.802076280117035</text:p>
          </table:table-cell>
          <table:table-cell office:value-type="float" office:value="0.805147886276245" calcext:value-type="float">
            <text:p>0.805147886276245</text:p>
          </table:table-cell>
          <table:table-cell office:value-type="float" office:value="0.809909880161285" calcext:value-type="float">
            <text:p>0.809909880161285</text:p>
          </table:table-cell>
          <table:table-cell office:value-type="float" office:value="0.819095492362976" calcext:value-type="float">
            <text:p>0.819095492362976</text:p>
          </table:table-cell>
          <table:table-cell office:value-type="float" office:value="0.829616010189056" calcext:value-type="float">
            <text:p>0.829616010189056</text:p>
          </table:table-cell>
          <table:table-cell office:value-type="float" office:value="0.830433785915375" calcext:value-type="float">
            <text:p>0.830433785915375</text:p>
          </table:table-cell>
          <table:table-cell office:value-type="float" office:value="0.826442539691925" calcext:value-type="float">
            <text:p>0.826442539691925</text:p>
          </table:table-cell>
          <table:table-cell office:value-type="float" office:value="0.827336490154266" calcext:value-type="float">
            <text:p>0.827336490154266</text:p>
          </table:table-cell>
          <table:table-cell office:value-type="float" office:value="0.824977219104767" calcext:value-type="float">
            <text:p>0.824977219104767</text:p>
          </table:table-cell>
          <table:table-cell office:value-type="float" office:value="0.826703250408173" calcext:value-type="float">
            <text:p>0.826703250408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93664479255676" calcext:value-type="float">
            <text:p>0.893664479255676</text:p>
          </table:table-cell>
          <table:table-cell office:value-type="float" office:value="0.89888060092926" calcext:value-type="float">
            <text:p>0.89888060092926</text:p>
          </table:table-cell>
          <table:table-cell office:value-type="float" office:value="0.903580605983734" calcext:value-type="float">
            <text:p>0.903580605983734</text:p>
          </table:table-cell>
          <table:table-cell office:value-type="float" office:value="0.904116451740265" calcext:value-type="float">
            <text:p>0.904116451740265</text:p>
          </table:table-cell>
          <table:table-cell office:value-type="float" office:value="0.903957605361938" calcext:value-type="float">
            <text:p>0.903957605361938</text:p>
          </table:table-cell>
          <table:table-cell office:value-type="float" office:value="0.903559625148773" calcext:value-type="float">
            <text:p>0.903559625148773</text:p>
          </table:table-cell>
          <table:table-cell office:value-type="float" office:value="0.904061794281006" calcext:value-type="float">
            <text:p>0.904061794281006</text:p>
          </table:table-cell>
          <table:table-cell office:value-type="float" office:value="0.905803859233856" calcext:value-type="float">
            <text:p>0.905803859233856</text:p>
          </table:table-cell>
          <table:table-cell office:value-type="float" office:value="0.906212985515594" calcext:value-type="float">
            <text:p>0.906212985515594</text:p>
          </table:table-cell>
          <table:table-cell office:value-type="float" office:value="0.906779646873474" calcext:value-type="float">
            <text:p>0.906779646873474</text:p>
          </table:table-cell>
          <table:table-cell office:value-type="float" office:value="0.907118797302246" calcext:value-type="float">
            <text:p>0.907118797302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3846720457077" calcext:value-type="float">
            <text:p>0.93846720457077</text:p>
          </table:table-cell>
          <table:table-cell office:value-type="float" office:value="0.939154207706451" calcext:value-type="float">
            <text:p>0.939154207706451</text:p>
          </table:table-cell>
          <table:table-cell office:value-type="float" office:value="0.939265310764313" calcext:value-type="float">
            <text:p>0.939265310764313</text:p>
          </table:table-cell>
          <table:table-cell office:value-type="float" office:value="0.940215766429901" calcext:value-type="float">
            <text:p>0.940215766429901</text:p>
          </table:table-cell>
          <table:table-cell office:value-type="float" office:value="0.940380990505218" calcext:value-type="float">
            <text:p>0.940380990505218</text:p>
          </table:table-cell>
          <table:table-cell office:value-type="float" office:value="0.940242826938629" calcext:value-type="float">
            <text:p>0.940242826938629</text:p>
          </table:table-cell>
          <table:table-cell office:value-type="float" office:value="0.940398514270782" calcext:value-type="float">
            <text:p>0.940398514270782</text:p>
          </table:table-cell>
          <table:table-cell office:value-type="float" office:value="0.940242826938629" calcext:value-type="float">
            <text:p>0.940242826938629</text:p>
          </table:table-cell>
          <table:table-cell office:value-type="float" office:value="0.940270662307739" calcext:value-type="float">
            <text:p>0.940270662307739</text:p>
          </table:table-cell>
          <table:table-cell office:value-type="float" office:value="0.940137565135956" calcext:value-type="float">
            <text:p>0.940137565135956</text:p>
          </table:table-cell>
          <table:table-cell office:value-type="float" office:value="0.941023349761963" calcext:value-type="float">
            <text:p>0.941023349761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917452573776245" calcext:value-type="float">
            <text:p>0.917452573776245</text:p>
          </table:table-cell>
          <table:table-cell office:value-type="float" office:value="0.918982088565826" calcext:value-type="float">
            <text:p>0.918982088565826</text:p>
          </table:table-cell>
          <table:table-cell office:value-type="float" office:value="0.919069886207581" calcext:value-type="float">
            <text:p>0.919069886207581</text:p>
          </table:table-cell>
          <table:table-cell office:value-type="float" office:value="0.920712471008301" calcext:value-type="float">
            <text:p>0.920712471008301</text:p>
          </table:table-cell>
          <table:table-cell office:value-type="float" office:value="0.920345902442932" calcext:value-type="float">
            <text:p>0.920345902442932</text:p>
          </table:table-cell>
          <table:table-cell office:value-type="float" office:value="0.921429693698883" calcext:value-type="float">
            <text:p>0.921429693698883</text:p>
          </table:table-cell>
          <table:table-cell office:value-type="float" office:value="0.921131789684296" calcext:value-type="float">
            <text:p>0.921131789684296</text:p>
          </table:table-cell>
          <table:table-cell office:value-type="float" office:value="0.922143459320068" calcext:value-type="float">
            <text:p>0.922143459320068</text:p>
          </table:table-cell>
          <table:table-cell office:value-type="float" office:value="0.922402799129486" calcext:value-type="float">
            <text:p>0.922402799129486</text:p>
          </table:table-cell>
          <table:table-cell office:value-type="float" office:value="0.924796760082245" calcext:value-type="float">
            <text:p>0.924796760082245</text:p>
          </table:table-cell>
          <table:table-cell office:value-type="float" office:value="0.925069868564606" calcext:value-type="float">
            <text:p>0.925069868564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49580371379852" calcext:value-type="float">
            <text:p>0.949580371379852</text:p>
          </table:table-cell>
          <table:table-cell office:value-type="float" office:value="0.950504243373871" calcext:value-type="float">
            <text:p>0.950504243373871</text:p>
          </table:table-cell>
          <table:table-cell office:value-type="float" office:value="0.950904071331024" calcext:value-type="float">
            <text:p>0.950904071331024</text:p>
          </table:table-cell>
          <table:table-cell office:value-type="float" office:value="0.95098751783371" calcext:value-type="float">
            <text:p>0.95098751783371</text:p>
          </table:table-cell>
          <table:table-cell office:value-type="float" office:value="0.95135635137558" calcext:value-type="float">
            <text:p>0.95135635137558</text:p>
          </table:table-cell>
          <table:table-cell office:value-type="float" office:value="0.9517742395401" calcext:value-type="float">
            <text:p>0.9517742395401</text:p>
          </table:table-cell>
          <table:table-cell office:value-type="float" office:value="0.953210592269897" calcext:value-type="float">
            <text:p>0.953210592269897</text:p>
          </table:table-cell>
          <table:table-cell office:value-type="float" office:value="0.953323423862457" calcext:value-type="float">
            <text:p>0.953323423862457</text:p>
          </table:table-cell>
          <table:table-cell office:value-type="float" office:value="0.953654170036316" calcext:value-type="float">
            <text:p>0.953654170036316</text:p>
          </table:table-cell>
          <table:table-cell office:value-type="float" office:value="0.953872561454773" calcext:value-type="float">
            <text:p>0.953872561454773</text:p>
          </table:table-cell>
          <table:table-cell office:value-type="float" office:value="0.953875660896301" calcext:value-type="float">
            <text:p>0.953875660896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30013597011566" calcext:value-type="float">
            <text:p>0.930013597011566</text:p>
          </table:table-cell>
          <table:table-cell office:value-type="float" office:value="0.930851757526398" calcext:value-type="float">
            <text:p>0.930851757526398</text:p>
          </table:table-cell>
          <table:table-cell office:value-type="float" office:value="0.934235572814941" calcext:value-type="float">
            <text:p>0.934235572814941</text:p>
          </table:table-cell>
          <table:table-cell office:value-type="float" office:value="0.933779895305634" calcext:value-type="float">
            <text:p>0.933779895305634</text:p>
          </table:table-cell>
          <table:table-cell office:value-type="float" office:value="0.935235381126404" calcext:value-type="float">
            <text:p>0.935235381126404</text:p>
          </table:table-cell>
          <table:table-cell office:value-type="float" office:value="0.936359405517578" calcext:value-type="float">
            <text:p>0.936359405517578</text:p>
          </table:table-cell>
          <table:table-cell office:value-type="float" office:value="0.936463594436646" calcext:value-type="float">
            <text:p>0.936463594436646</text:p>
          </table:table-cell>
          <table:table-cell office:value-type="float" office:value="0.936711013317108" calcext:value-type="float">
            <text:p>0.936711013317108</text:p>
          </table:table-cell>
          <table:table-cell office:value-type="float" office:value="0.936933100223541" calcext:value-type="float">
            <text:p>0.936933100223541</text:p>
          </table:table-cell>
          <table:table-cell office:value-type="float" office:value="0.93747353553772" calcext:value-type="float">
            <text:p>0.93747353553772</text:p>
          </table:table-cell>
          <table:table-cell office:value-type="float" office:value="0.937250912189483" calcext:value-type="float">
            <text:p>0.937250912189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70066165924072" calcext:value-type="float">
            <text:p>0.870066165924072</text:p>
          </table:table-cell>
          <table:table-cell office:value-type="float" office:value="0.869655907154083" calcext:value-type="float">
            <text:p>0.869655907154083</text:p>
          </table:table-cell>
          <table:table-cell office:value-type="float" office:value="0.874514043331146" calcext:value-type="float">
            <text:p>0.874514043331146</text:p>
          </table:table-cell>
          <table:table-cell office:value-type="float" office:value="0.879187643527985" calcext:value-type="float">
            <text:p>0.879187643527985</text:p>
          </table:table-cell>
          <table:table-cell office:value-type="float" office:value="0.881954491138458" calcext:value-type="float">
            <text:p>0.881954491138458</text:p>
          </table:table-cell>
          <table:table-cell office:value-type="float" office:value="0.883655488491058" calcext:value-type="float">
            <text:p>0.883655488491058</text:p>
          </table:table-cell>
          <table:table-cell office:value-type="float" office:value="0.884091258049011" calcext:value-type="float">
            <text:p>0.884091258049011</text:p>
          </table:table-cell>
          <table:table-cell office:value-type="float" office:value="0.883323490619659" calcext:value-type="float">
            <text:p>0.883323490619659</text:p>
          </table:table-cell>
          <table:table-cell office:value-type="float" office:value="0.884068727493286" calcext:value-type="float">
            <text:p>0.884068727493286</text:p>
          </table:table-cell>
          <table:table-cell office:value-type="float" office:value="0.884823322296143" calcext:value-type="float">
            <text:p>0.884823322296143</text:p>
          </table:table-cell>
          <table:table-cell office:value-type="float" office:value="0.883094727993012" calcext:value-type="float">
            <text:p>0.883094727993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63969588279724" calcext:value-type="float">
            <text:p>0.963969588279724</text:p>
          </table:table-cell>
          <table:table-cell office:value-type="float" office:value="0.96450662612915" calcext:value-type="float">
            <text:p>0.96450662612915</text:p>
          </table:table-cell>
          <table:table-cell office:value-type="float" office:value="0.964817047119141" calcext:value-type="float">
            <text:p>0.964817047119141</text:p>
          </table:table-cell>
          <table:table-cell office:value-type="float" office:value="0.965236842632294" calcext:value-type="float">
            <text:p>0.965236842632294</text:p>
          </table:table-cell>
          <table:table-cell office:value-type="float" office:value="0.965620219707489" calcext:value-type="float">
            <text:p>0.965620219707489</text:p>
          </table:table-cell>
          <table:table-cell office:value-type="float" office:value="0.965751707553864" calcext:value-type="float">
            <text:p>0.965751707553864</text:p>
          </table:table-cell>
          <table:table-cell office:value-type="float" office:value="0.965965569019318" calcext:value-type="float">
            <text:p>0.965965569019318</text:p>
          </table:table-cell>
          <table:table-cell office:value-type="float" office:value="0.966002762317658" calcext:value-type="float">
            <text:p>0.966002762317658</text:p>
          </table:table-cell>
          <table:table-cell office:value-type="float" office:value="0.966191589832306" calcext:value-type="float">
            <text:p>0.966191589832306</text:p>
          </table:table-cell>
          <table:table-cell office:value-type="float" office:value="0.966039896011352" calcext:value-type="float">
            <text:p>0.966039896011352</text:p>
          </table:table-cell>
          <table:table-cell office:value-type="float" office:value="0.96625679731369" calcext:value-type="float">
            <text:p>0.96625679731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91903293132782" calcext:value-type="float">
            <text:p>0.91903293132782</text:p>
          </table:table-cell>
          <table:table-cell office:value-type="float" office:value="0.923625528812408" calcext:value-type="float">
            <text:p>0.923625528812408</text:p>
          </table:table-cell>
          <table:table-cell office:value-type="float" office:value="0.928023636341095" calcext:value-type="float">
            <text:p>0.928023636341095</text:p>
          </table:table-cell>
          <table:table-cell office:value-type="float" office:value="0.927592754364014" calcext:value-type="float">
            <text:p>0.927592754364014</text:p>
          </table:table-cell>
          <table:table-cell office:value-type="float" office:value="0.929417431354523" calcext:value-type="float">
            <text:p>0.929417431354523</text:p>
          </table:table-cell>
          <table:table-cell office:value-type="float" office:value="0.931153833866119" calcext:value-type="float">
            <text:p>0.931153833866119</text:p>
          </table:table-cell>
          <table:table-cell office:value-type="float" office:value="0.931590795516968" calcext:value-type="float">
            <text:p>0.931590795516968</text:p>
          </table:table-cell>
          <table:table-cell office:value-type="float" office:value="0.932382643222809" calcext:value-type="float">
            <text:p>0.932382643222809</text:p>
          </table:table-cell>
          <table:table-cell office:value-type="float" office:value="0.932490646839142" calcext:value-type="float">
            <text:p>0.932490646839142</text:p>
          </table:table-cell>
          <table:table-cell office:value-type="float" office:value="0.932888507843018" calcext:value-type="float">
            <text:p>0.932888507843018</text:p>
          </table:table-cell>
          <table:table-cell office:value-type="float" office:value="0.931136965751648" calcext:value-type="float">
            <text:p>0.93113696575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63540768623352" calcext:value-type="float">
            <text:p>0.863540768623352</text:p>
          </table:table-cell>
          <table:table-cell office:value-type="float" office:value="0.86585533618927" calcext:value-type="float">
            <text:p>0.86585533618927</text:p>
          </table:table-cell>
          <table:table-cell office:value-type="float" office:value="0.860173583030701" calcext:value-type="float">
            <text:p>0.860173583030701</text:p>
          </table:table-cell>
          <table:table-cell office:value-type="float" office:value="0.85355532169342" calcext:value-type="float">
            <text:p>0.85355532169342</text:p>
          </table:table-cell>
          <table:table-cell office:value-type="float" office:value="0.852554738521576" calcext:value-type="float">
            <text:p>0.852554738521576</text:p>
          </table:table-cell>
          <table:table-cell office:value-type="float" office:value="0.852935075759888" calcext:value-type="float">
            <text:p>0.852935075759888</text:p>
          </table:table-cell>
          <table:table-cell office:value-type="float" office:value="0.846841812133789" calcext:value-type="float">
            <text:p>0.846841812133789</text:p>
          </table:table-cell>
          <table:table-cell office:value-type="float" office:value="0.846148490905762" calcext:value-type="float">
            <text:p>0.846148490905762</text:p>
          </table:table-cell>
          <table:table-cell office:value-type="float" office:value="0.845620691776276" calcext:value-type="float">
            <text:p>0.845620691776276</text:p>
          </table:table-cell>
          <table:table-cell office:value-type="float" office:value="0.843774139881134" calcext:value-type="float">
            <text:p>0.843774139881134</text:p>
          </table:table-cell>
          <table:table-cell office:value-type="float" office:value="0.851511359214783" calcext:value-type="float">
            <text:p>0.851511359214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55577647686004" calcext:value-type="float">
            <text:p>0.855577647686004</text:p>
          </table:table-cell>
          <table:table-cell office:value-type="float" office:value="0.8554927110672" calcext:value-type="float">
            <text:p>0.8554927110672</text:p>
          </table:table-cell>
          <table:table-cell office:value-type="float" office:value="0.857542753219605" calcext:value-type="float">
            <text:p>0.857542753219605</text:p>
          </table:table-cell>
          <table:table-cell office:value-type="float" office:value="0.862635374069214" calcext:value-type="float">
            <text:p>0.862635374069214</text:p>
          </table:table-cell>
          <table:table-cell office:value-type="float" office:value="0.863713800907135" calcext:value-type="float">
            <text:p>0.863713800907135</text:p>
          </table:table-cell>
          <table:table-cell office:value-type="float" office:value="0.863174557685852" calcext:value-type="float">
            <text:p>0.863174557685852</text:p>
          </table:table-cell>
          <table:table-cell office:value-type="float" office:value="0.86325615644455" calcext:value-type="float">
            <text:p>0.86325615644455</text:p>
          </table:table-cell>
          <table:table-cell office:value-type="float" office:value="0.863995134830475" calcext:value-type="float">
            <text:p>0.863995134830475</text:p>
          </table:table-cell>
          <table:table-cell office:value-type="float" office:value="0.863926947116852" calcext:value-type="float">
            <text:p>0.863926947116852</text:p>
          </table:table-cell>
          <table:table-cell office:value-type="float" office:value="0.866017282009125" calcext:value-type="float">
            <text:p>0.866017282009125</text:p>
          </table:table-cell>
          <table:table-cell office:value-type="float" office:value="0.866093337535858" calcext:value-type="float">
            <text:p>0.866093337535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891994535923004" calcext:value-type="float">
            <text:p>0.891994535923004</text:p>
          </table:table-cell>
          <table:table-cell office:value-type="float" office:value="0.894310235977173" calcext:value-type="float">
            <text:p>0.894310235977173</text:p>
          </table:table-cell>
          <table:table-cell office:value-type="float" office:value="0.896374106407166" calcext:value-type="float">
            <text:p>0.896374106407166</text:p>
          </table:table-cell>
          <table:table-cell office:value-type="float" office:value="0.897366642951965" calcext:value-type="float">
            <text:p>0.897366642951965</text:p>
          </table:table-cell>
          <table:table-cell office:value-type="float" office:value="0.897155523300171" calcext:value-type="float">
            <text:p>0.897155523300171</text:p>
          </table:table-cell>
          <table:table-cell office:value-type="float" office:value="0.897130608558655" calcext:value-type="float">
            <text:p>0.897130608558655</text:p>
          </table:table-cell>
          <table:table-cell office:value-type="float" office:value="0.897609829902649" calcext:value-type="float">
            <text:p>0.897609829902649</text:p>
          </table:table-cell>
          <table:table-cell office:value-type="float" office:value="0.898224353790283" calcext:value-type="float">
            <text:p>0.898224353790283</text:p>
          </table:table-cell>
          <table:table-cell office:value-type="float" office:value="0.89877462387085" calcext:value-type="float">
            <text:p>0.89877462387085</text:p>
          </table:table-cell>
          <table:table-cell office:value-type="float" office:value="0.898692667484283" calcext:value-type="float">
            <text:p>0.898692667484283</text:p>
          </table:table-cell>
          <table:table-cell office:value-type="float" office:value="0.899193406105042" calcext:value-type="float">
            <text:p>0.899193406105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59786117076874" calcext:value-type="float">
            <text:p>0.959786117076874</text:p>
          </table:table-cell>
          <table:table-cell office:value-type="float" office:value="0.960098505020142" calcext:value-type="float">
            <text:p>0.960098505020142</text:p>
          </table:table-cell>
          <table:table-cell office:value-type="float" office:value="0.960055887699127" calcext:value-type="float">
            <text:p>0.960055887699127</text:p>
          </table:table-cell>
          <table:table-cell office:value-type="float" office:value="0.960266292095184" calcext:value-type="float">
            <text:p>0.960266292095184</text:p>
          </table:table-cell>
          <table:table-cell office:value-type="float" office:value="0.960327625274658" calcext:value-type="float">
            <text:p>0.960327625274658</text:p>
          </table:table-cell>
          <table:table-cell office:value-type="float" office:value="0.960305452346802" calcext:value-type="float">
            <text:p>0.960305452346802</text:p>
          </table:table-cell>
          <table:table-cell office:value-type="float" office:value="0.960649728775024" calcext:value-type="float">
            <text:p>0.960649728775024</text:p>
          </table:table-cell>
          <table:table-cell office:value-type="float" office:value="0.960963368415832" calcext:value-type="float">
            <text:p>0.960963368415832</text:p>
          </table:table-cell>
          <table:table-cell office:value-type="float" office:value="0.960479378700256" calcext:value-type="float">
            <text:p>0.960479378700256</text:p>
          </table:table-cell>
          <table:table-cell office:value-type="float" office:value="0.96088445186615" calcext:value-type="float">
            <text:p>0.96088445186615</text:p>
          </table:table-cell>
          <table:table-cell office:value-type="float" office:value="0.961142599582672" calcext:value-type="float">
            <text:p>0.96114259958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91562157869339" calcext:value-type="float">
            <text:p>0.91562157869339</text:p>
          </table:table-cell>
          <table:table-cell office:value-type="float" office:value="0.927117228507996" calcext:value-type="float">
            <text:p>0.927117228507996</text:p>
          </table:table-cell>
          <table:table-cell office:value-type="float" office:value="0.928297340869904" calcext:value-type="float">
            <text:p>0.928297340869904</text:p>
          </table:table-cell>
          <table:table-cell office:value-type="float" office:value="0.930423259735107" calcext:value-type="float">
            <text:p>0.930423259735107</text:p>
          </table:table-cell>
          <table:table-cell office:value-type="float" office:value="0.931420981884003" calcext:value-type="float">
            <text:p>0.931420981884003</text:p>
          </table:table-cell>
          <table:table-cell office:value-type="float" office:value="0.932721316814423" calcext:value-type="float">
            <text:p>0.932721316814423</text:p>
          </table:table-cell>
          <table:table-cell office:value-type="float" office:value="0.934012591838837" calcext:value-type="float">
            <text:p>0.934012591838837</text:p>
          </table:table-cell>
          <table:table-cell office:value-type="float" office:value="0.934334874153137" calcext:value-type="float">
            <text:p>0.934334874153137</text:p>
          </table:table-cell>
          <table:table-cell office:value-type="float" office:value="0.931762993335724" calcext:value-type="float">
            <text:p>0.931762993335724</text:p>
          </table:table-cell>
          <table:table-cell office:value-type="float" office:value="0.933172225952148" calcext:value-type="float">
            <text:p>0.933172225952148</text:p>
          </table:table-cell>
          <table:table-cell office:value-type="float" office:value="0.932381749153137" calcext:value-type="float">
            <text:p>0.932381749153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762089431285858" calcext:value-type="float">
            <text:p>0.762089431285858</text:p>
          </table:table-cell>
          <table:table-cell office:value-type="float" office:value="0.769950807094574" calcext:value-type="float">
            <text:p>0.769950807094574</text:p>
          </table:table-cell>
          <table:table-cell office:value-type="float" office:value="0.761566698551178" calcext:value-type="float">
            <text:p>0.761566698551178</text:p>
          </table:table-cell>
          <table:table-cell office:value-type="float" office:value="0.767820537090302" calcext:value-type="float">
            <text:p>0.767820537090302</text:p>
          </table:table-cell>
          <table:table-cell office:value-type="float" office:value="0.762067258358002" calcext:value-type="float">
            <text:p>0.762067258358002</text:p>
          </table:table-cell>
          <table:table-cell office:value-type="float" office:value="0.758637666702271" calcext:value-type="float">
            <text:p>0.758637666702271</text:p>
          </table:table-cell>
          <table:table-cell office:value-type="float" office:value="0.76378720998764" calcext:value-type="float">
            <text:p>0.76378720998764</text:p>
          </table:table-cell>
          <table:table-cell office:value-type="float" office:value="0.768725693225861" calcext:value-type="float">
            <text:p>0.768725693225861</text:p>
          </table:table-cell>
          <table:table-cell office:value-type="float" office:value="0.76641446352005" calcext:value-type="float">
            <text:p>0.76641446352005</text:p>
          </table:table-cell>
          <table:table-cell office:value-type="float" office:value="0.767935574054718" calcext:value-type="float">
            <text:p>0.767935574054718</text:p>
          </table:table-cell>
          <table:table-cell office:value-type="float" office:value="0.769286870956421" calcext:value-type="float">
            <text:p>0.769286870956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63172078132629" calcext:value-type="float">
            <text:p>0.963172078132629</text:p>
          </table:table-cell>
          <table:table-cell office:value-type="float" office:value="0.964577555656433" calcext:value-type="float">
            <text:p>0.964577555656433</text:p>
          </table:table-cell>
          <table:table-cell office:value-type="float" office:value="0.964959263801575" calcext:value-type="float">
            <text:p>0.964959263801575</text:p>
          </table:table-cell>
          <table:table-cell office:value-type="float" office:value="0.965000748634338" calcext:value-type="float">
            <text:p>0.965000748634338</text:p>
          </table:table-cell>
          <table:table-cell office:value-type="float" office:value="0.966053545475006" calcext:value-type="float">
            <text:p>0.966053545475006</text:p>
          </table:table-cell>
          <table:table-cell office:value-type="float" office:value="0.966252386569977" calcext:value-type="float">
            <text:p>0.966252386569977</text:p>
          </table:table-cell>
          <table:table-cell office:value-type="float" office:value="0.966360628604889" calcext:value-type="float">
            <text:p>0.966360628604889</text:p>
          </table:table-cell>
          <table:table-cell office:value-type="float" office:value="0.966233313083649" calcext:value-type="float">
            <text:p>0.966233313083649</text:p>
          </table:table-cell>
          <table:table-cell office:value-type="float" office:value="0.966308832168579" calcext:value-type="float">
            <text:p>0.966308832168579</text:p>
          </table:table-cell>
          <table:table-cell office:value-type="float" office:value="0.966504633426666" calcext:value-type="float">
            <text:p>0.966504633426666</text:p>
          </table:table-cell>
          <table:table-cell office:value-type="float" office:value="0.966399550437927" calcext:value-type="float">
            <text:p>0.966399550437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941606223583221" calcext:value-type="float">
            <text:p>0.941606223583221</text:p>
          </table:table-cell>
          <table:table-cell office:value-type="float" office:value="0.942547380924225" calcext:value-type="float">
            <text:p>0.942547380924225</text:p>
          </table:table-cell>
          <table:table-cell office:value-type="float" office:value="0.944227337837219" calcext:value-type="float">
            <text:p>0.944227337837219</text:p>
          </table:table-cell>
          <table:table-cell office:value-type="float" office:value="0.94309276342392" calcext:value-type="float">
            <text:p>0.94309276342392</text:p>
          </table:table-cell>
          <table:table-cell office:value-type="float" office:value="0.944084167480469" calcext:value-type="float">
            <text:p>0.944084167480469</text:p>
          </table:table-cell>
          <table:table-cell office:value-type="float" office:value="0.94372296333313" calcext:value-type="float">
            <text:p>0.94372296333313</text:p>
          </table:table-cell>
          <table:table-cell office:value-type="float" office:value="0.944000005722046" calcext:value-type="float">
            <text:p>0.944000005722046</text:p>
          </table:table-cell>
          <table:table-cell office:value-type="float" office:value="0.944416105747223" calcext:value-type="float">
            <text:p>0.944416105747223</text:p>
          </table:table-cell>
          <table:table-cell office:value-type="float" office:value="0.944702565670013" calcext:value-type="float">
            <text:p>0.944702565670013</text:p>
          </table:table-cell>
          <table:table-cell office:value-type="float" office:value="0.944359540939331" calcext:value-type="float">
            <text:p>0.944359540939331</text:p>
          </table:table-cell>
          <table:table-cell office:value-type="float" office:value="0.945209681987762" calcext:value-type="float">
            <text:p>0.945209681987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69972944259644" calcext:value-type="float">
            <text:p>0.869972944259644</text:p>
          </table:table-cell>
          <table:table-cell office:value-type="float" office:value="0.874150335788727" calcext:value-type="float">
            <text:p>0.874150335788727</text:p>
          </table:table-cell>
          <table:table-cell office:value-type="float" office:value="0.876815438270569" calcext:value-type="float">
            <text:p>0.876815438270569</text:p>
          </table:table-cell>
          <table:table-cell office:value-type="float" office:value="0.877598166465759" calcext:value-type="float">
            <text:p>0.877598166465759</text:p>
          </table:table-cell>
          <table:table-cell office:value-type="float" office:value="0.879238545894623" calcext:value-type="float">
            <text:p>0.879238545894623</text:p>
          </table:table-cell>
          <table:table-cell office:value-type="float" office:value="0.876038551330566" calcext:value-type="float">
            <text:p>0.876038551330566</text:p>
          </table:table-cell>
          <table:table-cell office:value-type="float" office:value="0.876981258392334" calcext:value-type="float">
            <text:p>0.876981258392334</text:p>
          </table:table-cell>
          <table:table-cell office:value-type="float" office:value="0.879428863525391" calcext:value-type="float">
            <text:p>0.879428863525391</text:p>
          </table:table-cell>
          <table:table-cell office:value-type="float" office:value="0.877828657627106" calcext:value-type="float">
            <text:p>0.877828657627106</text:p>
          </table:table-cell>
          <table:table-cell office:value-type="float" office:value="0.878598928451538" calcext:value-type="float">
            <text:p>0.878598928451538</text:p>
          </table:table-cell>
          <table:table-cell office:value-type="float" office:value="0.879586696624756" calcext:value-type="float">
            <text:p>0.87958669662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936348497867584" calcext:value-type="float">
            <text:p>0.936348497867584</text:p>
          </table:table-cell>
          <table:table-cell office:value-type="float" office:value="0.937231779098511" calcext:value-type="float">
            <text:p>0.937231779098511</text:p>
          </table:table-cell>
          <table:table-cell office:value-type="float" office:value="0.936387598514557" calcext:value-type="float">
            <text:p>0.936387598514557</text:p>
          </table:table-cell>
          <table:table-cell office:value-type="float" office:value="0.93412721157074" calcext:value-type="float">
            <text:p>0.93412721157074</text:p>
          </table:table-cell>
          <table:table-cell office:value-type="float" office:value="0.935620009899139" calcext:value-type="float">
            <text:p>0.935620009899139</text:p>
          </table:table-cell>
          <table:table-cell office:value-type="float" office:value="0.933767318725586" calcext:value-type="float">
            <text:p>0.933767318725586</text:p>
          </table:table-cell>
          <table:table-cell office:value-type="float" office:value="0.93811708688736" calcext:value-type="float">
            <text:p>0.93811708688736</text:p>
          </table:table-cell>
          <table:table-cell office:value-type="float" office:value="0.938315510749817" calcext:value-type="float">
            <text:p>0.938315510749817</text:p>
          </table:table-cell>
          <table:table-cell office:value-type="float" office:value="0.937003195285797" calcext:value-type="float">
            <text:p>0.937003195285797</text:p>
          </table:table-cell>
          <table:table-cell office:value-type="float" office:value="0.938491404056549" calcext:value-type="float">
            <text:p>0.938491404056549</text:p>
          </table:table-cell>
          <table:table-cell office:value-type="float" office:value="0.938691973686218" calcext:value-type="float">
            <text:p>0.938691973686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49374675750732" calcext:value-type="float">
            <text:p>0.949374675750732</text:p>
          </table:table-cell>
          <table:table-cell office:value-type="float" office:value="0.951569616794586" calcext:value-type="float">
            <text:p>0.951569616794586</text:p>
          </table:table-cell>
          <table:table-cell office:value-type="float" office:value="0.951890051364899" calcext:value-type="float">
            <text:p>0.951890051364899</text:p>
          </table:table-cell>
          <table:table-cell office:value-type="float" office:value="0.951400637626648" calcext:value-type="float">
            <text:p>0.951400637626648</text:p>
          </table:table-cell>
          <table:table-cell office:value-type="float" office:value="0.951636433601379" calcext:value-type="float">
            <text:p>0.951636433601379</text:p>
          </table:table-cell>
          <table:table-cell office:value-type="float" office:value="0.952735602855682" calcext:value-type="float">
            <text:p>0.952735602855682</text:p>
          </table:table-cell>
          <table:table-cell office:value-type="float" office:value="0.952770233154297" calcext:value-type="float">
            <text:p>0.952770233154297</text:p>
          </table:table-cell>
          <table:table-cell office:value-type="float" office:value="0.952864289283752" calcext:value-type="float">
            <text:p>0.952864289283752</text:p>
          </table:table-cell>
          <table:table-cell office:value-type="float" office:value="0.952946364879608" calcext:value-type="float">
            <text:p>0.952946364879608</text:p>
          </table:table-cell>
          <table:table-cell office:value-type="float" office:value="0.952971518039703" calcext:value-type="float">
            <text:p>0.952971518039703</text:p>
          </table:table-cell>
          <table:table-cell office:value-type="float" office:value="0.953365445137024" calcext:value-type="float">
            <text:p>0.953365445137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929974257946014" calcext:value-type="float">
            <text:p>0.929974257946014</text:p>
          </table:table-cell>
          <table:table-cell office:value-type="float" office:value="0.930667638778686" calcext:value-type="float">
            <text:p>0.930667638778686</text:p>
          </table:table-cell>
          <table:table-cell office:value-type="float" office:value="0.932463467121124" calcext:value-type="float">
            <text:p>0.932463467121124</text:p>
          </table:table-cell>
          <table:table-cell office:value-type="float" office:value="0.933757781982422" calcext:value-type="float">
            <text:p>0.933757781982422</text:p>
          </table:table-cell>
          <table:table-cell office:value-type="float" office:value="0.932888090610504" calcext:value-type="float">
            <text:p>0.932888090610504</text:p>
          </table:table-cell>
          <table:table-cell office:value-type="float" office:value="0.932737946510315" calcext:value-type="float">
            <text:p>0.932737946510315</text:p>
          </table:table-cell>
          <table:table-cell office:value-type="float" office:value="0.933429837226868" calcext:value-type="float">
            <text:p>0.933429837226868</text:p>
          </table:table-cell>
          <table:table-cell office:value-type="float" office:value="0.934063255786896" calcext:value-type="float">
            <text:p>0.934063255786896</text:p>
          </table:table-cell>
          <table:table-cell office:value-type="float" office:value="0.933870017528534" calcext:value-type="float">
            <text:p>0.933870017528534</text:p>
          </table:table-cell>
          <table:table-cell office:value-type="float" office:value="0.9345343708992" calcext:value-type="float">
            <text:p>0.9345343708992</text:p>
          </table:table-cell>
          <table:table-cell office:value-type="float" office:value="0.934924066066742" calcext:value-type="float">
            <text:p>0.934924066066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9080011844635" calcext:value-type="float">
            <text:p>0.89080011844635</text:p>
          </table:table-cell>
          <table:table-cell office:value-type="float" office:value="0.893463611602783" calcext:value-type="float">
            <text:p>0.893463611602783</text:p>
          </table:table-cell>
          <table:table-cell office:value-type="float" office:value="0.893661618232727" calcext:value-type="float">
            <text:p>0.893661618232727</text:p>
          </table:table-cell>
          <table:table-cell office:value-type="float" office:value="0.894618511199951" calcext:value-type="float">
            <text:p>0.894618511199951</text:p>
          </table:table-cell>
          <table:table-cell office:value-type="float" office:value="0.8937548995018" calcext:value-type="float">
            <text:p>0.8937548995018</text:p>
          </table:table-cell>
          <table:table-cell office:value-type="float" office:value="0.895539522171021" calcext:value-type="float">
            <text:p>0.895539522171021</text:p>
          </table:table-cell>
          <table:table-cell office:value-type="float" office:value="0.895626783370972" calcext:value-type="float">
            <text:p>0.895626783370972</text:p>
          </table:table-cell>
          <table:table-cell office:value-type="float" office:value="0.896267712116241" calcext:value-type="float">
            <text:p>0.896267712116241</text:p>
          </table:table-cell>
          <table:table-cell office:value-type="float" office:value="0.896336078643799" calcext:value-type="float">
            <text:p>0.896336078643799</text:p>
          </table:table-cell>
          <table:table-cell office:value-type="float" office:value="0.895836591720581" calcext:value-type="float">
            <text:p>0.895836591720581</text:p>
          </table:table-cell>
          <table:table-cell office:value-type="float" office:value="0.895894110202789" calcext:value-type="float">
            <text:p>0.895894110202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79562020301819" calcext:value-type="float">
            <text:p>0.879562020301819</text:p>
          </table:table-cell>
          <table:table-cell office:value-type="float" office:value="0.879388749599457" calcext:value-type="float">
            <text:p>0.879388749599457</text:p>
          </table:table-cell>
          <table:table-cell office:value-type="float" office:value="0.886475622653961" calcext:value-type="float">
            <text:p>0.886475622653961</text:p>
          </table:table-cell>
          <table:table-cell office:value-type="float" office:value="0.884331405162811" calcext:value-type="float">
            <text:p>0.884331405162811</text:p>
          </table:table-cell>
          <table:table-cell office:value-type="float" office:value="0.887769103050232" calcext:value-type="float">
            <text:p>0.887769103050232</text:p>
          </table:table-cell>
          <table:table-cell office:value-type="float" office:value="0.88801246881485" calcext:value-type="float">
            <text:p>0.88801246881485</text:p>
          </table:table-cell>
          <table:table-cell office:value-type="float" office:value="0.891655147075653" calcext:value-type="float">
            <text:p>0.891655147075653</text:p>
          </table:table-cell>
          <table:table-cell office:value-type="float" office:value="0.891673624515533" calcext:value-type="float">
            <text:p>0.891673624515533</text:p>
          </table:table-cell>
          <table:table-cell office:value-type="float" office:value="0.892042279243469" calcext:value-type="float">
            <text:p>0.892042279243469</text:p>
          </table:table-cell>
          <table:table-cell office:value-type="float" office:value="0.892529845237732" calcext:value-type="float">
            <text:p>0.892529845237732</text:p>
          </table:table-cell>
          <table:table-cell office:value-type="float" office:value="0.894785702228546" calcext:value-type="float">
            <text:p>0.894785702228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933343291282654" calcext:value-type="float">
            <text:p>0.933343291282654</text:p>
          </table:table-cell>
          <table:table-cell office:value-type="float" office:value="0.933651387691498" calcext:value-type="float">
            <text:p>0.933651387691498</text:p>
          </table:table-cell>
          <table:table-cell office:value-type="float" office:value="0.933930575847626" calcext:value-type="float">
            <text:p>0.933930575847626</text:p>
          </table:table-cell>
          <table:table-cell office:value-type="float" office:value="0.934675633907318" calcext:value-type="float">
            <text:p>0.934675633907318</text:p>
          </table:table-cell>
          <table:table-cell office:value-type="float" office:value="0.93537312746048" calcext:value-type="float">
            <text:p>0.93537312746048</text:p>
          </table:table-cell>
          <table:table-cell office:value-type="float" office:value="0.934992849826813" calcext:value-type="float">
            <text:p>0.934992849826813</text:p>
          </table:table-cell>
          <table:table-cell office:value-type="float" office:value="0.935252904891968" calcext:value-type="float">
            <text:p>0.935252904891968</text:p>
          </table:table-cell>
          <table:table-cell office:value-type="float" office:value="0.936585366725922" calcext:value-type="float">
            <text:p>0.936585366725922</text:p>
          </table:table-cell>
          <table:table-cell office:value-type="float" office:value="0.936640381813049" calcext:value-type="float">
            <text:p>0.936640381813049</text:p>
          </table:table-cell>
          <table:table-cell office:value-type="float" office:value="0.936536431312561" calcext:value-type="float">
            <text:p>0.936536431312561</text:p>
          </table:table-cell>
          <table:table-cell office:value-type="float" office:value="0.936313331127167" calcext:value-type="float">
            <text:p>0.936313331127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40952360630035" calcext:value-type="float">
            <text:p>0.940952360630035</text:p>
          </table:table-cell>
          <table:table-cell office:value-type="float" office:value="0.940679013729095" calcext:value-type="float">
            <text:p>0.940679013729095</text:p>
          </table:table-cell>
          <table:table-cell office:value-type="float" office:value="0.939994096755981" calcext:value-type="float">
            <text:p>0.939994096755981</text:p>
          </table:table-cell>
          <table:table-cell office:value-type="float" office:value="0.938663721084595" calcext:value-type="float">
            <text:p>0.938663721084595</text:p>
          </table:table-cell>
          <table:table-cell office:value-type="float" office:value="0.938632726669312" calcext:value-type="float">
            <text:p>0.938632726669312</text:p>
          </table:table-cell>
          <table:table-cell office:value-type="float" office:value="0.939776301383972" calcext:value-type="float">
            <text:p>0.939776301383972</text:p>
          </table:table-cell>
          <table:table-cell office:value-type="float" office:value="0.940525472164154" calcext:value-type="float">
            <text:p>0.940525472164154</text:p>
          </table:table-cell>
          <table:table-cell office:value-type="float" office:value="0.940158665180206" calcext:value-type="float">
            <text:p>0.940158665180206</text:p>
          </table:table-cell>
          <table:table-cell office:value-type="float" office:value="0.94057023525238" calcext:value-type="float">
            <text:p>0.94057023525238</text:p>
          </table:table-cell>
          <table:table-cell office:value-type="float" office:value="0.941410183906555" calcext:value-type="float">
            <text:p>0.941410183906555</text:p>
          </table:table-cell>
          <table:table-cell office:value-type="float" office:value="0.942166924476624" calcext:value-type="float">
            <text:p>0.942166924476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51320171356201" calcext:value-type="float">
            <text:p>0.951320171356201</text:p>
          </table:table-cell>
          <table:table-cell office:value-type="float" office:value="0.953029096126556" calcext:value-type="float">
            <text:p>0.953029096126556</text:p>
          </table:table-cell>
          <table:table-cell office:value-type="float" office:value="0.954170942306519" calcext:value-type="float">
            <text:p>0.954170942306519</text:p>
          </table:table-cell>
          <table:table-cell office:value-type="float" office:value="0.953402161598206" calcext:value-type="float">
            <text:p>0.953402161598206</text:p>
          </table:table-cell>
          <table:table-cell office:value-type="float" office:value="0.955512046813965" calcext:value-type="float">
            <text:p>0.955512046813965</text:p>
          </table:table-cell>
          <table:table-cell office:value-type="float" office:value="0.957663953304291" calcext:value-type="float">
            <text:p>0.957663953304291</text:p>
          </table:table-cell>
          <table:table-cell office:value-type="float" office:value="0.954396545886993" calcext:value-type="float">
            <text:p>0.954396545886993</text:p>
          </table:table-cell>
          <table:table-cell office:value-type="float" office:value="0.954486906528473" calcext:value-type="float">
            <text:p>0.954486906528473</text:p>
          </table:table-cell>
          <table:table-cell office:value-type="float" office:value="0.954085230827332" calcext:value-type="float">
            <text:p>0.954085230827332</text:p>
          </table:table-cell>
          <table:table-cell office:value-type="float" office:value="0.9542396068573" calcext:value-type="float">
            <text:p>0.9542396068573</text:p>
          </table:table-cell>
          <table:table-cell office:value-type="float" office:value="0.952977478504181" calcext:value-type="float">
            <text:p>0.952977478504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609696984291077" calcext:value-type="float">
            <text:p>0.609696984291077</text:p>
          </table:table-cell>
          <table:table-cell office:value-type="float" office:value="0.610139071941376" calcext:value-type="float">
            <text:p>0.610139071941376</text:p>
          </table:table-cell>
          <table:table-cell office:value-type="float" office:value="0.607882440090179" calcext:value-type="float">
            <text:p>0.607882440090179</text:p>
          </table:table-cell>
          <table:table-cell office:value-type="float" office:value="0.60908180475235" calcext:value-type="float">
            <text:p>0.60908180475235</text:p>
          </table:table-cell>
          <table:table-cell office:value-type="float" office:value="0.610725283622742" calcext:value-type="float">
            <text:p>0.610725283622742</text:p>
          </table:table-cell>
          <table:table-cell office:value-type="float" office:value="0.61030787229538" calcext:value-type="float">
            <text:p>0.61030787229538</text:p>
          </table:table-cell>
          <table:table-cell office:value-type="float" office:value="0.611049711704254" calcext:value-type="float">
            <text:p>0.611049711704254</text:p>
          </table:table-cell>
          <table:table-cell office:value-type="float" office:value="0.610482513904572" calcext:value-type="float">
            <text:p>0.610482513904572</text:p>
          </table:table-cell>
          <table:table-cell office:value-type="float" office:value="0.609967708587647" calcext:value-type="float">
            <text:p>0.609967708587647</text:p>
          </table:table-cell>
          <table:table-cell office:value-type="float" office:value="0.610404849052429" calcext:value-type="float">
            <text:p>0.610404849052429</text:p>
          </table:table-cell>
          <table:table-cell office:value-type="float" office:value="0.610619485378265" calcext:value-type="float">
            <text:p>0.610619485378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921991348266602" calcext:value-type="float">
            <text:p>0.921991348266602</text:p>
          </table:table-cell>
          <table:table-cell office:value-type="float" office:value="0.92293792963028" calcext:value-type="float">
            <text:p>0.92293792963028</text:p>
          </table:table-cell>
          <table:table-cell office:value-type="float" office:value="0.925758540630341" calcext:value-type="float">
            <text:p>0.925758540630341</text:p>
          </table:table-cell>
          <table:table-cell office:value-type="float" office:value="0.928944170475006" calcext:value-type="float">
            <text:p>0.928944170475006</text:p>
          </table:table-cell>
          <table:table-cell office:value-type="float" office:value="0.928810954093933" calcext:value-type="float">
            <text:p>0.928810954093933</text:p>
          </table:table-cell>
          <table:table-cell office:value-type="float" office:value="0.930076241493225" calcext:value-type="float">
            <text:p>0.930076241493225</text:p>
          </table:table-cell>
          <table:table-cell office:value-type="float" office:value="0.931694686412811" calcext:value-type="float">
            <text:p>0.931694686412811</text:p>
          </table:table-cell>
          <table:table-cell office:value-type="float" office:value="0.932123184204102" calcext:value-type="float">
            <text:p>0.932123184204102</text:p>
          </table:table-cell>
          <table:table-cell office:value-type="float" office:value="0.933549642562866" calcext:value-type="float">
            <text:p>0.933549642562866</text:p>
          </table:table-cell>
          <table:table-cell office:value-type="float" office:value="0.932398200035095" calcext:value-type="float">
            <text:p>0.932398200035095</text:p>
          </table:table-cell>
          <table:table-cell office:value-type="float" office:value="0.931364953517914" calcext:value-type="float">
            <text:p>0.931364953517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59629833698273" calcext:value-type="float">
            <text:p>0.959629833698273</text:p>
          </table:table-cell>
          <table:table-cell office:value-type="float" office:value="0.960459172725678" calcext:value-type="float">
            <text:p>0.960459172725678</text:p>
          </table:table-cell>
          <table:table-cell office:value-type="float" office:value="0.963353037834168" calcext:value-type="float">
            <text:p>0.963353037834168</text:p>
          </table:table-cell>
          <table:table-cell office:value-type="float" office:value="0.962655186653137" calcext:value-type="float">
            <text:p>0.962655186653137</text:p>
          </table:table-cell>
          <table:table-cell office:value-type="float" office:value="0.963838756084442" calcext:value-type="float">
            <text:p>0.963838756084442</text:p>
          </table:table-cell>
          <table:table-cell office:value-type="float" office:value="0.96338540315628" calcext:value-type="float">
            <text:p>0.96338540315628</text:p>
          </table:table-cell>
          <table:table-cell office:value-type="float" office:value="0.963843882083893" calcext:value-type="float">
            <text:p>0.963843882083893</text:p>
          </table:table-cell>
          <table:table-cell office:value-type="float" office:value="0.964548826217651" calcext:value-type="float">
            <text:p>0.964548826217651</text:p>
          </table:table-cell>
          <table:table-cell office:value-type="float" office:value="0.964241802692413" calcext:value-type="float">
            <text:p>0.964241802692413</text:p>
          </table:table-cell>
          <table:table-cell office:value-type="float" office:value="0.964724719524384" calcext:value-type="float">
            <text:p>0.964724719524384</text:p>
          </table:table-cell>
          <table:table-cell office:value-type="float" office:value="0.964081764221191" calcext:value-type="float">
            <text:p>0.964081764221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902600109577179" calcext:value-type="float">
            <text:p>0.902600109577179</text:p>
          </table:table-cell>
          <table:table-cell office:value-type="float" office:value="0.907452762126923" calcext:value-type="float">
            <text:p>0.907452762126923</text:p>
          </table:table-cell>
          <table:table-cell office:value-type="float" office:value="0.907427430152893" calcext:value-type="float">
            <text:p>0.907427430152893</text:p>
          </table:table-cell>
          <table:table-cell office:value-type="float" office:value="0.906965136528015" calcext:value-type="float">
            <text:p>0.906965136528015</text:p>
          </table:table-cell>
          <table:table-cell office:value-type="float" office:value="0.908098638057709" calcext:value-type="float">
            <text:p>0.908098638057709</text:p>
          </table:table-cell>
          <table:table-cell office:value-type="float" office:value="0.911232233047485" calcext:value-type="float">
            <text:p>0.911232233047485</text:p>
          </table:table-cell>
          <table:table-cell office:value-type="float" office:value="0.911990642547607" calcext:value-type="float">
            <text:p>0.911990642547607</text:p>
          </table:table-cell>
          <table:table-cell office:value-type="float" office:value="0.912404835224152" calcext:value-type="float">
            <text:p>0.912404835224152</text:p>
          </table:table-cell>
          <table:table-cell office:value-type="float" office:value="0.911866247653961" calcext:value-type="float">
            <text:p>0.911866247653961</text:p>
          </table:table-cell>
          <table:table-cell office:value-type="float" office:value="0.912414848804474" calcext:value-type="float">
            <text:p>0.912414848804474</text:p>
          </table:table-cell>
          <table:table-cell office:value-type="float" office:value="0.91299831867218" calcext:value-type="float">
            <text:p>0.9129983186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506749272346497" calcext:value-type="float">
            <text:p>0.506749272346497</text:p>
          </table:table-cell>
          <table:table-cell office:value-type="float" office:value="0.569761991500855" calcext:value-type="float">
            <text:p>0.569761991500855</text:p>
          </table:table-cell>
          <table:table-cell office:value-type="float" office:value="0.554262638092041" calcext:value-type="float">
            <text:p>0.554262638092041</text:p>
          </table:table-cell>
          <table:table-cell office:value-type="float" office:value="0.569054007530212" calcext:value-type="float">
            <text:p>0.569054007530212</text:p>
          </table:table-cell>
          <table:table-cell office:value-type="float" office:value="0.572127163410187" calcext:value-type="float">
            <text:p>0.572127163410187</text:p>
          </table:table-cell>
          <table:table-cell office:value-type="float" office:value="0.596508264541626" calcext:value-type="float">
            <text:p>0.596508264541626</text:p>
          </table:table-cell>
          <table:table-cell office:value-type="float" office:value="0.641224980354309" calcext:value-type="float">
            <text:p>0.641224980354309</text:p>
          </table:table-cell>
          <table:table-cell office:value-type="float" office:value="0.648572087287903" calcext:value-type="float">
            <text:p>0.648572087287903</text:p>
          </table:table-cell>
          <table:table-cell office:value-type="float" office:value="0.655083358287811" calcext:value-type="float">
            <text:p>0.655083358287811</text:p>
          </table:table-cell>
          <table:table-cell office:value-type="float" office:value="0.638811528682709" calcext:value-type="float">
            <text:p>0.638811528682709</text:p>
          </table:table-cell>
          <table:table-cell office:value-type="float" office:value="0.64879983663559" calcext:value-type="float">
            <text:p>0.6487998366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47976887226105" calcext:value-type="float">
            <text:p>0.947976887226105</text:p>
          </table:table-cell>
          <table:table-cell office:value-type="float" office:value="0.95002418756485" calcext:value-type="float">
            <text:p>0.95002418756485</text:p>
          </table:table-cell>
          <table:table-cell office:value-type="float" office:value="0.954134345054626" calcext:value-type="float">
            <text:p>0.954134345054626</text:p>
          </table:table-cell>
          <table:table-cell office:value-type="float" office:value="0.955719530582428" calcext:value-type="float">
            <text:p>0.955719530582428</text:p>
          </table:table-cell>
          <table:table-cell office:value-type="float" office:value="0.955131351947784" calcext:value-type="float">
            <text:p>0.955131351947784</text:p>
          </table:table-cell>
          <table:table-cell office:value-type="float" office:value="0.955638825893402" calcext:value-type="float">
            <text:p>0.955638825893402</text:p>
          </table:table-cell>
          <table:table-cell office:value-type="float" office:value="0.95673805475235" calcext:value-type="float">
            <text:p>0.95673805475235</text:p>
          </table:table-cell>
          <table:table-cell office:value-type="float" office:value="0.95692640542984" calcext:value-type="float">
            <text:p>0.95692640542984</text:p>
          </table:table-cell>
          <table:table-cell office:value-type="float" office:value="0.95660674571991" calcext:value-type="float">
            <text:p>0.95660674571991</text:p>
          </table:table-cell>
          <table:table-cell office:value-type="float" office:value="0.95689469575882" calcext:value-type="float">
            <text:p>0.95689469575882</text:p>
          </table:table-cell>
          <table:table-cell office:value-type="float" office:value="0.957211971282959" calcext:value-type="float">
            <text:p>0.957211971282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90572065114975" calcext:value-type="float">
            <text:p>0.90572065114975</text:p>
          </table:table-cell>
          <table:table-cell office:value-type="float" office:value="0.909545481204987" calcext:value-type="float">
            <text:p>0.909545481204987</text:p>
          </table:table-cell>
          <table:table-cell office:value-type="float" office:value="0.910059690475464" calcext:value-type="float">
            <text:p>0.910059690475464</text:p>
          </table:table-cell>
          <table:table-cell office:value-type="float" office:value="0.911617159843445" calcext:value-type="float">
            <text:p>0.911617159843445</text:p>
          </table:table-cell>
          <table:table-cell office:value-type="float" office:value="0.909883320331574" calcext:value-type="float">
            <text:p>0.909883320331574</text:p>
          </table:table-cell>
          <table:table-cell office:value-type="float" office:value="0.910079300403595" calcext:value-type="float">
            <text:p>0.910079300403595</text:p>
          </table:table-cell>
          <table:table-cell office:value-type="float" office:value="0.911246418952942" calcext:value-type="float">
            <text:p>0.911246418952942</text:p>
          </table:table-cell>
          <table:table-cell office:value-type="float" office:value="0.910760164260864" calcext:value-type="float">
            <text:p>0.910760164260864</text:p>
          </table:table-cell>
          <table:table-cell office:value-type="float" office:value="0.911607563495636" calcext:value-type="float">
            <text:p>0.911607563495636</text:p>
          </table:table-cell>
          <table:table-cell office:value-type="float" office:value="0.911937117576599" calcext:value-type="float">
            <text:p>0.911937117576599</text:p>
          </table:table-cell>
          <table:table-cell office:value-type="float" office:value="0.913037896156311" calcext:value-type="float">
            <text:p>0.913037896156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34460699558258" calcext:value-type="float">
            <text:p>0.934460699558258</text:p>
          </table:table-cell>
          <table:table-cell office:value-type="float" office:value="0.938574552536011" calcext:value-type="float">
            <text:p>0.938574552536011</text:p>
          </table:table-cell>
          <table:table-cell office:value-type="float" office:value="0.937923908233643" calcext:value-type="float">
            <text:p>0.937923908233643</text:p>
          </table:table-cell>
          <table:table-cell office:value-type="float" office:value="0.938323557376862" calcext:value-type="float">
            <text:p>0.938323557376862</text:p>
          </table:table-cell>
          <table:table-cell office:value-type="float" office:value="0.936850011348724" calcext:value-type="float">
            <text:p>0.936850011348724</text:p>
          </table:table-cell>
          <table:table-cell office:value-type="float" office:value="0.94244921207428" calcext:value-type="float">
            <text:p>0.94244921207428</text:p>
          </table:table-cell>
          <table:table-cell office:value-type="float" office:value="0.942728817462921" calcext:value-type="float">
            <text:p>0.942728817462921</text:p>
          </table:table-cell>
          <table:table-cell office:value-type="float" office:value="0.945416867733002" calcext:value-type="float">
            <text:p>0.945416867733002</text:p>
          </table:table-cell>
          <table:table-cell office:value-type="float" office:value="0.947768986225128" calcext:value-type="float">
            <text:p>0.947768986225128</text:p>
          </table:table-cell>
          <table:table-cell office:value-type="float" office:value="0.949504673480988" calcext:value-type="float">
            <text:p>0.949504673480988</text:p>
          </table:table-cell>
          <table:table-cell office:value-type="float" office:value="0.948861837387085" calcext:value-type="float">
            <text:p>0.948861837387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907059252262116" calcext:value-type="float">
            <text:p>0.907059252262116</text:p>
          </table:table-cell>
          <table:table-cell office:value-type="float" office:value="0.908252000808716" calcext:value-type="float">
            <text:p>0.908252000808716</text:p>
          </table:table-cell>
          <table:table-cell office:value-type="float" office:value="0.909026443958282" calcext:value-type="float">
            <text:p>0.909026443958282</text:p>
          </table:table-cell>
          <table:table-cell office:value-type="float" office:value="0.908144950866699" calcext:value-type="float">
            <text:p>0.908144950866699</text:p>
          </table:table-cell>
          <table:table-cell office:value-type="float" office:value="0.907427370548248" calcext:value-type="float">
            <text:p>0.907427370548248</text:p>
          </table:table-cell>
          <table:table-cell office:value-type="float" office:value="0.906115114688873" calcext:value-type="float">
            <text:p>0.906115114688873</text:p>
          </table:table-cell>
          <table:table-cell office:value-type="float" office:value="0.906805515289306" calcext:value-type="float">
            <text:p>0.906805515289306</text:p>
          </table:table-cell>
          <table:table-cell office:value-type="float" office:value="0.907620429992676" calcext:value-type="float">
            <text:p>0.907620429992676</text:p>
          </table:table-cell>
          <table:table-cell office:value-type="float" office:value="0.903610110282898" calcext:value-type="float">
            <text:p>0.903610110282898</text:p>
          </table:table-cell>
          <table:table-cell office:value-type="float" office:value="0.902782797813416" calcext:value-type="float">
            <text:p>0.902782797813416</text:p>
          </table:table-cell>
          <table:table-cell office:value-type="float" office:value="0.906604290008545" calcext:value-type="float">
            <text:p>0.906604290008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92673909664154" calcext:value-type="float">
            <text:p>0.92673909664154</text:p>
          </table:table-cell>
          <table:table-cell office:value-type="float" office:value="0.924218893051147" calcext:value-type="float">
            <text:p>0.924218893051147</text:p>
          </table:table-cell>
          <table:table-cell office:value-type="float" office:value="0.925326883792877" calcext:value-type="float">
            <text:p>0.925326883792877</text:p>
          </table:table-cell>
          <table:table-cell office:value-type="float" office:value="0.926482796669006" calcext:value-type="float">
            <text:p>0.926482796669006</text:p>
          </table:table-cell>
          <table:table-cell office:value-type="float" office:value="0.927023351192474" calcext:value-type="float">
            <text:p>0.927023351192474</text:p>
          </table:table-cell>
          <table:table-cell office:value-type="float" office:value="0.927590429782867" calcext:value-type="float">
            <text:p>0.927590429782867</text:p>
          </table:table-cell>
          <table:table-cell office:value-type="float" office:value="0.929567933082581" calcext:value-type="float">
            <text:p>0.929567933082581</text:p>
          </table:table-cell>
          <table:table-cell office:value-type="float" office:value="0.932057082653046" calcext:value-type="float">
            <text:p>0.932057082653046</text:p>
          </table:table-cell>
          <table:table-cell office:value-type="float" office:value="0.933134496212006" calcext:value-type="float">
            <text:p>0.933134496212006</text:p>
          </table:table-cell>
          <table:table-cell office:value-type="float" office:value="0.932974457740784" calcext:value-type="float">
            <text:p>0.932974457740784</text:p>
          </table:table-cell>
          <table:table-cell office:value-type="float" office:value="0.933997094631195" calcext:value-type="float">
            <text:p>0.933997094631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53524768352508" calcext:value-type="float">
            <text:p>0.953524768352508</text:p>
          </table:table-cell>
          <table:table-cell office:value-type="float" office:value="0.954020321369171" calcext:value-type="float">
            <text:p>0.954020321369171</text:p>
          </table:table-cell>
          <table:table-cell office:value-type="float" office:value="0.953905403614044" calcext:value-type="float">
            <text:p>0.953905403614044</text:p>
          </table:table-cell>
          <table:table-cell office:value-type="float" office:value="0.954934358596802" calcext:value-type="float">
            <text:p>0.954934358596802</text:p>
          </table:table-cell>
          <table:table-cell office:value-type="float" office:value="0.954171240329742" calcext:value-type="float">
            <text:p>0.954171240329742</text:p>
          </table:table-cell>
          <table:table-cell office:value-type="float" office:value="0.955614507198334" calcext:value-type="float">
            <text:p>0.955614507198334</text:p>
          </table:table-cell>
          <table:table-cell office:value-type="float" office:value="0.95650976896286" calcext:value-type="float">
            <text:p>0.95650976896286</text:p>
          </table:table-cell>
          <table:table-cell office:value-type="float" office:value="0.957550644874573" calcext:value-type="float">
            <text:p>0.957550644874573</text:p>
          </table:table-cell>
          <table:table-cell office:value-type="float" office:value="0.958218038082123" calcext:value-type="float">
            <text:p>0.958218038082123</text:p>
          </table:table-cell>
          <table:table-cell office:value-type="float" office:value="0.957459568977356" calcext:value-type="float">
            <text:p>0.957459568977356</text:p>
          </table:table-cell>
          <table:table-cell office:value-type="float" office:value="0.958195209503174" calcext:value-type="float">
            <text:p>0.958195209503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65550780296326" calcext:value-type="float">
            <text:p>0.965550780296326</text:p>
          </table:table-cell>
          <table:table-cell office:value-type="float" office:value="0.967666625976562" calcext:value-type="float">
            <text:p>0.967666625976562</text:p>
          </table:table-cell>
          <table:table-cell office:value-type="float" office:value="0.968365788459778" calcext:value-type="float">
            <text:p>0.968365788459778</text:p>
          </table:table-cell>
          <table:table-cell office:value-type="float" office:value="0.968249320983887" calcext:value-type="float">
            <text:p>0.968249320983887</text:p>
          </table:table-cell>
          <table:table-cell office:value-type="float" office:value="0.969923734664917" calcext:value-type="float">
            <text:p>0.969923734664917</text:p>
          </table:table-cell>
          <table:table-cell office:value-type="float" office:value="0.971938014030456" calcext:value-type="float">
            <text:p>0.971938014030456</text:p>
          </table:table-cell>
          <table:table-cell office:value-type="float" office:value="0.973727881908417" calcext:value-type="float">
            <text:p>0.973727881908417</text:p>
          </table:table-cell>
          <table:table-cell office:value-type="float" office:value="0.973249554634094" calcext:value-type="float">
            <text:p>0.973249554634094</text:p>
          </table:table-cell>
          <table:table-cell office:value-type="float" office:value="0.972959816455841" calcext:value-type="float">
            <text:p>0.972959816455841</text:p>
          </table:table-cell>
          <table:table-cell office:value-type="float" office:value="0.9735506772995" calcext:value-type="float">
            <text:p>0.9735506772995</text:p>
          </table:table-cell>
          <table:table-cell office:value-type="float" office:value="0.97344183921814" calcext:value-type="float">
            <text:p>0.97344183921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921463370323181" calcext:value-type="float">
            <text:p>0.921463370323181</text:p>
          </table:table-cell>
          <table:table-cell office:value-type="float" office:value="0.92255562543869" calcext:value-type="float">
            <text:p>0.92255562543869</text:p>
          </table:table-cell>
          <table:table-cell office:value-type="float" office:value="0.922944664955139" calcext:value-type="float">
            <text:p>0.922944664955139</text:p>
          </table:table-cell>
          <table:table-cell office:value-type="float" office:value="0.926231503486633" calcext:value-type="float">
            <text:p>0.926231503486633</text:p>
          </table:table-cell>
          <table:table-cell office:value-type="float" office:value="0.926445245742798" calcext:value-type="float">
            <text:p>0.926445245742798</text:p>
          </table:table-cell>
          <table:table-cell office:value-type="float" office:value="0.925725519657135" calcext:value-type="float">
            <text:p>0.925725519657135</text:p>
          </table:table-cell>
          <table:table-cell office:value-type="float" office:value="0.925279557704926" calcext:value-type="float">
            <text:p>0.925279557704926</text:p>
          </table:table-cell>
          <table:table-cell office:value-type="float" office:value="0.925175070762634" calcext:value-type="float">
            <text:p>0.925175070762634</text:p>
          </table:table-cell>
          <table:table-cell office:value-type="float" office:value="0.927093625068665" calcext:value-type="float">
            <text:p>0.927093625068665</text:p>
          </table:table-cell>
          <table:table-cell office:value-type="float" office:value="0.927954614162445" calcext:value-type="float">
            <text:p>0.927954614162445</text:p>
          </table:table-cell>
          <table:table-cell office:value-type="float" office:value="0.929956018924713" calcext:value-type="float">
            <text:p>0.92995601892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49165105819702" calcext:value-type="float">
            <text:p>0.949165105819702</text:p>
          </table:table-cell>
          <table:table-cell office:value-type="float" office:value="0.951190173625946" calcext:value-type="float">
            <text:p>0.951190173625946</text:p>
          </table:table-cell>
          <table:table-cell office:value-type="float" office:value="0.952969968318939" calcext:value-type="float">
            <text:p>0.952969968318939</text:p>
          </table:table-cell>
          <table:table-cell office:value-type="float" office:value="0.954061329364777" calcext:value-type="float">
            <text:p>0.954061329364777</text:p>
          </table:table-cell>
          <table:table-cell office:value-type="float" office:value="0.955408692359924" calcext:value-type="float">
            <text:p>0.955408692359924</text:p>
          </table:table-cell>
          <table:table-cell office:value-type="float" office:value="0.955291509628296" calcext:value-type="float">
            <text:p>0.955291509628296</text:p>
          </table:table-cell>
          <table:table-cell office:value-type="float" office:value="0.953714847564697" calcext:value-type="float">
            <text:p>0.953714847564697</text:p>
          </table:table-cell>
          <table:table-cell office:value-type="float" office:value="0.95311850309372" calcext:value-type="float">
            <text:p>0.95311850309372</text:p>
          </table:table-cell>
          <table:table-cell office:value-type="float" office:value="0.953886091709137" calcext:value-type="float">
            <text:p>0.953886091709137</text:p>
          </table:table-cell>
          <table:table-cell office:value-type="float" office:value="0.953938841819763" calcext:value-type="float">
            <text:p>0.953938841819763</text:p>
          </table:table-cell>
          <table:table-cell office:value-type="float" office:value="0.955644965171814" calcext:value-type="float">
            <text:p>0.955644965171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923125267028809" calcext:value-type="float">
            <text:p>0.923125267028809</text:p>
          </table:table-cell>
          <table:table-cell office:value-type="float" office:value="0.92441314458847" calcext:value-type="float">
            <text:p>0.92441314458847</text:p>
          </table:table-cell>
          <table:table-cell office:value-type="float" office:value="0.922686219215393" calcext:value-type="float">
            <text:p>0.922686219215393</text:p>
          </table:table-cell>
          <table:table-cell office:value-type="float" office:value="0.923038363456726" calcext:value-type="float">
            <text:p>0.923038363456726</text:p>
          </table:table-cell>
          <table:table-cell office:value-type="float" office:value="0.925127327442169" calcext:value-type="float">
            <text:p>0.925127327442169</text:p>
          </table:table-cell>
          <table:table-cell office:value-type="float" office:value="0.926471054553986" calcext:value-type="float">
            <text:p>0.926471054553986</text:p>
          </table:table-cell>
          <table:table-cell office:value-type="float" office:value="0.927044868469238" calcext:value-type="float">
            <text:p>0.927044868469238</text:p>
          </table:table-cell>
          <table:table-cell office:value-type="float" office:value="0.926640212535858" calcext:value-type="float">
            <text:p>0.926640212535858</text:p>
          </table:table-cell>
          <table:table-cell office:value-type="float" office:value="0.927208602428436" calcext:value-type="float">
            <text:p>0.927208602428436</text:p>
          </table:table-cell>
          <table:table-cell office:value-type="float" office:value="0.927616000175476" calcext:value-type="float">
            <text:p>0.927616000175476</text:p>
          </table:table-cell>
          <table:table-cell office:value-type="float" office:value="0.92891389131546" calcext:value-type="float">
            <text:p>0.92891389131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901702105998993" calcext:value-type="float">
            <text:p>0.901702105998993</text:p>
          </table:table-cell>
          <table:table-cell office:value-type="float" office:value="0.90193122625351" calcext:value-type="float">
            <text:p>0.90193122625351</text:p>
          </table:table-cell>
          <table:table-cell office:value-type="float" office:value="0.903110980987549" calcext:value-type="float">
            <text:p>0.903110980987549</text:p>
          </table:table-cell>
          <table:table-cell office:value-type="float" office:value="0.902465462684631" calcext:value-type="float">
            <text:p>0.902465462684631</text:p>
          </table:table-cell>
          <table:table-cell office:value-type="float" office:value="0.903381943702698" calcext:value-type="float">
            <text:p>0.903381943702698</text:p>
          </table:table-cell>
          <table:table-cell office:value-type="float" office:value="0.903611421585083" calcext:value-type="float">
            <text:p>0.903611421585083</text:p>
          </table:table-cell>
          <table:table-cell office:value-type="float" office:value="0.904155194759369" calcext:value-type="float">
            <text:p>0.904155194759369</text:p>
          </table:table-cell>
          <table:table-cell office:value-type="float" office:value="0.904505491256714" calcext:value-type="float">
            <text:p>0.904505491256714</text:p>
          </table:table-cell>
          <table:table-cell office:value-type="float" office:value="0.904306054115295" calcext:value-type="float">
            <text:p>0.904306054115295</text:p>
          </table:table-cell>
          <table:table-cell office:value-type="float" office:value="0.904290556907654" calcext:value-type="float">
            <text:p>0.904290556907654</text:p>
          </table:table-cell>
          <table:table-cell office:value-type="float" office:value="0.904473185539246" calcext:value-type="float">
            <text:p>0.904473185539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41189467906952" calcext:value-type="float">
            <text:p>0.941189467906952</text:p>
          </table:table-cell>
          <table:table-cell office:value-type="float" office:value="0.942178964614868" calcext:value-type="float">
            <text:p>0.942178964614868</text:p>
          </table:table-cell>
          <table:table-cell office:value-type="float" office:value="0.943451583385468" calcext:value-type="float">
            <text:p>0.943451583385468</text:p>
          </table:table-cell>
          <table:table-cell office:value-type="float" office:value="0.944273710250854" calcext:value-type="float">
            <text:p>0.944273710250854</text:p>
          </table:table-cell>
          <table:table-cell office:value-type="float" office:value="0.944245934486389" calcext:value-type="float">
            <text:p>0.944245934486389</text:p>
          </table:table-cell>
          <table:table-cell office:value-type="float" office:value="0.944606244564056" calcext:value-type="float">
            <text:p>0.944606244564056</text:p>
          </table:table-cell>
          <table:table-cell office:value-type="float" office:value="0.943960964679718" calcext:value-type="float">
            <text:p>0.943960964679718</text:p>
          </table:table-cell>
          <table:table-cell office:value-type="float" office:value="0.944359719753265" calcext:value-type="float">
            <text:p>0.944359719753265</text:p>
          </table:table-cell>
          <table:table-cell office:value-type="float" office:value="0.943800985813141" calcext:value-type="float">
            <text:p>0.943800985813141</text:p>
          </table:table-cell>
          <table:table-cell office:value-type="float" office:value="0.943763673305512" calcext:value-type="float">
            <text:p>0.943763673305512</text:p>
          </table:table-cell>
          <table:table-cell office:value-type="float" office:value="0.944035410881042" calcext:value-type="float">
            <text:p>0.944035410881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28024113178253" calcext:value-type="float">
            <text:p>0.928024113178253</text:p>
          </table:table-cell>
          <table:table-cell office:value-type="float" office:value="0.928142964839935" calcext:value-type="float">
            <text:p>0.928142964839935</text:p>
          </table:table-cell>
          <table:table-cell office:value-type="float" office:value="0.928129196166992" calcext:value-type="float">
            <text:p>0.928129196166992</text:p>
          </table:table-cell>
          <table:table-cell office:value-type="float" office:value="0.928636789321899" calcext:value-type="float">
            <text:p>0.928636789321899</text:p>
          </table:table-cell>
          <table:table-cell office:value-type="float" office:value="0.928635060787201" calcext:value-type="float">
            <text:p>0.928635060787201</text:p>
          </table:table-cell>
          <table:table-cell office:value-type="float" office:value="0.92897093296051" calcext:value-type="float">
            <text:p>0.92897093296051</text:p>
          </table:table-cell>
          <table:table-cell office:value-type="float" office:value="0.930069208145142" calcext:value-type="float">
            <text:p>0.930069208145142</text:p>
          </table:table-cell>
          <table:table-cell office:value-type="float" office:value="0.932918608188629" calcext:value-type="float">
            <text:p>0.932918608188629</text:p>
          </table:table-cell>
          <table:table-cell office:value-type="float" office:value="0.932493090629577" calcext:value-type="float">
            <text:p>0.932493090629577</text:p>
          </table:table-cell>
          <table:table-cell office:value-type="float" office:value="0.933187127113342" calcext:value-type="float">
            <text:p>0.933187127113342</text:p>
          </table:table-cell>
          <table:table-cell office:value-type="float" office:value="0.933680236339569" calcext:value-type="float">
            <text:p>0.93368023633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823621392250061" calcext:value-type="float">
            <text:p>0.823621392250061</text:p>
          </table:table-cell>
          <table:table-cell office:value-type="float" office:value="0.818839013576508" calcext:value-type="float">
            <text:p>0.818839013576508</text:p>
          </table:table-cell>
          <table:table-cell office:value-type="float" office:value="0.822539210319519" calcext:value-type="float">
            <text:p>0.822539210319519</text:p>
          </table:table-cell>
          <table:table-cell office:value-type="float" office:value="0.818505823612213" calcext:value-type="float">
            <text:p>0.818505823612213</text:p>
          </table:table-cell>
          <table:table-cell office:value-type="float" office:value="0.828662216663361" calcext:value-type="float">
            <text:p>0.828662216663361</text:p>
          </table:table-cell>
          <table:table-cell office:value-type="float" office:value="0.831024944782257" calcext:value-type="float">
            <text:p>0.831024944782257</text:p>
          </table:table-cell>
          <table:table-cell office:value-type="float" office:value="0.840934693813324" calcext:value-type="float">
            <text:p>0.840934693813324</text:p>
          </table:table-cell>
          <table:table-cell office:value-type="float" office:value="0.839310705661774" calcext:value-type="float">
            <text:p>0.839310705661774</text:p>
          </table:table-cell>
          <table:table-cell office:value-type="float" office:value="0.846469581127167" calcext:value-type="float">
            <text:p>0.846469581127167</text:p>
          </table:table-cell>
          <table:table-cell office:value-type="float" office:value="0.850218713283539" calcext:value-type="float">
            <text:p>0.850218713283539</text:p>
          </table:table-cell>
          <table:table-cell office:value-type="float" office:value="0.847818493843079" calcext:value-type="float">
            <text:p>0.847818493843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909682810306549" calcext:value-type="float">
            <text:p>0.909682810306549</text:p>
          </table:table-cell>
          <table:table-cell office:value-type="float" office:value="0.91249942779541" calcext:value-type="float">
            <text:p>0.91249942779541</text:p>
          </table:table-cell>
          <table:table-cell office:value-type="float" office:value="0.91349995136261" calcext:value-type="float">
            <text:p>0.91349995136261</text:p>
          </table:table-cell>
          <table:table-cell office:value-type="float" office:value="0.913399696350098" calcext:value-type="float">
            <text:p>0.913399696350098</text:p>
          </table:table-cell>
          <table:table-cell office:value-type="float" office:value="0.912802457809448" calcext:value-type="float">
            <text:p>0.912802457809448</text:p>
          </table:table-cell>
          <table:table-cell office:value-type="float" office:value="0.912700831890106" calcext:value-type="float">
            <text:p>0.912700831890106</text:p>
          </table:table-cell>
          <table:table-cell office:value-type="float" office:value="0.914255559444428" calcext:value-type="float">
            <text:p>0.914255559444428</text:p>
          </table:table-cell>
          <table:table-cell office:value-type="float" office:value="0.914765477180481" calcext:value-type="float">
            <text:p>0.914765477180481</text:p>
          </table:table-cell>
          <table:table-cell office:value-type="float" office:value="0.915006816387176" calcext:value-type="float">
            <text:p>0.915006816387176</text:p>
          </table:table-cell>
          <table:table-cell office:value-type="float" office:value="0.915154457092285" calcext:value-type="float">
            <text:p>0.915154457092285</text:p>
          </table:table-cell>
          <table:table-cell office:value-type="float" office:value="0.915539920330048" calcext:value-type="float">
            <text:p>0.915539920330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836005628108978" calcext:value-type="float">
            <text:p>0.836005628108978</text:p>
          </table:table-cell>
          <table:table-cell office:value-type="float" office:value="0.840438485145569" calcext:value-type="float">
            <text:p>0.840438485145569</text:p>
          </table:table-cell>
          <table:table-cell office:value-type="float" office:value="0.843457043170929" calcext:value-type="float">
            <text:p>0.843457043170929</text:p>
          </table:table-cell>
          <table:table-cell office:value-type="float" office:value="0.846348106861115" calcext:value-type="float">
            <text:p>0.846348106861115</text:p>
          </table:table-cell>
          <table:table-cell office:value-type="float" office:value="0.843427717685699" calcext:value-type="float">
            <text:p>0.843427717685699</text:p>
          </table:table-cell>
          <table:table-cell office:value-type="float" office:value="0.850158035755158" calcext:value-type="float">
            <text:p>0.850158035755158</text:p>
          </table:table-cell>
          <table:table-cell office:value-type="float" office:value="0.850209176540375" calcext:value-type="float">
            <text:p>0.850209176540375</text:p>
          </table:table-cell>
          <table:table-cell office:value-type="float" office:value="0.854574084281921" calcext:value-type="float">
            <text:p>0.854574084281921</text:p>
          </table:table-cell>
          <table:table-cell office:value-type="float" office:value="0.855558633804321" calcext:value-type="float">
            <text:p>0.855558633804321</text:p>
          </table:table-cell>
          <table:table-cell office:value-type="float" office:value="0.856427848339081" calcext:value-type="float">
            <text:p>0.856427848339081</text:p>
          </table:table-cell>
          <table:table-cell office:value-type="float" office:value="0.855631828308106" calcext:value-type="float">
            <text:p>0.855631828308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934101641178131" calcext:value-type="float">
            <text:p>0.934101641178131</text:p>
          </table:table-cell>
          <table:table-cell office:value-type="float" office:value="0.938167214393616" calcext:value-type="float">
            <text:p>0.938167214393616</text:p>
          </table:table-cell>
          <table:table-cell office:value-type="float" office:value="0.936888337135315" calcext:value-type="float">
            <text:p>0.936888337135315</text:p>
          </table:table-cell>
          <table:table-cell office:value-type="float" office:value="0.935825228691101" calcext:value-type="float">
            <text:p>0.935825228691101</text:p>
          </table:table-cell>
          <table:table-cell office:value-type="float" office:value="0.937953531742096" calcext:value-type="float">
            <text:p>0.937953531742096</text:p>
          </table:table-cell>
          <table:table-cell office:value-type="float" office:value="0.939387559890747" calcext:value-type="float">
            <text:p>0.939387559890747</text:p>
          </table:table-cell>
          <table:table-cell office:value-type="float" office:value="0.941139280796051" calcext:value-type="float">
            <text:p>0.941139280796051</text:p>
          </table:table-cell>
          <table:table-cell office:value-type="float" office:value="0.941095948219299" calcext:value-type="float">
            <text:p>0.941095948219299</text:p>
          </table:table-cell>
          <table:table-cell office:value-type="float" office:value="0.941325187683106" calcext:value-type="float">
            <text:p>0.941325187683106</text:p>
          </table:table-cell>
          <table:table-cell office:value-type="float" office:value="0.940370142459869" calcext:value-type="float">
            <text:p>0.940370142459869</text:p>
          </table:table-cell>
          <table:table-cell office:value-type="float" office:value="0.94159197807312" calcext:value-type="float">
            <text:p>0.94159197807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85050654411316" calcext:value-type="float">
            <text:p>0.885050654411316</text:p>
          </table:table-cell>
          <table:table-cell office:value-type="float" office:value="0.884988367557526" calcext:value-type="float">
            <text:p>0.884988367557526</text:p>
          </table:table-cell>
          <table:table-cell office:value-type="float" office:value="0.889597773551941" calcext:value-type="float">
            <text:p>0.889597773551941</text:p>
          </table:table-cell>
          <table:table-cell office:value-type="float" office:value="0.891461968421936" calcext:value-type="float">
            <text:p>0.891461968421936</text:p>
          </table:table-cell>
          <table:table-cell office:value-type="float" office:value="0.889298677444458" calcext:value-type="float">
            <text:p>0.889298677444458</text:p>
          </table:table-cell>
          <table:table-cell office:value-type="float" office:value="0.891591131687164" calcext:value-type="float">
            <text:p>0.891591131687164</text:p>
          </table:table-cell>
          <table:table-cell office:value-type="float" office:value="0.891083717346191" calcext:value-type="float">
            <text:p>0.891083717346191</text:p>
          </table:table-cell>
          <table:table-cell office:value-type="float" office:value="0.893067359924316" calcext:value-type="float">
            <text:p>0.893067359924316</text:p>
          </table:table-cell>
          <table:table-cell office:value-type="float" office:value="0.894986093044281" calcext:value-type="float">
            <text:p>0.894986093044281</text:p>
          </table:table-cell>
          <table:table-cell office:value-type="float" office:value="0.896011292934418" calcext:value-type="float">
            <text:p>0.896011292934418</text:p>
          </table:table-cell>
          <table:table-cell office:value-type="float" office:value="0.896656692028046" calcext:value-type="float">
            <text:p>0.896656692028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70721125602722" calcext:value-type="float">
            <text:p>0.970721125602722</text:p>
          </table:table-cell>
          <table:table-cell office:value-type="float" office:value="0.968307554721832" calcext:value-type="float">
            <text:p>0.968307554721832</text:p>
          </table:table-cell>
          <table:table-cell office:value-type="float" office:value="0.968413352966309" calcext:value-type="float">
            <text:p>0.968413352966309</text:p>
          </table:table-cell>
          <table:table-cell office:value-type="float" office:value="0.968788921833038" calcext:value-type="float">
            <text:p>0.968788921833038</text:p>
          </table:table-cell>
          <table:table-cell office:value-type="float" office:value="0.969248235225678" calcext:value-type="float">
            <text:p>0.969248235225678</text:p>
          </table:table-cell>
          <table:table-cell office:value-type="float" office:value="0.970801830291748" calcext:value-type="float">
            <text:p>0.970801830291748</text:p>
          </table:table-cell>
          <table:table-cell office:value-type="float" office:value="0.972144842147827" calcext:value-type="float">
            <text:p>0.972144842147827</text:p>
          </table:table-cell>
          <table:table-cell office:value-type="float" office:value="0.971743106842041" calcext:value-type="float">
            <text:p>0.971743106842041</text:p>
          </table:table-cell>
          <table:table-cell office:value-type="float" office:value="0.971629917621612" calcext:value-type="float">
            <text:p>0.971629917621612</text:p>
          </table:table-cell>
          <table:table-cell office:value-type="float" office:value="0.971944749355316" calcext:value-type="float">
            <text:p>0.971944749355316</text:p>
          </table:table-cell>
          <table:table-cell office:value-type="float" office:value="0.972259998321533" calcext:value-type="float">
            <text:p>0.972259998321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38119161128998" calcext:value-type="float">
            <text:p>0.638119161128998</text:p>
          </table:table-cell>
          <table:table-cell office:value-type="float" office:value="0.638507783412933" calcext:value-type="float">
            <text:p>0.638507783412933</text:p>
          </table:table-cell>
          <table:table-cell office:value-type="float" office:value="0.638441562652588" calcext:value-type="float">
            <text:p>0.638441562652588</text:p>
          </table:table-cell>
          <table:table-cell office:value-type="float" office:value="0.639581143856049" calcext:value-type="float">
            <text:p>0.639581143856049</text:p>
          </table:table-cell>
          <table:table-cell office:value-type="float" office:value="0.637757778167725" calcext:value-type="float">
            <text:p>0.637757778167725</text:p>
          </table:table-cell>
          <table:table-cell office:value-type="float" office:value="0.63938045501709" calcext:value-type="float">
            <text:p>0.63938045501709</text:p>
          </table:table-cell>
          <table:table-cell office:value-type="float" office:value="0.639349222183228" calcext:value-type="float">
            <text:p>0.639349222183228</text:p>
          </table:table-cell>
          <table:table-cell office:value-type="float" office:value="0.640615522861481" calcext:value-type="float">
            <text:p>0.640615522861481</text:p>
          </table:table-cell>
          <table:table-cell office:value-type="float" office:value="0.641406714916229" calcext:value-type="float">
            <text:p>0.641406714916229</text:p>
          </table:table-cell>
          <table:table-cell office:value-type="float" office:value="0.639286816120148" calcext:value-type="float">
            <text:p>0.639286816120148</text:p>
          </table:table-cell>
          <table:table-cell office:value-type="float" office:value="0.640290558338165" calcext:value-type="float">
            <text:p>0.64029055833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888167262077331" calcext:value-type="float">
            <text:p>0.888167262077331</text:p>
          </table:table-cell>
          <table:table-cell office:value-type="float" office:value="0.897183954715729" calcext:value-type="float">
            <text:p>0.897183954715729</text:p>
          </table:table-cell>
          <table:table-cell office:value-type="float" office:value="0.896632194519043" calcext:value-type="float">
            <text:p>0.896632194519043</text:p>
          </table:table-cell>
          <table:table-cell office:value-type="float" office:value="0.898901522159576" calcext:value-type="float">
            <text:p>0.898901522159576</text:p>
          </table:table-cell>
          <table:table-cell office:value-type="float" office:value="0.90011739730835" calcext:value-type="float">
            <text:p>0.90011739730835</text:p>
          </table:table-cell>
          <table:table-cell office:value-type="float" office:value="0.899237513542175" calcext:value-type="float">
            <text:p>0.899237513542175</text:p>
          </table:table-cell>
          <table:table-cell office:value-type="float" office:value="0.899538218975067" calcext:value-type="float">
            <text:p>0.899538218975067</text:p>
          </table:table-cell>
          <table:table-cell office:value-type="float" office:value="0.90067583322525" calcext:value-type="float">
            <text:p>0.90067583322525</text:p>
          </table:table-cell>
          <table:table-cell office:value-type="float" office:value="0.900092005729675" calcext:value-type="float">
            <text:p>0.900092005729675</text:p>
          </table:table-cell>
          <table:table-cell office:value-type="float" office:value="0.899580299854279" calcext:value-type="float">
            <text:p>0.899580299854279</text:p>
          </table:table-cell>
          <table:table-cell office:value-type="float" office:value="0.897955000400543" calcext:value-type="float">
            <text:p>0.897955000400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53556001186371" calcext:value-type="float">
            <text:p>0.953556001186371</text:p>
          </table:table-cell>
          <table:table-cell office:value-type="float" office:value="0.953982412815094" calcext:value-type="float">
            <text:p>0.953982412815094</text:p>
          </table:table-cell>
          <table:table-cell office:value-type="float" office:value="0.95369017124176" calcext:value-type="float">
            <text:p>0.95369017124176</text:p>
          </table:table-cell>
          <table:table-cell office:value-type="float" office:value="0.953605711460114" calcext:value-type="float">
            <text:p>0.953605711460114</text:p>
          </table:table-cell>
          <table:table-cell office:value-type="float" office:value="0.954507172107696" calcext:value-type="float">
            <text:p>0.954507172107696</text:p>
          </table:table-cell>
          <table:table-cell office:value-type="float" office:value="0.954825758934021" calcext:value-type="float">
            <text:p>0.954825758934021</text:p>
          </table:table-cell>
          <table:table-cell office:value-type="float" office:value="0.955097377300262" calcext:value-type="float">
            <text:p>0.955097377300262</text:p>
          </table:table-cell>
          <table:table-cell office:value-type="float" office:value="0.954666495323181" calcext:value-type="float">
            <text:p>0.954666495323181</text:p>
          </table:table-cell>
          <table:table-cell office:value-type="float" office:value="0.955663681030273" calcext:value-type="float">
            <text:p>0.955663681030273</text:p>
          </table:table-cell>
          <table:table-cell office:value-type="float" office:value="0.955703616142273" calcext:value-type="float">
            <text:p>0.955703616142273</text:p>
          </table:table-cell>
          <table:table-cell office:value-type="float" office:value="0.956103384494782" calcext:value-type="float">
            <text:p>0.956103384494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934026002883911" calcext:value-type="float">
            <text:p>0.934026002883911</text:p>
          </table:table-cell>
          <table:table-cell office:value-type="float" office:value="0.934301495552063" calcext:value-type="float">
            <text:p>0.934301495552063</text:p>
          </table:table-cell>
          <table:table-cell office:value-type="float" office:value="0.938697993755341" calcext:value-type="float">
            <text:p>0.938697993755341</text:p>
          </table:table-cell>
          <table:table-cell office:value-type="float" office:value="0.939085423946381" calcext:value-type="float">
            <text:p>0.939085423946381</text:p>
          </table:table-cell>
          <table:table-cell office:value-type="float" office:value="0.93888121843338" calcext:value-type="float">
            <text:p>0.93888121843338</text:p>
          </table:table-cell>
          <table:table-cell office:value-type="float" office:value="0.939226508140564" calcext:value-type="float">
            <text:p>0.939226508140564</text:p>
          </table:table-cell>
          <table:table-cell office:value-type="float" office:value="0.939215004444122" calcext:value-type="float">
            <text:p>0.939215004444122</text:p>
          </table:table-cell>
          <table:table-cell office:value-type="float" office:value="0.938280165195465" calcext:value-type="float">
            <text:p>0.938280165195465</text:p>
          </table:table-cell>
          <table:table-cell office:value-type="float" office:value="0.939241826534271" calcext:value-type="float">
            <text:p>0.939241826534271</text:p>
          </table:table-cell>
          <table:table-cell office:value-type="float" office:value="0.940135359764099" calcext:value-type="float">
            <text:p>0.940135359764099</text:p>
          </table:table-cell>
          <table:table-cell office:value-type="float" office:value="0.94083046913147" calcext:value-type="float">
            <text:p>0.9408304691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936026930809021" calcext:value-type="float">
            <text:p>0.936026930809021</text:p>
          </table:table-cell>
          <table:table-cell office:value-type="float" office:value="0.939846098423004" calcext:value-type="float">
            <text:p>0.939846098423004</text:p>
          </table:table-cell>
          <table:table-cell office:value-type="float" office:value="0.942557692527771" calcext:value-type="float">
            <text:p>0.942557692527771</text:p>
          </table:table-cell>
          <table:table-cell office:value-type="float" office:value="0.941446423530579" calcext:value-type="float">
            <text:p>0.941446423530579</text:p>
          </table:table-cell>
          <table:table-cell office:value-type="float" office:value="0.942309200763702" calcext:value-type="float">
            <text:p>0.942309200763702</text:p>
          </table:table-cell>
          <table:table-cell office:value-type="float" office:value="0.941854059696198" calcext:value-type="float">
            <text:p>0.941854059696198</text:p>
          </table:table-cell>
          <table:table-cell office:value-type="float" office:value="0.941426873207092" calcext:value-type="float">
            <text:p>0.941426873207092</text:p>
          </table:table-cell>
          <table:table-cell office:value-type="float" office:value="0.942633926868439" calcext:value-type="float">
            <text:p>0.942633926868439</text:p>
          </table:table-cell>
          <table:table-cell office:value-type="float" office:value="0.942708313465118" calcext:value-type="float">
            <text:p>0.942708313465118</text:p>
          </table:table-cell>
          <table:table-cell office:value-type="float" office:value="0.942283391952515" calcext:value-type="float">
            <text:p>0.942283391952515</text:p>
          </table:table-cell>
          <table:table-cell office:value-type="float" office:value="0.942245423793793" calcext:value-type="float">
            <text:p>0.94224542379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913903534412384" calcext:value-type="float">
            <text:p>0.913903534412384</text:p>
          </table:table-cell>
          <table:table-cell office:value-type="float" office:value="0.916522324085236" calcext:value-type="float">
            <text:p>0.916522324085236</text:p>
          </table:table-cell>
          <table:table-cell office:value-type="float" office:value="0.919668912887573" calcext:value-type="float">
            <text:p>0.919668912887573</text:p>
          </table:table-cell>
          <table:table-cell office:value-type="float" office:value="0.920428276062012" calcext:value-type="float">
            <text:p>0.920428276062012</text:p>
          </table:table-cell>
          <table:table-cell office:value-type="float" office:value="0.919688045978546" calcext:value-type="float">
            <text:p>0.919688045978546</text:p>
          </table:table-cell>
          <table:table-cell office:value-type="float" office:value="0.919540226459503" calcext:value-type="float">
            <text:p>0.919540226459503</text:p>
          </table:table-cell>
          <table:table-cell office:value-type="float" office:value="0.916772305965424" calcext:value-type="float">
            <text:p>0.916772305965424</text:p>
          </table:table-cell>
          <table:table-cell office:value-type="float" office:value="0.91771674156189" calcext:value-type="float">
            <text:p>0.91771674156189</text:p>
          </table:table-cell>
          <table:table-cell office:value-type="float" office:value="0.917642652988434" calcext:value-type="float">
            <text:p>0.917642652988434</text:p>
          </table:table-cell>
          <table:table-cell office:value-type="float" office:value="0.917713463306427" calcext:value-type="float">
            <text:p>0.917713463306427</text:p>
          </table:table-cell>
          <table:table-cell office:value-type="float" office:value="0.918681502342224" calcext:value-type="float">
            <text:p>0.918681502342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926530122756958" calcext:value-type="float">
            <text:p>0.926530122756958</text:p>
          </table:table-cell>
          <table:table-cell office:value-type="float" office:value="0.9275181889534" calcext:value-type="float">
            <text:p>0.9275181889534</text:p>
          </table:table-cell>
          <table:table-cell office:value-type="float" office:value="0.931709170341492" calcext:value-type="float">
            <text:p>0.931709170341492</text:p>
          </table:table-cell>
          <table:table-cell office:value-type="float" office:value="0.932012856006622" calcext:value-type="float">
            <text:p>0.932012856006622</text:p>
          </table:table-cell>
          <table:table-cell office:value-type="float" office:value="0.932984709739685" calcext:value-type="float">
            <text:p>0.932984709739685</text:p>
          </table:table-cell>
          <table:table-cell office:value-type="float" office:value="0.933320879936218" calcext:value-type="float">
            <text:p>0.933320879936218</text:p>
          </table:table-cell>
          <table:table-cell office:value-type="float" office:value="0.933454036712646" calcext:value-type="float">
            <text:p>0.933454036712646</text:p>
          </table:table-cell>
          <table:table-cell office:value-type="float" office:value="0.934187471866608" calcext:value-type="float">
            <text:p>0.934187471866608</text:p>
          </table:table-cell>
          <table:table-cell office:value-type="float" office:value="0.934433400630951" calcext:value-type="float">
            <text:p>0.934433400630951</text:p>
          </table:table-cell>
          <table:table-cell office:value-type="float" office:value="0.934571266174316" calcext:value-type="float">
            <text:p>0.934571266174316</text:p>
          </table:table-cell>
          <table:table-cell office:value-type="float" office:value="0.934908270835876" calcext:value-type="float">
            <text:p>0.934908270835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13739955425262" calcext:value-type="float">
            <text:p>0.813739955425262</text:p>
          </table:table-cell>
          <table:table-cell office:value-type="float" office:value="0.821086704730987" calcext:value-type="float">
            <text:p>0.821086704730987</text:p>
          </table:table-cell>
          <table:table-cell office:value-type="float" office:value="0.824284613132477" calcext:value-type="float">
            <text:p>0.824284613132477</text:p>
          </table:table-cell>
          <table:table-cell office:value-type="float" office:value="0.832223832607269" calcext:value-type="float">
            <text:p>0.832223832607269</text:p>
          </table:table-cell>
          <table:table-cell office:value-type="float" office:value="0.833273112773895" calcext:value-type="float">
            <text:p>0.833273112773895</text:p>
          </table:table-cell>
          <table:table-cell office:value-type="float" office:value="0.834224104881287" calcext:value-type="float">
            <text:p>0.834224104881287</text:p>
          </table:table-cell>
          <table:table-cell office:value-type="float" office:value="0.83306235074997" calcext:value-type="float">
            <text:p>0.83306235074997</text:p>
          </table:table-cell>
          <table:table-cell office:value-type="float" office:value="0.834238171577454" calcext:value-type="float">
            <text:p>0.834238171577454</text:p>
          </table:table-cell>
          <table:table-cell office:value-type="float" office:value="0.836056649684906" calcext:value-type="float">
            <text:p>0.836056649684906</text:p>
          </table:table-cell>
          <table:table-cell office:value-type="float" office:value="0.834164917469025" calcext:value-type="float">
            <text:p>0.834164917469025</text:p>
          </table:table-cell>
          <table:table-cell office:value-type="float" office:value="0.83599179983139" calcext:value-type="float">
            <text:p>0.8359917998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72669875621796" calcext:value-type="float">
            <text:p>0.872669875621796</text:p>
          </table:table-cell>
          <table:table-cell office:value-type="float" office:value="0.87199592590332" calcext:value-type="float">
            <text:p>0.87199592590332</text:p>
          </table:table-cell>
          <table:table-cell office:value-type="float" office:value="0.872414588928223" calcext:value-type="float">
            <text:p>0.872414588928223</text:p>
          </table:table-cell>
          <table:table-cell office:value-type="float" office:value="0.875008463859558" calcext:value-type="float">
            <text:p>0.875008463859558</text:p>
          </table:table-cell>
          <table:table-cell office:value-type="float" office:value="0.877089142799377" calcext:value-type="float">
            <text:p>0.877089142799377</text:p>
          </table:table-cell>
          <table:table-cell office:value-type="float" office:value="0.879569172859192" calcext:value-type="float">
            <text:p>0.879569172859192</text:p>
          </table:table-cell>
          <table:table-cell office:value-type="float" office:value="0.879908323287964" calcext:value-type="float">
            <text:p>0.879908323287964</text:p>
          </table:table-cell>
          <table:table-cell office:value-type="float" office:value="0.880056619644165" calcext:value-type="float">
            <text:p>0.880056619644165</text:p>
          </table:table-cell>
          <table:table-cell office:value-type="float" office:value="0.880551159381866" calcext:value-type="float">
            <text:p>0.880551159381866</text:p>
          </table:table-cell>
          <table:table-cell office:value-type="float" office:value="0.880329489707947" calcext:value-type="float">
            <text:p>0.880329489707947</text:p>
          </table:table-cell>
          <table:table-cell office:value-type="float" office:value="0.881279289722443" calcext:value-type="float">
            <text:p>0.881279289722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99404644966126" calcext:value-type="float">
            <text:p>0.899404644966126</text:p>
          </table:table-cell>
          <table:table-cell office:value-type="float" office:value="0.895818293094635" calcext:value-type="float">
            <text:p>0.895818293094635</text:p>
          </table:table-cell>
          <table:table-cell office:value-type="float" office:value="0.895958542823792" calcext:value-type="float">
            <text:p>0.895958542823792</text:p>
          </table:table-cell>
          <table:table-cell office:value-type="float" office:value="0.898118615150452" calcext:value-type="float">
            <text:p>0.898118615150452</text:p>
          </table:table-cell>
          <table:table-cell office:value-type="float" office:value="0.900587201118469" calcext:value-type="float">
            <text:p>0.900587201118469</text:p>
          </table:table-cell>
          <table:table-cell office:value-type="float" office:value="0.899359345436096" calcext:value-type="float">
            <text:p>0.899359345436096</text:p>
          </table:table-cell>
          <table:table-cell office:value-type="float" office:value="0.902280449867248" calcext:value-type="float">
            <text:p>0.902280449867248</text:p>
          </table:table-cell>
          <table:table-cell office:value-type="float" office:value="0.903346121311188" calcext:value-type="float">
            <text:p>0.903346121311188</text:p>
          </table:table-cell>
          <table:table-cell office:value-type="float" office:value="0.903575539588928" calcext:value-type="float">
            <text:p>0.903575539588928</text:p>
          </table:table-cell>
          <table:table-cell office:value-type="float" office:value="0.902612328529358" calcext:value-type="float">
            <text:p>0.902612328529358</text:p>
          </table:table-cell>
          <table:table-cell office:value-type="float" office:value="0.903313457965851" calcext:value-type="float">
            <text:p>0.90331345796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90160202980042" calcext:value-type="float">
            <text:p>0.890160202980042</text:p>
          </table:table-cell>
          <table:table-cell office:value-type="float" office:value="0.893592834472656" calcext:value-type="float">
            <text:p>0.893592834472656</text:p>
          </table:table-cell>
          <table:table-cell office:value-type="float" office:value="0.90588903427124" calcext:value-type="float">
            <text:p>0.90588903427124</text:p>
          </table:table-cell>
          <table:table-cell office:value-type="float" office:value="0.906117379665375" calcext:value-type="float">
            <text:p>0.906117379665375</text:p>
          </table:table-cell>
          <table:table-cell office:value-type="float" office:value="0.908787667751312" calcext:value-type="float">
            <text:p>0.908787667751312</text:p>
          </table:table-cell>
          <table:table-cell office:value-type="float" office:value="0.909403681755066" calcext:value-type="float">
            <text:p>0.909403681755066</text:p>
          </table:table-cell>
          <table:table-cell office:value-type="float" office:value="0.909706652164459" calcext:value-type="float">
            <text:p>0.909706652164459</text:p>
          </table:table-cell>
          <table:table-cell office:value-type="float" office:value="0.910826027393341" calcext:value-type="float">
            <text:p>0.910826027393341</text:p>
          </table:table-cell>
          <table:table-cell office:value-type="float" office:value="0.910569965839386" calcext:value-type="float">
            <text:p>0.910569965839386</text:p>
          </table:table-cell>
          <table:table-cell office:value-type="float" office:value="0.910557270050049" calcext:value-type="float">
            <text:p>0.910557270050049</text:p>
          </table:table-cell>
          <table:table-cell office:value-type="float" office:value="0.911399006843567" calcext:value-type="float">
            <text:p>0.91139900684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49938714504242" calcext:value-type="float">
            <text:p>0.949938714504242</text:p>
          </table:table-cell>
          <table:table-cell office:value-type="float" office:value="0.94956374168396" calcext:value-type="float">
            <text:p>0.94956374168396</text:p>
          </table:table-cell>
          <table:table-cell office:value-type="float" office:value="0.952492654323578" calcext:value-type="float">
            <text:p>0.952492654323578</text:p>
          </table:table-cell>
          <table:table-cell office:value-type="float" office:value="0.953418791294098" calcext:value-type="float">
            <text:p>0.953418791294098</text:p>
          </table:table-cell>
          <table:table-cell office:value-type="float" office:value="0.95471578836441" calcext:value-type="float">
            <text:p>0.95471578836441</text:p>
          </table:table-cell>
          <table:table-cell office:value-type="float" office:value="0.95552933216095" calcext:value-type="float">
            <text:p>0.95552933216095</text:p>
          </table:table-cell>
          <table:table-cell office:value-type="float" office:value="0.955804347991943" calcext:value-type="float">
            <text:p>0.955804347991943</text:p>
          </table:table-cell>
          <table:table-cell office:value-type="float" office:value="0.95468407869339" calcext:value-type="float">
            <text:p>0.95468407869339</text:p>
          </table:table-cell>
          <table:table-cell office:value-type="float" office:value="0.955316543579102" calcext:value-type="float">
            <text:p>0.955316543579102</text:p>
          </table:table-cell>
          <table:table-cell office:value-type="float" office:value="0.955428302288055" calcext:value-type="float">
            <text:p>0.955428302288055</text:p>
          </table:table-cell>
          <table:table-cell office:value-type="float" office:value="0.955116868019104" calcext:value-type="float">
            <text:p>0.955116868019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908893942832947" calcext:value-type="float">
            <text:p>0.908893942832947</text:p>
          </table:table-cell>
          <table:table-cell office:value-type="float" office:value="0.91225790977478" calcext:value-type="float">
            <text:p>0.91225790977478</text:p>
          </table:table-cell>
          <table:table-cell office:value-type="float" office:value="0.92182058095932" calcext:value-type="float">
            <text:p>0.92182058095932</text:p>
          </table:table-cell>
          <table:table-cell office:value-type="float" office:value="0.924300193786621" calcext:value-type="float">
            <text:p>0.924300193786621</text:p>
          </table:table-cell>
          <table:table-cell office:value-type="float" office:value="0.930569291114807" calcext:value-type="float">
            <text:p>0.930569291114807</text:p>
          </table:table-cell>
          <table:table-cell office:value-type="float" office:value="0.935145258903503" calcext:value-type="float">
            <text:p>0.935145258903503</text:p>
          </table:table-cell>
          <table:table-cell office:value-type="float" office:value="0.935785889625549" calcext:value-type="float">
            <text:p>0.935785889625549</text:p>
          </table:table-cell>
          <table:table-cell office:value-type="float" office:value="0.937527596950531" calcext:value-type="float">
            <text:p>0.937527596950531</text:p>
          </table:table-cell>
          <table:table-cell office:value-type="float" office:value="0.936574578285217" calcext:value-type="float">
            <text:p>0.936574578285217</text:p>
          </table:table-cell>
          <table:table-cell office:value-type="float" office:value="0.936113893985748" calcext:value-type="float">
            <text:p>0.936113893985748</text:p>
          </table:table-cell>
          <table:table-cell office:value-type="float" office:value="0.935747385025024" calcext:value-type="float">
            <text:p>0.935747385025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34240818023681" calcext:value-type="float">
            <text:p>0.934240818023681</text:p>
          </table:table-cell>
          <table:table-cell office:value-type="float" office:value="0.933908343315124" calcext:value-type="float">
            <text:p>0.933908343315124</text:p>
          </table:table-cell>
          <table:table-cell office:value-type="float" office:value="0.934586405754089" calcext:value-type="float">
            <text:p>0.934586405754089</text:p>
          </table:table-cell>
          <table:table-cell office:value-type="float" office:value="0.936996817588806" calcext:value-type="float">
            <text:p>0.936996817588806</text:p>
          </table:table-cell>
          <table:table-cell office:value-type="float" office:value="0.937312602996826" calcext:value-type="float">
            <text:p>0.937312602996826</text:p>
          </table:table-cell>
          <table:table-cell office:value-type="float" office:value="0.9383944272995" calcext:value-type="float">
            <text:p>0.9383944272995</text:p>
          </table:table-cell>
          <table:table-cell office:value-type="float" office:value="0.938534379005432" calcext:value-type="float">
            <text:p>0.938534379005432</text:p>
          </table:table-cell>
          <table:table-cell office:value-type="float" office:value="0.938756346702576" calcext:value-type="float">
            <text:p>0.938756346702576</text:p>
          </table:table-cell>
          <table:table-cell office:value-type="float" office:value="0.940097808837891" calcext:value-type="float">
            <text:p>0.940097808837891</text:p>
          </table:table-cell>
          <table:table-cell office:value-type="float" office:value="0.939948260784149" calcext:value-type="float">
            <text:p>0.939948260784149</text:p>
          </table:table-cell>
          <table:table-cell office:value-type="float" office:value="0.941470324993134" calcext:value-type="float">
            <text:p>0.94147032499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910090386867523" calcext:value-type="float">
            <text:p>0.910090386867523</text:p>
          </table:table-cell>
          <table:table-cell office:value-type="float" office:value="0.90914249420166" calcext:value-type="float">
            <text:p>0.90914249420166</text:p>
          </table:table-cell>
          <table:table-cell office:value-type="float" office:value="0.912572979927063" calcext:value-type="float">
            <text:p>0.912572979927063</text:p>
          </table:table-cell>
          <table:table-cell office:value-type="float" office:value="0.913428604602814" calcext:value-type="float">
            <text:p>0.913428604602814</text:p>
          </table:table-cell>
          <table:table-cell office:value-type="float" office:value="0.915248513221741" calcext:value-type="float">
            <text:p>0.915248513221741</text:p>
          </table:table-cell>
          <table:table-cell office:value-type="float" office:value="0.915677011013031" calcext:value-type="float">
            <text:p>0.915677011013031</text:p>
          </table:table-cell>
          <table:table-cell office:value-type="float" office:value="0.91524463891983" calcext:value-type="float">
            <text:p>0.91524463891983</text:p>
          </table:table-cell>
          <table:table-cell office:value-type="float" office:value="0.914426565170288" calcext:value-type="float">
            <text:p>0.914426565170288</text:p>
          </table:table-cell>
          <table:table-cell office:value-type="float" office:value="0.915139853954315" calcext:value-type="float">
            <text:p>0.915139853954315</text:p>
          </table:table-cell>
          <table:table-cell office:value-type="float" office:value="0.914998292922974" calcext:value-type="float">
            <text:p>0.914998292922974</text:p>
          </table:table-cell>
          <table:table-cell office:value-type="float" office:value="0.915380477905273" calcext:value-type="float">
            <text:p>0.915380477905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63031923770904" calcext:value-type="float">
            <text:p>0.863031923770904</text:p>
          </table:table-cell>
          <table:table-cell office:value-type="float" office:value="0.87410306930542" calcext:value-type="float">
            <text:p>0.87410306930542</text:p>
          </table:table-cell>
          <table:table-cell office:value-type="float" office:value="0.898293972015381" calcext:value-type="float">
            <text:p>0.898293972015381</text:p>
          </table:table-cell>
          <table:table-cell office:value-type="float" office:value="0.88830828666687" calcext:value-type="float">
            <text:p>0.88830828666687</text:p>
          </table:table-cell>
          <table:table-cell office:value-type="float" office:value="0.887801706790924" calcext:value-type="float">
            <text:p>0.887801706790924</text:p>
          </table:table-cell>
          <table:table-cell office:value-type="float" office:value="0.892198145389557" calcext:value-type="float">
            <text:p>0.892198145389557</text:p>
          </table:table-cell>
          <table:table-cell office:value-type="float" office:value="0.892006516456604" calcext:value-type="float">
            <text:p>0.892006516456604</text:p>
          </table:table-cell>
          <table:table-cell office:value-type="float" office:value="0.893368005752564" calcext:value-type="float">
            <text:p>0.893368005752564</text:p>
          </table:table-cell>
          <table:table-cell office:value-type="float" office:value="0.893796682357788" calcext:value-type="float">
            <text:p>0.893796682357788</text:p>
          </table:table-cell>
          <table:table-cell office:value-type="float" office:value="0.891918182373047" calcext:value-type="float">
            <text:p>0.891918182373047</text:p>
          </table:table-cell>
          <table:table-cell office:value-type="float" office:value="0.890113472938538" calcext:value-type="float">
            <text:p>0.890113472938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51681852340698" calcext:value-type="float">
            <text:p>0.951681852340698</text:p>
          </table:table-cell>
          <table:table-cell office:value-type="float" office:value="0.952564299106598" calcext:value-type="float">
            <text:p>0.952564299106598</text:p>
          </table:table-cell>
          <table:table-cell office:value-type="float" office:value="0.953067898750305" calcext:value-type="float">
            <text:p>0.953067898750305</text:p>
          </table:table-cell>
          <table:table-cell office:value-type="float" office:value="0.952936947345733" calcext:value-type="float">
            <text:p>0.952936947345733</text:p>
          </table:table-cell>
          <table:table-cell office:value-type="float" office:value="0.953511893749237" calcext:value-type="float">
            <text:p>0.953511893749237</text:p>
          </table:table-cell>
          <table:table-cell office:value-type="float" office:value="0.953864216804504" calcext:value-type="float">
            <text:p>0.953864216804504</text:p>
          </table:table-cell>
          <table:table-cell office:value-type="float" office:value="0.95398885011673" calcext:value-type="float">
            <text:p>0.95398885011673</text:p>
          </table:table-cell>
          <table:table-cell office:value-type="float" office:value="0.953937709331512" calcext:value-type="float">
            <text:p>0.953937709331512</text:p>
          </table:table-cell>
          <table:table-cell office:value-type="float" office:value="0.95448899269104" calcext:value-type="float">
            <text:p>0.95448899269104</text:p>
          </table:table-cell>
          <table:table-cell office:value-type="float" office:value="0.954840004444122" calcext:value-type="float">
            <text:p>0.954840004444122</text:p>
          </table:table-cell>
          <table:table-cell office:value-type="float" office:value="0.954430937767029" calcext:value-type="float">
            <text:p>0.954430937767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69331479072571" calcext:value-type="float">
            <text:p>0.869331479072571</text:p>
          </table:table-cell>
          <table:table-cell office:value-type="float" office:value="0.900620400905609" calcext:value-type="float">
            <text:p>0.900620400905609</text:p>
          </table:table-cell>
          <table:table-cell office:value-type="float" office:value="0.903887331485748" calcext:value-type="float">
            <text:p>0.903887331485748</text:p>
          </table:table-cell>
          <table:table-cell office:value-type="float" office:value="0.904316484928131" calcext:value-type="float">
            <text:p>0.904316484928131</text:p>
          </table:table-cell>
          <table:table-cell office:value-type="float" office:value="0.903979122638702" calcext:value-type="float">
            <text:p>0.903979122638702</text:p>
          </table:table-cell>
          <table:table-cell office:value-type="float" office:value="0.902699053287506" calcext:value-type="float">
            <text:p>0.902699053287506</text:p>
          </table:table-cell>
          <table:table-cell office:value-type="float" office:value="0.904514670372009" calcext:value-type="float">
            <text:p>0.904514670372009</text:p>
          </table:table-cell>
          <table:table-cell office:value-type="float" office:value="0.899852573871612" calcext:value-type="float">
            <text:p>0.899852573871612</text:p>
          </table:table-cell>
          <table:table-cell office:value-type="float" office:value="0.904917299747467" calcext:value-type="float">
            <text:p>0.904917299747467</text:p>
          </table:table-cell>
          <table:table-cell office:value-type="float" office:value="0.907216489315033" calcext:value-type="float">
            <text:p>0.907216489315033</text:p>
          </table:table-cell>
          <table:table-cell office:value-type="float" office:value="0.905583739280701" calcext:value-type="float">
            <text:p>0.905583739280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724378824234" calcext:value-type="float">
            <text:p>0.90724378824234</text:p>
          </table:table-cell>
          <table:table-cell office:value-type="float" office:value="0.907674372196198" calcext:value-type="float">
            <text:p>0.907674372196198</text:p>
          </table:table-cell>
          <table:table-cell office:value-type="float" office:value="0.910594165325165" calcext:value-type="float">
            <text:p>0.910594165325165</text:p>
          </table:table-cell>
          <table:table-cell office:value-type="float" office:value="0.911409974098206" calcext:value-type="float">
            <text:p>0.911409974098206</text:p>
          </table:table-cell>
          <table:table-cell office:value-type="float" office:value="0.911747097969055" calcext:value-type="float">
            <text:p>0.911747097969055</text:p>
          </table:table-cell>
          <table:table-cell office:value-type="float" office:value="0.911333322525024" calcext:value-type="float">
            <text:p>0.911333322525024</text:p>
          </table:table-cell>
          <table:table-cell office:value-type="float" office:value="0.913032472133636" calcext:value-type="float">
            <text:p>0.913032472133636</text:p>
          </table:table-cell>
          <table:table-cell office:value-type="float" office:value="0.915820419788361" calcext:value-type="float">
            <text:p>0.915820419788361</text:p>
          </table:table-cell>
          <table:table-cell office:value-type="float" office:value="0.91657692193985" calcext:value-type="float">
            <text:p>0.91657692193985</text:p>
          </table:table-cell>
          <table:table-cell office:value-type="float" office:value="0.917142868041992" calcext:value-type="float">
            <text:p>0.917142868041992</text:p>
          </table:table-cell>
          <table:table-cell office:value-type="float" office:value="0.918408274650574" calcext:value-type="float">
            <text:p>0.918408274650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860885560512543" calcext:value-type="float">
            <text:p>0.860885560512543</text:p>
          </table:table-cell>
          <table:table-cell office:value-type="float" office:value="0.86880749464035" calcext:value-type="float">
            <text:p>0.86880749464035</text:p>
          </table:table-cell>
          <table:table-cell office:value-type="float" office:value="0.869231522083283" calcext:value-type="float">
            <text:p>0.869231522083283</text:p>
          </table:table-cell>
          <table:table-cell office:value-type="float" office:value="0.873871684074402" calcext:value-type="float">
            <text:p>0.873871684074402</text:p>
          </table:table-cell>
          <table:table-cell office:value-type="float" office:value="0.887175500392914" calcext:value-type="float">
            <text:p>0.887175500392914</text:p>
          </table:table-cell>
          <table:table-cell office:value-type="float" office:value="0.883163511753082" calcext:value-type="float">
            <text:p>0.883163511753082</text:p>
          </table:table-cell>
          <table:table-cell office:value-type="float" office:value="0.886498034000397" calcext:value-type="float">
            <text:p>0.886498034000397</text:p>
          </table:table-cell>
          <table:table-cell office:value-type="float" office:value="0.880374491214752" calcext:value-type="float">
            <text:p>0.880374491214752</text:p>
          </table:table-cell>
          <table:table-cell office:value-type="float" office:value="0.884442508220673" calcext:value-type="float">
            <text:p>0.884442508220673</text:p>
          </table:table-cell>
          <table:table-cell office:value-type="float" office:value="0.879485726356506" calcext:value-type="float">
            <text:p>0.879485726356506</text:p>
          </table:table-cell>
          <table:table-cell office:value-type="float" office:value="0.886353731155396" calcext:value-type="float">
            <text:p>0.886353731155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903458654880524" calcext:value-type="float">
            <text:p>0.903458654880524</text:p>
          </table:table-cell>
          <table:table-cell office:value-type="float" office:value="0.910675048828125" calcext:value-type="float">
            <text:p>0.910675048828125</text:p>
          </table:table-cell>
          <table:table-cell office:value-type="float" office:value="0.91214781999588" calcext:value-type="float">
            <text:p>0.91214781999588</text:p>
          </table:table-cell>
          <table:table-cell office:value-type="float" office:value="0.914129555225372" calcext:value-type="float">
            <text:p>0.914129555225372</text:p>
          </table:table-cell>
          <table:table-cell office:value-type="float" office:value="0.91328775882721" calcext:value-type="float">
            <text:p>0.91328775882721</text:p>
          </table:table-cell>
          <table:table-cell office:value-type="float" office:value="0.913109540939331" calcext:value-type="float">
            <text:p>0.913109540939331</text:p>
          </table:table-cell>
          <table:table-cell office:value-type="float" office:value="0.914937257766724" calcext:value-type="float">
            <text:p>0.914937257766724</text:p>
          </table:table-cell>
          <table:table-cell office:value-type="float" office:value="0.914972960948944" calcext:value-type="float">
            <text:p>0.914972960948944</text:p>
          </table:table-cell>
          <table:table-cell office:value-type="float" office:value="0.913449168205261" calcext:value-type="float">
            <text:p>0.913449168205261</text:p>
          </table:table-cell>
          <table:table-cell office:value-type="float" office:value="0.914311766624451" calcext:value-type="float">
            <text:p>0.914311766624451</text:p>
          </table:table-cell>
          <table:table-cell office:value-type="float" office:value="0.914880692958832" calcext:value-type="float">
            <text:p>0.914880692958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898828327655792" calcext:value-type="float">
            <text:p>0.898828327655792</text:p>
          </table:table-cell>
          <table:table-cell office:value-type="float" office:value="0.900168597698212" calcext:value-type="float">
            <text:p>0.900168597698212</text:p>
          </table:table-cell>
          <table:table-cell office:value-type="float" office:value="0.899399995803833" calcext:value-type="float">
            <text:p>0.899399995803833</text:p>
          </table:table-cell>
          <table:table-cell office:value-type="float" office:value="0.899508416652679" calcext:value-type="float">
            <text:p>0.899508416652679</text:p>
          </table:table-cell>
          <table:table-cell office:value-type="float" office:value="0.899767875671387" calcext:value-type="float">
            <text:p>0.899767875671387</text:p>
          </table:table-cell>
          <table:table-cell office:value-type="float" office:value="0.899459779262543" calcext:value-type="float">
            <text:p>0.899459779262543</text:p>
          </table:table-cell>
          <table:table-cell office:value-type="float" office:value="0.901919364929199" calcext:value-type="float">
            <text:p>0.901919364929199</text:p>
          </table:table-cell>
          <table:table-cell office:value-type="float" office:value="0.902712225914001" calcext:value-type="float">
            <text:p>0.902712225914001</text:p>
          </table:table-cell>
          <table:table-cell office:value-type="float" office:value="0.903678119182587" calcext:value-type="float">
            <text:p>0.903678119182587</text:p>
          </table:table-cell>
          <table:table-cell office:value-type="float" office:value="0.905264616012573" calcext:value-type="float">
            <text:p>0.905264616012573</text:p>
          </table:table-cell>
          <table:table-cell office:value-type="float" office:value="0.905724406242371" calcext:value-type="float">
            <text:p>0.90572440624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919626832008362" calcext:value-type="float">
            <text:p>0.919626832008362</text:p>
          </table:table-cell>
          <table:table-cell office:value-type="float" office:value="0.918547570705414" calcext:value-type="float">
            <text:p>0.918547570705414</text:p>
          </table:table-cell>
          <table:table-cell office:value-type="float" office:value="0.919314503669739" calcext:value-type="float">
            <text:p>0.919314503669739</text:p>
          </table:table-cell>
          <table:table-cell office:value-type="float" office:value="0.92066901922226" calcext:value-type="float">
            <text:p>0.92066901922226</text:p>
          </table:table-cell>
          <table:table-cell office:value-type="float" office:value="0.921380519866943" calcext:value-type="float">
            <text:p>0.921380519866943</text:p>
          </table:table-cell>
          <table:table-cell office:value-type="float" office:value="0.921711027622223" calcext:value-type="float">
            <text:p>0.921711027622223</text:p>
          </table:table-cell>
          <table:table-cell office:value-type="float" office:value="0.922109425067902" calcext:value-type="float">
            <text:p>0.922109425067902</text:p>
          </table:table-cell>
          <table:table-cell office:value-type="float" office:value="0.922897398471832" calcext:value-type="float">
            <text:p>0.922897398471832</text:p>
          </table:table-cell>
          <table:table-cell office:value-type="float" office:value="0.925502181053162" calcext:value-type="float">
            <text:p>0.925502181053162</text:p>
          </table:table-cell>
          <table:table-cell office:value-type="float" office:value="0.925281643867493" calcext:value-type="float">
            <text:p>0.925281643867493</text:p>
          </table:table-cell>
          <table:table-cell office:value-type="float" office:value="0.924744784832001" calcext:value-type="float">
            <text:p>0.924744784832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90066206455231" calcext:value-type="float">
            <text:p>0.890066206455231</text:p>
          </table:table-cell>
          <table:table-cell office:value-type="float" office:value="0.873648166656494" calcext:value-type="float">
            <text:p>0.873648166656494</text:p>
          </table:table-cell>
          <table:table-cell office:value-type="float" office:value="0.884153962135315" calcext:value-type="float">
            <text:p>0.884153962135315</text:p>
          </table:table-cell>
          <table:table-cell office:value-type="float" office:value="0.886201977729797" calcext:value-type="float">
            <text:p>0.886201977729797</text:p>
          </table:table-cell>
          <table:table-cell office:value-type="float" office:value="0.894067823886871" calcext:value-type="float">
            <text:p>0.894067823886871</text:p>
          </table:table-cell>
          <table:table-cell office:value-type="float" office:value="0.90233451128006" calcext:value-type="float">
            <text:p>0.90233451128006</text:p>
          </table:table-cell>
          <table:table-cell office:value-type="float" office:value="0.900166809558868" calcext:value-type="float">
            <text:p>0.900166809558868</text:p>
          </table:table-cell>
          <table:table-cell office:value-type="float" office:value="0.902603685855866" calcext:value-type="float">
            <text:p>0.902603685855866</text:p>
          </table:table-cell>
          <table:table-cell office:value-type="float" office:value="0.900805234909058" calcext:value-type="float">
            <text:p>0.900805234909058</text:p>
          </table:table-cell>
          <table:table-cell office:value-type="float" office:value="0.905567705631256" calcext:value-type="float">
            <text:p>0.905567705631256</text:p>
          </table:table-cell>
          <table:table-cell office:value-type="float" office:value="0.908629894256592" calcext:value-type="float">
            <text:p>0.908629894256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45680415630341" calcext:value-type="float">
            <text:p>0.845680415630341</text:p>
          </table:table-cell>
          <table:table-cell office:value-type="float" office:value="0.8636594414711" calcext:value-type="float">
            <text:p>0.8636594414711</text:p>
          </table:table-cell>
          <table:table-cell office:value-type="float" office:value="0.861538469791412" calcext:value-type="float">
            <text:p>0.861538469791412</text:p>
          </table:table-cell>
          <table:table-cell office:value-type="float" office:value="0.855988621711731" calcext:value-type="float">
            <text:p>0.855988621711731</text:p>
          </table:table-cell>
          <table:table-cell office:value-type="float" office:value="0.856623291969299" calcext:value-type="float">
            <text:p>0.856623291969299</text:p>
          </table:table-cell>
          <table:table-cell office:value-type="float" office:value="0.857839524745941" calcext:value-type="float">
            <text:p>0.857839524745941</text:p>
          </table:table-cell>
          <table:table-cell office:value-type="float" office:value="0.859508812427521" calcext:value-type="float">
            <text:p>0.859508812427521</text:p>
          </table:table-cell>
          <table:table-cell office:value-type="float" office:value="0.86035293340683" calcext:value-type="float">
            <text:p>0.86035293340683</text:p>
          </table:table-cell>
          <table:table-cell office:value-type="float" office:value="0.862602770328522" calcext:value-type="float">
            <text:p>0.862602770328522</text:p>
          </table:table-cell>
          <table:table-cell office:value-type="float" office:value="0.860851764678955" calcext:value-type="float">
            <text:p>0.860851764678955</text:p>
          </table:table-cell>
          <table:table-cell office:value-type="float" office:value="0.862444698810577" calcext:value-type="float">
            <text:p>0.862444698810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35930252075195" calcext:value-type="float">
            <text:p>0.935930252075195</text:p>
          </table:table-cell>
          <table:table-cell office:value-type="float" office:value="0.93879246711731" calcext:value-type="float">
            <text:p>0.93879246711731</text:p>
          </table:table-cell>
          <table:table-cell office:value-type="float" office:value="0.938625931739807" calcext:value-type="float">
            <text:p>0.938625931739807</text:p>
          </table:table-cell>
          <table:table-cell office:value-type="float" office:value="0.938116133213043" calcext:value-type="float">
            <text:p>0.938116133213043</text:p>
          </table:table-cell>
          <table:table-cell office:value-type="float" office:value="0.939153254032135" calcext:value-type="float">
            <text:p>0.939153254032135</text:p>
          </table:table-cell>
          <table:table-cell office:value-type="float" office:value="0.940612196922302" calcext:value-type="float">
            <text:p>0.940612196922302</text:p>
          </table:table-cell>
          <table:table-cell office:value-type="float" office:value="0.94139963388443" calcext:value-type="float">
            <text:p>0.94139963388443</text:p>
          </table:table-cell>
          <table:table-cell office:value-type="float" office:value="0.94105863571167" calcext:value-type="float">
            <text:p>0.94105863571167</text:p>
          </table:table-cell>
          <table:table-cell office:value-type="float" office:value="0.941225230693817" calcext:value-type="float">
            <text:p>0.941225230693817</text:p>
          </table:table-cell>
          <table:table-cell office:value-type="float" office:value="0.940476596355438" calcext:value-type="float">
            <text:p>0.940476596355438</text:p>
          </table:table-cell>
          <table:table-cell office:value-type="float" office:value="0.940285086631775" calcext:value-type="float">
            <text:p>0.94028508663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56535696983337" calcext:value-type="float">
            <text:p>0.956535696983337</text:p>
          </table:table-cell>
          <table:table-cell office:value-type="float" office:value="0.956773281097412" calcext:value-type="float">
            <text:p>0.956773281097412</text:p>
          </table:table-cell>
          <table:table-cell office:value-type="float" office:value="0.957180917263031" calcext:value-type="float">
            <text:p>0.957180917263031</text:p>
          </table:table-cell>
          <table:table-cell office:value-type="float" office:value="0.957091450691223" calcext:value-type="float">
            <text:p>0.957091450691223</text:p>
          </table:table-cell>
          <table:table-cell office:value-type="float" office:value="0.958341360092163" calcext:value-type="float">
            <text:p>0.958341360092163</text:p>
          </table:table-cell>
          <table:table-cell office:value-type="float" office:value="0.958131194114685" calcext:value-type="float">
            <text:p>0.958131194114685</text:p>
          </table:table-cell>
          <table:table-cell office:value-type="float" office:value="0.957624137401581" calcext:value-type="float">
            <text:p>0.957624137401581</text:p>
          </table:table-cell>
          <table:table-cell office:value-type="float" office:value="0.95842307806015" calcext:value-type="float">
            <text:p>0.95842307806015</text:p>
          </table:table-cell>
          <table:table-cell office:value-type="float" office:value="0.959398210048676" calcext:value-type="float">
            <text:p>0.959398210048676</text:p>
          </table:table-cell>
          <table:table-cell office:value-type="float" office:value="0.959356904029846" calcext:value-type="float">
            <text:p>0.959356904029846</text:p>
          </table:table-cell>
          <table:table-cell office:value-type="float" office:value="0.95943945646286" calcext:value-type="float">
            <text:p>0.95943945646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88062238693237" calcext:value-type="float">
            <text:p>0.888062238693237</text:p>
          </table:table-cell>
          <table:table-cell office:value-type="float" office:value="0.896524608135223" calcext:value-type="float">
            <text:p>0.896524608135223</text:p>
          </table:table-cell>
          <table:table-cell office:value-type="float" office:value="0.894606471061706" calcext:value-type="float">
            <text:p>0.894606471061706</text:p>
          </table:table-cell>
          <table:table-cell office:value-type="float" office:value="0.89497047662735" calcext:value-type="float">
            <text:p>0.89497047662735</text:p>
          </table:table-cell>
          <table:table-cell office:value-type="float" office:value="0.894132196903229" calcext:value-type="float">
            <text:p>0.894132196903229</text:p>
          </table:table-cell>
          <table:table-cell office:value-type="float" office:value="0.897924840450287" calcext:value-type="float">
            <text:p>0.897924840450287</text:p>
          </table:table-cell>
          <table:table-cell office:value-type="float" office:value="0.899563312530518" calcext:value-type="float">
            <text:p>0.899563312530518</text:p>
          </table:table-cell>
          <table:table-cell office:value-type="float" office:value="0.901792168617248" calcext:value-type="float">
            <text:p>0.901792168617248</text:p>
          </table:table-cell>
          <table:table-cell office:value-type="float" office:value="0.90298467874527" calcext:value-type="float">
            <text:p>0.90298467874527</text:p>
          </table:table-cell>
          <table:table-cell office:value-type="float" office:value="0.901386380195618" calcext:value-type="float">
            <text:p>0.901386380195618</text:p>
          </table:table-cell>
          <table:table-cell office:value-type="float" office:value="0.900940239429474" calcext:value-type="float">
            <text:p>0.900940239429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925958335399628" calcext:value-type="float">
            <text:p>0.925958335399628</text:p>
          </table:table-cell>
          <table:table-cell office:value-type="float" office:value="0.925882399082184" calcext:value-type="float">
            <text:p>0.925882399082184</text:p>
          </table:table-cell>
          <table:table-cell office:value-type="float" office:value="0.928009033203125" calcext:value-type="float">
            <text:p>0.928009033203125</text:p>
          </table:table-cell>
          <table:table-cell office:value-type="float" office:value="0.928425192832947" calcext:value-type="float">
            <text:p>0.928425192832947</text:p>
          </table:table-cell>
          <table:table-cell office:value-type="float" office:value="0.929269134998322" calcext:value-type="float">
            <text:p>0.929269134998322</text:p>
          </table:table-cell>
          <table:table-cell office:value-type="float" office:value="0.929151713848114" calcext:value-type="float">
            <text:p>0.929151713848114</text:p>
          </table:table-cell>
          <table:table-cell office:value-type="float" office:value="0.931289672851562" calcext:value-type="float">
            <text:p>0.931289672851562</text:p>
          </table:table-cell>
          <table:table-cell office:value-type="float" office:value="0.929884433746338" calcext:value-type="float">
            <text:p>0.929884433746338</text:p>
          </table:table-cell>
          <table:table-cell office:value-type="float" office:value="0.931727588176727" calcext:value-type="float">
            <text:p>0.931727588176727</text:p>
          </table:table-cell>
          <table:table-cell office:value-type="float" office:value="0.930946946144104" calcext:value-type="float">
            <text:p>0.930946946144104</text:p>
          </table:table-cell>
          <table:table-cell office:value-type="float" office:value="0.930719971656799" calcext:value-type="float">
            <text:p>0.930719971656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30332243442535" calcext:value-type="float">
            <text:p>0.930332243442535</text:p>
          </table:table-cell>
          <table:table-cell office:value-type="float" office:value="0.931400716304779" calcext:value-type="float">
            <text:p>0.931400716304779</text:p>
          </table:table-cell>
          <table:table-cell office:value-type="float" office:value="0.932976603507996" calcext:value-type="float">
            <text:p>0.932976603507996</text:p>
          </table:table-cell>
          <table:table-cell office:value-type="float" office:value="0.933360040187836" calcext:value-type="float">
            <text:p>0.933360040187836</text:p>
          </table:table-cell>
          <table:table-cell office:value-type="float" office:value="0.933431148529053" calcext:value-type="float">
            <text:p>0.933431148529053</text:p>
          </table:table-cell>
          <table:table-cell office:value-type="float" office:value="0.932738423347473" calcext:value-type="float">
            <text:p>0.932738423347473</text:p>
          </table:table-cell>
          <table:table-cell office:value-type="float" office:value="0.934570729732513" calcext:value-type="float">
            <text:p>0.934570729732513</text:p>
          </table:table-cell>
          <table:table-cell office:value-type="float" office:value="0.93525755405426" calcext:value-type="float">
            <text:p>0.93525755405426</text:p>
          </table:table-cell>
          <table:table-cell office:value-type="float" office:value="0.934525787830353" calcext:value-type="float">
            <text:p>0.934525787830353</text:p>
          </table:table-cell>
          <table:table-cell office:value-type="float" office:value="0.934979975223541" calcext:value-type="float">
            <text:p>0.934979975223541</text:p>
          </table:table-cell>
          <table:table-cell office:value-type="float" office:value="0.935104846954346" calcext:value-type="float">
            <text:p>0.935104846954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56319963932037" calcext:value-type="float">
            <text:p>0.856319963932037</text:p>
          </table:table-cell>
          <table:table-cell office:value-type="float" office:value="0.860227465629578" calcext:value-type="float">
            <text:p>0.860227465629578</text:p>
          </table:table-cell>
          <table:table-cell office:value-type="float" office:value="0.860451638698578" calcext:value-type="float">
            <text:p>0.860451638698578</text:p>
          </table:table-cell>
          <table:table-cell office:value-type="float" office:value="0.863065719604492" calcext:value-type="float">
            <text:p>0.863065719604492</text:p>
          </table:table-cell>
          <table:table-cell office:value-type="float" office:value="0.863783001899719" calcext:value-type="float">
            <text:p>0.863783001899719</text:p>
          </table:table-cell>
          <table:table-cell office:value-type="float" office:value="0.865671634674072" calcext:value-type="float">
            <text:p>0.865671634674072</text:p>
          </table:table-cell>
          <table:table-cell office:value-type="float" office:value="0.866328835487366" calcext:value-type="float">
            <text:p>0.866328835487366</text:p>
          </table:table-cell>
          <table:table-cell office:value-type="float" office:value="0.866755485534668" calcext:value-type="float">
            <text:p>0.866755485534668</text:p>
          </table:table-cell>
          <table:table-cell office:value-type="float" office:value="0.866893649101257" calcext:value-type="float">
            <text:p>0.866893649101257</text:p>
          </table:table-cell>
          <table:table-cell office:value-type="float" office:value="0.866451144218445" calcext:value-type="float">
            <text:p>0.866451144218445</text:p>
          </table:table-cell>
          <table:table-cell office:value-type="float" office:value="0.866749703884125" calcext:value-type="float">
            <text:p>0.86674970388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858711540699005" calcext:value-type="float">
            <text:p>0.858711540699005</text:p>
          </table:table-cell>
          <table:table-cell office:value-type="float" office:value="0.855448484420776" calcext:value-type="float">
            <text:p>0.855448484420776</text:p>
          </table:table-cell>
          <table:table-cell office:value-type="float" office:value="0.854484558105469" calcext:value-type="float">
            <text:p>0.854484558105469</text:p>
          </table:table-cell>
          <table:table-cell office:value-type="float" office:value="0.856182277202606" calcext:value-type="float">
            <text:p>0.856182277202606</text:p>
          </table:table-cell>
          <table:table-cell office:value-type="float" office:value="0.862759649753571" calcext:value-type="float">
            <text:p>0.862759649753571</text:p>
          </table:table-cell>
          <table:table-cell office:value-type="float" office:value="0.860740721225739" calcext:value-type="float">
            <text:p>0.860740721225739</text:p>
          </table:table-cell>
          <table:table-cell office:value-type="float" office:value="0.866274774074554" calcext:value-type="float">
            <text:p>0.866274774074554</text:p>
          </table:table-cell>
          <table:table-cell office:value-type="float" office:value="0.86793839931488" calcext:value-type="float">
            <text:p>0.86793839931488</text:p>
          </table:table-cell>
          <table:table-cell office:value-type="float" office:value="0.869981586933136" calcext:value-type="float">
            <text:p>0.869981586933136</text:p>
          </table:table-cell>
          <table:table-cell office:value-type="float" office:value="0.870622932910919" calcext:value-type="float">
            <text:p>0.870622932910919</text:p>
          </table:table-cell>
          <table:table-cell office:value-type="float" office:value="0.870144307613373" calcext:value-type="float">
            <text:p>0.870144307613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15469586849213" calcext:value-type="float">
            <text:p>0.915469586849213</text:p>
          </table:table-cell>
          <table:table-cell office:value-type="float" office:value="0.922823429107666" calcext:value-type="float">
            <text:p>0.922823429107666</text:p>
          </table:table-cell>
          <table:table-cell office:value-type="float" office:value="0.921721935272217" calcext:value-type="float">
            <text:p>0.921721935272217</text:p>
          </table:table-cell>
          <table:table-cell office:value-type="float" office:value="0.922104477882385" calcext:value-type="float">
            <text:p>0.922104477882385</text:p>
          </table:table-cell>
          <table:table-cell office:value-type="float" office:value="0.921631395816803" calcext:value-type="float">
            <text:p>0.921631395816803</text:p>
          </table:table-cell>
          <table:table-cell office:value-type="float" office:value="0.920547068119049" calcext:value-type="float">
            <text:p>0.920547068119049</text:p>
          </table:table-cell>
          <table:table-cell office:value-type="float" office:value="0.922147989273071" calcext:value-type="float">
            <text:p>0.922147989273071</text:p>
          </table:table-cell>
          <table:table-cell office:value-type="float" office:value="0.918974041938782" calcext:value-type="float">
            <text:p>0.918974041938782</text:p>
          </table:table-cell>
          <table:table-cell office:value-type="float" office:value="0.915760278701782" calcext:value-type="float">
            <text:p>0.915760278701782</text:p>
          </table:table-cell>
          <table:table-cell office:value-type="float" office:value="0.916191220283508" calcext:value-type="float">
            <text:p>0.916191220283508</text:p>
          </table:table-cell>
          <table:table-cell office:value-type="float" office:value="0.911050736904144" calcext:value-type="float">
            <text:p>0.91105073690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37937438488007" calcext:value-type="float">
            <text:p>0.937937438488007</text:p>
          </table:table-cell>
          <table:table-cell office:value-type="float" office:value="0.938626289367676" calcext:value-type="float">
            <text:p>0.938626289367676</text:p>
          </table:table-cell>
          <table:table-cell office:value-type="float" office:value="0.939963400363922" calcext:value-type="float">
            <text:p>0.939963400363922</text:p>
          </table:table-cell>
          <table:table-cell office:value-type="float" office:value="0.940065681934357" calcext:value-type="float">
            <text:p>0.940065681934357</text:p>
          </table:table-cell>
          <table:table-cell office:value-type="float" office:value="0.9396031498909" calcext:value-type="float">
            <text:p>0.9396031498909</text:p>
          </table:table-cell>
          <table:table-cell office:value-type="float" office:value="0.940431952476501" calcext:value-type="float">
            <text:p>0.940431952476501</text:p>
          </table:table-cell>
          <table:table-cell office:value-type="float" office:value="0.939050853252411" calcext:value-type="float">
            <text:p>0.939050853252411</text:p>
          </table:table-cell>
          <table:table-cell office:value-type="float" office:value="0.939844191074371" calcext:value-type="float">
            <text:p>0.939844191074371</text:p>
          </table:table-cell>
          <table:table-cell office:value-type="float" office:value="0.939813494682312" calcext:value-type="float">
            <text:p>0.939813494682312</text:p>
          </table:table-cell>
          <table:table-cell table:number-columns-repeated="2" office:value-type="float" office:value="0.939820468425751" calcext:value-type="float">
            <text:p>0.939820468425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799737095832825" calcext:value-type="float">
            <text:p>0.799737095832825</text:p>
          </table:table-cell>
          <table:table-cell office:value-type="float" office:value="0.795128345489502" calcext:value-type="float">
            <text:p>0.795128345489502</text:p>
          </table:table-cell>
          <table:table-cell office:value-type="float" office:value="0.795138895511627" calcext:value-type="float">
            <text:p>0.795138895511627</text:p>
          </table:table-cell>
          <table:table-cell office:value-type="float" office:value="0.785957455635071" calcext:value-type="float">
            <text:p>0.785957455635071</text:p>
          </table:table-cell>
          <table:table-cell office:value-type="float" office:value="0.799565672874451" calcext:value-type="float">
            <text:p>0.799565672874451</text:p>
          </table:table-cell>
          <table:table-cell office:value-type="float" office:value="0.808416366577148" calcext:value-type="float">
            <text:p>0.808416366577148</text:p>
          </table:table-cell>
          <table:table-cell office:value-type="float" office:value="0.812374830245972" calcext:value-type="float">
            <text:p>0.812374830245972</text:p>
          </table:table-cell>
          <table:table-cell office:value-type="float" office:value="0.811370670795441" calcext:value-type="float">
            <text:p>0.811370670795441</text:p>
          </table:table-cell>
          <table:table-cell office:value-type="float" office:value="0.812638103961945" calcext:value-type="float">
            <text:p>0.812638103961945</text:p>
          </table:table-cell>
          <table:table-cell office:value-type="float" office:value="0.811709940433502" calcext:value-type="float">
            <text:p>0.811709940433502</text:p>
          </table:table-cell>
          <table:table-cell office:value-type="float" office:value="0.812277555465698" calcext:value-type="float">
            <text:p>0.812277555465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943381190299988" calcext:value-type="float">
            <text:p>0.943381190299988</text:p>
          </table:table-cell>
          <table:table-cell office:value-type="float" office:value="0.940939009189606" calcext:value-type="float">
            <text:p>0.940939009189606</text:p>
          </table:table-cell>
          <table:table-cell office:value-type="float" office:value="0.942222833633423" calcext:value-type="float">
            <text:p>0.942222833633423</text:p>
          </table:table-cell>
          <table:table-cell office:value-type="float" office:value="0.942652344703674" calcext:value-type="float">
            <text:p>0.942652344703674</text:p>
          </table:table-cell>
          <table:table-cell office:value-type="float" office:value="0.942693293094635" calcext:value-type="float">
            <text:p>0.942693293094635</text:p>
          </table:table-cell>
          <table:table-cell office:value-type="float" office:value="0.943442404270172" calcext:value-type="float">
            <text:p>0.943442404270172</text:p>
          </table:table-cell>
          <table:table-cell office:value-type="float" office:value="0.945078253746033" calcext:value-type="float">
            <text:p>0.945078253746033</text:p>
          </table:table-cell>
          <table:table-cell office:value-type="float" office:value="0.944264054298401" calcext:value-type="float">
            <text:p>0.944264054298401</text:p>
          </table:table-cell>
          <table:table-cell office:value-type="float" office:value="0.943675518035889" calcext:value-type="float">
            <text:p>0.943675518035889</text:p>
          </table:table-cell>
          <table:table-cell office:value-type="float" office:value="0.943819463253021" calcext:value-type="float">
            <text:p>0.943819463253021</text:p>
          </table:table-cell>
          <table:table-cell office:value-type="float" office:value="0.943955957889557" calcext:value-type="float">
            <text:p>0.943955957889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947430491447449" calcext:value-type="float">
            <text:p>0.947430491447449</text:p>
          </table:table-cell>
          <table:table-cell office:value-type="float" office:value="0.950034499168396" calcext:value-type="float">
            <text:p>0.950034499168396</text:p>
          </table:table-cell>
          <table:table-cell office:value-type="float" office:value="0.957625448703766" calcext:value-type="float">
            <text:p>0.957625448703766</text:p>
          </table:table-cell>
          <table:table-cell office:value-type="float" office:value="0.96119225025177" calcext:value-type="float">
            <text:p>0.96119225025177</text:p>
          </table:table-cell>
          <table:table-cell office:value-type="float" office:value="0.962681353092194" calcext:value-type="float">
            <text:p>0.962681353092194</text:p>
          </table:table-cell>
          <table:table-cell office:value-type="float" office:value="0.96186101436615" calcext:value-type="float">
            <text:p>0.96186101436615</text:p>
          </table:table-cell>
          <table:table-cell office:value-type="float" office:value="0.961757361888886" calcext:value-type="float">
            <text:p>0.961757361888886</text:p>
          </table:table-cell>
          <table:table-cell office:value-type="float" office:value="0.955971121788025" calcext:value-type="float">
            <text:p>0.955971121788025</text:p>
          </table:table-cell>
          <table:table-cell office:value-type="float" office:value="0.958833456039429" calcext:value-type="float">
            <text:p>0.958833456039429</text:p>
          </table:table-cell>
          <table:table-cell office:value-type="float" office:value="0.961680114269257" calcext:value-type="float">
            <text:p>0.961680114269257</text:p>
          </table:table-cell>
          <table:table-cell office:value-type="float" office:value="0.960876047611237" calcext:value-type="float">
            <text:p>0.960876047611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794228732585907" calcext:value-type="float">
            <text:p>0.794228732585907</text:p>
          </table:table-cell>
          <table:table-cell office:value-type="float" office:value="0.796845078468323" calcext:value-type="float">
            <text:p>0.796845078468323</text:p>
          </table:table-cell>
          <table:table-cell office:value-type="float" office:value="0.810410976409912" calcext:value-type="float">
            <text:p>0.810410976409912</text:p>
          </table:table-cell>
          <table:table-cell office:value-type="float" office:value="0.807386696338654" calcext:value-type="float">
            <text:p>0.807386696338654</text:p>
          </table:table-cell>
          <table:table-cell office:value-type="float" office:value="0.813416242599487" calcext:value-type="float">
            <text:p>0.813416242599487</text:p>
          </table:table-cell>
          <table:table-cell office:value-type="float" office:value="0.817079961299896" calcext:value-type="float">
            <text:p>0.817079961299896</text:p>
          </table:table-cell>
          <table:table-cell office:value-type="float" office:value="0.814465045928955" calcext:value-type="float">
            <text:p>0.814465045928955</text:p>
          </table:table-cell>
          <table:table-cell office:value-type="float" office:value="0.815198063850403" calcext:value-type="float">
            <text:p>0.815198063850403</text:p>
          </table:table-cell>
          <table:table-cell office:value-type="float" office:value="0.800204455852508" calcext:value-type="float">
            <text:p>0.800204455852508</text:p>
          </table:table-cell>
          <table:table-cell office:value-type="float" office:value="0.79342532157898" calcext:value-type="float">
            <text:p>0.79342532157898</text:p>
          </table:table-cell>
          <table:table-cell office:value-type="float" office:value="0.795146405696869" calcext:value-type="float">
            <text:p>0.795146405696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92696613073349" calcext:value-type="float">
            <text:p>0.92696613073349</text:p>
          </table:table-cell>
          <table:table-cell office:value-type="float" office:value="0.930996954441071" calcext:value-type="float">
            <text:p>0.930996954441071</text:p>
          </table:table-cell>
          <table:table-cell office:value-type="float" office:value="0.931079864501953" calcext:value-type="float">
            <text:p>0.931079864501953</text:p>
          </table:table-cell>
          <table:table-cell office:value-type="float" office:value="0.931227266788483" calcext:value-type="float">
            <text:p>0.931227266788483</text:p>
          </table:table-cell>
          <table:table-cell office:value-type="float" office:value="0.931139290332794" calcext:value-type="float">
            <text:p>0.931139290332794</text:p>
          </table:table-cell>
          <table:table-cell office:value-type="float" office:value="0.931313037872314" calcext:value-type="float">
            <text:p>0.931313037872314</text:p>
          </table:table-cell>
          <table:table-cell office:value-type="float" office:value="0.9325230717659" calcext:value-type="float">
            <text:p>0.9325230717659</text:p>
          </table:table-cell>
          <table:table-cell office:value-type="float" office:value="0.933127105236053" calcext:value-type="float">
            <text:p>0.933127105236053</text:p>
          </table:table-cell>
          <table:table-cell office:value-type="float" office:value="0.935671865940094" calcext:value-type="float">
            <text:p>0.935671865940094</text:p>
          </table:table-cell>
          <table:table-cell office:value-type="float" office:value="0.935977280139923" calcext:value-type="float">
            <text:p>0.935977280139923</text:p>
          </table:table-cell>
          <table:table-cell office:value-type="float" office:value="0.935576498508453" calcext:value-type="float">
            <text:p>0.935576498508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48982632160187" calcext:value-type="float">
            <text:p>0.848982632160187</text:p>
          </table:table-cell>
          <table:table-cell office:value-type="float" office:value="0.846861898899078" calcext:value-type="float">
            <text:p>0.846861898899078</text:p>
          </table:table-cell>
          <table:table-cell office:value-type="float" office:value="0.847507894039154" calcext:value-type="float">
            <text:p>0.847507894039154</text:p>
          </table:table-cell>
          <table:table-cell office:value-type="float" office:value="0.849653899669647" calcext:value-type="float">
            <text:p>0.849653899669647</text:p>
          </table:table-cell>
          <table:table-cell office:value-type="float" office:value="0.850566267967224" calcext:value-type="float">
            <text:p>0.850566267967224</text:p>
          </table:table-cell>
          <table:table-cell office:value-type="float" office:value="0.850946009159088" calcext:value-type="float">
            <text:p>0.850946009159088</text:p>
          </table:table-cell>
          <table:table-cell office:value-type="float" office:value="0.849513232707977" calcext:value-type="float">
            <text:p>0.849513232707977</text:p>
          </table:table-cell>
          <table:table-cell office:value-type="float" office:value="0.849595367908478" calcext:value-type="float">
            <text:p>0.849595367908478</text:p>
          </table:table-cell>
          <table:table-cell office:value-type="float" office:value="0.850338220596314" calcext:value-type="float">
            <text:p>0.850338220596314</text:p>
          </table:table-cell>
          <table:table-cell office:value-type="float" office:value="0.850415766239166" calcext:value-type="float">
            <text:p>0.850415766239166</text:p>
          </table:table-cell>
          <table:table-cell office:value-type="float" office:value="0.850531816482544" calcext:value-type="float">
            <text:p>0.850531816482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51177752017975" calcext:value-type="float">
            <text:p>0.851177752017975</text:p>
          </table:table-cell>
          <table:table-cell office:value-type="float" office:value="0.852949023246765" calcext:value-type="float">
            <text:p>0.852949023246765</text:p>
          </table:table-cell>
          <table:table-cell office:value-type="float" office:value="0.852275729179382" calcext:value-type="float">
            <text:p>0.852275729179382</text:p>
          </table:table-cell>
          <table:table-cell office:value-type="float" office:value="0.86238044500351" calcext:value-type="float">
            <text:p>0.86238044500351</text:p>
          </table:table-cell>
          <table:table-cell office:value-type="float" office:value="0.861259341239929" calcext:value-type="float">
            <text:p>0.861259341239929</text:p>
          </table:table-cell>
          <table:table-cell office:value-type="float" office:value="0.861831665039063" calcext:value-type="float">
            <text:p>0.861831665039063</text:p>
          </table:table-cell>
          <table:table-cell office:value-type="float" office:value="0.862713694572449" calcext:value-type="float">
            <text:p>0.862713694572449</text:p>
          </table:table-cell>
          <table:table-cell office:value-type="float" office:value="0.867299854755402" calcext:value-type="float">
            <text:p>0.867299854755402</text:p>
          </table:table-cell>
          <table:table-cell office:value-type="float" office:value="0.862345993518829" calcext:value-type="float">
            <text:p>0.862345993518829</text:p>
          </table:table-cell>
          <table:table-cell office:value-type="float" office:value="0.863978505134583" calcext:value-type="float">
            <text:p>0.863978505134583</text:p>
          </table:table-cell>
          <table:table-cell office:value-type="float" office:value="0.871877491474152" calcext:value-type="float">
            <text:p>0.871877491474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90081167221069" calcext:value-type="float">
            <text:p>0.890081167221069</text:p>
          </table:table-cell>
          <table:table-cell office:value-type="float" office:value="0.891376614570618" calcext:value-type="float">
            <text:p>0.891376614570618</text:p>
          </table:table-cell>
          <table:table-cell office:value-type="float" office:value="0.891756951808929" calcext:value-type="float">
            <text:p>0.891756951808929</text:p>
          </table:table-cell>
          <table:table-cell office:value-type="float" office:value="0.894816994667053" calcext:value-type="float">
            <text:p>0.894816994667053</text:p>
          </table:table-cell>
          <table:table-cell office:value-type="float" office:value="0.893126130104065" calcext:value-type="float">
            <text:p>0.893126130104065</text:p>
          </table:table-cell>
          <table:table-cell office:value-type="float" office:value="0.893539071083069" calcext:value-type="float">
            <text:p>0.893539071083069</text:p>
          </table:table-cell>
          <table:table-cell office:value-type="float" office:value="0.892794132232666" calcext:value-type="float">
            <text:p>0.892794132232666</text:p>
          </table:table-cell>
          <table:table-cell office:value-type="float" office:value="0.893595337867737" calcext:value-type="float">
            <text:p>0.893595337867737</text:p>
          </table:table-cell>
          <table:table-cell office:value-type="float" office:value="0.893990755081177" calcext:value-type="float">
            <text:p>0.893990755081177</text:p>
          </table:table-cell>
          <table:table-cell office:value-type="float" office:value="0.893143236637116" calcext:value-type="float">
            <text:p>0.893143236637116</text:p>
          </table:table-cell>
          <table:table-cell office:value-type="float" office:value="0.892015933990479" calcext:value-type="float">
            <text:p>0.89201593399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83345663547516" calcext:value-type="float">
            <text:p>0.883345663547516</text:p>
          </table:table-cell>
          <table:table-cell office:value-type="float" office:value="0.886042714118958" calcext:value-type="float">
            <text:p>0.886042714118958</text:p>
          </table:table-cell>
          <table:table-cell office:value-type="float" office:value="0.886563956737518" calcext:value-type="float">
            <text:p>0.886563956737518</text:p>
          </table:table-cell>
          <table:table-cell office:value-type="float" office:value="0.888084292411804" calcext:value-type="float">
            <text:p>0.888084292411804</text:p>
          </table:table-cell>
          <table:table-cell office:value-type="float" office:value="0.887587606906891" calcext:value-type="float">
            <text:p>0.887587606906891</text:p>
          </table:table-cell>
          <table:table-cell office:value-type="float" office:value="0.887751758098602" calcext:value-type="float">
            <text:p>0.887751758098602</text:p>
          </table:table-cell>
          <table:table-cell office:value-type="float" office:value="0.888668656349182" calcext:value-type="float">
            <text:p>0.888668656349182</text:p>
          </table:table-cell>
          <table:table-cell office:value-type="float" office:value="0.889695584774017" calcext:value-type="float">
            <text:p>0.889695584774017</text:p>
          </table:table-cell>
          <table:table-cell office:value-type="float" office:value="0.889035761356354" calcext:value-type="float">
            <text:p>0.889035761356354</text:p>
          </table:table-cell>
          <table:table-cell office:value-type="float" office:value="0.888980507850647" calcext:value-type="float">
            <text:p>0.888980507850647</text:p>
          </table:table-cell>
          <table:table-cell office:value-type="float" office:value="0.890537440776825" calcext:value-type="float">
            <text:p>0.89053744077682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600])" office:value-type="float" office:value="0.888816405236721" calcext:value-type="float">
            <text:p>0.888816405236721</text:p>
          </table:table-cell>
          <table:table-cell table:formula="of:=AVERAGE([.C1:.C600])" office:value-type="float" office:value="0.892694890499115" calcext:value-type="float">
            <text:p>0.892694890499115</text:p>
          </table:table-cell>
          <table:table-cell table:formula="of:=AVERAGE([.D1:.D600])" office:value-type="float" office:value="0.8947694688042" calcext:value-type="float">
            <text:p>0.8947694688042</text:p>
          </table:table-cell>
          <table:table-cell table:formula="of:=AVERAGE([.E1:.E600])" office:value-type="float" office:value="0.896009391049544" calcext:value-type="float">
            <text:p>0.896009391049544</text:p>
          </table:table-cell>
          <table:table-cell table:formula="of:=AVERAGE([.F1:.F600])" office:value-type="float" office:value="0.896762637446324" calcext:value-type="float">
            <text:p>0.896762637446324</text:p>
          </table:table-cell>
          <table:table-cell table:formula="of:=AVERAGE([.G1:.G600])" office:value-type="float" office:value="0.897538429051638" calcext:value-type="float">
            <text:p>0.897538429051638</text:p>
          </table:table-cell>
          <table:table-cell table:formula="of:=AVERAGE([.H1:.H600])" office:value-type="float" office:value="0.898121629257997" calcext:value-type="float">
            <text:p>0.898121629257997</text:p>
          </table:table-cell>
          <table:table-cell table:formula="of:=AVERAGE([.I1:.I600])" office:value-type="float" office:value="0.898511387954156" calcext:value-type="float">
            <text:p>0.898511387954156</text:p>
          </table:table-cell>
          <table:table-cell table:formula="of:=AVERAGE([.J1:.J600])" office:value-type="float" office:value="0.898984913975" calcext:value-type="float">
            <text:p>0.898984913975</text:p>
          </table:table-cell>
          <table:table-cell table:formula="of:=AVERAGE([.K1:.K600])" office:value-type="float" office:value="0.899072223206361" calcext:value-type="float">
            <text:p>0.899072223206361</text:p>
          </table:table-cell>
          <table:table-cell table:formula="of:=AVERAGE([.L1:.L600])" office:value-type="float" office:value="0.899308595905701" calcext:value-type="float">
            <text:p>0.899308595905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iter change</text:p>
          </table:table-cell>
          <table:table-cell/>
          <table:table-cell table:formula="of:=SUM([.C602]-[.B602])" office:value-type="float" office:value="0.00387848526239398" calcext:value-type="float">
            <text:p>0.003878485262394</text:p>
          </table:table-cell>
          <table:table-cell table:formula="of:=SUM([.D602]-[.C602])" office:value-type="float" office:value="0.00207457830508551" calcext:value-type="float">
            <text:p>0.002074578305086</text:p>
          </table:table-cell>
          <table:table-cell table:formula="of:=SUM([.E602]-[.D602])" office:value-type="float" office:value="0.00123992224534353" calcext:value-type="float">
            <text:p>0.001239922245344</text:p>
          </table:table-cell>
          <table:table-cell table:formula="of:=SUM([.F602]-[.E602])" office:value-type="float" office:value="0.000753246396779983" calcext:value-type="float">
            <text:p>0.00075324639678</text:p>
          </table:table-cell>
          <table:table-cell table:formula="of:=SUM([.G602]-[.F602])" office:value-type="float" office:value="0.000775791605313603" calcext:value-type="float">
            <text:p>0.000775791605314</text:p>
          </table:table-cell>
          <table:table-cell table:formula="of:=SUM([.H602]-[.G602])" office:value-type="float" office:value="0.000583200206359269" calcext:value-type="float">
            <text:p>0.000583200206359</text:p>
          </table:table-cell>
          <table:table-cell table:formula="of:=SUM([.I602]-[.H602])" office:value-type="float" office:value="0.00038975869615876" calcext:value-type="float">
            <text:p>0.000389758696159</text:p>
          </table:table-cell>
          <table:table-cell table:formula="of:=SUM([.J602]-[.I602])" office:value-type="float" office:value="0.000473526020844717" calcext:value-type="float">
            <text:p>0.000473526020845</text:p>
          </table:table-cell>
          <table:table-cell table:formula="of:=SUM([.K602]-[.J602])" office:value-type="float" office:value="0.0000873092313607993" calcext:value-type="float">
            <text:p>8.73092313607993E-05</text:p>
          </table:table-cell>
          <table:table-cell table:formula="of:=SUM([.L602]-[.K602])" office:value-type="float" office:value="0.000236372699340182" calcext:value-type="float">
            <text:p>0.00023637269934</text:p>
          </table:table-cell>
          <table:table-cell office:value-type="string" calcext:value-type="string">
            <text:p>std</text:p>
          </table:table-cell>
          <table:table-cell table:formula="of:=STDEV([.C603:.L603])" office:value-type="float" office:value="0.00114621661051429" calcext:value-type="float">
            <text:p>0.001146216610514</text:p>
          </table:table-cell>
          <table:table-cell office:value-type="string" calcext:value-type="string">
            <text:p>mean</text:p>
          </table:table-cell>
          <table:table-cell table:formula="of:=AVERAGE([.C603:.L603])" office:value-type="float" office:value="0.00104921906689803" calcext:value-type="float">
            <text:p>0.00104921906689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QUARTILE([.B1:.B600];2)" office:value-type="float" office:value="0.910190969705582" calcext:value-type="float">
            <text:p>0.910190969705582</text:p>
          </table:table-cell>
          <table:table-cell table:formula="of:=QUARTILE([.C1:.C600];2)" office:value-type="float" office:value="0.914090722799301" calcext:value-type="float">
            <text:p>0.914090722799301</text:p>
          </table:table-cell>
          <table:table-cell table:formula="of:=QUARTILE([.D1:.D600];2)" office:value-type="float" office:value="0.915459841489792" calcext:value-type="float">
            <text:p>0.915459841489792</text:p>
          </table:table-cell>
          <table:table-cell table:formula="of:=QUARTILE([.E1:.E600];2)" office:value-type="float" office:value="0.916362047195435" calcext:value-type="float">
            <text:p>0.916362047195435</text:p>
          </table:table-cell>
          <table:table-cell table:formula="of:=QUARTILE([.F1:.F600];2)" office:value-type="float" office:value="0.916802108287811" calcext:value-type="float">
            <text:p>0.916802108287811</text:p>
          </table:table-cell>
          <table:table-cell table:formula="of:=QUARTILE([.G1:.G600];2)" office:value-type="float" office:value="0.916928917169571" calcext:value-type="float">
            <text:p>0.916928917169571</text:p>
          </table:table-cell>
          <table:table-cell table:formula="of:=QUARTILE([.H1:.H600];2)" office:value-type="float" office:value="0.91797599196434" calcext:value-type="float">
            <text:p>0.91797599196434</text:p>
          </table:table-cell>
          <table:table-cell table:formula="of:=QUARTILE([.I1:.I600];2)" office:value-type="float" office:value="0.91814535856247" calcext:value-type="float">
            <text:p>0.91814535856247</text:p>
          </table:table-cell>
          <table:table-cell table:formula="of:=QUARTILE([.J1:.J600];2)" office:value-type="float" office:value="0.917795926332474" calcext:value-type="float">
            <text:p>0.917795926332474</text:p>
          </table:table-cell>
          <table:table-cell table:formula="of:=QUARTILE([.K1:.K600];2)" office:value-type="float" office:value="0.918391913175583" calcext:value-type="float">
            <text:p>0.918391913175583</text:p>
          </table:table-cell>
          <table:table-cell table:formula="of:=QUARTILE([.L1:.L600];2)" office:value-type="float" office:value="0.918895184993744" calcext:value-type="float">
            <text:p>0.918895184993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iter change median</text:p>
          </table:table-cell>
          <table:table-cell/>
          <table:table-cell table:formula="of:=SUM([.C604] - [.B604])" office:value-type="float" office:value="0.00389975309371948" calcext:value-type="float">
            <text:p>0.003899753093719</text:p>
          </table:table-cell>
          <table:table-cell table:formula="of:=SUM([.D604] - [.C604])" office:value-type="float" office:value="0.00136911869049072" calcext:value-type="float">
            <text:p>0.001369118690491</text:p>
          </table:table-cell>
          <table:table-cell table:formula="of:=SUM([.E604] - [.D604])" office:value-type="float" office:value="0.0009022057056427" calcext:value-type="float">
            <text:p>0.000902205705643</text:p>
          </table:table-cell>
          <table:table-cell table:formula="of:=SUM([.F604] - [.E604])" office:value-type="float" office:value="0.000440061092376709" calcext:value-type="float">
            <text:p>0.000440061092377</text:p>
          </table:table-cell>
          <table:table-cell table:formula="of:=SUM([.G604] - [.F604])" office:value-type="float" office:value="0.000126808881759644" calcext:value-type="float">
            <text:p>0.00012680888176</text:p>
          </table:table-cell>
          <table:table-cell table:formula="of:=SUM([.H604] - [.G604])" office:value-type="float" office:value="0.00104707479476929" calcext:value-type="float">
            <text:p>0.001047074794769</text:p>
          </table:table-cell>
          <table:table-cell table:formula="of:=SUM([.I604] - [.H604])" office:value-type="float" office:value="0.000169366598129272" calcext:value-type="float">
            <text:p>0.000169366598129</text:p>
          </table:table-cell>
          <table:table-cell table:formula="of:=SUM([.J604] - [.I604])" office:value-type="float" office:value="-0.000349432229995728" calcext:value-type="float">
            <text:p>-0.000349432229996</text:p>
          </table:table-cell>
          <table:table-cell table:formula="of:=SUM([.K604] - [.J604])" office:value-type="float" office:value="0.000595986843109242" calcext:value-type="float">
            <text:p>0.000595986843109</text:p>
          </table:table-cell>
          <table:table-cell table:formula="of:=SUM([.L604] - [.K604])" office:value-type="float" office:value="0.0005032718181609" calcext:value-type="float">
            <text:p>0.0005032718181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1T11:53:21.421279200</dc:date>
    <meta:editing-duration>PT4M55S</meta:editing-duration>
    <meta:editing-cycles>1</meta:editing-cycles>
    <meta:document-statistic meta:table-count="1" meta:cell-count="7250" meta:object-count="0"/>
    <meta:generator>LibreOffice/6.4.7.2$Linux_X86_64 LibreOffice_project/40$Build-2</meta:generator>
  </office:meta>
</office:document-meta>
</file>